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Chernihivska Oblast（13:19）。 红色警报：空中威胁。 警笛声。 立即掩盖！</text:span>
</text:h>
      <text:p text:style-name="P4">
作者: liveuamap (Language: en)</text:p>
      <text:p text:style-name="P4">
时间: 2023-05-17T-102:20:00</text:p>
      <text:p text:style-name="P4">
地点: Chernihivska Oblast (Latitude:51.33333000 Longtitude:32.00000000)</text:p>
      <text:p text:style-name="P4">
视频: []</text:p>
      <text:p text:style-name="P4">
图片: []</text:p>
      <text:p text:style-name="P4">
标签: ["Europe", "Central and Eastern Europe"]</text:p>
      <text:p text:style-name="P4">
Id: 22563496</text:p>
      <!--METADATA-->
      <text:p text:style-name="P4">
切尔尼希夫地区(13:19). Red Alert: aerial threat. Sirens sounding. Takecover now!</text:p>
      <text:p text:style-name="P4">
News Collection Link: <text:a xlink:type="simple" xlink:href="https://liveuamap.com/en/2023/17-may-chernihivska-oblast1319-red-alert-aerig" text:style-name="Internet_20_link" text:visited-style-name="Visited_20_Internet_20_Link">
https://liveuamap.com/en/2023/17-may-chernihivska-oblast1319-red-alert-aerig</text:a>
</text:p>
      <text:p text:style-name="P4">
News Source: <text:a xlink:type="simple" xlink:href="https://t.me/suspilnechernihiv/18663" text:style-name="Internet_20_link" text:visited-style-name="Visited_20_Internet_20_Link">
https://t.me/suspilnechernihiv/18663</text:a>
</text:p>
      <!--NEWS-->
      <text:h text:style-name="P10" text:outline-level="1">
<text:span text:style-name="T4">
Zaporizka Oblast（13:19）。 红色警报：空中威胁。 警笛声。 立即掩盖！</text:span>
</text:h>
      <text:p text:style-name="P4">
作者: liveuamap (Language: en)</text:p>
      <text:p text:style-name="P4">
时间: 2023-05-17T-104:20:00</text:p>
      <text:p text:style-name="P4">
地点: Zaporizka Oblast (Latitude:47.611931 Longtitude:35.764991)</text:p>
      <text:p text:style-name="P4">
视频: []</text:p>
      <text:p text:style-name="P4">
图片: []</text:p>
      <text:p text:style-name="P4">
标签: ["Europe", "Central and Eastern Europe"]</text:p>
      <text:p text:style-name="P4">
Id: 22563495</text:p>
      <!--METADATA-->
      <text:p text:style-name="P4">
Zaporizhzhia地区(13:19). Red Alert: aerial threat. Sirens sounding. Take covernow!</text:p>
      <text:p text:style-name="P4">
News Collection Link: <text:a xlink:type="simple" xlink:href="https://liveuamap.com/en/2023/17-may-zaporizka-oblast1319-red-alert-aerial-g" text:style-name="Internet_20_link" text:visited-style-name="Visited_20_Internet_20_Link">
https://liveuamap.com/en/2023/17-may-zaporizka-oblast1319-red-alert-aerial-g</text:a>
</text:p>
      <text:p text:style-name="P4">
News Source: <text:a xlink:type="simple" xlink:href="https://t.me/suspilnezaporizhzhya/12907" text:style-name="Internet_20_link" text:visited-style-name="Visited_20_Internet_20_Link">
https://t.me/suspilnezaporizhzhya/12907</text:a>
</text:p>
      <!--NEWS-->
      <text:h text:style-name="P10" text:outline-level="1">
<text:span text:style-name="T4">
在Sivershchyna和Slobozhanschyna的指示俄罗斯军队炮击了Zaliznyy Mist，Hremyach A ...</text:span>
</text:h>
      <text:p text:style-name="P4">
作者: liveuamap (Language: en)</text:p>
      <text:p text:style-name="P4">
时间: 2023-05-17T-114:39:00</text:p>
      <text:p text:style-name="P4">
地点: Vovchansk (Latitude:50.42478 Longtitude:37.41239)</text:p>
      <text:p text:style-name="P4">
视频: []</text:p>
      <text:p text:style-name="P4">
图片: []</text:p>
      <text:p text:style-name="P4">
标签: ["Russia"]</text:p>
      <text:p text:style-name="P4">
Id: 22563483</text:p>
      <!--METADATA-->
      <text:p text:style-name="P4">
在Sivershchyna和Slbozhanschyna的指示，俄罗斯军队炮击了Chernihiv地区的Zaliznyymist，Hremyach和Muravyi； Romashkove, Stari Vyrky, Iskryskivschyna, Volfyne, Kindratyvka, Sadky, Zapsillya, Myropillya, Velykarybyotsya of Sumy Region, ALOPAN, KOZACHACHAChane Pletenivka, Nesterne, Kruhle, Zemlyanky, Starytsya and Budarky of Kharkivregion, - General Staff of ARMED FORCES OF UKRAINE SAYS IN THE上午报告</text:p>
      <text:p text:style-name="P4">
新闻集链接：(https://liveuamap.com/en/2023/17-may-at-sivershchyna-and-slobozhanschyna-directions-russian)</text:p>
      <text:p text:style-name="P4">
News Source: <text:a xlink:type="simple" xlink:href="https://t.me/lumsrc/4808" text:style-name="Internet_20_link" text:visited-style-name="Visited_20_Internet_20_Link">
https://t.me/lumsrc/4808</text:a>
</text:p>
      <!--NEWS-->
      <text:h text:style-name="P10" text:outline-level="1">
<text:span text:style-name="T4">
在Kupyansk指令俄罗斯军队WELD DVORICHANSK，KAMYANKA，KRASNOYE PERSHER，FONOLIVKA，...</text:span>
</text:h>
      <text:p text:style-name="P4">
作者: liveuamap (Language: en)</text:p>
      <text:p text:style-name="P4">
时间: 2023-05-17T-116:39:00</text:p>
      <text:p text:style-name="P4">
地点: Kharkiv, Kharkiv Oblast (Latitude:49.60326 Longtitude:37.87846)</text:p>
      <text:p text:style-name="P4">
视频: []</text:p>
      <text:p text:style-name="P4">
图片: []</text:p>
      <text:p text:style-name="P4">
标签: ["Russia"]</text:p>
      <text:p text:style-name="P4">
Id: 22563482</text:p>
      <!--METADATA-->
      <text:p text:style-name="P4">
俄罗斯航空在哈尔基夫地区的Budarky，Vilshana，Kyslivka，Kyslivka，Kotlyarivka和Tabayivka进行了空袭，乌克兰武装部队的总参谋部在早晨的报告中说</text:p>
      <text:p text:style-name="P4">
新闻集链接：<text:a xlink:type="simple" xlink:href="https://liveuamap.com/en/2023/17-may-at-kupiansk-direction-russian-army-shelled-dvorichanske" text:style-name="Internet_20_link" text:visited-style-name="Visited_20_Internet_20_Link">
https://liveuamap.com/en/2023/17-may-at-kupiansk-direction-russian-army-army-shelled-dvorichanske</text:a>
</text:p>
      <text:p text:style-name="P4">
News Source: <text:a xlink:type="simple" xlink:href="https://t.me/lumsrc/4809" text:style-name="Internet_20_link" text:visited-style-name="Visited_20_Internet_20_Link">
https://t.me/lumsrc/4809</text:a>
</text:p>
      <!--NEWS-->
      <text:h text:style-name="P10" text:outline-level="1">
<text:span text:style-name="T4">
在莱曼（Lyman）的指示，俄罗斯军队炮击Makiyivka，Nevske，Luhansk地区的Bilohorivka和...</text:span>
</text:h>
      <text:p text:style-name="P4">
作者: liveuamap (Language: en)</text:p>
      <text:p text:style-name="P4">
时间: 2023-05-17T-118:39:00</text:p>
      <text:p text:style-name="P4">
地点: Lyman (Latitude:48.34265 Longtitude:37.24266)</text:p>
      <text:p text:style-name="P4">
视频: []</text:p>
      <text:p text:style-name="P4">
图片: []</text:p>
      <text:p text:style-name="P4">
标签: ["Russia"]</text:p>
      <text:p text:style-name="P4">
Id: 22563481</text:p>
      <!--METADATA-->
      <text:p text:style-name="P4">
俄罗斯军队在莱曼方向上炮击了卢汉斯克地区的马基伊夫卡，内维斯克和顿涅茨克地区的沃克诺卡米斯克，托斯克和斯皮恩。 早晨报告</text:p>
      <text:p text:style-name="P4">
新闻集链接：<text:a xlink:type="simple" xlink:href="https://liveuamap.com/en/2023/17-may-at-lyman-direction-russian-army-shelled-makiyivka" text:style-name="Internet_20_link" text:visited-style-name="Visited_20_Internet_20_Link">
https://liveuamap.com/en/2023/2023/17-may-at-lyman-direction-russian-marmy-shelled-makiyivka</text:a>
</text:p>
      <text:p text:style-name="P4">
News Source: <text:a xlink:type="simple" xlink:href="https://t.me/lumsrc/4810" text:style-name="Internet_20_link" text:visited-style-name="Visited_20_Internet_20_Link">
https://t.me/lumsrc/4810</text:a>
</text:p>
      <!--NEWS-->
      <text:h text:style-name="P10" text:outline-level="1">
<text:span text:style-name="T4">
JSC Bakhmut Directio Rusian军队炮击了Grigorivka，Bogdanivka，Bakhmut，Ivanivske，时代...</text:span>
</text:h>
      <text:p text:style-name="P4">
作者: liveuamap (Language: en)</text:p>
      <text:p text:style-name="P4">
时间: 2023-05-17T-120:39:00</text:p>
      <text:p text:style-name="P4">
地点: Toretsk, Donetsk Oblast (Latitude:48.39319 Longtitude:37.8582)</text:p>
      <text:p text:style-name="P4">
视频: []</text:p>
      <text:p text:style-name="P4">
图片: []</text:p>
      <text:p text:style-name="P4">
标签: ["Russia"]</text:p>
      <text:p text:style-name="P4">
Id: 22563480</text:p>
      <!--METADATA-->
      <text:p text:style-name="P4">
在巴赫穆特，俄罗斯军队炮击了马克里夫卡，波达尼夫卡，巴赫穆特，伊万尼维斯克，夏西夫·耶尔，夏西夫·耶尔，乌斯托奇基，pivnichne，pivnichne和toretsk。 报告</text:p>
      <text:p text:style-name="P4">
新闻集链接：<text:a xlink:type="simple" xlink:href="https://liveuamap.com/en/2023/17-may-at-bakhmut-direction-russian-army-shelled-hryhorivka" text:style-name="Internet_20_link" text:visited-style-name="Visited_20_Internet_20_Link">
https://liveuamap.com/en/2023/2023/17-may-at-bakhmut-direction-russian-army-shelled-hryhorivka</text:a>
</text:p>
      <text:p text:style-name="P4">
News Source: <text:a xlink:type="simple" xlink:href="https://t.me/lumsrc/4811" text:style-name="Internet_20_link" text:visited-style-name="Visited_20_Internet_20_Link">
https://t.me/lumsrc/4811</text:a>
</text:p>
      <!--NEWS-->
      <text:h text:style-name="P10" text:outline-level="1">
<text:span text:style-name="T4">
JSC Avdiivka Directio Rusian军队炮击了Novokalinova，Berdyshi，Steppe，Avdiivka，首先...</text:span>
</text:h>
      <text:p text:style-name="P4">
作者: liveuamap (Language: en)</text:p>
      <text:p text:style-name="P4">
时间: 2023-05-17T-122:39:00</text:p>
      <text:p text:style-name="P4">
地点: Donetsk Oblast (Latitude:48.12211 Longtitude:37.76524)</text:p>
      <text:p text:style-name="P4">
视频: []</text:p>
      <text:p text:style-name="P4">
图片: []</text:p>
      <text:p text:style-name="P4">
标签: ["Russia"]</text:p>
      <text:p text:style-name="P4">
Id: 22563479</text:p>
      <!--METADATA-->
      <text:p text:style-name="P4">
在Avdiyivka的方向，俄罗斯军队炮击了Novokalynove，Berdychi，Stepove，Avdiyivka，Pervomayske，Nevelske和Donetsk地区的Karlivka。 俄罗斯武装部在乌克兰的武装部队中，在Avdiyivka和Vodyane进行了空袭</text:p>
      <text:p text:style-name="P4">
新闻集链接：<text:a xlink:type="simple" xlink:href="https://liveuamap.com/en/2023/17-may-at-avdiyivka-direction-russian-army-shelled-novokalynove" text:style-name="Internet_20_link" text:visited-style-name="Visited_20_Internet_20_Link">
https://liveuamap.com/en/2023/2023/17-may-at-avdiyivka-direction-russian-army-army-shelled-novokalynove</text:a>
</text:p>
      <text:p text:style-name="P4">
News Source: <text:a xlink:type="simple" xlink:href="https://t.me/lumsrc/4812" text:style-name="Internet_20_link" text:visited-style-name="Visited_20_Internet_20_Link">
https://t.me/lumsrc/4812</text:a>
</text:p>
      <!--NEWS-->
      <text:h text:style-name="P10" text:outline-level="1">
<text:span text:style-name="T4">
在玛丽卡（Maryinka）方向，俄罗斯军队炮击了Krasnohorivka，Hostre，Maryinka和Don的Pobyeda ...</text:span>
</text:h>
      <text:p text:style-name="P4">
作者: liveuamap (Language: en)</text:p>
      <text:p text:style-name="P4">
时间: 2023-05-17T-124:39:00</text:p>
      <text:p text:style-name="P4">
地点: Donetsk Oblast (Latitude:47.91542 Longtitude:37.46235)</text:p>
      <text:p text:style-name="P4">
视频: []</text:p>
      <text:p text:style-name="P4">
图片: []</text:p>
      <text:p text:style-name="P4">
标签: ["Russia"]</text:p>
      <text:p text:style-name="P4">
Id: 22563478</text:p>
      <!--METADATA-->
      <text:p text:style-name="P4">
在玛丽卡(Maryinka)方向，俄罗斯军队炮击了顿涅茨克地区的Krasnohorivka，Hostre，Maryinka和Pobyeda。 俄罗斯航空进行了Airstrike Atkrasnohorivka，乌克兰武装部队的总参谋部在晨报中说</text:p>
      <text:p text:style-name="P4">
新闻集链接：<text:a xlink:type="simple" xlink:href="https://liveuamap.com/en/2023/17-may-at-maryinka-direction-russian-army-shelled-krasnohorivka" text:style-name="Internet_20_link" text:visited-style-name="Visited_20_Internet_20_Link">
https://liveuamap.com/en/2023/2023/17-may-at-maryinka-direction-russian-army-shelled-krasnohorivka</text:a>
</text:p>
      <text:p text:style-name="P4">
News Source: <text:a xlink:type="simple" xlink:href="https://t.me/lumsrc/4813" text:style-name="Internet_20_link" text:visited-style-name="Visited_20_Internet_20_Link">
https://t.me/lumsrc/4813</text:a>
</text:p>
      <!--NEWS-->
      <text:h text:style-name="P10" text:outline-level="1">
<text:span text:style-name="T4">
在Shakhtarske的指示，俄罗斯军队炮击了Novomykhaylivka，Paraskoviyivka，Vuhledar，Prec ...</text:span>
</text:h>
      <text:p text:style-name="P4">
作者: liveuamap (Language: en)</text:p>
      <text:p text:style-name="P4">
时间: 2023-05-17T-126:39:00</text:p>
      <text:p text:style-name="P4">
地点: Vuhledar, Donetsk Oblast (Latitude:47.78064 Longtitude:37.24606)</text:p>
      <text:p text:style-name="P4">
视频: []</text:p>
      <text:p text:style-name="P4">
图片: []</text:p>
      <text:p text:style-name="P4">
标签: ["Russia"]</text:p>
      <text:p text:style-name="P4">
Id: 22563477</text:p>
      <!--METADATA-->
      <text:p text:style-name="P4">
在沙克塔克(Shakhtarske)方向，俄罗斯军队炮击了顿涅茨克地区的Novomykhaylivka，Paraskoviyivka，Vuhledar，Prechystivka和Novoukrayinka。 Vuhledar和Velyka Novosilka的俄罗斯航空导入的空袭 - 乌克兰的武装部队在早晨的报告中说</text:p>
      <text:p text:style-name="P4">
新闻集链接：<text:a xlink:type="simple" xlink:href="https://liveuamap.com/en/2023/17-may-at-shakhtarske-direction-russian-army-shelled-novomykhaylivka" text:style-name="Internet_20_link" text:visited-style-name="Visited_20_Internet_20_Link">
https://liveuamap.com/en/2023/2023/17-may-at-shakhtarske-direction-russian-army-army-shelled-novomykhaylivka</text:a>
</text:p>
      <text:p text:style-name="P4">
News Source: <text:a xlink:type="simple" xlink:href="https://t.me/lumsrc/4814" text:style-name="Internet_20_link" text:visited-style-name="Visited_20_Internet_20_Link">
https://t.me/lumsrc/4814</text:a>
</text:p>
      <!--NEWS-->
      <text:h text:style-name="P10" text:outline-level="1">
<text:span text:style-name="T4">
在Zaporizhzhia和Kherson的指示，俄罗斯军队炮击了Olhivske，Malynivka，Huliaipole，...</text:span>
</text:h>
      <text:p text:style-name="P4">
作者: liveuamap (Language: en)</text:p>
      <text:p text:style-name="P4">
时间: 2023-05-17T-128:39:00</text:p>
      <text:p text:style-name="P4">
地点: Kherson (Latitude:46.56078 Longtitude:32.33398)</text:p>
      <text:p text:style-name="P4">
视频: []</text:p>
      <text:p text:style-name="P4">
图片: []</text:p>
      <text:p text:style-name="P4">
标签: ["Russia"]</text:p>
      <text:p text:style-name="P4">
Id: 22563476</text:p>
      <!--METADATA-->
      <text:p text:style-name="P4">
俄罗斯军队在Zaporizhzhia和Kherson的指示上炮击了Olhivske，Malynivka，Huliaipole，Zaliznychne，Huliaipilske，Bilohirya，Scherbaky，Stepove，Stepove，Stepove和Kamyanske和Kamyanske，Zaporizhzhia Region以及Tokarivka，Molodizhne和Khersors的Khersorrizhne和Khersorskhne和Khersorskhne andkerson。 俄罗斯航空在Donetsk地区的Vremivka，Mala Tokmachka，Novodanylivka ofzaporizhzhia地区和Kherson地区的Beryslav和Kizomys进行， - 乌克兰武装部队在早晨报告中说</text:p>
      <text:p text:style-name="P4">
新闻集链接：<text:a xlink:type="simple" xlink:href="https://liveuamap.com/en/2023/17-may-at-zaporizhzhia-and-kherson-directions-russian-army" text:style-name="Internet_20_link" text:visited-style-name="Visited_20_Internet_20_Link">
https://liveuamap.com/en/2023/2023/17-may-at-zaporizhzhia-and-kherson-directions-russian-army</text:a>
</text:p>
      <text:p text:style-name="P4">
News Source: <text:a xlink:type="simple" xlink:href="https://t.me/lumsrc/4815" text:style-name="Internet_20_link" text:visited-style-name="Visited_20_Internet_20_Link">
https://t.me/lumsrc/4815</text:a>
</text:p>
      <!--NEWS-->
      <text:h text:style-name="P10" text:outline-level="1">
<text:span text:style-name="T4">
Dnipro，Dnipropetrovska Oblast（01:48）。 红色警报：空中威胁。 警笛声。 掩护...</text:span>
</text:h>
      <text:p text:style-name="P4">
作者: liveuamap (Language: en)</text:p>
      <text:p text:style-name="P4">
时间: 2023-05-17T-39:50:00</text:p>
      <text:p text:style-name="P4">
地点: Dnipro (Latitude:48.45856 Longtitude:35.0375)</text:p>
      <text:p text:style-name="P4">
视频: []</text:p>
      <text:p text:style-name="P4">
图片: []</text:p>
      <text:p text:style-name="P4">
标签: ["Europe", "Central and Eastern Europe"]</text:p>
      <text:p text:style-name="P4">
Id: 22563603</text:p>
      <!--METADATA-->
      <text:p text:style-name="P4">
dnipro，dnipropetrovsk区域(01:48). Red Alert: aerial threat. Sirenssounding. Take cover now!</text:p>
      <text:p text:style-name="P4">
News Collection Link: <text:a xlink:type="simple" xlink:href="https://liveuamap.com/en/2023/17-may-dnipro-dnipropetrovska-oblast0148-red-g" text:style-name="Internet_20_link" text:visited-style-name="Visited_20_Internet_20_Link">
https://liveuamap.com/en/2023/17-may-dnipro-dnipropetrovska-oblast0148-red-g</text:a>
</text:p>
      <text:p text:style-name="P4">
News Source: <text:a xlink:type="simple" xlink:href="https://t.me/suspilnednipro/15554" text:style-name="Internet_20_link" text:visited-style-name="Visited_20_Internet_20_Link">
https://t.me/suspilnednipro/15554</text:a>
</text:p>
      <!--NEWS-->
      <text:h text:style-name="P10" text:outline-level="1">
<text:span text:style-name="T4">
Kharkiv，Kharkivska Oblast（01:48）。 红色警报：空中威胁。 警笛声。 立即掩盖！</text:span>
</text:h>
      <text:p text:style-name="P4">
作者: liveuamap (Language: en)</text:p>
      <text:p text:style-name="P4">
时间: 2023-05-17T-42:48:00</text:p>
      <text:p text:style-name="P4">
地点: Kharkiv (Latitude:49.98091 Longtitude:36.25152)</text:p>
      <text:p text:style-name="P4">
视频: []</text:p>
      <text:p text:style-name="P4">
图片: []</text:p>
      <text:p text:style-name="P4">
标签: ["Europe", "Central and Eastern Europe"]</text:p>
      <text:p text:style-name="P4">
Id: 22563601</text:p>
      <!--METADATA-->
      <text:p text:style-name="P4">
哈尔基夫(Kharkiv)，哈尔基夫地区(01:48). Red Alert: aerial threat. Sirens sounding.Take cover now!</text:p>
      <text:p text:style-name="P4">
News Collection Link: <text:a xlink:type="simple" xlink:href="https://liveuamap.com/en/2023/17-may-kharkiv-kharkivska-oblast0148-red-alerg" text:style-name="Internet_20_link" text:visited-style-name="Visited_20_Internet_20_Link">
https://liveuamap.com/en/2023/17-may-kharkiv-kharkivska-oblast0148-red-alerg</text:a>
</text:p>
      <text:p text:style-name="P4">
News Source: <text:a xlink:type="simple" xlink:href="https://t.me/suspilnekharkiv/24932" text:style-name="Internet_20_link" text:visited-style-name="Visited_20_Internet_20_Link">
https://t.me/suspilnekharkiv/24932</text:a>
</text:p>
      <!--NEWS-->
      <text:h text:style-name="P10" text:outline-level="1">
<text:span text:style-name="T4">
Odeska Oblast（20:51）。 红色警报：空中威胁。 警笛声。 立即掩盖！</text:span>
</text:h>
      <text:p text:style-name="P4">
作者: liveuamap (Language: en)</text:p>
      <text:p text:style-name="P4">
时间: 2023-05-17T-73:52:00</text:p>
      <text:p text:style-name="P4">
地点: Odeska Oblast (Latitude:46.7506 Longtitude:30.25064)</text:p>
      <text:p text:style-name="P4">
视频: []</text:p>
      <text:p text:style-name="P4">
图片: []</text:p>
      <text:p text:style-name="P4">
标签: ["Europe", "Central and Eastern Europe"]</text:p>
      <text:p text:style-name="P4">
Id: 22563574</text:p>
      <!--METADATA-->
      <text:p text:style-name="P4">
ODESA地区(20:51). Red Alert: aerial threat. Sirens sounding. Take covernow!</text:p>
      <text:p text:style-name="P4">
News Collection Link: <text:a xlink:type="simple" xlink:href="https://liveuamap.com/en/2023/17-may-odeska-oblast2051-red-alert-aerial-thrg" text:style-name="Internet_20_link" text:visited-style-name="Visited_20_Internet_20_Link">
https://liveuamap.com/en/2023/17-may-odeska-oblast2051-red-alert-aerial-thrg</text:a>
</text:p>
      <text:p text:style-name="P4">
News Source: <text:a xlink:type="simple" xlink:href="https://t.me/suspilneodesa/23292" text:style-name="Internet_20_link" text:visited-style-name="Visited_20_Internet_20_Link">
https://t.me/suspilneodesa/23292</text:a>
</text:p>
      <!--NEWS-->
      <text:h text:style-name="P10" text:outline-level="1">
<text:span text:style-name="T4">
哈尔基夫·哈尔基夫斯卡（Kharkivska Oblast）（18:30）。 红色警报：空中威胁。 警笛声。 立即掩盖！</text:span>
</text:h>
      <text:p text:style-name="P4">
作者: liveuamap (Language: en)</text:p>
      <text:p text:style-name="P4">
时间: 2023-05-17T-84:31:00</text:p>
      <text:p text:style-name="P4">
地点: Kharkiv (Latitude:49.98109 Longtitude:36.25397)</text:p>
      <text:p text:style-name="P4">
视频: []</text:p>
      <text:p text:style-name="P4">
图片: []</text:p>
      <text:p text:style-name="P4">
标签: ["Europe", "Central and Eastern Europe"]</text:p>
      <text:p text:style-name="P4">
Id: 22563510</text:p>
      <!--METADATA-->
      <text:p text:style-name="P4">
哈尔基夫(Kharkiv)，哈尔基夫地区(18:30). Red Alert: aerial threat. Sirens sounding.Take cover now!</text:p>
      <text:p text:style-name="P4">
News Collection Link: <text:a xlink:type="simple" xlink:href="https://liveuamap.com/en/2023/17-may-kharkiv-kharkivska-oblast1830-red-alerg" text:style-name="Internet_20_link" text:visited-style-name="Visited_20_Internet_20_Link">
https://liveuamap.com/en/2023/17-may-kharkiv-kharkivska-oblast1830-red-alerg</text:a>
</text:p>
      <text:p text:style-name="P4">
News Source: <text:a xlink:type="simple" xlink:href="https://t.me/suspilnekharkiv/24921" text:style-name="Internet_20_link" text:visited-style-name="Visited_20_Internet_20_Link">
https://t.me/suspilnekharkiv/24921</text:a>
</text:p>
      <!--NEWS-->
      <text:h text:style-name="P10" text:outline-level="1">
<text:span text:style-name="T4">
Cherkaska Oblast（23:55）。 红色警报：空中威胁。 警笛声。 立即掩盖！</text:span>
</text:h>
      <text:p text:style-name="P4">
作者: liveuamap (Language: en)</text:p>
      <text:p text:style-name="P4">
时间: 2023-05-17T17:57:00</text:p>
      <text:p text:style-name="P4">
地点: Cherkaska Oblast (Latitude:49.24991 Longtitude:31.33289)</text:p>
      <text:p text:style-name="P4">
视频: []</text:p>
      <text:p text:style-name="P4">
图片: []</text:p>
      <text:p text:style-name="P4">
标签: ["Europe", "Central and Eastern Europe"]</text:p>
      <text:p text:style-name="P4">
Id: 22563595</text:p>
      <!--METADATA-->
      <text:p text:style-name="P4">
切尔卡斯(23:55). Red Alert: aerial threat. Sirens sounding. Take covernow!</text:p>
      <text:p text:style-name="P4">
News Collection Link: <text:a xlink:type="simple" xlink:href="https://liveuamap.com/en/2023/17-may-cherkaska-oblast2355-red-alert-aerial-g" text:style-name="Internet_20_link" text:visited-style-name="Visited_20_Internet_20_Link">
https://liveuamap.com/en/2023/17-may-cherkaska-oblast2355-red-alert-aerial-g</text:a>
</text:p>
      <text:p text:style-name="P4">
News Source: <text:a xlink:type="simple" xlink:href="https://t.me/air_alert_ua/45752" text:style-name="Internet_20_link" text:visited-style-name="Visited_20_Internet_20_Link">
https://t.me/air_alert_ua/45752</text:a>
</text:p>
      <!--NEWS-->
      <text:h text:style-name="P10" text:outline-level="1">
<text:span text:style-name="T4">
Kharkiv，Kharkivska Oblast（00:36）。 红色警报：空中威胁。 警笛声。 立即掩盖！</text:span>
</text:h>
      <text:p text:style-name="P4">
作者: liveuamap (Language: en)</text:p>
      <text:p text:style-name="P4">
时间: 2023-05-17T18:38:00</text:p>
      <text:p text:style-name="P4">
地点: Kharkiv (Latitude:49.98202 Longtitude:36.25222)</text:p>
      <text:p text:style-name="P4">
视频: []</text:p>
      <text:p text:style-name="P4">
图片: []</text:p>
      <text:p text:style-name="P4">
标签: ["Europe", "Central and Eastern Europe"]</text:p>
      <text:p text:style-name="P4">
Id: 22563596</text:p>
      <!--METADATA-->
      <text:p text:style-name="P4">
哈尔基夫(Kharkiv)，哈尔基夫地区(00:36). Red Alert: aerial threat. Sirens sounding.Take cover now!</text:p>
      <text:p text:style-name="P4">
News Collection Link: <text:a xlink:type="simple" xlink:href="https://liveuamap.com/en/2023/17-may-kharkiv-kharkivska-oblast0036-red-alerg" text:style-name="Internet_20_link" text:visited-style-name="Visited_20_Internet_20_Link">
https://liveuamap.com/en/2023/17-may-kharkiv-kharkivska-oblast0036-red-alerg</text:a>
</text:p>
      <text:p text:style-name="P4">
News Source: <text:a xlink:type="simple" xlink:href="https://t.me/air_alert_ua/45755" text:style-name="Internet_20_link" text:visited-style-name="Visited_20_Internet_20_Link">
https://t.me/air_alert_ua/45755</text:a>
</text:p>
      <!--NEWS-->
      <text:h text:style-name="P10" text:outline-level="1">
<text:span text:style-name="T4">
Donetsk地区，Zaporizhhya地区，Poltava地区，Dnipro，Dnipropetrovsk地区（00：Zia）。 关于...</text:span>
</text:h>
      <text:p text:style-name="P4">
作者: liveuamap (Language: en)</text:p>
      <text:p text:style-name="P4">
时间: 2023-05-17T18:40:00</text:p>
      <text:p text:style-name="P4">
地点: Donetsk Oblast (Latitude:48.72749 Longtitude:37.57837)</text:p>
      <text:p text:style-name="P4">
视频: []</text:p>
      <text:p text:style-name="P4">
图片: []</text:p>
      <text:p text:style-name="P4">
标签: ["Europe", "Central and Eastern Europe"]</text:p>
      <text:p text:style-name="P4">
Id: 22563597</text:p>
      <!--METADATA-->
      <text:p text:style-name="P4">
dnipropetrovsk地区dnipro Poltava地区Zaporizhhya地区Donetsk地区(00:39). Red Alert: aerial threat. Sirens sounding. Take cover now!</text:p>
      <text:p text:style-name="P4">
News Collection Link: <text:a xlink:type="simple" xlink:href="https://liveuamap.com/en/2023/17-may-donetsk-oblast-zaporizka-oblast-poltavg" text:style-name="Internet_20_link" text:visited-style-name="Visited_20_Internet_20_Link">
https://liveuamap.com/en/2023/17-may-donetsk-oblast-zaporizka-oblast-poltavg</text:a>
</text:p>
      <text:p text:style-name="P4">
News Source: <text:a xlink:type="simple" xlink:href="https://t.me/air_alert_ua/45759" text:style-name="Internet_20_link" text:visited-style-name="Visited_20_Internet_20_Link">
https://t.me/air_alert_ua/45759</text:a>
</text:p>
      <!--NEWS-->
      <text:h text:style-name="P10" text:outline-level="1">
<text:span text:style-name="T4">
Kherson，Khersonska Oblast（00:43）。 红色警报：空中威胁。 警笛声。 立即掩盖！</text:span>
</text:h>
      <text:p text:style-name="P4">
作者: liveuamap (Language: en)</text:p>
      <text:p text:style-name="P4">
时间: 2023-05-17T18:44:00</text:p>
      <text:p text:style-name="P4">
地点: Kherson (Latitude:46.65462 Longtitude:32.61661)</text:p>
      <text:p text:style-name="P4">
视频: []</text:p>
      <text:p text:style-name="P4">
图片: []</text:p>
      <text:p text:style-name="P4">
标签: ["Europe", "Central and Eastern Europe"]</text:p>
      <text:p text:style-name="P4">
Id: 22563598</text:p>
      <!--METADATA-->
      <text:p text:style-name="P4">
赫尔森，赫森地区(00:43). Red Alert: aerial threat. Sirens sounding.Take cover now!</text:p>
      <text:p text:style-name="P4">
News Collection Link: <text:a xlink:type="simple" xlink:href="https://liveuamap.com/en/2023/17-may-kherson-khersonska-oblast0043-red-alerg" text:style-name="Internet_20_link" text:visited-style-name="Visited_20_Internet_20_Link">
https://liveuamap.com/en/2023/17-may-kherson-khersonska-oblast0043-red-alerg</text:a>
</text:p>
      <text:p text:style-name="P4">
News Source: <text:a xlink:type="simple" xlink:href="https://t.me/air_alert_ua/45760" text:style-name="Internet_20_link" text:visited-style-name="Visited_20_Internet_20_Link">
https://t.me/air_alert_ua/45760</text:a>
</text:p>
      <!--NEWS-->
      <text:h text:style-name="P10" text:outline-level="1">
<text:span text:style-name="T4">
Sumska Oblast（00:47）。 红色警报：空中威胁。 警笛声。 立即掩盖！</text:span>
</text:h>
      <text:p text:style-name="P4">
作者: liveuamap (Language: en)</text:p>
      <text:p text:style-name="P4">
时间: 2023-05-17T18:49:00</text:p>
      <text:p text:style-name="P4">
地点: Sumska Oblast (Latitude:51.00069 Longtitude:33.9995)</text:p>
      <text:p text:style-name="P4">
视频: []</text:p>
      <text:p text:style-name="P4">
图片: []</text:p>
      <text:p text:style-name="P4">
标签: ["Europe", "Central and Eastern Europe"]</text:p>
      <text:p text:style-name="P4">
Id: 22563599</text:p>
      <!--METADATA-->
      <text:p text:style-name="P4">
Sumy地区(00:47). Red Alert: aerial threat. Sirens sounding. Take covernow!</text:p>
      <text:p text:style-name="P4">
News Collection Link: <text:a xlink:type="simple" xlink:href="https://liveuamap.com/en/2023/17-may-sumska-oblast0047-red-alert-aerial-thrg" text:style-name="Internet_20_link" text:visited-style-name="Visited_20_Internet_20_Link">
https://liveuamap.com/en/2023/17-may-sumska-oblast0047-red-alert-aerial-thrg</text:a>
</text:p>
      <text:p text:style-name="P4">
News Source: <text:a xlink:type="simple" xlink:href="https://t.me/air_alert_ua/45761" text:style-name="Internet_20_link" text:visited-style-name="Visited_20_Internet_20_Link">
https://t.me/air_alert_ua/45761</text:a>
</text:p>
      <!--NEWS-->
      <text:h text:style-name="P10" text:outline-level="1">
<text:span text:style-name="T4">
Poltavska Oblast（01:48）。 红色警报：空中威胁。 警笛声。 立即掩盖！</text:span>
</text:h>
      <text:p text:style-name="P4">
作者: liveuamap (Language: en)</text:p>
      <text:p text:style-name="P4">
时间: 2023-05-17T19:48:00</text:p>
      <text:p text:style-name="P4">
地点: Poltavska Oblast (Latitude:49.47602 Longtitude:33.81744)</text:p>
      <text:p text:style-name="P4">
视频: []</text:p>
      <text:p text:style-name="P4">
图片: []</text:p>
      <text:p text:style-name="P4">
标签: ["Europe", "Central and Eastern Europe"]</text:p>
      <text:p text:style-name="P4">
Id: 22563602</text:p>
      <!--METADATA-->
      <text:p text:style-name="P4">
poltava(01:48). Red Alert: aerial threat. Sirens sounding. Take covernow!</text:p>
      <text:p text:style-name="P4">
News Collection Link: <text:a xlink:type="simple" xlink:href="https://liveuamap.com/en/2023/17-may-poltavska-oblast0148-red-alert-aerial-g" text:style-name="Internet_20_link" text:visited-style-name="Visited_20_Internet_20_Link">
https://liveuamap.com/en/2023/17-may-poltavska-oblast0148-red-alert-aerial-g</text:a>
</text:p>
      <text:p text:style-name="P4">
News Source: <text:a xlink:type="simple" xlink:href="https://t.me/suspilnepoltava/11208" text:style-name="Internet_20_link" text:visited-style-name="Visited_20_Internet_20_Link">
https://t.me/suspilnepoltava/11208</text:a>
</text:p>
      <!--NEWS-->
      <text:h text:style-name="P10" text:outline-level="1">
<text:span text:style-name="T4">
Sumy地区，Zaporizhzhya地区，Mykolaiv地区Mykolaiv地区Donetsk地区（01：CHIA）。 红色...</text:span>
</text:h>
      <text:p text:style-name="P4">
作者: liveuamap (Language: en)</text:p>
      <text:p text:style-name="P4">
时间: 2023-05-17T19:50:00</text:p>
      <text:p text:style-name="P4">
地点: Sumska Oblast (Latitude:51.00117 Longtitude:34.00093)</text:p>
      <text:p text:style-name="P4">
视频: []</text:p>
      <text:p text:style-name="P4">
图片: []</text:p>
      <text:p text:style-name="P4">
标签: ["Europe", "Central and Eastern Europe"]</text:p>
      <text:p text:style-name="P4">
Id: 22563604</text:p>
      <!--METADATA-->
      <text:p text:style-name="P4">
Sumy地区，Zaporizhhya地区，Mykolaivska地区Donetsk地区，Mykolaiv地区(01:49). Red Alert: aerial threat. Sirens sounding. Take cover now!</text:p>
      <text:p text:style-name="P4">
News Collection Link: <text:a xlink:type="simple" xlink:href="https://liveuamap.com/en/2023/17-may-sumska-oblast-zaporizka-oblast-donetskg" text:style-name="Internet_20_link" text:visited-style-name="Visited_20_Internet_20_Link">
https://liveuamap.com/en/2023/17-may-sumska-oblast-zaporizka-oblast-donetskg</text:a>
</text:p>
      <text:p text:style-name="P4">
News Source: <text:a xlink:type="simple" xlink:href="https://t.me/air_alert_ua/45776" text:style-name="Internet_20_link" text:visited-style-name="Visited_20_Internet_20_Link">
https://t.me/air_alert_ua/45776</text:a>
</text:p>
      <!--NEWS-->
      <text:h text:style-name="P10" text:outline-level="1">
<text:span text:style-name="T4">
Kherson，Khersonska Oblast（01:50）。 红色警报：空中威胁。 警笛声。 立即掩盖！</text:span>
</text:h>
      <text:p text:style-name="P4">
作者: liveuamap (Language: en)</text:p>
      <text:p text:style-name="P4">
时间: 2023-05-17T19:52:00</text:p>
      <text:p text:style-name="P4">
地点: Kherson (Latitude:46.65619 Longtitude:32.61804)</text:p>
      <text:p text:style-name="P4">
视频: []</text:p>
      <text:p text:style-name="P4">
图片: []</text:p>
      <text:p text:style-name="P4">
标签: ["Europe", "Central and Eastern Europe"]</text:p>
      <text:p text:style-name="P4">
Id: 22563605</text:p>
      <!--METADATA-->
      <text:p text:style-name="P4">
赫尔森，赫森地区(01:50). Red Alert: aerial threat. Sirens sounding.Take cover now!</text:p>
      <text:p text:style-name="P4">
News Collection Link: <text:a xlink:type="simple" xlink:href="https://liveuamap.com/en/2023/17-may-kherson-khersonska-oblast0150-red-alerg" text:style-name="Internet_20_link" text:visited-style-name="Visited_20_Internet_20_Link">
https://liveuamap.com/en/2023/17-may-kherson-khersonska-oblast0150-red-alerg</text:a>
</text:p>
      <text:p text:style-name="P4">
News Source: <text:a xlink:type="simple" xlink:href="https://t.me/air_alert_ua/45777" text:style-name="Internet_20_link" text:visited-style-name="Visited_20_Internet_20_Link">
https://t.me/air_alert_ua/45777</text:a>
</text:p>
      <!--NEWS-->
      <text:h text:style-name="P10" text:outline-level="1">
<text:span text:style-name="T4">
Odeska Oblast（01:54）。 红色警报：空中威胁。 警笛声。 立即掩盖！</text:span>
</text:h>
      <text:p text:style-name="P4">
作者: liveuamap (Language: en)</text:p>
      <text:p text:style-name="P4">
时间: 2023-05-17T19:56:00</text:p>
      <text:p text:style-name="P4">
地点: Odeska Oblast (Latitude:46.75000000 Longtitude:30.25000000)</text:p>
      <text:p text:style-name="P4">
视频: []</text:p>
      <text:p text:style-name="P4">
图片: []</text:p>
      <text:p text:style-name="P4">
标签: ["Europe", "Central and Eastern Europe"]</text:p>
      <text:p text:style-name="P4">
Id: 22563606</text:p>
      <!--METADATA-->
      <text:p text:style-name="P4">
ODESA地区(01:54). Red Alert: aerial threat. Sirens sounding. Take covernow!</text:p>
      <text:p text:style-name="P4">
News Collection Link: <text:a xlink:type="simple" xlink:href="https://liveuamap.com/en/2023/17-may-odeska-oblast0154-red-alert-aerial-thrg" text:style-name="Internet_20_link" text:visited-style-name="Visited_20_Internet_20_Link">
https://liveuamap.com/en/2023/17-may-odeska-oblast0154-red-alert-aerial-thrg</text:a>
</text:p>
      <text:p text:style-name="P4">
News Source: <text:a xlink:type="simple" xlink:href="https://t.me/suspilneodesa/23301" text:style-name="Internet_20_link" text:visited-style-name="Visited_20_Internet_20_Link">
https://t.me/suspilneodesa/23301</text:a>
</text:p>
      <!--NEWS-->
      <text:h text:style-name="P10" text:outline-level="1">
<text:span text:style-name="T4">
基辅（02:10）。 红色警报：空中威胁。 警笛声。 立即掩盖！</text:span>
</text:h>
      <text:p text:style-name="P4">
作者: liveuamap (Language: en)</text:p>
      <text:p text:style-name="P4">
时间: 2023-05-17T20:12:00</text:p>
      <text:p text:style-name="P4">
地点: Kyiv (Latitude:50.44454 Longtitude:30.52902)</text:p>
      <text:p text:style-name="P4">
视频: []</text:p>
      <text:p text:style-name="P4">
图片: []</text:p>
      <text:p text:style-name="P4">
标签: ["Europe", "Central and Eastern Europe"]</text:p>
      <text:p text:style-name="P4">
Id: 22563607</text:p>
      <!--METADATA-->
      <text:p text:style-name="P4">
基辅(02:10). Red Alert: aerial threat. Sirens sounding. Take cover now!</text:p>
      <text:p text:style-name="P4">
News Collection Link: <text:a xlink:type="simple" xlink:href="https://liveuamap.com/en/2023/18-may-kyiv0210-red-alert-aerial-threat-sireng" text:style-name="Internet_20_link" text:visited-style-name="Visited_20_Internet_20_Link">
https://liveuamap.com/en/2023/18-may-kyiv0210-red-alert-aerial-threat-sireng</text:a>
</text:p>
      <text:p text:style-name="P4">
News Source: <text:a xlink:type="simple" xlink:href="https://t.me/KyivCityOfficial/6716" text:style-name="Internet_20_link" text:visited-style-name="Visited_20_Internet_20_Link">
https://t.me/KyivCityOfficial/6716</text:a>
</text:p>
      <!--NEWS-->
      <text:h text:style-name="P10" text:outline-level="1">
<text:span text:style-name="T4">
Chernihivska Oblast（02:12）。 红色警报：空中威胁。 警笛声。 立即掩盖！</text:span>
</text:h>
      <text:p text:style-name="P4">
作者: liveuamap (Language: en)</text:p>
      <text:p text:style-name="P4">
时间: 2023-05-17T20:13:00</text:p>
      <text:p text:style-name="P4">
地点: Chernihivska Oblast (Latitude:51.33363 Longtitude:32.00017)</text:p>
      <text:p text:style-name="P4">
视频: []</text:p>
      <text:p text:style-name="P4">
图片: []</text:p>
      <text:p text:style-name="P4">
标签: ["Europe", "Central and Eastern Europe"]</text:p>
      <text:p text:style-name="P4">
Id: 22563608</text:p>
      <!--METADATA-->
      <text:p text:style-name="P4">
切尔尼希夫地区(02:12). Red Alert: aerial threat. Sirens sounding. Takecover now!</text:p>
      <text:p text:style-name="P4">
News Collection Link: <text:a xlink:type="simple" xlink:href="https://liveuamap.com/en/2023/18-may-chernihivska-oblast0212-red-alert-aerig" text:style-name="Internet_20_link" text:visited-style-name="Visited_20_Internet_20_Link">
https://liveuamap.com/en/2023/18-may-chernihivska-oblast0212-red-alert-aerig</text:a>
</text:p>
      <text:p text:style-name="P4">
News Source: <text:a xlink:type="simple" xlink:href="https://t.me/suspilnechernihiv/18684" text:style-name="Internet_20_link" text:visited-style-name="Visited_20_Internet_20_Link">
https://t.me/suspilnechernihiv/18684</text:a>
</text:p>
      <!--NEWS-->
      <text:h text:style-name="P10" text:outline-level="1">
<text:span text:style-name="T4">
Zhytomyr，Zhytomyr地区，基辅地区（02:12）。 红色ALRT：空中tchretate。 警笛声。 ...</text:span>
</text:h>
      <text:p text:style-name="P4">
作者: liveuamap (Language: en)</text:p>
      <text:p text:style-name="P4">
时间: 2023-05-17T20:14:00</text:p>
      <text:p text:style-name="P4">
地点: Zhytomyr (Latitude:50.26374 Longtitude:28.67611)</text:p>
      <text:p text:style-name="P4">
视频: []</text:p>
      <text:p text:style-name="P4">
图片: []</text:p>
      <text:p text:style-name="P4">
标签: ["Europe", "Central and Eastern Europe"]</text:p>
      <text:p text:style-name="P4">
Id: 22563609</text:p>
      <!--METADATA-->
      <text:p text:style-name="P4">
Zhytomyr，Zhytomyr地区，基辅地区(02:12). Red Alert: aerial threat.Sirens sounding. Take cover now!</text:p>
      <text:p text:style-name="P4">
News Collection Link: <text:a xlink:type="simple" xlink:href="https://liveuamap.com/en/2023/18-may-zhytomyr-zhytomyrska-oblast-kyiv-oblasg" text:style-name="Internet_20_link" text:visited-style-name="Visited_20_Internet_20_Link">
https://liveuamap.com/en/2023/18-may-zhytomyr-zhytomyrska-oblast-kyiv-oblasg</text:a>
</text:p>
      <text:p text:style-name="P4">
News Source: <text:a xlink:type="simple" xlink:href="https://t.me/air_alert_ua/45782" text:style-name="Internet_20_link" text:visited-style-name="Visited_20_Internet_20_Link">
https://t.me/air_alert_ua/45782</text:a>
</text:p>
      <!--NEWS-->
      <text:h text:style-name="P10" text:outline-level="1">
<text:span text:style-name="T4">
Vinnytska Oblast（02:14）。 红色警报：空中威胁。 警笛声。 立即掩盖！</text:span>
</text:h>
      <text:p text:style-name="P4">
作者: liveuamap (Language: en)</text:p>
      <text:p text:style-name="P4">
时间: 2023-05-17T20:16:00</text:p>
      <text:p text:style-name="P4">
地点: Vinnytska Oblast (Latitude:48.91667000 Longtitude:28.66667000)</text:p>
      <text:p text:style-name="P4">
视频: []</text:p>
      <text:p text:style-name="P4">
图片: []</text:p>
      <text:p text:style-name="P4">
标签: ["Europe", "Central and Eastern Europe"]</text:p>
      <text:p text:style-name="P4">
Id: 22563610</text:p>
      <!--METADATA-->
      <text:p text:style-name="P4">
Vinnytsia地区(02:14). Red Alert: aerial threat. Sirens sounding. Take covernow!</text:p>
      <text:p text:style-name="P4">
News Collection Link: <text:a xlink:type="simple" xlink:href="https://liveuamap.com/en/2023/18-may-vinnytska-oblast0214-red-alert-aerial-g" text:style-name="Internet_20_link" text:visited-style-name="Visited_20_Internet_20_Link">
https://liveuamap.com/en/2023/18-may-vinnytska-oblast0214-red-alert-aerial-g</text:a>
</text:p>
      <text:p text:style-name="P4">
News Source: <text:a xlink:type="simple" xlink:href="https://t.me/air_alert_ua/45783" text:style-name="Internet_20_link" text:visited-style-name="Visited_20_Internet_20_Link">
https://t.me/air_alert_ua/45783</text:a>
</text:p>
      <!--NEWS-->
      <text:h text:style-name="P10" text:outline-level="1">
<text:span text:style-name="T4">
特尔尼维西地区，特尔诺皮尔，特尔诺皮尔地区，克梅尔地区，沃尔尼地区的跨速率地区...</text:span>
</text:h>
      <text:p text:style-name="P4">
作者: liveuamap (Language: en)</text:p>
      <text:p text:style-name="P4">
时间: 2023-05-17T20:49:00</text:p>
      <text:p text:style-name="P4">
地点: Zakarpattia Oblast (Latitude:48.33333000 Longtitude:23.00000000)</text:p>
      <text:p text:style-name="P4">
视频: []</text:p>
      <text:p text:style-name="P4">
图片: []</text:p>
      <text:p text:style-name="P4">
标签: ["Europe", "Central and Eastern Europe"]</text:p>
      <text:p text:style-name="P4">
Id: 22563612</text:p>
      <!--METADATA-->
      <text:p text:style-name="P4">
特尔诺维尔地区，特尔诺皮尔地区，特尔诺皮尔地区，沃尔尼地区沃尔曼地区的跨科帕地区(02:48). Red Alert: aerial threat.Sirens sounding. Take cover now!</text:p>
      <text:p text:style-name="P4">
News Collection Link: <text:a xlink:type="simple" xlink:href="https://liveuamap.com/en/2023/18-may-zakarpattia-oblast-volynska-oblast-cheg" text:style-name="Internet_20_link" text:visited-style-name="Visited_20_Internet_20_Link">
https://liveuamap.com/en/2023/18-may-zakarpattia-oblast-volynska-oblast-cheg</text:a>
</text:p>
      <text:p text:style-name="P4">
News Source: <text:a xlink:type="simple" xlink:href="https://t.me/air_alert_ua/45788" text:style-name="Internet_20_link" text:visited-style-name="Visited_20_Internet_20_Link">
https://t.me/air_alert_ua/45788</text:a>
</text:p>
      <!--NEWS-->
      <text:h text:style-name="P10" text:outline-level="1">
<text:span text:style-name="T4">
利维夫（Lviv），利维夫（Lviv</text:span>
</text:h>
      <text:p text:style-name="P4">
作者: liveuamap (Language: en)</text:p>
      <text:p text:style-name="P4">
时间: 2023-05-17T20:51:00</text:p>
      <text:p text:style-name="P4">
地点: Lviv (Latitude:49.83826000 Longtitude:24.02324000)</text:p>
      <text:p text:style-name="P4">
视频: []</text:p>
      <text:p text:style-name="P4">
图片: []</text:p>
      <text:p text:style-name="P4">
标签: ["Europe", "Central and Eastern Europe"]</text:p>
      <text:p text:style-name="P4">
Id: 22563613</text:p>
      <!--METADATA-->
      <text:p text:style-name="P4">
利维夫地区，伊万诺 - 弗兰基夫斯克，伊万诺 - 弗兰基夫斯克地区，里凡尼地区，里凡尼地区(02:49). Red Alert: aerial threat. Sirens sounding. Take covernow!</text:p>
      <text:p text:style-name="P4">
News Collection Link: <text:a xlink:type="simple" xlink:href="https://liveuamap.com/en/2023/18-may-lviv-lvivska-oblast-ivanofrankivsk-ivag" text:style-name="Internet_20_link" text:visited-style-name="Visited_20_Internet_20_Link">
https://liveuamap.com/en/2023/18-may-lviv-lvivska-oblast-ivanofrankivsk-ivag</text:a>
</text:p>
      <text:p text:style-name="P4">
News Source: <text:a xlink:type="simple" xlink:href="https://t.me/air_alert_ua/45791" text:style-name="Internet_20_link" text:visited-style-name="Visited_20_Internet_20_Link">
https://t.me/air_alert_ua/45791</text:a>
</text:p>
      <!--NEWS-->
      <text:h text:style-name="P10" text:outline-level="1">
<text:span text:style-name="T4">
Vinnytsia地区的防空人员正在回应巡航导弹攻击</text:span>
</text:h>
      <text:p text:style-name="P4">
作者: liveuamap (Language: en)</text:p>
      <text:p text:style-name="P4">
时间: 2023-05-17T22:01:15</text:p>
      <text:p text:style-name="P4">
地点: Vinnytsia (Latitude:49.22904000 Longtitude:28.46421000)</text:p>
      <text:p text:style-name="P4">
视频: []</text:p>
      <text:p text:style-name="P4">
图片: []</text:p>
      <text:p text:style-name="P4">
标签: ["Europe", "Central and Eastern Europe"]</text:p>
      <text:p text:style-name="P4">
Id: 22563614</text:p>
      <!--METADATA-->
      <text:p text:style-name="P4">
Vinnytsia地区的防空人员正在回应巡航导弹攻击</text:p>
      <text:p text:style-name="P4">
新闻集链接：<text:a xlink:type="simple" xlink:href="https://liveuamap.com/en/2023/18-may-air-defense-in-vinnytsia-region-is-responding-to-cruise" text:style-name="Internet_20_link" text:visited-style-name="Visited_20_Internet_20_Link">
https://liveuamap.com/en/2023/18-may-air-defense-in-vinnytsia-region-igion-is-is-responding-to-cruise</text:a>
</text:p>
      <text:p text:style-name="P4">
News Source: <text:a xlink:type="simple" xlink:href="https://t.me/channel24_ua/88731" text:style-name="Internet_20_link" text:visited-style-name="Visited_20_Internet_20_Link">
https://t.me/channel24_ua/88731</text:a>
</text:p>
      <!--NEWS-->
      <text:h text:style-name="P10" text:outline-level="1">
<text:span text:style-name="T4">
Khmelnitsky地区报道的爆炸</text:span>
</text:h>
      <text:p text:style-name="P4">
作者: liveuamap (Language: en)</text:p>
      <text:p text:style-name="P4">
时间: 2023-05-17T22:02:35</text:p>
      <text:p text:style-name="P4">
地点: Khmelnitsky (Latitude:49.50373 Longtitude:27.26395)</text:p>
      <text:p text:style-name="P4">
视频: []</text:p>
      <text:p text:style-name="P4">
图片: []</text:p>
      <text:p text:style-name="P4">
标签: ["Europe", "Central and Eastern Europe"]</text:p>
      <text:p text:style-name="P4">
Id: 22563615</text:p>
      <!--METADATA-->
      <text:p text:style-name="P4">
Khmelnitsky地区报道的爆炸</text:p>
      <text:p text:style-name="P4">
新闻集链接：<text:a xlink:type="simple" xlink:href="https://liveuamap.com/en/2023/18-may-explosions-reported-in-khmelnitsky-region-" text:style-name="Internet_20_link" text:visited-style-name="Visited_20_Internet_20_Link">
https://liveuamap.com/en/2023/18-may-explosions-reported-in-khmelnitsky-rigion-</text:a>
</text:p>
      <text:p text:style-name="P4">
News Source: <text:a xlink:type="simple" xlink:href="https://t.me/ukrinform_news/99222" text:style-name="Internet_20_link" text:visited-style-name="Visited_20_Internet_20_Link">
https://t.me/ukrinform_news/99222</text:a>
</text:p>
      <!--NEWS-->
      <text:h text:style-name="P10" text:outline-level="1">
<text:span text:style-name="T4">
基辅地区报道的爆炸</text:span>
</text:h>
      <text:p text:style-name="P4">
作者: liveuamap (Language: en)</text:p>
      <text:p text:style-name="P4">
时间: 2023-05-17T22:03:36</text:p>
      <text:p text:style-name="P4">
地点: Kyiv (Latitude:50.67035 Longtitude:30.50079)</text:p>
      <text:p text:style-name="P4">
视频: []</text:p>
      <text:p text:style-name="P4">
图片: []</text:p>
      <text:p text:style-name="P4">
标签: []</text:p>
      <text:p text:style-name="P4">
Id: 22563616</text:p>
      <!--METADATA-->
      <text:p text:style-name="P4">
基辅地区报道的爆炸</text:p>
      <text:p text:style-name="P4">
新闻集链接：<text:a xlink:type="simple" xlink:href="https://liveuamap.com/en/2023/18-may-explosions-reported-in-kyiv-region-" text:style-name="Internet_20_link" text:visited-style-name="Visited_20_Internet_20_Link">
https://liveuamap.com/en/2023/18-may-explosions-reported-in-kyiv-gregion-</text:a>
</text:p>
      <text:p text:style-name="P4">
News Source: <text:a xlink:type="simple" xlink:href="https://t.me/kievreal1/41210" text:style-name="Internet_20_link" text:visited-style-name="Visited_20_Internet_20_Link">
https://t.me/kievreal1/41210</text:a>
</text:p>
      <!--NEWS-->
      <text:h text:style-name="P10" text:outline-level="1">
<text:span text:style-name="T4">
基辅报道的爆炸</text:span>
</text:h>
      <text:p text:style-name="P4">
作者: liveuamap (Language: en)</text:p>
      <text:p text:style-name="P4">
时间: 2023-05-17T22:05:03</text:p>
      <text:p text:style-name="P4">
地点: Kyiv, Kyiv city (Latitude:50.45717 Longtitude:30.55075)</text:p>
      <text:p text:style-name="P4">
视频: []</text:p>
      <text:p text:style-name="P4">
图片: []</text:p>
      <text:p text:style-name="P4">
标签: []</text:p>
      <text:p text:style-name="P4">
Id: 22563617</text:p>
      <!--METADATA-->
      <text:p text:style-name="P4">
基辅报道的爆炸</text:p>
      <text:p text:style-name="P4">
新闻集链接：<text:a xlink:type="simple" xlink:href="https://liveuamap.com/en/2023/18-may-explosions-reported-in-kyiv" text:style-name="Internet_20_link" text:visited-style-name="Visited_20_Internet_20_Link">
https://liveuamap.com/en/2023/18-may-explosions-reported-in-kyiv</text:a>
</text:p>
      <text:p text:style-name="P4">
News Source: <text:a xlink:type="simple" xlink:href="https://t.me/hromadske_ua/32855" text:style-name="Internet_20_link" text:visited-style-name="Visited_20_Internet_20_Link">
https://t.me/hromadske_ua/32855</text:a>
</text:p>
      <!--NEWS-->
      <text:h text:style-name="P10" text:outline-level="1">
<text:span text:style-name="T4">
在基辅报道的是导弹碎片的火灾掉落</text:span>
</text:h>
      <text:p text:style-name="P4">
作者: liveuamap (Language: en)</text:p>
      <text:p text:style-name="P4">
时间: 2023-05-17T22:17:45</text:p>
      <text:p text:style-name="P4">
地点: Kyiv, Kyiv city (Latitude:50.4598 Longtitude:30.5547)</text:p>
      <text:p text:style-name="P4">
视频: []</text:p>
      <text:p text:style-name="P4">
图片: ["<text:a xlink:type="simple" xlink:href="https://liveuamap.com/pics/2023/05/18/22563618_0.jpg" text:style-name="Internet_20_link" text:visited-style-name="Visited_20_Internet_20_Link">
22563618_0.jpg</text:a>
"]</text:p>
      <text:p text:style-name="P4">
标签: ["Europe", "Central and Eastern Europe"]</text:p>
      <text:p text:style-name="P4">
Id: 22563618</text:p>
      <!--METADATA-->
      <text:p text:style-name="P4">
在基辅报道的是导弹碎片的火灾掉落</text:p>
      <text:p text:style-name="P4">
<draw:frame draw:style-name="fr1" draw:name="Image2" text:anchor-type="as-char" svg:width="6.9236in" svg:height="8.341687in" draw:z-index="0">
<draw:image xlink:href="../Images/liveuamap/2023-05-17T22-17-45/22563618_0.jpg" xlink:type="simple" xlink:show="embed" xlink:actuate="onLoad" draw:mime-type="image/jpeg"/>
</draw:frame>
新闻集链接：<text:a xlink:type="simple" xlink:href="https://liveuamap.com/en/2023/18-may-fire-reported-in-kyiv-as-debris-of-a-missile-have" text:style-name="Internet_20_link" text:visited-style-name="Visited_20_Internet_20_Link">
https://liveuamap.com/en/2023/18-may-fire-reported-in-kyiv-as-debris-a---------a- of-a-a-a-missile-have</text:a>
</text:p>
      <text:p text:style-name="P4">
News Source: <text:a xlink:type="simple" xlink:href="https://t.me/kievreal1/41216" text:style-name="Internet_20_link" text:visited-style-name="Visited_20_Internet_20_Link">
https://t.me/kievreal1/41216</text:a>
</text:p>
      <!--NEWS-->
      <text:h text:style-name="P10" text:outline-level="1">
<text:span text:style-name="T4">
dnipro（04:19）。 红色警报：空中威胁。 警笛声。 立即掩盖！</text:span>
</text:h>
      <text:p text:style-name="P4">
作者: liveuamap (Language: en)</text:p>
      <text:p text:style-name="P4">
时间: 2023-05-17T22:20:00</text:p>
      <text:p text:style-name="P4">
地点: Dnipro (Latitude:48.46046 Longtitude:35.03942)</text:p>
      <text:p text:style-name="P4">
视频: []</text:p>
      <text:p text:style-name="P4">
图片: []</text:p>
      <text:p text:style-name="P4">
标签: ["Europe", "Central and Eastern Europe"]</text:p>
      <text:p text:style-name="P4">
Id: 22563619</text:p>
      <!--METADATA-->
      <text:p text:style-name="P4">
dnipro(04:19). Red Alert: aerial threat. Sirens sounding. Take cover now!</text:p>
      <text:p text:style-name="P4">
News Collection Link: <text:a xlink:type="simple" xlink:href="https://liveuamap.com/en/2023/18-may-dnipro0419-red-alert-aerial-threat-sirg" text:style-name="Internet_20_link" text:visited-style-name="Visited_20_Internet_20_Link">
https://liveuamap.com/en/2023/18-may-dnipro0419-red-alert-aerial-threat-sirg</text:a>
</text:p>
      <text:p text:style-name="P4">
News Source: <text:a xlink:type="simple" xlink:href="https://t.me/KyivCityOfficial/6717" text:style-name="Internet_20_link" text:visited-style-name="Visited_20_Internet_20_Link">
https://t.me/KyivCityOfficial/6717</text:a>
</text:p>
      <!--NEWS-->
      <text:h text:style-name="P10" text:outline-level="1">
<text:span text:style-name="T4">
基辅报道了更多爆炸</text:span>
</text:h>
      <text:p text:style-name="P4">
作者: liveuamap (Language: en)</text:p>
      <text:p text:style-name="P4">
时间: 2023-05-17T22:49:58</text:p>
      <text:p text:style-name="P4">
地点: Kyiv (Latitude:50.63324 Longtitude:30.49908)</text:p>
      <text:p text:style-name="P4">
视频: []</text:p>
      <text:p text:style-name="P4">
图片: []</text:p>
      <text:p text:style-name="P4">
标签: []</text:p>
      <text:p text:style-name="P4">
Id: 22563620</text:p>
      <!--METADATA-->
      <text:p text:style-name="P4">
基辅报道了更多爆炸</text:p>
      <text:p text:style-name="P4">
新闻集链接：<text:a xlink:type="simple" xlink:href="https://liveuamap.com/en/2023/18-may-more-explosions-were-reported-in-kyiv" text:style-name="Internet_20_link" text:visited-style-name="Visited_20_Internet_20_Link">
https://liveuamap.com/en/2023/18-may-more-explosions-were-reported-in-kyiv</text:a>
</text:p>
      <text:p text:style-name="P4">
News Source: <text:a xlink:type="simple" xlink:href="https://t.me/kyiv_polit/33250" text:style-name="Internet_20_link" text:visited-style-name="Visited_20_Internet_20_Link">
https://t.me/kyiv_polit/33250</text:a>
</text:p>
      <!--NEWS-->
      <text:h text:style-name="P10" text:outline-level="1">
<text:span text:style-name="T4">
Mykolaiv，Mykolayivska Oblast（05:27）。 红色警报：空中威胁。 警笛声。 立即掩盖！</text:span>
</text:h>
      <text:p text:style-name="P4">
作者: liveuamap (Language: en)</text:p>
      <text:p text:style-name="P4">
时间: 2023-05-17T23:28:00</text:p>
      <text:p text:style-name="P4">
地点: Mykolaiv (Latitude:46.9488 Longtitude:32.00662)</text:p>
      <text:p text:style-name="P4">
视频: []</text:p>
      <text:p text:style-name="P4">
图片: []</text:p>
      <text:p text:style-name="P4">
标签: ["Europe", "Central and Eastern Europe"]</text:p>
      <text:p text:style-name="P4">
Id: 22563621</text:p>
      <!--METADATA-->
      <text:p text:style-name="P4">
Nikolaev，Mykolaiv地区(05:27). Red Alert: aerial threat. Sirenssounding. Take cover now!</text:p>
      <text:p text:style-name="P4">
News Collection Link: <text:a xlink:type="simple" xlink:href="https://liveuamap.com/en/2023/18-may-mykolaiv-mykolayivska-oblast0527-red-ag" text:style-name="Internet_20_link" text:visited-style-name="Visited_20_Internet_20_Link">
https://liveuamap.com/en/2023/18-may-mykolaiv-mykolayivska-oblast0527-red-ag</text:a>
</text:p>
      <text:p text:style-name="P4">
News Source: <text:a xlink:type="simple" xlink:href="https://t.me/air_alert_ua/45816" text:style-name="Internet_20_link" text:visited-style-name="Visited_20_Internet_20_Link">
https://t.me/air_alert_ua/45816</text:a>
</text:p>
      <!--NEWS-->
      <text:h text:style-name="P10" text:outline-level="1">
<text:span text:style-name="T4">
Donetsk Oblast（05:52）。 红色警报：空中威胁。 警笛声。 立即掩盖！</text:span>
</text:h>
      <text:p text:style-name="P4">
作者: liveuamap (Language: en)</text:p>
      <text:p text:style-name="P4">
时间: 2023-05-17T23:52:00</text:p>
      <text:p text:style-name="P4">
地点: Donetsk Oblast (Latitude:48.72843 Longtitude:37.57855)</text:p>
      <text:p text:style-name="P4">
视频: []</text:p>
      <text:p text:style-name="P4">
图片: []</text:p>
      <text:p text:style-name="P4">
标签: ["Europe", "Central and Eastern Europe"]</text:p>
      <text:p text:style-name="P4">
Id: 22563622</text:p>
      <!--METADATA-->
      <text:p text:style-name="P4">
Donetsk Oblast(05:52). Red Alert: aerial threat. Sirens sounding. Take covernow!</text:p>
      <text:p text:style-name="P4">
News Collection Link: <text:a xlink:type="simple" xlink:href="https://liveuamap.com/en/2023/18-may-donetsk-oblast0552-red-alert-aerial-thg" text:style-name="Internet_20_link" text:visited-style-name="Visited_20_Internet_20_Link">
https://liveuamap.com/en/2023/18-may-donetsk-oblast0552-red-alert-aerial-thg</text:a>
</text:p>
      <text:p text:style-name="P4">
News Source: <text:a xlink:type="simple" xlink:href="https://t.me/air_alert_ua/45818" text:style-name="Internet_20_link" text:visited-style-name="Visited_20_Internet_20_Link">
https://t.me/air_alert_ua/45818</text:a>
</text:p>
      <!--NEWS-->
      <text:h text:style-name="P10" text:outline-level="1">
<text:span text:style-name="T4">
Zaporizka Oblast（05:52）。 红色警报：空中威胁。 警笛声。 立即掩盖！</text:span>
</text:h>
      <text:p text:style-name="P4">
作者: liveuamap (Language: en)</text:p>
      <text:p text:style-name="P4">
时间: 2023-05-17T23:53:00</text:p>
      <text:p text:style-name="P4">
地点: Zaporizka Oblast (Latitude:47.612081 Longtitude:35.764991)</text:p>
      <text:p text:style-name="P4">
视频: []</text:p>
      <text:p text:style-name="P4">
图片: []</text:p>
      <text:p text:style-name="P4">
标签: ["Europe", "Central and Eastern Europe"]</text:p>
      <text:p text:style-name="P4">
Id: 22563623</text:p>
      <!--METADATA-->
      <text:p text:style-name="P4">
Zaporizhzhia地区(05:52). Red Alert: aerial threat. Sirens sounding. Take covernow!</text:p>
      <text:p text:style-name="P4">
News Collection Link: <text:a xlink:type="simple" xlink:href="https://liveuamap.com/en/2023/18-may-zaporizka-oblast0552-red-alert-aerial-g" text:style-name="Internet_20_link" text:visited-style-name="Visited_20_Internet_20_Link">
https://liveuamap.com/en/2023/18-may-zaporizka-oblast0552-red-alert-aerial-g</text:a>
</text:p>
      <text:p text:style-name="P4">
News Source: <text:a xlink:type="simple" xlink:href="https://t.me/suspilnezaporizhzhya/12928" text:style-name="Internet_20_link" text:visited-style-name="Visited_20_Internet_20_Link">
https://t.me/suspilnezaporizhzhya/12928</text:a>
</text:p>
      <!--NEWS-->
      <text:h text:style-name="P10" text:outline-level="1">
<text:span text:style-name="T4">
Kharkiv，Kharkiv地区，Dnipro，Dnipropetrovsk地区（05:52）。 红色ALRT：空中tchretate。 ...</text:span>
</text:h>
      <text:p text:style-name="P4">
作者: liveuamap (Language: en)</text:p>
      <text:p text:style-name="P4">
时间: 2023-05-17T23:55:00</text:p>
      <text:p text:style-name="P4">
地点: Kharkiv (Latitude:49.98081000 Longtitude:36.25272000)</text:p>
      <text:p text:style-name="P4">
视频: []</text:p>
      <text:p text:style-name="P4">
图片: []</text:p>
      <text:p text:style-name="P4">
标签: ["Europe", "Central and Eastern Europe"]</text:p>
      <text:p text:style-name="P4">
Id: 22563624</text:p>
      <!--METADATA-->
      <text:p text:style-name="P4">
哈尔基夫(Kharkiv)，哈尔基夫地区，德尼普罗(Dnipro)(05:52). Red Alert:aerial threat. Sirens sounding. Take cover now!</text:p>
      <text:p text:style-name="P4">
News Collection Link: <text:a xlink:type="simple" xlink:href="https://liveuamap.com/en/2023/18-may-kharkiv-kharkivska-oblast-dnipro-dniprg" text:style-name="Internet_20_link" text:visited-style-name="Visited_20_Internet_20_Link">
https://liveuamap.com/en/2023/18-may-kharkiv-kharkivska-oblast-dnipro-dniprg</text:a>
</text:p>
      <text:p text:style-name="P4">
News Source: <text:a xlink:type="simple" xlink:href="https://t.me/air_alert_ua/45821" text:style-name="Internet_20_link" text:visited-style-name="Visited_20_Internet_20_Link">
https://t.me/air_alert_ua/45821</text:a>
</text:p>
      <!--NEWS-->
      <text:h text:style-name="P10" text:outline-level="1">
<text:span text:style-name="T4">
短的。 战争。 第447天。视频</text:span>
</text:h>
      <text:p text:style-name="P4">
作者: ['АРМІЯINFORM']</text:p>
      <text:p text:style-name="P4">
时间: 2023-05-17T30: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STOPRUSSIA', 'АГРЕСІЯ РФ', 'ВІДЕОДАЙДЖЕСТ', 'ВТОРГНЕННЯ РФ', 'ГШ ЗСУ']</text:p>
      <text:p text:style-name="P4">
类别: News</text:p>
      <!--METADATA-->
      <text:p text:style-name="P4">
News Source: <text:a xlink:type="simple" xlink:href="https://armyinform.com.ua/2023/05/17/korotko-vijna-den-447-videodajdzhest/" text:style-name="Internet_20_link" text:visited-style-name="Visited_20_Internet_20_Link">
https://armyinform.com.ua/2023/05/17/korotko-vijna-den-447-videodajdzhest/</text:a>
</text:p>
      <!--NEWS-->
      <text:h text:style-name="P10" text:outline-level="1">
<text:span text:style-name="T4">
Ukrposhta发行了Audiostyles，其中有军事和志愿者的故事在无人机上聚集为武装部队</text:span>
</text:h>
      <text:p text:style-name="P4">
作者: ['АРМІЯINFORM']</text:p>
      <text:p text:style-name="P4">
时间: 2023-05-17T31:00:00-04:00</text:p>
      <text:p text:style-name="P4">
描述: 关于TSE在Facebook，ukrposhta。 在审计师中，您会感到同样的感觉：...与乌克兰2022年的战争，与乌克兰的最新新闻，与乌克兰的新闻战争，与乌克兰2022年的新闻战争，今天将在乌克兰和俄罗斯之间发生战争，当他们说，与乌克兰将在2022年将在2022年，在不久的将来会与乌克兰战争</text:p>
      <text:p text:style-name="P4">
图片: ['<text:a xlink:type="simple" xlink:href="https://armyinform.com.ua/wp-content/uploads/2023/05/photo_2023-05-16_16-48-40.jpg" text:style-name="Internet_20_link" text:visited-style-name="Visited_20_Internet_20_Link">
photo_2023-05-16_16-48-40.jpg</text:a>
']</text:p>
      <text:p text:style-name="P4">
标签: []</text:p>
      <text:p text:style-name="P4">
类别: News</text:p>
      <!--METADATA-->
      <text:p text:style-name="P4">
<draw:frame draw:style-name="fr1" draw:name="Image3" text:anchor-type="as-char" svg:width="6.9236in" svg:height="6.9236in" draw:z-index="0">
<draw:image xlink:href="../Images/AРМІЯINFORM/2023-05-17T31-00-00-04-00/photo_2023-05-16_16-48-40.jpg" xlink:type="simple" xlink:show="embed" xlink:actuate="onLoad" draw:mime-type="image/jpeg"/>
</draw:frame>
在Facebook上关于它<text:a xlink:type="simple" xlink:href="https://www.facebook.com/story.php" text:style-name="Internet_20_link" text:visited-style-name="Visited_20_Internet_20_Link">
报告</text:a>
ukrposhta。</text:p>
      <text:p text:style-name="P4">
在Audiostyles中，您可以听到以下方式的故事：</text:p>
      <ul>
        <li>
Vadim Voroshilov的战斗机飞行员带有呼号“ Karaya”， <text:span text:style-name="T5">
志愿者Igor Lachenko； </text:span>
亚历山大·布德卡(Alexander Budka)在地形上的军队。</li>
      </ul>
      <text:p text:style-name="P4">
您可以在ukrposhta和在线的中央分支机构购买“英雄”明信片。</text:p>
      <text:p text:style-name="P4">
News Source: <text:a xlink:type="simple" xlink:href="https://armyinform.com.ua/2023/05/17/ukrposhta-vypustyla-audiolystivky-z-istoriyamy-vijskovyh-i-volonteriv-shhob-zibraty-na-drony-dlya-zsu/" text:style-name="Internet_20_link" text:visited-style-name="Visited_20_Internet_20_Link">
https://armyinform.com.ua/2023/05/17/ukrposhta-vypustyla-audiolystivky-z-istoriyamy-vijskovyh-i-volonteriv-shhob-zibraty-na-drony-dlya-zsu/</text:a>
</text:p>
      <!--NEWS-->
      <text:h text:style-name="P10" text:outline-level="1">
<text:span text:style-name="T4">
据报道，顿涅茨克地区的三名居民怀疑协作活动</text:span>
</text:h>
      <text:p text:style-name="P4">
作者: ['АРМІЯINFORM']</text:p>
      <text:p text:style-name="P4">
时间: 2023-05-17T32:00:00-04:00</text:p>
      <text:p text:style-name="P4">
描述: 对于专有的Kerivnitva，Donetskiye检察官办公室，Tom Gromyans被粉碎了...与乌克兰2022年的战争，与乌克兰的最新新闻，《与乌克兰新闻》，《与乌克兰的新闻》 2022年的战争，今天将在乌克兰和俄罗斯和俄罗斯和俄罗斯和俄罗斯和俄罗斯和俄罗斯和俄罗斯与俄罗斯和俄罗斯之间发动战争他们说，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5/zobrazhennya-whatsapp-data-2023-05-16-o-145738.jpg" text:style-name="Internet_20_link" text:visited-style-name="Visited_20_Internet_20_Link">
zobrazhennya-whatsapp-data-2023-05-16-o-145738.jpg</text:a>
']</text:p>
      <text:p text:style-name="P4">
标签: ['STOPRUSSIA', 'АГРЕСІЯ РФ', 'ВТОРГНЕННЯ РФ']</text:p>
      <text:p text:style-name="P4">
类别: News</text:p>
      <!--METADATA-->
      <text:p text:style-name="P4">
<draw:frame draw:style-name="fr1" draw:name="Image4" text:anchor-type="as-char" svg:width="6.9236in" svg:height="5.1927in" draw:z-index="0">
<draw:image xlink:href="../Images/AРМІЯINFORM/2023-05-17T32-00-00-04-00/zobrazhennya-whatsapp-data-2023-05-16-o-145738.jpg" xlink:type="simple" xlink:show="embed" xlink:actuate="onLoad" draw:mime-type="image/jpeg"/>
</draw:frame>
在顿涅茨克地区检察官办公室的程序领导下，据报道，三名公民涉嫌合作活动，理由，承认权利，否认俄罗斯联邦对乌克兰的武装侵略，荣耀其参与者(艺术的第6部分。 111-1，艺术第2部分。 乌克兰刑法的436-2).</text:p>
      <text:p text:style-name="P4">
Про це <text:a xlink:type="simple" xlink:href="https://www.gp.gov.ua/ua/posts/vipravdovuyut-zlocini-okupantiv-ta-posiryuyut-dopisi-rosiiskix-propagandistiv-tryom-meskancyam-doneccini-povidomleno-pro-pidozru" text:style-name="Internet_20_link" text:visited-style-name="Visited_20_Internet_20_Link">
повідомляє</text:a>
检察长办公室。</text:p>
      <text:p text:style-name="P4">
根据调查，2022年3月，Mariupol的居民在乌克兰创建了一个页面，以提供信息支持。</text:p>
      <text:p text:style-name="P4">
假新闻记者将自己定位为被称为So的军事通讯员，责备了Donetsk地区炮击的武装部队。 俄罗斯媒体“战争”在他的“文章”和“访谈”中讲述了非法武装阵型的“壮举”。 由于他对占领者的忠实服务，他被“尊敬的DNR记者”的头衔提出。 他目前正在进行特殊的预审调查，并被通缉。</text:p>
      <text:p text:style-name="P4">
去年4月和10月，另一位嫌疑人是Pokrovskaya的居民，谴责了社交网络上亲俄罗斯在线资源的信息。 她特别注意俄罗斯联邦宣传员的职位。 Mykolaivk Kramatorsk地区的居民证明了俄罗斯入侵者的罪行是合理的。 他是另一项职业 - 俄罗斯社交网络材料，他的荣耀杀死了乌克兰人 - 特别是“ Wagnets”和“不朽的英雄 - 更多”。 他还传播其他人来支持侵略者国家。</text:p>
      <text:p text:style-name="P4">
预审调查在顿涅茨克和卢汉斯克地区进行了乌克兰的安全局。</text:p>
      <text:p text:style-name="P4">
注意：根据艺术。 62乌克兰宪法是一个​​人被认为是不请求犯罪的人，并且在法律上证明其内gui并被法院起诉确立后，不能受到刑事惩罚。</text:p>
      <text:p text:style-name="P4">
News Source: <text:a xlink:type="simple" xlink:href="https://armyinform.com.ua/2023/05/17/trom-meshkanczyam-donechchyny-povidomleno-pro-pidozru-u-kolaboraczijnij-diyalnosti/" text:style-name="Internet_20_link" text:visited-style-name="Visited_20_Internet_20_Link">
https://armyinform.com.ua/2023/05/17/trom-meshkanczyam-donechchyny-povidomleno-pro-pidozru-u-kolaboraczijnij-diyalnosti/</text:a>
</text:p>
      <!--NEWS-->
      <text:h text:style-name="P10" text:outline-level="1">
<text:span text:style-name="T4">
根据俄罗斯侵略的联合国的说法，乌克兰有23,000多名平民受伤</text:span>
</text:h>
      <text:p text:style-name="P4">
作者: ['АРМІЯINFORM']</text:p>
      <text:p text:style-name="P4">
时间: 2023-05-17T33:00:00-04:00</text:p>
      <text:p text:style-name="P4">
描述: 为了为人的贝兹佩基（Bezpeki）而言，人文学科秘书普兰·马丁（Putan Martin）今天，乌克兰与俄罗斯之间以及2022年与乌克兰的战争是否会发生战争，无论是否有一年，他们都会在不久的将来与乌克兰发生战争，他们说，与乌克兰的战争，乌克兰的新闻是与乌克兰的战争今天，乌克兰新闻在乌克兰媒体的俄罗斯人</text:p>
      <text:p text:style-name="P4">
图片: ['<text:a xlink:type="simple" xlink:href="https://armyinform.com.ua/wp-content/uploads/2023/05/vbbq3j-c1200x630x50px50p-c1200x630x50px50p-db2950dbed813286c8b24c8e0865676f.png" text:style-name="Internet_20_link" text:visited-style-name="Visited_20_Internet_20_Link">
vbbq3j-c1200x630x50px50p-c1200x630x50px50p-db2950dbed813286c8b24c8e0865676f.png</text:a>
']</text:p>
      <text:p text:style-name="P4">
标签: ['STOPRUSSIA', 'АГРЕСІЯ РФ', 'ВТОРГНЕННЯ РФ']</text:p>
      <text:p text:style-name="P4">
类别: News</text:p>
      <!--METADATA-->
      <text:p text:style-name="P4">
<draw:frame draw:style-name="fr1" draw:name="Image5" text:anchor-type="as-char" svg:width="6.9236in" svg:height="3.63489in" draw:z-index="0">
<draw:image xlink:href="../Images/AРМІЯINFORM/2023-05-17T33-00-00-04-00/vbbq3j-c1200x630x50px50p-c1200x630x50px50p-db2950dbed813286c8b24c8e0865676f.png" xlink:type="simple" xlink:show="embed" xlink:actuate="onLoad" draw:mime-type="image/png"/>
</draw:frame>
说明性照片</text:p>
      <text:p text:style-name="P4">
在联合国安理会的一次会议上，人道主义事务副秘书马特林格里夫·希特(Marteringriffhhitns)<text:a xlink:type="simple" xlink:href="https://news.un.org/en/story/2023/05/1136657" text:style-name="Internet_20_link" text:visited-style-name="Visited_20_Internet_20_Link">
宣布</text:a>
从大型俄罗斯侵略开始，就记录了23名600名受害者。 他还补充说，损失可能更大。</text:p>
      <text:p text:style-name="P4">
此外，联合国副秘书长指出，在今年的第一季度，有近360万人在乌克兰获得了人道主义援助。 特别是关于现金支付，食品，医疗服务。</text:p>
      <text:p text:style-name="P4">
但是，根据格里菲斯(Griffiths)的说法，最大的问题仍然是无法到达顿涅茨克(Donetsk)，卢汉斯克(Luhansk)，赫森(Kherson)和扎波里兹(Zaporizhia)地区的所有地区。 他强调说，俄罗斯从未允许向占领地区的前线社区提供人道主义援助。</text:p>
      <text:p text:style-name="P4">
<text:span text:style-name="T5">
伙计：(https://minre.gov.ua/)</text:span>
</text:p>
      <text:p text:style-name="P4">
News Source: <text:a xlink:type="simple" xlink:href="https://armyinform.com.ua/2023/05/17/za-danymy-oon-vid-rosijskoyi-agresiyi-postrazhdalo-ponad-23-tysyachi-myrnyh-zhyteliv-ukrayiny/" text:style-name="Internet_20_link" text:visited-style-name="Visited_20_Internet_20_Link">
https://armyinform.com.ua/2023/05/17/za-danymy-oon-vid-rosijskoyi-agresiyi-postrazhdalo-ponad-23-tysyachi-myrnyh-zhyteliv-ukrayiny/</text:a>
</text:p>
      <!--NEWS-->
      <text:h text:style-name="P10" text:outline-level="1">
<text:span text:style-name="T4">
SBU继续向占领者提供“爆炸性礼物”</text:span>
</text:h>
      <text:p text:style-name="P4">
作者: ['АРМІЯINFORM']</text:p>
      <text:p text:style-name="P4">
时间: 2023-05-17T34:00:00-04:00</text:p>
      <text:p text:style-name="P4">
描述: SBU ZBASNISTENIT替代递送Boyspasiv的特殊迹象直接在Rashistiv的头上。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标签: ['STOPRUSSIA', 'ВІЙНА', 'ВТОРГНЕННЯ РФ', 'СБУ']</text:p>
      <text:p text:style-name="P4">
类别: News</text:p>
      <!--METADATA-->
      <text:p text:style-name="P4">
<draw:frame draw:style-name="fr1" draw:name="Image6" text:anchor-type="as-char" svg:width="6.9236in" svg:height="4.367194in" draw:z-index="0">
<draw:image xlink:href="../Images/AРМІЯINFORM/2023-05-17T34-00-00-04-00/a8879da467f5ef3186c59aa101cecbce_id76321_1300x820_141_650x410.jpg" xlink:type="simple" xlink:show="embed" xlink:actuate="onLoad" draw:mime-type="image/jpeg"/>
</draw:frame>
说明性照片</text:p>
      <text:p text:style-name="P4">
SBU特种部队将有针对性的弹药直接传递到头部。</text:p>
      <text:p text:style-name="P4">
视频<text:a xlink:type="simple" xlink:href="https://www.facebook.com/SecurSerUkraine/videos/1006591356902175/" text:style-name="Internet_20_link" text:visited-style-name="Visited_20_Internet_20_Link">
公开</text:a>
关于乌克兰在Facebook上的安全服务。</text:p>
      <text:p text:style-name="P4">
“俄罗斯人抱怨他们缺乏弹药？ 特种部队Sbuzaps直接地址交付而无需延迟。 入侵者仅“在旅途中”收到他们的命令。 与CSO“ A”的冲击无人机的操作员都是被强行收到包裹的时间，以处理尽可能多的订单。 信息不仅是我们士兵的工作，还将很快被摧毁和设备。”信息写道。</text:p>
      <text:p text:style-name="P4">
News Source: <text:a xlink:type="simple" xlink:href="https://armyinform.com.ua/2023/05/17/sbu-prodovzhuye-dostavlyaty-vybuhovi-podarunky-okupantam/" text:style-name="Internet_20_link" text:visited-style-name="Visited_20_Internet_20_Link">
https://armyinform.com.ua/2023/05/17/sbu-prodovzhuye-dostavlyaty-vybuhovi-podarunky-okupantam/</text:a>
</text:p>
      <!--NEWS-->
      <text:h text:style-name="P10" text:outline-level="1">
<text:span text:style-name="T4">
资深枢纽与Softserve Ukraine一起为想要尝试自己的退伍军人开设了免费课程</text:span>
</text:h>
      <text:p text:style-name="P4">
作者: ['АРМІЯINFORM']</text:p>
      <text:p text:style-name="P4">
时间: 2023-05-17T35:00:00-04:00</text:p>
      <text:p text:style-name="P4">
描述: 关于TSE在Facebook，资深枢纽。 “ Empoweru。 TESET课程的地下室配备了...与乌克兰2022年的战争，与乌克兰的最新新闻，今天与乌克兰2022年的新闻战争，乌克兰和俄罗斯之间以及俄罗斯之间的战争以及2022年与乌克兰的战争之间的战争是否将在不久</text:p>
      <text:p text:style-name="P4">
图片: ['<text:a xlink:type="simple" xlink:href="https://armyinform.com.ua/wp-content/uploads/2023/05/347099444_636904661200682_6454432333693675441_n.png" text:style-name="Internet_20_link" text:visited-style-name="Visited_20_Internet_20_Link">
347099444_636904661200682_6454432333693675441_n.png</text:a>
']</text:p>
      <text:p text:style-name="P4">
标签: ['STOPRUSSIA', 'АГРЕСІЯ РФ', 'ВТОРГНЕННЯ РФ']</text:p>
      <text:p text:style-name="P4">
类别: News</text:p>
      <!--METADATA-->
      <text:p text:style-name="P4">
<draw:frame draw:style-name="fr1" draw:name="Image7" text:anchor-type="as-char" svg:width="6.9236in" svg:height="6.888982in" draw:z-index="0">
<draw:image xlink:href="../Images/AРМІЯINFORM/2023-05-17T35-00-00-04-00/347099444_636904661200682_6454432333693675441_n.png" xlink:type="simple" xlink:show="embed" xlink:actuate="onLoad" draw:mime-type="image/png"/>
</draw:frame>
在Facebook报告中有关它<text:a xlink:type="simple" xlink:href="https://www.facebook.com/VeteranHubUa/" text:style-name="Internet_20_link" text:visited-style-name="Visited_20_Internet_20_Link">
Veteranhub</text:a>
.</text:p>
      <text:p text:style-name="P4">
«EmpowerU. Базовий курс тестування та основи IT» — це курс для тих, хто тількипочинає свій шлях в програмуванні, незалежно від знань чи досвіду. Тут тиотримаєш знання, менторську підтримку та мотивацію для подальшого карʼєрногорозвитку в IT.</text:p>
      <text:p text:style-name="P4">
Після завершення курсу ти зможеш:</text:p>
      <ul>
        <li>
розрізняти різні типи тестування ПЗ;  * створювати та проходити тестові випадки;  * розуміти архітектуру сучасних програм;  * застосовувати знання про бази даних та мережі, а також HTML;  * розуміти, які комунікативні навички потрібні для успішної кар’єри в ІТ.</li>
      </ul>
      <text:p text:style-name="P4">
<text:span text:style-name="T4">
Курс стартує 29 травня в онлайн-форматі.</text:span>
</text:p>
      <text:p text:style-name="P4">
Тривалість курсу: 2 місяці. Заняття проходитимуть 2 рази на тиждень по 2години.</text:p>
      <text:p text:style-name="P4">
Для проходження курсу важливо володіти англійською мовою на рівні не нижчомуPre-intermediate.</text:p>
      <text:p text:style-name="P4">
Якщо хочеш долучитися до навчання, заповнюй реєстраційну форму за посиланням:<text:a xlink:type="simple" xlink:href="https://l.facebook.com/l.php" text:style-name="Internet_20_link" text:visited-style-name="Visited_20_Internet_20_Link">
https://forms.gle/vBAuMgVNv5hHpHf47</text:a>
</text:p>
      <text:p text:style-name="P4">
News Source: <text:a xlink:type="simple" xlink:href="https://armyinform.com.ua/2023/05/17/veteran-hub-razom-iz-kompaniyeyu-softserve-ukraine-zapustyly-bezoplatnyj-kurs-dlya-veteraniv-yaki-hochut-sprobuvaty-sebe-v-it/" text:style-name="Internet_20_link" text:visited-style-name="Visited_20_Internet_20_Link">
https://armyinform.com.ua/2023/05/17/veteran-hub-razom-iz-kompaniyeyu-softserve-ukraine-zapustyly-bezoplatnyj-kurs-dlya-veteraniv-yaki-hochut-sprobuvaty-sebe-v-it/</text:a>
</text:p>
      <!--NEWS-->
      <text:h text:style-name="P10" text:outline-level="1">
<text:span text:style-name="T4">
据报道，占领者涉嫌在基辅地区对平民治疗不良</text:span>
</text:h>
      <text:p text:style-name="P4">
作者: ['АРМІЯINFORM']</text:p>
      <text:p text:style-name="P4">
时间: 2023-05-17T36:00:00-04:00</text:p>
      <text:p text:style-name="P4">
描述: DBR Pratsikhniki屈服于Rosiyki Payders的同一位指挥官。。。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5/dbr.jpeg" text:style-name="Internet_20_link" text:visited-style-name="Visited_20_Internet_20_Link">
dbr.jpeg</text:a>
']</text:p>
      <text:p text:style-name="P4">
标签: ['STOPRUSSIA', 'АГРЕСІЯ РФ', 'ВТОРГНЕННЯ РФ', 'ДБР']</text:p>
      <text:p text:style-name="P4">
类别: News</text:p>
      <!--METADATA-->
      <text:p text:style-name="P4">
<draw:frame draw:style-name="fr1" draw:name="Image8" text:anchor-type="as-char" svg:width="6.9236in" svg:height="4.32148in" draw:z-index="0">
<draw:image xlink:href="../Images/AРМІЯINFORM/2023-05-17T36-00-00-04-00/dbr.jpeg" xlink:type="simple" xlink:show="embed" xlink:actuate="onLoad" draw:mime-type="image/jpeg"/>
</draw:frame>
DBR雇员向俄罗斯俄罗斯军队的一名指挥官报告了怀疑。 在他的纳基维地区单位暂时逗留期间，他下达了下属的虐待民事登记，造成了其他违反法律和战争习俗的行为。</text:p>
      <text:p text:style-name="P4">
关于它<text:a xlink:type="simple" xlink:href="https://dbr.gov.ua/news/dbr-povidomilo-pro-pidozru-rosijskomu-vijskovomu-u-zhorstokomu-povodzhenni-z-civilnim-naselennyam-na-kiivshhini" text:style-name="Internet_20_link" text:visited-style-name="Visited_20_Internet_20_Link">
报告</text:a>
国家局调查。</text:p>
      <text:p text:style-name="P4">
特别是，2022年3月，帕维尔·巴巴利希(Pavel Babalich)上尉第137降落伞军团的一名指挥官是基辅 - 沃萨瓦·沃萨瓦高速公路(Nemishayevo and Mykulychi district)的基辅沃萨瓦·沃萨瓦高速公路所在地。</text:p>
      <text:p text:style-name="P4">
罪犯期望武装部队的进攻型，命令沿着路线行驶的平民车辆射击。 在与国家警察的合作中，有记录在至少有两辆与奇迹般地留在小武器的平民的汽车。</text:p>
      <text:p text:style-name="P4">
目前，Babalich和他的下属被合理地涉嫌根据Art的第2部分犯罪。 28，艺术第1部分。 《乌克兰刑法》第438条，即虐待平民以及其他国际条约规定的法律和习俗的行为。</text:p>
      <text:p text:style-name="P4">
程序指导由乌克兰检察长办公室进行。</text:p>
      <text:p text:style-name="P4">
News Source: <text:a xlink:type="simple" xlink:href="https://armyinform.com.ua/2023/05/17/okupantu-povidemlono-pro-pidozru-za-zhorstoke-povodzhennya-z-czyvilnym-naselennyam-na-kyyivshhyni/" text:style-name="Internet_20_link" text:visited-style-name="Visited_20_Internet_20_Link">
https://armyinform.com.ua/2023/05/17/okupantu-povidemlono-pro-pidozru-za-zhorstoke-povodzhennya-z-czyvilnym-naselennyam-na-kyyivshhyni/</text:a>
</text:p>
      <!--NEWS-->
      <text:h text:style-name="P10" text:outline-level="1">
<text:span text:style-name="T4">
武装部队武装部队的妻子分享</text:span>
</text:h>
      <text:p text:style-name="P4">
作者: ['АРМІЯINFORM']</text:p>
      <text:p text:style-name="P4">
时间: 2023-05-17T37:00:00-04:00</text:p>
      <text:p text:style-name="P4">
描述: dan Klumen Rozmova在电报上发表了Golovna Directate Rosvesmi Minsteniy ...与乌克兰2022年的战争，与乌克兰的最新新闻，今天与乌克兰2022年的新闻战争，今天与乌克兰2022年的新闻战，乌克兰和俄罗斯之间的战争将与俄罗斯之间以及俄罗斯之间的战争以及何时进行战争。他们说，乌克兰在2022年将是与乌克兰的战争</text:p>
      <text:p text:style-name="P4">
图片: ['<text:a xlink:type="simple" xlink:href="https://armyinform.com.ua/wp-content/uploads/2023/03/gurperehoplennya.jpg" text:style-name="Internet_20_link" text:visited-style-name="Visited_20_Internet_20_Link">
gurperehoplennya.jpg</text:a>
']</text:p>
      <text:p text:style-name="P4">
标签: ['STOPRUSSIA', 'АГРЕСІЯ РФ', 'ВТОРГНЕННЯ РФ']</text:p>
      <text:p text:style-name="P4">
类别: News</text:p>
      <!--METADATA-->
      <text:p text:style-name="P4">
<draw:frame draw:style-name="fr1" draw:name="Image9" text:anchor-type="as-char" svg:width="6.9236in" svg:height="3.894525in" draw:z-index="0">
<draw:image xlink:href="../Images/AРМІЯINFORM/2023-05-17T37-00-00-04-00/gurperehoplennya.jpg" xlink:type="simple" xlink:show="embed" xlink:actuate="onLoad" draw:mime-type="image/jpeg"/>
</draw:frame>
电报中的电话交谈<text:a xlink:type="simple" xlink:href="https://t.me/DIUkraine" text:style-name="Internet_20_link" text:visited-style-name="Visited_20_Internet_20_Link">
发布</text:a>
乌克兰国防部情报局主要局。</text:p>
      <text:p text:style-name="P4">
<text:span text:style-name="T5">
“您想要这个，备用，不带出去，英雄们不会以这种方式奉献”； </text:span>
“该系列中的战es中的士兵，但他们没有头……”</text:p>
      <text:p text:style-name="P4">
对于针对乌克兰的每项军事犯罪，都会有公平的付款。</text:p>
      <text:p text:style-name="P4">
News Source: <text:a xlink:type="simple" xlink:href="https://armyinform.com.ua/2023/05/17/druzhyna-vijskovosluzhbovczya-zs-rf-dilytsya-hvylyuvannyamy-shhodo-nastupalnyh-dij-zi-storony-zsu-perehoplennya-gur/" text:style-name="Internet_20_link" text:visited-style-name="Visited_20_Internet_20_Link">
https://armyinform.com.ua/2023/05/17/druzhyna-vijskovosluzhbovczya-zs-rf-dilytsya-hvylyuvannyamy-shhodo-nastupalnyh-dij-zi-storony-zsu-perehoplennya-gur/</text:a>
</text:p>
      <!--NEWS-->
      <text:h text:style-name="P10" text:outline-level="1">
<text:span text:style-name="T4">
在顿涅茨克地区，与敌人发生了55次战斗冲突：Bakhmut和Marinka继续进行激烈的战斗</text:span>
</text:h>
      <text:p text:style-name="P4">
作者: ['АРМІЯINFORM']</text:p>
      <text:p text:style-name="P4">
时间: 2023-05-17T38:00:00-04:00</text:p>
      <text:p text:style-name="P4">
描述: 敌人是Zoedzhuvati Major Zuill在Bakhmutsky的Limansky上的Zo.俄罗斯，当他们在2022年与乌克兰的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5/bahmut-sytuacziya.jpg" text:style-name="Internet_20_link" text:visited-style-name="Visited_20_Internet_20_Link">
bahmut-sytuacziya.jpg</text:a>
']</text:p>
      <text:p text:style-name="P4">
标签: ['STOPRUSSIA', 'АГРЕСІЯ РФ', 'ВІЙНА', 'ВТОРГНЕННЯ РФ', 'ГШ ЗСУ', 'ОПЕРАТИВНА ІНФОРМАЦІЯ', 'РАНКОВЕ ЗВЕДЕННЯ', 'ХРОНІКА ОБОРОНИ']</text:p>
      <text:p text:style-name="P4">
类别: News</text:p>
      <!--METADATA-->
      <text:p text:style-name="P4">
<draw:frame draw:style-name="fr1" draw:name="Image10" text:anchor-type="as-char" svg:width="6.9236in" svg:height="4.275627in" draw:z-index="0">
<draw:image xlink:href="../Images/AРМІЯINFORM/2023-05-17T38-00-00-04-00/bahmut-sytuacziya.jpg" xlink:type="simple" xlink:show="embed" xlink:actuate="onLoad" draw:mime-type="image/jpeg"/>
</draw:frame>
说明性照片<text:span text:style-name="T4">
🔥俄罗斯入侵的情况</text:span>
</text:p>
      <text:p text:style-name="P4">
敌人继续专注于利马，巴赫穆特，阿维迪夫和玛丽斯基的主要努力 - 最后一天发生了55次战斗冲突。 Bakhmut Tamarinka仍然是敌对行动的中心。</text:p>
      <text:p text:style-name="P4">
在Facebook上关于它<text:a xlink:type="simple" xlink:href="https://www.facebook.com/GeneralStaff.ua/posts/pfbid0LLXF6EDDbPMSx9VCwzsmgj6KK5WMSyqHhF5EDmgvYtJgZpUwpvYe1XH3jbudpNAal" text:style-name="Internet_20_link" text:visited-style-name="Visited_20_Internet_20_Link">
报告</text:a>
武装部队的总人员。</text:p>
      <text:p text:style-name="P4">
“在巴赫穆特的方向上，敌人继续采取进攻行动。 巴赫穆特(Bakhmut)有一场加权战。 敌人还朝着这一方向进行了不成功的进攻行动。 在马林斯基的方向上，国防军的部队反映了敌人在马林卡市的众多攻击。 入侵者击中了Krasnogorivka航空罢工。 同时，Krasnogorivka，Sharp，Marinka和Donetsk地区的胜利遭受了敌对的炮击。”</text:p>
      <text:p text:style-name="P4">
News Source: <text:a xlink:type="simple" xlink:href="https://armyinform.com.ua/2023/05/17/na-donechchyni-vidbulosya-55-bojovyh-zitknen-z-protyvnykom-vazhki-boyi-tryvayut-za-bahmut-i-maryinku/" text:style-name="Internet_20_link" text:visited-style-name="Visited_20_Internet_20_Link">
https://armyinform.com.ua/2023/05/17/na-donechchyni-vidbulosya-55-bojovyh-zitknen-z-protyvnykom-vazhki-boyi-tryvayut-za-bahmut-i-maryinku/</text:a>
</text:p>
      <!--NEWS-->
      <text:h text:style-name="P10" text:outline-level="1">
<text:span text:style-name="T4">
在Zaporozhye地区，占领者将部队放在幼儿园</text:span>
</text:h>
      <text:p text:style-name="P4">
作者: ['АРМІЯINFORM']</text:p>
      <text:p text:style-name="P4">
时间: 2023-05-17T39:00:00-04:00</text:p>
      <text:p text:style-name="P4">
描述: 敌人与Zynly Vikoristovati Doshkilleni Timchasovo ...与2022年与乌克兰的战争，与乌克兰的最新消息，今天与乌克兰的最新消息，今天与乌克兰的新闻战争，乌克兰的新闻战争将在乌克兰和俄罗斯与乌克兰之间发动战争，当他们说，在2022年是否在不久的将来与乌克兰战争，他们说，与乌克兰的战争，今天的乌克兰新闻，乌克兰的新闻，乌克兰媒体在俄罗斯的媒体</text:p>
      <text:p text:style-name="P4">
图片: ['<text:a xlink:type="simple" xlink:href="https://armyinform.com.ua/wp-content/uploads/2022/09/2022-09-22-okupanty-planuyut-zaluchaty-ditej2.jpg" text:style-name="Internet_20_link" text:visited-style-name="Visited_20_Internet_20_Link">
2022-09-22-okupanty-planuyut-zaluchaty-ditej2.jpg</text:a>
']</text:p>
      <text:p text:style-name="P4">
标签: ['STOPRUSSIA', 'АГРЕСІЯ РФ', 'ВТОРГНЕННЯ РФ', 'ГШ ЗСУ', 'ОПЕРАТИВНА ІНФОРМАЦІЯ', 'РАНКОВЕ ЗВЕДЕННЯ']</text:p>
      <text:p text:style-name="P4">
类别: News</text:p>
      <!--METADATA-->
      <text:p text:style-name="P4">
<draw:frame draw:style-name="fr1" draw:name="Image11" text:anchor-type="as-char" svg:width="6.9236in" svg:height="3.472134in" draw:z-index="0">
<draw:image xlink:href="../Images/AРМІЯINFORM/2023-05-17T39-00-00-04-00/2022-09-22-okupanty-planuyut-zaluchaty-ditej2.jpg" xlink:type="simple" xlink:show="embed" xlink:actuate="onLoad" draw:mime-type="image/jpeg"/>
</draw:frame>
说明性照片<text:span text:style-name="T4">
🔥俄罗斯完成的情况</text:span>
</text:p>
      <text:p text:style-name="P4">
敌人继续为自己的目的而愤世嫉俗地使用学龄前灯。</text:p>
      <text:p text:style-name="P4">
在Facebook上关于它<text:a xlink:type="simple" xlink:href="https://www.facebook.com/GeneralStaff.ua/posts/pfbid0LLXF6EDDbPMSx9VCwzsmgj6KK5WMSyqHhF5EDmgvYtJgZpUwpvYe1XH3jbudpNAal" text:style-name="Internet_20_link" text:visited-style-name="Visited_20_Internet_20_Link">
报告</text:a>
武装部队的总人员。</text:p>
      <text:p text:style-name="P4">
«由俄罗斯人拥有的Zaporizhzhia地区Yuryevka村的幼儿园建筑用于容纳人员。 同时，幼儿园的蜘蛛侠被从战斗机定居点带出的平民所居住。”演讲写道。</text:p>
      <text:p text:style-name="P4">
News Source: <text:a xlink:type="simple" xlink:href="https://armyinform.com.ua/2023/05/17/u-zaporizkij-oblasti-okupanty-rozmishhuyut-svoyi-vijska-u-dytyachomu-sadochku/" text:style-name="Internet_20_link" text:visited-style-name="Visited_20_Internet_20_Link">
https://armyinform.com.ua/2023/05/17/u-zaporizkij-oblasti-okupanty-rozmishhuyut-svoyi-vijska-u-dytyachomu-sadochku/</text:a>
</text:p>
      <!--NEWS-->
      <text:h text:style-name="P10" text:outline-level="1">
<text:span text:style-name="T4">
我们的后卫最后一天摧毁了16种不同类型的敌人无人机</text:span>
</text:h>
      <text:p text:style-name="P4">
作者: ['АРМІЯINFORM']</text:p>
      <text:p text:style-name="P4">
时间: 2023-05-17T40:00:00-04:00</text:p>
      <text:p text:style-name="P4">
描述: 过去DOB的Avisiaziya国防军在Zserdzhennya的地区进行了14次罢工...与乌克兰2022年的战争，与乌克兰的战争是今天的最新消息，这是与乌克兰2022的新闻战争，这是今天的最后一场，将会有一场乌克兰与俄罗斯之间的战争以及与乌克兰的战争在不久的将来是否会与乌克兰进行战争，今天与乌克兰的战争，今天与乌克兰的战争，乌克兰新闻，乌克兰媒体的乌克兰新闻，俄罗斯的乌克兰新闻在俄罗斯</text:p>
      <text:p text:style-name="P4">
图片: ['<text:a xlink:type="simple" xlink:href="https://armyinform.com.ua/wp-content/uploads/2022/10/2022-10-04-avtor-1-zsu-za-visim-misyacziv-znyshhyly-bilshu-polovynu-vijskovyh-bpla1-e1664889963810.jpg" text:style-name="Internet_20_link" text:visited-style-name="Visited_20_Internet_20_Link">
2022-10-04-avtor-1-zsu-za-visim-misyacziv-znyshhyly-bilshu-polovynu-vijskovyh-bpla1-e1664889963810.jpg</text:a>
']</text:p>
      <text:p text:style-name="P4">
标签: ['STOPRUSSIA', 'АГРЕСІЯ РФ', 'ВІЙНА', 'ВТОРГНЕННЯ РФ', 'ГШ ЗСУ', 'ОПЕРАТИВНА ІНФОРМАЦІЯ', 'РАНКОВЕ ЗВЕДЕННЯ', 'ХРОНІКА ОБОРОНИ']</text:p>
      <text:p text:style-name="P4">
类别: News</text:p>
      <!--METADATA-->
      <text:p text:style-name="P4">
<draw:frame draw:style-name="fr1" draw:name="Image12" text:anchor-type="as-char" svg:width="6.9236in" svg:height="4.669802in" draw:z-index="0">
<draw:image xlink:href="../Images/AРМІЯINFORM/2023-05-17T40-00-00-04-00/2022-10-04-avtor-1-zsu-za-visim-misyacziv-znyshhyly-bilshu-polovynu-vijskovyh-bpla1-e1664889963810.jpg" xlink:type="simple" xlink:show="embed" xlink:actuate="onLoad" draw:mime-type="image/jpeg"/>
</draw:frame>
说明性照片<text:span text:style-name="T4">
🔥俄罗斯入侵</text:span>
</text:p>
      <text:p text:style-name="P4">
在过去的24小时内，防御力的飞机在敌人的个人人员和军事装备以及敌人的防空导弹综合大楼的集中力量中取得了14次跳动。 在过去的24小时内，我们的防守者摧毁了10次冲击和6次侦察无人机。</text:p>
      <text:p text:style-name="P4">
在Facebook上关于它<text:a xlink:type="simple" xlink:href="https://www.facebook.com/GeneralStaff.ua/posts/pfbid0LLXF6EDDbPMSx9VCwzsmgj6KK5WMSyqHhF5EDmgvYtJgZpUwpvYe1XH3jbudpNAal" text:style-name="Internet_20_link" text:visited-style-name="Visited_20_Internet_20_Link">
报告</text:a>
武装部队的总人员。</text:p>
      <text:p text:style-name="P4">
消息传出：“导弹和炮兵部队受到6个活力地区，3个无线电电子斗争站，4个敌人存储以及占用者的1点燃料和润滑剂的影响。”</text:p>
      <text:p text:style-name="P4">
News Source: <text:a xlink:type="simple" xlink:href="https://armyinform.com.ua/2023/05/17/nashi-zahysnyky-mynuloyi-doby-znyshhyly-16-rosijkyh-bpla-riznyh-typiv/" text:style-name="Internet_20_link" text:visited-style-name="Visited_20_Internet_20_Link">
https://armyinform.com.ua/2023/05/17/nashi-zahysnyky-mynuloyi-doby-znyshhyly-16-rosijkyh-bpla-riznyh-typiv/</text:a>
</text:p>
      <!--NEWS-->
      <text:h text:style-name="P10" text:outline-level="1">
<text:span text:style-name="T4">
自大规模侵略对乌克兰以来，超过20万名士兵失去了俄罗斯联邦的军队</text:span>
</text:h>
      <text:p text:style-name="P4">
作者: ['АРМІЯINFORM']</text:p>
      <text:p text:style-name="P4">
时间: 2023-05-17T41:00:00-04:00</text:p>
      <text:p text:style-name="P4">
描述: Zagalni Boyov，在02/24/22到05/17/23 Orintovo成为：...与乌克兰2022的战争，与乌克兰与乌克兰的战争，今天与乌克兰的最新消息，今天与乌克兰2022年的新闻战争，今天会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5/e1e7cd27-2e6e-4a3a-b5f4-53420431b742-scaled.jpg" text:style-name="Internet_20_link" text:visited-style-name="Visited_20_Internet_20_Link">
e1e7cd27-2e6e-4a3a-b5f4-53420431b742-scaled.jpg</text:a>
']</text:p>
      <text:p text:style-name="P4">
标签: ['STOPRUSSIA', 'АГРЕСІЯ РФ', 'ВТОРГНЕННЯ РФ', 'ВТРАТИ ВОРОГА', 'ГШ ЗСУ']</text:p>
      <text:p text:style-name="P4">
类别: News</text:p>
      <!--METADATA-->
      <text:p text:style-name="P4">
<draw:frame draw:style-name="fr1" draw:name="Image13" text:anchor-type="as-char" svg:width="6.9236in" svg:height="6.975527in" draw:z-index="0">
<draw:image xlink:href="../Images/AРМІЯINFORM/2023-05-17T41-00-00-04-00/e1e7cd27-2e6e-4a3a-b5f4-53420431b742-scaled.jpg" xlink:type="simple" xlink:show="embed" xlink:actuate="onLoad" draw:mime-type="image/jpeg"/>
</draw:frame>
敌人从24.02.22到17.05.23的全面战斗损失将定向：</text:p>
      <text:p text:style-name="P4">
<text:span text:style-name="T4">
<text:span text:style-name="T5">
人员 -  </text:span>
* 200590(+610)淘汰的人</text:span>
<text:span text:style-name="T5">
坦克 -  </text:span>
<text:span text:style-name="T5">
 3771(+9)</text:span>
<text:span text:style-name="T4">
战斗装甲车 -  </text:span>
 7365(+17)<text:span text:style-name="T4">
<text:span text:style-name="T5">
炮兵系统 -  </text:span>
<text:span text:style-name="T5">
 3166(+16)</text:span>
 </text:span>
 rszv- <text:span text:style-name="T4">
 562(0)</text:span>
<text:span text:style-name="T5">
防防防防防空防 -  </text:span>
<text:span text:style-name="T5">
 318(+2)</text:span>
<text:span text:style-name="T4">
飞机 -  </text:span>
 308(0)<text:span text:style-name="T4">
<text:span text:style-name="T5">
直升机 -  </text:span>
* 294(0)</text:span>
<text:span text:style-name="T5">
无人机手术战术水平 -  </text:span>
<text:span text:style-name="T5">
 2748(+16)</text:span>
<text:span text:style-name="T4">
有翼的导弹 -  </text:span>
 982(+9)<text:span text:style-name="T4">
<text:span text:style-name="T5">
船 /船 -  </text:span>
* 18(0)</text:span>
<text:span text:style-name="T5">
汽车设备和坦克 -  </text:span>
<text:span text:style-name="T5">
 6067(+19)</text:span>
<text:span text:style-name="T4">
特殊技术 -  </text:span>
 417(+7)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7.05.23。</text:p>
      <text:p text:style-name="P4">
News Source: <text:a xlink:type="simple" xlink:href="https://armyinform.com.ua/2023/05/17/ponad-200-tysyach-vijskovyh-vtratyla-armiya-rf-z-pochatku-shyrokomasshtabnoyi-agresiyi-proty-ukrayiny/" text:style-name="Internet_20_link" text:visited-style-name="Visited_20_Internet_20_Link">
https://armyinform.com.ua/2023/05/17/ponad-200-tysyach-vijskovyh-vtratyla-armiya-rf-z-pochatku-shyrokomasshtabnoyi-agresiyi-proty-ukrayiny/</text:a>
</text:p>
      <!--NEWS-->
      <text:h text:style-name="P10" text:outline-level="1">
<text:span text:style-name="T4">
Dmytro Kuleba与希腊外交大臣反对俄罗斯侵略和和平的公式</text:span>
</text:h>
      <text:p text:style-name="P4">
作者: ['АРМІЯINFORM']</text:p>
      <text:p text:style-name="P4">
时间: 2023-05-17T42:00:00-04:00</text:p>
      <text:p text:style-name="P4">
描述: 法律部成立了乌克兰Dmitro Kuleba Proviv Povyv Rozmov Zmovstrom的群众...与乌克兰2022年的战争，与乌克兰与乌克兰的最新消息，今天与乌克兰的新闻，今天与乌克兰2022年的新闻战争，将在乌克兰和俄罗斯和俄罗斯和俄罗斯之间以及乌克兰和俄罗斯之间发生战争，他们在2022年与乌克兰与乌克兰的战争，无论是否将在不久</text:p>
      <text:p text:style-name="P4">
图片: ['<text:a xlink:type="simple" xlink:href="https://armyinform.com.ua/wp-content/uploads/2023/05/fwpym8vx0aajunp-e1684301399188.jpg" text:style-name="Internet_20_link" text:visited-style-name="Visited_20_Internet_20_Link">
fwpym8vx0aajunp-e1684301399188.jpg</text:a>
']</text:p>
      <text:p text:style-name="P4">
标签: ['ВІЙНА', 'ГРЕЦІЯ', 'ФОРМУЛА МИРУ']</text:p>
      <text:p text:style-name="P4">
类别: News</text:p>
      <!--METADATA-->
      <text:p text:style-name="P4">
<draw:frame draw:style-name="fr1" draw:name="Image14" text:anchor-type="as-char" svg:width="6.9236in" svg:height="3.558669in" draw:z-index="0">
<draw:image xlink:href="../Images/AРМІЯINFORM/2023-05-17T42-00-00-04-00/fwpym8vx0aajunp-e1684301399188.jpg" xlink:type="simple" xlink:show="embed" xlink:actuate="onLoad" draw:mime-type="image/jpeg"/>
</draw:frame>
乌克兰Dmytro Kuleba外交部长通过希腊外交事务尼科斯·丹迪亚斯(Nicos Dandias)进行了电话交谈。</text:p>
      <text:p text:style-name="P4">
乌克兰外交大臣<text:a xlink:type="simple" xlink:href="https://twitter.com/DmytroKuleba/status/1658475546580508672" text:style-name="Internet_20_link" text:visited-style-name="Visited_20_Internet_20_Link">
报道</text:a>
在Twitter中。</text:p>
      <text:p text:style-name="P4">
“我们已经讨论了许多重要的双边和国际问题，包括反对俄罗斯对乌克兰的侵略以及基于[配方]的有效而强大的和平的实现(https://armyinform.com.ua/2023/02/24/yak-formula-myru-prezydenta-ukrayiny-stala-fundamentom-rezolyucziyi-genasambleyi-oon/)，由乌克兰弗拉基米尔·泽伦斯基总统提出，”他写道。</text:p>
      <text:p text:style-name="P4">
Nicos Dendias <text:a xlink:type="simple" xlink:href="https://twitter.com/NikosDendias/status/1658406809525256192" text:style-name="Internet_20_link" text:visited-style-name="Visited_20_Internet_20_Link">
报告</text:a>
,що під час дзвінка сторони обговорили подальше зміцнення грецько-українськихвідносин і розвиток подій, які стосуються російського вторгнення в Україну.</text:p>
      <text:p text:style-name="P4">
News Source: <text:a xlink:type="simple" xlink:href="https://armyinform.com.ua/2023/05/17/dmytro-kuleba-obgovoryv-iz-glavoyu-mzs-grecziyi-protydiyu-agresiyi-rf-i-formulu-myru/" text:style-name="Internet_20_link" text:visited-style-name="Visited_20_Internet_20_Link">
https://armyinform.com.ua/2023/05/17/dmytro-kuleba-obgovoryv-iz-glavoyu-mzs-grecziyi-protydiyu-agresiyi-rf-i-formulu-myru/</text:a>
</text:p>
      <!--NEWS-->
      <text:h text:style-name="P10" text:outline-level="1">
<text:span text:style-name="T4">
在G7峰会上，俄罗斯更加孤立并削弱了其发动战争的能力 - 白宫</text:span>
</text:h>
      <text:p text:style-name="P4">
作者: ['АРМІЯINFORM']</text:p>
      <text:p text:style-name="P4">
时间: 2023-05-17T43:00:00-04:00</text:p>
      <text:p text:style-name="P4">
描述: 在日本Xirosimi Tizhoy Lideri Krayan的Great Simti，与2022年乌克兰的战争中，与乌克兰的战争是今天的最新消息，与乌克兰2022的新闻战是今天的最后一场，乌克兰和俄罗斯和俄罗斯和俄罗斯和俄罗斯和俄罗斯之间的战争将会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5/russiabanned.jpg" text:style-name="Internet_20_link" text:visited-style-name="Visited_20_Internet_20_Link">
russiabanned.jpg</text:a>
']</text:p>
      <text:p text:style-name="P4">
标签: ['G7', 'STOPRUSSIA', 'БІЛИЙ ДІМ', 'ВТОРГНЕННЯ РФ', 'ДОПОМОГА ПАРТНЕРІВ', 'СВІТ ПІДТРИМУЄ УКРАЇНУ']</text:p>
      <text:p text:style-name="P4">
类别: News</text:p>
      <!--METADATA-->
      <text:p text:style-name="P4">
<draw:frame draw:style-name="fr1" draw:name="Image15" text:anchor-type="as-char" svg:width="6.9236in" svg:height="3.894525in" draw:z-index="0">
<draw:image xlink:href="../Images/AРМІЯINFORM/2023-05-17T43-00-00-04-00/russiabanned.jpg" xlink:type="simple" xlink:show="embed" xlink:actuate="onLoad" draw:mime-type="image/jpeg"/>
</draw:frame>
在本周日本广岛举行的七次峰会上，国家领导人正在考虑加强俄罗斯孤立并削弱其发动战争能力的具体步骤。</text:p>
      <text:p text:style-name="P4">
这在新闻发布会上<text:a xlink:type="simple" xlink:href="https://www.whitehouse.gov/briefing-room/press-briefings/2023/05/16/press-briefing-by-press-secretary-karine-jean-pierre-and-national-security-council-coordinator-for-strategic-communications-john-kirby-11/" text:style-name="Internet_20_link" text:visited-style-name="Visited_20_Internet_20_Link">
报告</text:a>
白色多姆德津柯比国家安全委员会战略通信协调员。</text:p>
      <text:p text:style-name="P4">
“在过去的15个月中，G7在俄罗斯部署后与乌克兰表示了声援，使世界联合起来支持乌克兰，并削减了全世界的Putinavid Key Technologies和资金。 现在，这种团结比去年更强大。 您将看到进一步隔离俄罗斯并削弱其领导残酷能力的具体行动。”约翰·柯比(John Kirby)说。</text:p>
      <text:p text:style-name="P4">
我们将提醒，将在2023年5月19日至21日Vyapanes Hiroshima的G7国家的山顶上提醒，关键问题之一将是<text:a xlink:type="simple" xlink:href="https://armyinform.com.ua/2023/05/05/ukrayina-priorytetna-tema-na-samiti-g7-glava-yevrokomisiyi-u-rozmovi-z-premyerom-kanady/" text:style-name="Internet_20_link" text:visited-style-name="Visited_20_Internet_20_Link">
综合支持乌克兰</text:a>
. США та іншікраїни «великої сімки» <text:a xlink:type="simple" xlink:href="https://armyinform.com.ua/2023/04/20/krayiny-g7-rozglyadayut-mozhlyvist-majzhe-povnoyi-zaborony-eksportu-do-rosiyi/" text:style-name="Internet_20_link" text:visited-style-name="Visited_20_Internet_20_Link">
розглядаютьможливість</text:a>
除了药物，农产品和食品外，完全禁止向俄罗斯出口更多。</text:p>
      <text:p text:style-name="P4">
News Source: <text:a xlink:type="simple" xlink:href="https://armyinform.com.ua/2023/05/17/na-samiti-g7-rosiyu-shhe-bilshe-izolyuyut-ta-poslablyat-yiyi-zdatnosti-vesty-vijnu-bilyj-dim/" text:style-name="Internet_20_link" text:visited-style-name="Visited_20_Internet_20_Link">
https://armyinform.com.ua/2023/05/17/na-samiti-g7-rosiyu-shhe-bilshe-izolyuyut-ta-poslablyat-yiyi-zdatnosti-vesty-vijnu-bilyj-dim/</text:a>
</text:p>
      <!--NEWS-->
      <text:h text:style-name="P10" text:outline-level="1">
<text:span text:style-name="T4">
5月18日，军事媒体中心将在“帮助”信息运动中举行</text:span>
</text:h>
      <text:p text:style-name="P4">
作者: ['АРМІЯINFORM']</text:p>
      <text:p text:style-name="P4">
时间: 2023-05-17T57:00:00-04:00</text:p>
      <text:p text:style-name="P4">
描述: 18 Herbalop 2023 Rock左右在军事媒体中心大约11:00，该局代表的定居点...与乌克兰2022年的战争，与乌克兰与乌克兰的最新新闻，今天与乌克兰的新闻战争，乌克兰2022年上次与乌克兰进行战争，将会发生战争在乌克兰和俄罗斯之间，以及何时，何时，何时，何时，何时，何时，何时，何时，何时，何时，何时与乌克兰在2022年进行战争，将在不久的将来与乌克兰发生战争，与乌克兰的战争，与乌克兰的战争今天的乌克兰新闻，乌克兰新闻在乌克兰媒体上的新闻</text:p>
      <text:p text:style-name="P4">
图片: ['<text:a xlink:type="simple" xlink:href="https://armyinform.com.ua/wp-content/uploads/2022/09/big-mmc.jpg" text:style-name="Internet_20_link" text:visited-style-name="Visited_20_Internet_20_Link">
big-mmc.jpg</text:a>
']</text:p>
      <text:p text:style-name="P4">
标签: ['БРИФІНГ', 'ВІЙСЬКОВО-ЛІКАРСЬКА КОМІСІЯ']</text:p>
      <text:p text:style-name="P4">
类别: News</text:p>
      <!--METADATA-->
      <text:p text:style-name="P4">
<draw:frame draw:style-name="fr1" draw:name="Image16" text:anchor-type="as-char" svg:width="6.9236in" svg:height="3.894525in" draw:z-index="0">
<draw:image xlink:href="../Images/AРМІЯINFORM/2023-05-17T57-00-00-04-00/big-mmc.jpg" xlink:type="simple" xlink:show="embed" xlink:actuate="onLoad" draw:mime-type="image/jpeg"/>
</draw:frame>
简报</text:p>
      <text:p text:style-name="P4">
<text:span text:style-name="T4">
 2023年5月18日11:00 </text:span>
 <text:a xlink:type="simple" xlink:href="https://t.me/militarymediacenter/1962" text:style-name="Internet_20_link" text:visited-style-name="Visited_20_Internet_20_Link">
在军事媒体中心</text:a>
随着指挥官 - 乌克兰武装部队总司令的战略沟通代表的参与，戈尔巴赫将在主题上进行：“作为一项信息运动“在受伤后的帮助”在通过时，请在通过时。 VLK”。</text:p>
      <text:p text:style-name="P4">
<text:span text:style-name="T4">
需要媒体代表的认证，并将持续到5月18日10:00。</text:span>
</text:p>
      <text:p text:style-name="P4">
认证申请发送到E -MAIL地址：<text:a xlink:type="simple" xlink:href="https://armyinform.com.ua/cdn-cgi/l/email-protection#9aeae9f7f5feefdaeaf5e9eeb4f7f3f6b4fdf5ecb4effb" text:style-name="Internet_20_link" text:visited-style-name="Visited_20_Internet_20_Link">
[EmailProtected]</text:a>
指示记者的杂志，名称和爱好者，出版物的名称，联系电话，电子地址。</text:p>
      <text:p text:style-name="P4">
简报将在YouTube军事电视频道上在线播放 -  &lt;https://www.youtube.com/channel/ucwrz7gegbry5fi2fi2-46 ex3ja&gt;
</text:p>
      <text:p text:style-name="P4">
News Source: <text:a xlink:type="simple" xlink:href="https://armyinform.com.ua/2023/05/17/18-travnya-u-military-media-center-vidbudetsya-bryfing-shhodo-informaczijnoyi-kampaniyi-dopomoga-pislya-poranennya/" text:style-name="Internet_20_link" text:visited-style-name="Visited_20_Internet_20_Link">
https://armyinform.com.ua/2023/05/17/18-travnya-u-military-media-center-vidbudetsya-bryfing-shhodo-informaczijnoyi-kampaniyi-dopomoga-pislya-poranennya/</text:a>
</text:p>
      <!--NEWS-->
      <text:h text:style-name="P10" text:outline-level="1">
<text:span text:style-name="T4">
占领者摧毁了乌克兰最古老的高中之一</text:span>
</text:h>
      <text:p text:style-name="P4">
作者: ['Дмитро Завтонов']</text:p>
      <text:p text:style-name="P4">
时间: 2023-05-17T85:00:00-04:00</text:p>
      <text:p text:style-name="P4">
描述: Pislale Deokupatsi Kherson Viiskovi RF由Gimnazi第20号在Misti上加强。他们说，是否在不久的将来会与乌克兰发动战争</text:p>
      <text:p text:style-name="P4">
图片: ['<text:a xlink:type="simple" xlink:href="https://armyinform.com.ua/wp-content/uploads/2023/05/0_golovna-4.jpg" text:style-name="Internet_20_link" text:visited-style-name="Visited_20_Internet_20_Link">
0_golovna-4.jpg</text:a>
', '<text:a xlink:type="simple" xlink:href="https://armyinform.com.ua/wp-content/uploads/2023/05/4-57-150x150.jpg" text:style-name="Internet_20_link" text:visited-style-name="Visited_20_Internet_20_Link">
4-57-150x150.jpg</text:a>
', '<text:a xlink:type="simple" xlink:href="https://armyinform.com.ua/wp-content/uploads/2023/05/3-63-150x150.jpg" text:style-name="Internet_20_link" text:visited-style-name="Visited_20_Internet_20_Link">
3-63-150x150.jpg</text:a>
', '<text:a xlink:type="simple" xlink:href="https://armyinform.com.ua/wp-content/uploads/2023/05/1-74-150x150.jpg" text:style-name="Internet_20_link" text:visited-style-name="Visited_20_Internet_20_Link">
1-74-150x150.jpg</text:a>
', '<text:a xlink:type="simple" xlink:href="https://armyinform.com.ua/wp-content/uploads/2023/05/2-1-3-150x150.jpg" text:style-name="Internet_20_link" text:visited-style-name="Visited_20_Internet_20_Link">
2-1-3-150x150.jpg</text:a>
', '<text:a xlink:type="simple" xlink:href="https://armyinform.com.ua/wp-content/uploads/2023/05/8-22-150x150.jpg" text:style-name="Internet_20_link" text:visited-style-name="Visited_20_Internet_20_Link">
8-22-150x150.jpg</text:a>
', '<text:a xlink:type="simple" xlink:href="https://armyinform.com.ua/wp-content/uploads/2023/05/7-30-150x150.jpg" text:style-name="Internet_20_link" text:visited-style-name="Visited_20_Internet_20_Link">
7-30-150x150.jpg</text:a>
', '<text:a xlink:type="simple" xlink:href="https://armyinform.com.ua/wp-content/uploads/2023/05/9_sergij.jpg" text:style-name="Internet_20_link" text:visited-style-name="Visited_20_Internet_20_Link">
9_sergij.jpg</text:a>
']</text:p>
      <text:p text:style-name="P4">
标签: ['STOPRUSSIA', 'АГРЕСІЯ РФ', 'ВТОРГНЕННЯ РФ', 'ХЕРСОН']</text:p>
      <text:p text:style-name="P4">
类别: News</text:p>
      <!--METADATA-->
      <text:p text:style-name="P4">
<draw:frame draw:style-name="fr1" draw:name="Image17" text:anchor-type="as-char" svg:width="6.9236in" svg:height="4.615733in" draw:z-index="0">
<draw:image xlink:href="../Images/AРМІЯINFORM/2023-05-17T85-00-00-04-00/0_golovna-4.jpg" xlink:type="simple" xlink:show="embed" xlink:actuate="onLoad" draw:mime-type="image/jpeg"/>
</draw:frame>
<text:span text:style-name="T4">
在赫森(Kherson)占领之后，俄罗斯军方第四次已经在该市的20U体育馆被解雇。 墙壁，学校课和窗户第一次被扭曲。在最后一次炮击之后，发生了严重的大火几乎完全摧毁了。</text:span>
 **</text:p>
      <text:p text:style-name="P4">
<text:a xlink:type="simple" xlink:href="https://armyinform.com.ua/wp-content/uploads/2023/05/4-57.jpg" text:style-name="Internet_20_link" text:visited-style-name="Visited_20_Internet_20_Link">
!(Images/AРМІЯINFORM/2023-05-17T85-00-00-04-00/4-57-150x150.jpg)</text:a>
</text:p>
      <text:p text:style-name="P4">
<text:a xlink:type="simple" xlink:href="https://armyinform.com.ua/wp-content/uploads/2023/05/3-63.jpg" text:style-name="Internet_20_link" text:visited-style-name="Visited_20_Internet_20_Link">
<draw:frame draw:style-name="fr1" draw:name="Image18" text:anchor-type="as-char" svg:width="6.9236in" svg:height="6.9236in" draw:z-index="0">
<draw:image xlink:href="../Images/AРМІЯINFORM/2023-05-17T85-00-00-04-00/3-63-150x150.jpg" xlink:type="simple" xlink:show="embed" xlink:actuate="onLoad" draw:mime-type="image/jpeg"/>
</draw:frame>
</text:a>
</text:p>
      <text:p text:style-name="P4">
<text:a xlink:type="simple" xlink:href="https://armyinform.com.ua/wp-content/uploads/2023/05/1-74.jpg" text:style-name="Internet_20_link" text:visited-style-name="Visited_20_Internet_20_Link">
<draw:frame draw:style-name="fr1" draw:name="Image19" text:anchor-type="as-char" svg:width="6.9236in" svg:height="6.9236in" draw:z-index="0">
<draw:image xlink:href="../Images/AРМІЯINFORM/2023-05-17T85-00-00-04-00/1-74-150x150.jpg" xlink:type="simple" xlink:show="embed" xlink:actuate="onLoad" draw:mime-type="image/jpeg"/>
</draw:frame>
</text:a>
</text:p>
      <text:p text:style-name="P4">
<text:a xlink:type="simple" xlink:href="https://armyinform.com.ua/wp-content/uploads/2023/05/2-1-3.jpg" text:style-name="Internet_20_link" text:visited-style-name="Visited_20_Internet_20_Link">
<draw:frame draw:style-name="fr1" draw:name="Image20" text:anchor-type="as-char" svg:width="6.9236in" svg:height="6.9236in" draw:z-index="0">
<draw:image xlink:href="../Images/AРМІЯINFORM/2023-05-17T85-00-00-04-00/2-1-3-150x150.jpg" xlink:type="simple" xlink:show="embed" xlink:actuate="onLoad" draw:mime-type="image/jpeg"/>
</draw:frame>
</text:a>
据教育机构的员工称，几乎所有二楼都被烧毁了，重叠未能落到底楼。 体育馆的财产被摧毁。</text:p>
      <text:p text:style-name="P4">
<text:a xlink:type="simple" xlink:href="https://armyinform.com.ua/wp-content/uploads/2023/05/8-22.jpg" text:style-name="Internet_20_link" text:visited-style-name="Visited_20_Internet_20_Link">
!(Images/AРМІЯINFORM/2023-05-17T85-00-00-04-00/8-22-150x150.jpg)</text:a>
</text:p>
      <text:p text:style-name="P4">
<text:a xlink:type="simple" xlink:href="https://armyinform.com.ua/wp-content/uploads/2023/05/7-30.jpg" text:style-name="Internet_20_link" text:visited-style-name="Visited_20_Internet_20_Link">
<draw:frame draw:style-name="fr1" draw:name="Image21" text:anchor-type="as-char" svg:width="6.9236in" svg:height="6.9236in" draw:z-index="0">
<draw:image xlink:href="../Images/AРМІЯINFORM/2023-05-17T85-00-00-04-00/7-30-150x150.jpg" xlink:type="simple" xlink:show="embed" xlink:actuate="onLoad" draw:mime-type="image/jpeg"/>
</draw:frame>
</text:a>
 - 尽管起初大火被扑灭了，然后在四天之内仍然有高尚的点火开关，但昨天救援人员证实了一切已经发生了， - 经济工作副主任Irina被告知。  - 该机构拥有2018年的历史。 它的破坏是所有父母，学生的痛苦。 恢复将非常困难，因为如您所见，仅在建筑物中砍下墙壁。</text:p>
      <text:p text:style-name="P4">
同样在敌人的炮兵和迫击炮炮击下，是关键基础设施的住宅城市和物体</text:p>
      <text:p text:style-name="P4">
<draw:frame draw:style-name="fr1" draw:name="Image22" text:anchor-type="as-char" svg:width="6.9236in" svg:height="4.615733in" draw:z-index="0">
<draw:image xlink:href="../Images/AРМІЯINFORM/2023-05-17T85-00-00-04-00/9_sergij.jpg" xlink:type="simple" xlink:show="embed" xlink:actuate="onLoad" draw:mime-type="image/jpeg"/>
</draw:frame>
 - 在最后一天，敌人向赫尔森地区开火了79次，是406个附件。 不幸的是，有七名平民，其中包括三个童年的孩子， - 军人谢尔盖(Sergey)的情况说。  - 削减以恐吓平民。 我们记录了商业法院对海牙占领者的所有罪行。</text:p>
      <text:p text:style-name="P4">
在故事中看更多</text:p>
      <text:p text:style-name="P4">
<text:span text:style-name="T5">
OPTO和视频作者</text:span>
</text:p>
      <text:p text:style-name="P4">
News Source: <text:a xlink:type="simple" xlink:href="https://armyinform.com.ua/2023/05/17/okupanty-znyshhyly-najstarishu-gimnaziyu-v-hersoni/" text:style-name="Internet_20_link" text:visited-style-name="Visited_20_Internet_20_Link">
https://armyinform.com.ua/2023/05/17/okupanty-znyshhyly-najstarishu-gimnaziyu-v-hersoni/</text:a>
</text:p>
      <!--NEWS-->
      <text:h text:style-name="P10" text:outline-level="1">
<text:span text:style-name="T4">
法国参议院投票赞成乌克兰人民种族灭绝的1932  -  1933年饥荒的认可</text:span>
</text:h>
      <text:p text:style-name="P4">
作者: ['АРМІЯINFORM']</text:p>
      <text:p text:style-name="P4">
时间: 2023-05-17T94:00:00-04:00</text:p>
      <text:p text:style-name="P4">
描述: 在Syogodnishomovo参议院参议院Franziya Schvalovan，《 Voznate Holodomor的解决方案》 ...与2022年乌克兰的战争，与乌克兰的战争是今天的最新消息，今天与乌克兰的新闻战2022是今天的最后一场战争，将是今天的战争，这将是一场战争乌克兰和俄罗斯以及2022年与乌克兰的战争是与乌克兰的战争，他们会在不久的将来与乌克兰战争，他们说，乌克兰与乌克兰的战争，今天的乌克兰新闻，乌克兰的新闻，乌克兰媒体在俄罗斯媒体的乌克兰新闻</text:p>
      <text:p text:style-name="P4">
图片: ['<text:a xlink:type="simple" xlink:href="https://armyinform.com.ua/wp-content/uploads/2023/05/98475af361802fe49778e9c94c6b4cb7.jpg" text:style-name="Internet_20_link" text:visited-style-name="Visited_20_Internet_20_Link">
98475af361802fe49778e9c94c6b4cb7.jpg</text:a>
']</text:p>
      <text:p text:style-name="P4">
标签: ['STOPRUSSIA', 'АГРЕСІЯ РФ', 'ВТОРГНЕННЯ РФ', 'ДМИТРО КУЛЕБА']</text:p>
      <text:p text:style-name="P4">
类别: News</text:p>
      <!--METADATA-->
      <text:p text:style-name="P4">
<draw:frame draw:style-name="fr1" draw:name="Image23" text:anchor-type="as-char" svg:width="6.9236in" svg:height="4.597703in" draw:z-index="0">
<draw:image xlink:href="../Images/AРМІЯINFORM/2023-05-17T94-00-00-04-00/98475af361802fe49778e9c94c6b4cb7.jpg" xlink:type="simple" xlink:show="embed" xlink:actuate="onLoad" draw:mime-type="image/jpeg"/>
</draw:frame>
在今天的会议上，法国参议院批准了对1932  -  1933年乌克兰人民种族灭绝的认可的决议。</text:p>
      <text:p text:style-name="P4">
关于它，乌克兰Dmytro Kuleba外交部负责人<text:a xlink:type="simple" xlink:href="https://twitter.com/DmytroKuleba/status/1658884917302788097" text:style-name="Internet_20_link" text:visited-style-name="Visited_20_Internet_20_Link">
报告</text:a>
投票。</text:p>
      <text:p text:style-name="P4">
“法国参议院刚刚通过乌克兰纳罗德(Narode)的种族灭绝认识到了1932  -  1933年的全神贯注。 我感谢法国参议员对尊重正义并尊重数百万受害者的记忆的历史投票。 这种犯罪不应重复，永远不要忘记。”</text:p>
      <text:p text:style-name="P4">
News Source: <text:a xlink:type="simple" xlink:href="https://armyinform.com.ua/2023/05/17/senat-francziyi-progolosuvav-za-vyznannya-golodomoru-1932-1933-rokiv-genoczydom-ukrayinskogo-narodu/" text:style-name="Internet_20_link" text:visited-style-name="Visited_20_Internet_20_Link">
https://armyinform.com.ua/2023/05/17/senat-francziyi-progolosuvav-za-vyznannya-golodomoru-1932-1933-rokiv-genoczydom-ukrayinskogo-narodu/</text:a>
</text:p>
      <!--NEWS-->
      <text:h text:style-name="P10" text:outline-level="1">
<text:span text:style-name="T4">
Elena Zelenskaya感谢大韩民国政府的乌克兰支持</text:span>
</text:h>
      <text:p text:style-name="P4">
作者: ['АРМІЯINFORM']</text:p>
      <text:p text:style-name="P4">
时间: 2023-05-17T96:00:00-04:00</text:p>
      <text:p text:style-name="P4">
描述: 在韩国韩国韩国的维兹塔（Vizita）的互动中，奥琳娜·泽伦斯卡（Olena Zelenska）度过了Zustych Iz ...与乌克兰2022年的战争，与乌克兰的战争是今天的最新消息，今天与乌克兰2022的消息是今天的战争，这是一场战争，今天会有一场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5/d9ed5691e7abf74b7168b4829cdb0dad_1684317133_extra_large.jpeg" text:style-name="Internet_20_link" text:visited-style-name="Visited_20_Internet_20_Link">
d9ed5691e7abf74b7168b4829cdb0dad_1684317133_extra_large.jpeg</text:a>
']</text:p>
      <text:p text:style-name="P4">
标签: ['STOPRUSSIA', 'АГРЕСІЯ РФ', 'ВТОРГНЕННЯ РФ', 'СВІТ ПІДТРИМУЄ УКРАЇНУ']</text:p>
      <text:p text:style-name="P4">
类别: News</text:p>
      <!--METADATA-->
      <text:p text:style-name="P4">
<draw:frame draw:style-name="fr1" draw:name="Image24" text:anchor-type="as-char" svg:width="6.9236in" svg:height="4.622384in" draw:z-index="0">
<draw:image xlink:href="../Images/AРМІЯINFORM/2023-05-17T96-00-00-04-00/d9ed5691e7abf74b7168b4829cdb0dad_1684317133_extra_large.jpeg" xlink:type="simple" xlink:show="embed" xlink:actuate="onLoad" draw:mime-type="image/jpeg"/>
</draw:frame>
在访问大韩民国的框架内，乌克兰奥伦娜·泽伦斯卡(Olena Zelenska)的第一夫人与该国外交部长帕克·辛特(Pak Cin)进行了。</text:p>
      <text:p text:style-name="P4">
关于它<text:a xlink:type="simple" xlink:href="https://www.president.gov.ua/news/olena-zelenska-spravedlivist-potribna-ne-lishe-ukrayini-j-us-82953" text:style-name="Internet_20_link" text:visited-style-name="Visited_20_Internet_20_Link">
报告</text:a>
乌克兰总统办公室。</text:p>
      <text:p text:style-name="P4">
乌克兰尤利亚·斯维里德科(Yulia Sviridenko)的第一任副总理副总理，总统罗斯蒂斯拉夫·舒尔玛(Rostislav Shurma)副主管，乌克兰·德米特里·帕诺里科(Dmitry Ponmonarenko)的大使和全权统治。</text:p>
      <text:p text:style-name="P4">
埃琳娜·泽伦斯卡亚(Elena Zelenskaya)感谢大韩民国政府支持乌克兰沃迪米尔·泽伦斯基和平总统的支持，并谴责了俄罗斯对乌克兰儿童的绑架。 她强调了该国的紧急需求，包括人道主义的魔术。</text:p>
      <text:p text:style-name="P4">
“约有30％的乌克兰领土(超过174,000平方公里)战斗受到影响。 因此，在阿富汗和叙利亚之前，我们的国家现在是世界上最受欢迎的国家。 我们的洗手师和救援人员每天都被敌人陷阱所抵消。 直到5月6日，我们才损失了SES Kherson地区的六个烟火技术……我们希望协助大韩民国政府满足矿床机器和保护设备的发酵前的需求。”她说。</text:p>
      <text:p text:style-name="P4">
正如第一夫人所报道的那样，根据谈判的结果，韩国人愿意为乌克兰提供车辆和移动X射线设备。</text:p>
      <text:p text:style-name="P4">
总统的妻子表示希望建立一个特别法庭，该法庭将使俄罗斯领导人对战争的解决方案负责。</text:p>
      <text:p text:style-name="P4">
第一夫人强调说：“不仅在乌克兰需要正义，而且还需要所有寻求生活的国家。”</text:p>
      <text:p text:style-name="P4">
此外，Elena Zelenskaya与市政厅市长举行了一次会议。 在第一夫人和奥瑟纳在场的情况下，乌克兰大使馆在大韩民国签署了一份救赎备忘录，尤其是在实施文化和艺术交流的市政厅，尤其是关于建立该项目的实施乌克兰 - 语言音频指南“ Sedzhon”中心。</text:p>
      <text:p text:style-name="P4">
该博物馆献给了该国国王在1418  -  1450年的塞龙(Sedjon)，第四位Koroludodia Choson，他被认为是韩国写作的创造者。 UCCAC也是：该国最大的剧院，艺术论坛的美术馆，Seul Opera和传统艺术团队。</text:p>
      <text:p text:style-name="P4">
News Source: <text:a xlink:type="simple" xlink:href="https://armyinform.com.ua/2023/05/17/olena-zelenska-podyakuvala-uryadu-respubliky-koreya-za-pidtrymku-ukrayiny/" text:style-name="Internet_20_link" text:visited-style-name="Visited_20_Internet_20_Link">
https://armyinform.com.ua/2023/05/17/olena-zelenska-podyakuvala-uryadu-respubliky-koreya-za-pidtrymku-ukrayiny/</text:a>
</text:p>
      <!--NEWS-->
      <text:h text:style-name="P10" text:outline-level="1">
<text:span text:style-name="T4">
对俄罗斯的压力 - 乌克兰总统的压力是对世界的更多巩固</text:span>
</text:h>
      <text:p text:style-name="P4">
作者: ['АРМІЯINFORM']</text:p>
      <text:p text:style-name="P4">
时间: 2023-05-17T98:00:00-04:00</text:p>
      <text:p text:style-name="P4">
描述: -Sogodnthe Rosisskiy闯入了Nashi Khersonshchini，谋生了同一个Ditini。 夹具....与乌克兰2022的战争，与乌克兰的最新新闻战争，与乌克兰的新闻战争，2022年的新闻战争，今天的最后一次战争将在乌克兰和俄罗斯之间发生战争，当2022年与乌克兰的战争将是将在不久的将来与乌克兰发动战争，说，与乌克兰的战争，今天的乌克兰新闻，乌克兰的新闻，乌克兰媒体的俄罗斯媒体</text:p>
      <text:p text:style-name="P4">
图片: ['<text:a xlink:type="simple" xlink:href="https://armyinform.com.ua/wp-content/uploads/2023/05/d925feec478c71b2782b8615f86a4f71_1684352371_extra_large.png" text:style-name="Internet_20_link" text:visited-style-name="Visited_20_Internet_20_Link">
d925feec478c71b2782b8615f86a4f71_1684352371_extra_large.png</text:a>
']</text:p>
      <text:p text:style-name="P4">
标签: ['STOPRUSSIA', 'АГРЕСІЯ РФ', 'ВТОРГНЕННЯ РФ', 'ПРЕЗИДЕНТ УКРАЇНИ']</text:p>
      <text:p text:style-name="P4">
类别: News</text:p>
      <!--METADATA-->
      <text:p text:style-name="P4">
<draw:frame draw:style-name="fr1" draw:name="Image25" text:anchor-type="as-char" svg:width="6.9236in" svg:height="4.398448in" draw:z-index="0">
<draw:image xlink:href="../Images/AРМІЯINFORM/2023-05-17T98-00-00-04-00/d925feec478c71b2782b8615f86a4f71_1684352371_extra_large.png" xlink:type="simple" xlink:show="embed" xlink:actuate="onLoad" draw:mime-type="image/png"/>
</draw:frame>
 - 今天，俄罗斯对我们赫尔森地区的炮击已经夺走了另一个孩子的生活。 他被称为Vsevolod。 在七月，他应该六岁。我对亲戚和亲人的同情!</text:p>
      <text:p text:style-name="P4">
这是恐怖分子的另一炮兵罢工。 人们只是在普通商店的街道上， -  <text:a xlink:type="simple" xlink:href="https://t.me/V_Zelenskiy_official/6260" text:style-name="Internet_20_link" text:visited-style-name="Visited_20_Internet_20_Link">
报告</text:a>
乌克兰总统在战争的第448天结束时结束。</text:p>
      <text:p text:style-name="P4">
根据弗拉基米尔·泽伦斯基(Vladimir Zelensky)的说法，苏米地区的下一次炮击，切尔尼希夫地区，dnipropetrovsk，dnipropetrovsk，Zaporizhzhya地区，唐巴斯 - 再次，这一切都需要更新，甚至更新了对俄罗斯的压力，甚至更多地摧毁俄罗斯的压力，使我们的士兵销毁更多的力量恐怖分子的立场。我们的人民挽救生命并为我们的城市和村庄恢复安全。</text:p>
      <text:p text:style-name="P4">
News Source: <text:a xlink:type="simple" xlink:href="https://armyinform.com.ua/2023/05/17/potribno-shhe-bilshe-konsolidacziyi-svitu-dlya-tysku-na-rosiyu-prezydent-ukrayiny/" text:style-name="Internet_20_link" text:visited-style-name="Visited_20_Internet_20_Link">
https://armyinform.com.ua/2023/05/17/potribno-shhe-bilshe-konsolidacziyi-svitu-dlya-tysku-na-rosiyu-prezydent-ukrayiny/</text:a>
</text:p>
      <!--NEWS-->
      <text:h text:style-name="P10" text:outline-level="1">
<text:span text:style-name="T4">
球员被禁止在季后赛爆炸巴黎少校2023年的比赛中与他们国家的旗帜一起出去</text:span>
</text:h>
      <text:p text:style-name="P4">
作者: Ukrinform (Person)</text:p>
      <text:p text:style-name="P4">
出版商: Укринформ (Organization)</text:p>
      <text:p text:style-name="P4">
出版时间: 2023-05-18T-100:13:00+03:00</text:p>
      <text:p text:style-name="P4">
修改时间: 2023-05-18T18:13:00+03:00</text:p>
      <text:p text:style-name="P4">
描述: 巴黎大赛季后赛将于5月18日至21日举行。  - 乌克林。</text:p>
      <text:p text:style-name="P4">
图片: ["<text:a xlink:type="simple" xlink:href="https://static.ukrinform.com/photos/2023_05/thumb_files/630_360_1684422663-606.jpg" text:style-name="Internet_20_link" text:visited-style-name="Visited_20_Internet_20_Link">
630_360_16844...</text:a>
"]</text:p>
      <text:p text:style-name="P4">
标签: ['кіберспорт']</text:p>
      <text:p text:style-name="P4">
类型: Article</text:p>
      <!--METADATA-->
      <text:p text:style-name="P4">
<draw:frame draw:style-name="fr1" draw:name="Image26" text:anchor-type="as-char" svg:width="6.9236in" svg:height="3.956343in" draw:z-index="0">
<draw:image xlink:href="../Images/yкринформ/2023-05-18T-100-13-00-03-00/630_360_1684422663-606.jpg" xlink:type="simple" xlink:show="embed" xlink:actuate="onLoad" draw:mime-type="image/jpeg"/>
</draw:frame>
季后赛巴黎少校将于5月18日至5月21日举行。</text:p>
      <text:p text:style-name="P4">
Blast Paris Major 2023球员被禁止与自己的国家的旗帜一起出去，以平台上的旗帜<text:a xlink:type="simple" xlink:href="https://t.me/ceh99999/17238" text:style-name="Internet_20_link" text:visited-style-name="Visited_20_Internet_20_Link">
</text:a>
乌克林福姆报道，蒙特·艾丁·艾丁经理Turlybekov。</text:p>
      <text:p text:style-name="P4">
禁止信息也通过Maincast确认。</text:p>
      <text:p text:style-name="P4">
值得注意的是，观众被允许与旗帜一起参加竞技场。</text:p>
      <text:p text:style-name="P4">
2月，ESL禁止粉丝将旗帜带到Iemkatowice的竞技场。</text:p>
      <text:p text:style-name="P4">
巴黎爆炸季后赛将于5月18日至5月21日举行。 Blast Parismajor奖基金为125万美元。</text:p>
      <text:p text:style-name="P4">
<text:span text:style-name="T4">
另请阅读：</text:span>
 <text:a xlink:type="simple" xlink:href="https://www.ukrinform.ua/rubric-sports/3709571-monte-vijsli-v-plejoff-blasttv-paris-major-2023.html" text:style-name="Internet_20_link" text:visited-style-name="Visited_20_Internet_20_Link">
<text:span text:style-name="T4">
蒙特</text:span>
</text:a>
正如乌克林福姆报道的那样，乌克兰队将在比赛中演出。</text:p>
      <text:p text:style-name="P4">
照片：蒙特 / Instagram</text:p>
      <text:p text:style-name="P4">
News Source: <text:a xlink:type="simple" xlink:href="https://www.ukrinform.ua/rubric-sports/3711059-gravcam-zaboronili-vihoditi-z-praporami-svoei-kraini-na-matci-plejoff-blast-paris-major-2023.html" text:style-name="Internet_20_link" text:visited-style-name="Visited_20_Internet_20_Link">
https://www.ukrinform.ua/rubric-sports/3711059-gravcam-zaboronili-vihoditi-z-praporami-svoei-kraini-na-matci-plejoff-blast-paris-major-2023.html</text:a>
</text:p>
      <!--NEWS-->
      <text:h text:style-name="P10" text:outline-level="1">
<text:span text:style-name="T4">
北约在维尔纽斯的一次峰会上将批准一项重大响应计划，以防俄罗斯袭击 - 媒体</text:span>
</text:h>
      <text:p text:style-name="P4">
作者: Ukrinform (Person)</text:p>
      <text:p text:style-name="P4">
出版商: Укринформ (Organization)</text:p>
      <text:p text:style-name="P4">
出版时间: 2023-05-18T-102:10:35+03:00</text:p>
      <text:p text:style-name="P4">
修改时间: 2023-05-18T18:10:35+03:00</text:p>
      <text:p text:style-name="P4">
描述: 北约在7月在维尔纽斯举行的一次峰会上计划批准数千页的秘密军事计划，该计划将详细描述联盟将如何应对俄罗斯的袭击。  - 乌克林。</text:p>
      <text:p text:style-name="P4">
图片: ["<text:a xlink:type="simple" xlink:href="https://static.ukrinform.com/photos/2023_03/thumb_files/630_360_1680278305-857.jpg" text:style-name="Internet_20_link" text:visited-style-name="Visited_20_Internet_20_Link">
630_360_16802...</text:a>
"]</text:p>
      <text:p text:style-name="P4">
标签: ['НАТО', 'Саміт', 'Агресія РФ']</text:p>
      <text:p text:style-name="P4">
类型: Article</text:p>
      <!--METADATA-->
      <text:p text:style-name="P4">
<draw:frame draw:style-name="fr1" draw:name="Image27" text:anchor-type="as-char" svg:width="6.9236in" svg:height="3.956343in" draw:z-index="0">
<draw:image xlink:href="../Images/yкринформ/2023-05-18T-102-10-35-03-00/630_360_1680278305-857.jpg" xlink:type="simple" xlink:show="embed" xlink:actuate="onLoad" draw:mime-type="image/jpeg"/>
</draw:frame>
维尔纽斯(Vilnius)的北约计划在7月份批准数千页的秘密军事计划，该计划将详细描述联盟将如何应对俄罗斯的袭击。</text:p>
      <text:p text:style-name="P4">
关于它报告<text:a xlink:type="simple" xlink:href="http://www.reuters.com/world/nato-reaches-back-cold-war-past-with-first-major-defence-plans-decades-2023-05-18/" text:style-name="Internet_20_link" text:visited-style-name="Visited_20_Internet_20_Link">
</text:a>
，报道乌克林福姆。</text:p>
      <text:p text:style-name="P4">
正如该机构所写的那样，这一步骤意味着一个根本的变化，因为冷战的下午联盟没有看到需要制定大型计划的必要性，因为它认为俄罗斯不再对世界的存在构成威胁。</text:p>
      <text:p text:style-name="P4">
但是，鉴于“自1945年以来欧洲最流血的战争直接在乌克兰的边界后面肆虐，联盟现在警告说，所有必要的计划都应该在与莫斯科等平等敌人的冲突之前很长一段时间。” 。</text:p>
      <text:p text:style-name="P4">
<text:span text:style-name="T4">
另请阅读：</text:span>
 <text:a xlink:type="simple" xlink:href="https://www.ukrinform.ua/rubric-polytics/3709480-stoltenberg-rozpoviv-cogo-ukraini-ocikuvati-vid-lipnevogo-samitu-nato.html" text:style-name="Internet_20_link" text:visited-style-name="Visited_20_Internet_20_Link">
</text:a>
“危机管理与集体防御之间的根本差异如下：条款不是由我们决定的，而是我们的对手。 北约鲍尔军事委员会说：“我们应该随时准备应对冲突。”</text:p>
      <text:p text:style-name="P4">
概述了联盟所说的区域计划，北约还将为各国提供有关如何现代化其部队的驯养和技术支持的建议。</text:p>
      <text:p text:style-name="P4">
负责人说：“盟军将确切知道有必要的力量和含义，包括在哪里，如何部署。”(https://www.ukrinform.ua/tag-nato)Jenstoltenberg关于严格分类的文件，在寒冷时期，该文件将任命某些部队保护某些地区。</text:p>
      <text:p text:style-name="P4">
该机构写道，这是由克里米亚于2014年吞并的过程开始的，该过程首次寡妇在东方部署战斗部队，英国英国，加拿大和德国在波罗的海国家之一中采取了该倡议。</text:p>
      <text:p text:style-name="P4">
<text:span text:style-name="T4">
另请阅读：</text:span>
 <text:a xlink:type="simple" xlink:href="https://www.ukrinform.ua/rubric-polytics/3710675-mzs-polsi-clenstvo-ukraini-v-nato-bude-garantieu-bezpeki-v-evropi.html" text:style-name="Internet_20_link" text:visited-style-name="Visited_20_Internet_20_Link">
</text:a>
根据北约官员的说法，完全实施计划需要几年的时间，尽管他们强调联盟可能会立即采取行动。</text:p>
      <text:p text:style-name="P4">
News Source: <text:a xlink:type="simple" xlink:href="https://www.ukrinform.ua/rubric-world/3711057-nato-na-samiti-u-vilnusi-zatverdit-velikij-plan-reaguvanna-na-vipadok-ataki-rosii-zmi.html" text:style-name="Internet_20_link" text:visited-style-name="Visited_20_Internet_20_Link">
https://www.ukrinform.ua/rubric-world/3711057-nato-na-samiti-u-vilnusi-zatverdit-velikij-plan-reaguvanna-na-vipadok-ataki-rosii-zmi.html</text:a>
</text:p>
      <!--NEWS-->
      <text:h text:style-name="P10" text:outline-level="1">
<text:span text:style-name="T4">
卢汉斯克地区的国民警卫队击倒了一架罕见的俄罗斯无人机“ Eleron”</text:span>
</text:h>
      <text:p text:style-name="P4">
作者: Ukrinform (Person)</text:p>
      <text:p text:style-name="P4">
出版商: Укринформ (Organization)</text:p>
      <text:p text:style-name="P4">
出版时间: 2023-05-18T-104:07:00+03:00</text:p>
      <text:p text:style-name="P4">
修改时间: 2023-05-18T18:07:00+03:00</text:p>
      <text:p text:style-name="P4">
描述: 伪“ 2月”的国民警卫队在卢汉斯克地区击倒了一个罕见的俄罗斯无人机“埃勒隆”。  - 乌克林。</text:p>
      <text:p text:style-name="P4">
图片: ["<text:a xlink:type="simple" xlink:href="https://static.ukrinform.com/photos/2023_05/thumb_files/630_360_1684422225-502.jpg" text:style-name="Internet_20_link" text:visited-style-name="Visited_20_Internet_20_Link">
630_360_16844...</text:a>
", "<text:a xlink:type="simple" xlink:href="https://static.ukrinform.com/photos/2023_05/1684422224-883.jpg" text:style-name="Internet_20_link" text:visited-style-name="Visited_20_Internet_20_Link">
1684422224-88...</text:a>
", "<text:a xlink:type="simple" xlink:href="https://static.ukrinform.com/photos/2023_05/1684422224-619.jpg" text:style-name="Internet_20_link" text:visited-style-name="Visited_20_Internet_20_Link">
1684422224-61...</text:a>
"]</text:p>
      <text:p text:style-name="P4">
标签: ['Луганщина', 'Нацгвардія', 'Дрон', 'Війна з Росією']</text:p>
      <text:p text:style-name="P4">
类型: Article</text:p>
      <!--METADATA-->
      <text:p text:style-name="P4">
<draw:frame draw:style-name="fr1" draw:name="Image28" text:anchor-type="as-char" svg:width="6.9236in" svg:height="3.956343in" draw:z-index="0">
<draw:image xlink:href="../Images/yкринформ/2023-05-18T-104-07-00-03-00/630_360_1684422225-502.jpg" xlink:type="simple" xlink:show="embed" xlink:actuate="onLoad" draw:mime-type="image/jpeg"/>
</draw:frame>
伪“ 2月”的国民警卫队在卢汉斯克地区击倒了一个罕见的俄罗斯 - 翼“ Eleron”。</text:p>
      <text:p text:style-name="P4">
据报道<text:a xlink:type="simple" xlink:href="https://ngu.gov.ua/gvardiyecz-na-psevdo-lyutyj-pryzemlyv-ridkisnyj-vorozhyj-bpla-eleron/" text:style-name="Internet_20_link" text:visited-style-name="Visited_20_Internet_20_Link">
</text:a>
，报道乌克林福姆。</text:p>
      <text:p text:style-name="P4">
“在卢汉斯地区，克雷明纳市有艰苦的战斗，但我们的士兵们对敌人进行了很好的击退。 与机器Metrometrius队列后，有呼叫标志“ 2月”的监护人不仅击倒了敌人在装甲车周围的敌人，而且还击败了敌对的人<text:a xlink:type="simple" xlink:href="https://www.ukrinform.ua/tag-bezpilotnik" text:style-name="Internet_20_link" text:visited-style-name="Visited_20_Internet_20_Link">
</text:a>
”，nsus。</text:p>
      <text:p text:style-name="P4">
<draw:frame draw:style-name="fr1" draw:name="Image29" text:anchor-type="as-char" svg:width="6.9236in" svg:height="4.615733in" draw:z-index="0">
<draw:image xlink:href="../Images/yкринформ/2023-05-18T-104-07-00-03-00/1684422224-883.jpg" xlink:type="simple" xlink:show="embed" xlink:actuate="onLoad" draw:mime-type="image/jpeg"/>
</draw:frame>
据她说，这是近乎行动的空气智能是一个复杂的复杂。</text:p>
      <text:p text:style-name="P4">
<draw:frame draw:style-name="fr1" draw:name="Image30" text:anchor-type="as-char" svg:width="6.9236in" svg:height="4.615733in" draw:z-index="0">
<draw:image xlink:href="../Images/yкринформ/2023-05-18T-104-07-00-03-00/1684422224-619.jpg" xlink:type="simple" xlink:show="embed" xlink:actuate="onLoad" draw:mime-type="image/jpeg"/>
</draw:frame>
<text:span text:style-name="T4">
另请阅读：</text:span>
 <text:a xlink:type="simple" xlink:href="https://www.ukrinform.ua/rubric-ato/3710782-na-kirovogradsini-zbili-raketu-ta-bezpilotnik-e-rujnuvanna.html" text:style-name="Internet_20_link" text:visited-style-name="Visited_20_Internet_20_Link">
<text:span text:style-name="T4">
无人机</text:span>
</text:a>
“我设法捕获了这架新的俄罗斯无人机。因此，我认为狩猎是成功的，该无人机中的有趣数据被传达给了乌克兰国防军当局，”警卫队31席位说。</text:p>
      <text:p text:style-name="P4">
作为 <text:a xlink:type="simple" xlink:href="https://www.ukrinform.ua/rubric-ato/3710783-zahisniki-sso-odnim-postrilom-zi-stingera-znisili-vorozij-dron.html" text:style-name="Internet_20_link" text:visited-style-name="Visited_20_Internet_20_Link">
 </text:a>
，由Styinger Ipsrk射击的SCO的捍卫者摧毁了敌人无人机。</text:p>
      <text:p text:style-name="P4">
<text:span text:style-name="T5">
foto：ngu.gov.ua</text:span>
</text:p>
      <text:p text:style-name="P4">
News Source: <text:a xlink:type="simple" xlink:href="https://www.ukrinform.ua/rubric-ato/3711055-nacgvardiec-na-lugansini-zbiv-ridkisnij-rosijskij-dron-eleron.html" text:style-name="Internet_20_link" text:visited-style-name="Visited_20_Internet_20_Link">
https://www.ukrinform.ua/rubric-ato/3711055-nacgvardiec-na-lugansini-zbiv-ridkisnij-rosijskij-dron-eleron.html</text:a>
</text:p>
      <!--NEWS-->
      <text:h text:style-name="P10" text:outline-level="1">
<text:span text:style-name="T4">
在纪念克里米亚塔塔尔的受害者纪念受害者的那天，在基辅举行了两个展览</text:span>
</text:h>
      <text:p text:style-name="P4">
作者: Ukrinform (Person)</text:p>
      <text:p text:style-name="P4">
出版商: Укринформ (Organization)</text:p>
      <text:p text:style-name="P4">
出版时间: 2023-05-18T-106:01:00+03:00</text:p>
      <text:p text:style-name="P4">
修改时间: 2023-05-18T18:01:00+03:00</text:p>
      <text:p text:style-name="P4">
描述: 在克里米亚塔塔尔（Crimean Tatars）驱逐出境日的受害者之际，在基辅的火车站附近组织了两个摄影展览。  - 乌克林。</text:p>
      <text:p text:style-name="P4">
图片: ["<text:a xlink:type="simple" xlink:href="https://static.ukrinform.com/photos/2023_05/thumb_files/630_360_1684421107-6412.jpeg" text:style-name="Internet_20_link" text:visited-style-name="Visited_20_Internet_20_Link">
630_360_16844...</text:a>
", "<text:a xlink:type="simple" xlink:href="https://static.ukrinform.com/photos/2023_05/thumb_files/630_360_1684421107-3854.jpeg" text:style-name="Internet_20_link" text:visited-style-name="Visited_20_Internet_20_Link">
630_360_16844...</text:a>
", "<text:a xlink:type="simple" xlink:href="https://static.ukrinform.com/photos/2023_05/thumb_files/630_360_1684421107-9200.jpeg" text:style-name="Internet_20_link" text:visited-style-name="Visited_20_Internet_20_Link">
630_360_16844...</text:a>
", "<text:a xlink:type="simple" xlink:href="https://static.ukrinform.com/photos/2023_05/thumb_files/630_360_1684421107-2833.jpeg" text:style-name="Internet_20_link" text:visited-style-name="Visited_20_Internet_20_Link">
630_360_16844...</text:a>
", "<text:a xlink:type="simple" xlink:href="https://static.ukrinform.com/photos/2023_05/thumb_files/630_360_1684421107-1685.jpeg" text:style-name="Internet_20_link" text:visited-style-name="Visited_20_Internet_20_Link">
630_360_16844...</text:a>
", "<text:a xlink:type="simple" xlink:href="https://static.ukrinform.com/photos/2023_05/thumb_files/630_360_1684421107-3512.jpeg" text:style-name="Internet_20_link" text:visited-style-name="Visited_20_Internet_20_Link">
630_360_16844...</text:a>
", "<text:a xlink:type="simple" xlink:href="https://static.ukrinform.com/photos/2023_05/thumb_files/630_360_1684421109-3284.jpeg" text:style-name="Internet_20_link" text:visited-style-name="Visited_20_Internet_20_Link">
630_360_16844...</text:a>
", "<text:a xlink:type="simple" xlink:href="https://static.ukrinform.com/photos/2023_05/thumb_files/630_360_1684421215-6793.jpeg" text:style-name="Internet_20_link" text:visited-style-name="Visited_20_Internet_20_Link">
630_360_16844...</text:a>
"]</text:p>
      <text:p text:style-name="P4">
标签: ['Депортація', 'Кримські татари', 'Фотовиставка', 'Київ']</text:p>
      <text:p text:style-name="P4">
类型: Article</text:p>
      <!--METADATA-->
      <text:p text:style-name="P4">
<draw:frame draw:style-name="fr1" draw:name="Image31" text:anchor-type="as-char" svg:width="6.9236in" svg:height="3.956343in" draw:z-index="0">
<draw:image xlink:href="../Images/yкринформ/2023-05-18T-106-01-00-03-00/630_360_1684421107-6412.jpeg" xlink:type="simple" xlink:show="embed" xlink:actuate="onLoad" draw:mime-type="image/jpeg"/>
</draw:frame>
在纪念克里米亚塔塔尔(Crimean Tatars)驱逐出境的受害者的日子之际，在基辅的火车站附近组织了两个摄影展览。</text:p>
      <text:p text:style-name="P4">
乌克利福德通讯员报道，他们的演讲是在会议“记住故事 - 返回领土”的会议上进行的。</text:p>
      <text:p text:style-name="P4">
在展览中“被占领的历史<text:a xlink:type="simple" xlink:href="https://www.ukrinform.ua/tag-krim" text:style-name="Internet_20_link" text:visited-style-name="Visited_20_Internet_20_Link">
</text:a>
“乌克兰记者拍摄了25张照片，该照片在2014  -  2019年强调了被占领的克里米亚侵犯人权的行为，并记录了Enver Krosh的生计管理人员等。</text:p>
      <text:p text:style-name="P4">
<draw:frame draw:style-name="fr1" draw:name="Image32" text:anchor-type="as-char" svg:width="6.9236in" svg:height="3.956343in" draw:z-index="0">
<draw:image xlink:href="../Images/yкринформ/2023-05-18T-106-01-00-03-00/630_360_1684421107-3854.jpeg" xlink:type="simple" xlink:show="embed" xlink:actuate="onLoad" draw:mime-type="image/jpeg"/>
</draw:frame>
Ukiya为纪念克里米亚tatars驱逐出境的受害者 /照片的受害者展示了两个摄影展览：乌克林福姆Pavel Bagmut <text:a xlink:type="simple" xlink:href="https://static.ukrinform.com/photos/2023_05/1684421107-3854.jpeg" text:style-name="Internet_20_link" text:visited-style-name="Visited_20_Internet_20_Link">
<draw:frame draw:style-name="fr1" draw:name="Image33" text:anchor-type="as-char" svg:width="6.9236in" svg:height="3.956343in" draw:z-index="0">
<draw:image xlink:href="../Images/yкринформ/2023-05-18T-106-01-00-03-00/630_360_1684421107-3854.jpeg" xlink:type="simple" xlink:show="embed" xlink:actuate="onLoad" draw:mime-type="image/jpeg"/>
</draw:frame>
</text:a>
 <text:a xlink:type="simple" xlink:href="https://static.ukrinform.com/photos/2023_05/1684421107-9200.jpeg" text:style-name="Internet_20_link" text:visited-style-name="Visited_20_Internet_20_Link">
<draw:frame draw:style-name="fr1" draw:name="Image34" text:anchor-type="as-char" svg:width="6.9236in" svg:height="3.956343in" draw:z-index="0">
<draw:image xlink:href="../Images/yкринформ/2023-05-18T-106-01-00-03-00/630_360_1684421107-9200.jpeg" xlink:type="simple" xlink:show="embed" xlink:actuate="onLoad" draw:mime-type="image/jpeg"/>
</draw:frame>
</text:a>
 <text:a xlink:type="simple" xlink:href="https://static.ukrinform.com/photos/2023_05/1684421107-6412.jpeg" text:style-name="Internet_20_link" text:visited-style-name="Visited_20_Internet_20_Link">
<draw:frame draw:style-name="fr1" draw:name="Image35" text:anchor-type="as-char" svg:width="6.9236in" svg:height="3.956343in" draw:z-index="0">
<draw:image xlink:href="../Images/yкринформ/2023-05-18T-106-01-00-03-00/630_360_1684421107-6412.jpeg" xlink:type="simple" xlink:show="embed" xlink:actuate="onLoad" draw:mime-type="image/jpeg"/>
</draw:frame>
</text:a>
 <text:a xlink:type="simple" xlink:href="https://static.ukrinform.com/photos/2023_05/1684421107-2833.jpeg" text:style-name="Internet_20_link" text:visited-style-name="Visited_20_Internet_20_Link">
<draw:frame draw:style-name="fr1" draw:name="Image36" text:anchor-type="as-char" svg:width="6.9236in" svg:height="3.956343in" draw:z-index="0">
<draw:image xlink:href="../Images/yкринформ/2023-05-18T-106-01-00-03-00/630_360_1684421107-2833.jpeg" xlink:type="simple" xlink:show="embed" xlink:actuate="onLoad" draw:mime-type="image/jpeg"/>
</draw:frame>
</text:a>
 <text:a xlink:type="simple" xlink:href="https://static.ukrinform.com/photos/2023_05/1684421107-1685.jpeg" text:style-name="Internet_20_link" text:visited-style-name="Visited_20_Internet_20_Link">
<draw:frame draw:style-name="fr1" draw:name="Image37" text:anchor-type="as-char" svg:width="6.9236in" svg:height="3.956343in" draw:z-index="0">
<draw:image xlink:href="../Images/yкринформ/2023-05-18T-106-01-00-03-00/630_360_1684421107-1685.jpeg" xlink:type="simple" xlink:show="embed" xlink:actuate="onLoad" draw:mime-type="image/jpeg"/>
</draw:frame>
</text:a>
 <text:a xlink:type="simple" xlink:href="https://static.ukrinform.com/photos/2023_05/1684421107-3512.jpeg" text:style-name="Internet_20_link" text:visited-style-name="Visited_20_Internet_20_Link">
<draw:frame draw:style-name="fr1" draw:name="Image38" text:anchor-type="as-char" svg:width="6.9236in" svg:height="3.956343in" draw:z-index="0">
<draw:image xlink:href="../Images/yкринформ/2023-05-18T-106-01-00-03-00/630_360_1684421107-3512.jpeg" xlink:type="simple" xlink:show="embed" xlink:actuate="onLoad" draw:mime-type="image/jpeg"/>
</draw:frame>
</text:a>
 <text:a xlink:type="simple" xlink:href="https://static.ukrinform.com/photos/2023_05/1684421109-3284.jpeg" text:style-name="Internet_20_link" text:visited-style-name="Visited_20_Internet_20_Link">
<draw:frame draw:style-name="fr1" draw:name="Image39" text:anchor-type="as-char" svg:width="6.9236in" svg:height="3.956343in" draw:z-index="0">
<draw:image xlink:href="../Images/yкринформ/2023-05-18T-106-01-00-03-00/630_360_1684421109-3284.jpeg" xlink:type="simple" xlink:show="embed" xlink:actuate="onLoad" draw:mime-type="image/jpeg"/>
</draw:frame>
</text:a>
 <text:a xlink:type="simple" xlink:href="https://static.ukrinform.com/photos/2023_05/1684421215-6793.jpeg" text:style-name="Internet_20_link" text:visited-style-name="Visited_20_Internet_20_Link">
<draw:frame draw:style-name="fr1" draw:name="Image40" text:anchor-type="as-char" svg:width="6.9236in" svg:height="3.956343in" draw:z-index="0">
<draw:image xlink:href="../Images/yкринформ/2023-05-18T-106-01-00-03-00/630_360_1684421215-6793.jpeg" xlink:type="simple" xlink:show="embed" xlink:actuate="onLoad" draw:mime-type="image/jpeg"/>
</draw:frame>
</text:a>
作者 - 塔拉斯·易卜拉欣莫夫(Taras Ibrahimov)的Alina Zhatko，Alyoni Savchuk-由于新闻定罪被禁止进入俄罗斯联邦，并占领了克里米亚(Crimea)10至35年。</text:p>
      <text:p text:style-name="P4">
第二次展览“目击者犯罪”讲述了1944年驱逐出克里米亚塔塔尔的10个故事。<text:span text:style-name="T4">
另请阅读：</text:span>
 <text:a xlink:type="simple" xlink:href="https://www.ukrinform.ua/rubric-crimea/3711014-prezident-iniciuvav-stvorenna-memorialu-zertv-krimskotatarskogo-narodu.html" text:style-name="Internet_20_link" text:visited-style-name="Visited_20_Internet_20_Link">
</text:a>
在活动期间，一段有关苏联时期克里米亚生活的视频以及2014年克里米亚半岛占领期间，迫害和克里米亚塔塔尔人的监禁等。</text:p>
      <text:p text:style-name="P4">
与会者还可以参加马拉松，写信给政治犯。</text:p>
      <text:p text:style-name="P4">
据报道，5月18日在乌克兰为正确的塔塔尔人的斗争当天被设定并尊重<text:a xlink:type="simple" xlink:href="https://www.ukrinform.ua/rubric-crimea/3710721-sogodni-ukraina-vsanovue-pamat-zertv-deportacii-krimskih-tatar.html" text:style-name="Internet_20_link" text:visited-style-name="Visited_20_Internet_20_Link">
</text:a>
 .</text:p>
      <text:p text:style-name="P4">
News Source: <text:a xlink:type="simple" xlink:href="https://www.ukrinform.ua/rubric-crimea/3711053-u-kievi-prezentuvali-dvi-fotovistavki-do-dna-pamati-zertv-deportacii-krimskih-tatar.html" text:style-name="Internet_20_link" text:visited-style-name="Visited_20_Internet_20_Link">
https://www.ukrinform.ua/rubric-crimea/3711053-u-kievi-prezentuvali-dvi-fotovistavki-do-dna-pamati-zertv-deportacii-krimskih-tatar.html</text:a>
</text:p>
      <!--NEWS-->
      <text:h text:style-name="P10" text:outline-level="1">
<text:span text:style-name="T4">
乌克兰加入了经合组织 - 财务统计部数据库</text:span>
</text:h>
      <text:p text:style-name="P4">
作者: Ukrinform (Person)</text:p>
      <text:p text:style-name="P4">
出版商: Укринформ (Organization)</text:p>
      <text:p text:style-name="P4">
出版时间: 2023-05-18T-109:54:00+03:00</text:p>
      <text:p text:style-name="P4">
修改时间: 2023-05-18T17:54:00+03:00</text:p>
      <text:p text:style-name="P4">
描述: 乌克兰加入了经济合作与发展组织（OECD）的全球统计数据库。  - 乌克林。</text:p>
      <text:p text:style-name="P4">
图片: ["<text:a xlink:type="simple" xlink:href="https://static.ukrinform.com/photos/2023_05/thumb_files/630_360_1684421494-850.jpg" text:style-name="Internet_20_link" text:visited-style-name="Visited_20_Internet_20_Link">
630_360_16844...</text:a>
"]</text:p>
      <text:p text:style-name="P4">
标签: ['Економіка', 'Мінфін', 'ОЕСР', 'Україна']</text:p>
      <text:p text:style-name="P4">
类型: Article</text:p>
      <!--METADATA-->
      <text:p text:style-name="P4">
<draw:frame draw:style-name="fr1" draw:name="Image41" text:anchor-type="as-char" svg:width="6.9236in" svg:height="3.956343in" draw:z-index="0">
<draw:image xlink:href="../Images/yкринформ/2023-05-18T-109-54-00-03-00/630_360_1684421494-850.jpg" xlink:type="simple" xlink:show="embed" xlink:actuate="onLoad" draw:mime-type="image/jpeg"/>
</draw:frame>
乌克兰加入了全球数据库(经合组织).</text:p>
      <text:p text:style-name="P4">
Як передає Укрінформ, про це повідомляє <text:a xlink:type="simple" xlink:href="https://www.mof.gov.ua/uk/news/ukraina_priiednalasia_do_globalnoi_bazi_danikh_statistiki_dokhodiv_oesr-4009" text:style-name="Internet_20_link" text:visited-style-name="Visited_20_Internet_20_Link">
</text:a>
.</text:p>
      <text:p text:style-name="P4">
"Україна в рамках поглиблення співробітництва з Організацією <text:a xlink:type="simple" xlink:href="https://www.ukrinform.ua/tag-ekonomika" text:style-name="Internet_20_link" text:visited-style-name="Visited_20_Internet_20_Link">
</text:a>
合作与发展已加入了OECD收入统计数据的全球数据库，并成为121个乌克兰，该数据为最大的数据提供了信息。</text:p>
      <text:p text:style-name="P4">
值得注意的是，根据标准模板OESRT的收入类别对乌克兰各级预算的税收和非税收收入进行了分类。 它们包含不同类别的税收与GDP的比率，与总收入的总额。</text:p>
      <text:p text:style-name="P4">
该信息将在上一年每年更新。</text:p>
      <text:p text:style-name="P4">
这项经合组织计划的目的是提高收入数据刺激的质量，连贯性，可比性。</text:p>
      <text:p text:style-name="P4">
<text:span text:style-name="T4">
另请阅读：</text:span>
 <text:a xlink:type="simple" xlink:href="https://www.ukrinform.ua/rubric-economy/3683862-oesr-pokrasila-prognoz-dla-svitovoi-ekonomiki-na-cej-i-nastupnij-rik.html" text:style-name="Internet_20_link" text:visited-style-name="Visited_20_Internet_20_Link">
<text:span text:style-name="T4">
 OECD </text:span>
</text:a>
全球收入基础为世界压倒性国家提供了有关税收，税收设施和个人税收收入变化的可比数据。</text:p>
      <text:p text:style-name="P4">
据报道，经合组织是一个创建于1960年的组织，其中包括世界上38个最大，最发达的经济体，其命名为“富人俱乐部”。</text:p>
      <text:p text:style-name="P4">
News Source: <text:a xlink:type="simple" xlink:href="https://www.ukrinform.ua/rubric-economy/3711051-ukraina-priednalasa-do-bazi-danih-statistiki-dohodiv-oesr-minfin.html" text:style-name="Internet_20_link" text:visited-style-name="Visited_20_Internet_20_Link">
https://www.ukrinform.ua/rubric-economy/3711051-ukraina-priednalasa-do-bazi-danih-statistiki-dohodiv-oesr-minfin.html</text:a>
</text:p>
      <!--NEWS-->
      <text:h text:style-name="P10" text:outline-level="1">
<text:span text:style-name="T4">
俄罗斯试图使乌克兰人和克里米亚tatars  -  dzhaparova在不同时期</text:span>
</text:h>
      <text:p text:style-name="P4">
作者: Ukrinform (Person)</text:p>
      <text:p text:style-name="P4">
出版商: Укринформ (Organization)</text:p>
      <text:p text:style-name="P4">
出版时间: 2023-05-18T-157:33:00+03:00</text:p>
      <text:p text:style-name="P4">
修改时间: 2023-05-18T14:33:00+03:00</text:p>
      <text:p text:style-name="P4">
描述: 克里米亚的俄罗斯重复了俄罗斯帝国和苏联的罪行，试图距离乌克兰人和克里米亚塔塔尔人的历史相同。  - 乌克林。</text:p>
      <text:p text:style-name="P4">
图片: ["<text:a xlink:type="simple" xlink:href="https://static.ukrinform.com/photos/2023_04/thumb_files/630_360_1680520872-555.jpg" text:style-name="Internet_20_link" text:visited-style-name="Visited_20_Internet_20_Link">
630_360_16805...</text:a>
"]</text:p>
      <text:p text:style-name="P4">
标签: ['Джапарова', 'Кримські татари', 'Окупація Криму', 'Війна з Росією']</text:p>
      <text:p text:style-name="P4">
类型: Article</text:p>
      <!--METADATA-->
      <text:p text:style-name="P4">
<draw:frame draw:style-name="fr1" draw:name="Image42" text:anchor-type="as-char" svg:width="6.9236in" svg:height="3.956343in" draw:z-index="0">
<draw:image xlink:href="../Images/yкринформ/2023-05-18T-157-33-00-03-00/630_360_1680520872-555.jpg" xlink:type="simple" xlink:show="embed" xlink:actuate="onLoad" draw:mime-type="image/jpeg"/>
</draw:frame>
俄罗斯正在重复俄罗斯帝国和苏联的罪行，试图远离历史非常相同的乌克兰和克里米亚tatars。</text:p>
      <text:p text:style-name="P4">
乌克利特福通讯通讯员报道，第一任外交部长艾米娜·迪兹基(Emina Dzhaykhi)说，这是纪念克里米亚塔塔尔人种族灭绝受害者的日子，“记住历史 - 我们返回了该领土”。</text:p>
      <text:p text:style-name="P4">
她认为，重要的是要说[]俄罗斯联邦(https://www.ukrinform.ua/tag-krim)重复苏联俄罗斯俄罗斯市犯下的罪行，该罪行发动了一场信息战以及普京的俄罗斯现在在克里米亚。</text:p>
      <text:p text:style-name="P4">
“然后，在苏联俄罗斯，我们不知道，但实际上，我完全回想起俄罗斯一直在人为地创造了一件事的神话，试图使克里米亚塔塔尔人和乌克兰人保持距离……因为我完全回想起我们的历史是非常相同的。”  - 第一任副部长说。</text:p>
      <text:p text:style-name="P4">
<text:span text:style-name="T4">
另请阅读：</text:span>
 <text:a xlink:type="simple" xlink:href="https://www.ukrinform.ua/rubric-crimea/3710806-u-krimu-prohodat-zahodi-do-dna-pamati-zertv-genocidu-krimskotatarskogo-narodu-cubarov.html" text:style-name="Internet_20_link" text:visited-style-name="Visited_20_Internet_20_Link">
</text:a>
Dzhaparova指出，乌克兰人和克里米亚的塔塔尔人被挤压并要求身体生存。 她强调说：“当乌克兰人和克里米亚人的塔塔尔人夺走了所有与我们团结在一起的人，这是相同的犯罪，是同一犯罪，是历史的普查 - 对他们的土地，传统，祖先的热爱和热爱。”</text:p>
      <text:p text:style-name="P4">
据报道，今天在乌克兰庆祝<text:a xlink:type="simple" xlink:href="https://www.ukrinform.ua/rubric-crimea/3710721-sogodni-ukraina-vsanovue-pamat-zertv-deportacii-krimskih-tatar.html" text:style-name="Internet_20_link" text:visited-style-name="Visited_20_Internet_20_Link">
</text:a>
但是，对克里米亚tatar的受害者的记忆得到了荣幸。</text:p>
      <text:p text:style-name="P4">
News Source: <text:a xlink:type="simple" xlink:href="https://www.ukrinform.ua/rubric-crimea/3710950-rosia-za-riznih-casiv-namagalasa-distanciuvati-ukrainciv-i-krimskih-tatar-dzaparova.html" text:style-name="Internet_20_link" text:visited-style-name="Visited_20_Internet_20_Link">
https://www.ukrinform.ua/rubric-crimea/3710950-rosia-za-riznih-casiv-namagalasa-distanciuvati-ukrainciv-i-krimskih-tatar-dzaparova.html</text:a>
</text:p>
      <!--NEWS-->
      <text:h text:style-name="P10" text:outline-level="1">
<text:span text:style-name="T4">
国防部提醒人们，战争期间禁止在社交网络上发布</text:span>
</text:h>
      <text:p text:style-name="P4">
作者: Ukrinform (Person)</text:p>
      <text:p text:style-name="P4">
出版商: Укринформ (Organization)</text:p>
      <text:p text:style-name="P4">
出版时间: 2023-05-18T-18:42:00+03:00</text:p>
      <text:p text:style-name="P4">
修改时间: 2023-05-18T23:42:00+03:00</text:p>
      <text:p text:style-name="P4">
描述: 国防部副部长安娜·马里亚尔（Anna Malyar）提醒人们，禁止在社交网络上发布，以免给敌人乌克兰的防空力量。  - 乌克林。</text:p>
      <text:p text:style-name="P4">
图片: ["<text:a xlink:type="simple" xlink:href="https://static.ukrinform.com/photos/2023_02/thumb_files/630_360_1676289053-714.jpg" text:style-name="Internet_20_link" text:visited-style-name="Visited_20_Internet_20_Link">
630_360_16762...</text:a>
"]</text:p>
      <text:p text:style-name="P4">
标签: ['Міноборони', 'Соцмережі', 'Війна з Росією', 'ППО']</text:p>
      <text:p text:style-name="P4">
类型: Article</text:p>
      <!--METADATA-->
      <text:p text:style-name="P4">
<draw:frame draw:style-name="fr1" draw:name="Image43" text:anchor-type="as-char" svg:width="6.9236in" svg:height="3.956343in" draw:z-index="0">
<draw:image xlink:href="../Images/yкринформ/2023-05-18T-18-42-00-03-00/630_360_1676289053-714.jpg" xlink:type="simple" xlink:show="embed" xlink:actuate="onLoad" draw:mime-type="image/jpeg"/>
</draw:frame>
国防部副部长安娜·马里亚尔(Anna Malyar)提醒人们，禁止发布所有通道网络，以免发行乌克兰防空队的敌人。</text:p>
      <text:p text:style-name="P4">
正如乌克林福姆报道的那样，她在[]中写了有关它的文章(https://t.me/annamaliar/763).</text:p>
      <text:p text:style-name="P4">
Так, оприлюднювати не можна:</text:p>
      <ul>
        <li>
фото та відео пусків ракет і розташування засобів української ППО;   * свої думки про те, яка зброя де може стояти і що прикривати;   * скільки одиниць техніки бачили чи пусків ракет чули.</li>
      </ul>
      <text:p text:style-name="P4">
<text:span text:style-name="T4">
Читайте також:</text:span>
 <text:a xlink:type="simple" xlink:href="https://www.ukrinform.ua/rubric-ato/3710743-potribna-totalna-tisa-gur-zaklikae-ne-publikuvati-kadri-zastosuvanna-bezpilotnikiv.html" text:style-name="Internet_20_link" text:visited-style-name="Visited_20_Internet_20_Link">
 <text:span text:style-name="T4">
публіку</text:span>
 </text:a>
正如乌克林福姆报道的，前几天<text:a xlink:type="simple" xlink:href="https://www.ukrinform.ua/tag-sbu" text:style-name="Internet_20_link" text:visited-style-name="Visited_20_Internet_20_Link">
</text:a>
揭露<text:a xlink:type="simple" xlink:href="https://www.ukrinform.ua/rubric-kyiv/3710333-sbu-vikrila-sistoh-kian-aki-zasvitili-robotu-ppo.html" text:style-name="Internet_20_link" text:visited-style-name="Visited_20_Internet_20_Link">
</text:a>
关于5月16日的大规模火箭袭击，乌克兰防空的工作。</text:p>
      <text:p text:style-name="P4">
News Source: <text:a xlink:type="simple" xlink:href="https://www.ukrinform.ua/rubric-ato/3710960-u-minoboroni-nagadali-so-zaboroneno-publikuvati-u-socmerezah-pid-cas-vijni.html" text:style-name="Internet_20_link" text:visited-style-name="Visited_20_Internet_20_Link">
https://www.ukrinform.ua/rubric-ato/3710960-u-minoboroni-nagadali-so-zaboroneno-publikuvati-u-socmerezah-pid-cas-vijni.html</text:a>
</text:p>
      <!--NEWS-->
      <text:h text:style-name="P10" text:outline-level="1">
<text:span text:style-name="T4">
法院选择了Knyazev的预防措施 - 以1.07亿美元的押注逮捕</text:span>
</text:h>
      <text:p text:style-name="P4">
作者: Ukrinform (Person)</text:p>
      <text:p text:style-name="P4">
出版商: Укринформ (Organization)</text:p>
      <text:p text:style-name="P4">
出版时间: 2023-05-18T-20:21:00+03:00</text:p>
      <text:p text:style-name="P4">
修改时间: 2023-05-18T23:21:00+03:00</text:p>
      <text:p text:style-name="P4">
描述: 最高反腐败法院选出了以拘留形式交换Vsevolod Knyazev最高法院的预防措施，并有可能引入1.07亿3.6亿3.6万。</text:p>
      <ul>
        <li>
I的，。: </li>
      </ul>
      <text:p text:style-name="P4">
图片: ["<text:a xlink:type="simple" xlink:href="https://static.ukrinform.com/photos/2023_05/thumb_files/630_360_1684441248-220.jpg" text:style-name="Internet_20_link" text:visited-style-name="Visited_20_Internet_20_Link">
630_360_16844...</text:a>
"]</text:p>
      <text:p text:style-name="P4">
标签: ['Арешт', 'Хабар', 'Князєв', 'Корупція', 'Застава', 'Вищий антикорупційний суд']</text:p>
      <text:p text:style-name="P4">
类型: Article</text:p>
      <!--METADATA-->
      <text:p text:style-name="P4">
<draw:frame draw:style-name="fr1" draw:name="Image44" text:anchor-type="as-char" svg:width="6.9236in" svg:height="3.956343in" draw:z-index="0">
<draw:image xlink:href="../Images/yкринформ/2023-05-18T-20-21-00-03-00/630_360_1684441248-220.jpg" xlink:type="simple" xlink:show="embed" xlink:actuate="onLoad" draw:mime-type="image/jpeg"/>
</draw:frame>
高级反腐败法院以拘留的形式选出了王子苏兹胡苏兹·鲁兹赫兹尼(Princelyzhuzhuzhuzhny)的最高法院，以₴1.07亿360万。</text:p>
      <text:p text:style-name="P4">
乌克林福姆报道，调查法官宣布了相应的决定。</text:p>
      <text:p text:style-name="P4">
法院决定将Knyazev拘留60天，替代承诺为1.07亿3.6亿HRYVNIA。</text:p>
      <text:p text:style-name="P4">
检察官以拘留的形式以替代UAH 1.5亿的拘留形式选出了一项预审措施。 专家<text:a xlink:type="simple" xlink:href="https://www.ukrinform.ua/tag-verhovnij-sud" text:style-name="Internet_20_link" text:visited-style-name="Visited_20_Internet_20_Link">
</text:a>
它可以隐藏在乌克兰或国外，影响见证人，专家，武装部队法官，甚至摧毁二氧化碳。</text:p>
      <text:p text:style-name="P4">
Knyazev本人和他的律师要求法院选择一种与拘留无关的约束措施。</text:p>
      <text:p text:style-name="P4">
<text:span text:style-name="T4">
另请阅读：</text:span>
 <text:a xlink:type="simple" xlink:href="https://www.ukrinform.ua/rubric-society/3710974-advokat-stverdzue-so-zi-slidstvom-spivpracuvav-pid-prikrittam-davnij-znajomij-knazeva.html" text:style-name="Internet_20_link" text:visited-style-name="Visited_20_Internet_20_Link">
<text:span text:style-name="T4">
 knyazev </text:span>
</text:a>
正如乌克林福姆(Ukrinform)报道的，5月15日，<text:a xlink:type="simple" xlink:href="https://www.ukrinform.ua/rubric-society/3709683-nabu-i-sap-vikrili-masstabnu-korupciu-u-verhovnomu-sudi.html" text:style-name="Internet_20_link" text:visited-style-name="Visited_20_Internet_20_Link">
</text:a>
最高法院的管理层和法官获得了不当的福利。执法人员拘留了Knyazev武装部队主席，并扣押了270万美元。</text:p>
      <text:p text:style-name="P4">
2023年5月16日，在最高法院的全体会议期间(https://www.ukrinform.ua/rubric-society/3710076-suddi-verhovnogo-sudu-progolosuvali-za-vislovlenna-nedoviri-knazevu.html)uknyazyev当前负责人的分布。 法官还采用了武装部队武装部队主席Knyazev主席的权力的决议。</text:p>
      <text:p text:style-name="P4">
5月17日，最高反腐败法院<text:a xlink:type="simple" xlink:href="https://www.ukrinform.ua/rubric-society/3710545-vaks-vidmovivsa-zadovolniti-skargu-zahistu-knazeva-na-jogo-zatrimanna.html" text:style-name="Internet_20_link" text:visited-style-name="Visited_20_Internet_20_Link">
</text:a>
Knyazev保护他的拘留。</text:p>
      <text:p text:style-name="P4">
<text:span text:style-name="T4">
另请阅读：</text:span>
 <text:a xlink:type="simple" xlink:href="https://www.ukrinform.ua/rubric-polytics/3710728-ukraina-spodivaetsa-so-zatrimanna-knazeva-ne-vpline-na-politicnij-kalendar-vidnosin-z-es.html" text:style-name="Internet_20_link" text:visited-style-name="Visited_20_Internet_20_Link">
</text:a>
5月18日<text:a xlink:type="simple" xlink:href="https://www.ukrinform.ua/rubric-society/3710933-vrp-nadala-dozvil-na-utrimanna-eksgolovi-knazeva-pid-vartou.html" text:style-name="Internet_20_link" text:visited-style-name="Visited_20_Internet_20_Link">
</text:a>
提交专门的反腐败检察官办公室，以印刷授予监狱许可证。<text:span text:style-name="T5">
照片：公共</text:span>
</text:p>
      <text:p text:style-name="P4">
News Source: <text:a xlink:type="simple" xlink:href="https://www.ukrinform.ua/rubric-society/3711149-sud-obrav-zapobiznij-zahid-knazevu.html" text:style-name="Internet_20_link" text:visited-style-name="Visited_20_Internet_20_Link">
https://www.ukrinform.ua/rubric-society/3711149-sud-obrav-zapobiznij-zahid-knazevu.html</text:a>
</text:p>
      <!--NEWS-->
      <text:h text:style-name="P10" text:outline-level="1">
<text:span text:style-name="T4">
乌克兰正试图将其和平公式传达给阿拉伯国家-Yermak</text:span>
</text:h>
      <text:p text:style-name="P4">
作者: Ukrinform (Person)</text:p>
      <text:p text:style-name="P4">
出版商: Укринформ (Organization)</text:p>
      <text:p text:style-name="P4">
出版时间: 2023-05-18T-22:13:00+03:00</text:p>
      <text:p text:style-name="P4">
修改时间: 2023-05-18T23:13:00+03:00</text:p>
      <text:p text:style-name="P4">
描述: 乌克兰希望保护世界上所有国家免受本身已经出现的侵略，并试图将其带入阿拉伯世界。  - 乌克林。</text:p>
      <text:p text:style-name="P4">
图片: ["<text:a xlink:type="simple" xlink:href="https://static.ukrinform.com/photos/2023_05/thumb_files/630_360_1684440786-172.jpg" text:style-name="Internet_20_link" text:visited-style-name="Visited_20_Internet_20_Link">
630_360_16844...</text:a>
"]</text:p>
      <text:p text:style-name="P4">
标签: ['Саудівська Аравія', 'Єрмак', 'Війна з Росією', 'Формула миру']</text:p>
      <text:p text:style-name="P4">
类型: Article</text:p>
      <!--METADATA-->
      <text:p text:style-name="P4">
<draw:frame draw:style-name="fr1" draw:name="Image45" text:anchor-type="as-char" svg:width="6.9236in" svg:height="3.956343in" draw:z-index="0">
<draw:image xlink:href="../Images/yкринформ/2023-05-18T-22-13-00-03-00/630_360_1684440786-172.jpg" xlink:type="simple" xlink:show="embed" xlink:actuate="onLoad" draw:mime-type="image/jpeg"/>
</draw:frame>
乌克兰旨在保护世界上的所有州免受本身将其带入阿拉伯世界的侵略。</text:p>
      <text:p text:style-name="P4">
根据乌克林的通讯员的说法，在[]中(https://t.me/s/ermaka2022)乌克兰安德里·耶尔马克总统办公室负责人说，来自沙特阿拉伯。</text:p>
      <text:p text:style-name="P4">
“乌克兰试图传达给阿拉伯世界，因为它看到了这一终结<text:a xlink:type="simple" xlink:href="https://www.ukrinform.ua/tag-vijna" text:style-name="Internet_20_link" text:visited-style-name="Visited_20_Internet_20_Link">
</text:a>
Yermak Telegram写道：“如何保护杰出侵略世界的国家，尤其是传达弗拉基米尔伦总统提出的和平的公式。”</text:p>
      <text:p text:style-name="P4">
值得注意的是，“该公式完全基于国际法和联合国宪章的原则。” “我们将在和平峰会的未来向沙特阿拉伯和其他阿拉伯国家的参与致意，在该峰会上，来自世界各地的领导人将能够根据泽伦斯基总统和平的公式找到这场战争的决定在欧洲中心，”邮报说。</text:p>
      <text:p text:style-name="P4">
耶尔马克还指出，“即使在困难的情况下，乌克兰也被判给全球问题，包括世界粮食安全问题，这是由总统弗拉基米尔·泽伦斯基谷物形成乌克兰的倡议所促进的”。</text:p>
      <text:p text:style-name="P4">
此外，总统办公室的负责人“指出了王国仔细交换囚犯的角色，囚犯的王国使大量乌克兰和外国公民释放了。” “乌克兰感谢从阿拉伯世界获得的人道主义援助，尤其是从沙特阿拉伯那里获得的，当时俄罗斯联邦已经尝试了几个月来袭击导弹，而伊朗无人无人机摧毁了能源基础设施，使数百万我们的公民，供暖和供暖和供暖和供水和水。冬季。</text:p>
      <text:p text:style-name="P4">
<text:span text:style-name="T4">
另请阅读：</text:span>
 <text:a xlink:type="simple" xlink:href="https://www.ukrinform.ua/rubric-ato/3711110-zelenskij-mi-ne-maemo-potrapiti-v-omanu-koli-rosia-pocne-govoriti-pro-mir.html" text:style-name="Internet_20_link" text:visited-style-name="Visited_20_Internet_20_Link">
</text:a>
最后，伊尔马克强调说：“乌克兰方面准备与对和平监管和战争结束的一项提议的马车和领导人进行交流，但不接受与有关我们领土和我们人民的任何妥协的谈判。”</text:p>
      <text:p text:style-name="P4">
_foto：op _</text:p>
      <text:p text:style-name="P4">
News Source: <text:a xlink:type="simple" xlink:href="https://www.ukrinform.ua/rubric-polytics/3711148-ukraina-namagaetsa-donesti-do-arabskih-krain-svou-formulu-miru-ermak.html" text:style-name="Internet_20_link" text:visited-style-name="Visited_20_Internet_20_Link">
https://www.ukrinform.ua/rubric-polytics/3711148-ukraina-namagaetsa-donesti-do-arabskih-krain-svou-formulu-miru-ermak.html</text:a>
</text:p>
      <!--NEWS-->
      <text:h text:style-name="P10" text:outline-level="1">
<text:span text:style-name="T4">
联合国表示，它正在从其他州收到与乌克兰的战争</text:span>
</text:h>
      <text:p text:style-name="P4">
作者: Ukrinform (Person)</text:p>
      <text:p text:style-name="P4">
出版商: Укринформ (Organization)</text:p>
      <text:p text:style-name="P4">
出版时间: 2023-05-18T-24:01:00+03:00</text:p>
      <text:p text:style-name="P4">
修改时间: 2023-05-18T23:01:00+03:00</text:p>
      <text:p text:style-name="P4">
描述: 联合国副副主管EBO补充说明了俄罗斯，该俄罗斯召集了Radbez，讨论向乌克兰的武器供应，俄罗斯联邦的武装部队本身从国外接收武器。  - 乌克林。</text:p>
      <text:p text:style-name="P4">
图片: ["<text:a xlink:type="simple" xlink:href="https://static.ukrinform.com/photos/2023_05/thumb_files/630_360_1684439893-902.jpeg" text:style-name="Internet_20_link" text:visited-style-name="Visited_20_Internet_20_Link">
630_360_16844...</text:a>
"]</text:p>
      <text:p text:style-name="P4">
标签: ['ООН', 'Україна', 'Зброя', 'Війна з Росією']</text:p>
      <text:p text:style-name="P4">
类型: Article</text:p>
      <!--METADATA-->
      <text:p text:style-name="P4">
<draw:frame draw:style-name="fr1" draw:name="Image46" text:anchor-type="as-char" svg:width="6.9236in" svg:height="3.956343in" draw:z-index="0">
<draw:image xlink:href="../Images/yкринформ/2023-05-18T-24-01-00-03-00/630_360_1684439893-902.jpeg" xlink:type="simple" xlink:show="embed" xlink:actuate="onLoad" draw:mime-type="image/jpeg"/>
</draw:frame>
联合国副副主管为EBO添加的裁军，该武装召集了Radbez，讨论了向乌克兰提供武器的供应，乌克兰与俄罗斯联合会本身一起从国外收到了武器。</text:p>
      <text:p text:style-name="P4">
根据纽约的乌克林事物通讯员的说法，他通过安全理事会报告了联合国秘书处的报告。</text:p>
      <text:p text:style-name="P4">
他指出，来自政府的信息提供了有关Iboelli -Electricity Systems武器供应的信息。 他说，这些交付包括重型武器，包括坦克，APC，直升机，直升机，大型钙化器，导弹综合大楼，无人机，Exstal Management，小型武器，轻型武器。</text:p>
      <text:p text:style-name="P4">
但是，他说，俄罗斯从国外收到武器。</text:p>
      <text:p text:style-name="P4">
<text:span text:style-name="T4">
另请阅读：</text:span>
 <text:a xlink:type="simple" xlink:href="https://www.ukrinform.ua/rubric-crimea/3711124-v-oon-spodivautsa-so-vsi-prava-krimskih-tatar-dotrimuvatimutsa.html" text:style-name="Internet_20_link" text:visited-style-name="Visited_20_Internet_20_Link">
<text:span text:style-name="T4">
 un </text:span>
</text:a>
“同时，据报道，各州正在通过或计划通过武器，例如与俄罗斯武装部队一起在乌克兰使用的武器。 此外，媒体报道了传统类型的普通武器的传播，包括炮兵导弹系统，涉及乌克兰战争的非州群体，” EBO说。</text:p>
      <text:p text:style-name="P4">
他回忆说，人权高级专员办公室记录了对乌克兰民用法规中23 821受害者的全面入侵的开始 -  8 836人丧生和14,985人受伤，“实际数字可能要高得多。”</text:p>
      <text:p text:style-name="P4">
<text:span text:style-name="T4">
另请阅读：</text:span>
 <text:a xlink:type="simple" xlink:href="https://www.ukrinform.ua/rubric-world/3710649-gensek-oon-prodovzenna-zernovoi-ugodi-e-garnou-novinou-dla-svitu.html" text:style-name="Internet_20_link" text:visited-style-name="Visited_20_Internet_20_Link">
<text:span text:style-name="T4">
 un </text:span>
</text:a>
联合国代表还谈到了基础设施，住宅建筑，学校，道路和桥梁的破坏以及对发电厂的攻击。</text:p>
      <text:p text:style-name="P4">
如报道<text:a xlink:type="simple" xlink:href="https://www.ukrinform.ua/rubric-polytics/3711132-rosia-skarzitimetsa-radbezu-oon-na-te-so-ukraina-zbivae-ii-raketi-kislica.html" text:style-name="Internet_20_link" text:visited-style-name="Visited_20_Internet_20_Link">
</text:a>
，俄罗斯再次召开了联合国安理会的会议，讨论向乌克兰提供武器。</text:p>
      <text:p text:style-name="P4">
News Source: <text:a xlink:type="simple" xlink:href="https://www.ukrinform.ua/rubric-ato/3711146-v-oon-vkazali-rosii-so-vona-otrimue-zbrou-z-insih-derzav-dla-vijni-proti-ukraini.html" text:style-name="Internet_20_link" text:visited-style-name="Visited_20_Internet_20_Link">
https://www.ukrinform.ua/rubric-ato/3711146-v-oon-vkazali-rosii-so-vona-otrimue-zbrou-z-insih-derzav-dla-vijni-proti-ukraini.html</text:a>
</text:p>
      <!--NEWS-->
      <text:h text:style-name="P10" text:outline-level="1">
<text:span text:style-name="T4">
与曲棍球的世界杯2023：瑞典国家队击败了匈牙利人，捷克共和国，德国和瑞士的胜利</text:span>
</text:h>
      <text:p text:style-name="P4">
作者: Ukrinform (Person)</text:p>
      <text:p text:style-name="P4">
出版商: Укринформ (Organization)</text:p>
      <text:p text:style-name="P4">
出版时间: 2023-05-18T-27:59:00+03:00</text:p>
      <text:p text:style-name="P4">
修改时间: 2023-05-18T22:59:00+03:00</text:p>
      <text:p text:style-name="P4">
描述: 在2023年的世界杯比赛中，在坦佩雷（芬兰）和里加（拉脱维亚）的曲棍球比赛中，第四个圈比赛结束了。  - 乌克林。</text:p>
      <text:p text:style-name="P4">
图片: ["<text:a xlink:type="simple" xlink:href="https://static.ukrinform.com/photos/2023_05/thumb_files/630_360_1684439398-342.jpg" text:style-name="Internet_20_link" text:visited-style-name="Visited_20_Internet_20_Link">
630_360_16844...</text:a>
"]</text:p>
      <text:p text:style-name="P4">
标签: ['Чемпіонат світу', 'хокей']</text:p>
      <text:p text:style-name="P4">
类型: Article</text:p>
      <!--METADATA-->
      <text:p text:style-name="P4">
<draw:frame draw:style-name="fr1" draw:name="Image47" text:anchor-type="as-char" svg:width="6.9236in" svg:height="3.956343in" draw:z-index="0">
<draw:image xlink:href="../Images/yкринформ/2023-05-18T-27-59-00-03-00/630_360_1684439398-342.jpg" xlink:type="simple" xlink:show="embed" xlink:actuate="onLoad" draw:mime-type="image/jpeg"/>
</draw:frame>
2023年世界世界暖和者(芬兰)和里加(Латвія)第四个抽奖圈的战斗结束了。</text:p>
      <text:p text:style-name="P4">
瑞典国家队继续进行第四场胜利，瑞典国家队自信地踢出匈牙利队-7：1(3：1，3：0，1：0)，报道乌克林福姆。</text:p>
      <text:p text:style-name="P4">
在周四的其他比赛中，捷克共和国赢得了对斯洛文尼亚的自愿胜利-6：2(0：2，1：0，5：0)，德国击败丹麦-6：4(0：1，3：1，3：2)，而斯威泽尔(Switzerzhav)是斯洛伐克(Slovakia)的一座山 -  4：2(1：0，1：2，2：0).</text:p>
      <text:p text:style-name="P4">
<text:span text:style-name="T5">
Турнірне становище:</text:span>
</text:p>
      <text:p text:style-name="P4">
група А: США - 12 очок, Швеція - 11, Данія - 8, Фінляндія - 7, Франція - 4,Німеччина - 3, Угорщина - 2, Австрія - 1;</text:p>
      <text:p text:style-name="P4">
група В : Швейцарія - 12 очок, Канада - 11, Чехія - 10, Латвія - 5, Словаччина- 4, Норвегія - 4, Казахстан - 2, Словенія - 0.</text:p>
      <text:p text:style-name="P4">
У наступному турі 19-20 травня зіграють: Угорщина - Фінляндія, Австрія -Німеччина, Латвія - Словенія, Казахстан - Словаччина, США - Данія, Швеція -Франція, Канада - Швейцарія, Норвегія - Чехія.</text:p>
      <text:p text:style-name="P4">
Чемпіонат світу з хокею триватиме до 28 травня.</text:p>
      <text:p text:style-name="P4">
Фото: AFP.</text:p>
      <text:p text:style-name="P4">
News Source: <text:a xlink:type="simple" xlink:href="https://www.ukrinform.ua/rubric-sports/3711145-cs2023-z-hokeu-zbirna-svecii-rozgromila-ugorsinu-peremogi-nimeccini-ta-svejcarii.html" text:style-name="Internet_20_link" text:visited-style-name="Visited_20_Internet_20_Link">
https://www.ukrinform.ua/rubric-sports/3711145-cs2023-z-hokeu-zbirna-svecii-rozgromila-ugorsinu-peremogi-nimeccini-ta-svejcarii.html</text:a>
</text:p>
      <!--NEWS-->
      <text:h text:style-name="P10" text:outline-level="1">
<text:span text:style-name="T4">
俄罗斯暂停参加核武器协议的决定是不负责任的 - 国务院</text:span>
</text:h>
      <text:p text:style-name="P4">
作者: Ukrinform (Person)</text:p>
      <text:p text:style-name="P4">
出版商: Укринформ (Organization)</text:p>
      <text:p text:style-name="P4">
出版时间: 2023-05-18T-29:44:00+03:00</text:p>
      <text:p text:style-name="P4">
修改时间: 2023-05-18T22:44:00+03:00</text:p>
      <text:p text:style-name="P4">
描述: 美国继续致力于华盛顿和莫斯科之间的Sono III条约，并将俄罗斯参与其中的暂停视为“不负责任的”步骤，该步骤不符合整个世界的安全利益。  - 乌克林。</text:p>
      <text:p text:style-name="P4">
图片: ["<text:a xlink:type="simple" xlink:href="https://static.ukrinform.com/photos/2022_10/thumb_files/630_360_1666031974-150.jpg" text:style-name="Internet_20_link" text:visited-style-name="Visited_20_Internet_20_Link">
630_360_16660...</text:a>
"]</text:p>
      <text:p text:style-name="P4">
标签: ['США', 'Ядерна зброя', 'Держдеп', 'Росія', 'Ракетний договір']</text:p>
      <text:p text:style-name="P4">
类型: Article</text:p>
      <!--METADATA-->
      <text:p text:style-name="P4">
<draw:frame draw:style-name="fr1" draw:name="Image48" text:anchor-type="as-char" svg:width="6.9236in" svg:height="3.956343in" draw:z-index="0">
<draw:image xlink:href="../Images/yкринформ/2023-05-18T-29-44-00-03-00/630_360_1666031974-150.jpg" xlink:type="simple" xlink:show="embed" xlink:actuate="onLoad" draw:mime-type="image/jpeg"/>
</draw:frame>
该联系继续致力于华盛顿和莫斯科之间的Sono III条约，该条约权重悬浮俄罗斯参与其中，这是“不负责任的”步骤，该步骤不符合整个世界的安全利益。</text:p>
      <text:p text:style-name="P4">
据报道，这是乌克林福姆自己的记者在周四在华盛顿举行的简报中指出的。</text:p>
      <text:p text:style-name="P4">
美国外交部的代表强调说：“我们遵守了这一协议，俄罗斯在单方面的命令下的决定是烦人和不负责任的。”</text:p>
      <text:p text:style-name="P4">
他指出，Sono III条约不仅增强了美国和俄罗斯的安全利益，而且在其他国家也增强了安全利益。</text:p>
      <text:p text:style-name="P4">
国务院代表说：“我们相信，当我们两个国家都能履行Senoi III时，世界将会更好。” 因此，据他说，美国将继续努力维护合同。</text:p>
      <text:p text:style-name="P4">
<text:span text:style-name="T4">
另请阅读：</text:span>
 <text:a xlink:type="simple" xlink:href="https://www.ukrinform.ua/rubric-ato/3708845-akso-putin-zastosue-adernu-zbrou-nastupnogo-dna-jogo-ne-bude-zelenskij.html" text:style-name="Internet_20_link" text:visited-style-name="Visited_20_Internet_20_Link">
<text:span text:style-name="T4">
核</text:span>
 <text:span text:style-name="T4">
武器</text:span>
</text:a>
正如乌克林福姆报道的，《美国和俄罗斯关于进一步宇宙和限制战略的措施的条约》(https://www.ukrinform.ua/tag-aderna-zbroa)S-III)它是由当事方在2010年4月签署的，并获得了2011年2月的有效性。 该文件设计了十年，并有可能通过当事方达成五年。</text:p>
      <text:p text:style-name="P4">
在2021年初，该合同延长了。 但是，在2023年2月，俄罗斯参加了S-III。</text:p>
      <text:p text:style-name="P4">
News Source: <text:a xlink:type="simple" xlink:href="https://www.ukrinform.ua/rubric-world/3711133-risenna-rosii-prizupiniti-ucast-u-dogovori-pro-aderni-ozbroenna-e-bezvidpovidalnim-derzdep.html" text:style-name="Internet_20_link" text:visited-style-name="Visited_20_Internet_20_Link">
https://www.ukrinform.ua/rubric-world/3711133-risenna-rosii-prizupiniti-ucast-u-dogovori-pro-aderni-ozbroenna-e-bezvidpovidalnim-derzdep.html</text:a>
</text:p>
      <!--NEWS-->
      <text:h text:style-name="P10" text:outline-level="1">
<text:span text:style-name="T4">
JSC Kupiansk Directio Rusian军队炮击Krasne First，Figolivka，Novomlinsk，两年 - 戈德，与...</text:span>
</text:h>
      <text:p text:style-name="P4">
作者: liveuamap (Language: en)</text:p>
      <text:p text:style-name="P4">
时间: 2023-05-18T-29:51:00</text:p>
      <text:p text:style-name="P4">
地点: Kramatorsk (Latitude:49.73258 Longtitude:37.91382)</text:p>
      <text:p text:style-name="P4">
视频: []</text:p>
      <text:p text:style-name="P4">
图片: []</text:p>
      <text:p text:style-name="P4">
标签: ["Russia"]</text:p>
      <text:p text:style-name="P4">
Id: 22563642</text:p>
      <!--METADATA-->
      <text:p text:style-name="P4">
俄罗斯在Kupiansk方向俄罗斯军队炮击了Krasne Pershe，Fyholivka，Novomlynsk，Dvorichna，Dvorichna，Zapadne，Masutivka，Tabayivka，Kharkivregion的Berestove和Luhansk地区的Stelmakhivka。 俄罗斯航空在Masutivka，Kyslivka和Pershotravneve附近进行了the室，乌克兰的武装部队在早晨的报告中说</text:p>
      <text:p text:style-name="P4">
新闻集链接：<text:a xlink:type="simple" xlink:href="https://liveuamap.com/en/2023/18-may-at-kupiansk-direction-russian-army-shelled-krasne" text:style-name="Internet_20_link" text:visited-style-name="Visited_20_Internet_20_Link">
https://liveuamap.com/en/2023/18-may-at-kupiansk-direction-russian-army-shelled-krasne</text:a>
</text:p>
      <text:p text:style-name="P4">
News Source: <text:a xlink:type="simple" xlink:href="https://t.me/lumsrc/4824" text:style-name="Internet_20_link" text:visited-style-name="Visited_20_Internet_20_Link">
https://t.me/lumsrc/4824</text:a>
</text:p>
      <!--NEWS-->
      <text:h text:style-name="P10" text:outline-level="1">
<text:span text:style-name="T4">
摩尔多瓦和美国签署了开放的天空协议</text:span>
</text:h>
      <text:p text:style-name="P4">
作者: Ukrinform (Person)</text:p>
      <text:p text:style-name="P4">
出版商: Укринформ (Organization)</text:p>
      <text:p text:style-name="P4">
出版时间: 2023-05-18T-31:22:00+03:00</text:p>
      <text:p text:style-name="P4">
修改时间: 2023-05-18T22:22:00+03:00</text:p>
      <text:p text:style-name="P4">
描述: 摩尔多瓦共和国和美国的当局于周四签署了关于航空运输自由化协议。  - 乌克林。</text:p>
      <text:p text:style-name="P4">
图片: ["<text:a xlink:type="simple" xlink:href="https://static.ukrinform.com/photos/2023_05/thumb_files/630_360_1684438070-921.jpg" text:style-name="Internet_20_link" text:visited-style-name="Visited_20_Internet_20_Link">
630_360_16844...</text:a>
", "<text:a xlink:type="simple" xlink:href="https://static.ukrinform.com/photos/2023_05/1684438070-861.jpg" text:style-name="Internet_20_link" text:visited-style-name="Visited_20_Internet_20_Link">
1684438070-86...</text:a>
", "<text:a xlink:type="simple" xlink:href="https://static.ukrinform.com/photos/2023_05/1684438070-722.jpg" text:style-name="Internet_20_link" text:visited-style-name="Visited_20_Internet_20_Link">
1684438070-72...</text:a>
"]</text:p>
      <text:p text:style-name="P4">
标签: ['Молдова', 'США', 'Договір про відкрите небо']</text:p>
      <text:p text:style-name="P4">
类型: Article</text:p>
      <!--METADATA-->
      <text:p text:style-name="P4">
<draw:frame draw:style-name="fr1" draw:name="Image49" text:anchor-type="as-char" svg:width="6.9236in" svg:height="3.956343in" draw:z-index="0">
<draw:image xlink:href="../Images/yкринформ/2023-05-18T-31-22-00-03-00/630_360_1684438070-921.jpg" xlink:type="simple" xlink:show="embed" xlink:actuate="onLoad" draw:mime-type="image/jpeg"/>
</draw:frame>
摩尔多瓦和美国的弗拉达斯台公布周四签署了关于航空运输的自由化协议。</text:p>
      <text:p text:style-name="P4">
正如乌克林福姆报道的那样，它报告了<text:a xlink:type="simple" xlink:href="https://point.md/ru/novosti/obschestvo/priamye-reisy-iz-kishineva-v-ssha-vlasti-podpisali-soglashenie-o-vozdushnom-prostranstve/" text:style-name="Internet_20_link" text:visited-style-name="Visited_20_Internet_20_Link">
</text:a>
。</text:p>
      <text:p text:style-name="P4">
“今天，我们有机会签署与经济，社会和战略影响的合作协议，这将促进我们国家之间强大关系的加强，这将带来我们的经济优势，最终的运营商，”部长莉莉亚·达比兹(Lilia Dabidzha)说。摩尔多瓦区域发展的基础设施。</text:p>
      <text:p text:style-name="P4">
<draw:frame draw:style-name="fr1" draw:name="Image50" text:anchor-type="as-char" svg:width="6.9236in" svg:height="4.615733in" draw:z-index="0">
<draw:image xlink:href="../Images/yкринформ/2023-05-18T-31-22-00-03-00/1684438070-861.jpg" xlink:type="simple" xlink:show="embed" xlink:actuate="onLoad" draw:mime-type="image/jpeg"/>
</draw:frame>
签名的文件将允许从Chisinau到[]目的地的直接航班(https://www.ukrinform.ua/tag-ssa)相反，部长报道。</text:p>
      <text:p text:style-name="P4">
<draw:frame draw:style-name="fr1" draw:name="Image51" text:anchor-type="as-char" svg:width="6.9236in" svg:height="4.615733in" draw:z-index="0">
<draw:image xlink:href="../Images/yкринформ/2023-05-18T-31-22-00-03-00/1684438070-722.jpg" xlink:type="simple" xlink:show="embed" xlink:actuate="onLoad" draw:mime-type="image/jpeg"/>
</draw:frame>
美国代表强调，协议是在这一领域投资的重要一步。</text:p>
      <text:p text:style-name="P4">
美国管理部长国务卿说：“这是迈向增加投资，在安全方面与国际国家之间更紧密的关系以及通过共和党努力确保强大而透明的商业环境的努力的意义上的国际国家之间的紧密关系。”和资源理查德·维尔玛(Richard Verma)。</text:p>
      <text:p text:style-name="P4">
<text:span text:style-name="T4">
另请阅读：</text:span>
 <text:a xlink:type="simple" xlink:href="https://www.ukrinform.ua/rubric-world/3710930-moldova-hoce-priednatisa-do-es-aknajsvidse-cerez-zagrozu-z-boku-rosii-sandu.html" text:style-name="Internet_20_link" text:visited-style-name="Visited_20_Internet_20_Link">
<text:span text:style-name="T4">
摩尔多瓦</text:span>
</text:a>
他补充说，《开放天空协议》将帮助航空公司向办公室提供更方便，负担得起和高效的服务。</text:p>
      <text:p text:style-name="P4">
如报道<text:a xlink:type="simple" xlink:href="https://www.ukrinform.ua/rubric-world/3710212-derzdep-pro-aviarejsi-rf-do-gruzii-ne-cas-posiluvati-spivpracu-z-rosieu.html" text:style-name="Internet_20_link" text:visited-style-name="Visited_20_Internet_20_Link">
</text:a>
，美国部门对俄罗斯联邦弗拉基米拉普汀总统的决定发表了评论，要求废除佐治亚州公民的签证政权，并恢复对佐治亚州的袭击。</text:p>
      <text:p text:style-name="P4">
<text:span text:style-name="T5">
foto：Moldova1</text:span>
</text:p>
      <text:p text:style-name="P4">
News Source: <text:a xlink:type="simple" xlink:href="https://www.ukrinform.ua/rubric-world/3711141-moldova-i-ssa-pidpisali-ugodu-pro-vidkrite-nebo.html" text:style-name="Internet_20_link" text:visited-style-name="Visited_20_Internet_20_Link">
https://www.ukrinform.ua/rubric-world/3711141-moldova-i-ssa-pidpisali-ugodu-pro-vidkrite-nebo.html</text:a>
</text:p>
      <!--NEWS-->
      <text:h text:style-name="P10" text:outline-level="1">
<text:span text:style-name="T4">
在莱曼（Lyman）的指示，俄罗斯军队炮击Makiyivka，Nevske，Luhansk地区的Bilohorivka和...</text:span>
</text:h>
      <text:p text:style-name="P4">
作者: liveuamap (Language: en)</text:p>
      <text:p text:style-name="P4">
时间: 2023-05-18T-31:51:00</text:p>
      <text:p text:style-name="P4">
地点: Bakhmut (Latitude:48.74249 Longtitude:38.15243)</text:p>
      <text:p text:style-name="P4">
视频: []</text:p>
      <text:p text:style-name="P4">
图片: []</text:p>
      <text:p text:style-name="P4">
标签: []</text:p>
      <text:p text:style-name="P4">
Id: 22563638</text:p>
      <!--METADATA-->
      <text:p text:style-name="P4">
没有任何</text:p>
      <text:p text:style-name="P4">
新闻集链接：<text:a xlink:type="simple" xlink:href="https://liveuamap.com/en/2023/18-may-at-lyman-direction-russian-army-shelled-makiyivka" text:style-name="Internet_20_link" text:visited-style-name="Visited_20_Internet_20_Link">
https://liveuamap.com/en/2023/18-may-at-yman-direction-russian-army-army-shelled-makiyivka</text:a>
</text:p>
      <text:p text:style-name="P4">
News Source: <text:a xlink:type="simple" xlink:href="https://liveuamap.com/en/2023/18-may-at-lyman-direction-russian-army-shelled-makiyivka" text:style-name="Internet_20_link" text:visited-style-name="Visited_20_Internet_20_Link">
https://liveuamap.com/en/2023/18-may-at-lyman-direction-russian-army-shelled-makiyivka</text:a>
</text:p>
      <!--NEWS-->
      <text:h text:style-name="P10" text:outline-level="1">
<text:span text:style-name="T4">
Zelensky宣布将克里米亚囚犯撤离国际级别</text:span>
</text:h>
      <text:p text:style-name="P4">
作者: Ukrinform (Person)</text:p>
      <text:p text:style-name="P4">
出版商: Укринформ (Organization)</text:p>
      <text:p text:style-name="P4">
出版时间: 2023-05-18T-33:01:03+03:00</text:p>
      <text:p text:style-name="P4">
修改时间: 2023-05-18T22:01:03+03:00</text:p>
      <text:p text:style-name="P4">
描述: 乌克兰沃迪米尔Zelensky总统宣布了与Majlis的重要联合步骤，并将克里米亚囚犯的问题提升到了国际水平。  - 乌克林。</text:p>
      <text:p text:style-name="P4">
图片: ["<text:a xlink:type="simple" xlink:href="https://static.ukrinform.com/photos/2023_04/thumb_files/630_360_1682862659-378.jpeg" text:style-name="Internet_20_link" text:visited-style-name="Visited_20_Internet_20_Link">
630_360_16828...</text:a>
"]</text:p>
      <text:p text:style-name="P4">
标签: ['Кримські татари', 'Меджліс', "Політв'язні Кремля", 'Зеленський']</text:p>
      <text:p text:style-name="P4">
类型: Article</text:p>
      <!--METADATA-->
      <text:p text:style-name="P4">
<draw:frame draw:style-name="fr1" draw:name="Image52" text:anchor-type="as-char" svg:width="6.9236in" svg:height="3.956343in" draw:z-index="0">
<draw:image xlink:href="../Images/yкринформ/2023-05-18T-33-01-03-03-00/630_360_1682862659-378.jpeg" xlink:type="simple" xlink:show="embed" xlink:actuate="onLoad" draw:mime-type="image/jpeg"/>
</draw:frame>
乌克兰沃迪米尔Zelensky总统宣布了代表和克里米亚囚犯问题的重要联合步骤。</text:p>
      <text:p text:style-name="P4">
他在晚上讲了关于它<text:a xlink:type="simple" xlink:href="https://www.youtube.com/watch" text:style-name="Internet_20_link" text:visited-style-name="Visited_20_Internet_20_Link">
</text:a>
据《乌克林福姆》报道，他回想起他在纪念克里米亚塔塔尔人种族灭绝的受害者的那天访问了克里米亚办公室平台。</text:p>
      <text:p text:style-name="P4">
*!(http://https://t.me/OP_UA/9526)“我很高兴看到我们有效地创建了我们国家和克里米亚塔塔尔人的力量。我很高兴知道我们与Majlis的联合合作为乌克兰带来了正确的结果。总统说：“重要的联合步骤正在为不久的将来做准备。</text:p>
      <text:p text:style-name="P4">
他回忆说，5月18日，我们尊重所有驱逐出境受害者的记忆<text:a xlink:type="simple" xlink:href="https://www.ukrinform.ua/tag-krimski-tatari" text:style-name="Internet_20_link" text:visited-style-name="Visited_20_Internet_20_Link">
</text:a>
。</text:p>
      <text:p text:style-name="P4">
<text:span text:style-name="T4">
另请阅读：</text:span>
 <text:a xlink:type="simple" xlink:href="https://www.ukrinform.ua/rubric-crimea/3710714-u-kanadskomu-parlamenti-vsanuvali-zertv-deportacii-krimskih-tatar.html" text:style-name="Internet_20_link" text:visited-style-name="Visited_20_Internet_20_Link">
</text:a>
“这是二十世纪最严重的犯罪之一 - 整个人被武力带走，被迫在外国生活了数十年。泽伦斯基指出。</text:p>
      <text:p text:style-name="P4">
这就是为什么他认为，为我们所有的人民恢复正义，以保证整个国家的自由而没有任何例外，这是一项历史任务。 总统强调说：“所有保护国家的人的任务，选举乌克兰并因此获胜的每个人的任务。”</text:p>
      <text:p text:style-name="P4">
此外，国家元首强调，我们不会忘记占领者被囚禁的安静人。</text:p>
      <text:p text:style-name="P4">
<text:span text:style-name="T4">
另请阅读：</text:span>
 <text:a xlink:type="simple" xlink:href="https://www.ukrinform.ua/rubric-crimea/3698245-peresliduvanna-krimskih-tatar-lubinec-pidtrimav-vimogi-komisara-radi-evropi.html" text:style-name="Internet_20_link" text:visited-style-name="Visited_20_Internet_20_Link">
</text:a>
“关于乌克兰人的囚犯，在被占领的领土中受到压制。关于那些在被占领的城市和社区中的人，等待着我们国家，我们国家的返回。我们必须释放我们所有的人民和拉比的所有人民，大约一个和一个州，我们不会停止胜利，”泽伦斯基强调。</text:p>
      <text:p text:style-name="P4">
News Source: <text:a xlink:type="simple" xlink:href="https://www.ukrinform.ua/rubric-crimea/3711137-zelenskij-anonsuvav-vivedenna-pitanna-krimskih-vazniv-na-miznarodnij-riven.html" text:style-name="Internet_20_link" text:visited-style-name="Visited_20_Internet_20_Link">
https://www.ukrinform.ua/rubric-crimea/3711137-zelenskij-anonsuvav-vivedenna-pitanna-krimskih-vazniv-na-miznarodnij-riven.html</text:a>
</text:p>
      <!--NEWS-->
      <text:h text:style-name="P10" text:outline-level="1">
<text:span text:style-name="T4">
Bakhmut Directio Rusian军队炮击了Vasukivka，Zaliznyanske，Orikhovo-Vasylivka，New ...</text:span>
</text:h>
      <text:p text:style-name="P4">
作者: liveuamap (Language: en)</text:p>
      <text:p text:style-name="P4">
时间: 2023-05-18T-33:51:00</text:p>
      <text:p text:style-name="P4">
地点: Kurdiumivka (Latitude:48.46598 Longtitude:37.95364)</text:p>
      <text:p text:style-name="P4">
视频: []</text:p>
      <text:p text:style-name="P4">
图片: []</text:p>
      <text:p text:style-name="P4">
标签: ["Russia"]</text:p>
      <text:p text:style-name="P4">
Id: 22563634</text:p>
      <!--METADATA-->
      <text:p text:style-name="P4">
在巴赫穆特，俄罗斯军队炮击了Vasukivka，Zaliznyanske，Orikhovo-Vasylivka，Novomarkove，Hryhorivka，Bohdanivka，Bakhmut，Bakhmut，I Iivka Hora，Pivnichne，Pivnichne，Pivnichne和Donetsk地区的Shumy。 俄罗斯人在Novomarkove，Bohdanivka，Bakhmut，Predtechyne和Kurdumivka附近进行了飞机</text:p>
      <text:p text:style-name="P4">
新闻集链接：(https://liveuamap.com/en/2023/18-may-at-bakhmut-direction-russian-army-shelled-vasukivka)</text:p>
      <text:p text:style-name="P4">
News Source: <text:a xlink:type="simple" xlink:href="https://t.me/lumsrc/4826" text:style-name="Internet_20_link" text:visited-style-name="Visited_20_Internet_20_Link">
https://t.me/lumsrc/4826</text:a>
</text:p>
      <!--NEWS-->
      <text:h text:style-name="P10" text:outline-level="1">
<text:span text:style-name="T4">
敌人在一天中向苏米地区的边境社区开火了10次</text:span>
</text:h>
      <text:p text:style-name="P4">
作者: Ukrinform (Person)</text:p>
      <text:p text:style-name="P4">
出版商: Укринформ (Organization)</text:p>
      <text:p text:style-name="P4">
出版时间: 2023-05-18T-36:59:00+03:00</text:p>
      <text:p text:style-name="P4">
修改时间: 2023-05-18T21:59:00+03:00</text:p>
      <text:p text:style-name="P4">
描述: 5月18日，星期四，俄罗斯军队对苏米地区的边境社区进行了10次炮击。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Обстріл', 'Сумщина', 'Війна з Росією']</text:p>
      <text:p text:style-name="P4">
类型: Article</text:p>
      <!--METADATA-->
      <text:p text:style-name="P4">
<draw:frame draw:style-name="fr1" draw:name="Image53" text:anchor-type="as-char" svg:width="6.9236in" svg:height="3.956343in" draw:z-index="0">
<draw:image xlink:href="../Images/yкринформ/2023-05-18T-36-59-00-03-00/630_360_1667124180-530.jpg" xlink:type="simple" xlink:show="embed" xlink:actuate="onLoad" draw:mime-type="image/jpeg"/>
</draw:frame>
5月18日星期四，鲁斯基夫斯卡(Ruskivska)被解雇了10个边境社区地区的贝壳。</text:p>
      <text:p text:style-name="P4">
根据乌克林福姆的说法，苏米地区军事行政部门报告了<text:a xlink:type="simple" xlink:href="https://t.me/Sumy_news_ODA/16261" text:style-name="Internet_20_link" text:visited-style-name="Visited_20_Internet_20_Link">
</text:a>
。</text:p>
      <text:p text:style-name="P4">
“白天，俄罗斯人做了10 <text:a xlink:type="simple" xlink:href="https://www.ukrinform.ua/tag-obstril" text:style-name="Internet_20_link" text:visited-style-name="Visited_20_Internet_20_Link">
</text:a>
.62爆炸已记录。 Yunakovskaya，Belopilsk，Novoslobid，Miropil，Esman，Krasnopil社区的定居点被解雇了。”</text:p>
      <text:p text:style-name="P4">
在尤纳克社区的领土上，敌人击败了迫击炮(7爆炸)塔尔蒂勒(8爆炸).</text:p>
      <text:p text:style-name="P4">
По Білопільській громаді загарбники здійснили мінометний обстріл (12爆炸).</text:p>
      <text:p text:style-name="P4">
У Новослобідській громаді зафіксовано чотири мінометні вибухи.</text:p>
      <text:p text:style-name="P4">
По Миропільській громаді росіяни вдарили з мінометів (3爆炸). Пошкодженожитловий будинок в с. Миропілля.</text:p>
      <text:p text:style-name="P4">
<text:span text:style-name="T4">
Читайте також:</text:span>
 <text:a xlink:type="simple" xlink:href="https://www.ukrinform.ua/rubric-ato/3710984-rosiani-zavdali-udaru-po-selu-cvirkuni-na-harkivsini.html" text:style-name="Internet_20_link" text:visited-style-name="Visited_20_Internet_20_Link">
 </text:a>
此外，俄罗斯人发火了(10爆炸)在村庄。 Studenocyman社区。 敌对的炮击损坏了一栋私人住宅，一栋农场建筑，拖拉机，一个野外喷雾器。 两个平民获得了轮廓。</text:p>
      <text:p text:style-name="P4">
在Krasnopil社区中，入侵者施加了迫击炮(18叶片).</text:p>
      <text:p text:style-name="P4">
Як повідомляв <text:a xlink:type="simple" xlink:href="https://www.ukrinform.ua/rubric-regions/3710331-za-ostannij-misac-vijska-rff-ponad-400-raziv-obstrilali-sumsinu.html" text:style-name="Internet_20_link" text:visited-style-name="Visited_20_Internet_20_Link">
 </text:a>
在过去的一个月中，俄罗斯军队向Sumy地区开火了400多次。</text:p>
      <text:p text:style-name="P4">
News Source: <text:a xlink:type="simple" xlink:href="https://www.ukrinform.ua/rubric-ato/3711136-vorog-za-dobu-10-raziv-obstrilav-prikordonni-gromadi-sumsini.html" text:style-name="Internet_20_link" text:visited-style-name="Visited_20_Internet_20_Link">
https://www.ukrinform.ua/rubric-ato/3711136-vorog-za-dobu-10-raziv-obstrilav-prikordonni-gromadi-sumsini.html</text:a>
</text:p>
      <!--NEWS-->
      <text:h text:style-name="P10" text:outline-level="1">
<text:span text:style-name="T4">
维也纳的中心通过了刺绣步态</text:span>
</text:h>
      <text:p text:style-name="P4">
作者: Ukrinform (Person)</text:p>
      <text:p text:style-name="P4">
出版商: Укринформ (Organization)</text:p>
      <text:p text:style-name="P4">
出版时间: 2023-05-18T-38:54:00+03:00</text:p>
      <text:p text:style-name="P4">
修改时间: 2023-05-18T21:54:00+03:00</text:p>
      <text:p text:style-name="P4">
描述: 维也纳刺绣日中心周四举行了乌克兰侨民和乌克兰的朋友，并引起人们对俄罗斯针对乌克兰的战争的关注。  - 乌克林。</text:p>
      <text:p text:style-name="P4">
图片: ["<text:a xlink:type="simple" xlink:href="https://static.ukrinform.com/photos/2023_05/thumb_files/630_360_1684435828-2616.jpeg" text:style-name="Internet_20_link" text:visited-style-name="Visited_20_Internet_20_Link">
630_360_16844...</text:a>
", "<text:a xlink:type="simple" xlink:href="https://static.ukrinform.com/photos/2023_05/thumb_files/630_360_1684435828-4153.jpeg" text:style-name="Internet_20_link" text:visited-style-name="Visited_20_Internet_20_Link">
630_360_16844...</text:a>
", "<text:a xlink:type="simple" xlink:href="https://static.ukrinform.com/photos/2023_05/thumb_files/630_360_1684435828-7677.jpeg" text:style-name="Internet_20_link" text:visited-style-name="Visited_20_Internet_20_Link">
630_360_16844...</text:a>
", "<text:a xlink:type="simple" xlink:href="https://static.ukrinform.com/photos/2023_05/thumb_files/630_360_1684435828-4188.jpeg" text:style-name="Internet_20_link" text:visited-style-name="Visited_20_Internet_20_Link">
630_360_16844...</text:a>
", "<text:a xlink:type="simple" xlink:href="https://static.ukrinform.com/photos/2023_05/thumb_files/630_360_1684435828-8528.jpeg" text:style-name="Internet_20_link" text:visited-style-name="Visited_20_Internet_20_Link">
630_360_16844...</text:a>
", "<text:a xlink:type="simple" xlink:href="https://static.ukrinform.com/photos/2023_05/thumb_files/630_360_1684435828-5663.jpeg" text:style-name="Internet_20_link" text:visited-style-name="Visited_20_Internet_20_Link">
630_360_16844...</text:a>
", "<text:a xlink:type="simple" xlink:href="https://static.ukrinform.com/photos/2023_05/thumb_files/630_360_1684435829-1084.jpeg" text:style-name="Internet_20_link" text:visited-style-name="Visited_20_Internet_20_Link">
630_360_16844...</text:a>
", "<text:a xlink:type="simple" xlink:href="https://static.ukrinform.com/photos/2023_05/thumb_files/630_360_1684435829-1967.jpeg" text:style-name="Internet_20_link" text:visited-style-name="Visited_20_Internet_20_Link">
630_360_16844...</text:a>
", "<text:a xlink:type="simple" xlink:href="https://static.ukrinform.com/photos/2023_05/thumb_files/630_360_1684435829-4611.jpeg" text:style-name="Internet_20_link" text:visited-style-name="Visited_20_Internet_20_Link">
630_360_16844...</text:a>
", "<text:a xlink:type="simple" xlink:href="https://static.ukrinform.com/photos/2023_05/thumb_files/630_360_1684435829-9539.jpeg" text:style-name="Internet_20_link" text:visited-style-name="Visited_20_Internet_20_Link">
630_360_16844...</text:a>
", "<text:a xlink:type="simple" xlink:href="https://static.ukrinform.com/photos/2023_05/thumb_files/630_360_1684435829-8335.jpeg" text:style-name="Internet_20_link" text:visited-style-name="Visited_20_Internet_20_Link">
630_360_16844...</text:a>
", "<text:a xlink:type="simple" xlink:href="https://static.ukrinform.com/photos/2023_05/thumb_files/630_360_1684435829-3001.jpeg" text:style-name="Internet_20_link" text:visited-style-name="Visited_20_Internet_20_Link">
630_360_16844...</text:a>
"]</text:p>
      <text:p text:style-name="P4">
标签: ['Австрія', 'Вишиванка', 'День вишиванки', 'Хода']</text:p>
      <text:p text:style-name="P4">
类型: Article</text:p>
      <!--METADATA-->
      <text:p text:style-name="P4">
<draw:frame draw:style-name="fr1" draw:name="Image54" text:anchor-type="as-char" svg:width="6.9236in" svg:height="3.956343in" draw:z-index="0">
<draw:image xlink:href="../Images/yкринформ/2023-05-18T-38-54-00-03-00/630_360_1684435828-2616.jpeg" xlink:type="simple" xlink:show="embed" xlink:actuate="onLoad" draw:mime-type="image/jpeg"/>
</draw:frame>
乌克兰侨民和来自其他国家的乌克兰之友周四通过了维也纳刺绣日中心，并引起人们对俄罗斯针对乌克兰的战争的关注。</text:p>
      <text:p text:style-name="P4">
关于它报告了其自己在奥地利的乌克林形象的通讯员。</text:p>
      <text:p text:style-name="P4">
“我们在“乌克兰的装甲铃”中 -  <text:a xlink:type="simple" xlink:href="https://www.ukrinform.ua/tag-visivanka" text:style-name="Internet_20_link" text:visited-style-name="Visited_20_Internet_20_Link">
</text:a>
。 在这些保护背心中，整个欧洲是当今的乌克兰儿童。”</text:p>
      <text:p text:style-name="P4">
<draw:frame draw:style-name="fr1" draw:name="Image55" text:anchor-type="as-char" svg:width="6.9236in" svg:height="3.956343in" draw:z-index="0">
<draw:image xlink:href="../Images/yкринформ/2023-05-18T-38-54-00-03-00/630_360_1684435828-4153.jpeg" xlink:type="simple" xlink:show="embed" xlink:actuate="onLoad" draw:mime-type="image/jpeg"/>
</draw:frame>
中央Vyshivanka步行 /照片：Vasyl Kurtz，Ukrinform <text:a xlink:type="simple" xlink:href="https://static.ukrinform.com/photos/2023_05/1684435828-4153.jpeg" text:style-name="Internet_20_link" text:visited-style-name="Visited_20_Internet_20_Link">
<draw:frame draw:style-name="fr1" draw:name="Image56" text:anchor-type="as-char" svg:width="6.9236in" svg:height="3.956343in" draw:z-index="0">
<draw:image xlink:href="../Images/yкринформ/2023-05-18T-38-54-00-03-00/630_360_1684435828-4153.jpeg" xlink:type="simple" xlink:show="embed" xlink:actuate="onLoad" draw:mime-type="image/jpeg"/>
</draw:frame>
</text:a>
 <text:a xlink:type="simple" xlink:href="https://static.ukrinform.com/photos/2023_05/1684435828-7677.jpeg" text:style-name="Internet_20_link" text:visited-style-name="Visited_20_Internet_20_Link">
<draw:frame draw:style-name="fr1" draw:name="Image57" text:anchor-type="as-char" svg:width="6.9236in" svg:height="3.956343in" draw:z-index="0">
<draw:image xlink:href="../Images/yкринформ/2023-05-18T-38-54-00-03-00/630_360_1684435828-7677.jpeg" xlink:type="simple" xlink:show="embed" xlink:actuate="onLoad" draw:mime-type="image/jpeg"/>
</draw:frame>
</text:a>
 <text:a xlink:type="simple" xlink:href="https://static.ukrinform.com/photos/2023_05/1684435828-4188.jpeg" text:style-name="Internet_20_link" text:visited-style-name="Visited_20_Internet_20_Link">
<draw:frame draw:style-name="fr1" draw:name="Image58" text:anchor-type="as-char" svg:width="6.9236in" svg:height="3.956343in" draw:z-index="0">
<draw:image xlink:href="../Images/yкринформ/2023-05-18T-38-54-00-03-00/630_360_1684435828-4188.jpeg" xlink:type="simple" xlink:show="embed" xlink:actuate="onLoad" draw:mime-type="image/jpeg"/>
</draw:frame>
</text:a>
 <text:a xlink:type="simple" xlink:href="https://static.ukrinform.com/photos/2023_05/1684435828-8528.jpeg" text:style-name="Internet_20_link" text:visited-style-name="Visited_20_Internet_20_Link">
<draw:frame draw:style-name="fr1" draw:name="Image59" text:anchor-type="as-char" svg:width="6.9236in" svg:height="3.956343in" draw:z-index="0">
<draw:image xlink:href="../Images/yкринформ/2023-05-18T-38-54-00-03-00/630_360_1684435828-8528.jpeg" xlink:type="simple" xlink:show="embed" xlink:actuate="onLoad" draw:mime-type="image/jpeg"/>
</draw:frame>
</text:a>
 <text:a xlink:type="simple" xlink:href="https://static.ukrinform.com/photos/2023_05/1684435828-2616.jpeg" text:style-name="Internet_20_link" text:visited-style-name="Visited_20_Internet_20_Link">
<draw:frame draw:style-name="fr1" draw:name="Image60" text:anchor-type="as-char" svg:width="6.9236in" svg:height="3.956343in" draw:z-index="0">
<draw:image xlink:href="../Images/yкринформ/2023-05-18T-38-54-00-03-00/630_360_1684435828-2616.jpeg" xlink:type="simple" xlink:show="embed" xlink:actuate="onLoad" draw:mime-type="image/jpeg"/>
</draw:frame>
</text:a>
 <text:a xlink:type="simple" xlink:href="https://static.ukrinform.com/photos/2023_05/1684435828-5663.jpeg" text:style-name="Internet_20_link" text:visited-style-name="Visited_20_Internet_20_Link">
<draw:frame draw:style-name="fr1" draw:name="Image61" text:anchor-type="as-char" svg:width="6.9236in" svg:height="3.956343in" draw:z-index="0">
<draw:image xlink:href="../Images/yкринформ/2023-05-18T-38-54-00-03-00/630_360_1684435828-5663.jpeg" xlink:type="simple" xlink:show="embed" xlink:actuate="onLoad" draw:mime-type="image/jpeg"/>
</draw:frame>
</text:a>
 <text:a xlink:type="simple" xlink:href="https://static.ukrinform.com/photos/2023_05/1684435829-1084.jpeg" text:style-name="Internet_20_link" text:visited-style-name="Visited_20_Internet_20_Link">
<draw:frame draw:style-name="fr1" draw:name="Image62" text:anchor-type="as-char" svg:width="6.9236in" svg:height="3.956343in" draw:z-index="0">
<draw:image xlink:href="../Images/yкринформ/2023-05-18T-38-54-00-03-00/630_360_1684435829-1084.jpeg" xlink:type="simple" xlink:show="embed" xlink:actuate="onLoad" draw:mime-type="image/jpeg"/>
</draw:frame>
</text:a>
 <text:a xlink:type="simple" xlink:href="https://static.ukrinform.com/photos/2023_05/1684435829-1967.jpeg" text:style-name="Internet_20_link" text:visited-style-name="Visited_20_Internet_20_Link">
<draw:frame draw:style-name="fr1" draw:name="Image63" text:anchor-type="as-char" svg:width="6.9236in" svg:height="3.956343in" draw:z-index="0">
<draw:image xlink:href="../Images/yкринформ/2023-05-18T-38-54-00-03-00/630_360_1684435829-1967.jpeg" xlink:type="simple" xlink:show="embed" xlink:actuate="onLoad" draw:mime-type="image/jpeg"/>
</draw:frame>
</text:a>
 <text:a xlink:type="simple" xlink:href="https://static.ukrinform.com/photos/2023_05/1684435829-4611.jpeg" text:style-name="Internet_20_link" text:visited-style-name="Visited_20_Internet_20_Link">
<draw:frame draw:style-name="fr1" draw:name="Image64" text:anchor-type="as-char" svg:width="6.9236in" svg:height="3.956343in" draw:z-index="0">
<draw:image xlink:href="../Images/yкринформ/2023-05-18T-38-54-00-03-00/630_360_1684435829-4611.jpeg" xlink:type="simple" xlink:show="embed" xlink:actuate="onLoad" draw:mime-type="image/jpeg"/>
</draw:frame>
</text:a>
 <text:a xlink:type="simple" xlink:href="https://static.ukrinform.com/photos/2023_05/1684435829-9539.jpeg" text:style-name="Internet_20_link" text:visited-style-name="Visited_20_Internet_20_Link">
<draw:frame draw:style-name="fr1" draw:name="Image65" text:anchor-type="as-char" svg:width="6.9236in" svg:height="3.956343in" draw:z-index="0">
<draw:image xlink:href="../Images/yкринформ/2023-05-18T-38-54-00-03-00/630_360_1684435829-9539.jpeg" xlink:type="simple" xlink:show="embed" xlink:actuate="onLoad" draw:mime-type="image/jpeg"/>
</draw:frame>
</text:a>
 <text:a xlink:type="simple" xlink:href="https://static.ukrinform.com/photos/2023_05/1684435829-8335.jpeg" text:style-name="Internet_20_link" text:visited-style-name="Visited_20_Internet_20_Link">
<draw:frame draw:style-name="fr1" draw:name="Image66" text:anchor-type="as-char" svg:width="6.9236in" svg:height="3.956343in" draw:z-index="0">
<draw:image xlink:href="../Images/yкринформ/2023-05-18T-38-54-00-03-00/630_360_1684435829-8335.jpeg" xlink:type="simple" xlink:show="embed" xlink:actuate="onLoad" draw:mime-type="image/jpeg"/>
</draw:frame>
</text:a>
 <text:a xlink:type="simple" xlink:href="https://static.ukrinform.com/photos/2023_05/1684435829-3001.jpeg" text:style-name="Internet_20_link" text:visited-style-name="Visited_20_Internet_20_Link">
<draw:frame draw:style-name="fr1" draw:name="Image67" text:anchor-type="as-char" svg:width="6.9236in" svg:height="3.956343in" draw:z-index="0">
<draw:image xlink:href="../Images/yкринформ/2023-05-18T-38-54-00-03-00/630_360_1684435829-3001.jpeg" xlink:type="simple" xlink:show="embed" xlink:actuate="onLoad" draw:mime-type="image/jpeg"/>
</draw:frame>
</text:a>
</text:p>
      <text:p text:style-name="P4">
在课程中，其参与者演唱了民族国歌，“哦，在红色viburnum的草地上”和其他爱国歌曲，大声高呼“荣耀乌克兰!”  - “荣耀的英雄!”，“荣耀到国家!敌人!”!”，以及“ Russlandterrorstaat!”(俄罗斯是一个恐怖分子国家!”铭文“罗素=恐怖主义”的巨大脑袋在专栏前 - 提醒人们在奥地利发起的一份请愿书，内容涉及恐怖分子国家认可俄罗斯的认可及其支持。</text:p>
      <text:p text:style-name="P4">
<text:span text:style-name="T4">
另请阅读：</text:span>
 <text:a xlink:type="simple" xlink:href="https://www.ukrinform.ua/rubric-diaspora/3711120-u-rizi-vidznacili-den-visivanki-ta-vsanuvali-den-pamati-zertv-genocidu-krimskih-tatar.html" text:style-name="Internet_20_link" text:visited-style-name="Visited_20_Internet_20_Link">
<text:span text:style-name="T4">
刺绣</text:span>
</text:a>
据报道，每年5月的第三个星期四<text:a xlink:type="simple" xlink:href="https://www.ukrinform.ua/rubric-society/3710730-sogodni-den-visivanki.html" text:style-name="Internet_20_link" text:visited-style-name="Visited_20_Internet_20_Link">
</text:a>
刺绣日。</text:p>
      <text:p text:style-name="P4">
5月18日在乌克兰<text:a xlink:type="simple" xlink:href="https://www.ukrinform.ua/rubric-crimea/3710721-sogodni-ukraina-vsanovue-pamat-zertv-deportacii-krimskih-tatar.html" text:style-name="Internet_20_link" text:visited-style-name="Visited_20_Internet_20_Link">
</text:a>
也是克里米亚塔塔尔人种族灭绝的受害者的纪念日。</text:p>
      <text:p text:style-name="P4">
News Source: <text:a xlink:type="simple" xlink:href="https://www.ukrinform.ua/rubric-diaspora/3711135-centrom-vidna-projsla-visivankova-hoda.html" text:style-name="Internet_20_link" text:visited-style-name="Visited_20_Internet_20_Link">
https://www.ukrinform.ua/rubric-diaspora/3711135-centrom-vidna-projsla-visivankova-hoda.html</text:a>
</text:p>
      <!--NEWS-->
      <text:h text:style-name="P10" text:outline-level="1">
<text:span text:style-name="T4">
Dnipro，Dnipropetrovska Oblast（18:07）。 红色警报：空中威胁。 警笛声。 掩护...</text:span>
</text:h>
      <text:p text:style-name="P4">
作者: liveuamap (Language: en)</text:p>
      <text:p text:style-name="P4">
时间: 2023-05-18T-3:08:00</text:p>
      <text:p text:style-name="P4">
地点: Dnipro (Latitude:48.45918 Longtitude:35.03828)</text:p>
      <text:p text:style-name="P4">
视频: []</text:p>
      <text:p text:style-name="P4">
图片: []</text:p>
      <text:p text:style-name="P4">
标签: ["Europe", "Central and Eastern Europe"]</text:p>
      <text:p text:style-name="P4">
Id: 22563745</text:p>
      <!--METADATA-->
      <text:p text:style-name="P4">
dnipro，dnipropetrovsk区域(18:07). Red Alert: aerial threat. Sirenssounding. Take cover now!</text:p>
      <text:p text:style-name="P4">
News Collection Link: <text:a xlink:type="simple" xlink:href="https://liveuamap.com/en/2023/18-may-dnipro-dnipropetrovska-oblast1807-red-g" text:style-name="Internet_20_link" text:visited-style-name="Visited_20_Internet_20_Link">
https://liveuamap.com/en/2023/18-may-dnipro-dnipropetrovska-oblast1807-red-g</text:a>
</text:p>
      <text:p text:style-name="P4">
News Source: <text:a xlink:type="simple" xlink:href="https://t.me/air_alert_ua/45849" text:style-name="Internet_20_link" text:visited-style-name="Visited_20_Internet_20_Link">
https://t.me/air_alert_ua/45849</text:a>
</text:p>
      <!--NEWS-->
      <text:h text:style-name="P10" text:outline-level="1">
<text:span text:style-name="T4">
俄罗斯将向联合国安理会抱怨乌克兰正在击倒其火箭弹-Kyslits</text:span>
</text:h>
      <text:p text:style-name="P4">
作者: Ukrinform (Person)</text:p>
      <text:p text:style-name="P4">
出版商: Укринформ (Organization)</text:p>
      <text:p text:style-name="P4">
出版时间: 2023-05-18T-40:37:00+03:00</text:p>
      <text:p text:style-name="P4">
修改时间: 2023-05-18T21:37:00+03:00</text:p>
      <text:p text:style-name="P4">
描述: 乌克兰在莫斯科召集的联合国安理会会议上，俄罗斯代表将抱怨乌克兰被他们的导弹击倒。  - 乌克林。</text:p>
      <text:p text:style-name="P4">
图片: ["<text:a xlink:type="simple" xlink:href="https://static.ukrinform.com/photos/2021_04/thumb_files/630_360_1619604800-348.jpeg" text:style-name="Internet_20_link" text:visited-style-name="Visited_20_Internet_20_Link">
630_360_16196...</text:a>
"]</text:p>
      <text:p text:style-name="P4">
标签: ['Ракета', 'Кислиця', 'Радбез ООН', 'Війна з Росією']</text:p>
      <text:p text:style-name="P4">
类型: Article</text:p>
      <!--METADATA-->
      <text:p text:style-name="P4">
<draw:frame draw:style-name="fr1" draw:name="Image68" text:anchor-type="as-char" svg:width="6.9236in" svg:height="3.956343in" draw:z-index="0">
<draw:image xlink:href="../Images/yкринформ/2023-05-18T-40-37-00-03-00/630_360_1619604800-348.jpeg" xlink:type="simple" xlink:show="embed" xlink:actuate="onLoad" draw:mime-type="image/jpeg"/>
</draw:frame>
联合国乌克兰邮政在莫斯科召集的联合国安理会第四次会议上，俄罗斯的代表将被牺牲，即乌克兰被他们的导弹击倒。</text:p>
      <text:p text:style-name="P4">
正如乌克林福姆报道的那样，他在[]中评论了(https://twitter.com/sergiykyslytsya/status/1659235764310294529?s=46&amp;t=KrIzmYItBjpdA5orVTUrFw)俄罗斯讨论乌克兰西方武器供应理事会。</text:p>
      <text:p text:style-name="P4">
“拉夫罗夫(Lavrovs)要求对Radbeza进行召集<text:a xlink:type="simple" xlink:href="https://www.ukrinform.ua/tag-oon" text:style-name="Internet_20_link" text:visited-style-name="Visited_20_Internet_20_Link">
</text:a>
 - 科斯基加特(Coskigat)说，他们的维斯特夫夫(Westerwaffles)每天晚上都被困在乌克兰上方的天空中，乌克兰的“发明者”已经在铺位上。 尽管从拉夫罗夫(Lavrov)的成功来看，他们必须成为自己。” Kyslytsy写道。</text:p>
      <text:p text:style-name="P4">
同时，应通讯员的要求，秘书长法汉·加克(Farhan Gak)的副发言人对克里姆林宫对乌克兰捍卫自己的辩护能力的投诉发表评论，我不会干预那些正在发生的讨论安全理事会在包括基辅在内的中心居住，我们将继续这样做。”</text:p>
      <text:p text:style-name="P4">
根据俄罗斯联合会为乌克兰西部武器提供的要求，联合国安理会的会议于周四15:00成立(基辅22:00).</text:p>
      <text:p text:style-name="P4">
<text:span text:style-name="T4">
Читайте також:</text:span>
 <text:a xlink:type="simple" xlink:href="https://www.ukrinform.ua/rubric-ato/3709631-kislica-v-radbezi-oon-lise-za-kviten-rosia-vbila-v-ukraini-207-civilnih-z-nih-11-ditej.html" text:style-name="Internet_20_link" text:visited-style-name="Visited_20_Internet_20_Link">
 <text:span text:style-name="T4">
Кислиця</text:span>
 </text:a>
据报道，三位科学和应用机制 - 亚历山大·肖利克(Alexander Shiplyuk)主任，技术科学博士学位，瓦莱·泽维吉特(Valery Zvegintsev)和首席科学研究员阿纳托利·马斯洛夫(Anatoly Maslov)，他们发展了gampers，他们在俄罗斯联邦的俄罗斯联邦联合会上报道了发展gampers。 Maslov和Shiplyuk于20122年夏季被捕，自今年4月7日以来，Zegintsev一直被捕。</text:p>
      <text:p text:style-name="P4">
News Source: <text:a xlink:type="simple" xlink:href="https://www.ukrinform.ua/rubric-polytics/3711132-rosia-skarzitimetsa-radbezu-oon-na-te-so-ukraina-zbivae-ii-raketi-kislica.html" text:style-name="Internet_20_link" text:visited-style-name="Visited_20_Internet_20_Link">
https://www.ukrinform.ua/rubric-polytics/3711132-rosia-skarzitimetsa-radbezu-oon-na-te-so-ukraina-zbivae-ii-raketi-kislica.html</text:a>
</text:p>
      <!--NEWS-->
      <text:h text:style-name="P10" text:outline-level="1">
<text:span text:style-name="T4">
立陶宛人的西马斯承认了XX世纪负责驱逐出境的共产党</text:span>
</text:h>
      <text:p text:style-name="P4">
作者: Ukrinform (Person)</text:p>
      <text:p text:style-name="P4">
出版商: Укринформ (Organization)</text:p>
      <text:p text:style-name="P4">
出版时间: 2023-05-18T-42:35:00+03:00</text:p>
      <text:p text:style-name="P4">
修改时间: 2023-05-18T21:35:00+03:00</text:p>
      <text:p text:style-name="P4">
描述: 立陶宛议会将驱逐出境责任驱逐出立陶宛共产党，并强调与俄罗斯在乌克兰犯下的种族灭绝罪的联系。  - 乌克林。</text:p>
      <text:p text:style-name="P4">
图片: ["<text:a xlink:type="simple" xlink:href="https://static.ukrinform.com/photos/2023_05/thumb_files/630_360_1684425048-868.jpg" text:style-name="Internet_20_link" text:visited-style-name="Visited_20_Internet_20_Link">
630_360_16844...</text:a>
"]</text:p>
      <text:p text:style-name="P4">
标签: ['Депортація', 'Геноцид', 'Литва', 'Комуністична партія']</text:p>
      <text:p text:style-name="P4">
类型: Article</text:p>
      <!--METADATA-->
      <text:p text:style-name="P4">
<draw:frame draw:style-name="fr1" draw:name="Image69" text:anchor-type="as-char" svg:width="6.9236in" svg:height="3.956343in" draw:z-index="0">
<draw:image xlink:href="../Images/yкринформ/2023-05-18T-42-35-00-03-00/630_360_1684425048-868.jpg" xlink:type="simple" xlink:show="embed" xlink:actuate="onLoad" draw:mime-type="image/jpeg"/>
</draw:frame>
立陶宛议会对立陶宛共产党驱逐出境责任，并强调了与俄罗斯在乌克兰犯下的种族灭绝罪的联系。</text:p>
      <text:p text:style-name="P4">
关于它报告<text:a xlink:type="simple" xlink:href="https://www.lrt.lt/ru/novosti/17/1992448/seim-priznal-kommunisticheskuiu-partiiu-litvy-otvetstvennoi-za-deportatsii" text:style-name="Internet_20_link" text:visited-style-name="Visited_20_Internet_20_Link">
</text:a>
，乌克林福姆报告。</text:p>
      <text:p text:style-name="P4">
Seimas 97票通过了一项致力于75周年的决议(https://www.ukrinform.ua/tag-litva)1948年3月22日，由苏联占领政权举行的亚碳水化合物“春天”。</text:p>
      <text:p text:style-name="P4">
该文件指出，立陶宛的共产党“负责立陶宛居民的娱乐，没收和分配其财产，tart tartportation的折磨，这是种族灭绝的，这是通过其指示提前计划的，并有意占据和压抑结构。 。</text:p>
      <text:p text:style-name="P4">
“今天我们看到了同样的情况，当占领者及其当地手册负责对Zabikhiv Land的乌克兰人驱逐的乌克兰人，大量绑架了他们的孩子，占领了房屋，占领了房屋，以其他方式被占领的不忠地当地居民。” Seimas Audronus Azhubal的代表。</text:p>
      <text:p text:style-name="P4">
<text:span text:style-name="T4">
另请阅读：</text:span>
 <text:a xlink:type="simple" xlink:href="https://www.ukrinform.ua/rubric-crimea/3710829-mzs-ukraini-zaklikae-svit-viznati-genocidom-deportaciu-krimskih-tatar-u-1944-roci.html" text:style-name="Internet_20_link" text:visited-style-name="Visited_20_Internet_20_Link">
<text:span text:style-name="T4">
驱逐出境</text:span>
</text:a>
1948年5月22日至24日，苏联国家安全部进行了“春季”行动。 它的目的称为“立陶宛民族主义群体”。 根据各种数据，在立陶宛手术期间，被驱逐出境。 人。</text:p>
      <text:p text:style-name="P4">
News Source: <text:a xlink:type="simple" xlink:href="https://www.ukrinform.ua/rubric-world/3711073-sejm-litvi-viznav-kompartiu-vidpovidalnou-za-deportacii-u-xx-stolitti.html" text:style-name="Internet_20_link" text:visited-style-name="Visited_20_Internet_20_Link">
https://www.ukrinform.ua/rubric-world/3711073-sejm-litvi-viznav-kompartiu-vidpovidalnou-za-deportacii-u-xx-stolitti.html</text:a>
</text:p>
      <!--NEWS-->
      <text:h text:style-name="P10" text:outline-level="1">
<text:span text:style-name="T4">
Kateryna Montzul将在UPL的第27轮中判断Kharkiv Derby</text:span>
</text:h>
      <text:p text:style-name="P4">
作者: Ukrinform (Person)</text:p>
      <text:p text:style-name="P4">
出版商: Укринформ (Organization)</text:p>
      <text:p text:style-name="P4">
出版时间: 2023-05-18T-44:27:02+03:00</text:p>
      <text:p text:style-name="P4">
修改时间: 2023-05-18T21:27:02+03:00</text:p>
      <text:p text:style-name="P4">
描述: 5月19日至21日，将举行英超队伍中乌克兰足球冠军第27轮的战斗。  - 乌克林。</text:p>
      <text:p text:style-name="P4">
图片: ["<text:a xlink:type="simple" xlink:href="https://static.ukrinform.com/photos/2022_11/thumb_files/630_360_1667844857-418.jpeg" text:style-name="Internet_20_link" text:visited-style-name="Visited_20_Internet_20_Link">
630_360_16678...</text:a>
"]</text:p>
      <text:p text:style-name="P4">
标签: ['Футбол', "Прем'єр-ліга"]</text:p>
      <text:p text:style-name="P4">
类型: Article</text:p>
      <!--METADATA-->
      <text:p text:style-name="P4">
<draw:frame draw:style-name="fr1" draw:name="Image70" text:anchor-type="as-char" svg:width="6.9236in" svg:height="3.956343in" draw:z-index="0">
<draw:image xlink:href="../Images/yкринформ/2023-05-18T-44-27-02-03-00/630_360_1667844857-418.jpeg" xlink:type="simple" xlink:show="embed" xlink:actuate="onLoad" draw:mime-type="image/jpeg"/>
</draw:frame>
在19-21天，将是乌克兰足球锦标赛的第27轮比赛中的比赛。</text:p>
      <text:p text:style-name="P4">
Kharkiv Clubs“ Metalist 1925”和“ Metalist”的对抗于5月21日(基辅地区)乌克林福姆报道，由Kateryna Monzul索引Kharkiv领导的司法旅将于乌克林福姆报道。</text:p>
      <text:p text:style-name="P4">
据报道，5月19日星期五，巡回演出将在乌兹戈罗德的Avangard体育场举行一场比赛，Dnipro-1的球员将在14.00遇到这样的“ Kolos”。</text:p>
      <text:p text:style-name="P4">
第一场比赛日将继续与Kryvyi Rih Kryvbas的Poltava Vorskla比赛(15.00)还有shakhtar donetsk和里文(Rivne)的“ veres”(17.00).</text:p>
      <text:p text:style-name="P4">
У суботу, 20 травня, зіграють одеський «Чорноморець» та закарпатський «Минай»(13.00)，Lugansk“ Zorya”和“ Ingulets”(14.00)，亚历山大·塔基夫·迪纳摩(15.00).</text:p>
      <text:p text:style-name="P4">
У неділю, 21 травня, зійдуться харківські «Металіст 1925» та «Металіст»(15.00)，LVIV“运动”和“ LVIV”(17.00).</text:p>
      <text:p text:style-name="P4">
<text:span text:style-name="T4">
Читайте також:</text:span>
 <text:a xlink:type="simple" xlink:href="https://www.ukrinform.ua/rubric-sports/3710305-v-upl-sprostuvali-rozsirenna-cempionatu-do-20ti-komand.html" text:style-name="Internet_20_link" text:visited-style-name="Visited_20_Internet_20_Link">
 </text:a>
Shakhtar是UPL积分榜的领导者，其中有63分，然后-dnipro -1 -61，Zorya -58，Dynamo -50，Alexandria -42，Kryvbas -35，Kryvbas -35，Vorskla»-33，“ Kolos”，“ Kolos”，“ Kolos” -33 .. 。</text:p>
      <text:p text:style-name="P4">
照片：UAF。</text:p>
      <text:p text:style-name="P4">
News Source: <text:a xlink:type="simple" xlink:href="https://www.ukrinform.ua/rubric-sports/3711128-katerina-monzul-rozsudit-harkivske-derbi-u-27mu-turi-upl.html" text:style-name="Internet_20_link" text:visited-style-name="Visited_20_Internet_20_Link">
https://www.ukrinform.ua/rubric-sports/3711128-katerina-monzul-rozsudit-harkivske-derbi-u-27mu-turi-upl.html</text:a>
</text:p>
      <!--NEWS-->
      <text:h text:style-name="P10" text:outline-level="1">
<text:span text:style-name="T4">
在里加，他们庆祝了刺绣日，并尊敬了克里米亚塔塔尔（Crimean Tatars）受害者克里米亚tatar的受害者</text:span>
</text:h>
      <text:p text:style-name="P4">
作者: Ukrinform (Person)</text:p>
      <text:p text:style-name="P4">
出版商: Укринформ (Organization)</text:p>
      <text:p text:style-name="P4">
出版时间: 2023-05-18T-46:27:00+03:00</text:p>
      <text:p text:style-name="P4">
修改时间: 2023-05-18T21:27:00+03:00</text:p>
      <text:p text:style-name="P4">
描述: 5月18日，在拉脱维亚首都，发生了许多事件，这与今年重合的两个杰出日期有关，这是对克里米亚塔塔尔人种族灭绝和刺绣日的种族灭绝受害者的纪念日。  - 乌克林。</text:p>
      <text:p text:style-name="P4">
图片: ["<text:a xlink:type="simple" xlink:href="https://static.ukrinform.com/photos/2023_05/thumb_files/630_360_1684434101-7753.jpeg" text:style-name="Internet_20_link" text:visited-style-name="Visited_20_Internet_20_Link">
630_360_16844...</text:a>
", "<text:a xlink:type="simple" xlink:href="https://static.ukrinform.com/photos/2023_05/thumb_files/630_360_1684434101-9040.jpeg" text:style-name="Internet_20_link" text:visited-style-name="Visited_20_Internet_20_Link">
630_360_16844...</text:a>
", "<text:a xlink:type="simple" xlink:href="https://static.ukrinform.com/photos/2023_05/thumb_files/630_360_1684434096-2726.jpeg" text:style-name="Internet_20_link" text:visited-style-name="Visited_20_Internet_20_Link">
630_360_16844...</text:a>
", "<text:a xlink:type="simple" xlink:href="https://static.ukrinform.com/photos/2023_05/thumb_files/630_360_1684434097-6740.jpeg" text:style-name="Internet_20_link" text:visited-style-name="Visited_20_Internet_20_Link">
630_360_16844...</text:a>
", "<text:a xlink:type="simple" xlink:href="https://static.ukrinform.com/photos/2023_05/thumb_files/630_360_1684434097-1358.jpeg" text:style-name="Internet_20_link" text:visited-style-name="Visited_20_Internet_20_Link">
630_360_16844...</text:a>
", "<text:a xlink:type="simple" xlink:href="https://static.ukrinform.com/photos/2023_05/thumb_files/630_360_1684434097-1169.jpeg" text:style-name="Internet_20_link" text:visited-style-name="Visited_20_Internet_20_Link">
630_360_16844...</text:a>
", "<text:a xlink:type="simple" xlink:href="https://static.ukrinform.com/photos/2023_05/thumb_files/630_360_1684434097-6485.jpeg" text:style-name="Internet_20_link" text:visited-style-name="Visited_20_Internet_20_Link">
630_360_16844...</text:a>
", "<text:a xlink:type="simple" xlink:href="https://static.ukrinform.com/photos/2023_05/thumb_files/630_360_1684434097-9622.jpeg" text:style-name="Internet_20_link" text:visited-style-name="Visited_20_Internet_20_Link">
630_360_16844...</text:a>
", "<text:a xlink:type="simple" xlink:href="https://static.ukrinform.com/photos/2023_05/thumb_files/630_360_1684434101-9631.jpeg" text:style-name="Internet_20_link" text:visited-style-name="Visited_20_Internet_20_Link">
630_360_16844...</text:a>
", "<text:a xlink:type="simple" xlink:href="https://static.ukrinform.com/photos/2023_05/thumb_files/630_360_1684434101-2312.jpeg" text:style-name="Internet_20_link" text:visited-style-name="Visited_20_Internet_20_Link">
630_360_16844...</text:a>
", "<text:a xlink:type="simple" xlink:href="https://static.ukrinform.com/photos/2023_05/thumb_files/630_360_1684434102-4051.jpeg" text:style-name="Internet_20_link" text:visited-style-name="Visited_20_Internet_20_Link">
630_360_16844...</text:a>
"]</text:p>
      <text:p text:style-name="P4">
标签: ['Діаспора', 'Кримські татари', 'Латвія', 'Посольство', 'День вишиванки']</text:p>
      <text:p text:style-name="P4">
类型: Article</text:p>
      <!--METADATA-->
      <text:p text:style-name="P4">
<draw:frame draw:style-name="fr1" draw:name="Image71" text:anchor-type="as-char" svg:width="6.9236in" svg:height="3.956343in" draw:z-index="0">
<draw:image xlink:href="../Images/yкринформ/2023-05-18T-46-27-00-03-00/630_360_1684434101-7753.jpeg" xlink:type="simple" xlink:show="embed" xlink:actuate="onLoad" draw:mime-type="image/jpeg"/>
</draw:frame>
5月18日，5月18日举行了许多事件，与今年重合的祝福日期有关，这是纪念Genocukukhukrim Tatar人民和刺绣日的受害者的纪念日。</text:p>
      <text:p text:style-name="P4">
这是乌克利福通讯员的报道。</text:p>
      <text:p text:style-name="P4">
早晨，在乌克兰大使馆在里加的内部法院，发生了纪念苏联政权可怕罪行无辜受害者的事件。 在这种情况下，与乌克兰的旗帜一起，克里米亚塔塔尔国旗升起。</text:p>
      <text:p text:style-name="P4">
在活动开幕时，乌克兰驻拉脱维亚Anatoly Kutsevol的大使强调，“我们将记住那些遭受这场悲剧的人，我们给了一个适当的Shangukhrim Tatar People，他们经过了俄罗斯帝国，俄罗斯帝国，俄罗斯帝国，俄罗斯帝国，镇压，苏联，现在。拉特维亚·尼尔森·詹森·科比罗娃(Janson Cubarova)外交部双边关系局长也讲话(克里米亚塔塔尔人的少校负责人的女儿repatchubarov).</text:p>
      <text:p text:style-name="P4">
Після чого відбувся захід на честь Дня Вишиванки – вже у пам’ятника ТарасуШевченку. Тут пройшов парад вишиванок, за участі української громади в Латвії,учнів і вчителів Ризької Української середньої школи, дипломатів Посольства,членів Конфедерації українців в Латвії «ВІЧЕ» та українців, які перебувають вЛатвії як тимчасово переміщені особи. Під час заходу сестрички Сніжана таВладислава з України виконали всесвітньо відому пісню «Ой у лузі».</text:p>
      <text:p text:style-name="P4">
Ввечері пройшов ще один захід. У фонтана навпроти Латвійського національноготеатру опери та балету зібралися представники української діаспори, українськібіженці, білоруські політемігранти та латиські друзі України. Післяпівгодинного збору, спілкування, пісень всі розвернули національні прапориУкраїни, Латвії, Білорусі (白红白)但是他们走到了刺绣步态。第一站是铺设花的自由的纪念碑，乌克兰和拉脱维亚的歌声。然后步态来到了科布扎尔纪念碑。 人们在这里强调，今天还有两个日期，刺绣的日期 - 纪念托克里姆·塔塔尔人的受害者的日子，以及乌克兰捍卫者的周年纪念日。 因此，宣布了镇压和挑战英雄的受害者的“沉默”。 之后，在自由麦克风模式下，每个人都在阅读诗歌时迁移。</text:p>
      <text:p text:style-name="P4">
这项行动是由拉脱维亚乌克兰人国会准备的，也由乌克兰的塑料制作。</text:p>
      <text:p text:style-name="P4">
回想一下刺绣的日子<text:a xlink:type="simple" xlink:href="https://www.ukrinform.ua/rubric-society/3710730-sogodni-den-visivanki.html" text:style-name="Internet_20_link" text:visited-style-name="Visited_20_Internet_20_Link">
</text:a>
每年5月的第三个星期四。 他由Chernivtsi国立大学Voronyuk的学生于2006年发起。</text:p>
      <text:p text:style-name="P4">
<text:a xlink:type="simple" xlink:href="https://www.ukrinform.ua/rubric-crimea/3710721-sogodni-ukraina-vsanovue-pamat-zertv-deportacii-krimskih-tatar.html" text:style-name="Internet_20_link" text:visited-style-name="Visited_20_Internet_20_Link">
</text:a>
1944年，苏联当局开始从克里米亚半岛出口，约有40万克里米亚塔塔尔人是有目的的行动，目的是摧毁克里米亚的一个基本人民。</text:p>
      <text:p text:style-name="P4">
<text:span text:style-name="T5">
foto：oleg kudrin</text:span>
</text:p>
      <text:p text:style-name="P4">
News Source: <text:a xlink:type="simple" xlink:href="https://www.ukrinform.ua/rubric-diaspora/3711120-u-rizi-vidznacili-den-visivanki-ta-vsanuvali-den-pamati-zertv-genocidu-krimskih-tatar.html" text:style-name="Internet_20_link" text:visited-style-name="Visited_20_Internet_20_Link">
https://www.ukrinform.ua/rubric-diaspora/3711120-u-rizi-vidznacili-den-visivanki-ta-vsanuvali-den-pamati-zertv-genocidu-krimskih-tatar.html</text:a>
</text:p>
      <!--NEWS-->
      <text:h text:style-name="P10" text:outline-level="1">
<text:span text:style-name="T4">
俄罗斯打算和攻击西方海底能源和通信线的能力 - 华莱士</text:span>
</text:h>
      <text:p text:style-name="P4">
作者: Ukrinform (Person)</text:p>
      <text:p text:style-name="P4">
出版商: Укринформ (Organization)</text:p>
      <text:p text:style-name="P4">
出版时间: 2023-05-18T-48:18:00+03:00</text:p>
      <text:p text:style-name="P4">
修改时间: 2023-05-18T21:18:00+03:00</text:p>
      <text:p text:style-name="P4">
描述: 国防部长本·华莱士（Ben Wallace）在与挪威同事比约恩·阿里达·格拉姆（Bjorn Arilda Gram）的会面上说，莫斯科拥有潜在的潜艇和情报船，这些船只是专门设计的，以“潜在的破坏性或对重要重要的国家基础设施的潜在破坏或攻击，属于其敌人。  - 乌克林。</text:p>
      <text:p text:style-name="P4">
图片: ["<text:a xlink:type="simple" xlink:href="https://static.ukrinform.com/photos/2022_06/thumb_files/630_360_1654873380-990.jpg" text:style-name="Internet_20_link" text:visited-style-name="Visited_20_Internet_20_Link">
630_360_16548...</text:a>
"]</text:p>
      <text:p text:style-name="P4">
标签: ['Енергетика', 'Захід', 'Війна з Росією', 'Бен Воллес']</text:p>
      <text:p text:style-name="P4">
类型: Article</text:p>
      <!--METADATA-->
      <text:p text:style-name="P4">
<draw:frame draw:style-name="fr1" draw:name="Image72" text:anchor-type="as-char" svg:width="6.9236in" svg:height="3.956343in" draw:z-index="0">
<draw:image xlink:href="../Images/yкринформ/2023-05-18T-48-18-00-03-00/630_360_1654873380-990.jpg" xlink:type="simple" xlink:show="embed" xlink:actuate="onLoad" draw:mime-type="image/jpeg"/>
</draw:frame>
英国部本·华莱士(Ben Wallace)在与挪威大学阿里尔达(Arilda Gram)的一次会议上说，莫斯科拥有潜艇和情报，这些潜艇和情报是“专门设计的，”是为“潜在的破坏或攻击，涵盖属于其敌人的国家基础设施的”。</text:p>
      <text:p text:style-name="P4">
正如乌克林福姆报道的那样，它报告了<text:a xlink:type="simple" xlink:href="https://www.theguardian.com/world/live/2023/may/18/russia-ukraine-war-live-updates-kyiv-missile-strikes-attack#top-of-blog" text:style-name="Internet_20_link" text:visited-style-name="Visited_20_Internet_20_Link">
</text:a>
。</text:p>
      <text:p text:style-name="P4">
“毫无疑问，我们可以说俄罗斯打算攻击至关重要的国家基础设施的能力。 我们必须打算保护自己免受这一影响。”国防部英国人说。</text:p>
      <text:p text:style-name="P4">
Volles报道说，俄罗斯人有一项特定的海军计划，旨在观察和潜在的破坏以及对对手拥有的关键国家基础设施的攻击<text:a xlink:type="simple" xlink:href="https://www.ukrinform.ua/tag-rosia" text:style-name="Internet_20_link" text:visited-style-name="Visited_20_Internet_20_Link">
</text:a>
。</text:p>
      <text:p text:style-name="P4">
他补充说，有针对此目的专门设计的潜艇，侦察船和其他设备。 英国部长强调，俄罗斯可以实现的西方国家容易受到保护。</text:p>
      <text:p text:style-name="P4">
<text:span text:style-name="T4">
另请阅读：</text:span>
 <text:a xlink:type="simple" xlink:href="https://www.ukrinform.ua/rubric-ato/3710893-u-cornomu-mori-rosia-trimae-cotiri-korabli-odin-z-kalibrami.html" text:style-name="Internet_20_link" text:visited-style-name="Visited_20_Internet_20_Link">
<text:span text:style-name="T4">
黑色</text:span>
 <text:span text:style-name="T4">
 </text:span>
海**</text:a>
华莱士与克一起签署了一份联合声明，该声明意图在去年对北极汽油管道的袭击之后加强抵抗水下威胁的合作。</text:p>
      <text:p text:style-name="P4">
根据乌克林福姆的说法，在调查Nord Stream承销商的瑞典检察官办公室中，他们今天说，调查的主要版本是由该州赞助的SUSIDE集团。</text:p>
      <text:p text:style-name="P4">
_foto：op _</text:p>
      <text:p text:style-name="P4">
News Source: <text:a xlink:type="simple" xlink:href="https://www.ukrinform.ua/rubric-world/3711125-rosia-mae-namir-i-zdatnist-atakuvati-pidvodni-energeticni-ta-komunikacijni-linii-zahodu-volles.html" text:style-name="Internet_20_link" text:visited-style-name="Visited_20_Internet_20_Link">
https://www.ukrinform.ua/rubric-world/3711125-rosia-mae-namir-i-zdatnist-atakuvati-pidvodni-energeticni-ta-komunikacijni-linii-zahodu-volles.html</text:a>
</text:p>
      <!--NEWS-->
      <text:h text:style-name="P10" text:outline-level="1">
<text:span text:style-name="T4">
Zelensky主持了军事办公室：防空和国防军 - 做得好，我们正在为进攻做准备</text:span>
</text:h>
      <text:p text:style-name="P4">
作者: Ukrinform (Person)</text:p>
      <text:p text:style-name="P4">
出版商: Укринформ (Organization)</text:p>
      <text:p text:style-name="P4">
出版时间: 2023-05-18T-50:15:00+03:00</text:p>
      <text:p text:style-name="P4">
修改时间: 2023-05-18T21:15:00+03:00</text:p>
      <text:p text:style-name="P4">
描述: 乌克兰沃迪米尔·泽伦斯基（Ukraine Volodymyr Zelensky）主席举行了一次军事办公室会议，讨论了国防，进攻和空军旅的工作。  - 乌克林。</text:p>
      <text:p text:style-name="P4">
图片: ["<text:a xlink:type="simple" xlink:href="https://static.ukrinform.com/photos/2023_02/thumb_files/630_360_1677260137-955.jpeg" text:style-name="Internet_20_link" text:visited-style-name="Visited_20_Internet_20_Link">
630_360_16772...</text:a>
"]</text:p>
      <text:p text:style-name="P4">
标签: ['Президент', 'Зеленський', 'Війна з Росією']</text:p>
      <text:p text:style-name="P4">
类型: Article</text:p>
      <!--METADATA-->
      <text:p text:style-name="P4">
<draw:frame draw:style-name="fr1" draw:name="Image73" text:anchor-type="as-char" svg:width="6.9236in" svg:height="3.956343in" draw:z-index="0">
<draw:image xlink:href="../Images/yкринформ/2023-05-18T-50-15-00-03-00/630_360_1677260137-955.jpeg" xlink:type="simple" xlink:show="embed" xlink:actuate="onLoad" draw:mime-type="image/jpeg"/>
</draw:frame>
乌克兰沃迪米尔·泽伦斯基(Ukraine Volodymyr Zelensky)主席举行了一次军事办公室会议，讨论了国防，进攻和空军旅的工作。</text:p>
      <text:p text:style-name="P4">
他在晚上讲了关于这件事<text:a xlink:type="simple" xlink:href="https://t.me/OP_UA/9526" text:style-name="Internet_20_link" text:visited-style-name="Visited_20_Internet_20_Link">
</text:a>
，报道乌克林福姆。</text:p>
      <text:p text:style-name="P4">
“一旦他担任军事办公室。这是我们对乌祖兹基圈子的特殊格式，负责国家辩护的人。有前锋，负责人，负责人，总参谋部，情报，安全。总统说。</text:p>
      <text:p text:style-name="P4">
据他说，在会议期间，有旅，进攻和空军的出色工作。</text:p>
      <text:p text:style-name="P4">
<text:span text:style-name="T4">
另请阅读：</text:span>
 <text:a xlink:type="simple" xlink:href="https://www.ukrinform.ua/rubric-ato/3711112-zelenskij-pro-f16-mi-neodminno-pobacimo-v-ukrainskomu-nebi-bojovih-sokoliv.html" text:style-name="Internet_20_link" text:visited-style-name="Visited_20_Internet_20_Link">
<text:span text:style-name="T4">
 Zelensky </text:span>
</text:a>
“第一个：国防旅很好。<text:a xlink:type="simple" xlink:href="https://www.ukrinform.ua/tag-zelenskij" text:style-name="Internet_20_link" text:visited-style-name="Visited_20_Internet_20_Link">
</text:a>
。</text:p>
      <text:p text:style-name="P4">
他指出，在保护平民时，我们今天的优先事项，下一个和不久的将来是其他防空系统，其他导弹，训练和飞机，较长的武器。 这样一来，国家元首被说服了。</text:p>
      <text:p text:style-name="P4">
<text:span text:style-name="T4">
另请阅读：</text:span>
 <text:a xlink:type="simple" xlink:href="https://www.ukrinform.ua/rubric-ato/3711110-zelenskij-mi-ne-maemo-potrapiti-v-omanu-koli-rosia-pocne-govoriti-pro-mir.html" text:style-name="Internet_20_link" text:visited-style-name="Visited_20_Internet_20_Link">
<text:span text:style-name="T4">
 Zelensk </text:span>
</text:a>
正如乌克林福尔(Ukrinfoomer)报道的那样，北约秘书长詹斯·斯托尔滕贝格(Jens Stoltenberg)否认俄罗斯宣传家和一些西方出版物，即对俄罗斯入侵者的未来矛盾对于乌克兰来说可能是“最后的矛盾”，因为乌克兰只能依靠进一步的援助。</text:p>
      <text:p text:style-name="P4">
_foto：op _</text:p>
      <text:p text:style-name="P4">
News Source: <text:a xlink:type="simple" xlink:href="https://www.ukrinform.ua/rubric-ato/3711127-sili-ppo-brigadi-oboroni-molodci-gotuemos-do-nastupu-zelenskij-proviv-vijskovij-kabinet.html" text:style-name="Internet_20_link" text:visited-style-name="Visited_20_Internet_20_Link">
https://www.ukrinform.ua/rubric-ato/3711127-sili-ppo-brigadi-oboroni-molodci-gotuemos-do-nastupu-zelenskij-proviv-vijskovij-kabinet.html</text:a>
</text:p>
      <!--NEWS-->
      <text:h text:style-name="P10" text:outline-level="1">
<text:span text:style-name="T4">
在联合国希望将观察到克里米亚tatar的所有权利</text:span>
</text:h>
      <text:p text:style-name="P4">
作者: Ukrinform (Person)</text:p>
      <text:p text:style-name="P4">
出版商: Укринформ (Organization)</text:p>
      <text:p text:style-name="P4">
出版时间: 2023-05-18T-52:13:40+03:00</text:p>
      <text:p text:style-name="P4">
修改时间: 2023-05-18T21:13:40+03:00</text:p>
      <text:p text:style-name="P4">
描述: 联合国秘书长法汉·加克（Farhan Gak）的副发言人希望，克里米亚的克里米亚（Crigea）将观察到克里米亚tatars。  - 乌克林。</text:p>
      <text:p text:style-name="P4">
图片: ["<text:a xlink:type="simple" xlink:href="https://static.ukrinform.com/photos/2021_05/thumb_files/630_360_1621418762-145.jpg" text:style-name="Internet_20_link" text:visited-style-name="Visited_20_Internet_20_Link">
630_360_16214...</text:a>
"]</text:p>
      <text:p text:style-name="P4">
标签: ['Кримські татари', 'ООН', 'Права людини']</text:p>
      <text:p text:style-name="P4">
类型: Article</text:p>
      <!--METADATA-->
      <text:p text:style-name="P4">
<draw:frame draw:style-name="fr1" draw:name="Image74" text:anchor-type="as-char" svg:width="6.9236in" svg:height="3.956343in" draw:z-index="0">
<draw:image xlink:href="../Images/yкринформ/2023-05-18T-52-13-40-03-00/630_360_1621418762-145.jpg" xlink:type="simple" xlink:show="embed" xlink:actuate="onLoad" draw:mime-type="image/jpeg"/>
</draw:frame>
联合国秘书长法汉·加克(Farhan Gak)希望，被占领的克里米亚(Crigea)遵守克里米亚tatar的权利。</text:p>
      <text:p text:style-name="P4">
他在星期四说，回答了乌克林福姆的问题。</text:p>
      <text:p text:style-name="P4">
这个问题的提出如下：“ 5月18日是克里米亚塔塔尔人的受害者的纪念日。 如您所知，俄罗斯继续覆盖<text:a xlink:type="simple" xlink:href="https://www.ukrinform.ua/tag-krimski-tatari" text:style-name="Internet_20_link" text:visited-style-name="Visited_20_Internet_20_Link">
</text:a>
在被占领的Krym中，将它们扔进监狱，使用酷刑，杀死他们。 这一天您对这个人有什么话吗？ 毕竟，他们必须比乌克兰军队更重要，而是联合国。”</text:p>
      <text:p text:style-name="P4">
发言人说：“我唯一想说的是，当然，我们支持乌克兰的社区，并希望所有人民的权利，包括该国不同的团体。”</text:p>
      <text:p text:style-name="P4">
<text:span text:style-name="T4">
另请阅读：</text:span>
 <text:a xlink:type="simple" xlink:href="https://www.ukrinform.ua/rubric-crimea/3711003-pisla-vizvolenna-krim-mae-projti-druznu-militarizaciu-taseva.html" text:style-name="Internet_20_link" text:visited-style-name="Visited_20_Internet_20_Link">
</text:a>
记者还向他询问了“被称为众多中介机构的“如此被称为和平谈判”)，他们是否应该提供克里米亚的乌克兰作品的归还。</text:p>
      <text:p text:style-name="P4">
钩子以肯定的方式回答。</text:p>
      <text:p text:style-name="P4">
“我们已经说过，并反复一再反复说，它们应该与大会的法定和决议保持一致，我们继续坚持这一立场。”</text:p>
      <text:p text:style-name="P4">
<text:span text:style-name="T4">
另请阅读：</text:span>
 <text:a xlink:type="simple" xlink:href="https://www.ukrinform.ua/rubric-crimea/3710956-pri-vidnovlenni-krimu-vrahovuvatimut-poziciu-krimskih-tatar-veresuk.html" text:style-name="Internet_20_link" text:visited-style-name="Visited_20_Internet_20_Link">
</text:a>
据报道，大会的决议涵盖了起诉俄罗斯国际边界内所有领土的起诉的规定。</text:p>
      <text:p text:style-name="P4">
News Source: <text:a xlink:type="simple" xlink:href="https://www.ukrinform.ua/rubric-crimea/3711124-v-oon-spodivautsa-so-vsi-prava-krimskih-tatar-dotrimuvatimutsa.html" text:style-name="Internet_20_link" text:visited-style-name="Visited_20_Internet_20_Link">
https://www.ukrinform.ua/rubric-crimea/3711124-v-oon-spodivautsa-so-vsi-prava-krimskih-tatar-dotrimuvatimutsa.html</text:a>
</text:p>
      <!--NEWS-->
      <text:h text:style-name="P10" text:outline-level="1">
<text:span text:style-name="T4">
星期五乌克兰升至+26°</text:span>
</text:h>
      <text:p text:style-name="P4">
作者: Ukrinform (Person)</text:p>
      <text:p text:style-name="P4">
出版商: Укринформ (Organization)</text:p>
      <text:p text:style-name="P4">
出版时间: 2023-05-18T-54:12:00+03:00</text:p>
      <text:p text:style-name="P4">
修改时间: 2023-05-18T21:12:00+03:00</text:p>
      <text:p text:style-name="P4">
描述: 5月19日，星期五，乌克兰的多云将改变，短期降雨和雷暴只有在西方和南部才有可能。 白天温度将为21-26°。  - 乌克林。</text:p>
      <text:p text:style-name="P4">
图片: ["<text:a xlink:type="simple" xlink:href="https://static.ukrinform.com/photos/2022_05/thumb_files/630_360_1652174813-868.jpeg" text:style-name="Internet_20_link" text:visited-style-name="Visited_20_Internet_20_Link">
630_360_16521...</text:a>
"]</text:p>
      <text:p text:style-name="P4">
标签: ['Погода', 'Тепло', 'Весна']</text:p>
      <text:p text:style-name="P4">
类型: Article</text:p>
      <!--METADATA-->
      <text:p text:style-name="P4">
<draw:frame draw:style-name="fr1" draw:name="Image75" text:anchor-type="as-char" svg:width="6.9236in" svg:height="3.956343in" draw:z-index="0">
<draw:image xlink:href="../Images/yкринформ/2023-05-18T-54-12-00-03-00/630_360_1652174813-868.jpeg" xlink:type="simple" xlink:show="embed" xlink:actuate="onLoad" draw:mime-type="image/jpeg"/>
</draw:frame>
PYATNYTSIA，5月19日，乌克兰的多云，短期的雨水和雷雨只有在西方和南部才有可能。 白天将为21-26°。</text:p>
      <text:p text:style-name="P4">
乌克兰形式在乌克兰水文气象学中心报道。</text:p>
      <text:p text:style-name="P4">
“改变多云。在西部地区，日和南部的本地短期降雨，雷暴；在其余地区没有降水的情况下。风，晚上10-15°，5-10 m/s。西部地区7-12°；在17-20°的某些地方，下午21-26°，在该国西部的西部地区，”  - 发现的预报员。</text:p>
      <text:p text:style-name="P4">
基辅和基辅地区未预测降雨。 夜晚的资本温度将为13-15°，白天22-24°，晚上将有10-15°，下午21-26°。</text:p>
      <text:p text:style-name="P4">
气象学家警告说，5月19日至21日在乌克兰(除了经狂热，Prykarpattya，Volyn和5月19日和克里米亚)灭绝的危险将占上风。</text:p>
      <text:p text:style-name="P4">
同时，直到5月22日，将保留洪水区域，在Cherkasy地区的Kremenchug储水设施沿单独定居点中降低区域(III危险水平是红色).</text:p>
      <text:p text:style-name="P4">
<text:span text:style-name="T4">
Читайте також:</text:span>
 <text:a xlink:type="simple" xlink:href="https://www.ukrinform.ua/rubric-world/3698438-u-grenlandii-katastroficno-svidko-tane-kriga-klimatologi.html" text:style-name="Internet_20_link" text:visited-style-name="Visited_20_Internet_20_Link">
 <text:span text:style-name="T4">
кліматолог</text:span>
 </text:a>
预计有云层天气预报的云将于5月20日至21日。 5月20日下午，5月21日，在西部和北部地区，在短期降雨，雷暴的地方，领域和东部； 在限制的情况下没有降水。 5月21日，晚上11-16°的温度为11-16°，副本为8-13°； 第21-26°，在南部和中部地区，最高29°。</text:p>
      <text:p text:style-name="P4">
5月20日，在基辅和该地区，将有短雨，雷暴，21天，没有降水。 在15-20 m/s的雷暴单独的阵风中，该地区的风主要是东北7-12 m/s。 2011  -  16年5月21日8-13°的夜晚，该区域的温度； 第21-26°。 在首都，将于5月20日，14-16°，5月21日11-13°； 第24-26°。</text:p>
      <text:p text:style-name="P4">
根据预报员的说法，5月22日在东南部和纳卡尔卡夫地区，除西方地区，小雨，单个雷暴之外； 在其余地区，没有大降雨。 夜晚的温度为8-14°，在该国的南部和东部，最高为16°； 下午19-25°。</text:p>
      <text:p text:style-name="P4">
<text:span text:style-name="T4">
另请阅读：</text:span>
 <text:a xlink:type="simple" xlink:href="https://www.ukrinform.ua/rubric-world/3699440-naselenna-u-vsomu-sviti-strazdae-vid-ekstremalnih-pogodnih-i-klimaticnih-avis-vmo.html" text:style-name="Internet_20_link" text:visited-style-name="Visited_20_Internet_20_Link">
</text:a>
</text:p>
      <text:p text:style-name="P4">
News Source: <text:a xlink:type="simple" xlink:href="https://www.ukrinform.ua/rubric-regions/3710958-u-patnicu-ukrainu-progrie-do-26.html" text:style-name="Internet_20_link" text:visited-style-name="Visited_20_Internet_20_Link">
https://www.ukrinform.ua/rubric-regions/3710958-u-patnicu-ukrainu-progrie-do-26.html</text:a>
</text:p>
      <!--NEWS-->
      <text:h text:style-name="P10" text:outline-level="1">
<text:span text:style-name="T4">
Zelensky：不久的将来的优先事项 - 其他导弹，防空和飞机</text:span>
</text:h>
      <text:p text:style-name="P4">
作者: Ukrinform (Person)</text:p>
      <text:p text:style-name="P4">
出版商: Укринформ (Organization)</text:p>
      <text:p text:style-name="P4">
出版时间: 2023-05-18T-56:10:00+03:00</text:p>
      <text:p text:style-name="P4">
修改时间: 2023-05-18T21:10:00+03:00</text:p>
      <text:p text:style-name="P4">
描述: 我们本周，下一个和不久的将来的优先事项 - 其他防空系统，其他导弹，训练和飞机，较长的武器。 会的。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ЗСУ', 'Зеленський', 'Війна з Росією', '#stoprussia', 'ППО']</text:p>
      <text:p text:style-name="P4">
类型: Article</text:p>
      <!--METADATA-->
      <text:p text:style-name="P4">
<draw:frame draw:style-name="fr1" draw:name="Image76" text:anchor-type="as-char" svg:width="6.9236in" svg:height="3.956343in" draw:z-index="0">
<draw:image xlink:href="../Images/yкринформ/2023-05-18T-56-10-00-03-00/630_360_1682451261-591.jpeg" xlink:type="simple" xlink:show="embed" xlink:actuate="onLoad" draw:mime-type="image/jpeg"/>
</draw:frame>
我们的牧师本周，下一个和不久的将来 - 其他防空系统，其他导弹，训练和飞机，较长的武器。 会的。</text:p>
      <text:p text:style-name="P4">
这是在晚上<text:a xlink:type="simple" xlink:href="https://www.youtube.com/watch" text:style-name="Internet_20_link" text:visited-style-name="Visited_20_Internet_20_Link">
</text:a>
 <text:a xlink:type="simple" xlink:href="https://www.youtube.com/watch" text:style-name="Internet_20_link" text:visited-style-name="Visited_20_Internet_20_Link">
</text:a>
据报道，沃迪米尔Zelenskyy总统据报道。</text:p>
      <text:p text:style-name="P4">
<text:span text:style-name="T5">
viso：</text:span>
 <text:a xlink:type="simple" xlink:href="https://t.me/OP_UA/9526" text:style-name="Internet_20_link" text:visited-style-name="Visited_20_Internet_20_Link">
_ Popice总裁，Telegram_</text:a>
<text:span text:style-name="T4">
 <text:span text:style-name="T5">
我希望健康，亲爱的乌克兰人!</text:span>
 </text:span>
</text:p>
      <text:p text:style-name="P4">
他刚刚担任军事办公室。 这是我们对国家辩护的人的特殊工作形式。</text:p>
      <text:p text:style-name="P4">
有前线关键领域的指挥官。 头部，总参谋部，情报，安全。 非常有意义的工作。</text:p>
      <text:p text:style-name="P4">
首先是国防旅 - 年轻人，主要的战略任务已经完成，现在尚未报告细节。</text:p>
      <text:p text:style-name="P4">
第二：进攻的旅 - 年轻人，我们正在准备，没有细节。</text:p>
      <text:p text:style-name="P4">
第三：在保护平民的情况下 - 空军 - 年轻人，在这里有绝缘层。 我们本周，下一个和不久的将来的优先事项 - 其他防空系统，其他导弹，训练和飞机，较长的武器。 会的。</text:p>
      <text:p text:style-name="P4">
他今天还与我们的国际团队举行了彻底的会议。 EZOMA-为了保留顾问的国际支持和沟通动态，这是5月上半年以及这几周实现的。我敢肯定：我们将完成这项任务。</text:p>
      <text:p text:style-name="P4">
他很荣幸参观克里米亚平台办公室，并与伊克曼·塔塔尔(Ikrman Tatar)社区的Majlis代表的领导人 - 犯罪者塔塔尔人穆斯塔法·迪兹·迪兹(Mustafa Dzhemilev)会面。</text:p>
      <text:p text:style-name="P4">
今天和每年5月18日，我们都会纪念克里米亚塔塔尔人的所有受害者的记忆。 这是二十世纪最严重的罪行之一 - 整个人民被带离了祖国，被迫住在外星人。 当人们返回家园时，俄罗斯再次将房屋带到了我们的乌克兰邪恶 - 侵略，压制，屈辱的邪恶。</text:p>
      <text:p text:style-name="P4">
为我们所有的人民返回正义，保证整个州的自由而没有任何例外，这是我们的历史任务。 所有保护国家的人的任务，所有选择乌克兰的人都将获胜。</text:p>
      <text:p text:style-name="P4">
我很高兴看到由我们创建的克里米亚平台有效地指导了我国和克里米亚塔塔尔人的共同点。 我很高兴知道与Majlis的蒙面作品带来了期望的结果。还有一个。</text:p>
      <text:p text:style-name="P4">
如今，许多乌克兰人和乌克兰妇女都穿着刺绣。 重要的是要记住财富使我们所有人团结在一起。 乌克兰是多元化的，这就是我们的力量，在不同的刺绣装饰品中，它全天都可以看到。</text:p>
      <text:p text:style-name="P4">
但是现在，我要求大家记得那些乌克兰人和乌克兰妇女，他们与您同在，与您一起保护。 我们的许多人并没有不知所措，因为他们穿着军装。 我现在请你记住每个人<text:a xlink:type="simple" xlink:href="https://www.ukrinform.ua/tag-vijna-z-rosieu" text:style-name="Internet_20_link" text:visited-style-name="Visited_20_Internet_20_Link">
</text:a>
为了乌克兰。 为了乌克兰的目的，所有分配任务和战斗哨所的人。 为了乌克兰而训练我们的欺凌者的任何人。 您个人认识的是您所听说过的人，还有成千上万的其他人，他们同样挽救了乌克兰的生命。 请记住现在的Prony，并感谢他们。</text:p>
      <text:p text:style-name="P4">
另外，我们不会忘记那些入侵者拥有的人。 关于乌克兰人的囚犯，关于那些在被占领的城市和社区中的人，正在等待返回旗帜，我们的国家。 我们必须从俄罗斯囚禁中释放我们所有的人民和所有土地。</text:p>
      <text:p text:style-name="P4">
我们团结一致地互相照顾和国家，我们不会停止胜利。</text:p>
      <text:p text:style-name="P4">
谢谢大家的帮助!</text:p>
      <text:p text:style-name="P4">
荣耀所有为乌克兰而战的人!</text:p>
      <text:p text:style-name="P4">
对俄罗斯暴政的所有受害者的永恒记忆!</text:p>
      <text:p text:style-name="P4">
对克里米亚塔塔尔人驱逐出境的所有受害者的永恒记忆!</text:p>
      <text:p text:style-name="P4">
<text:span text:style-name="T4">
 <text:span text:style-name="T5">
荣耀与乌克兰!</text:span>
 </text:span>
</text:p>
      <text:p text:style-name="P4">
News Source: <text:a xlink:type="simple" xlink:href="https://www.ukrinform.ua/rubric-ato/3711129-zelenskij-nasi-prioriteti-na-najblizcij-cas-dodatkovi-sistemi-ppo-raketi-j-litaki.html" text:style-name="Internet_20_link" text:visited-style-name="Visited_20_Internet_20_Link">
https://www.ukrinform.ua/rubric-ato/3711129-zelenskij-nasi-prioriteti-na-najblizcij-cas-dodatkovi-sistemi-ppo-raketi-j-litaki.html</text:a>
</text:p>
      <!--NEWS-->
      <text:h text:style-name="P10" text:outline-level="1">
<text:span text:style-name="T4">
北约秘书长需要增加国防成本</text:span>
</text:h>
      <text:p text:style-name="P4">
作者: Ukrinform (Person)</text:p>
      <text:p text:style-name="P4">
出版商: Укринформ (Organization)</text:p>
      <text:p text:style-name="P4">
出版时间: 2023-05-18T-58:09:00+03:00</text:p>
      <text:p text:style-name="P4">
修改时间: 2023-05-18T21:09:00+03:00</text:p>
      <text:p text:style-name="P4">
描述: 北约秘书长詹斯·斯托尔滕贝格（Jens Stoltenberg）呼吁联盟成员尽快将其国防成本提高至至少2％的国内生产总值。  - 乌克林。</text:p>
      <text:p text:style-name="P4">
图片: ["<text:a xlink:type="simple" xlink:href="https://static.ukrinform.com/photos/2022_11/thumb_files/630_360_1668589929-696.jpg" text:style-name="Internet_20_link" text:visited-style-name="Visited_20_Internet_20_Link">
630_360_16685...</text:a>
"]</text:p>
      <text:p text:style-name="P4">
标签: ['НАТО', 'Оборона', 'Гроші']</text:p>
      <text:p text:style-name="P4">
类型: Article</text:p>
      <!--METADATA-->
      <text:p text:style-name="P4">
<draw:frame draw:style-name="fr1" draw:name="Image77" text:anchor-type="as-char" svg:width="6.9236in" svg:height="3.956343in" draw:z-index="0">
<draw:image xlink:href="../Images/yкринформ/2023-05-18T-58-09-00-03-00/630_360_1668589929-696.jpg" xlink:type="simple" xlink:show="embed" xlink:actuate="onLoad" draw:mime-type="image/jpeg"/>
</draw:frame>
北约秘书长詹斯·斯托尔滕贝格(Jens Stoltenberg)呼吁联盟成员最大化其国防费用，至少占国内产品的2％。</text:p>
      <text:p text:style-name="P4">
他在接受德语版的采访中说明了这一点<text:a xlink:type="simple" xlink:href="https://www.spiegel.de/politik/ukraine-krieg-nato-generalsekretaer-jens-stoltenberg-fordert-zwei-prozent-verteidigungsausgaben-als-absolutes-minimum-a-6d6ef1b5-0aa9-47c1-b5da-0c5d4c355d85" text:style-name="Internet_20_link" text:visited-style-name="Visited_20_Internet_20_Link">
</text:a>
，报道乌克林福姆。</text:p>
      <text:p text:style-name="P4">
斯托尔滕贝格说：“我希望所有未达到2％的盟友都会更快。”</text:p>
      <text:p text:style-name="P4">
他补充说：“将来不再有2％的目标，而是每个人都应该达到的绝对最低目标 - 不是在几十年之内，而是尽快。”</text:p>
      <text:p text:style-name="P4">
联盟负责人还重复说，毫无疑问，乌克兰应该成为北约的成员，并且该组织应保证俄罗斯将在主权独立乌克兰上。</text:p>
      <text:p text:style-name="P4">
<text:span text:style-name="T4">
另请阅读：</text:span>
 <text:a xlink:type="simple" xlink:href="https://www.ukrinform.ua/rubric-ato/3710567-stoltenberg-sprostuvav-zaavi-pro-kontrnastup-ak-ostannij-sans-dla-ukraini.html" text:style-name="Internet_20_link" text:visited-style-name="Visited_20_Internet_20_Link">
<text:span text:style-name="T4">
 Stoltenberg </text:span>
</text:a>
应该提醒的是，在2014年威尔士峰会上，北约确定了所有成员国在融资国防上的2％。 去年，只有七个北约国家。</text:p>
      <text:p text:style-name="P4">
News Source: <text:a xlink:type="simple" xlink:href="https://www.ukrinform.ua/rubric-world/3711122-gensek-nato-vimagae-zbilsenna-vitrat-na-oboronu.html" text:style-name="Internet_20_link" text:visited-style-name="Visited_20_Internet_20_Link">
https://www.ukrinform.ua/rubric-world/3711122-gensek-nato-vimagae-zbilsenna-vitrat-na-oboronu.html</text:a>
</text:p>
      <!--NEWS-->
      <text:h text:style-name="P10" text:outline-level="1">
<text:span text:style-name="T4">
哈尔基夫地区的火箭中风：马戏团在马戏团中销毁了两所房屋，数十个损坏</text:span>
</text:h>
      <text:p text:style-name="P4">
作者: Ukrinform (Person)</text:p>
      <text:p text:style-name="P4">
出版商: Укринформ (Organization)</text:p>
      <text:p text:style-name="P4">
出版时间: 2023-05-18T-98:19:00+03:00</text:p>
      <text:p text:style-name="P4">
修改时间: 2023-05-18T18:19:00+03:00</text:p>
      <text:p text:style-name="P4">
描述: 由于在哈尔基夫地区的Tsirkuni村进行了火箭袭击，两个住宅被彻底摧毁，许多私人房屋和附属建筑遭到损害。  - 乌克林。</text:p>
      <text:p text:style-name="P4">
图片: ["<text:a xlink:type="simple" xlink:href="https://static.ukrinform.com/photos/2023_05/thumb_files/630_360_1684422878-595.jpg" text:style-name="Internet_20_link" text:visited-style-name="Visited_20_Internet_20_Link">
630_360_16844...</text:a>
", "<text:a xlink:type="simple" xlink:href="https://static.ukrinform.com/photos/2023_05/1684422879-805.jpg" text:style-name="Internet_20_link" text:visited-style-name="Visited_20_Internet_20_Link">
1684422879-80...</text:a>
", "<text:a xlink:type="simple" xlink:href="https://static.ukrinform.com/photos/2023_05/1684422878-707.jpg" text:style-name="Internet_20_link" text:visited-style-name="Visited_20_Internet_20_Link">
1684422878-70...</text:a>
", "<text:a xlink:type="simple" xlink:href="https://static.ukrinform.com/photos/2023_05/1684422878-689.jpg" text:style-name="Internet_20_link" text:visited-style-name="Visited_20_Internet_20_Link">
1684422878-68...</text:a>
"]</text:p>
      <text:p text:style-name="P4">
标签: ['Обстріл', 'Харківщина', 'Війна з Росією', 'Ракетний удар']</text:p>
      <text:p text:style-name="P4">
类型: Article</text:p>
      <!--METADATA-->
      <text:p text:style-name="P4">
<draw:frame draw:style-name="fr1" draw:name="Image78" text:anchor-type="as-char" svg:width="6.9236in" svg:height="3.956343in" draw:z-index="0">
<draw:image xlink:href="../Images/yкринформ/2023-05-18T-98-19-00-03-00/630_360_1684422878-595.jpg" xlink:type="simple" xlink:show="embed" xlink:actuate="onLoad" draw:mime-type="image/jpeg"/>
</draw:frame>
在Tsirkuni，Kirkuni，Kirkuni地区的村庄，两家房屋被完全摧毁，许多私人房屋和附属建筑遭到损害。</text:p>
      <text:p text:style-name="P4">
这是在[]中报道的(https://t.me/synegubov/6221)据报道，乌克林福姆(Ukrinform)报道，哈尔基夫·奥瓦洛夫(Kharkiv Ovaologov)Sinegubov的负责人。</text:p>
      <text:p text:style-name="P4">
<draw:frame draw:style-name="fr1" draw:name="Image79" text:anchor-type="as-char" svg:width="6.9236in" svg:height="3.89773in" draw:z-index="0">
<draw:image xlink:href="../Images/yкринформ/2023-05-18T-98-19-00-03-00/1684422879-805.jpg" xlink:type="simple" xlink:show="embed" xlink:actuate="onLoad" draw:mime-type="image/jpeg"/>
</draw:frame>
Synigubov说：“在村庄已经完全摧毁了两个住宅。此外，13个私人房屋和14个附属建筑遭到损害。”</text:p>
      <text:p text:style-name="P4">
<text:span text:style-name="T4">
另请阅读：</text:span>
 <text:a xlink:type="simple" xlink:href="https://www.ukrinform.ua/rubric-ato/3711018-na-harkivsini-vnaslidok-raketnogo-obstrilu-zaginula-ludina-dvoe-poraneni.html" text:style-name="Internet_20_link" text:visited-style-name="Visited_20_Internet_20_Link">
<text:span text:style-name="T4">
 kharkiv地区</text:span>
</text:a>
</text:p>
      <text:p text:style-name="P4">
<draw:frame draw:style-name="fr1" draw:name="Image80" text:anchor-type="as-char" svg:width="6.9236in" svg:height="3.89773in" draw:z-index="0">
<draw:image xlink:href="../Images/yкринформ/2023-05-18T-98-19-00-03-00/1684422878-707.jpg" xlink:type="simple" xlink:show="embed" xlink:actuate="onLoad" draw:mime-type="image/jpeg"/>
</draw:frame>
<draw:frame draw:style-name="fr1" draw:name="Image81" text:anchor-type="as-char" svg:width="6.9236in" svg:height="3.359228in" draw:z-index="0">
<draw:image xlink:href="../Images/yкринформ/2023-05-18T-98-19-00-03-00/1684422878-689.jpg" xlink:type="simple" xlink:show="embed" xlink:actuate="onLoad" draw:mime-type="image/jpeg"/>
</draw:frame>
根据检察长办公室<text:a xlink:type="simple" xlink:href="https://t.me/pgo_gov_ua/12288" text:style-name="Internet_20_link" text:visited-style-name="Visited_20_Internet_20_Link">
</text:a>
，根据数据的规定，入侵者从俄罗斯联邦的Belgorod地区发布了C-300火箭。</text:p>
      <text:p text:style-name="P4">
在哈尔基夫地区德加基夫地区检察官办公室的程序领导下，对违反战争难题法的行为进行了预审，并有意谋杀(艺术的第2部分。 乌克兰《刑法》的438).</text:p>
      <text:p text:style-name="P4">
Раніше повідомлялося, що внаслідок ворожого <text:a xlink:type="simple" xlink:href="https://www.ukrinform.ua/tag-obstril" text:style-name="Internet_20_link" text:visited-style-name="Visited_20_Internet_20_Link">
 </text:a>
一名52岁的居民被杀，另外两名平民受伤。</text:p>
      <text:p text:style-name="P4">
<text:span text:style-name="T5">
foto：Telegram / Oleg Synigubov</text:span>
</text:p>
      <text:p text:style-name="P4">
News Source: <text:a xlink:type="simple" xlink:href="https://www.ukrinform.ua/rubric-regions/3711061-raketnij-udar-po-harkivsini-u-cirkunah-zrujnovani-dva-budinki-desatki-poskodzeni.html" text:style-name="Internet_20_link" text:visited-style-name="Visited_20_Internet_20_Link">
https://www.ukrinform.ua/rubric-regions/3711061-raketnij-udar-po-harkivsini-u-cirkunah-zrujnovani-dva-budinki-desatki-poskodzeni.html</text:a>
</text:p>
      <!--NEWS-->
      <text:h text:style-name="P10" text:outline-level="1">
<text:span text:style-name="T4">
1人丧生，在俄罗斯导弹罢工期间另外2人受伤过夜</text:span>
</text:h>
      <text:p text:style-name="P4">
作者: liveuamap (Language: en)</text:p>
      <text:p text:style-name="P4">
时间: 2023-05-18T01:00:00</text:p>
      <text:p text:style-name="P4">
地点: Odesa, Odessa Oblast (Latitude:46.45691 Longtitude:30.67233)</text:p>
      <text:p text:style-name="P4">
视频: []</text:p>
      <text:p text:style-name="P4">
图片: ["<text:a xlink:type="simple" xlink:href="https://liveuamap.com/pics/2023/05/18/22563626_0.jpg" text:style-name="Internet_20_link" text:visited-style-name="Visited_20_Internet_20_Link">
22563626_0.jpg</text:a>
", "<text:a xlink:type="simple" xlink:href="https://liveuamap.com/pics/2023/05/18/22563626_1.jpg" text:style-name="Internet_20_link" text:visited-style-name="Visited_20_Internet_20_Link">
22563626_1.jpg</text:a>
"]</text:p>
      <text:p text:style-name="P4">
标签: ["Central and Eastern Europe"]</text:p>
      <text:p text:style-name="P4">
Id: 22563626</text:p>
      <!--METADATA-->
      <text:p text:style-name="P4">
1人丧生，另外2人在俄罗斯的导弹罢工中受伤</text:p>
      <text:p text:style-name="P4">
<draw:frame draw:style-name="fr1" draw:name="Image82" text:anchor-type="as-char" svg:width="6.9236in" svg:height="5.1927in" draw:z-index="0">
<draw:image xlink:href="../Images/liveuamap/2023-05-18T01-00-00/22563626_0.jpg" xlink:type="simple" xlink:show="embed" xlink:actuate="onLoad" draw:mime-type="image/jpeg"/>
</draw:frame>
<draw:frame draw:style-name="fr1" draw:name="Image83" text:anchor-type="as-char" svg:width="6.9236in" svg:height="5.1927in" draw:z-index="0">
<draw:image xlink:href="../Images/liveuamap/2023-05-18T01-00-00/22563626_1.jpg" xlink:type="simple" xlink:show="embed" xlink:actuate="onLoad" draw:mime-type="image/jpeg"/>
</draw:frame>
新闻集链接：[https://liveuamap.com/en/2023/2023/18-may-1-person-kill-kill-kill-another-2----------------------------------------------------------------------------------------------------------(https://liveuamap.com/en/2023/18-may-1-person-killed-another-2-wounded-during-russian-missile)</text:p>
      <text:p text:style-name="P4">
News Source: <text:a xlink:type="simple" xlink:href="https://t.me/OdessaDumskayaNet/55858" text:style-name="Internet_20_link" text:visited-style-name="Visited_20_Internet_20_Link">
https://t.me/OdessaDumskayaNet/55858</text:a>
</text:p>
      <!--NEWS-->
      <text:h text:style-name="P10" text:outline-level="1">
<text:span text:style-name="T4">
在Sivershchyna和Slobozhanschyna的指示，俄罗斯军队炮击了Chernihiv r ...的Khotiyivka ...</text:span>
</text:h>
      <text:p text:style-name="P4">
作者: liveuamap (Language: en)</text:p>
      <text:p text:style-name="P4">
时间: 2023-05-18T01:51:00</text:p>
      <text:p text:style-name="P4">
地点: Kharkiv (Latitude:50.16233 Longtitude:37.55273)</text:p>
      <text:p text:style-name="P4">
视频: []</text:p>
      <text:p text:style-name="P4">
图片: []</text:p>
      <text:p text:style-name="P4">
标签: ["Russia"]</text:p>
      <text:p text:style-name="P4">
Id: 22563647</text:p>
      <!--METADATA-->
      <text:p text:style-name="P4">
在Sivershchyna和Slbozhanschyna的指示，俄罗斯军队炮击了Chertiyivkaof Chernihiv地区； Novovasylivka，Komarivka，Hirky，Sumy地区的Iskryskivschyna和Volfyne，也是Huryiv Kozachok，Udy，Udy，Okip，Kozacha，Kozacha，Hopan，Hatyschychychychychychychychychychychycky ivka和Zarubynka，Zarubynka of Kharkivreakeion of Motheremed nuiukrain nuiukriukrain inuiukriukriukriukriukriukriukriukriu，</text:p>
      <text:p text:style-name="P4">
新闻集链接：(https://liveuamap.com/en/2023/18-may-at-sivershchyna-and-slobozhanschyna-directions-russian)</text:p>
      <text:p text:style-name="P4">
News Source: <text:a xlink:type="simple" xlink:href="https://t.me/lumsrc/4823" text:style-name="Internet_20_link" text:visited-style-name="Visited_20_Internet_20_Link">
https://t.me/lumsrc/4823</text:a>
</text:p>
      <!--NEWS-->
      <text:h text:style-name="P10" text:outline-level="1">
<text:span text:style-name="T4">
Khmelnitsky地区的基础设施对象有导弹命中率</text:span>
</text:h>
      <text:p text:style-name="P4">
作者: liveuamap (Language: en)</text:p>
      <text:p text:style-name="P4">
时间: 2023-05-18T01:54:48</text:p>
      <text:p text:style-name="P4">
地点: Khmelnitsky (Latitude:49.44123 Longtitude:26.96114)</text:p>
      <text:p text:style-name="P4">
视频: []</text:p>
      <text:p text:style-name="P4">
图片: []</text:p>
      <text:p text:style-name="P4">
标签: ["Europe", "Central and Eastern Europe"]</text:p>
      <text:p text:style-name="P4">
Id: 22563627</text:p>
      <!--METADATA-->
      <text:p text:style-name="P4">
Khmelnitsky地区的基础设施对象有导弹命中率</text:p>
      <text:p text:style-name="P4">
新闻收集链接：<text:a xlink:type="simple" xlink:href="https://liveuamap.com/en/2023/18-may-there-is-missile-hit-at-infrastructure-object-in-khmelnitsky" text:style-name="Internet_20_link" text:visited-style-name="Visited_20_Internet_20_Link">
https://liveuamap.com/en/2023/18-may-there-there-is-missile-hit-at-infrastructure-objecture-objecture-objecture-object-in-khmelnitsky</text:a>
</text:p>
      <text:p text:style-name="P4">
News Source: <text:a xlink:type="simple" xlink:href="https://t.me/operativnoZSU/96828" text:style-name="Internet_20_link" text:visited-style-name="Visited_20_Internet_20_Link">
https://t.me/operativnoZSU/96828</text:a>
</text:p>
      <!--NEWS-->
      <text:h text:style-name="P10" text:outline-level="1">
<text:span text:style-name="T4">
乌克兰防空击落了俄罗斯发射的30枚导弹中的29次</text:span>
</text:h>
      <text:p text:style-name="P4">
作者: liveuamap (Language: en)</text:p>
      <text:p text:style-name="P4">
时间: 2023-05-18T02:29:20</text:p>
      <text:p text:style-name="P4">
地点: Kyiv, Kyiv city (Latitude:50.43348 Longtitude:30.47182)</text:p>
      <text:p text:style-name="P4">
视频: []</text:p>
      <text:p text:style-name="P4">
图片: ["<text:a xlink:type="simple" xlink:href="https://liveuamap.com/pics/2023/05/18/22563685_0.jpg" text:style-name="Internet_20_link" text:visited-style-name="Visited_20_Internet_20_Link">
22563685_0.jpg</text:a>
"]</text:p>
      <text:p text:style-name="P4">
标签: ["Europe", "Central and Eastern Europe"]</text:p>
      <text:p text:style-name="P4">
Id: 22563685</text:p>
      <!--METADATA-->
      <text:p text:style-name="P4">
乌克兰防空击落了俄罗斯发射的30枚导弹中的29次</text:p>
      <text:p text:style-name="P4">
<draw:frame draw:style-name="fr1" draw:name="Image84" text:anchor-type="as-char" svg:width="6.9236in" svg:height="6.9236in" draw:z-index="0">
<draw:image xlink:href="../Images/liveuamap/2023-05-18T02-29-20/22563685_0.jpg" xlink:type="simple" xlink:show="embed" xlink:actuate="onLoad" draw:mime-type="image/jpeg"/>
</draw:frame>
新闻集链接：<text:a xlink:type="simple" xlink:href="https://liveuamap.com/en/2023/18-may-ukrainian-air-defense-shot-down-29-of-30-missiles" text:style-name="Internet_20_link" text:visited-style-name="Visited_20_Internet_20_Link">
https://liveuamap.com/en/2023/18-may-ukrainian-air-defense-shot-shot-down-29-29 of-30-Missiles</text:a>
</text:p>
      <text:p text:style-name="P4">
News Source: <text:a xlink:type="simple" xlink:href="https://t.me/kpszsu/2523" text:style-name="Internet_20_link" text:visited-style-name="Visited_20_Internet_20_Link">
https://t.me/kpszsu/2523</text:a>
</text:p>
      <!--NEWS-->
      <text:h text:style-name="P10" text:outline-level="1">
<text:span text:style-name="T4">
铁路在占领克里米亚的辛菲罗波尔附近炸毁后，火车出轨</text:span>
</text:h>
      <text:p text:style-name="P4">
作者: liveuamap (Language: en)</text:p>
      <text:p text:style-name="P4">
时间: 2023-05-18T02:34:40</text:p>
      <text:p text:style-name="P4">
地点: Simferopol (Latitude:44.88331 Longtitude:34.02474)</text:p>
      <text:p text:style-name="P4">
视频: []</text:p>
      <text:p text:style-name="P4">
图片: ["<text:a xlink:type="simple" xlink:href="https://liveuamap.com/pics/2023/05/18/22563696_0.jpg" text:style-name="Internet_20_link" text:visited-style-name="Visited_20_Internet_20_Link">
22563696_0.jpg</text:a>
"]</text:p>
      <text:p text:style-name="P4">
标签: ["Roads"]</text:p>
      <text:p text:style-name="P4">
Id: 22563696</text:p>
      <!--METADATA-->
      <text:p text:style-name="P4">
铁路在占领克里米亚的辛菲罗波尔附近炸毁后，火车出轨</text:p>
      <text:p text:style-name="P4">
<draw:frame draw:style-name="fr1" draw:name="Image85" text:anchor-type="as-char" svg:width="6.775in" svg:height="10.0in" draw:z-index="0">
<draw:image xlink:href="../Images/liveuamap/2023-05-18T02-34-40/22563696_0.jpg" xlink:type="simple" xlink:show="embed" xlink:actuate="onLoad" draw:mime-type="image/jpeg"/>
</draw:frame>
新闻集链接：<text:a xlink:type="simple" xlink:href="https://liveuamap.com/en/2023/18-may-train-derailed-after-railway-was-blown-up-near-simferopol" text:style-name="Internet_20_link" text:visited-style-name="Visited_20_Internet_20_Link">
https://liveuamap.com/en/2023/18-may-train-drain-derail--fter-railway-was-was blown-was-blown-blown-near-simforopol</text:a>
</text:p>
      <text:p text:style-name="P4">
News Source: <text:a xlink:type="simple" xlink:href="https://t.me/ENews112/13916" text:style-name="Internet_20_link" text:visited-style-name="Visited_20_Internet_20_Link">
https://t.me/ENews112/13916</text:a>
</text:p>
      <!--NEWS-->
      <text:h text:style-name="P10" text:outline-level="1">
<text:span text:style-name="T4">
Donetsk Oblast（08:35）。 红色警报：空中威胁。 警笛声。 立即掩盖！</text:span>
</text:h>
      <text:p text:style-name="P4">
作者: liveuamap (Language: en)</text:p>
      <text:p text:style-name="P4">
时间: 2023-05-18T02:36:00</text:p>
      <text:p text:style-name="P4">
地点: Donetsk Oblast (Latitude:48.7272 Longtitude:37.5791)</text:p>
      <text:p text:style-name="P4">
视频: []</text:p>
      <text:p text:style-name="P4">
图片: []</text:p>
      <text:p text:style-name="P4">
标签: ["Europe", "Central and Eastern Europe"]</text:p>
      <text:p text:style-name="P4">
Id: 22563698</text:p>
      <!--METADATA-->
      <text:p text:style-name="P4">
Donetsk Oblast(08:35). Red Alert: aerial threat. Sirens sounding. Take covernow!</text:p>
      <text:p text:style-name="P4">
News Collection Link: <text:a xlink:type="simple" xlink:href="https://liveuamap.com/en/2023/18-may-donetsk-oblast0835-red-alert-aerial-thg" text:style-name="Internet_20_link" text:visited-style-name="Visited_20_Internet_20_Link">
https://liveuamap.com/en/2023/18-may-donetsk-oblast0835-red-alert-aerial-thg</text:a>
</text:p>
      <text:p text:style-name="P4">
News Source: <text:a xlink:type="simple" xlink:href="https://t.me/air_alert_ua/45828" text:style-name="Internet_20_link" text:visited-style-name="Visited_20_Internet_20_Link">
https://t.me/air_alert_ua/45828</text:a>
</text:p>
      <!--NEWS-->
      <text:h text:style-name="P10" text:outline-level="1">
<text:span text:style-name="T4">
Zaporizka Oblast（09:05）。 红色警报：空中威胁。 警笛声。 立即掩盖！</text:span>
</text:h>
      <text:p text:style-name="P4">
作者: liveuamap (Language: en)</text:p>
      <text:p text:style-name="P4">
时间: 2023-05-18T03:07:00</text:p>
      <text:p text:style-name="P4">
地点: Zaporizka Oblast (Latitude:47.611411 Longtitude:35.764641)</text:p>
      <text:p text:style-name="P4">
视频: []</text:p>
      <text:p text:style-name="P4">
图片: []</text:p>
      <text:p text:style-name="P4">
标签: ["Europe", "Central and Eastern Europe"]</text:p>
      <text:p text:style-name="P4">
Id: 22563712</text:p>
      <!--METADATA-->
      <text:p text:style-name="P4">
Zaporizhzhia地区(09:05). Red Alert: aerial threat. Sirens sounding. Take covernow!</text:p>
      <text:p text:style-name="P4">
News Collection Link: <text:a xlink:type="simple" xlink:href="https://liveuamap.com/en/2023/18-may-zaporizka-oblast0905-red-alert-aerial-g" text:style-name="Internet_20_link" text:visited-style-name="Visited_20_Internet_20_Link">
https://liveuamap.com/en/2023/18-may-zaporizka-oblast0905-red-alert-aerial-g</text:a>
</text:p>
      <text:p text:style-name="P4">
News Source: <text:a xlink:type="simple" xlink:href="https://t.me/air_alert_ua/45830" text:style-name="Internet_20_link" text:visited-style-name="Visited_20_Internet_20_Link">
https://t.me/air_alert_ua/45830</text:a>
</text:p>
      <!--NEWS-->
      <text:h text:style-name="P10" text:outline-level="1">
<text:span text:style-name="T4">
Donetsk Oblast（12:19）。 红色警报：空中威胁。 警笛声。 立即掩盖！</text:span>
</text:h>
      <text:p text:style-name="P4">
作者: liveuamap (Language: en)</text:p>
      <text:p text:style-name="P4">
时间: 2023-05-18T06:22:00</text:p>
      <text:p text:style-name="P4">
地点: Donetsk Oblast (Latitude:48.72744 Longtitude:37.5781)</text:p>
      <text:p text:style-name="P4">
视频: []</text:p>
      <text:p text:style-name="P4">
图片: []</text:p>
      <text:p text:style-name="P4">
标签: ["Europe", "Central and Eastern Europe"]</text:p>
      <text:p text:style-name="P4">
Id: 22563733</text:p>
      <!--METADATA-->
      <text:p text:style-name="P4">
Donetsk Oblast(12:19). Red Alert: aerial threat. Sirens sounding. Take covernow!</text:p>
      <text:p text:style-name="P4">
News Collection Link: <text:a xlink:type="simple" xlink:href="https://liveuamap.com/en/2023/18-may-donetsk-oblast1219-red-alert-aerial-thg" text:style-name="Internet_20_link" text:visited-style-name="Visited_20_Internet_20_Link">
https://liveuamap.com/en/2023/18-may-donetsk-oblast1219-red-alert-aerial-thg</text:a>
</text:p>
      <text:p text:style-name="P4">
News Source: <text:a xlink:type="simple" xlink:href="https://t.me/air_alert_ua/45833" text:style-name="Internet_20_link" text:visited-style-name="Visited_20_Internet_20_Link">
https://t.me/air_alert_ua/45833</text:a>
</text:p>
      <!--NEWS-->
      <text:h text:style-name="P10" text:outline-level="1">
<text:span text:style-name="T4">
Kharkiv，Kharkivska Oblast（13:52）。 红色警报：空中威胁。 警笛声。 立即掩盖！</text:span>
</text:h>
      <text:p text:style-name="P4">
作者: liveuamap (Language: en)</text:p>
      <text:p text:style-name="P4">
时间: 2023-05-18T07:54:00</text:p>
      <text:p text:style-name="P4">
地点: Kharkiv (Latitude:49.98187 Longtitude:36.25267)</text:p>
      <text:p text:style-name="P4">
视频: []</text:p>
      <text:p text:style-name="P4">
图片: []</text:p>
      <text:p text:style-name="P4">
标签: ["Europe", "Central and Eastern Europe"]</text:p>
      <text:p text:style-name="P4">
Id: 22563735</text:p>
      <!--METADATA-->
      <text:p text:style-name="P4">
哈尔基夫(Kharkiv)，哈尔基夫地区(13:52). Red Alert: aerial threat. Sirens sounding.Take cover now!</text:p>
      <text:p text:style-name="P4">
News Collection Link: <text:a xlink:type="simple" xlink:href="https://liveuamap.com/en/2023/18-may-kharkiv-kharkivska-oblast1352-red-alerg" text:style-name="Internet_20_link" text:visited-style-name="Visited_20_Internet_20_Link">
https://liveuamap.com/en/2023/18-may-kharkiv-kharkivska-oblast1352-red-alerg</text:a>
</text:p>
      <text:p text:style-name="P4">
News Source: <text:a xlink:type="simple" xlink:href="https://t.me/air_alert_ua/45835" text:style-name="Internet_20_link" text:visited-style-name="Visited_20_Internet_20_Link">
https://t.me/air_alert_ua/45835</text:a>
</text:p>
      <!--NEWS-->
      <text:h text:style-name="P10" text:outline-level="1">
<text:span text:style-name="T4">
俄罗斯军队在哈尔基夫发射导弹</text:span>
</text:h>
      <text:p text:style-name="P4">
作者: liveuamap (Language: en)</text:p>
      <text:p text:style-name="P4">
时间: 2023-05-18T08:03:44</text:p>
      <text:p text:style-name="P4">
地点: Kharkiv (Latitude:50.00642 Longtitude:36.14965)</text:p>
      <text:p text:style-name="P4">
视频: []</text:p>
      <text:p text:style-name="P4">
图片: []</text:p>
      <text:p text:style-name="P4">
标签: ["Europe", "Central and Eastern Europe"]</text:p>
      <text:p text:style-name="P4">
Id: 22563736</text:p>
      <!--METADATA-->
      <text:p text:style-name="P4">
俄罗斯军队在哈尔基夫发射导弹</text:p>
      <text:p text:style-name="P4">
新闻集链接：<text:a xlink:type="simple" xlink:href="https://liveuamap.com/en/2023/18-may-russian-army-launching-missiles-at-kharkiv-" text:style-name="Internet_20_link" text:visited-style-name="Visited_20_Internet_20_Link">
https://liveuamap.com/en/2023/18-may-russian-army-launching-missiles-missiles-at-kharkiv-</text:a>
</text:p>
      <text:p text:style-name="P4">
News Source: <text:a xlink:type="simple" xlink:href="https://t.me/synegubov/6217" text:style-name="Internet_20_link" text:visited-style-name="Visited_20_Internet_20_Link">
https://t.me/synegubov/6217</text:a>
</text:p>
      <!--NEWS-->
      <text:h text:style-name="P10" text:outline-level="1">
<text:span text:style-name="T4">
1人丧生，2人受伤，因炮弹在哈尔基夫地区的tsyrkuny村庄而受伤</text:span>
</text:h>
      <text:p text:style-name="P4">
作者: liveuamap (Language: en)</text:p>
      <text:p text:style-name="P4">
时间: 2023-05-18T08:50:56</text:p>
      <text:p text:style-name="P4">
地点: Kharkiv (Latitude:50.08336 Longtitude:36.38998)</text:p>
      <text:p text:style-name="P4">
视频: []</text:p>
      <text:p text:style-name="P4">
图片: []</text:p>
      <text:p text:style-name="P4">
标签: []</text:p>
      <text:p text:style-name="P4">
Id: 22563738</text:p>
      <!--METADATA-->
      <text:p text:style-name="P4">
1人丧生，2人受伤，因炮弹在哈尔基夫地区的tsyrkuny村庄而受伤  新闻集链接：<text:a xlink:type="simple" xlink:href="https://liveuamap.com/en/2023/18-may-1-person-killed-2-wounded-as-result-of-shelling-in" text:style-name="Internet_20_link" text:visited-style-name="Visited_20_Internet_20_Link">
https://liveuamap.com/en/2023/18-may-1-person-kill-kill-2-wounded-as-result-shelling-in</text:a>
</text:p>
      <text:p text:style-name="P4">
News Source: <text:a xlink:type="simple" xlink:href="https://t.me/synegubov/6219" text:style-name="Internet_20_link" text:visited-style-name="Visited_20_Internet_20_Link">
https://t.me/synegubov/6219</text:a>
</text:p>
      <!--NEWS-->
      <text:h text:style-name="P10" text:outline-level="1">
<text:span text:style-name="T4">
Poltavska Oblast（16:43）。 红色警报：空中威胁。 警笛声。 立即掩盖！</text:span>
</text:h>
      <text:p text:style-name="P4">
作者: liveuamap (Language: en)</text:p>
      <text:p text:style-name="P4">
时间: 2023-05-18T10:43:00</text:p>
      <text:p text:style-name="P4">
地点: Poltavska Oblast (Latitude:49.47701 Longtitude:33.81767)</text:p>
      <text:p text:style-name="P4">
视频: []</text:p>
      <text:p text:style-name="P4">
图片: []</text:p>
      <text:p text:style-name="P4">
标签: ["Europe", "Central and Eastern Europe"]</text:p>
      <text:p text:style-name="P4">
Id: 22563740</text:p>
      <!--METADATA-->
      <text:p text:style-name="P4">
poltava(16:43). Red Alert: aerial threat. Sirens sounding. Take covernow!</text:p>
      <text:p text:style-name="P4">
News Collection Link: <text:a xlink:type="simple" xlink:href="https://liveuamap.com/en/2023/18-may-poltavska-oblast1643-red-alert-aerial-g" text:style-name="Internet_20_link" text:visited-style-name="Visited_20_Internet_20_Link">
https://liveuamap.com/en/2023/18-may-poltavska-oblast1643-red-alert-aerial-g</text:a>
</text:p>
      <text:p text:style-name="P4">
News Source: <text:a xlink:type="simple" xlink:href="https://t.me/suspilnepoltava/11216" text:style-name="Internet_20_link" text:visited-style-name="Visited_20_Internet_20_Link">
https://t.me/suspilnepoltava/11216</text:a>
</text:p>
      <!--NEWS-->
      <text:h text:style-name="P10" text:outline-level="1">
<text:span text:style-name="T4">
Dnipro，Dnipropetrovska Oblast（16:43）。 红色警报：空中威胁。 警笛声。 掩护...</text:span>
</text:h>
      <text:p text:style-name="P4">
作者: liveuamap (Language: en)</text:p>
      <text:p text:style-name="P4">
时间: 2023-05-18T10:44:00</text:p>
      <text:p text:style-name="P4">
地点: Dnipro (Latitude:48.45952 Longtitude:35.0379)</text:p>
      <text:p text:style-name="P4">
视频: []</text:p>
      <text:p text:style-name="P4">
图片: []</text:p>
      <text:p text:style-name="P4">
标签: ["Europe", "Central and Eastern Europe"]</text:p>
      <text:p text:style-name="P4">
Id: 22563741</text:p>
      <!--METADATA-->
      <text:p text:style-name="P4">
dnipro，dnipropetrovsk区域(16:43). Red Alert: aerial threat. Sirenssounding. Take cover now!</text:p>
      <text:p text:style-name="P4">
News Collection Link: <text:a xlink:type="simple" xlink:href="https://liveuamap.com/en/2023/18-may-dnipro-dnipropetrovska-oblast1643-red-g" text:style-name="Internet_20_link" text:visited-style-name="Visited_20_Internet_20_Link">
https://liveuamap.com/en/2023/18-may-dnipro-dnipropetrovska-oblast1643-red-g</text:a>
</text:p>
      <text:p text:style-name="P4">
News Source: <text:a xlink:type="simple" xlink:href="https://t.me/suspilnednipro/15585" text:style-name="Internet_20_link" text:visited-style-name="Visited_20_Internet_20_Link">
https://t.me/suspilnednipro/15585</text:a>
</text:p>
      <!--NEWS-->
      <text:h text:style-name="P10" text:outline-level="1">
<text:span text:style-name="T4">
哈尔基夫，哈尔基夫地区，苏米地区（16：CHCH）。 红色ALRT：空中tchretate。 警笛声。 ...</text:span>
</text:h>
      <text:p text:style-name="P4">
作者: liveuamap (Language: en)</text:p>
      <text:p text:style-name="P4">
时间: 2023-05-18T10:45:00</text:p>
      <text:p text:style-name="P4">
地点: Kharkiv (Latitude:49.98021 Longtitude:36.25314)</text:p>
      <text:p text:style-name="P4">
视频: []</text:p>
      <text:p text:style-name="P4">
图片: []</text:p>
      <text:p text:style-name="P4">
标签: ["Europe", "Central and Eastern Europe"]</text:p>
      <text:p text:style-name="P4">
Id: 22563742</text:p>
      <!--METADATA-->
      <text:p text:style-name="P4">
苏米地区哈尔基夫地区哈尔基夫(16:44). Red Alert: aerial threat.Sirens sounding. Take cover now!</text:p>
      <text:p text:style-name="P4">
News Collection Link: <text:a xlink:type="simple" xlink:href="https://liveuamap.com/en/2023/18-may-kharkiv-kharkivska-oblast-sumska-oblasg" text:style-name="Internet_20_link" text:visited-style-name="Visited_20_Internet_20_Link">
https://liveuamap.com/en/2023/18-may-kharkiv-kharkivska-oblast-sumska-oblasg</text:a>
</text:p>
      <text:p text:style-name="P4">
News Source: <text:a xlink:type="simple" xlink:href="https://t.me/air_alert_ua/45840" text:style-name="Internet_20_link" text:visited-style-name="Visited_20_Internet_20_Link">
https://t.me/air_alert_ua/45840</text:a>
</text:p>
      <!--NEWS-->
      <text:h text:style-name="P10" text:outline-level="1">
<text:span text:style-name="T4">
加工区，赫森，赫森地区（16:51）。 红色警报：空中威胁。 Siren Sundin ...</text:span>
</text:h>
      <text:p text:style-name="P4">
作者: liveuamap (Language: en)</text:p>
      <text:p text:style-name="P4">
时间: 2023-05-18T10:53:00</text:p>
      <text:p text:style-name="P4">
地点: Zaporizka Oblast (Latitude:47.610851 Longtitude:35.764551)</text:p>
      <text:p text:style-name="P4">
视频: []</text:p>
      <text:p text:style-name="P4">
图片: []</text:p>
      <text:p text:style-name="P4">
标签: ["Europe", "Central and Eastern Europe"]</text:p>
      <text:p text:style-name="P4">
Id: 22563743</text:p>
      <!--METADATA-->
      <text:p text:style-name="P4">
Kherson，Kherson地区的Zaporizhhya地区(16:51). Red Alert: aerial threat.Sirens sounding. Take cover now!</text:p>
      <text:p text:style-name="P4">
News Collection Link: <text:a xlink:type="simple" xlink:href="https://liveuamap.com/en/2023/18-may-zaporizka-oblast-kherson-khersonska-obg" text:style-name="Internet_20_link" text:visited-style-name="Visited_20_Internet_20_Link">
https://liveuamap.com/en/2023/18-may-zaporizka-oblast-kherson-khersonska-obg</text:a>
</text:p>
      <text:p text:style-name="P4">
News Source: <text:a xlink:type="simple" xlink:href="https://t.me/air_alert_ua/45842" text:style-name="Internet_20_link" text:visited-style-name="Visited_20_Internet_20_Link">
https://t.me/air_alert_ua/45842</text:a>
</text:p>
      <!--NEWS-->
      <text:h text:style-name="P10" text:outline-level="1">
<text:span text:style-name="T4">
Poltavska Oblast（18:08）。 红色警报：空中威胁。 警笛声。 立即掩盖！</text:span>
</text:h>
      <text:p text:style-name="P4">
作者: liveuamap (Language: en)</text:p>
      <text:p text:style-name="P4">
时间: 2023-05-18T12:08:00</text:p>
      <text:p text:style-name="P4">
地点: Poltavska Oblast (Latitude:49.47592 Longtitude:33.81919)</text:p>
      <text:p text:style-name="P4">
视频: []</text:p>
      <text:p text:style-name="P4">
图片: []</text:p>
      <text:p text:style-name="P4">
标签: ["Europe", "Central and Eastern Europe"]</text:p>
      <text:p text:style-name="P4">
Id: 22563746</text:p>
      <!--METADATA-->
      <text:p text:style-name="P4">
poltava(18:08). Red Alert: aerial threat. Sirens sounding. Take covernow!</text:p>
      <text:p text:style-name="P4">
News Collection Link: <text:a xlink:type="simple" xlink:href="https://liveuamap.com/en/2023/18-may-poltavska-oblast1808-red-alert-aerial-g" text:style-name="Internet_20_link" text:visited-style-name="Visited_20_Internet_20_Link">
https://liveuamap.com/en/2023/18-may-poltavska-oblast1808-red-alert-aerial-g</text:a>
</text:p>
      <text:p text:style-name="P4">
News Source: <text:a xlink:type="simple" xlink:href="https://t.me/suspilnepoltava/11219" text:style-name="Internet_20_link" text:visited-style-name="Visited_20_Internet_20_Link">
https://t.me/suspilnepoltava/11219</text:a>
</text:p>
      <!--NEWS-->
      <text:h text:style-name="P10" text:outline-level="1">
<text:span text:style-name="T4">
Kharkiv，Kharkivska Oblast（18:08）。 红色警报：空中威胁。 警笛声。 立即掩盖！</text:span>
</text:h>
      <text:p text:style-name="P4">
作者: liveuamap (Language: en)</text:p>
      <text:p text:style-name="P4">
时间: 2023-05-18T12:10:00</text:p>
      <text:p text:style-name="P4">
地点: Kharkiv (Latitude:49.98057 Longtitude:36.25391)</text:p>
      <text:p text:style-name="P4">
视频: []</text:p>
      <text:p text:style-name="P4">
图片: []</text:p>
      <text:p text:style-name="P4">
标签: ["Europe", "Central and Eastern Europe"]</text:p>
      <text:p text:style-name="P4">
Id: 22563747</text:p>
      <!--METADATA-->
      <text:p text:style-name="P4">
哈尔基夫(Kharkiv)，哈尔基夫地区(18:08). Red Alert: aerial threat. Sirens sounding.Take cover now!</text:p>
      <text:p text:style-name="P4">
News Collection Link: <text:a xlink:type="simple" xlink:href="https://liveuamap.com/en/2023/18-may-kharkiv-kharkivska-oblast1808-red-alerg" text:style-name="Internet_20_link" text:visited-style-name="Visited_20_Internet_20_Link">
https://liveuamap.com/en/2023/18-may-kharkiv-kharkivska-oblast1808-red-alerg</text:a>
</text:p>
      <text:p text:style-name="P4">
News Source: <text:a xlink:type="simple" xlink:href="https://t.me/air_alert_ua/45851" text:style-name="Internet_20_link" text:visited-style-name="Visited_20_Internet_20_Link">
https://t.me/air_alert_ua/45851</text:a>
</text:p>
      <!--NEWS-->
      <text:h text:style-name="P10" text:outline-level="1">
<text:span text:style-name="T4">
Donetsk Oblast（18:35）。 红色警报：空中威胁。 警笛声。 立即掩盖！</text:span>
</text:h>
      <text:p text:style-name="P4">
作者: liveuamap (Language: en)</text:p>
      <text:p text:style-name="P4">
时间: 2023-05-18T12:36:00</text:p>
      <text:p text:style-name="P4">
地点: Donetsk Oblast (Latitude:48.72798 Longtitude:37.5769)</text:p>
      <text:p text:style-name="P4">
视频: []</text:p>
      <text:p text:style-name="P4">
图片: []</text:p>
      <text:p text:style-name="P4">
标签: ["Europe", "Central and Eastern Europe"]</text:p>
      <text:p text:style-name="P4">
Id: 22563749</text:p>
      <!--METADATA-->
      <text:p text:style-name="P4">
Donetsk Oblast(18:35). Red Alert: aerial threat. Sirens sounding. Take covernow!</text:p>
      <text:p text:style-name="P4">
News Collection Link: <text:a xlink:type="simple" xlink:href="https://liveuamap.com/en/2023/18-may-donetsk-oblast1835-red-alert-aerial-thg" text:style-name="Internet_20_link" text:visited-style-name="Visited_20_Internet_20_Link">
https://liveuamap.com/en/2023/18-may-donetsk-oblast1835-red-alert-aerial-thg</text:a>
</text:p>
      <text:p text:style-name="P4">
News Source: <text:a xlink:type="simple" xlink:href="https://t.me/air_alert_ua/45852" text:style-name="Internet_20_link" text:visited-style-name="Visited_20_Internet_20_Link">
https://t.me/air_alert_ua/45852</text:a>
</text:p>
      <!--NEWS-->
      <text:h text:style-name="P10" text:outline-level="1">
<text:span text:style-name="T4">
俄罗斯军队今天炮击了尼科波</text:span>
</text:h>
      <text:p text:style-name="P4">
作者: liveuamap (Language: en)</text:p>
      <text:p text:style-name="P4">
时间: 2023-05-18T12:37:06</text:p>
      <text:p text:style-name="P4">
地点: Zaporizhia (Latitude:47.5668 Longtitude:34.39579)</text:p>
      <text:p text:style-name="P4">
视频: []</text:p>
      <text:p text:style-name="P4">
图片: ["<text:a xlink:type="simple" xlink:href="https://liveuamap.com/pics/2023/05/18/22563750_0.jpg" text:style-name="Internet_20_link" text:visited-style-name="Visited_20_Internet_20_Link">
22563750_0.jpg</text:a>
", "<text:a xlink:type="simple" xlink:href="https://liveuamap.com/pics/2023/05/18/22563750_1.jpg" text:style-name="Internet_20_link" text:visited-style-name="Visited_20_Internet_20_Link">
22563750_1.jpg</text:a>
", "<text:a xlink:type="simple" xlink:href="https://liveuamap.com/pics/2023/05/18/22563750_2.jpg" text:style-name="Internet_20_link" text:visited-style-name="Visited_20_Internet_20_Link">
22563750_2.jpg</text:a>
", "<text:a xlink:type="simple" xlink:href="https://liveuamap.com/pics/2023/05/18/22563750_3.jpg" text:style-name="Internet_20_link" text:visited-style-name="Visited_20_Internet_20_Link">
22563750_3.jpg</text:a>
", "<text:a xlink:type="simple" xlink:href="https://liveuamap.com/pics/2023/05/18/22563750_4.jpg" text:style-name="Internet_20_link" text:visited-style-name="Visited_20_Internet_20_Link">
22563750_4.jpg</text:a>
"]</text:p>
      <text:p text:style-name="P4">
标签: []</text:p>
      <text:p text:style-name="P4">
Id: 22563750</text:p>
      <!--METADATA-->
      <text:p text:style-name="P4">
俄罗斯军队今天炮击了尼科波</text:p>
      <text:p text:style-name="P4">
<draw:frame draw:style-name="fr1" draw:name="Image86" text:anchor-type="as-char" svg:width="6.9236in" svg:height="5.1927in" draw:z-index="0">
<draw:image xlink:href="../Images/liveuamap/2023-05-18T12-37-06/22563750_0.jpg" xlink:type="simple" xlink:show="embed" xlink:actuate="onLoad" draw:mime-type="image/jpeg"/>
</draw:frame>
<draw:frame draw:style-name="fr1" draw:name="Image87" text:anchor-type="as-char" svg:width="6.9236in" svg:height="5.443681in" draw:z-index="0">
<draw:image xlink:href="../Images/liveuamap/2023-05-18T12-37-06/22563750_1.jpg" xlink:type="simple" xlink:show="embed" xlink:actuate="onLoad" draw:mime-type="image/jpeg"/>
</draw:frame>
<draw:frame draw:style-name="fr1" draw:name="Image88" text:anchor-type="as-char" svg:width="6.9236in" svg:height="5.1927in" draw:z-index="0">
<draw:image xlink:href="../Images/liveuamap/2023-05-18T12-37-06/22563750_2.jpg" xlink:type="simple" xlink:show="embed" xlink:actuate="onLoad" draw:mime-type="image/jpeg"/>
</draw:frame>
<draw:frame draw:style-name="fr1" draw:name="Image89" text:anchor-type="as-char" svg:width="6.9236in" svg:height="5.1927in" draw:z-index="0">
<draw:image xlink:href="../Images/liveuamap/2023-05-18T12-37-06/22563750_3.jpg" xlink:type="simple" xlink:show="embed" xlink:actuate="onLoad" draw:mime-type="image/jpeg"/>
</draw:frame>
<draw:frame draw:style-name="fr1" draw:name="Image90" text:anchor-type="as-char" svg:width="6.9236in" svg:height="5.391754in" draw:z-index="0">
<draw:image xlink:href="../Images/liveuamap/2023-05-18T12-37-06/22563750_4.jpg" xlink:type="simple" xlink:show="embed" xlink:actuate="onLoad" draw:mime-type="image/jpeg"/>
</draw:frame>
新闻集链接：<text:a xlink:type="simple" xlink:href="https://liveuamap.com/en/2023/18-may-russian-army-shelled-nikopol-today" text:style-name="Internet_20_link" text:visited-style-name="Visited_20_Internet_20_Link">
https://liveuamap.com/en/2023/18-may-russian-army-shelled-nikopol-today</text:a>
</text:p>
      <text:p text:style-name="P4">
News Source: <text:a xlink:type="simple" xlink:href="https://t.me/mykola_lukashuk/4619" text:style-name="Internet_20_link" text:visited-style-name="Visited_20_Internet_20_Link">
https://t.me/mykola_lukashuk/4619</text:a>
</text:p>
      <!--NEWS-->
      <text:h text:style-name="P10" text:outline-level="1">
<text:span text:style-name="T4">
在Beryslav地区报道的爆炸</text:span>
</text:h>
      <text:p text:style-name="P4">
作者: liveuamap (Language: en)</text:p>
      <text:p text:style-name="P4">
时间: 2023-05-18T13:31:48</text:p>
      <text:p text:style-name="P4">
地点: Kherson (Latitude:46.84446 Longtitude:33.40805)</text:p>
      <text:p text:style-name="P4">
视频: []</text:p>
      <text:p text:style-name="P4">
图片: []</text:p>
      <text:p text:style-name="P4">
标签: ["Europe", "Central and Eastern Europe"]</text:p>
      <text:p text:style-name="P4">
Id: 22563792</text:p>
      <!--METADATA-->
      <text:p text:style-name="P4">
在Beryslav地区报道的爆炸</text:p>
      <text:p text:style-name="P4">
新闻集链接：<text:a xlink:type="simple" xlink:href="https://liveuamap.com/en/2023/18-may-explosions-reported-in-beryslav-district-" text:style-name="Internet_20_link" text:visited-style-name="Visited_20_Internet_20_Link">
https://liveuamap.com/en/2023/18-may-explosions-reported-in-beryslav-district-</text:a>
</text:p>
      <text:p text:style-name="P4">
News Source: <text:a xlink:type="simple" xlink:href="https://t.me/hueviyherson/39648" text:style-name="Internet_20_link" text:visited-style-name="Visited_20_Internet_20_Link">
https://t.me/hueviyherson/39648</text:a>
</text:p>
      <!--NEWS-->
      <text:h text:style-name="P10" text:outline-level="1">
<text:span text:style-name="T4">
在乌克兰兹尼尼特（Ukrzaliznytsia）中，预计解释将恢复端口方向的农业运输</text:span>
</text:h>
      <text:p text:style-name="P4">
作者: Ukrinform (Person)</text:p>
      <text:p text:style-name="P4">
出版商: Укринформ (Organization)</text:p>
      <text:p text:style-name="P4">
出版时间: 2023-05-18T13:53:00+03:00</text:p>
      <text:p text:style-name="P4">
修改时间: 2023-05-18T13:53:00+03:00</text:p>
      <text:p text:style-name="P4">
描述: 在乌克兰兹尼尼特（Ukrzaliznytsia），他们正在等待农业农业政策部对“谷物协议”中农业运输的恢复。  - 乌克林。</text:p>
      <text:p text:style-name="P4">
图片: ["<text:a xlink:type="simple" xlink:href="https://static.ukrinform.com/photos/2023_05/thumb_files/630_360_1684406876-707.jpg" text:style-name="Internet_20_link" text:visited-style-name="Visited_20_Internet_20_Link">
630_360_16844...</text:a>
"]</text:p>
      <text:p text:style-name="P4">
标签: ['Порт', 'Укрзалізниця', 'зерновий коридор']</text:p>
      <text:p text:style-name="P4">
类型: Article</text:p>
      <!--METADATA-->
      <text:p text:style-name="P4">
<draw:frame draw:style-name="fr1" draw:name="Image91" text:anchor-type="as-char" svg:width="6.9236in" svg:height="3.956343in" draw:z-index="0">
<draw:image xlink:href="../Images/yкринформ/2023-05-18T13-53-00-03-00/630_360_1684406876-707.jpg" xlink:type="simple" xlink:show="embed" xlink:actuate="onLoad" draw:mime-type="image/jpeg"/>
</draw:frame>
Uchczaliznytsia正在等待谷物协议中农业农业政策的澄清。</text:p>
      <text:p text:style-name="P4">
正如乌克林福姆报道了<text:a xlink:type="simple" xlink:href="https://www.railinsider.com.ua/v-uz-spodivayutsya-na-doluchennya-portiv-mykolayeva-do-zernovogo-korydoru/" text:style-name="Internet_20_link" text:visited-style-name="Visited_20_Internet_20_Link">
</text:a>
，在与承运人的会议期间，乌克兰兹尼特西亚·瓦莱里·特卡乔夫(Ukrzaliznytsia Valery Tkachov)商业工作部副董事向散布通知。</text:p>
      <text:p text:style-name="P4">
“我们已经收到了有关谷物韩国人的信息，我们正在等待偏离部和农业部的解释。 我认为在接下来的几个小时或几天里，我们将收到它们，我们将沿海港的方向恢复交通工具。” Tkachov说。</text:p>
      <text:p text:style-name="P4">
他还补充说，预计将参与Nikolaev和Olbia港。</text:p>
      <text:p text:style-name="P4">
<text:span text:style-name="T4">
另请阅读：</text:span>
 <text:a xlink:type="simple" xlink:href="https://www.ukrinform.ua/rubric-world/3710649-gensek-oon-prodovzenna-zernovoi-ugodi-e-garnou-novinou-dla-svitu.html" text:style-name="Internet_20_link" text:visited-style-name="Visited_20_Internet_20_Link">
<text:span text:style-name="T4">
谷物</text:span>
</text:a>
“非常好消息，尼古拉夫和奥尔比亚的其他港口将被添加到谷物走廊中。 这将增加交通工具...内部物流将带给尼古拉夫(Nikolaev) - 便宜得多，更接近<text:a xlink:type="simple" xlink:href="https://www.ukrinform.ua/tag-odesa" text:style-name="Internet_20_link" text:visited-style-name="Visited_20_Internet_20_Link">
</text:a>
或黑海，” UZ代表说。</text:p>
      <text:p text:style-name="P4">
据报道，乌克兰通过海港出口农产品的“谷物协议”，<text:a xlink:type="simple" xlink:href="https://www.ukrinform.ua/rubric-economy/3710574-zernovu-ugodu-prodovzili-na-dva-misaci.html" text:style-name="Internet_20_link" text:visited-style-name="Visited_20_Internet_20_Link">
</text:a>
。  来自railinsider.com.ua的照片</text:p>
      <text:p text:style-name="P4">
News Source: <text:a xlink:type="simple" xlink:href="https://www.ukrinform.ua/rubric-economy/3710931-v-ukrzaliznici-ocikuut-rozasnen-dla-vidnovlenna-agroperevezen-u-napramku-portiv.html" text:style-name="Internet_20_link" text:visited-style-name="Visited_20_Internet_20_Link">
https://www.ukrinform.ua/rubric-economy/3710931-v-ukrzaliznici-ocikuut-rozasnen-dla-vidnovlenna-agroperevezen-u-napramku-portiv.html</text:a>
</text:p>
      <!--NEWS-->
      <text:h text:style-name="P10" text:outline-level="1">
<text:span text:style-name="T4">
切尔尼维西地区，特尔诺维尔，特尔诺维地区，里凡尼，里肯地区，沃尔林地区，...</text:span>
</text:h>
      <text:p text:style-name="P4">
作者: liveuamap (Language: en)</text:p>
      <text:p text:style-name="P4">
时间: 2023-05-18T13:53:00</text:p>
      <text:p text:style-name="P4">
地点: Chernivetska Oblast (Latitude:48.25000000 Longtitude:26.00000000)</text:p>
      <text:p text:style-name="P4">
视频: []</text:p>
      <text:p text:style-name="P4">
图片: []</text:p>
      <text:p text:style-name="P4">
标签: ["Europe", "Central and Eastern Europe"]</text:p>
      <text:p text:style-name="P4">
Id: 22563798</text:p>
      <!--METADATA-->
      <text:p text:style-name="P4">
Chernivtska Oblast, Ternopil, Ternopilska Oblast, Rivne, Rivnenska Oblast, Volynska Oblast, Chernihivska Oblast, Kherson, Khersonska, Khersonska. Adska Oblast, Zhytomyr, Zhytomyrska Oblast, Cherkaska Oblast, Poltavska Oblast, Kharkiv, Kharkivska Oblast, Vinnytska Oblast, Dnipro, Dnipro dnipropetrovska Opmast(19:52). Red Alert: aerial threat. Sirens sounding. Takecover now!</text:p>
      <text:p text:style-name="P4">
News Collection Link: <text:a xlink:type="simple" xlink:href="https://liveuamap.com/en/2023/18-may-chernivetska-oblast-ternopil-ternopilsg" text:style-name="Internet_20_link" text:visited-style-name="Visited_20_Internet_20_Link">
https://liveuamap.com/en/2023/18-may-chernivetska-oblast-ternopil-ternopilsg</text:a>
</text:p>
      <text:p text:style-name="P4">
News Source: <text:a xlink:type="simple" xlink:href="https://t.me/air_alert_ua/45872" text:style-name="Internet_20_link" text:visited-style-name="Visited_20_Internet_20_Link">
https://t.me/air_alert_ua/45872</text:a>
</text:p>
      <!--NEWS-->
      <text:h text:style-name="P10" text:outline-level="1">
<text:span text:style-name="T4">
Zaporizka Oblast（19:52）。 红色警报：空中威胁。 警笛声。 立即掩盖！</text:span>
</text:h>
      <text:p text:style-name="P4">
作者: liveuamap (Language: en)</text:p>
      <text:p text:style-name="P4">
时间: 2023-05-18T13:54:00</text:p>
      <text:p text:style-name="P4">
地点: Zaporizka Oblast (Latitude:47.612311 Longtitude:35.766211)</text:p>
      <text:p text:style-name="P4">
视频: []</text:p>
      <text:p text:style-name="P4">
图片: []</text:p>
      <text:p text:style-name="P4">
标签: ["Europe", "Central and Eastern Europe"]</text:p>
      <text:p text:style-name="P4">
Id: 22563799</text:p>
      <!--METADATA-->
      <text:p text:style-name="P4">
Zaporizhzhia地区(19:52). Red Alert: aerial threat. Sirens sounding. Take covernow!</text:p>
      <text:p text:style-name="P4">
News Collection Link: <text:a xlink:type="simple" xlink:href="https://liveuamap.com/en/2023/18-may-zaporizka-oblast1952-red-alert-aerial-g" text:style-name="Internet_20_link" text:visited-style-name="Visited_20_Internet_20_Link">
https://liveuamap.com/en/2023/18-may-zaporizka-oblast1952-red-alert-aerial-g</text:a>
</text:p>
      <text:p text:style-name="P4">
News Source: <text:a xlink:type="simple" xlink:href="https://t.me/suspilnezaporizhzhya/12945" text:style-name="Internet_20_link" text:visited-style-name="Visited_20_Internet_20_Link">
https://t.me/suspilnezaporizhzhya/12945</text:a>
</text:p>
      <!--NEWS-->
      <text:h text:style-name="P10" text:outline-level="1">
<text:span text:style-name="T4">
利维夫，利维夫地区，mykolaiv，mykolaiv地区，苏米地区，顿涅茨克地区，基辅Obla ...</text:span>
</text:h>
      <text:p text:style-name="P4">
作者: liveuamap (Language: en)</text:p>
      <text:p text:style-name="P4">
时间: 2023-05-18T13:55:00</text:p>
      <text:p text:style-name="P4">
地点: Lviv (Latitude:49.83846 Longtitude:24.02297)</text:p>
      <text:p text:style-name="P4">
视频: []</text:p>
      <text:p text:style-name="P4">
图片: []</text:p>
      <text:p text:style-name="P4">
标签: ["Europe", "Central and Eastern Europe"]</text:p>
      <text:p text:style-name="P4">
Id: 22563801</text:p>
      <!--METADATA-->
      <text:p text:style-name="P4">
LVIV，LVIV地区，Mykolaiv，Mykolaiv地区，Sumy地区，Donetkoblast，Kiev地区，Ivano-Frankivsk，Ivano-Frankivsk地区(19:53). Red Alert: aerial threat. Sirens sounding. Take cover now!</text:p>
      <text:p text:style-name="P4">
News Collection Link: <text:a xlink:type="simple" xlink:href="https://liveuamap.com/en/2023/18-may-lviv-lvivska-oblast-mykolaiv-mykolayivg" text:style-name="Internet_20_link" text:visited-style-name="Visited_20_Internet_20_Link">
https://liveuamap.com/en/2023/18-may-lviv-lvivska-oblast-mykolaiv-mykolayivg</text:a>
</text:p>
      <text:p text:style-name="P4">
News Source: <text:a xlink:type="simple" xlink:href="https://t.me/air_alert_ua/45881" text:style-name="Internet_20_link" text:visited-style-name="Visited_20_Internet_20_Link">
https://t.me/air_alert_ua/45881</text:a>
</text:p>
      <!--NEWS-->
      <text:h text:style-name="P10" text:outline-level="1">
<text:span text:style-name="T4">
赫尔辛基在世界刺绣日之前开设了展览</text:span>
</text:h>
      <text:p text:style-name="P4">
作者: Ukrinform (Person)</text:p>
      <text:p text:style-name="P4">
出版商: Укринформ (Organization)</text:p>
      <text:p text:style-name="P4">
出版时间: 2023-05-18T14:08:00+03:00</text:p>
      <text:p text:style-name="P4">
修改时间: 2023-05-18T14:08:00+03:00</text:p>
      <text:p text:style-name="P4">
描述: 芬兰国家博物馆于刺绣流行音乐展览“刺绣和乌克兰技能的力量”和安装“刺绣”开幕。  - 乌克林。</text:p>
      <text:p text:style-name="P4">
图片: ["<text:a xlink:type="simple" xlink:href="https://static.ukrinform.com/photos/2023_05/thumb_files/630_360_1684406935-471.jpg" text:style-name="Internet_20_link" text:visited-style-name="Visited_20_Internet_20_Link">
630_360_16844...</text:a>
", "<text:a xlink:type="simple" xlink:href="https://static.ukrinform.com/photos/2023_05/1684407059-629.jpg" text:style-name="Internet_20_link" text:visited-style-name="Visited_20_Internet_20_Link">
1684407059-62...</text:a>
", "<text:a xlink:type="simple" xlink:href="https://static.ukrinform.com/photos/2023_05/1684407178-518.jpg" text:style-name="Internet_20_link" text:visited-style-name="Visited_20_Internet_20_Link">
1684407178-51...</text:a>
", "<text:a xlink:type="simple" xlink:href="https://static.ukrinform.com/photos/2023_05/1684407382-875.jpg" text:style-name="Internet_20_link" text:visited-style-name="Visited_20_Internet_20_Link">
1684407382-87...</text:a>
"]</text:p>
      <text:p text:style-name="P4">
标签: ['Діаспора', 'Фінляндія', 'Вишиванка', 'День вишиванки']</text:p>
      <text:p text:style-name="P4">
类型: Article</text:p>
      <!--METADATA-->
      <text:p text:style-name="P4">
<draw:frame draw:style-name="fr1" draw:name="Image92" text:anchor-type="as-char" svg:width="6.9236in" svg:height="3.956343in" draw:z-index="0">
<draw:image xlink:href="../Images/yкринформ/2023-05-18T14-08-00-03-00/630_360_1684406935-471.jpg" xlink:type="simple" xlink:show="embed" xlink:actuate="onLoad" draw:mime-type="image/jpeg"/>
</draw:frame>
芬兰刺绣博物馆开设了流行音乐展览“刺绣和乌克兰技能的力量”，并安装了“刺绣”。</text:p>
      <text:p text:style-name="P4">
正如乌克林福姆报道的那样，关于<text:a xlink:type="simple" xlink:href="https://www.facebook.com/events/984151439265885/" text:style-name="Internet_20_link" text:visited-style-name="Visited_20_Internet_20_Link">
</text:a>
Kansallismuseo报道 - 芬兰国家博物馆。</text:p>
      <text:p text:style-name="P4">
<draw:frame draw:style-name="fr1" draw:name="Image93" text:anchor-type="as-char" svg:width="6.9236in" svg:height="5.1927in" draw:z-index="0">
<draw:image xlink:href="../Images/yкринформ/2023-05-18T14-08-00-03-00/1684407059-629.jpg" xlink:type="simple" xlink:show="embed" xlink:actuate="onLoad" draw:mime-type="image/jpeg"/>
</draw:frame>
值得注意的是，在国家博物馆的中央大厅里展出了刺绣的装置。 数十件乌克兰衬衫让人联想到文化对人类和身份的重要性。 居住在芬兰的乌克兰人提供了自己的绣花刺绣，并与博物馆一起创建了装置。</text:p>
      <text:p text:style-name="P4">
<draw:frame draw:style-name="fr1" draw:name="Image94" text:anchor-type="as-char" svg:width="6.9236in" svg:height="7.103902in" draw:z-index="0">
<draw:image xlink:href="../Images/yкринформ/2023-05-18T14-08-00-03-00/1684407178-518.jpg" xlink:type="simple" xlink:show="embed" xlink:actuate="onLoad" draw:mime-type="image/jpeg"/>
</draw:frame>
博物馆中央大厅的装置“ Vyshivanka”将于5月18日至5月21日持续：居住在乌法兰的乌克兰人提供的绣花衬衫。 弹出式展览“ Vyshivanka和乌克兰针织品的力量”将持续到10月15日：它展示了该博物馆收藏中刺绣的乌克兰文字。</text:p>
      <text:p text:style-name="P4">
<draw:frame draw:style-name="fr1" draw:name="Image95" text:anchor-type="as-char" svg:width="6.9236in" svg:height="6.026096in" draw:z-index="0">
<draw:image xlink:href="../Images/yкринформ/2023-05-18T14-08-00-03-00/1684407382-875.jpg" xlink:type="simple" xlink:show="embed" xlink:actuate="onLoad" draw:mime-type="image/jpeg"/>
</draw:frame>
应该指出的是，5月18日是国际博物馆日，因此芬兰国家博物馆的入口是免费的。</text:p>
      <text:p text:style-name="P4">
我们将提醒，乌克兰文化与信息政策部<text:a xlink:type="simple" xlink:href="https://www.ukrinform.ua/rubric-diaspora/3710867-u-niderlandah-vidbuvsa-svatkovij-zahid-z-nagodi-dna-visivanki.html" text:style-name="Internet_20_link" text:visited-style-name="Visited_20_Internet_20_Link">
</text:a>
刺绣日的视频，该视频每年在今年5月的第三个星期四 -  5月18日确定。</text:p>
      <text:p text:style-name="P4">
_foto：Kansallismuseo-芬兰国家博物馆</text:p>
      <text:p text:style-name="P4">
News Source: <text:a xlink:type="simple" xlink:href="https://www.ukrinform.ua/rubric-diaspora/3710932-u-gelsinki-vidkrilasa-vistavka-do-vsesvitnogo-dna-visivanki.html" text:style-name="Internet_20_link" text:visited-style-name="Visited_20_Internet_20_Link">
https://www.ukrinform.ua/rubric-diaspora/3710932-u-gelsinki-vidkrilasa-vistavka-do-vsesvitnogo-dna-visivanki.html</text:a>
</text:p>
      <!--NEWS-->
      <text:h text:style-name="P10" text:outline-level="1">
<text:span text:style-name="T4">
特斯拉正在与印度的工厂建设进行谈判</text:span>
</text:h>
      <text:p text:style-name="P4">
作者: Ukrinform (Person)</text:p>
      <text:p text:style-name="P4">
出版商: Укринформ (Organization)</text:p>
      <text:p text:style-name="P4">
出版时间: 2023-05-18T14:12:00+03:00</text:p>
      <text:p text:style-name="P4">
修改时间: 2023-05-18T14:12:00+03:00</text:p>
      <text:p text:style-name="P4">
描述: 特斯拉提议在印度制造电动汽车。  - 乌克林。</text:p>
      <text:p text:style-name="P4">
图片: ["<text:a xlink:type="simple" xlink:href="https://static.ukrinform.com/photos/2019_06/thumb_files/630_360_1561030838-201.jpg" text:style-name="Internet_20_link" text:visited-style-name="Visited_20_Internet_20_Link">
630_360_15610...</text:a>
"]</text:p>
      <text:p text:style-name="P4">
标签: ['Індія', 'Технології', 'Tesla', 'Завод']</text:p>
      <text:p text:style-name="P4">
类型: Article</text:p>
      <!--METADATA-->
      <text:p text:style-name="P4">
<draw:frame draw:style-name="fr1" draw:name="Image96" text:anchor-type="as-char" svg:width="6.9236in" svg:height="3.94026in" draw:z-index="0">
<draw:image xlink:href="../Images/yкринформ/2023-05-18T14-12-00-03-00/630_360_1561030838-201.jpg" xlink:type="simple" xlink:show="embed" xlink:actuate="onLoad" draw:mime-type="image/jpeg"/>
</draw:frame>
特斯拉提议在印度制造电动汽车。</text:p>
      <text:p text:style-name="P4">
关于它报告<text:a xlink:type="simple" xlink:href="https://www.reuters.com/business/autos-transportation/tesla-revisiting-plans-manufacture-india-cnbc-tv18-2023-05-17/" text:style-name="Internet_20_link" text:visited-style-name="Visited_20_Internet_20_Link">
</text:a>
，报道乌克林福姆。</text:p>
      <text:p text:style-name="P4">
“虽然 <text:a xlink:type="simple" xlink:href="https://www.ukrinform.ua/tag-tesla" text:style-name="Internet_20_link" text:visited-style-name="Visited_20_Internet_20_Link">
 </text:a>
她没有与印度官员进行讨论，以减少进口进口的进口，但她建议创建一个新工厂，尽管没有澄清地点和投资。”</text:p>
      <text:p text:style-name="P4">
如前所述，该提案是在印度去年拒绝提出特斯拉以减少汽车进口税的要求之后提出的，这可能是100％。</text:p>
      <text:p text:style-name="P4">
<text:span text:style-name="T4">
另请阅读：</text:span>
 <text:a xlink:type="simple" xlink:href="https://www.ukrinform.ua/rubric-technology/3692694-tesla-vstanovluvatime-u-avtomobili-desevsi-batarei-na-osnovi-zaliza.html" text:style-name="Internet_20_link" text:visited-style-name="Visited_20_Internet_20_Link">
<text:span text:style-name="T4">
 tesla </text:span>
</text:a>
印度希望汽车制造商当场生产汽车，但特斯拉想“测试”市场，进口汽车。</text:p>
      <text:p text:style-name="P4">
如报道<text:a xlink:type="simple" xlink:href="https://www.ukrinform.ua/rubric-technology/3708599-tesla-vidklice-z-kitajskogo-rinku-ponad-11-miljona-avtomobiliv.html" text:style-name="Internet_20_link" text:visited-style-name="Visited_20_Internet_20_Link">
</text:a>
，由于软件故障，特斯拉电动汽车从5月19日起将从中国市场撤出超过110万个大师。</text:p>
      <text:p text:style-name="P4">
News Source: <text:a xlink:type="simple" xlink:href="https://www.ukrinform.ua/rubric-technology/3710924-tesla-vede-peregovori-pro-budivnictvo-zavodu-v-indii.html" text:style-name="Internet_20_link" text:visited-style-name="Visited_20_Internet_20_Link">
https://www.ukrinform.ua/rubric-technology/3710924-tesla-vede-peregovori-pro-budivnictvo-zavodu-v-indii.html</text:a>
</text:p>
      <!--NEWS-->
      <text:h text:style-name="P10" text:outline-level="1">
<text:span text:style-name="T4">
在Zhytomyr中，呈现了传统的手工艺品和手工艺品</text:span>
</text:h>
      <text:p text:style-name="P4">
作者: Ukrinform (Person)</text:p>
      <text:p text:style-name="P4">
出版商: Укринформ (Organization)</text:p>
      <text:p text:style-name="P4">
出版时间: 2023-05-18T14:13:00+03:00</text:p>
      <text:p text:style-name="P4">
修改时间: 2023-05-18T14:13:00+03:00</text:p>
      <text:p text:style-name="P4">
描述: 在国际博物馆日举行的Zhytomyr区域博物馆之前，开设了一个展览“ Zhytomyr Polissya的手工艺品”，首次由游客展示了一半。  - 乌克林。</text:p>
      <text:p text:style-name="P4">
图片: ["<text:a xlink:type="simple" xlink:href="https://static.ukrinform.com/photos/2023_05/thumb_files/630_360_1684406752-6170.jpeg" text:style-name="Internet_20_link" text:visited-style-name="Visited_20_Internet_20_Link">
630_360_16844...</text:a>
", "<text:a xlink:type="simple" xlink:href="https://static.ukrinform.com/photos/2023_05/thumb_files/630_360_1684406752-3661.jpeg" text:style-name="Internet_20_link" text:visited-style-name="Visited_20_Internet_20_Link">
630_360_16844...</text:a>
", "<text:a xlink:type="simple" xlink:href="https://static.ukrinform.com/photos/2023_05/thumb_files/630_360_1684406752-6659.jpeg" text:style-name="Internet_20_link" text:visited-style-name="Visited_20_Internet_20_Link">
630_360_16844...</text:a>
", "<text:a xlink:type="simple" xlink:href="https://static.ukrinform.com/photos/2023_05/thumb_files/630_360_1684406752-4195.jpeg" text:style-name="Internet_20_link" text:visited-style-name="Visited_20_Internet_20_Link">
630_360_16844...</text:a>
", "<text:a xlink:type="simple" xlink:href="https://static.ukrinform.com/photos/2023_05/thumb_files/630_360_1684406752-3444.jpeg" text:style-name="Internet_20_link" text:visited-style-name="Visited_20_Internet_20_Link">
630_360_16844...</text:a>
", "<text:a xlink:type="simple" xlink:href="https://static.ukrinform.com/photos/2023_05/thumb_files/630_360_1684406752-3090.jpeg" text:style-name="Internet_20_link" text:visited-style-name="Visited_20_Internet_20_Link">
630_360_16844...</text:a>
", "<text:a xlink:type="simple" xlink:href="https://static.ukrinform.com/photos/2023_05/thumb_files/630_360_1684406753-7855.jpeg" text:style-name="Internet_20_link" text:visited-style-name="Visited_20_Internet_20_Link">
630_360_16844...</text:a>
", "<text:a xlink:type="simple" xlink:href="https://static.ukrinform.com/photos/2023_05/thumb_files/630_360_1684406753-9663.jpeg" text:style-name="Internet_20_link" text:visited-style-name="Visited_20_Internet_20_Link">
630_360_16844...</text:a>
"]</text:p>
      <text:p text:style-name="P4">
标签: ['Музей', 'Житомир', 'Полісся', 'Ремесло']</text:p>
      <text:p text:style-name="P4">
类型: Article</text:p>
      <!--METADATA-->
      <text:p text:style-name="P4">
<draw:frame draw:style-name="fr1" draw:name="Image97" text:anchor-type="as-char" svg:width="6.9236in" svg:height="3.956343in" draw:z-index="0">
<draw:image xlink:href="../Images/yкринформ/2023-05-18T14-13-00-03-00/630_360_1684406752-6170.jpeg" xlink:type="simple" xlink:show="embed" xlink:actuate="onLoad" draw:mime-type="image/jpeg"/>
</draw:frame>
国际博物馆的日子在Zhytomyr地方历史博物馆，展览“ Zhytomyr Polesie的手工艺品”，首次展示了其中一半。</text:p>
      <text:p text:style-name="P4">
乌克林福音通讯员报告说，纳迪亚·鲍里索夫博物馆博物馆的高级研究员在展览开幕式上说。</text:p>
      <text:p text:style-name="P4">
“展览首先展示了存储的物品的几乎50％(https://www.ukrinform.ua/tag-muzej)。 在制造林业的土地上，包括木匠在内的木工发展良好。 正是木匠从事房屋，附属建筑，磨坊等的建造。 我们的展览显示了一个独特的旧工具。 此外，该国发达了一个完善的束缚，即使在这里您也可以在这里看到。” Borisova说。</text:p>
      <text:p text:style-name="P4">
<draw:frame draw:style-name="fr1" draw:name="Image98" text:anchor-type="as-char" svg:width="6.9236in" svg:height="3.956343in" draw:z-index="0">
<draw:image xlink:href="../Images/yкринформ/2023-05-18T14-13-00-03-00/630_360_1684406752-3661.jpeg" xlink:type="simple" xlink:show="embed" xlink:actuate="onLoad" draw:mime-type="image/jpeg"/>
</draw:frame>
Vytomyri呈现了Polesie / Photo的传统手工艺和手工艺品：Irinachyrytsya <text:a xlink:type="simple" xlink:href="https://static.ukrinform.com/photos/2023_05/1684406752-3661.jpeg" text:style-name="Internet_20_link" text:visited-style-name="Visited_20_Internet_20_Link">
<draw:frame draw:style-name="fr1" draw:name="Image99" text:anchor-type="as-char" svg:width="6.9236in" svg:height="3.956343in" draw:z-index="0">
<draw:image xlink:href="../Images/yкринформ/2023-05-18T14-13-00-03-00/630_360_1684406752-3661.jpeg" xlink:type="simple" xlink:show="embed" xlink:actuate="onLoad" draw:mime-type="image/jpeg"/>
</draw:frame>
</text:a>
 <text:a xlink:type="simple" xlink:href="https://static.ukrinform.com/photos/2023_05/1684406752-6659.jpeg" text:style-name="Internet_20_link" text:visited-style-name="Visited_20_Internet_20_Link">
<draw:frame draw:style-name="fr1" draw:name="Image100" text:anchor-type="as-char" svg:width="6.9236in" svg:height="3.956343in" draw:z-index="0">
<draw:image xlink:href="../Images/yкринформ/2023-05-18T14-13-00-03-00/630_360_1684406752-6659.jpeg" xlink:type="simple" xlink:show="embed" xlink:actuate="onLoad" draw:mime-type="image/jpeg"/>
</draw:frame>
</text:a>
 <text:a xlink:type="simple" xlink:href="https://static.ukrinform.com/photos/2023_05/1684406752-4195.jpeg" text:style-name="Internet_20_link" text:visited-style-name="Visited_20_Internet_20_Link">
<draw:frame draw:style-name="fr1" draw:name="Image101" text:anchor-type="as-char" svg:width="6.9236in" svg:height="3.956343in" draw:z-index="0">
<draw:image xlink:href="../Images/yкринформ/2023-05-18T14-13-00-03-00/630_360_1684406752-4195.jpeg" xlink:type="simple" xlink:show="embed" xlink:actuate="onLoad" draw:mime-type="image/jpeg"/>
</draw:frame>
</text:a>
 <text:a xlink:type="simple" xlink:href="https://static.ukrinform.com/photos/2023_05/1684406752-3444.jpeg" text:style-name="Internet_20_link" text:visited-style-name="Visited_20_Internet_20_Link">
<draw:frame draw:style-name="fr1" draw:name="Image102" text:anchor-type="as-char" svg:width="6.9236in" svg:height="3.956343in" draw:z-index="0">
<draw:image xlink:href="../Images/yкринформ/2023-05-18T14-13-00-03-00/630_360_1684406752-3444.jpeg" xlink:type="simple" xlink:show="embed" xlink:actuate="onLoad" draw:mime-type="image/jpeg"/>
</draw:frame>
</text:a>
 <text:a xlink:type="simple" xlink:href="https://static.ukrinform.com/photos/2023_05/1684406752-6170.jpeg" text:style-name="Internet_20_link" text:visited-style-name="Visited_20_Internet_20_Link">
<draw:frame draw:style-name="fr1" draw:name="Image103" text:anchor-type="as-char" svg:width="6.9236in" svg:height="3.956343in" draw:z-index="0">
<draw:image xlink:href="../Images/yкринформ/2023-05-18T14-13-00-03-00/630_360_1684406752-6170.jpeg" xlink:type="simple" xlink:show="embed" xlink:actuate="onLoad" draw:mime-type="image/jpeg"/>
</draw:frame>
</text:a>
 <text:a xlink:type="simple" xlink:href="https://static.ukrinform.com/photos/2023_05/1684406752-3090.jpeg" text:style-name="Internet_20_link" text:visited-style-name="Visited_20_Internet_20_Link">
<draw:frame draw:style-name="fr1" draw:name="Image104" text:anchor-type="as-char" svg:width="6.9236in" svg:height="3.956343in" draw:z-index="0">
<draw:image xlink:href="../Images/yкринформ/2023-05-18T14-13-00-03-00/630_360_1684406752-3090.jpeg" xlink:type="simple" xlink:show="embed" xlink:actuate="onLoad" draw:mime-type="image/jpeg"/>
</draw:frame>
</text:a>
 <text:a xlink:type="simple" xlink:href="https://static.ukrinform.com/photos/2023_05/1684406753-7855.jpeg" text:style-name="Internet_20_link" text:visited-style-name="Visited_20_Internet_20_Link">
<draw:frame draw:style-name="fr1" draw:name="Image105" text:anchor-type="as-char" svg:width="6.9236in" svg:height="3.956343in" draw:z-index="0">
<draw:image xlink:href="../Images/yкринформ/2023-05-18T14-13-00-03-00/630_360_1684406753-7855.jpeg" xlink:type="simple" xlink:show="embed" xlink:actuate="onLoad" draw:mime-type="image/jpeg"/>
</draw:frame>
</text:a>
 <text:a xlink:type="simple" xlink:href="https://static.ukrinform.com/photos/2023_05/1684406753-9663.jpeg" text:style-name="Internet_20_link" text:visited-style-name="Visited_20_Internet_20_Link">
<draw:frame draw:style-name="fr1" draw:name="Image106" text:anchor-type="as-char" svg:width="6.9236in" svg:height="3.956343in" draw:z-index="0">
<draw:image xlink:href="../Images/yкринформ/2023-05-18T14-13-00-03-00/630_360_1684406753-9663.jpeg" xlink:type="simple" xlink:show="embed" xlink:actuate="onLoad" draw:mime-type="image/jpeg"/>
</draw:frame>
</text:a>
展览还展示了柳条产品，包括藤蔓，树根，一个用于收获蓝莓的盒子。</text:p>
      <text:p text:style-name="P4">
<text:span text:style-name="T4">
另请阅读：</text:span>
 <text:a xlink:type="simple" xlink:href="https://www.ukrinform.ua/rubric-culture/3708483-na-ivanofrankivsini-vidtvorat-remisnicij-dvir-davnogo-galica.html" text:style-name="Internet_20_link" text:visited-style-name="Visited_20_Internet_20_Link">
</text:a>
</text:p>
      <text:p text:style-name="P4">
此外，博物馆中的Vyshivanka日还展现了十九世纪和XX早期刺绣的独特片段。</text:p>
      <text:p text:style-name="P4">
博物馆系列中总共存储了900多个刺绣碎片。</text:p>
      <text:p text:style-name="P4">
News Source: <text:a xlink:type="simple" xlink:href="https://www.ukrinform.ua/rubric-culture/3710941-u-zitomiri-prezentuvali-tradicijni-promisli-i-remesla-polissa.html" text:style-name="Internet_20_link" text:visited-style-name="Visited_20_Internet_20_Link">
https://www.ukrinform.ua/rubric-culture/3710941-u-zitomiri-prezentuvali-tradicijni-promisli-i-remesla-polissa.html</text:a>
</text:p>
      <!--NEWS-->
      <text:h text:style-name="P10" text:outline-level="1">
<text:span text:style-name="T4">
两天内的能源恢复了顿涅茨克地区15个定居点的电源</text:span>
</text:h>
      <text:p text:style-name="P4">
作者: Ukrinform (Person)</text:p>
      <text:p text:style-name="P4">
出版商: Укринформ (Organization)</text:p>
      <text:p text:style-name="P4">
出版时间: 2023-05-18T14:15:46+03:00</text:p>
      <text:p text:style-name="P4">
修改时间: 2023-05-18T14:15:46+03:00</text:p>
      <text:p text:style-name="P4">
描述: 在过去的两天的顿涅茨克地区，在2023年5月16日和17日，恢复了15个定居点的居民的电力供应，112个定居点剩下。  - 乌克林。</text:p>
      <text:p text:style-name="P4">
图片: ["<text:a xlink:type="simple" xlink:href="https://static.ukrinform.com/photos/2023_05/thumb_files/630_360_1684408476-184.jpg" text:style-name="Internet_20_link" text:visited-style-name="Visited_20_Internet_20_Link">
630_360_16844...</text:a>
"]</text:p>
      <text:p text:style-name="P4">
标签: ['Донеччина', 'ДТЕК', 'Електроенергія']</text:p>
      <text:p text:style-name="P4">
类型: Article</text:p>
      <!--METADATA-->
      <text:p text:style-name="P4">
<draw:frame draw:style-name="fr1" draw:name="Image107" text:anchor-type="as-char" svg:width="6.9236in" svg:height="3.956343in" draw:z-index="0">
<draw:image xlink:href="../Images/yкринформ/2023-05-18T14-15-46-03-00/630_360_1684408476-184.jpg" xlink:type="simple" xlink:show="embed" xlink:actuate="onLoad" draw:mime-type="image/jpeg"/>
</draw:frame>
在过去的两天，即2023年5月16日和17日，能源向15个定居点的居民恢复了电力，其光仍然为112个彩绘点。</text:p>
      <text:p text:style-name="P4">
根据乌克林福姆的说法，它在[]中报道了(https://www.dtek-dem.com.ua/ua/news/dlya-ponad-30-tisyach-rodin-vidnoviv-svitlo-dtek-donecki-elektromerezhi-za-dvi-dobi)。</text:p>
      <text:p text:style-name="P4">
“在5月16日至17日，DTEK的紧急维修人员能够将电力供应到顿涅茨克地区的15个定居点，这些定居点通过该地区的永久性炮击而停用。 邮件再次说道。</text:p>
      <text:p text:style-name="P4">
注意到，由于对网络和设备的不断损坏，由于没有电力的情绪炮击，保留了112个定居点，因此电力公司的灯无法访问工作。</text:p>
      <text:p text:style-name="P4">
<text:span text:style-name="T4">
另请阅读：</text:span>
 <text:a xlink:type="simple" xlink:href="https://www.ukrinform.ua/rubric-economy/3709859-vnaslidok-obstriliv-postrazdala-odna-z-teploelektrostancij-dtek.html" text:style-name="Internet_20_link" text:visited-style-name="Visited_20_Internet_20_Link">
<text:span text:style-name="T4">
 dtek </text:span>
</text:a>
正如5月第二周报道的那样(5月8日至14日)恐怖 - 供应能源供应顿涅茨克地区的34个定居点，额叶地区的39 439罗丹获得了<text:a xlink:type="simple" xlink:href="https://www.ukrinform.ua/tag-elektroenergia" text:style-name="Internet_20_link" text:visited-style-name="Visited_20_Internet_20_Link">
</text:a>
 .</text:p>
      <text:p text:style-name="P4">
News Source: <text:a xlink:type="simple" xlink:href="https://www.ukrinform.ua/rubric-vidbudova/3710942-energetiki-za-dvi-dobi-vidnovili-elektropostacanna-u-15-naselenih-punktah-doneccini.html" text:style-name="Internet_20_link" text:visited-style-name="Visited_20_Internet_20_Link">
https://www.ukrinform.ua/rubric-vidbudova/3710942-energetiki-za-dvi-dobi-vidnovili-elektropostacanna-u-15-naselenih-punktah-doneccini.html</text:a>
</text:p>
      <!--NEWS-->
      <text:h text:style-name="P10" text:outline-level="1">
<text:span text:style-name="T4">
荷兰分配了4000万欧元，以支持乌克兰EBRD的工作</text:span>
</text:h>
      <text:p text:style-name="P4">
作者: Ukrinform (Person)</text:p>
      <text:p text:style-name="P4">
出版商: Укринформ (Organization)</text:p>
      <text:p text:style-name="P4">
出版时间: 2023-05-18T14:16:14+03:00</text:p>
      <text:p text:style-name="P4">
修改时间: 2023-05-18T14:16:14+03:00</text:p>
      <text:p text:style-name="P4">
描述: 荷兰与EBRD合作，分配了4000万欧元，以支持该银行在乌克兰的工作。  - 乌克林。</text:p>
      <text:p text:style-name="P4">
图片: ["<text:a xlink:type="simple" xlink:href="https://static.ukrinform.com/photos/2023_01/thumb_files/630_360_1673967567-899.jpg" text:style-name="Internet_20_link" text:visited-style-name="Visited_20_Internet_20_Link">
630_360_16739...</text:a>
"]</text:p>
      <text:p text:style-name="P4">
标签: ['ЄБРР', 'Нідерланди', 'Україна']</text:p>
      <text:p text:style-name="P4">
类型: Article</text:p>
      <!--METADATA-->
      <text:p text:style-name="P4">
<draw:frame draw:style-name="fr1" draw:name="Image108" text:anchor-type="as-char" svg:width="6.9236in" svg:height="3.956343in" draw:z-index="0">
<draw:image xlink:href="../Images/yкринформ/2023-05-18T14-16-14-03-00/630_360_1673967567-899.jpg" xlink:type="simple" xlink:show="embed" xlink:actuate="onLoad" draw:mime-type="image/jpeg"/>
</draw:frame>
荷兰已分配了4000万欧元，以支持该银行在乌克兰的工作。</text:p>
      <text:p text:style-name="P4">
关于IT报告乌克林福姆，参考<text:a xlink:type="simple" xlink:href="https://www.ebrd.com/news/2023/ebrd-and-the-netherlands-cooperate-to-support-ukraine-.html" text:style-name="Internet_20_link" text:visited-style-name="Visited_20_Internet_20_Link">
</text:a>
。</text:p>
      <text:p text:style-name="P4">
“ EBRD和荷兰正在合作以支持乌克兰。 4000万欧元以支持乌克兰的EBRD。 良好的乌克兰经济和人民的伙伴关系。”</text:p>
      <text:p text:style-name="P4">
值得注意的是，乌克兰通过EBRD的捐助者支持继续增长伊斯南纳约15亿欧元。</text:p>
      <text:p text:style-name="P4">
在2023年的年度会议和EBRD商业论坛上，荷兰，EBRD的创始成员和可靠的合作伙伴，以授予该银行为支持该银行在乌克兰的活动提供了4000万欧元。</text:p>
      <text:p text:style-name="P4">
这是一项授予7200万欧元以支持[]的赠款后的捐款。(https://www.ukrinform.ua/tag-kredit)Ukrenergo银行。</text:p>
      <text:p text:style-name="P4">
这有助于能源供应商确保紧急维修基础设施，该基础设施在俄罗斯反乌克兰战争期间受到严重轰炸。</text:p>
      <text:p text:style-name="P4">
此外，荷兰提供了2500万欧元的保证，以支持在乌克兰关键地区运营的私人公司，包括农业，食品，运输和进口。</text:p>
      <text:p text:style-name="P4">
从一开始，EBRD强烈谴责俄罗斯入侵乌克兰。 它在最需要的情况下提供了立即和大规模响应的仔细支持，指导资金和帮助。 支付客户，支持贸易融资，能源安全，粮食安全和私营部门，并确保市政当局的重要基础设施和流动性。</text:p>
      <text:p text:style-name="P4">
<text:span text:style-name="T4">
另请阅读：</text:span>
 <text:a xlink:type="simple" xlink:href="https://www.ukrinform.ua/rubric-vidbudova/3710075-ukraini-dla-vidnovlenna-moze-znadobitis-250-milardiv-ebrr.html" text:style-name="Internet_20_link" text:visited-style-name="Visited_20_Internet_20_Link">
<text:span text:style-name="T4">
 ebrr </text:span>
</text:a>
荷兰是成长中的捐助团体的一部分，该组织通过EBRD inddress做出了反应和技术支持，以满足战争期间乌克兰的最大补救需求。</text:p>
      <text:p text:style-name="P4">
在该国需要更多的时候，EBRD支持乌克兰及其实际经济。</text:p>
      <text:p text:style-name="P4">
该银行承诺与国际捐助者合作，在2022年和2023年期间提供30亿欧元的融资，以帮助乌克兰的商业和经济保持运作。正如乌克林福姆报道的<text:a xlink:type="simple" xlink:href="https://www.ukrinform.ua/rubric-economy/3710892-norvegia-vidilila-se-130-miljoniv-grantiv-ebrr-dla-dopomogi-energetici-ukraini.html" text:style-name="Internet_20_link" text:visited-style-name="Visited_20_Internet_20_Link">
</text:a>
支持欧洲重建与发展银行的活动(EBRD)关于加强乌克兰的能源安全。</text:p>
      <text:p text:style-name="P4">
News Source: <text:a xlink:type="simple" xlink:href="https://www.ukrinform.ua/rubric-economy/3710943-niderlandi-vidilili-40-miljoniv-na-pidtrimku-roboti-ebrr-v-ukraini.html" text:style-name="Internet_20_link" text:visited-style-name="Visited_20_Internet_20_Link">
https://www.ukrinform.ua/rubric-economy/3710943-niderlandi-vidilili-40-miljoniv-na-pidtrimku-roboti-ebrr-v-ukraini.html</text:a>
</text:p>
      <!--NEWS-->
      <text:h text:style-name="P10" text:outline-level="1">
<text:span text:style-name="T4">
SAP已向Knyazev寄出了一份请愿书，并保证</text:span>
</text:h>
      <text:p text:style-name="P4">
作者: Ukrinform (Person)</text:p>
      <text:p text:style-name="P4">
出版商: Укринформ (Organization)</text:p>
      <text:p text:style-name="P4">
出版时间: 2023-05-18T14:18:00+03:00</text:p>
      <text:p text:style-name="P4">
修改时间: 2023-05-18T14:18:00+03:00</text:p>
      <text:p text:style-name="P4">
描述: 专业的反腐败检察官办公室已向高级反腐败玻璃提出了一项要求，以选举Vsevolod Knyazev最高法院以拘留形式交换预防措施，并以保释的可能性。  - 乌克林。</text:p>
      <text:p text:style-name="P4">
图片: ["<text:a xlink:type="simple" xlink:href="https://static.ukrinform.com/photos/2023_05/thumb_files/630_360_1684399738-474.jpg" text:style-name="Internet_20_link" text:visited-style-name="Visited_20_Internet_20_Link">
630_360_16843...</text:a>
"]</text:p>
      <text:p text:style-name="P4">
标签: ['Арешт', 'Князєв', 'САП', 'Верховний Суд', 'Вища рада правосуддя']</text:p>
      <text:p text:style-name="P4">
类型: Article</text:p>
      <!--METADATA-->
      <text:p text:style-name="P4">
<draw:frame draw:style-name="fr1" draw:name="Image109" text:anchor-type="as-char" svg:width="6.9236in" svg:height="3.956343in" draw:z-index="0">
<draw:image xlink:href="../Images/yкринформ/2023-05-18T14-18-00-03-00/630_360_1684399738-474.jpg" xlink:type="simple" xlink:show="embed" xlink:actuate="onLoad" draw:mime-type="image/jpeg"/>
</draw:frame>
专门的反腐败检察官办公室已向高级反腐败广场发送了一项请求，以选举该官员王子弗斯沃洛德(Vsevolod of Vsevolod of the Prince of Prince of Prince of Prince)的最高法院以被拘留的形式进行拘留。</text:p>
      <text:p text:style-name="P4">
乌克林传闻记者报道，SAP检察官亚历山大·俄勒冈科普斯利亚(Alexander Omelchenkopislia)在对记者的评论中报道了这一点，并在司法委员会允许的情况下对维持克尼亚泽夫进行了拘留。</text:p>
      <text:p text:style-name="P4">
他说：“我们已向最高反腐败法院的调查法官提交了以拘留形式的审判王子的要求，并有可能保释。”</text:p>
      <text:p text:style-name="P4">
<text:span text:style-name="T4">
另请阅读：</text:span>
 <text:a xlink:type="simple" xlink:href="https://www.ukrinform.ua/rubric-society/3710933-vrp-nadala-dozvil-na-utrimanna-eksgolovi-knazeva-pid-vartou.html" text:style-name="Internet_20_link" text:visited-style-name="Visited_20_Internet_20_Link">
<text:span text:style-name="T4">
 knyazev </text:span>
</text:a>
但是，检察官没有指定承诺金额。 目前，会议时间尚不清楚。 同时，The SAP预计今天将进行。</text:p>
      <text:p text:style-name="P4">
今天早些时候，5月18日，高级司法委员会满足了专门的反腐败检察官办公室的提交，以授予保留展览的许可证<text:a xlink:type="simple" xlink:href="https://www.ukrinform.ua/tag-verhovnij-sud" text:style-name="Internet_20_link" text:visited-style-name="Visited_20_Internet_20_Link">
</text:a>
Knyazeva。</text:p>
      <text:p text:style-name="P4">
正如乌克林福姆(Ukrinform)报道的，5月15日<text:a xlink:type="simple" xlink:href="https://www.ukrinform.ua/rubric-society/3709683-nabu-i-sap-vikrili-masstabnu-korupciu-u-verhovnomu-sudi.html" text:style-name="Internet_20_link" text:visited-style-name="Visited_20_Internet_20_Link">
</text:a>
最高法院的管理层和法官获得了不当的福利。执法人员拘留了Knyazev武装部队主席，并撤回了270万美元。</text:p>
      <text:p text:style-name="P4">
<text:span text:style-name="T4">
另请阅读：</text:span>
 <text:a xlink:type="simple" xlink:href="https://www.ukrinform.ua/rubric-society/3710911-sap-vidkrila-provadzenna-cerez-zliv-danih-u-spravi-knazeva.html" text:style-name="Internet_20_link" text:visited-style-name="Visited_20_Internet_20_Link">
<text:span text:style-name="T4">
 knyazev </text:span>
</text:a>
5月16日，最高法院的全体法院<text:a xlink:type="simple" xlink:href="https://www.ukrinform.ua/rubric-society/3710076-suddi-verhovnogo-sudu-progolosuvali-za-vislovlenna-nedoviri-knazevu.html" text:style-name="Internet_20_link" text:visited-style-name="Visited_20_Internet_20_Link">
</text:a>
助理Knyazev的现任董事长。 法官还批准了武装部队的全体会议，因为他的权力终止了武装部队主席。</text:p>
      <text:p text:style-name="P4">
5月17日，最高反腐败法院拒绝满足观察家Knyazev拘留的申诉。</text:p>
      <text:p text:style-name="P4">
Knyazev本人称有关他的案子为“为他的行为报仇”。</text:p>
      <text:p text:style-name="P4">
News Source: <text:a xlink:type="simple" xlink:href="https://www.ukrinform.ua/rubric-society/3710948-sap-napravila-do-sudu-klopotanna-pro-arest-i-zastavu-dla-knazeva.html" text:style-name="Internet_20_link" text:visited-style-name="Visited_20_Internet_20_Link">
https://www.ukrinform.ua/rubric-society/3710948-sap-napravila-do-sudu-klopotanna-pro-arest-i-zastavu-dla-knazeva.html</text:a>
</text:p>
      <!--NEWS-->
      <text:h text:style-name="P10" text:outline-level="1">
<text:span text:style-name="T4">
京夫市议会已批准流离失所者的住房清单</text:span>
</text:h>
      <text:p text:style-name="P4">
作者: Ukrinform (Person)</text:p>
      <text:p text:style-name="P4">
出版商: Укринформ (Organization)</text:p>
      <text:p text:style-name="P4">
出版时间: 2023-05-18T14:19:00+03:00</text:p>
      <text:p text:style-name="P4">
修改时间: 2023-05-18T14:19:00+03:00</text:p>
      <text:p text:style-name="P4">
描述: 基辅市议会批准了内部流离失所轴临时住所的住房场所清单。  - 乌克林。</text:p>
      <text:p text:style-name="P4">
图片: ["<text:a xlink:type="simple" xlink:href="https://static.ukrinform.com/photos/2023_05/thumb_files/630_360_1684408611-151.jpg" text:style-name="Internet_20_link" text:visited-style-name="Visited_20_Internet_20_Link">
630_360_16844...</text:a>
"]</text:p>
      <text:p text:style-name="P4">
标签: ['Переселенці', 'Житло', 'Київрада']</text:p>
      <text:p text:style-name="P4">
类型: Article</text:p>
      <!--METADATA-->
      <text:p text:style-name="P4">
<draw:frame draw:style-name="fr1" draw:name="Image110" text:anchor-type="as-char" svg:width="6.9236in" svg:height="3.956343in" draw:z-index="0">
<draw:image xlink:href="../Images/yкринформ/2023-05-18T14-19-00-03-00/630_360_1684408611-151.jpg" xlink:type="simple" xlink:show="embed" xlink:actuate="onLoad" draw:mime-type="image/jpeg"/>
</draw:frame>
基辅CAMID委员会批准了分配给临时居住在内部流离失所的轴心的住房库存的住宅场所清单。</text:p>
      <text:p text:style-name="P4">
对这个 <text:a xlink:type="simple" xlink:href="http://kmr.gov.ua/uk/content/kyyivrada-zatverdyla-perelik-zhytlovyh-prymishchen-fondu-zhytla-pryznachenogo-dlya" text:style-name="Internet_20_link" text:visited-style-name="Visited_20_Internet_20_Link">
 </text:a>
乌克林福姆报告说，基辅住房建设部。</text:p>
      <text:p text:style-name="P4">
“旨在由住房中临时居住的住房股票分配首都内部流离失所者的临时住所将由住房和住房部在基辅市的地区政府提交后进行，这将为他们的进一步记录提供记录重新审查，”  - 消息读取。</text:p>
      <text:p text:style-name="P4">
经理(余额支架)住房库存的住房库存和房屋库存“住房”的住房库存的住宅。 他被指示结束旨在用于IDP临时住所的住房基金的住房使用的合同。合同。</text:p>
      <text:p text:style-name="P4">
值得注意的是，去年，该部门在2021  -  2023年基辅经济和社会发展计划的框架内购买了113套公寓，该部分是在“收购住房以供临时使用的公共财产，包括内部流离失所者”。 这些是一个单独的一个，61个房间，49个两间房间，3个三个房间。</text:p>
      <text:p text:style-name="P4">
根据 <text:a xlink:type="simple" xlink:href="https://www.ukrinform.ua/tag-kmda" text:style-name="Internet_20_link" text:visited-style-name="Visited_20_Internet_20_Link">
 </text:a>
在基辅，有360万球迷，其中25万是内部流离失所者。</text:p>
      <text:p text:style-name="P4">
<text:span text:style-name="T4">
另请阅读：</text:span>
 <text:a xlink:type="simple" xlink:href="https://www.ukrinform.ua/rubric-kyiv/3698502-kiivrada-rozirvala-dogovir-orendi-z-posolstvom-rf.html" text:style-name="Internet_20_link" text:visited-style-name="Visited_20_Internet_20_Link">
<text:span text:style-name="T4">
基夫市议会</text:span>
</text:a>
据报道，基辅OVA认为可以修复是公共财产的旅馆的可能性，以使其内部流离失所者更舒适。</text:p>
      <text:p text:style-name="P4">
<text:span text:style-name="T5">
foto：kmr.gov.ua/</text:span>
</text:p>
      <text:p text:style-name="P4">
News Source: <text:a xlink:type="simple" xlink:href="https://www.ukrinform.ua/rubric-kyiv/3710945-kiivrada-zatverdila-perelik-zitla-dla-rozmisenna-pereselenciv.html" text:style-name="Internet_20_link" text:visited-style-name="Visited_20_Internet_20_Link">
https://www.ukrinform.ua/rubric-kyiv/3710945-kiivrada-zatverdila-perelik-zitla-dla-rozmisenna-pereselenciv.html</text:a>
</text:p>
      <!--NEWS-->
      <text:h text:style-name="P10" text:outline-level="1">
<text:span text:style-name="T4">
美国大使保证了乌克兰和克里米亚塔塔尔的支持</text:span>
</text:h>
      <text:p text:style-name="P4">
作者: Ukrinform (Person)</text:p>
      <text:p text:style-name="P4">
出版商: Укринформ (Organization)</text:p>
      <text:p text:style-name="P4">
出版时间: 2023-05-18T14:21:56+03:00</text:p>
      <text:p text:style-name="P4">
修改时间: 2023-05-18T14:21:56+03:00</text:p>
      <text:p text:style-name="P4">
描述: 美国驻乌克兰布里奇特·布林卡（Bridget Brinka）的大使在纪念克里米亚塔塔尔（Crimean Tatars）受害者的那天宣布对克里米亚tatars的支持。  - 乌克林。</text:p>
      <text:p text:style-name="P4">
图片: ["<text:a xlink:type="simple" xlink:href="https://static.ukrinform.com/photos/2022_06/thumb_files/630_360_1654182527-716.jpg" text:style-name="Internet_20_link" text:visited-style-name="Visited_20_Internet_20_Link">
630_360_16541...</text:a>
"]</text:p>
      <text:p text:style-name="P4">
标签: ['Крим', 'Кримські татари', 'США', 'Бріджит Брінк']</text:p>
      <text:p text:style-name="P4">
类型: Article</text:p>
      <!--METADATA-->
      <text:p text:style-name="P4">
<draw:frame draw:style-name="fr1" draw:name="Image111" text:anchor-type="as-char" svg:width="6.9236in" svg:height="3.956343in" draw:z-index="0">
<draw:image xlink:href="../Images/yкринформ/2023-05-18T14-21-56-03-00/630_360_1654182527-716.jpg" xlink:type="simple" xlink:show="embed" xlink:actuate="onLoad" draw:mime-type="image/jpeg"/>
</draw:frame>
在纪念克里米亚塔塔尔(Crimean Tatars)的受害者的那天，大使在乌克兰布里奇特·布林克(Ukraine Bridget Brynk)宣布支持克里米亚塔塔尔(Crimean Tatars)。</text:p>
      <text:p text:style-name="P4">
外交官发表在<text:a xlink:type="simple" xlink:href="https://twitter.com/USAmbKyiv/status/1659143122733891584" text:style-name="Internet_20_link" text:visited-style-name="Visited_20_Internet_20_Link">
</text:a>
，报道乌克林福姆。</text:p>
      <text:p text:style-name="P4">
“俄罗斯试图摧毁克里米亚的塔塔尔文化，继承和身份。 在驱逐出克里米亚tatar的那天，美国支持乌克兰的克里米亚tatars。 克里米亚是乌克兰，”宾克说。</text:p>
      <text:p text:style-name="Quotations">

<text:p text:style-name="P4">
俄罗斯试图摧毁克里米亚的塔塔尔文化，遗产，身份和记忆。 在克里米亚tatars驱逐出境的那天，美国支持&gt;
乌克兰和克里米亚tatar。 克里米亚是乌克兰。 <text:a xlink:type="simple" xlink:href="https://t.co/yScs97iITD" text:style-name="Internet_20_link" text:visited-style-name="Visited_20_Internet_20_Link">
</text:a>
&gt;
&gt;
  - 布里奇特大使A. Brink(@usambkyiv) <text:a xlink:type="simple" xlink:href="https://twitter.com/USAmbKyiv/status/1659143122733891584" text:style-name="Internet_20_link" text:visited-style-name="Visited_20_Internet_20_Link">
&gt;
 </text:a>
她强调，79年没有消除苏联驱逐23万克里米亚tatar的伤害。 随着不公正的，未使用的全面战争对乌克兰的战争，克里米亚的俄罗斯占领力量加剧。</text:p>

</text:p>
      <text:p text:style-name="P4">
<text:span text:style-name="T4">
另请阅读：</text:span>
 <text:a xlink:type="simple" xlink:href="https://www.ukrinform.ua/rubric-society/3710815-den-visivanki-zelenskij-odagnuv-osoblivu-sorocku.html" text:style-name="Internet_20_link" text:visited-style-name="Visited_20_Internet_20_Link">
</text:a>
这位美国外交官提醒俄罗斯入侵者试图摧毁克里米亚塔塔尔文化，继承，身份和记忆，拒绝公开庆祝大规模驱逐的周年纪念日。</text:p>
      <text:p text:style-name="P4">
“俄罗斯政治迫害运动继续是对乌克兰丰富遗产和文化多样性的攻击的一部分。 我看到克里米亚塔塔尔(Crimean Tatars)的塔西尔(Tassil)的稳定性，编织成所有抵抗的乌克兰人的家庭。”她说。</text:p>
      <text:p text:style-name="P4">
据报道，5月18日，乌克兰庆祝为正确的人 - 塔塔尔人奋斗的日子，并纪念被驱逐出境的受害者<text:a xlink:type="simple" xlink:href="https://www.ukrinform.ua/tag-krimski-tatari" text:style-name="Internet_20_link" text:visited-style-name="Visited_20_Internet_20_Link">
</text:a>
 .</text:p>
      <text:p text:style-name="P4">
News Source: <text:a xlink:type="simple" xlink:href="https://www.ukrinform.ua/rubric-crimea/3710946-posol-ssa-zapevnila-u-pidtrimci-ukraini-ta-krimskih-tatar.html" text:style-name="Internet_20_link" text:visited-style-name="Visited_20_Internet_20_Link">
https://www.ukrinform.ua/rubric-crimea/3710946-posol-ssa-zapevnila-u-pidtrimci-ukraini-ta-krimskih-tatar.html</text:a>
</text:p>
      <!--NEWS-->
      <text:h text:style-name="P10" text:outline-level="1">
<text:span text:style-name="T4">
首都将发生专门用于野马防御的</text:span>
</text:h>
      <text:p text:style-name="P4">
作者: Ukrinform (Person)</text:p>
      <text:p text:style-name="P4">
出版商: Укринформ (Organization)</text:p>
      <text:p text:style-name="P4">
出版时间: 2023-05-18T14:33:00+03:00</text:p>
      <text:p text:style-name="P4">
修改时间: 2023-05-18T14:33:00+03:00</text:p>
      <text:p text:style-name="P4">
描述: 在基辅，在三天之内，将有一年前在Mariupol举行的悲惨事件的活动。  - 乌克林。</text:p>
      <text:p text:style-name="P4">
图片: ["<text:a xlink:type="simple" xlink:href="https://static.ukrinform.com/photos/2022_03/thumb_files/630_360_1647750062-122.jpg" text:style-name="Internet_20_link" text:visited-style-name="Visited_20_Internet_20_Link">
630_360_16477...</text:a>
", "<text:a xlink:type="simple" xlink:href="https://static.ukrinform.com/photos/2023_05/1684409138-888.jpg" text:style-name="Internet_20_link" text:visited-style-name="Visited_20_Internet_20_Link">
1684409138-88...</text:a>
"]</text:p>
      <text:p text:style-name="P4">
标签: ['Маріуполь', 'Виставка', 'Київ']</text:p>
      <text:p text:style-name="P4">
类型: Article</text:p>
      <!--METADATA-->
      <text:p text:style-name="P4">
<draw:frame draw:style-name="fr1" draw:name="Image112" text:anchor-type="as-char" svg:width="6.9236in" svg:height="3.956343in" draw:z-index="0">
<draw:image xlink:href="../Images/yкринформ/2023-05-18T14-33-00-03-00/630_360_1647750062-122.jpg" xlink:type="simple" xlink:show="embed" xlink:actuate="onLoad" draw:mime-type="image/jpeg"/>
</draw:frame>
在基辅，将三天致力于一年前在Mariupol的悲剧事件。</text:p>
      <text:p text:style-name="P4">
这在乌克林福姆提供的新闻稿中说明了这一点。</text:p>
      <text:p text:style-name="P4">
消息写道：“ 2022年5月20日，阿佐夫斯塔尔工厂的领土离开了最后一位乌克兰国防后卫。房屋。”</text:p>
      <text:p text:style-name="P4">
因此，在5月19日，20日和21日，展览“ Mariupol将在第二次战争中在乌克兰历史博物馆举行。 86 #live”，公开演讲“牢不可破”的玛丽upol族和表演性文学活动“ #live”。</text:p>
      <text:p text:style-name="P4">
<draw:frame draw:style-name="fr1" draw:name="Image113" text:anchor-type="as-char" svg:width="6.9236in" svg:height="6.9236in" draw:z-index="0">
<draw:image xlink:href="../Images/yкринформ/2023-05-18T14-33-00-03-00/1684409138-888.jpg" xlink:type="simple" xlink:show="embed" xlink:actuate="onLoad" draw:mime-type="image/jpeg"/>
</draw:frame>
展览“ Mariupol。 86 #live将告诉您世界如何通过持续了86天的城市社交网络观看城市的斗争。 将介绍照片，文物和视频主题[] [] <text:a xlink:type="simple" xlink:href="https://www.ukrinform.ua/tag-mariupol" text:style-name="Internet_20_link" text:visited-style-name="Visited_20_Internet_20_Link">
</text:a>
，他的英雄被告和占领的人的生活，以及一部有关城市封锁的电影。</text:p>
      <text:p text:style-name="P4">
接受所有措施是免费的。</text:p>
      <text:p text:style-name="P4">
<text:span text:style-name="T4">
另请阅读：</text:span>
 <text:a xlink:type="simple" xlink:href="https://www.ukrinform.ua/rubric-kyiv/3709624-u-kievi-vidkrili-fotovistavku-pro-dosvid-vijni-pereselenciv-iz-mariupola.html" text:style-name="Internet_20_link" text:visited-style-name="Visited_20_Internet_20_Link">
<text:span text:style-name="T4">
 mariupol </text:span>
</text:a>
据报道，俄罗斯的侵略造成了玛丽upol中最大的人道主义灾难之一。 由于敌对的原因，该市几乎被摧毁了90％，没有正常的电力，水，天然气。</text:p>
      <text:p text:style-name="P4">
入侵者将Mariupol和周围定居点变成了俄罗斯军队的军事障碍中心。</text:p>
      <text:p text:style-name="P4">
News Source: <text:a xlink:type="simple" xlink:href="https://www.ukrinform.ua/rubric-kyiv/3710949-u-kievi-projdut-zahodi-prisvaceni-oboroni-mariupola.html" text:style-name="Internet_20_link" text:visited-style-name="Visited_20_Internet_20_Link">
https://www.ukrinform.ua/rubric-kyiv/3710949-u-kievi-projdut-zahodi-prisvaceni-oboroni-mariupola.html</text:a>
</text:p>
      <!--NEWS-->
      <text:h text:style-name="P10" text:outline-level="1">
<text:span text:style-name="T4">
俄罗斯人已将有关非法拘留的Lenie Umerova的案件材料归类</text:span>
</text:h>
      <text:p text:style-name="P4">
作者: Ukrinform (Person)</text:p>
      <text:p text:style-name="P4">
出版商: Укринформ (Organization)</text:p>
      <text:p text:style-name="P4">
出版时间: 2023-05-18T14:38:26+03:00</text:p>
      <text:p text:style-name="P4">
修改时间: 2023-05-18T14:38:26+03:00</text:p>
      <text:p text:style-name="P4">
描述: 俄罗斯人已将刑事案件的材料归类为针对非法拘留的克里米亚塔塔卡·莱梅罗娃（Crimean Tatarka Lenie Umerova），该案件被保存在预审拘留所中。  - 乌克林。</text:p>
      <text:p text:style-name="P4">
图片: ["<text:a xlink:type="simple" xlink:href="https://static.ukrinform.com/photos/2023_05/thumb_files/630_360_1684409592-295.jpg" text:style-name="Internet_20_link" text:visited-style-name="Visited_20_Internet_20_Link">
630_360_16844...</text:a>
", "<text:a xlink:type="simple" xlink:href="https://static.ukrinform.com/photos/2023_05/1684409821-859.jpg" text:style-name="Internet_20_link" text:visited-style-name="Visited_20_Internet_20_Link">
1684409821-85...</text:a>
", "<text:a xlink:type="simple" xlink:href="https://static.ukrinform.com/photos/2023_05/1684409806-834.jpg" text:style-name="Internet_20_link" text:visited-style-name="Visited_20_Internet_20_Link">
1684409806-83...</text:a>
"]</text:p>
      <text:p text:style-name="P4">
标签: ['Кримські татари', 'Суд', 'Росія', 'Леніє Умерова']</text:p>
      <text:p text:style-name="P4">
类型: Article</text:p>
      <!--METADATA-->
      <text:p text:style-name="P4">
<draw:frame draw:style-name="fr1" draw:name="Image114" text:anchor-type="as-char" svg:width="6.9236in" svg:height="3.956343in" draw:z-index="0">
<draw:image xlink:href="../Images/yкринформ/2023-05-18T14-38-26-03-00/630_360_1684409592-295.jpg" xlink:type="simple" xlink:show="embed" xlink:actuate="onLoad" draw:mime-type="image/jpeg"/>
</draw:frame>
针对非法拘留的俄罗斯刑事诉讼，该诉讼被拘留在勒福沃(Lefortovo)的审判中心中。</text:p>
      <text:p text:style-name="P4">
Lenie Umerova -Aziz兄弟在乌克林福姆举行的新闻发布会上对此表示。</text:p>
      <text:p text:style-name="P4">
“我们没有被告知任何案件的细节，所有材料都已分类。该标签占据了非disclos的收据或多或少，但应该记住它已被拘留了近一半因此，一年。几乎不可能说一个令人满意的心理状态。”阿齐兹·乌梅罗夫(Aziz Umerov)说。</text:p>
      <text:p text:style-name="P4">
<draw:frame draw:style-name="fr1" draw:name="Image115" text:anchor-type="as-char" svg:width="6.9236in" svg:height="4.615733in" draw:z-index="0">
<draw:image xlink:href="../Images/yкринформ/2023-05-18T14-38-26-03-00/1684409821-859.jpg" xlink:type="simple" xlink:show="embed" xlink:actuate="onLoad" draw:mime-type="image/jpeg"/>
</draw:frame>
克里米亚人权组织董事会主席奥尔加·斯克里普尼克(Olga Skrypnyk)指出，俄罗斯莱妮规则使用行政法院放弃了刑事起诉。</text:p>
      <text:p text:style-name="P4">
<draw:frame draw:style-name="fr1" draw:name="Image116" text:anchor-type="as-char" svg:width="6.9236in" svg:height="4.615733in" draw:z-index="0">
<draw:image xlink:href="../Images/yкринформ/2023-05-18T14-38-26-03-00/1684409806-834.jpg" xlink:type="simple" xlink:show="embed" xlink:actuate="onLoad" draw:mime-type="image/jpeg"/>
</draw:frame>
“这只是一个延迟时间的工具。起初，列尼斯保留了三个月的外国人，这次不足以制造刑事案件。因此，至少为此开了四个“ admins”。 -Skisskritnik。</text:p>
      <text:p text:style-name="P4">
<text:span text:style-name="T4">
另请阅读：</text:span>
 <text:a xlink:type="simple" xlink:href="https://www.ukrinform.ua/rubric-crimea/3705154-nezakonno-zatrimanu-krimsku-tatarku-umerovu-perevezli-do-sizo-lefortovo.html" text:style-name="Internet_20_link" text:visited-style-name="Visited_20_Internet_20_Link">
</text:a>
她强调说，列尼·乌梅罗夫(Lennie Umerov)被保留在政府的领导下，但没有任何理由就不会接触过她。</text:p>
      <text:p text:style-name="P4">
“他们抓住了文件，电话，银行卡，然后 - 简单地在莫斯科偷走了。(https://www.ukrinform.ua/tag-fsb-rf)形成懒人间谍的形象，”  - 人权活动家说。</text:p>
      <text:p text:style-name="P4">
据报道，莫斯科勒福诺夫法院<text:a xlink:type="simple" xlink:href="https://www.ukrinform.ua/rubric-crimea/3705286-sud-u-moskvi-zaarestuvav-krimsku-tatarku-umerovu-na-dva-misaci.html" text:style-name="Internet_20_link" text:visited-style-name="Visited_20_Internet_20_Link">
</text:a>
 (《刑法》第276条).</text:p>
      <text:p text:style-name="P4">
<text:span text:style-name="T5">
第一张照片：Aziz Umerov</text:span>
</text:p>
      <text:p text:style-name="P4">
News Source: <text:a xlink:type="simple" xlink:href="https://www.ukrinform.ua/rubric-crimea/3710952-rosiani-zasekretili-materiali-spravi-stosovno-nezakonno-zatrimanoi-lenie-umerovoi.html" text:style-name="Internet_20_link" text:visited-style-name="Visited_20_Internet_20_Link">
https://www.ukrinform.ua/rubric-crimea/3710952-rosiani-zasekretili-materiali-spravi-stosovno-nezakonno-zatrimanoi-lenie-umerovoi.html</text:a>
</text:p>
      <!--NEWS-->
      <text:h text:style-name="P10" text:outline-level="1">
<text:span text:style-name="T4">
Zelensky批准了克里米亚咨询委员会的组成</text:span>
</text:h>
      <text:p text:style-name="P4">
作者: Ukrinform (Person)</text:p>
      <text:p text:style-name="P4">
出版商: Укринформ (Organization)</text:p>
      <text:p text:style-name="P4">
出版时间: 2023-05-18T14:40:00+03:00</text:p>
      <text:p text:style-name="P4">
修改时间: 2023-05-18T14:40:00+03:00</text:p>
      <text:p text:style-name="P4">
描述: 沃迪米尔·泽伦斯基（Volodymyr Zelensky）总统批准了克里米亚自治共和国咨询委员会和塞瓦斯托波尔市的顾问委员会的工作人员。  - 乌克林。</text:p>
      <text:p text:style-name="P4">
图片: ["<text:a xlink:type="simple" xlink:href="https://static.ukrinform.com/photos/2022_09/thumb_files/630_360_1664388416-236.jpg" text:style-name="Internet_20_link" text:visited-style-name="Visited_20_Internet_20_Link">
630_360_16643...</text:a>
"]</text:p>
      <text:p text:style-name="P4">
标签: ['Чубаров', 'Джемілєв', 'Окупація Криму', 'Зеленський']</text:p>
      <text:p text:style-name="P4">
类型: Article</text:p>
      <!--METADATA-->
      <text:p text:style-name="P4">
<draw:frame draw:style-name="fr1" draw:name="Image117" text:anchor-type="as-char" svg:width="6.9236in" svg:height="3.956343in" draw:z-index="0">
<draw:image xlink:href="../Images/yкринформ/2023-05-18T14-40-00-03-00/630_360_1664388416-236.jpg" xlink:type="simple" xlink:show="embed" xlink:actuate="onLoad" draw:mime-type="image/jpeg"/>
</draw:frame>
总统洛尔里尔·泽伦斯基(Lordir Zelensky)批准了顾问委员会的顾问委员会的工作委员会的临时和重新融入克里米亚自治共和国和塞瓦斯托波尔市暂时占领领土的顾问委员会。</text:p>
      <text:p text:style-name="P4">
相应的法令<text:a xlink:type="simple" xlink:href="https://www.president.gov.ua/documents/2832023-46797" text:style-name="Internet_20_link" text:visited-style-name="Visited_20_Internet_20_Link">
</text:a>
据报道，在国家元首的网站上发布。</text:p>
      <text:p text:style-name="P4">
他负责Zelensky集团。 除总统外，它还包括42人，包括克里米亚塔塔尔人穆斯塔法·迪兹梅列夫(Mustafa Dzhemilev)的领导人和雷德·丘巴罗夫(Refat Chubarov)负责人，他是<text:a xlink:type="simple" xlink:href="https://www.ukrinform.ua/tag-krim" text:style-name="Internet_20_link" text:visited-style-name="Visited_20_Internet_20_Link">
</text:a>
Tamila Tasheva，Oleksandr Tkachenko，文化和信息政策部长，Viceremier-Minister，用于恢复乌克兰社区发展，基础设施发展，基础设施发展Oleksandr Kubrakov，Viceremier-Minister的Innovation in Innovation，Mikoferations Mikoferations of MikeDoRov，Sbuuov，Sbuu， Malyuk和检察官Andriy Kostyi等。</text:p>
      <text:p text:style-name="P4">
<text:span text:style-name="T4">
另请阅读：</text:span>
 <text:a xlink:type="simple" xlink:href="https://www.ukrinform.ua/rubric-crimea/3710806-u-krimu-prohodat-zahodi-do-dna-pamati-zertv-genocidu-krimskotatarskogo-narodu-cubarov.html" text:style-name="Internet_20_link" text:visited-style-name="Visited_20_Internet_20_Link">
<text:span text:style-name="T4">
 chubarov </text:span>
</text:a>
据报道，在2022年8月15日，成立了克里米亚自治共和国和塞瓦斯托波尔市占领领土的脱耦和重新融合的顾问委员会。</text:p>
      <text:p text:style-name="P4">
News Source: <text:a xlink:type="simple" xlink:href="https://www.ukrinform.ua/rubric-crimea/3710953-zelenskij-zatverdiv-sklad-konsultativnoi-radi-z-deokupacii-ta-reintegracii-krimu.html" text:style-name="Internet_20_link" text:visited-style-name="Visited_20_Internet_20_Link">
https://www.ukrinform.ua/rubric-crimea/3710953-zelenskij-zatverdiv-sklad-konsultativnoi-radi-z-deokupacii-ta-reintegracii-krimu.html</text:a>
</text:p>
      <!--NEWS-->
      <text:h text:style-name="P10" text:outline-level="1">
<text:span text:style-name="T4">
由于敖德萨的火箭中风而受伤的人数增加到三个</text:span>
</text:h>
      <text:p text:style-name="P4">
作者: Ukrinform (Person)</text:p>
      <text:p text:style-name="P4">
出版商: Укринформ (Organization)</text:p>
      <text:p text:style-name="P4">
出版时间: 2023-05-18T14:42:17+03:00</text:p>
      <text:p text:style-name="P4">
修改时间: 2023-05-18T14:42:17+03:00</text:p>
      <text:p text:style-name="P4">
描述: 由于敖德萨的火箭中风的结果，5月17日受伤了3人，其中1人被杀。  - 乌克林。</text:p>
      <text:p text:style-name="P4">
图片: ["<text:a xlink:type="simple" xlink:href="https://static.ukrinform.com/photos/2023_05/thumb_files/630_360_1684410091-935.jpeg" text:style-name="Internet_20_link" text:visited-style-name="Visited_20_Internet_20_Link">
630_360_16844...</text:a>
", "<text:a xlink:type="simple" xlink:href="https://static.ukrinform.com/photos/2023_05/thumb_files/630_360_1684405609-2208.jpeg" text:style-name="Internet_20_link" text:visited-style-name="Visited_20_Internet_20_Link">
630_360_16844...</text:a>
", "<text:a xlink:type="simple" xlink:href="https://static.ukrinform.com/photos/2023_05/thumb_files/630_360_1684405609-5048.jpeg" text:style-name="Internet_20_link" text:visited-style-name="Visited_20_Internet_20_Link">
630_360_16844...</text:a>
", "<text:a xlink:type="simple" xlink:href="https://static.ukrinform.com/photos/2023_05/thumb_files/630_360_1684405609-7216.jpeg" text:style-name="Internet_20_link" text:visited-style-name="Visited_20_Internet_20_Link">
630_360_16844...</text:a>
", "<text:a xlink:type="simple" xlink:href="https://static.ukrinform.com/photos/2023_05/thumb_files/630_360_1684405609-5731.jpeg" text:style-name="Internet_20_link" text:visited-style-name="Visited_20_Internet_20_Link">
630_360_16844...</text:a>
", "<text:a xlink:type="simple" xlink:href="https://static.ukrinform.com/photos/2023_05/thumb_files/630_360_1684405609-4608.jpeg" text:style-name="Internet_20_link" text:visited-style-name="Visited_20_Internet_20_Link">
630_360_16844...</text:a>
", "<text:a xlink:type="simple" xlink:href="https://static.ukrinform.com/photos/2023_05/thumb_files/630_360_1684405609-6256.jpeg" text:style-name="Internet_20_link" text:visited-style-name="Visited_20_Internet_20_Link">
630_360_16844...</text:a>
", "<text:a xlink:type="simple" xlink:href="https://static.ukrinform.com/photos/2023_05/thumb_files/630_360_1684405610-9946.jpeg" text:style-name="Internet_20_link" text:visited-style-name="Visited_20_Internet_20_Link">
630_360_16844...</text:a>
", "<text:a xlink:type="simple" xlink:href="https://static.ukrinform.com/photos/2023_05/thumb_files/630_360_1684405610-9995.jpeg" text:style-name="Internet_20_link" text:visited-style-name="Visited_20_Internet_20_Link">
630_360_16844...</text:a>
", "<text:a xlink:type="simple" xlink:href="https://static.ukrinform.com/photos/2023_05/thumb_files/630_360_1684405610-7163.jpeg" text:style-name="Internet_20_link" text:visited-style-name="Visited_20_Internet_20_Link">
630_360_16844...</text:a>
", "<text:a xlink:type="simple" xlink:href="https://static.ukrinform.com/photos/2023_05/thumb_files/630_360_1684405610-1405.jpeg" text:style-name="Internet_20_link" text:visited-style-name="Visited_20_Internet_20_Link">
630_360_16844...</text:a>
", "<text:a xlink:type="simple" xlink:href="https://static.ukrinform.com/photos/2023_05/thumb_files/630_360_1684405610-8127.jpeg" text:style-name="Internet_20_link" text:visited-style-name="Visited_20_Internet_20_Link">
630_360_16844...</text:a>
", "<text:a xlink:type="simple" xlink:href="https://static.ukrinform.com/photos/2023_05/thumb_files/630_360_1684405610-6449.jpeg" text:style-name="Internet_20_link" text:visited-style-name="Visited_20_Internet_20_Link">
630_360_16844...</text:a>
", "<text:a xlink:type="simple" xlink:href="https://static.ukrinform.com/photos/2023_05/thumb_files/630_360_1684405612-8190.jpeg" text:style-name="Internet_20_link" text:visited-style-name="Visited_20_Internet_20_Link">
630_360_16844...</text:a>
", "<text:a xlink:type="simple" xlink:href="https://static.ukrinform.com/photos/2023_05/thumb_files/630_360_1684405612-7221.jpeg" text:style-name="Internet_20_link" text:visited-style-name="Visited_20_Internet_20_Link">
630_360_16844...</text:a>
", "<text:a xlink:type="simple" xlink:href="https://static.ukrinform.com/photos/2023_05/thumb_files/630_360_1684405612-2069.jpeg" text:style-name="Internet_20_link" text:visited-style-name="Visited_20_Internet_20_Link">
630_360_16844...</text:a>
", "<text:a xlink:type="simple" xlink:href="https://static.ukrinform.com/photos/2023_05/thumb_files/630_360_1684405612-9327.jpeg" text:style-name="Internet_20_link" text:visited-style-name="Visited_20_Internet_20_Link">
630_360_16844...</text:a>
"]</text:p>
      <text:p text:style-name="P4">
标签: ['Одеса', 'Поранені', 'Ракетний удар']</text:p>
      <text:p text:style-name="P4">
类型: Article</text:p>
      <!--METADATA-->
      <text:p text:style-name="P4">
<draw:frame draw:style-name="fr1" draw:name="Image118" text:anchor-type="as-char" svg:width="6.9236in" svg:height="3.956343in" draw:z-index="0">
<draw:image xlink:href="../Images/yкринформ/2023-05-18T14-42-17-03-00/630_360_1684410091-935.jpeg" xlink:type="simple" xlink:show="embed" xlink:actuate="onLoad" draw:mime-type="image/jpeg"/>
</draw:frame>
下午，5月17日，敖德萨3人受伤，一名男子死亡。</text:p>
      <text:p text:style-name="P4">
关于<text:a xlink:type="simple" xlink:href="http://www.youtube.com/watch" text:style-name="Internet_20_link" text:visited-style-name="Visited_20_Internet_20_Link">
</text:a>
媒体中心ODES报道了联合出版社中心的负责人纳塔利亚·汉尼克(Natalia Humeniuk)。</text:p>
      <text:p text:style-name="P4">
古梅尼克说：“一个人被杀，两人受伤，然后事实证明另一个人已经在番茄的帮助下解决了。”</text:p>
      <text:p text:style-name="P4">
她指出，所有8枚火箭都击落了空中国防军，但是由于火箭碎片的沦陷，工业企业在[]中受到了破坏。(https://www.ukrinform.ua/tag-odesa)。</text:p>
      <text:p text:style-name="P4">
“的确，当防空空气时，可能会有一种情况，可以将人迹罕至的火箭飞向地面并伤害。 我们地区的特殊性是疲劳，通常会错过海洋上的火箭，我们没有记录碎片的印象。通常，碎片通常造成火灾，是造成破坏的原因，” --- raperagumeniuk。<text:span text:style-name="T4">
另请阅读：</text:span>
 <text:a xlink:type="simple" xlink:href="https://www.ukrinform.ua/rubric-ato/3710880-nicna-raketna-ataka-na-ukrainu-ignat-rozpoviv-pro-osoblivist.html" text:style-name="Internet_20_link" text:visited-style-name="Visited_20_Internet_20_Link">
<text:span text:style-name="T4">
导弹</text:span>
</text:a>
据报道，晚上在敖德萨上空，空中国防军摧毁了<text:a xlink:type="simple" xlink:href="https://www.ukrinform.ua/rubric-ato/3710814-nad-odesinou-vnoci-sili-ppo-zbili-sist-kalibriv-ta-dvi-raketi-iskanderk.html" text:style-name="Internet_20_link" text:visited-style-name="Visited_20_Internet_20_Link">
</text:a>
俄罗斯联邦的哪个军队在黑海中释放了克拉赫特诺西，并从不在占领领土的地面综合体中释放了地面综合体。</text:p>
      <text:p text:style-name="P4">
News Source: <text:a xlink:type="simple" xlink:href="https://www.ukrinform.ua/rubric-regions/3710954-kilkist-poranenih-unaslidok-raketnogo-udaru-v-odesi-zrosla-do-troh.html" text:style-name="Internet_20_link" text:visited-style-name="Visited_20_Internet_20_Link">
https://www.ukrinform.ua/rubric-regions/3710954-kilkist-poranenih-unaslidok-raketnogo-udaru-v-odesi-zrosla-do-troh.html</text:a>
</text:p>
      <!--NEWS-->
      <text:h text:style-name="P10" text:outline-level="1">
<text:span text:style-name="T4">
Kharkiv，Kharkivska Oblast（20:44）。 红色警报：空中威胁。 警笛声。 立即掩盖！</text:span>
</text:h>
      <text:p text:style-name="P4">
作者: liveuamap (Language: en)</text:p>
      <text:p text:style-name="P4">
时间: 2023-05-18T14:46:00</text:p>
      <text:p text:style-name="P4">
地点: Kharkiv (Latitude:49.98078 Longtitude:36.25255)</text:p>
      <text:p text:style-name="P4">
视频: []</text:p>
      <text:p text:style-name="P4">
图片: []</text:p>
      <text:p text:style-name="P4">
标签: ["Europe", "Central and Eastern Europe"]</text:p>
      <text:p text:style-name="P4">
Id: 22563807</text:p>
      <!--METADATA-->
      <text:p text:style-name="P4">
哈尔基夫(Kharkiv)，哈尔基夫地区(20:44). Red Alert: aerial threat. Sirens sounding.Take cover now!</text:p>
      <text:p text:style-name="P4">
News Collection Link: <text:a xlink:type="simple" xlink:href="https://liveuamap.com/en/2023/18-may-kharkiv-kharkivska-oblast2044-red-alerg" text:style-name="Internet_20_link" text:visited-style-name="Visited_20_Internet_20_Link">
https://liveuamap.com/en/2023/18-may-kharkiv-kharkivska-oblast2044-red-alerg</text:a>
</text:p>
      <text:p text:style-name="P4">
News Source: <text:a xlink:type="simple" xlink:href="https://t.me/air_alert_ua/45905" text:style-name="Internet_20_link" text:visited-style-name="Visited_20_Internet_20_Link">
https://t.me/air_alert_ua/45905</text:a>
</text:p>
      <!--NEWS-->
      <text:h text:style-name="P10" text:outline-level="1">
<text:span text:style-name="T4">
恢复时，克里米亚将考虑克里米亚tatar的位置-Vereshchuk</text:span>
</text:h>
      <text:p text:style-name="P4">
作者: Ukrinform (Person)</text:p>
      <text:p text:style-name="P4">
出版商: Укринформ (Organization)</text:p>
      <text:p text:style-name="P4">
出版时间: 2023-05-18T14:47:00+03:00</text:p>
      <text:p text:style-name="P4">
修改时间: 2023-05-18T14:47:00+03:00</text:p>
      <text:p text:style-name="P4">
描述: Viceremier -Minister-临时占领领土的重返社会部长Irina Vereshchuk坚信，在克里米亚从俄罗斯入侵者释放后恢复克里米亚后，需要考虑克里米亚tatar的愿景。  - 乌克林。</text:p>
      <text:p text:style-name="P4">
图片: ["<text:a xlink:type="simple" xlink:href="https://static.ukrinform.com/photos/2023_05/thumb_files/630_360_1684410251-448.jpg" text:style-name="Internet_20_link" text:visited-style-name="Visited_20_Internet_20_Link">
630_360_16844...</text:a>
"]</text:p>
      <text:p text:style-name="P4">
标签: ['Кримські татари', 'Окупація Криму', 'Верещук', 'Відбудова']</text:p>
      <text:p text:style-name="P4">
类型: Article</text:p>
      <!--METADATA-->
      <text:p text:style-name="P4">
<draw:frame draw:style-name="fr1" draw:name="Image119" text:anchor-type="as-char" svg:width="6.9236in" svg:height="3.956343in" draw:z-index="0">
<draw:image xlink:href="../Images/yкринформ/2023-05-18T14-47-00-03-00/630_360_1684410251-448.jpg" xlink:type="simple" xlink:show="embed" xlink:actuate="onLoad" draw:mime-type="image/jpeg"/>
</draw:frame>
Viceremier -Minister-临时占领领土的重返社会部长Irina Vereshchuk坚信，在从俄罗斯入侵者释放后，克里米亚恢复克里米亚期间，需要考虑克里米亚tatar的愿景。</text:p>
      <text:p text:style-name="P4">
据报道，她在活动中表达了这一观点，“记住这个故事 - 返回领土”，旨在介绍一半岛的克里米亚塔塔尔的历史，回报和未来。</text:p>
      <text:p text:style-name="P4">
“我们必须考虑恢复<text:a xlink:type="simple" xlink:href="https://www.ukrinform.ua/tag-krim" text:style-name="Internet_20_link" text:visited-style-name="Visited_20_Internet_20_Link">
</text:a>
在这种情况下，正如其居民所看到的，克里米亚tatars。 这是我们乌克兰国家的理解和对精神的理解，对半岛及其土著人民真正需要的人才的理解。 如果我们结合起来，那将不允许您从我们那里知道，进行种族灭绝，并认为所有这些都会不受惩罚。 我们必须恢复我们的乌克兰克里米亚。” Vereshchuk说。</text:p>
      <text:p text:style-name="P4">
她指出，乌克兰半岛的解放是由权力积极讨论的。 “许多法律和倡议仍在等待我们，并将被采用。”</text:p>
      <text:p text:style-name="P4">
Viceremier-Minister还回忆说，为Deo工业领土的人事保护区的形成已经开始。 “年轻一代是人事水库。 这正是这一代人将重建我们的克里米亚。” Vereshchuk说。</text:p>
      <text:p text:style-name="P4">
<text:span text:style-name="T4">
另请阅读：</text:span>
 <text:a xlink:type="simple" xlink:href="https://www.ukrinform.ua/rubric-crimea/3710953-zelenskij-zatverdiv-sklad-konsultativnoi-radi-z-deokupacii-ta-reintegracii-krimu.html" text:style-name="Internet_20_link" text:visited-style-name="Visited_20_Internet_20_Link">
<text:span text:style-name="T4">
 Zelensky </text:span>
</text:a>
据报道，较早的Viceremier -Minister-占领领土的重返社会部长已经指出，为了组建人事水库，用于从俄罗斯入侵者释放的俄罗斯入侵者工作，政府将指示单独的决议。 根据她的预测，该文件应下次接受。</text:p>
      <text:p text:style-name="P4">
<text:a xlink:type="simple" xlink:href="https://www.ukrinform.ua/rubric-crimea/3710721-sogodni-ukraina-vsanovue-pamat-zertv-deportacii-krimskih-tatar.html" text:style-name="Internet_20_link" text:visited-style-name="Visited_20_Internet_20_Link">
</text:a>
它于5月18日庆祝。</text:p>
      <text:p text:style-name="P4">
News Source: <text:a xlink:type="simple" xlink:href="https://www.ukrinform.ua/rubric-crimea/3710956-pri-vidnovlenni-krimu-vrahovuvatimut-poziciu-krimskih-tatar-veresuk.html" text:style-name="Internet_20_link" text:visited-style-name="Visited_20_Internet_20_Link">
https://www.ukrinform.ua/rubric-crimea/3710956-pri-vidnovlenni-krimu-vrahovuvatimut-poziciu-krimskih-tatar-veresuk.html</text:a>
</text:p>
      <!--NEWS-->
      <text:h text:style-name="P10" text:outline-level="1">
<text:span text:style-name="T4">
在搜索过程中，无法从Knyazev的贿赂中找到约100万美元 - 检察官</text:span>
</text:h>
      <text:p text:style-name="P4">
作者: Ukrinform (Person)</text:p>
      <text:p text:style-name="P4">
出版商: Укринформ (Organization)</text:p>
      <text:p text:style-name="P4">
出版时间: 2023-05-18T14:48:00+03:00</text:p>
      <text:p text:style-name="P4">
修改时间: 2023-05-18T14:48:00+03:00</text:p>
      <text:p text:style-name="P4">
描述: 根据转移到最高法院的交换，执法人员没有发现大约一百万美元，这是做出必要决定的非法福利。  - 乌克林。</text:p>
      <text:p text:style-name="P4">
图片: ["<text:a xlink:type="simple" xlink:href="https://static.ukrinform.com/photos/2023_05/thumb_files/630_360_1684399735-180.jpg" text:style-name="Internet_20_link" text:visited-style-name="Visited_20_Internet_20_Link">
630_360_16843...</text:a>
"]</text:p>
      <text:p text:style-name="P4">
标签: ['Хабар', 'Князєв', 'Прокуратура', 'Верховний Суд']</text:p>
      <text:p text:style-name="P4">
类型: Article</text:p>
      <!--METADATA-->
      <text:p text:style-name="P4">
<draw:frame draw:style-name="fr1" draw:name="Image120" text:anchor-type="as-char" svg:width="6.9236in" svg:height="3.956343in" draw:z-index="0">
<draw:image xlink:href="../Images/yкринформ/2023-05-18T14-48-00-03-00/630_360_1684399735-180.jpg" xlink:type="simple" xlink:show="embed" xlink:actuate="onLoad" draw:mime-type="image/jpeg"/>
</draw:frame>
根据转移到最高法院的交换，执法人员没有发现大约一百万美元，这是为了造成需求的非法福利。</text:p>
      <text:p text:style-name="P4">
乌克兰特许记者报道，高级司法委员会的专业反腐败检察官办公室的检察官报告给记者。</text:p>
      <text:p text:style-name="P4">
回答这个问题，执法人员在[]之后丢失了什么数量(https://www.ukrinform.ua/tag-obsuk)Omelchenko说：“大约是百万富翁作为不法行为的对象。”</text:p>
      <text:p text:style-name="P4">
根据检察官的说法，这笔钱在两个阶段转移到Knyazev：5月3日，100万美元3.5万美元，5月15日至4.5万美元。</text:p>
      <text:p text:style-name="P4">
<text:span text:style-name="T4">
另请阅读：</text:span>
 <text:a xlink:type="simple" xlink:href="https://www.ukrinform.ua/rubric-society/3710948-sap-napravila-do-sudu-klopotanna-pro-arest-i-zastavu-dla-knazeva.html" text:style-name="Internet_20_link" text:visited-style-name="Visited_20_Internet_20_Link">
<text:span text:style-name="T4">
 knyazev </text:span>
</text:a>
目前，执法人员已扣押了45万美元。 Knyazev在家里，在他的办公室又发现了5.97亿美元。 Omelchenko说，其余的钱尚未被发现。</text:p>
      <text:p text:style-name="P4">
正如乌克林福姆(Ukrinform)报道的，5月15日<text:a xlink:type="simple" xlink:href="https://www.ukrinform.ua/rubric-society/3709683-nabu-i-sap-vikrili-masstabnu-korupciu-u-verhovnomu-sudi.html" text:style-name="Internet_20_link" text:visited-style-name="Visited_20_Internet_20_Link">
</text:a>
最高法院的管理层和法官获得了不当的福利。执法人员拘留了Knyazev武装部队主席，并撤回了270万美元。</text:p>
      <text:p text:style-name="P4">
5月16日，最高法院的全体法院<text:a xlink:type="simple" xlink:href="https://www.ukrinform.ua/rubric-society/3710076-suddi-verhovnogo-sudu-progolosuvali-za-vislovlenna-nedoviri-knazevu.html" text:style-name="Internet_20_link" text:visited-style-name="Visited_20_Internet_20_Link">
</text:a>
助理Knyazev的现任董事长。 法官还批准了武装部队的全体会议，因为他的权力终止了武装部队主席。</text:p>
      <text:p text:style-name="P4">
5月17日，最高反腐败法院拒绝满足观察家Knyazev拘留的申诉。</text:p>
      <text:p text:style-name="P4">
5月18日，高级司法委员会满足了专业反腐败检察官办公室的提交，以授予维持最高法院的许可。</text:p>
      <text:p text:style-name="P4">
<text:span text:style-name="T4">
另请阅读：</text:span>
 <text:a xlink:type="simple" xlink:href="https://www.ukrinform.ua/rubric-ato/3710644-akso-golovu-verhovnogo-sudu-ukraini-lovlat-na-habari-to-ce-katastrofa.html" text:style-name="Internet_20_link" text:visited-style-name="Visited_20_Internet_20_Link">
</text:a>
Knyazev，回答成员的问题<text:a xlink:type="simple" xlink:href="https://www.ukrinform.ua/tag-visa-rada-pravosudda" text:style-name="Internet_20_link" text:visited-style-name="Visited_20_Internet_20_Link">
</text:a>
关于在办公室发现的包裹，他指出，他的一定数量的个人资金存储在保险箱中。 他不知道其他款项的起源，因为武装部队医生的访问人数很广。</text:p>
      <text:p text:style-name="P4">
Knyazev称他为他。</text:p>
      <text:p text:style-name="P4">
News Source: <text:a xlink:type="simple" xlink:href="https://www.ukrinform.ua/rubric-society/3710957-pid-cas-obsukiv-ne-vdalosa-znajti-blizko-miljona-dolariv-iz-habara-knazevu-prokuror.html" text:style-name="Internet_20_link" text:visited-style-name="Visited_20_Internet_20_Link">
https://www.ukrinform.ua/rubric-society/3710957-pid-cas-obsukiv-ne-vdalosa-znajti-blizko-miljona-dolariv-iz-habara-knazevu-prokuror.html</text:a>
</text:p>
      <!--NEWS-->
      <text:h text:style-name="P10" text:outline-level="1">
<text:span text:style-name="T4">
美国为伊朗提供以色列联合军事计划 - 耶路撒冷希望更多详细信息</text:span>
</text:h>
      <text:p text:style-name="P4">
作者: Ukrinform (Person)</text:p>
      <text:p text:style-name="P4">
出版商: Укринформ (Organization)</text:p>
      <text:p text:style-name="P4">
出版时间: 2023-05-18T14:55:41+03:00</text:p>
      <text:p text:style-name="P4">
修改时间: 2023-05-18T14:55:41+03:00</text:p>
      <text:p text:style-name="P4">
描述: 最近向美国提供了华盛顿和耶路撒冷参加伊朗联合军事计划的以色列。 但是，以色列对与美国达成协议的结论表示关注。  - 乌克林。</text:p>
      <text:p text:style-name="P4">
图片: ["<text:a xlink:type="simple" xlink:href="https://static.ukrinform.com/photos/2018_03/thumb_files/630_360_1520635866-3257.jpg" text:style-name="Internet_20_link" text:visited-style-name="Visited_20_Internet_20_Link">
630_360_15206...</text:a>
"]</text:p>
      <text:p text:style-name="P4">
标签: ['Іран', 'Ізраїль', 'США']</text:p>
      <text:p text:style-name="P4">
类型: Article</text:p>
      <!--METADATA-->
      <text:p text:style-name="P4">
<draw:frame draw:style-name="fr1" draw:name="Image121" text:anchor-type="as-char" svg:width="6.9236in" svg:height="3.956343in" draw:z-index="0">
<draw:image xlink:href="../Images/yкринформ/2023-05-18T14-55-41-03-00/630_360_1520635866-3257.jpg" xlink:type="simple" xlink:show="embed" xlink:actuate="onLoad" draw:mime-type="image/jpeg"/>
</draw:frame>
Szhanet得到了以色列，华盛顿和耶路撒冷将参加有关伊朗的联合军事计划。 但是，以色列表示与美国达成协议的实体。</text:p>
      <text:p text:style-name="P4">
正如乌克林福姆报道的那样，它报告了<text:a xlink:type="simple" xlink:href="http://www.timesofisrael.com/us-said-to-propose-joint-military-planning-with-israel-on-iran-but-jerusalem-wary/" text:style-name="Internet_20_link" text:visited-style-name="Visited_20_Internet_20_Link">
</text:a>
。</text:p>
      <text:p text:style-name="P4">
消息写道：“前一天，贝登政府向以色列官员提出了默认提议，这将大大改善美国 - 以色列 - 军事合作。”</text:p>
      <text:p text:style-name="P4">
这位美国官员强调，该提案“与以色列对伊朗核计划的罢工无关”，并将主要集中于讨论伊朗反区域活动和不可预测情况的反登记方式。</text:p>
      <text:p text:style-name="P4">
根据该报告，在最近访问参谋长米利，国防部长劳埃德·奥斯丁和美国CCS指挥官埃里克·库里拉(Eric Kurilla)联合委员会主席的多尼西尔(Donizrael)期间，提出了这样的提议。</text:p>
      <text:p text:style-name="P4">
但是，注意到以色列对提案做出了仔细的反应，并询问了更多细节。</text:p>
      <text:p text:style-name="P4">
以色列官员担心美国的提议可能是“绑住以色列的双手”的一种企图，并可能使耶路撒冷尤其是使用伊朗的计划复杂化，尤其是对他的核活动。</text:p>
      <text:p text:style-name="P4">
“ <text:a xlink:type="simple" xlink:href="https://www.ukrinform.ua/tag-izrail" text:style-name="Internet_20_link" text:visited-style-name="Visited_20_Internet_20_Link">
</text:a>
他要求澄清一下该提议是否会在情报和情景领域，是否会传播到行动领域。”  - 一位以色列官员说。</text:p>
      <text:p text:style-name="P4">
<text:span text:style-name="T4">
另请阅读：</text:span>
 <text:a xlink:type="simple" xlink:href="https://www.ukrinform.ua/rubric-world/3710703-u-bajdena-hocut-abi-saudivska-aravia-ta-izrail-uklali-mirnu-ugodu-do-kinca-roku.html" text:style-name="Internet_20_link" text:visited-style-name="Visited_20_Internet_20_Link">
<text:span text:style-name="T4">
以色列</text:span>
</text:a>
据乌克林福姆报道，白宫在接下来的六到七个月内寻求《沙特以色列和平协定》的缔结 - 在美国总统竞选活动开始之前。</text:p>
      <text:p text:style-name="P4">
News Source: <text:a xlink:type="simple" xlink:href="https://www.ukrinform.ua/rubric-world/3710959-ssa-proponuut-izrailu-spilne-vijskove-planuvanna-sodo-iranu-erusalim-hoce-bilse-podrobic.html" text:style-name="Internet_20_link" text:visited-style-name="Visited_20_Internet_20_Link">
https://www.ukrinform.ua/rubric-world/3710959-ssa-proponuut-izrailu-spilne-vijskove-planuvanna-sodo-iranu-erusalim-hoce-bilse-podrobic.html</text:a>
</text:p>
      <!--NEWS-->
      <text:h text:style-name="P10" text:outline-level="1">
<text:span text:style-name="T4">
在北京，节日展示了乌克兰文化和传统美食</text:span>
</text:h>
      <text:p text:style-name="P4">
作者: Ukrinform (Person)</text:p>
      <text:p text:style-name="P4">
出版商: Укринформ (Organization)</text:p>
      <text:p text:style-name="P4">
出版时间: 2023-05-18T15:01:00+03:00</text:p>
      <text:p text:style-name="P4">
修改时间: 2023-05-18T15:01:00+03:00</text:p>
      <text:p text:style-name="P4">
描述: 在中国的首都，北京乌克兰人在法乔迪国家小学期间介绍了乌克兰文化，服装，海关和乌克兰美食的传统菜肴。  - 乌克林。</text:p>
      <text:p text:style-name="P4">
图片: ["<text:a xlink:type="simple" xlink:href="https://static.ukrinform.com/photos/2023_05/thumb_files/630_360_1684410735-886.jpg" text:style-name="Internet_20_link" text:visited-style-name="Visited_20_Internet_20_Link">
630_360_16844...</text:a>
", "<text:a xlink:type="simple" xlink:href="https://static.ukrinform.com/photos/2023_05/thumb_files/630_360_1684410921-3578.jpeg" text:style-name="Internet_20_link" text:visited-style-name="Visited_20_Internet_20_Link">
630_360_16844...</text:a>
", "<text:a xlink:type="simple" xlink:href="https://static.ukrinform.com/photos/2023_05/thumb_files/630_360_1684410917-3047.jpeg" text:style-name="Internet_20_link" text:visited-style-name="Visited_20_Internet_20_Link">
630_360_16844...</text:a>
", "<text:a xlink:type="simple" xlink:href="https://static.ukrinform.com/photos/2023_05/thumb_files/630_360_1684410917-7595.jpeg" text:style-name="Internet_20_link" text:visited-style-name="Visited_20_Internet_20_Link">
630_360_16844...</text:a>
", "<text:a xlink:type="simple" xlink:href="https://static.ukrinform.com/photos/2023_05/thumb_files/630_360_1684410917-4797.jpeg" text:style-name="Internet_20_link" text:visited-style-name="Visited_20_Internet_20_Link">
630_360_16844...</text:a>
", "<text:a xlink:type="simple" xlink:href="https://static.ukrinform.com/photos/2023_05/thumb_files/630_360_1684410917-6275.jpeg" text:style-name="Internet_20_link" text:visited-style-name="Visited_20_Internet_20_Link">
630_360_16844...</text:a>
", "<text:a xlink:type="simple" xlink:href="https://static.ukrinform.com/photos/2023_05/thumb_files/630_360_1684410918-4308.jpeg" text:style-name="Internet_20_link" text:visited-style-name="Visited_20_Internet_20_Link">
630_360_16844...</text:a>
", "<text:a xlink:type="simple" xlink:href="https://static.ukrinform.com/photos/2023_05/thumb_files/630_360_1684410920-3887.jpeg" text:style-name="Internet_20_link" text:visited-style-name="Visited_20_Internet_20_Link">
630_360_16844...</text:a>
", "<text:a xlink:type="simple" xlink:href="https://static.ukrinform.com/photos/2023_05/thumb_files/630_360_1684410920-5284.jpeg" text:style-name="Internet_20_link" text:visited-style-name="Visited_20_Internet_20_Link">
630_360_16844...</text:a>
", "<text:a xlink:type="simple" xlink:href="https://static.ukrinform.com/photos/2023_05/thumb_files/630_360_1684410921-6397.jpeg" text:style-name="Internet_20_link" text:visited-style-name="Visited_20_Internet_20_Link">
630_360_16844...</text:a>
", "<text:a xlink:type="simple" xlink:href="https://static.ukrinform.com/photos/2023_05/thumb_files/630_360_1684410922-5789.jpeg" text:style-name="Internet_20_link" text:visited-style-name="Visited_20_Internet_20_Link">
630_360_16844...</text:a>
", "<text:a xlink:type="simple" xlink:href="https://static.ukrinform.com/photos/2023_05/thumb_files/630_360_1684410922-7111.jpeg" text:style-name="Internet_20_link" text:visited-style-name="Visited_20_Internet_20_Link">
630_360_16844...</text:a>
", "<text:a xlink:type="simple" xlink:href="https://static.ukrinform.com/photos/2023_05/thumb_files/630_360_1684410922-5089.jpeg" text:style-name="Internet_20_link" text:visited-style-name="Visited_20_Internet_20_Link">
630_360_16844...</text:a>
", "<text:a xlink:type="simple" xlink:href="https://static.ukrinform.com/photos/2023_05/thumb_files/630_360_1684410923-1132.jpeg" text:style-name="Internet_20_link" text:visited-style-name="Visited_20_Internet_20_Link">
630_360_16844...</text:a>
", "<text:a xlink:type="simple" xlink:href="https://static.ukrinform.com/photos/2023_05/thumb_files/630_360_1684410924-7966.jpeg" text:style-name="Internet_20_link" text:visited-style-name="Visited_20_Internet_20_Link">
630_360_16844...</text:a>
", "<text:a xlink:type="simple" xlink:href="https://static.ukrinform.com/photos/2023_05/thumb_files/630_360_1684410924-8856.jpeg" text:style-name="Internet_20_link" text:visited-style-name="Visited_20_Internet_20_Link">
630_360_16844...</text:a>
"]</text:p>
      <text:p text:style-name="P4">
标签: ['Діаспора', 'Фестиваль', 'Китай', 'Культура', 'Пекін', 'Кухня']</text:p>
      <text:p text:style-name="P4">
类型: Article</text:p>
      <!--METADATA-->
      <text:p text:style-name="P4">
<draw:frame draw:style-name="fr1" draw:name="Image122" text:anchor-type="as-char" svg:width="6.9236in" svg:height="3.956343in" draw:z-index="0">
<draw:image xlink:href="../Images/yкринформ/2023-05-18T15-01-00-03-00/630_360_1684410735-886.jpg" xlink:type="simple" xlink:show="embed" xlink:actuate="onLoad" draw:mime-type="image/jpeg"/>
</draw:frame>
在国际薪资学院的国籍节期间，乌克兰人在北京的首都，佛教科迪向乌克兰的乌克兰文化，服装，海关和乌克兰美食的传统菜肴介绍了观众。</text:p>
      <text:p text:style-name="P4">
据报道，乌克兰民间舞蹈“ Palyanytsya”的工作人员与乌克兰小学生和Artsuliz Studio的父母一起加入了这一行动。</text:p>
      <text:p text:style-name="P4">
总的来说，音乐节的客人能够看到并品尝到世界上五十个国家的塔斯特拉瓦斯，最好试图代表学生及其父母。</text:p>
      <text:p text:style-name="P4">
来自“ Palyanitsa”的年轻舞者在Elena Kuzmenko和Oksanikovlev的指导下准备并演奏了生动的煽动性乌克兰舞，为此，Outlook授予他们暴风雨的掌声。</text:p>
      <text:p text:style-name="P4">
在节日的文化计划之后，邀请了与特殊厨房的熟人相识。</text:p>
      <text:p text:style-name="P4">
尽管这段时间在北京的天气异常炎热(在阴影中以上30°C以上)，在乌克兰家庭主妇附近非常谦虚。</text:p>
      <text:p text:style-name="P4">
乌克兰的Borscht，甜甜圈，卷心菜鸽子以及各种蛋糕，糖果和化合物的味道已经成为幼儿及其父母的味道。通过工匠的努力，乌克兰的旗帜正在装饰和服装，而不是节日的每三个来宾，在中国首都添加了五月天的五月天。</text:p>
      <text:p text:style-name="P4">
乌克兰人在节日期间收集的资金大约3万UAH，是从乌克兰的慈善组织转移的，该组织向乌克兰传播侵略的受害者提供了援助。</text:p>
      <text:p text:style-name="P4">
正如乌克林福姆报道的，居住在中国城市上海的乌克兰人<text:a xlink:type="simple" xlink:href="https://www.ukrinform.ua/rubric-diaspora/3703520-u-sanhai-vidbuvsa-blagodijnij-zahid-na-pidtrimku-ukrainciv-postrazdalih-vid-rosijskoi-agresii.html" text:style-name="Internet_20_link" text:visited-style-name="Visited_20_Internet_20_Link">
</text:a>
一项慈善活动，以支持乌克兰公民，俄罗斯侵略的受害者。</text:p>
      <text:p text:style-name="P4">
<text:span text:style-name="T5">
foto：vladimir sidorenko</text:span>
</text:p>
      <text:p text:style-name="P4">
News Source: <text:a xlink:type="simple" xlink:href="https://www.ukrinform.ua/rubric-diaspora/3710961-u-pekini-na-festivali-predstavili-ukrainsku-kulturu-j-tradicijnu-kuhnu.html" text:style-name="Internet_20_link" text:visited-style-name="Visited_20_Internet_20_Link">
https://www.ukrinform.ua/rubric-diaspora/3710961-u-pekini-na-festivali-predstavili-ukrainsku-kulturu-j-tradicijnu-kuhnu.html</text:a>
</text:p>
      <!--NEWS-->
      <text:h text:style-name="P10" text:outline-level="1">
<text:span text:style-name="T4">
谷物协议没有规定俄罗斯要求的遵守情况-Bodnar大使</text:span>
</text:h>
      <text:p text:style-name="P4">
作者: Ukrinform (Person)</text:p>
      <text:p text:style-name="P4">
出版商: Укринформ (Organization)</text:p>
      <text:p text:style-name="P4">
出版时间: 2023-05-18T15:11:00+03:00</text:p>
      <text:p text:style-name="P4">
修改时间: 2023-05-18T15:11:00+03:00</text:p>
      <text:p text:style-name="P4">
描述: 谷物协议并不能满足俄罗斯的任何需求，氨的工作问题以及俄罗斯银行的制裁措施目前正在讨论。  - 乌克林。</text:p>
      <text:p text:style-name="P4">
图片: ["<text:a xlink:type="simple" xlink:href="https://static.ukrinform.com/photos/2023_05/thumb_files/630_360_1684412050-133.jpg" text:style-name="Internet_20_link" text:visited-style-name="Visited_20_Internet_20_Link">
630_360_16844...</text:a>
"]</text:p>
      <text:p text:style-name="P4">
标签: ['Україна', 'Росія', 'Туреччина', 'зерновий коридор']</text:p>
      <text:p text:style-name="P4">
类型: Article</text:p>
      <!--METADATA-->
      <text:p text:style-name="P4">
<draw:frame draw:style-name="fr1" draw:name="Image123" text:anchor-type="as-char" svg:width="6.9236in" svg:height="3.956343in" draw:z-index="0">
<draw:image xlink:href="../Images/yкринформ/2023-05-18T15-11-00-03-00/630_360_1684412050-133.jpg" xlink:type="simple" xlink:show="embed" xlink:actuate="onLoad" draw:mime-type="image/jpeg"/>
</draw:frame>
目前正在讨论《谷物协议》，没有满足俄罗斯的任何需求，氨的工作问题以及删除因苏普林银行的制裁。</text:p>
      <text:p text:style-name="P4">
这是乌克兰在乌克兰乌克兰(Ukrinform)的简报中指出的这一点。</text:p>
      <text:p text:style-name="P4">
“协议本身并不能满足俄罗斯的任何需求。 从国际市场的乌克兰港口的谷物走廊运作机制进行了翻译。 那 <text:a xlink:type="simple" xlink:href="https://www.ukrinform.ua/tag-rosia" text:style-name="Internet_20_link" text:visited-style-name="Visited_20_Internet_20_Link">
 </text:a>
试图“附加”  - 这些是与氨管道有关的问题，从从事谷物和肥料贸易的银行和组织的制裁中取消了这些问题。这些问题仍在讨论中。”</text:p>
      <text:p text:style-name="P4">
他指出，联合国与侵略者国家签署了一项协议，以及促进解决这些问题的相应纪念馆。</text:p>
      <text:p text:style-name="P4">
大使宣布：“因此，关于这些要求的讨论正在进行中，谷物倡议必须正常运行，因为上面的文件是以这种格式签署的。”</text:p>
      <text:p text:style-name="P4">
<text:span text:style-name="T4">
另请阅读：</text:span>
 <text:a xlink:type="simple" xlink:href="https://www.ukrinform.ua/rubric-world/3710653-ssa-privitali-prodovzenna-zernovoi-ugodi-j-doriknuli-rosii-za-ii-povedinku.html" text:style-name="Internet_20_link" text:visited-style-name="Visited_20_Internet_20_Link">
<text:span text:style-name="T4">
谷物</text:span>
</text:a>
正如乌克兰富特有，乌克兰，联合国和土耳其的报道，2023年18月18日，同意继续通过黑海安全运输农产品的倡议。 该协议延长了1,20天，但在俄罗斯，该协议指出该协议将有效期至2023年5月18日。</text:p>
      <text:p text:style-name="P4">
5月17日，人们知道<text:a xlink:type="simple" xlink:href="https://www.ukrinform.ua/rubric-economy/3710574-zernovu-ugodu-prodovzili-na-dva-misaci.html" text:style-name="Internet_20_link" text:visited-style-name="Visited_20_Internet_20_Link">
</text:a>
两个月。</text:p>
      <text:p text:style-name="P4">
自2023年4月以来，俄罗斯一方不断阻止实施谷物协议。 特别是，根据乌克兰农业商业俱乐部的说法，从5月8日至2023年5月14日，没有检查任何船只进入乌克兰海军港口的船只，也没有任何船只被登记进行检查。</text:p>
      <text:p text:style-name="P4">
News Source: <text:a xlink:type="simple" xlink:href="https://www.ukrinform.ua/rubric-economy/3710970-zernova-ugoda-ne-peredbacae-vikonanna-vimog-rosii-posol-bodnar.html" text:style-name="Internet_20_link" text:visited-style-name="Visited_20_Internet_20_Link">
https://www.ukrinform.ua/rubric-economy/3710970-zernova-ugoda-ne-peredbacae-vikonanna-vimog-rosii-posol-bodnar.html</text:a>
</text:p>
      <!--NEWS-->
      <text:h text:style-name="P10" text:outline-level="1">
<text:span text:style-name="T4">
Sushkevich：让我们尽一切努力继续从比赛中删除俄罗斯和白俄罗斯</text:span>
</text:h>
      <text:p text:style-name="P4">
作者: Ukrinform (Person)</text:p>
      <text:p text:style-name="P4">
出版商: Укринформ (Organization)</text:p>
      <text:p text:style-name="P4">
出版时间: 2023-05-18T15:12:51+03:00</text:p>
      <text:p text:style-name="P4">
修改时间: 2023-05-18T15:12:51+03:00</text:p>
      <text:p text:style-name="P4">
描述: 4月25日，迪拜国际残奥会委员会（IPC）法庭授予了俄罗斯和白俄罗斯国家残奥委员会的上诉，以恢复国际残奥会的成员资格。  - 乌克林。</text:p>
      <text:p text:style-name="P4">
图片: ["<text:a xlink:type="simple" xlink:href="https://static.ukrinform.com/photos/2023_05/thumb_files/630_360_1684403632-863.jpg" text:style-name="Internet_20_link" text:visited-style-name="Visited_20_Internet_20_Link">
630_360_16844...</text:a>
"]</text:p>
      <text:p text:style-name="P4">
标签: ['Спорт', 'Укрінформ', 'Війна', 'Паралімпійці']</text:p>
      <text:p text:style-name="P4">
类型: Article</text:p>
      <!--METADATA-->
      <text:p text:style-name="P4">
<draw:frame draw:style-name="fr1" draw:name="Image124" text:anchor-type="as-char" svg:width="6.9236in" svg:height="3.956343in" draw:z-index="0">
<draw:image xlink:href="../Images/yкринформ/2023-05-18T15-12-51-03-00/630_360_1684403632-863.jpg" xlink:type="simple" xlink:show="embed" xlink:actuate="onLoad" draw:mime-type="image/jpeg"/>
</draw:frame>
4月25日国际残奥会委员会(IPC)Dubajajadadaders俄罗斯和白俄罗斯裔国家残奥会委员会的上诉恢复了国际残奥会RUS的成员资格。</text:p>
      <text:p text:style-name="P4">
报道，在今天举行的乌克林福姆新闻发布会上，乌克兰瓦利·苏什克维奇国家残疾人运动运动委员会主席向体育将军呼吁，呼吁做一切以防止该机构的比赛。</text:p>
      <text:p text:style-name="P4">
苏什克维奇说：“现在，俄罗斯和白俄罗斯在国际残奥会委员会中的成员身份将考虑该组织的大会，该组织将于9月28日至29日在巴林举行。”  - 但是，检查法庭关于中止剥夺俄罗斯白俄罗斯残奥会委员会成员资格的决定并不影响这些国家的运动员的回归。 他们仍然处于国际起步状态...杀手不在出口的文明范围内。 地球上的许多人称之为人类文明的残奥会运动。 人们可能具有正确的驯服。 残奥运动有助于实现这些权利。 通过国家政策与文明世界一起侵略和谋杀的国家吗？ 这个问题是言辞。 在2022年的残奥会中，乌克兰残奥会设法团结了所有国家，并做出了IPC的唯一正确决​​定，而不是承认伊戈尔俄罗斯和白俄罗斯。 这些国家随后一无所有。这是残奥会运动的胜利。 我们国家需要胜利...</text:p>
      <text:p text:style-name="P4">
顺便说一句，铜残奥会委员会主席andrugapersons并没有抵制上诉理事会决定恢复俄罗斯联邦和RB的成员。 决定尊重，但不与他一起度过。 现在，我们必须竭尽所能继续从比赛中删除俄罗斯和白俄罗斯。”</text:p>
      <text:p text:style-name="P4">
Valery Sushkevich还强调，在当前情况下，乌克兰国家及其伙伴国家的栖息地非常重要。<text:span text:style-name="T4">
另请阅读：</text:span>
 <text:a xlink:type="simple" xlink:href="https://www.ukrinform.ua/rubric-sports/3700640-britania-i-francia-postavili-pid-sumniv-nejtralnist-rosijskih-ta-biloruskih-sportsmeniv.html" text:style-name="Internet_20_link" text:visited-style-name="Visited_20_Internet_20_Link">
</text:a>
同时，我要感谢乌克兰政治家司法和体育部的管理层弗拉基米尔·泽德斯基(Vladimir Zedensky)总统弗拉基米尔·泽德斯基(Vladimir Zedensky)总统为我们的“文明运动”斗争提供帮助。 。</text:p>
      <text:p text:style-name="P4">
照片：ukrinform.ua。</text:p>
      <text:p text:style-name="P4">
News Source: <text:a xlink:type="simple" xlink:href="https://www.ukrinform.ua/rubric-sports/3710967-suskevic-zrobimo-vse-sob-prodovziti-vidstoronenna-rosii-ta-bilorusi-vid-zmagan.html" text:style-name="Internet_20_link" text:visited-style-name="Visited_20_Internet_20_Link">
https://www.ukrinform.ua/rubric-sports/3710967-suskevic-zrobimo-vse-sob-prodovziti-vidstoronenna-rosii-ta-bilorusi-vid-zmagan.html</text:a>
</text:p>
      <!--NEWS-->
      <text:h text:style-name="P10" text:outline-level="1">
<text:span text:style-name="T4">
乌克兰很快将有更多的NASAMS系统：Stefanchuk访问了挪威的公司</text:span>
</text:h>
      <text:p text:style-name="P4">
作者: Ukrinform (Person)</text:p>
      <text:p text:style-name="P4">
出版商: Укринформ (Organization)</text:p>
      <text:p text:style-name="P4">
出版时间: 2023-05-18T15:14:54+03:00</text:p>
      <text:p text:style-name="P4">
修改时间: 2023-05-18T15:14:54+03:00</text:p>
      <text:p text:style-name="P4">
描述: 很快，乌克兰将会有更多的NASAMS防空系统，因此俄罗斯正在和平的乌克兰城市释放，并保护自己免受残酷的袭击。  - 乌克林。</text:p>
      <text:p text:style-name="P4">
图片: ["<text:a xlink:type="simple" xlink:href="https://static.ukrinform.com/photos/2023_05/thumb_files/630_360_1684411837-9149.jpeg" text:style-name="Internet_20_link" text:visited-style-name="Visited_20_Internet_20_Link">
630_360_16844...</text:a>
", "<text:a xlink:type="simple" xlink:href="https://static.ukrinform.com/photos/2023_05/thumb_files/630_360_1684411837-7801.jpeg" text:style-name="Internet_20_link" text:visited-style-name="Visited_20_Internet_20_Link">
630_360_16844...</text:a>
", "<text:a xlink:type="simple" xlink:href="https://static.ukrinform.com/photos/2023_05/thumb_files/630_360_1684411837-2661.jpeg" text:style-name="Internet_20_link" text:visited-style-name="Visited_20_Internet_20_Link">
630_360_16844...</text:a>
", "<text:a xlink:type="simple" xlink:href="https://static.ukrinform.com/photos/2023_05/thumb_files/630_360_1684411837-5821.jpeg" text:style-name="Internet_20_link" text:visited-style-name="Visited_20_Internet_20_Link">
630_360_16844...</text:a>
", "<text:a xlink:type="simple" xlink:href="https://static.ukrinform.com/photos/2023_05/thumb_files/630_360_1684411837-7482.jpeg" text:style-name="Internet_20_link" text:visited-style-name="Visited_20_Internet_20_Link">
630_360_16844...</text:a>
"]</text:p>
      <text:p text:style-name="P4">
标签: ['Норвегія', 'Стефанчук', 'Війна з Росією', 'ППО', 'NASAMS']</text:p>
      <text:p text:style-name="P4">
类型: Article</text:p>
      <!--METADATA-->
      <text:p text:style-name="P4">
<draw:frame draw:style-name="fr1" draw:name="Image125" text:anchor-type="as-char" svg:width="6.9236in" svg:height="3.956343in" draw:z-index="0">
<draw:image xlink:href="../Images/yкринформ/2023-05-18T15-14-54-03-00/630_360_1684411837-9149.jpeg" xlink:type="simple" xlink:show="embed" xlink:actuate="onLoad" draw:mime-type="image/jpeg"/>
</draw:frame>
乌克兰将会有更多的NASAMS防空系统，因此俄罗斯在俄罗斯在和平的乌克兰城市中生产的所有产品都更加有效，以防止其残酷的袭击。</text:p>
      <text:p text:style-name="P4">
正如乌克林福姆(Ukrinform)报道有关消息B <text:a xlink:type="simple" xlink:href="https://t.me/verkhovnaradaukrainy/50913" text:style-name="Internet_20_link" text:visited-style-name="Visited_20_Internet_20_Link">
</text:a>
乌克兰的Verkhovna Rada是Verkhovna Rada Ruslan Stefanchuk董事长在拜访了NASAMS AIR DEESION的企业。</text:p>
      <text:p text:style-name="P4">
他说：“今天，与孔斯堡国防与航空航天的总裁，艾里克·李·塔普(Eyrik Lee Tap) - 总统马苏达·加拉坎(Masuda Garakhan)一起，我们谈到了增加乌克兰武装部队的反空气系统的供应。”</text:p>
      <text:p text:style-name="P4">
<text:span text:style-name="T4">
另请阅读：</text:span>
 <text:a xlink:type="simple" xlink:href="https://www.ukrinform.ua/rubric-ato/3699020-ukraina-najbilse-potrebue-nazemnih-sistem-ppo-glava-pentagonu.html" text:style-name="Internet_20_link" text:visited-style-name="Visited_20_Internet_20_Link">
</text:a>
根据Stefanchuk的说法，他参观了他们生产的企业，特别是防空。</text:p>
      <text:p text:style-name="P4">
“他们在乌克兰，我们需要更多。 还有更多!!!不久!得分很高!”</text:p>
      <text:p text:style-name="P4">
<draw:frame draw:style-name="fr1" draw:name="Image126" text:anchor-type="as-char" svg:width="6.9236in" svg:height="3.956343in" draw:z-index="0">
<draw:image xlink:href="../Images/yкринформ/2023-05-18T15-14-54-03-00/630_360_1684411837-7801.jpeg" xlink:type="simple" xlink:show="embed" xlink:actuate="onLoad" draw:mime-type="image/jpeg"/>
</draw:frame>
Ruslantefanchuk参观了挪威的企业，在那里制作了NASAMS防空 /照片：乌克兰的Verkhovna Rada <text:a xlink:type="simple" xlink:href="https://static.ukrinform.com/photos/2023_05/1684411837-7801.jpeg" text:style-name="Internet_20_link" text:visited-style-name="Visited_20_Internet_20_Link">
<draw:frame draw:style-name="fr1" draw:name="Image127" text:anchor-type="as-char" svg:width="6.9236in" svg:height="3.956343in" draw:z-index="0">
<draw:image xlink:href="../Images/yкринформ/2023-05-18T15-14-54-03-00/630_360_1684411837-7801.jpeg" xlink:type="simple" xlink:show="embed" xlink:actuate="onLoad" draw:mime-type="image/jpeg"/>
</draw:frame>
</text:a>
 <text:a xlink:type="simple" xlink:href="https://static.ukrinform.com/photos/2023_05/1684411837-9149.jpeg" text:style-name="Internet_20_link" text:visited-style-name="Visited_20_Internet_20_Link">
<draw:frame draw:style-name="fr1" draw:name="Image128" text:anchor-type="as-char" svg:width="6.9236in" svg:height="3.956343in" draw:z-index="0">
<draw:image xlink:href="../Images/yкринформ/2023-05-18T15-14-54-03-00/630_360_1684411837-9149.jpeg" xlink:type="simple" xlink:show="embed" xlink:actuate="onLoad" draw:mime-type="image/jpeg"/>
</draw:frame>
</text:a>
 <text:a xlink:type="simple" xlink:href="https://static.ukrinform.com/photos/2023_05/1684411837-2661.jpeg" text:style-name="Internet_20_link" text:visited-style-name="Visited_20_Internet_20_Link">
<draw:frame draw:style-name="fr1" draw:name="Image129" text:anchor-type="as-char" svg:width="6.9236in" svg:height="3.956343in" draw:z-index="0">
<draw:image xlink:href="../Images/yкринформ/2023-05-18T15-14-54-03-00/630_360_1684411837-2661.jpeg" xlink:type="simple" xlink:show="embed" xlink:actuate="onLoad" draw:mime-type="image/jpeg"/>
</draw:frame>
</text:a>
 <text:a xlink:type="simple" xlink:href="https://static.ukrinform.com/photos/2023_05/1684411837-5821.jpeg" text:style-name="Internet_20_link" text:visited-style-name="Visited_20_Internet_20_Link">
<draw:frame draw:style-name="fr1" draw:name="Image130" text:anchor-type="as-char" svg:width="6.9236in" svg:height="3.956343in" draw:z-index="0">
<draw:image xlink:href="../Images/yкринформ/2023-05-18T15-14-54-03-00/630_360_1684411837-5821.jpeg" xlink:type="simple" xlink:show="embed" xlink:actuate="onLoad" draw:mime-type="image/jpeg"/>
</draw:frame>
</text:a>
 <text:a xlink:type="simple" xlink:href="https://static.ukrinform.com/photos/2023_05/1684411837-7482.jpeg" text:style-name="Internet_20_link" text:visited-style-name="Visited_20_Internet_20_Link">
<draw:frame draw:style-name="fr1" draw:name="Image131" text:anchor-type="as-char" svg:width="6.9236in" svg:height="3.956343in" draw:z-index="0">
<draw:image xlink:href="../Images/yкринформ/2023-05-18T15-14-54-03-00/630_360_1684411837-7482.jpeg" xlink:type="simple" xlink:show="embed" xlink:actuate="onLoad" draw:mime-type="image/jpeg"/>
</draw:frame>
</text:a>
正如压力<text:a xlink:type="simple" xlink:href="https://www.ukrinform.ua/tag-stefancuk" text:style-name="Internet_20_link" text:visited-style-name="Visited_20_Internet_20_Link">
</text:a>
，“乌克兰必须在俄罗斯释放的战争中获胜。 乌克兰将获胜。 挪威是我们的目标。”</text:p>
      <text:p text:style-name="P4">
News Source: <text:a xlink:type="simple" xlink:href="https://www.ukrinform.ua/rubric-ato/3710971-v-ukraini-skoro-bude-bilse-sistem-nasams-stefancuk-vidvidav-pidpriemstvo-u-norvegii.html" text:style-name="Internet_20_link" text:visited-style-name="Visited_20_Internet_20_Link">
https://www.ukrinform.ua/rubric-ato/3710971-v-ukraini-skoro-bude-bilse-sistem-nasams-stefancuk-vidvidav-pidpriemstvo-u-norvegii.html</text:a>
</text:p>
      <!--NEWS-->
      <text:h text:style-name="P10" text:outline-level="1">
<text:span text:style-name="T4">
由于炮击损坏的开关设备，在Khmelnytskyi中</text:span>
</text:h>
      <text:p text:style-name="P4">
作者: Ukrinform (Person)</text:p>
      <text:p text:style-name="P4">
出版商: Укринформ (Organization)</text:p>
      <text:p text:style-name="P4">
出版时间: 2023-05-18T15:19:47+03:00</text:p>
      <text:p text:style-name="P4">
修改时间: 2023-05-18T15:19:47+03:00</text:p>
      <text:p text:style-name="P4">
描述: 在赫梅尔尼特斯基（Khmelnytskyi），由于早晨的俄罗斯炮击，分销网络的几个部分被部分损害，三个定居点被停用了。  - 乌克林。</text:p>
      <text:p text:style-name="P4">
图片: ["<text:a xlink:type="simple" xlink:href="https://static.ukrinform.com/photos/2023_02/thumb_files/630_360_1677090548-641.jpg" text:style-name="Internet_20_link" text:visited-style-name="Visited_20_Internet_20_Link">
630_360_16770...</text:a>
"]</text:p>
      <text:p text:style-name="P4">
标签: ['Електроенергія', 'Хмельниччина', 'Ракетний удар']</text:p>
      <text:p text:style-name="P4">
类型: Article</text:p>
      <!--METADATA-->
      <text:p text:style-name="P4">
<draw:frame draw:style-name="fr1" draw:name="Image132" text:anchor-type="as-char" svg:width="6.9236in" svg:height="3.956343in" draw:z-index="0">
<draw:image xlink:href="../Images/yкринформ/2023-05-18T15-19-47-03-00/630_360_1677090548-641.jpg" xlink:type="simple" xlink:show="embed" xlink:actuate="onLoad" draw:mime-type="image/jpeg"/>
</draw:frame>
纳克梅尔尼特(Nakhmelnytsky)地区由于俄罗斯凌晨炮击而受到分销网络部分的部分损害，已停用了三个定居点。</text:p>
      <text:p text:style-name="P4">
这是在[]中报道的(http://t.me/khmelnytskoblenergo/133)据报道，杀手的学前班。</text:p>
      <text:p text:style-name="P4">
声明说：“由于夜间袭击，对赫梅尔尼特斯基地区的分销网络的几个领域造成了几次损害。”</text:p>
      <text:p text:style-name="P4">
值得注意的是，在检查地形并获得了专家的许可之后<text:a xlink:type="simple" xlink:href="https://www.ukrinform.ua/tag-dsns" text:style-name="Internet_20_link" text:visited-style-name="Visited_20_Internet_20_Link">
</text:a>
能源开始紧急修复工作。 由于损坏不是很复杂，因此在工作日结束时将恢复三个与DE相关的村庄的电力消费者。</text:p>
      <text:p text:style-name="P4">
<text:span text:style-name="T4">
另请阅读：</text:span>
 <text:a xlink:type="simple" xlink:href="https://www.ukrinform.ua/rubric-regions/3710732-na-mikolaivsini-vnaslidok-raketnogo-obstrilu-rf-vinikla-pozeza-na-pidpriemstvi.html" text:style-name="Internet_20_link" text:visited-style-name="Visited_20_Internet_20_Link">
<text:span text:style-name="T4">
射击</text:span>
</text:a>
作为 <text:a xlink:type="simple" xlink:href="https://www.ukrinform.ua/rubric-ato/3710745-zagarbniki-vlucili-v-obekt-infrastrukturi-na-hmelniccini.html" text:style-name="Internet_20_link" text:visited-style-name="Visited_20_Internet_20_Link">
 </text:a>
乌克林(Ukrinform)，俄罗斯军队在18日上午在赫梅尔尼特(Khmelnytsky)地区遭到袭击，并袭击了对象基础设施。</text:p>
      <text:p text:style-name="P4">
News Source: <text:a xlink:type="simple" xlink:href="https://www.ukrinform.ua/rubric-regions/3710972-na-hmelniccini-vnaslidok-obstriliv-poskodzeni-rozpodilci-elektromerezi.html" text:style-name="Internet_20_link" text:visited-style-name="Visited_20_Internet_20_Link">
https://www.ukrinform.ua/rubric-regions/3710972-na-hmelniccini-vnaslidok-obstriliv-poskodzeni-rozpodilci-elektromerezi.html</text:a>
</text:p>
      <!--NEWS-->
      <text:h text:style-name="P10" text:outline-level="1">
<text:span text:style-name="T4">
律师声称他在长期相识的Knyazev的封面上与调查合作</text:span>
</text:h>
      <text:p text:style-name="P4">
作者: Ukrinform (Person)</text:p>
      <text:p text:style-name="P4">
出版商: Укринформ (Organization)</text:p>
      <text:p text:style-name="P4">
出版时间: 2023-05-18T15:22:00+03:00</text:p>
      <text:p text:style-name="P4">
修改时间: 2023-05-18T15:22:00+03:00</text:p>
      <text:p text:style-name="P4">
描述: 如果贿赂270万美元。 国家反腐败局与Vsevolod Knyazev Kirill Gorburov最高法院长期熟悉的精致合作。  - 乌克林。</text:p>
      <text:p text:style-name="P4">
图片: ["<text:a xlink:type="simple" xlink:href="https://static.ukrinform.com/photos/2023_05/thumb_files/630_360_1684399738-474.jpg" text:style-name="Internet_20_link" text:visited-style-name="Visited_20_Internet_20_Link">
630_360_16843...</text:a>
"]</text:p>
      <text:p text:style-name="P4">
标签: ['Адвокат', 'Князєв', 'Верховний Суд']</text:p>
      <text:p text:style-name="P4">
类型: Article</text:p>
      <!--METADATA-->
      <text:p text:style-name="P4">
<draw:frame draw:style-name="fr1" draw:name="Image133" text:anchor-type="as-char" svg:width="6.9236in" svg:height="3.956343in" draw:z-index="0">
<draw:image xlink:href="../Images/yкринформ/2023-05-18T15-22-00-03-00/630_360_1684399738-474.jpg" xlink:type="simple" xlink:show="embed" xlink:actuate="onLoad" draw:mime-type="image/jpeg"/>
</draw:frame>
如果贿赂270万美元 VSEVOLOD KNYAZEVAKYLO GORBUROV最高法院的长期熟悉专家与国家反腐败局合作。</text:p>
      <text:p text:style-name="P4">
乌克林福姆报道，在高级司法委员会会议上，克尼扎夫的律师指出了这一点。</text:p>
      <text:p text:style-name="P4">
根据辩护人的说法，基亚齐夫被指控建立一个有组织的犯罪集团，根据调查，其中包括三个人：武装部队本人，律师Oleg Goretsky和一个名叫Cyril Gorburov的人。 调查报道了Knyazev和Goretsky的怀疑，但Gorburov的起诉没有言论。</text:p>
      <text:p text:style-name="P4">
律师说：“戈尔伯罗夫是一个与封面调查合作的人。他是机密的合作。”</text:p>
      <text:p text:style-name="P4">
<text:span text:style-name="T4">
另请阅读：</text:span>
 <text:a xlink:type="simple" xlink:href="https://www.ukrinform.ua/rubric-society/3710957-pid-cas-obsukiv-ne-vdalosa-znajti-blizko-miljona-dolariv-iz-habara-knazevu-prokuror.html" text:style-name="Internet_20_link" text:visited-style-name="Visited_20_Internet_20_Link">
<text:span text:style-name="T4">
王子</text:span>
</text:a>
在他看来，戈尔伯罗夫激起了武装部队的专家。</text:p>
      <text:p text:style-name="P4">
根据律师的说法，Knyazev自2007年以来就熟悉了Gorburov，即使我居住<text:a xlink:type="simple" xlink:href="https://www.ukrinform.ua/tag-mikolaiv" text:style-name="Internet_20_link" text:visited-style-name="Visited_20_Internet_20_Link">
</text:a>
。</text:p>
      <text:p text:style-name="P4">
一个名叫西里尔·戈尔伯罗夫(Cyril Gorburov)的人是尼古拉市议会的代表。 给定的媒体Cyril Gorburov -Kum Knyazev。</text:p>
      <text:p text:style-name="P4">
正如乌克林福姆(Ukrinform)报道的，5月15日<text:a xlink:type="simple" xlink:href="https://www.ukrinform.ua/rubric-society/3709683-nabu-i-sap-vikrili-masstabnu-korupciu-u-verhovnomu-sudi.html" text:style-name="Internet_20_link" text:visited-style-name="Visited_20_Internet_20_Link">
</text:a>
最高法院的管理层和法官获得了不当的福利。执法人员拘留了Knyazev武装部队主席，并撤回了270万美元。</text:p>
      <text:p text:style-name="P4">
5月16日，最高法院的全体法院<text:a xlink:type="simple" xlink:href="https://www.ukrinform.ua/rubric-society/3710076-suddi-verhovnogo-sudu-progolosuvali-za-vislovlenna-nedoviri-knazevu.html" text:style-name="Internet_20_link" text:visited-style-name="Visited_20_Internet_20_Link">
</text:a>
助理Knyazev的现任董事长。 法官还批准了武装部队的全体会议，因为他的权力终止了武装部队主席。</text:p>
      <text:p text:style-name="P4">
<text:span text:style-name="T4">
另请阅读：</text:span>
 <text:a xlink:type="simple" xlink:href="https://www.ukrinform.ua/rubric-society/3710948-sap-napravila-do-sudu-klopotanna-pro-arest-i-zastavu-dla-knazeva.html" text:style-name="Internet_20_link" text:visited-style-name="Visited_20_Internet_20_Link">
<text:span text:style-name="T4">
 knyazev </text:span>
</text:a>
5月17日，最高反腐败法院拒绝满足观察家Knyazev拘留的申诉。</text:p>
      <text:p text:style-name="P4">
5月18日，高级司法委员会满足了专业反腐败检察官办公室的提交，以授予维持最高法院的许可。</text:p>
      <text:p text:style-name="P4">
Knyazev称此案为“复仇”。</text:p>
      <text:p text:style-name="P4">
News Source: <text:a xlink:type="simple" xlink:href="https://www.ukrinform.ua/rubric-society/3710974-advokat-stverdzue-so-zi-slidstvom-spivpracuvav-pid-prikrittam-davnij-znajomij-knazeva.html" text:style-name="Internet_20_link" text:visited-style-name="Visited_20_Internet_20_Link">
https://www.ukrinform.ua/rubric-society/3710974-advokat-stverdzue-so-zi-slidstvom-spivpracuvav-pid-prikrittam-davnij-znajomij-knazeva.html</text:a>
</text:p>
      <!--NEWS-->
      <text:h text:style-name="P10" text:outline-level="1">
<text:span text:style-name="T4">
Yastremskaya在佛罗伦萨的WTA锦标赛上失去了Paolini</text:span>
</text:h>
      <text:p text:style-name="P4">
作者: Ukrinform (Person)</text:p>
      <text:p text:style-name="P4">
出版商: Укринформ (Organization)</text:p>
      <text:p text:style-name="P4">
出版时间: 2023-05-18T15:24:23+03:00</text:p>
      <text:p text:style-name="P4">
修改时间: 2023-05-18T15:24:23+03:00</text:p>
      <text:p text:style-name="P4">
描述: 乌克兰网球运动员戴安娜·亚斯特雷姆斯卡亚（Diana Yastremskaya）在意大利城市佛罗伦萨的第二轮比赛（WTA）停下来，奖金为1.15亿美元 - 乌克林福姆。</text:p>
      <text:p text:style-name="P4">
图片: ["<text:a xlink:type="simple" xlink:href="https://static.ukrinform.com/photos/2023_05/thumb_files/630_360_1684402895-932.jpeg" text:style-name="Internet_20_link" text:visited-style-name="Visited_20_Internet_20_Link">
630_360_16844...</text:a>
"]</text:p>
      <text:p text:style-name="P4">
标签: ['Теніс', 'Збірна України', 'Жінки', 'Даяна Ястремська']</text:p>
      <text:p text:style-name="P4">
类型: Article</text:p>
      <!--METADATA-->
      <text:p text:style-name="P4">
<draw:frame draw:style-name="fr1" draw:name="Image134" text:anchor-type="as-char" svg:width="6.9236in" svg:height="3.956343in" draw:z-index="0">
<draw:image xlink:href="../Images/yкринформ/2023-05-18T15-24-23-03-00/630_360_1684402895-932.jpeg" xlink:type="simple" xlink:show="embed" xlink:actuate="onLoad" draw:mime-type="image/jpeg"/>
</draw:frame>
乌克兰网球运动员戴安娜·雅斯特雷姆斯卡亚(Diana Yastremskaya)在比赛的第二轮停车(WTA)在意大利城市佛罗伦萨，奖金为1.15亿美元。</text:p>
      <text:p text:style-name="P4">
戴安娜(№158WTA)据报道，在这三组中，Yasmin Paoliniz意大利世界的第65个“球拍” -5：7，6：4，3：6报道说，乌克林福姆报道。</text:p>
      <text:p text:style-name="P4">
竞争对手在法庭上花了2个小时28分钟。</text:p>
      <text:p text:style-name="P4">
佛罗伦萨的比赛将持续到5月21日。</text:p>
      <text:p text:style-name="P4">
<text:span text:style-name="T4">
另请阅读：</text:span>
 <text:a xlink:type="simple" xlink:href="https://www.ukrinform.ua/rubric-sports/3710174-astremska-probilasa-do-18-finalu-turniru-wta-u-florencii.html" text:style-name="Internet_20_link" text:visited-style-name="Visited_20_Internet_20_Link">
<text:span text:style-name="T4">
 yastremskaya </text:span>
</text:a>
下周，Yastremskaya从公开冠军的资格开始。</text:p>
      <text:p text:style-name="P4">
照片：btu.org.ua。</text:p>
      <text:p text:style-name="P4">
News Source: <text:a xlink:type="simple" xlink:href="https://www.ukrinform.ua/rubric-sports/3710975-astremska-prograla-paolini-na-turniri-wta-u-florencii.html" text:style-name="Internet_20_link" text:visited-style-name="Visited_20_Internet_20_Link">
https://www.ukrinform.ua/rubric-sports/3710975-astremska-prograla-paolini-na-turniri-wta-u-florencii.html</text:a>
</text:p>
      <!--NEWS-->
      <text:h text:style-name="P10" text:outline-level="1">
<text:span text:style-name="T4">
托马斯·巴赫（Thomas Bach）：我们希望所有206个国际奥委会全国委员会的运动员都可以参加奥运会</text:span>
</text:h>
      <text:p text:style-name="P4">
作者: Ukrinform (Person)</text:p>
      <text:p text:style-name="P4">
出版商: Укринформ (Organization)</text:p>
      <text:p text:style-name="P4">
出版时间: 2023-05-18T15:24:41+03:00</text:p>
      <text:p text:style-name="P4">
修改时间: 2023-05-18T15:24:41+03:00</text:p>
      <text:p text:style-name="P4">
描述: 国际奥林匹克委员会（IOC）主席在索非亚的一次演讲中，以纪念保加利亚NOC成立100周年，他希望所有国家委员会的代表能够参加巴黎的奥运会。  - 乌克林。</text:p>
      <text:p text:style-name="P4">
图片: ["<text:a xlink:type="simple" xlink:href="https://static.ukrinform.com/photos/2023_05/thumb_files/630_360_1684412513-447.jpg" text:style-name="Internet_20_link" text:visited-style-name="Visited_20_Internet_20_Link">
630_360_16844...</text:a>
"]</text:p>
      <text:p text:style-name="P4">
标签: ['МОК', 'Олімпіада', 'Олімпійські ігри']</text:p>
      <text:p text:style-name="P4">
类型: Article</text:p>
      <!--METADATA-->
      <text:p text:style-name="P4">
<draw:frame draw:style-name="fr1" draw:name="Image135" text:anchor-type="as-char" svg:width="6.9236in" svg:height="3.956343in" draw:z-index="0">
<draw:image xlink:href="../Images/yкринформ/2023-05-18T15-24-41-03-00/630_360_1684412513-447.jpg" xlink:type="simple" xlink:show="embed" xlink:actuate="onLoad" draw:mime-type="image/jpeg"/>
</draw:frame>
国际奥林匹克委员会主席(莫克)在纪念保加利亚成立1000周年的索非亚演讲中，他说，所有国家组成部分的代表将能够参加巴黎的奥林匹克运动会。</text:p>
      <text:p text:style-name="P4">
对这个 <text:a xlink:type="simple" xlink:href="https://www.insidethegames.biz/articles/1137089/bach-hints-russia-inclusion-paris-2024" text:style-name="Internet_20_link" text:visited-style-name="Visited_20_Internet_20_Link">
 </text:a>
在奥运会内，乌克林福姆报道。</text:p>
      <text:p text:style-name="P4">
“国际奥委会的建议是，所有国家的运动员都可以选择参加已经进行的资格赛。 我希望许多联合会都会接受我们的建议。 我很高兴能得到保加利亚Rumen Radev总裁的支持。 像我们一样，他希望所有206个国际奥委会全国委员会的运动员都可以参加Volhympic游戏，”巴赫说。</text:p>
      <text:p text:style-name="P4">
<text:span text:style-name="T4">
另请阅读：</text:span>
 <text:a xlink:type="simple" xlink:href="https://www.ukrinform.ua/rubric-sports/3705960-tomas-bah-mi-dokladaemo-vsi-zusilla-sob-vikonati-misiu-sodo-povernenna-rosian-i-bilorusiv-do-miznarodnih-zmagan.html" text:style-name="Internet_20_link" text:visited-style-name="Visited_20_Internet_20_Link">
<text:span text:style-name="T4">
托马斯</text:span>
 <text:span text:style-name="T4">
 bach </text:span>
</text:a>
正如乌克林福姆报道的那样，一月底，国际奥委会宣布将运动员从俄罗斯和白俄罗斯返回运动员在国际比赛中的表演。</text:p>
      <text:p text:style-name="P4">
<text:a xlink:type="simple" xlink:href="https://www.ukrinform.ua/rubric-sports/3695638-minmolodsportu-pidgotuvalo-oficijnij-nakaz-pro-bojkot-zmagan-z-rosijskimi-ta-biloruskimi-sportsmenami.html" text:style-name="Internet_20_link" text:visited-style-name="Visited_20_Internet_20_Link">
</text:a>
在这方面，乌克兰没有改变：虽然在乌克兰很长，侵略者国家也不应在任何地位的比赛中被录取，即使在中立旗帜下也是如此。 如果接纳俄罗斯人和白俄罗斯，乌克兰国家队可以抵制奥运会。</text:p>
      <text:p text:style-name="P4">
照片：盖蒂图像</text:p>
      <text:p text:style-name="P4">
News Source: <text:a xlink:type="simple" xlink:href="https://www.ukrinform.ua/rubric-sports/3710977-tomas-bah-hocemo-sob-sportsmeni-z-usih-206-nacionalnih-komitetiv-mok-mogli-brati-ucast-v-olimpijskih-igrah.html" text:style-name="Internet_20_link" text:visited-style-name="Visited_20_Internet_20_Link">
https://www.ukrinform.ua/rubric-sports/3710977-tomas-bah-hocemo-sob-sportsmeni-z-usih-206-nacionalnih-komitetiv-mok-mogli-brati-ucast-v-olimpijskih-igrah.html</text:a>
</text:p>
      <!--NEWS-->
      <text:h text:style-name="P10" text:outline-level="1">
<text:span text:style-name="T4">
乌克兰和美国讨论了能源恢复和保护计划，直到明年冬天</text:span>
</text:h>
      <text:p text:style-name="P4">
作者: Ukrinform (Person)</text:p>
      <text:p text:style-name="P4">
出版商: Укринформ (Organization)</text:p>
      <text:p text:style-name="P4">
出版时间: 2023-05-18T15:27:00+03:00</text:p>
      <text:p text:style-name="P4">
修改时间: 2023-05-18T15:27:00+03:00</text:p>
      <text:p text:style-name="P4">
描述: 乌克兰和美国讨论了使用美国直接预算援助的透明度，以及恢复乌克兰的需求，尤其是在能源领域。  - 乌克林。</text:p>
      <text:p text:style-name="P4">
图片: ["<text:a xlink:type="simple" xlink:href="https://static.ukrinform.com/photos/2023_05/thumb_files/630_360_1684412680-669.jpg" text:style-name="Internet_20_link" text:visited-style-name="Visited_20_Internet_20_Link">
630_360_16844...</text:a>
", "<text:a xlink:type="simple" xlink:href="https://static.ukrinform.com/photos/2023_05/1684412680-802.jpg" text:style-name="Internet_20_link" text:visited-style-name="Visited_20_Internet_20_Link">
1684412680-80...</text:a>
", "<text:a xlink:type="simple" xlink:href="https://static.ukrinform.com/photos/2023_05/1684412680-508.jpg" text:style-name="Internet_20_link" text:visited-style-name="Visited_20_Internet_20_Link">
1684412680-50...</text:a>
"]</text:p>
      <text:p text:style-name="P4">
标签: ['Енергетика', 'Мінфін', 'США', 'допомога', 'Війна з Росією', 'Відбудова']</text:p>
      <text:p text:style-name="P4">
类型: Article</text:p>
      <!--METADATA-->
      <text:p text:style-name="P4">
<draw:frame draw:style-name="fr1" draw:name="Image136" text:anchor-type="as-char" svg:width="6.9236in" svg:height="3.956343in" draw:z-index="0">
<draw:image xlink:href="../Images/yкринформ/2023-05-18T15-27-00-03-00/630_360_1684412680-669.jpg" xlink:type="simple" xlink:show="embed" xlink:actuate="onLoad" draw:mime-type="image/jpeg"/>
</draw:frame>
乌克兰塔莎(Ukraine Tasha)讨论了提供直接预算援助的透明度以及恢复乌克兰的需求，尤其是在能源领域。</text:p>
      <text:p text:style-name="P4">
根据乌克林福称<text:a xlink:type="simple" xlink:href="https://www.mof.gov.ua/uk/news/sergii_marchenko_met_with_the_us_deputy_secretary_of_state-4008" text:style-name="Internet_20_link" text:visited-style-name="Visited_20_Internet_20_Link">
</text:a>
这是在美国国家国务大臣理查德·维尔马资源管理公司(Richard Verma Resources Management)的乌克兰乌克兰·塞尔盖·马尔凯(Sergey Marchenko Taspantian)会议上讨论的。</text:p>
      <text:p text:style-name="P4">
“得益于美国的直接预算支持，我们继续确保乌克兰稳定的公共管理，并部分弥补了国家预算的社会和人道主义支出。 除了国家预算的紧急社会需求外，我们还专注于我们的合作伙伴的快速翻新，乌克兰应该从今年开始。”</text:p>
      <text:p text:style-name="P4">
<draw:frame draw:style-name="fr1" draw:name="Image137" text:anchor-type="as-char" svg:width="6.9236in" svg:height="4.923449in" draw:z-index="0">
<draw:image xlink:href="../Images/yкринформ/2023-05-18T15-27-00-03-00/1684412680-802.jpg" xlink:type="simple" xlink:show="embed" xlink:actuate="onLoad" draw:mime-type="image/jpeg"/>
</draw:frame>
在会议期间，双方讨论了乌克兰的经济援助和恢复计划。 注意力集中在两次使用评估来预订的使用评估上。 首先是确保冬季前的能源系统的安全性，恢复，权力下放和“绿色”能源部门标准。 第二个是促进乌克兰贸易重新定位对欧盟的经济援助，以及2022年经济衰退30％后经济增长的回报。</text:p>
      <text:p text:style-name="P4">
<text:span text:style-name="T4">
另请阅读：</text:span>
 <text:a xlink:type="simple" xlink:href="https://www.ukrinform.ua/rubric-economy/3710107-ukraina-gotue-energosistemu-do-zimi-z-urahuvannam-mozlivih-vijskovih-zagroz-galusenko.html" text:style-name="Internet_20_link" text:visited-style-name="Visited_20_Internet_20_Link">
</text:a>
Marchenko还强调有必要为吸引私人投资创造有利条件。  <draw:frame draw:style-name="fr1" draw:name="Image138" text:anchor-type="as-char" svg:width="6.9236in" svg:height="4.429822in" draw:z-index="0">
<draw:image xlink:href="../Images/yкринформ/2023-05-18T15-27-00-03-00/1684412680-508.jpg" xlink:type="simple" xlink:show="embed" xlink:actuate="onLoad" draw:mime-type="image/jpeg"/>
</draw:frame>
“目前，乌克兰政府正在为在私营部门的投资创造一个“健康”的环境。这将得到适当的政府，法治和反腐败斗争的努力的支持。乌克兰感兴趣的天然气，财政部长强调。</text:p>
      <text:p text:style-name="P4">
正如乌克林福姆(Ukrinform)报道的，9月<text:a xlink:type="simple" xlink:href="https://www.ukrinform.ua/tag-ssa" text:style-name="Internet_20_link" text:visited-style-name="Visited_20_Internet_20_Link">
</text:a>
他们计划在2024年向乌克兰宣布一揽子援助。 援助套餐被认为是600亿美元。</text:p>
      <text:p text:style-name="P4">
_foto：乌克兰财政部</text:p>
      <text:p text:style-name="P4">
News Source: <text:a xlink:type="simple" xlink:href="https://www.ukrinform.ua/rubric-vidbudova/3710979-ukraina-ta-ssa-obgovorili-plan-vidnovlenna-i-zahistu-energetiki-do-nastupnoi-zimi.html" text:style-name="Internet_20_link" text:visited-style-name="Visited_20_Internet_20_Link">
https://www.ukrinform.ua/rubric-vidbudova/3710979-ukraina-ta-ssa-obgovorili-plan-vidnovlenna-i-zahistu-energetiki-do-nastupnoi-zimi.html</text:a>
</text:p>
      <!--NEWS-->
      <text:h text:style-name="P10" text:outline-level="1">
<text:span text:style-name="T4">
俄罗斯人袭击了哈尔基夫地区的Tsirkuni村</text:span>
</text:h>
      <text:p text:style-name="P4">
作者: Ukrinform (Person)</text:p>
      <text:p text:style-name="P4">
出版商: Укринформ (Organization)</text:p>
      <text:p text:style-name="P4">
出版时间: 2023-05-18T15:29:00+03:00</text:p>
      <text:p text:style-name="P4">
修改时间: 2023-05-18T15:29:00+03:00</text:p>
      <text:p text:style-name="P4">
描述: 俄罗斯人袭击了西尔库斯村，人们可以在房屋的瓦砾下擦拭。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Харківщина', 'Війна з Росією', 'Ракетний удар']</text:p>
      <text:p text:style-name="P4">
类型: Article</text:p>
      <!--METADATA-->
      <text:p text:style-name="P4">
<draw:frame draw:style-name="fr1" draw:name="Image139" text:anchor-type="as-char" svg:width="6.9236in" svg:height="3.956343in" draw:z-index="0">
<draw:image xlink:href="../Images/yкринформ/2023-05-18T15-29-00-03-00/630_360_1538997483-946.jpg" xlink:type="simple" xlink:show="embed" xlink:actuate="onLoad" draw:mime-type="image/jpeg"/>
</draw:frame>
可以找到在房屋瓦砾下的Tsirkuns村的中风。</text:p>
      <text:p text:style-name="P4">
正如乌克林福姆报道的那样，关于<text:a xlink:type="simple" xlink:href="https://t.me/synegubov/6218" text:style-name="Internet_20_link" text:visited-style-name="Visited_20_Internet_20_Link">
</text:a>
Oleg Sinegubov，Kharkiv地区政府报告。</text:p>
      <text:p text:style-name="P4">
“根据初步信息，“到达”是在村庄。 哈尔基夫区的巡回演出者。 在瓦砾下可以是一个人，”他说。</text:p>
      <text:p text:style-name="P4">
所有紧急服务都可以使用。 指定数据。</text:p>
      <text:p text:style-name="P4">
<text:span text:style-name="T4">
另请阅读：</text:span>
 <text:a xlink:type="simple" xlink:href="https://www.ukrinform.ua/rubric-regions/3710863-za-dobu-vid-atak-rosian-postrazdali-16-regioniv-zvedenna-ova.html" text:style-name="Internet_20_link" text:visited-style-name="Visited_20_Internet_20_Link">
</text:a>
昨晚，敌人撞到了哈尔基夫区Tsirkuni村S-300 SPR的火箭中风。 火箭击中了地面。 以前，发生了糟糕的破坏。 损坏了一辆私家车。</text:p>
      <text:p text:style-name="P4">
在过去的一天中，敌人至少在该地区的哈尔基夫，库皮斯克和Chuguev地区开火。</text:p>
      <text:p text:style-name="P4">
在Masyutivka，Kislovka和五月居民的地区，使用了繁华的航空。</text:p>
      <text:p text:style-name="P4">
由于两个<text:a xlink:type="simple" xlink:href="https://www.ukrinform.ua/tag-obstril" text:style-name="Internet_20_link" text:visited-style-name="Visited_20_Internet_20_Link">
</text:a>
和。 Novoosinokupyansky地区有森林大火。</text:p>
      <text:p text:style-name="P4">
News Source: <text:a xlink:type="simple" xlink:href="https://www.ukrinform.ua/rubric-ato/3710984-rosiani-zavdali-udaru-po-selu-cvirkuni-na-harkivsini.html" text:style-name="Internet_20_link" text:visited-style-name="Visited_20_Internet_20_Link">
https://www.ukrinform.ua/rubric-ato/3710984-rosiani-zavdali-udaru-po-selu-cvirkuni-na-harkivsini.html</text:a>
</text:p>
      <!--NEWS-->
      <text:h text:style-name="P10" text:outline-level="1">
<text:span text:style-name="T4">
Snow Maida去了法国6000千的ITF的四分之一决赛</text:span>
</text:h>
      <text:p text:style-name="P4">
作者: Ukrinform (Person)</text:p>
      <text:p text:style-name="P4">
出版商: Укринформ (Organization)</text:p>
      <text:p text:style-name="P4">
出版时间: 2023-05-18T15:34:00+03:00</text:p>
      <text:p text:style-name="P4">
修改时间: 2023-05-18T15:34:00+03:00</text:p>
      <text:p text:style-name="P4">
描述: 乌克兰赢得了来自德国的凯瑟琳·凯恩（Kathleen Kanev）。  - 乌克林。</text:p>
      <text:p text:style-name="P4">
图片: ["<text:a xlink:type="simple" xlink:href="https://static.ukrinform.com/photos/2023_05/thumb_files/630_360_1684413145-514.jpeg" text:style-name="Internet_20_link" text:visited-style-name="Visited_20_Internet_20_Link">
630_360_16844...</text:a>
"]</text:p>
      <text:p text:style-name="P4">
标签: ['Теніс']</text:p>
      <text:p text:style-name="P4">
类型: Article</text:p>
      <!--METADATA-->
      <text:p text:style-name="P4">
<draw:frame draw:style-name="fr1" draw:name="Image140" text:anchor-type="as-char" svg:width="6.9236in" svg:height="3.956343in" draw:z-index="0">
<draw:image xlink:href="../Images/yкринформ/2023-05-18T15-34-00-03-00/630_360_1684413145-514.jpeg" xlink:type="simple" xlink:show="embed" xlink:actuate="onLoad" draw:mime-type="image/jpeg"/>
</draw:frame>
来自德国的卡特林·卡夫夫(Katlin Kavev)赢得了乌克兰人。</text:p>
      <text:p text:style-name="P4">
乌克兰网球运动员Daria Snigur(№169WTA)报道说，她在法国赢得了ITF的另一场胜利。</text:p>
      <text:p text:style-name="P4">
在第二轮比赛中，凯斯林克尼夫(Kathlinkenev)从德国克服了第四个乌克兰人在三个政党中的基础，德国开始了比赛的战斗-6：3，3：3：3：3：6，6：3。</text:p>
      <text:p text:style-name="P4">
在第一轮比赛的比赛中，两盘击败了法国女性Yasmin Manzuri(№487WTA)，这也开始于资格。</text:p>
      <text:p text:style-name="P4">
在下一轮中，露西·恩吉恩(Lucy Nguyen)将成为乌克兰的肥料对手(№387WTA).</text:p>
      <text:p text:style-name="P4">
Турнір у Сен-Годан триватиме до 21 травня.</text:p>
      <text:p text:style-name="P4">
<text:span text:style-name="T4">
Читайте також:</text:span>
 <text:a xlink:type="simple" xlink:href="https://www.ukrinform.ua/rubric-sports/3710975-astremska-prograla-paolini-na-turniri-wta-u-florencii.html" text:style-name="Internet_20_link" text:visited-style-name="Visited_20_Internet_20_Link">
 <text:span text:style-name="T4">
Ястремська</text:span>
 </text:a>
正如乌克林福姆报道的那样，戴安娜·雅斯特雷姆斯卡亚(Diana Yastremskaya)在三盘中承认了来自意大利的第二次Scorductor的世界第65个“球拍”。(WTA)在意大利城市佛罗伦萨。</text:p>
      <text:p text:style-name="P4">
照片：btu.org.ua</text:p>
      <text:p text:style-name="P4">
News Source: <text:a xlink:type="simple" xlink:href="https://www.ukrinform.ua/rubric-sports/3710982-snigur-vijsla-v-cvertfinal-60tisacnika-itf-u-francii.html" text:style-name="Internet_20_link" text:visited-style-name="Visited_20_Internet_20_Link">
https://www.ukrinform.ua/rubric-sports/3710982-snigur-vijsla-v-cvertfinal-60tisacnika-itf-u-francii.html</text:a>
</text:p>
      <!--NEWS-->
      <text:h text:style-name="P10" text:outline-level="1">
<text:span text:style-name="T4">
泽伦斯基总统成立了克里米亚解放理事会</text:span>
</text:h>
      <text:p text:style-name="P4">
作者: liveuamap (Language: en)</text:p>
      <text:p text:style-name="P4">
时间: 2023-05-18T15:43:47</text:p>
      <text:p text:style-name="P4">
地点: Kyiv, Kyiv city (Latitude:50.44426 Longtitude:30.52914)</text:p>
      <text:p text:style-name="P4">
视频: []</text:p>
      <text:p text:style-name="P4">
图片: ["<text:a xlink:type="simple" xlink:href="https://liveuamap.com/pics/2023/05/18/22563809_0.jpg" text:style-name="Internet_20_link" text:visited-style-name="Visited_20_Internet_20_Link">
22563809_0.jpg</text:a>
"]</text:p>
      <text:p text:style-name="P4">
标签: []</text:p>
      <text:p text:style-name="P4">
Id: 22563809</text:p>
      <!--METADATA-->
      <text:p text:style-name="P4">
泽伦斯基总统成立了克里米亚解放理事会</text:p>
      <text:p text:style-name="P4">
<draw:frame draw:style-name="fr1" draw:name="Image141" text:anchor-type="as-char" svg:width="6.9236in" svg:height="4.83989in" draw:z-index="0">
<draw:image xlink:href="../Images/liveuamap/2023-05-18T15-43-47/22563809_0.jpg" xlink:type="simple" xlink:show="embed" xlink:actuate="onLoad" draw:mime-type="image/jpeg"/>
</draw:frame>
新闻集链接：<text:a xlink:type="simple" xlink:href="https://liveuamap.com/en/2023/18-may-president-zelensky-created-council-on-liberation-of" text:style-name="Internet_20_link" text:visited-style-name="Visited_20_Internet_20_Link">
https://liveuamap.com/en/2023/18-may-president-zelensky-created-council-on-liberation of</text:a>
</text:p>
      <text:p text:style-name="P4">
News Source: <text:a xlink:type="simple" xlink:href="https://t.me/operativnoZSU/96923" text:style-name="Internet_20_link" text:visited-style-name="Visited_20_Internet_20_Link">
https://t.me/operativnoZSU/96923</text:a>
</text:p>
      <!--NEWS-->
      <text:h text:style-name="P10" text:outline-level="1">
<text:span text:style-name="T4">
日本医院将带外国战斗机</text:span>
</text:h>
      <text:p text:style-name="P4">
作者: Ukrinform (Person)</text:p>
      <text:p text:style-name="P4">
出版商: Укринформ (Organization)</text:p>
      <text:p text:style-name="P4">
出版时间: 2023-05-18T15:49:00+03:00</text:p>
      <text:p text:style-name="P4">
修改时间: 2023-05-18T15:49:00+03:00</text:p>
      <text:p text:style-name="P4">
描述: 日本国防部长日本哈马达周四表示，下个月初将在日本医院对待两名受伤的乌克兰武装部队的军人。  - 乌克林。</text:p>
      <text:p text:style-name="P4">
图片: ["<text:a xlink:type="simple" xlink:href="https://static.ukrinform.com/photos/2023_05/thumb_files/630_360_1684414282-798.jpg" text:style-name="Internet_20_link" text:visited-style-name="Visited_20_Internet_20_Link">
630_360_16844...</text:a>
", "<text:a xlink:type="simple" xlink:href="https://static.ukrinform.com/photos/2023_05/1684414224-821.png" text:style-name="Internet_20_link" text:visited-style-name="Visited_20_Internet_20_Link">
1684414224-82...</text:a>
"]</text:p>
      <text:p text:style-name="P4">
标签: ['Японія', 'Поранені', 'Військові', 'Війна з Росією']</text:p>
      <text:p text:style-name="P4">
类型: Article</text:p>
      <!--METADATA-->
      <text:p text:style-name="P4">
<draw:frame draw:style-name="fr1" draw:name="Image142" text:anchor-type="as-char" svg:width="6.9236in" svg:height="3.956343in" draw:z-index="0">
<draw:image xlink:href="../Images/yкринформ/2023-05-18T15-49-00-03-00/630_360_1684414282-798.jpg" xlink:type="simple" xlink:show="embed" xlink:actuate="onLoad" draw:mime-type="image/jpeg"/>
</draw:frame>
日本国防部哈马达周四表示，乌克兰武装部队的两名受伤的军人将在下个月初在日本众议院接受治疗。</text:p>
      <text:p text:style-name="P4">
关于它报告<text:a xlink:type="simple" xlink:href="http://english.kyodonews.net/news/2023/05/514e918bc872-2-wounded-ukraine-army-soldiers-to-be-treated-in-japan-next-month.html" text:style-name="Internet_20_link" text:visited-style-name="Visited_20_Internet_20_Link">
</text:a>
，报道乌克林福姆。</text:p>
      <text:p text:style-name="P4">
日本试图在Samotuvilic Seven的前夕表现出对乌克兰的更大承诺。</text:p>
      <text:p text:style-name="P4">
根据日本国防部的说法，两名20岁的男子将通过东京自卫队中央医院的康复课程。</text:p>
      <text:p text:style-name="P4">
消息说，军方将在一个或两个月内进行康复，并习惯于轮椅和脚步。</text:p>
      <text:p text:style-name="P4">
<text:span text:style-name="T4">
另请阅读：</text:span>
 <text:a xlink:type="simple" xlink:href="https://www.ukrinform.ua/rubric-vidbudova/3710229-aponia-rozgladae-ucast-glavi-mzs-u-londonskij-konferencii-z-vidnovlenna-ukraini-zmi.html" text:style-name="Internet_20_link" text:visited-style-name="Visited_20_Internet_20_Link">
<text:span text:style-name="T4">
日本</text:span>
</text:a>
他们住在医院和道路的费用从2.2到420万(16,000- $ 30.5,000)将为政府付款<text:a xlink:type="simple" xlink:href="https://www.ukrinform.ua/tag-aponia" text:style-name="Internet_20_link" text:visited-style-name="Visited_20_Internet_20_Link">
</text:a>
。</text:p>
      <text:p text:style-name="P4">
如前所述，这一步骤是在周四在Yatukadza Hamada的国防部和乌克兰驻日本Sergiim Korsunsky驻国防部开会后达成的。</text:p>
      <text:p text:style-name="P4">
<draw:frame draw:style-name="fr1" draw:name="Image143" text:anchor-type="as-char" svg:width="6.9236in" svg:height="3.94033in" draw:z-index="0">
<draw:image xlink:href="../Images/yкринформ/2023-05-18T15-49-00-03-00/1684414224-821.png" xlink:type="simple" xlink:show="embed" xlink:actuate="onLoad" draw:mime-type="image/png"/>
</draw:frame>
这将是外国军队战斗人员第一次接受医院治疗。接纳受伤的军队是对乌克兰要求的回应。</text:p>
      <text:p text:style-name="P4">
一家雷区说：“从人道主义的角度来看，这也很重要。”</text:p>
      <text:p text:style-name="P4">
正如乌克林福姆报道的那样，4月，恢复部和日本国际合作机构(JICA)他们签署了一项4亿美元的赠款协议。 这些资金将旨在恢复战争导致乌克兰损害的关键基础设施。</text:p>
      <text:p text:style-name="P4">
<text:span text:style-name="T4">
另请阅读：</text:span>
 <text:a xlink:type="simple" xlink:href="https://www.ukrinform.ua/rubric-vidbudova/3709664-aponia-hoce-zaproponuvati-ukraini-novi-tehnologii-dla-pislavoennogo-vidnovlenna.html" text:style-name="Internet_20_link" text:visited-style-name="Visited_20_Internet_20_Link">
<text:span text:style-name="T4">
日本</text:span>
</text:a>
自今年年初以来，乌克兰和日本已经同意分配超过6亿美元，以续签该州。</text:p>
      <text:p text:style-name="P4">
News Source: <text:a xlink:type="simple" xlink:href="https://www.ukrinform.ua/rubric-society/3710988-aponskij-gospital-vperse-prijme-inozemnih-bijciv-na-likuvanna-idut-voini-zsu.html" text:style-name="Internet_20_link" text:visited-style-name="Visited_20_Internet_20_Link">
https://www.ukrinform.ua/rubric-society/3710988-aponskij-gospital-vperse-prijme-inozemnih-bijciv-na-likuvanna-idut-voini-zsu.html</text:a>
</text:p>
      <!--NEWS-->
      <text:h text:style-name="P10" text:outline-level="1">
<text:span text:style-name="T4">
俄罗斯人在玛丽奥波（Mariupol）附近开始了“锻炼”</text:span>
</text:h>
      <text:p text:style-name="P4">
作者: Ukrinform (Person)</text:p>
      <text:p text:style-name="P4">
出版商: Укринформ (Organization)</text:p>
      <text:p text:style-name="P4">
出版时间: 2023-05-18T15:50:00+03:00</text:p>
      <text:p text:style-name="P4">
修改时间: 2023-05-18T15:50:00+03:00</text:p>
      <text:p text:style-name="P4">
描述: 在俄罗斯军队暂时俘虏的玛丽波尔（Mariupol）临时，入侵者滚动了大炮，开始了“训练”，并听到了爆炸声。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Маріуполь', 'Російські військові', 'Шойгу', 'Війна з Росією']</text:p>
      <text:p text:style-name="P4">
类型: Article</text:p>
      <!--METADATA-->
      <text:p text:style-name="P4">
<draw:frame draw:style-name="fr1" draw:name="Image144" text:anchor-type="as-char" svg:width="6.9236in" svg:height="3.956343in" draw:z-index="0">
<draw:image xlink:href="../Images/yкринформ/2023-05-18T15-50-00-03-00/630_360_1669987737-966.jpg" xlink:type="simple" xlink:show="embed" xlink:actuate="onLoad" draw:mime-type="image/jpeg"/>
</draw:frame>
入侵者是由俄罗斯军队在俄罗斯军队周围卷起的，并开始了“训练”，并听到了爆炸声。</text:p>
      <text:p text:style-name="P4">
正如乌克林福姆报道的那样，关于<text:a xlink:type="simple" xlink:href="https://t.me/andriyshTime/9780" text:style-name="Internet_20_link" text:visited-style-name="Visited_20_Internet_20_Link">
</text:a>
Mariupol市长向Petro Andryushchenko通报了。</text:p>
      <text:p text:style-name="P4">
“ []以北(https://www.ukrinform.ua/tag-mariupol)在Volnovchirus的方向上，她滚动了炮兵并开始“训练”。 因此，在卡尔木斯区的sartanite听到了爆炸。 不是电影院，垃圾填埋场。 鲁斯尼亚(Rusnya)准确地将受伤的人带到了狂犬病中。</text:p>
      <text:p text:style-name="P4">
然后，在[]的下一个帖子中(https://t.me/andriyshTime/9798)他解释说，入侵者为俄罗斯国防部长谢尔盖·夏格(Sergei Shoigu)的到来而安排了这项艺术训练，使他成为“前部的图片”。</text:p>
      <text:p text:style-name="P4">
“这就是今天在Mariupol进行培训的原因。 只是俄罗斯人创建了一张图片“在前面”，以访问Shoig。 他抱怨说，他们被迫在前壳上花费这种必要的东西。” Andryushchenko写道。</text:p>
      <text:p text:style-name="P4">
他出版了适当的录音，其中俄罗斯军事公用事业对话告诉了为什么他们今天滚动着炮兵，并开始争辩说在这座城市中听到了爆炸声。 俄罗斯士兵报告说，乌克拉维安被释放了炮弹，今天他们在凌晨6点筹集了所有人，并说要伸展枪支并在野外射击。 当被问及为什么要这样做时，他们回答俄罗斯国防部长肖格。</text:p>
      <text:p text:style-name="P4">
<text:span text:style-name="T4">
另请阅读：</text:span>
 <text:a xlink:type="simple" xlink:href="https://www.ukrinform.ua/rubric-ato/3707359-sojgu-gerasimov-i-prigozin-vze-viznacaut-miz-sobou-vinnih-u-porazci-gur.html" text:style-name="Internet_20_link" text:visited-style-name="Visited_20_Internet_20_Link">
<text:span text:style-name="T4">
 shoig </text:span>
</text:a>
这位俄罗斯军方说，士兵们震惊并淹死了：“男孩们吐口水，说 - 让(Шойгу – ред.)亲爱的。 沙沙作战中的佳能店的住所将作为基诺的一场战争建立，这是雅各比(Jacobi)的《高级雅各比》(Jacobi)。 震惊的一切。 我坐在这里，如……全面，Zhdem Khokhlov。”</text:p>
      <text:p text:style-name="P4">
据报道，入侵者将野马和周围的俄罗斯军队枢纽周围定居点。</text:p>
      <text:p text:style-name="P4">
News Source: <text:a xlink:type="simple" xlink:href="https://www.ukrinform.ua/rubric-ato/3710986-rosiani-pocali-trenuvanna-bila-mariupola-sob-stvoriti-kartinku-do-vizitu-sojgu.html" text:style-name="Internet_20_link" text:visited-style-name="Visited_20_Internet_20_Link">
https://www.ukrinform.ua/rubric-ato/3710986-rosiani-pocali-trenuvanna-bila-mariupola-sob-stvoriti-kartinku-do-vizitu-sojgu.html</text:a>
</text:p>
      <!--NEWS-->
      <text:h text:style-name="P10" text:outline-level="1">
<text:span text:style-name="T4">
大使警告不要将土耳其政治家划分为Pro -Western和Lurne</text:span>
</text:h>
      <text:p text:style-name="P4">
作者: Ukrinform (Person)</text:p>
      <text:p text:style-name="P4">
出版商: Укринформ (Organization)</text:p>
      <text:p text:style-name="P4">
出版时间: 2023-05-18T16:17:52+03:00</text:p>
      <text:p text:style-name="P4">
修改时间: 2023-05-18T16:17:52+03:00</text:p>
      <text:p text:style-name="P4">
描述: 乌克兰驻土耳其Vasyl Bodnar的大使警告土耳其政治家将其分为职业 - 西方和自由主义者或自由主义者和保守派，因为这没有考虑到东方的特征。  - 乌克林。</text:p>
      <text:p text:style-name="P4">
图片: ["<text:a xlink:type="simple" xlink:href="https://static.ukrinform.com/photos/2020_05/thumb_files/630_360_1589392423-974.jpg" text:style-name="Internet_20_link" text:visited-style-name="Visited_20_Internet_20_Link">
630_360_15893...</text:a>
", "<text:a xlink:type="simple" xlink:href="https://static.ukrinform.com/photos/2023_05/1684411042-236.jpg" text:style-name="Internet_20_link" text:visited-style-name="Visited_20_Internet_20_Link">
1684411042-23...</text:a>
"]</text:p>
      <text:p text:style-name="P4">
标签: ['Посол', 'Туреччина', 'Боднар']</text:p>
      <text:p text:style-name="P4">
类型: Article</text:p>
      <!--METADATA-->
      <text:p text:style-name="P4">
<draw:frame draw:style-name="fr1" draw:name="Image145" text:anchor-type="as-char" svg:width="6.9236in" svg:height="3.959901in" draw:z-index="0">
<draw:image xlink:href="../Images/yкринформ/2023-05-18T16-17-52-03-00/630_360_1589392423-974.jpg" xlink:type="simple" xlink:show="embed" xlink:actuate="onLoad" draw:mime-type="image/jpeg"/>
</draw:frame>
瓦西尔·博伊纳尔(Vasyl Bodnar)在土耳其的大使警告说，不在乎土耳其政治家的划分，以滋养，自由主义者或自由主义者和保守派的身份不在乎。</text:p>
      <text:p text:style-name="P4">
他在乌克林媒体中心的一份简报中说。</text:p>
      <text:p text:style-name="P4">
“实际上，促进了这个话题，即对西方和民主的话题，这是俄罗斯人的自由主义者，而这种保守派非常有条件，并且是在病理学传统的西方民主下完成的，这并没有考虑到这一点东方的特征，”乌克兰外交官说。</text:p>
      <text:p text:style-name="P4">
<draw:frame draw:style-name="fr1" draw:name="Image146" text:anchor-type="as-char" svg:width="6.9236in" svg:height="4.615733in" draw:z-index="0">
<draw:image xlink:href="../Images/yкринформ/2023-05-18T16-17-52-03-00/1684411042-236.jpg" xlink:type="simple" xlink:show="embed" xlink:actuate="onLoad" draw:mime-type="image/jpeg"/>
</draw:frame>
他说，特别是，由解释的总统雷切普·塔伊普·埃尔多安(Recep Tayyip Erdogan)领导的正义与进步党与伊斯兰平台有正确的偏见，但在过去的20年中，情况发生了很大变化。</text:p>
      <text:p text:style-name="P4">
“在2010年代，他们在欧盟对话中取得了很多进步，而及时的政党是非常进步的自由民主党，他们进行了认真的改革。 然后逐渐地，该党的论述归结为更多这样的民族主义层面。”博德纳尔解释说。</text:p>
      <text:p text:style-name="P4">
<text:span text:style-name="T4">
另请阅读：</text:span>
 <text:a xlink:type="simple" xlink:href="https://www.ukrinform.ua/rubric-economy/3710970-zernova-ugoda-ne-peredbacae-vikonanna-vimog-rosii-posol-bodnar.html" text:style-name="Internet_20_link" text:visited-style-name="Visited_20_Internet_20_Link">
<text:span text:style-name="T4">
 bodnar </text:span>
</text:a>
他强调，在土耳其话语中，应将民族主义解释为一个国家，而不是将其与正确的民族主义进行比较。</text:p>
      <text:p text:style-name="P4">
“谈论那个([]的政策(https://www.ukrinform.ua/tag-tureccina)- 命令。)Pro -Western，其他听众是不正确的。 我会提醒您，现在反对埃尔多安的共和党人民党已经掌权了很长时间。 有一个时期，有一个政府。 他们采取了针对土耳其利益的排他性政策。 大使强调，事件没有任何影响，也没有东方的影响。</text:p>
      <text:p text:style-name="P4">
他认为，现在是关于与埃尔多安(Erdogan)面对土耳其的反对以改变权力，而保守的国民力量则集中在政府联盟形式的更大的埃纳库鲁斯(Eenaurus)保留下。</text:p>
      <text:p text:style-name="P4">
据报道，土耳其总统第二轮选举将于28日举行。</text:p>
      <text:p text:style-name="P4">
News Source: <text:a xlink:type="simple" xlink:href="https://www.ukrinform.ua/rubric-world/3711000-posol-zasterig-vid-podilu-tureckih-politikiv-na-prozahidnih-i-proshidnih-tut-svoe-lekalo-demokratii.html" text:style-name="Internet_20_link" text:visited-style-name="Visited_20_Internet_20_Link">
https://www.ukrinform.ua/rubric-world/3711000-posol-zasterig-vid-podilu-tureckih-politikiv-na-prozahidnih-i-proshidnih-tut-svoe-lekalo-demokratii.html</text:a>
</text:p>
      <!--NEWS-->
      <text:h text:style-name="P10" text:outline-level="1">
<text:span text:style-name="T4">
克里米亚解放后必须经历“友好军事化” -Tasheva</text:span>
</text:h>
      <text:p text:style-name="P4">
作者: Ukrinform (Person)</text:p>
      <text:p text:style-name="P4">
出版商: Укринформ (Organization)</text:p>
      <text:p text:style-name="P4">
出版时间: 2023-05-18T16:22:00+03:00</text:p>
      <text:p text:style-name="P4">
修改时间: 2023-05-18T16:22:00+03:00</text:p>
      <text:p text:style-name="P4">
描述: 从俄罗斯占领中解放后，克里米亚应尽可能地融入乌克兰和欧洲基础设施，并接受“友好的军事化”。  - 乌克林。</text:p>
      <text:p text:style-name="P4">
图片: ["<text:a xlink:type="simple" xlink:href="https://static.ukrinform.com/photos/2023_05/thumb_files/630_360_1684416081-814.jpg" text:style-name="Internet_20_link" text:visited-style-name="Visited_20_Internet_20_Link">
630_360_16844...</text:a>
"]</text:p>
      <text:p text:style-name="P4">
标签: ['Деокупація', 'Крим', 'Таміла Ташева']</text:p>
      <text:p text:style-name="P4">
类型: Article</text:p>
      <!--METADATA-->
      <text:p text:style-name="P4">
<draw:frame draw:style-name="fr1" draw:name="Image147" text:anchor-type="as-char" svg:width="6.9236in" svg:height="3.956343in" draw:z-index="0">
<draw:image xlink:href="../Images/yкринформ/2023-05-18T16-22-00-03-00/630_360_1684416081-814.jpg" xlink:type="simple" xlink:show="embed" xlink:actuate="onLoad" draw:mime-type="image/jpeg"/>
</draw:frame>
从俄罗斯占领克里米亚后，克里米亚的占领应该是乌克兰和欧洲基础设施中最融合的，并接受了“友好的军事化”。</text:p>
      <text:p text:style-name="P4">
在活动期间，“记住历史 - 我们返回该领土”强调了克里米亚自治共和国乌克兰总统的总统代表，据报道，克里米亚泰米尔人塔希娃</text:p>
      <text:p text:style-name="P4">
塔什瓦(Tasheva)曾经，克里米亚必须与乌克兰大陆结合在一起，应将其刻在欧洲基础设施中。”</text:p>
      <text:p text:style-name="P4">
据她说，它应该是一个经济上强大的乌克兰地区，自2014年以来在该国和人道主义空间中进行的所有改革中完全写作。</text:p>
      <text:p text:style-name="P4">
她强调，应该在半岛上进行“友好的军事化”。 IE <text:a xlink:type="simple" xlink:href="https://www.ukrinform.ua/tag-krim" text:style-name="Internet_20_link" text:visited-style-name="Visited_20_Internet_20_Link">
</text:a>
他必须完全摆脱俄罗斯的飞行，而不是在乌克兰的背景下被铭刻在乌克兰军械库部队，乌克兰海军，那里的军事组成部分与民间生活并存。</text:p>
      <text:p text:style-name="P4">
弧线的总统代表指出，克里米亚应该是一个旅游区，是一年的度假胜地 - 但不限于“海洋，山，太阳”的刻板印象，但成为三根人民发展的领土：克里米亚tatars，chimean tatars， Karaites和Crimea。</text:p>
      <text:p text:style-name="P4">
反过来，克里米亚塔塔尔救援中心董事会主席巴里耶夫(Bariyev)强调需要对土著人民集体和政治权利的立法安全，例如地面的权利，语言，教育，参与代表机构以及参与特别 - 我们需要一个域。</text:p>
      <text:p text:style-name="P4">
<text:span text:style-name="T4">
另请阅读：</text:span>
 <text:a xlink:type="simple" xlink:href="https://www.ukrinform.ua/rubric-crimea/3710950-rosia-za-riznih-casiv-namagalasa-distanciuvati-ukrainciv-i-krimskih-tatar-dzaparova.html" text:style-name="Internet_20_link" text:visited-style-name="Visited_20_Internet_20_Link">
<text:span text:style-name="T4">
俄罗斯</text:span>
 <text:span text:style-name="T4">
 </text:span>
 <text:span text:style-name="T4">
 </text:span>
泰晤士报<text:span text:style-name="T4">
 </text:span>
 <text:span text:style-name="T4">
 </text:span>
尝试<text:span text:style-name="T4">
<text:span text:style-name="T5">
*距离</text:span>
* </text:span>
 <text:span text:style-name="T4">
乌克兰人</text:span>
 <text:span text:style-name="T4">
 </text:span>
 <text:span text:style-name="T4">
 crimean </text:span>
 <text:span text:style-name="T4">
 </text:span>
 <text:span text:style-name="T4">
 </text:span>
塔塔尔<text:span text:style-name="T4">
 </text:span>
 <text:span text:style-name="T4">
 </text:span>
 <text:span text:style-name="T4">
 </text:span>
 <text:span text:style-name="T4">
 </text:span>
 diaparova **</text:a>
据报道，今天在乌克兰，为塔塔尔人的右手人民挣扎了一天，并纪念受害者被驱逐出境克里米亚tatar的人。</text:p>
      <text:p text:style-name="P4">
News Source: <text:a xlink:type="simple" xlink:href="https://www.ukrinform.ua/rubric-crimea/3711003-pisla-vizvolenna-krim-mae-projti-druznu-militarizaciu-taseva.html" text:style-name="Internet_20_link" text:visited-style-name="Visited_20_Internet_20_Link">
https://www.ukrinform.ua/rubric-crimea/3711003-pisla-vizvolenna-krim-mae-projti-druznu-militarizaciu-taseva.html</text:a>
</text:p>
      <!--NEWS-->
      <text:h text:style-name="P10" text:outline-level="1">
<text:span text:style-name="T4">
总统发起了克里米亚塔塔尔人的受害者的纪念馆的建立</text:span>
</text:h>
      <text:p text:style-name="P4">
作者: Ukrinform (Person)</text:p>
      <text:p text:style-name="P4">
出版商: Укринформ (Organization)</text:p>
      <text:p text:style-name="P4">
出版时间: 2023-05-18T16:27:00+03:00</text:p>
      <text:p text:style-name="P4">
修改时间: 2023-05-18T16:27:00+03:00</text:p>
      <text:p text:style-name="P4">
描述: 沃迪米尔总统Zelenskyy提议为克里米亚塔塔尔人种族灭绝的受害者建立一个中央纪念馆。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Крим', 'Кримські татари', 'Меморіал', 'Зеленський']</text:p>
      <text:p text:style-name="P4">
类型: Article</text:p>
      <!--METADATA-->
      <text:p text:style-name="P4">
<draw:frame draw:style-name="fr1" draw:name="Image148" text:anchor-type="as-char" svg:width="6.9236in" svg:height="3.956343in" draw:z-index="0">
<draw:image xlink:href="../Images/yкринформ/2023-05-18T16-27-00-03-00/630_360_1679682020-565.jpeg" xlink:type="simple" xlink:show="embed" xlink:actuate="onLoad" draw:mime-type="image/jpeg"/>
</draw:frame>
总统洛尔迪尔·泽伦斯基(Lordir Zelensky)提议建立克里米亚塔塔尔人民受害者的中央纪念馆。</text:p>
      <text:p text:style-name="P4">
他说了<text:a xlink:type="simple" xlink:href="https://www.facebook.com/zelenskiy.official/videos/1592678847897475/" text:style-name="Internet_20_link" text:visited-style-name="Visited_20_Internet_20_Link">
</text:a>
乌克林福姆报道，在为克里米亚塔塔尔人的权利斗争之际，纳扎霍德人塔夫哈尼(Tavhan)的记忆是克里米亚塔塔尔(Crimean Tatars)驱逐出境的受害者。</text:p>
      <text:p text:style-name="P4">
“历史不仅是事件，而且是人们在触摸历史上悲惨时刻时被称为人心的地方。 <text:a xlink:type="simple" xlink:href="https://www.ukrinform.ua/tag-krimski-tatari" text:style-name="Internet_20_link" text:visited-style-name="Visited_20_Internet_20_Link">
</text:a>
它值得一个完整的中央纪念馆，这将让人联想到驱逐出境的受害者反塔塔尔人犯下的犯罪，关于照顾照顾的人们的力量。 在我看来，这很重要。 亲爱的礼物，全莫斯塔法 - 阿加(克里米亚塔塔尔人的领导人穆斯塔法·迪兹梅列夫(Mustafa Dzhemilev) -  ed。)，我将致力于这样一个想法，并一起选择最佳的变体。”总统说。</text:p>
      <text:p text:style-name="P4">
<text:span text:style-name="T5">
viso：<text:a xlink:type="simple" xlink:href="https://t.me/OP_UA/9521" text:style-name="Internet_20_link" text:visited-style-name="Visited_20_Internet_20_Link">
</text:a>
</text:span>
</text:p>
      <text:p text:style-name="P4">
他回忆说，现在整个乌克兰家庭尊敬了克里米亚塔塔尔人的驱逐出境的受害者，他在79年前被犯罪犯下了罪名：“成千上万的人被驱逐到外国。 被剥夺房屋的整个人民，试图擦除在克里米亚所说的一切。”</text:p>
      <text:p text:style-name="P4">
Zelensky强调，现在乌克兰的每个人都认识到已经恢复了几年的邪恶，改变了他们的象征，但并没有将其本质改变为自我陷入困境。</text:p>
      <text:p text:style-name="P4">
“但是这次我们将摧毁它。 我们必须这样做。 无论俄罗斯做什么，它的侵略都将被击败。 它将无法窃取克里米亚和我们国家的任何其他地区。 这是我们与您在一起的家。”总统强调。</text:p>
      <text:p text:style-name="P4">
<text:span text:style-name="T4">
另请阅读：</text:span>
 <text:a xlink:type="simple" xlink:href="https://www.ukrinform.ua/rubric-crimea/3711011-zelenskij-bez-povernenna-krimu-ne-bude-spokou-v-miznarodnih-vidnosinah.html" text:style-name="Internet_20_link" text:visited-style-name="Visited_20_Internet_20_Link">
<text:span text:style-name="T4">
 Zelensky </text:span>
</text:a>
他还指出，乌克兰正在尽一切努力增加其历史，这将为我们所有人民打开可靠的回家方式，并将为我们整个土地的自由提供支持。据报道，5月18日在乌克兰为正确的塔塔尔人的斗争当天被设定并尊重<text:a xlink:type="simple" xlink:href="https://www.ukrinform.ua/rubric-crimea/3710721-sogodni-ukraina-vsanovue-pamat-zertv-deportacii-krimskih-tatar.html" text:style-name="Internet_20_link" text:visited-style-name="Visited_20_Internet_20_Link">
</text:a>
。</text:p>
      <text:p text:style-name="P4">
_foto：op _</text:p>
      <text:p text:style-name="P4">
News Source: <text:a xlink:type="simple" xlink:href="https://www.ukrinform.ua/rubric-crimea/3711014-prezident-iniciuvav-stvorenna-memorialu-zertv-krimskotatarskogo-narodu.html" text:style-name="Internet_20_link" text:visited-style-name="Visited_20_Internet_20_Link">
https://www.ukrinform.ua/rubric-crimea/3711014-prezident-iniciuvav-stvorenna-memorialu-zertv-krimskotatarskogo-narodu.html</text:a>
</text:p>
      <!--NEWS-->
      <text:h text:style-name="P10" text:outline-level="1">
<text:span text:style-name="T4">
在切尔尼夫西（Chernivtsi），刺绣前面保存的展览被打开了</text:span>
</text:h>
      <text:p text:style-name="P4">
作者: Ukrinform (Person)</text:p>
      <text:p text:style-name="P4">
出版商: Укринформ (Organization)</text:p>
      <text:p text:style-name="P4">
出版时间: 2023-05-18T16:27:14+03:00</text:p>
      <text:p text:style-name="P4">
修改时间: 2023-05-18T16:27:14+03:00</text:p>
      <text:p text:style-name="P4">
描述: 在切尔尼夫西（Chernivtsi），刺绣博物馆开设了展览“拯救”  - 这些是刺绣衬衫，毛巾和桌布，这些衬衫，毛巾和桌布是从哈尔基夫地区哈尔基夫的乌克兰军事村庄出口的。  - 乌克林。</text:p>
      <text:p text:style-name="P4">
图片: ["<text:a xlink:type="simple" xlink:href="https://static.ukrinform.com/photos/2023_05/thumb_files/630_360_1684416112-3874.jpeg" text:style-name="Internet_20_link" text:visited-style-name="Visited_20_Internet_20_Link">
630_360_16844...</text:a>
", "<text:a xlink:type="simple" xlink:href="https://static.ukrinform.com/photos/2023_05/thumb_files/630_360_1684416112-1383.jpeg" text:style-name="Internet_20_link" text:visited-style-name="Visited_20_Internet_20_Link">
630_360_16844...</text:a>
", "<text:a xlink:type="simple" xlink:href="https://static.ukrinform.com/photos/2023_05/thumb_files/630_360_1684416112-3580.jpeg" text:style-name="Internet_20_link" text:visited-style-name="Visited_20_Internet_20_Link">
630_360_16844...</text:a>
", "<text:a xlink:type="simple" xlink:href="https://static.ukrinform.com/photos/2023_05/thumb_files/630_360_1684416112-5568.jpeg" text:style-name="Internet_20_link" text:visited-style-name="Visited_20_Internet_20_Link">
630_360_16844...</text:a>
", "<text:a xlink:type="simple" xlink:href="https://static.ukrinform.com/photos/2023_05/thumb_files/630_360_1684416112-7717.jpeg" text:style-name="Internet_20_link" text:visited-style-name="Visited_20_Internet_20_Link">
630_360_16844...</text:a>
", "<text:a xlink:type="simple" xlink:href="https://static.ukrinform.com/photos/2023_05/thumb_files/630_360_1684416112-7919.jpeg" text:style-name="Internet_20_link" text:visited-style-name="Visited_20_Internet_20_Link">
630_360_16844...</text:a>
", "<text:a xlink:type="simple" xlink:href="https://static.ukrinform.com/photos/2023_05/thumb_files/630_360_1684416113-8842.jpeg" text:style-name="Internet_20_link" text:visited-style-name="Visited_20_Internet_20_Link">
630_360_16844...</text:a>
"]</text:p>
      <text:p text:style-name="P4">
标签: ['Вишиванка', 'День вишиванки', 'Чернівці']</text:p>
      <text:p text:style-name="P4">
类型: Article</text:p>
      <!--METADATA-->
      <text:p text:style-name="P4">
<draw:frame draw:style-name="fr1" draw:name="Image149" text:anchor-type="as-char" svg:width="6.9236in" svg:height="3.956343in" draw:z-index="0">
<draw:image xlink:href="../Images/yкринформ/2023-05-18T16-27-14-03-00/630_360_1684416112-3874.jpeg" xlink:type="simple" xlink:show="embed" xlink:actuate="onLoad" draw:mime-type="image/jpeg"/>
</draw:frame>
Evyshivanki在刺绣博物馆中开设了“拯救”展览 - 这些是刺绣，毛巾和桌布，该展览是从哈尔基夫的乌克兰军队出口的。</text:p>
      <text:p text:style-name="P4">
这是乌克利福通讯员的报道。</text:p>
      <text:p text:style-name="P4">
<draw:frame draw:style-name="fr1" draw:name="Image150" text:anchor-type="as-char" svg:width="6.9236in" svg:height="3.956343in" draw:z-index="0">
<draw:image xlink:href="../Images/yкринформ/2023-05-18T16-27-14-03-00/630_360_1684416112-3874.jpeg" xlink:type="simple" xlink:show="embed" xlink:actuate="onLoad" draw:mime-type="image/jpeg"/>
</draw:frame>
ovikhnivtsi在刺绣 /照片的前面开了一个展览：Vitaliyolik，ukrinform <text:a xlink:type="simple" xlink:href="https://static.ukrinform.com/photos/2023_05/1684416112-3874.jpeg" text:style-name="Internet_20_link" text:visited-style-name="Visited_20_Internet_20_Link">
<draw:frame draw:style-name="fr1" draw:name="Image151" text:anchor-type="as-char" svg:width="6.9236in" svg:height="3.956343in" draw:z-index="0">
<draw:image xlink:href="../Images/yкринформ/2023-05-18T16-27-14-03-00/630_360_1684416112-3874.jpeg" xlink:type="simple" xlink:show="embed" xlink:actuate="onLoad" draw:mime-type="image/jpeg"/>
</draw:frame>
</text:a>
 <text:a xlink:type="simple" xlink:href="https://static.ukrinform.com/photos/2023_05/1684416112-1383.jpeg" text:style-name="Internet_20_link" text:visited-style-name="Visited_20_Internet_20_Link">
<draw:frame draw:style-name="fr1" draw:name="Image152" text:anchor-type="as-char" svg:width="6.9236in" svg:height="3.956343in" draw:z-index="0">
<draw:image xlink:href="../Images/yкринформ/2023-05-18T16-27-14-03-00/630_360_1684416112-1383.jpeg" xlink:type="simple" xlink:show="embed" xlink:actuate="onLoad" draw:mime-type="image/jpeg"/>
</draw:frame>
</text:a>
 <text:a xlink:type="simple" xlink:href="https://static.ukrinform.com/photos/2023_05/1684416112-3580.jpeg" text:style-name="Internet_20_link" text:visited-style-name="Visited_20_Internet_20_Link">
<draw:frame draw:style-name="fr1" draw:name="Image153" text:anchor-type="as-char" svg:width="6.9236in" svg:height="3.956343in" draw:z-index="0">
<draw:image xlink:href="../Images/yкринформ/2023-05-18T16-27-14-03-00/630_360_1684416112-3580.jpeg" xlink:type="simple" xlink:show="embed" xlink:actuate="onLoad" draw:mime-type="image/jpeg"/>
</draw:frame>
</text:a>
 <text:a xlink:type="simple" xlink:href="https://static.ukrinform.com/photos/2023_05/1684416112-5568.jpeg" text:style-name="Internet_20_link" text:visited-style-name="Visited_20_Internet_20_Link">
<draw:frame draw:style-name="fr1" draw:name="Image154" text:anchor-type="as-char" svg:width="6.9236in" svg:height="3.956343in" draw:z-index="0">
<draw:image xlink:href="../Images/yкринформ/2023-05-18T16-27-14-03-00/630_360_1684416112-5568.jpeg" xlink:type="simple" xlink:show="embed" xlink:actuate="onLoad" draw:mime-type="image/jpeg"/>
</draw:frame>
</text:a>
 <text:a xlink:type="simple" xlink:href="https://static.ukrinform.com/photos/2023_05/1684416112-7717.jpeg" text:style-name="Internet_20_link" text:visited-style-name="Visited_20_Internet_20_Link">
<draw:frame draw:style-name="fr1" draw:name="Image155" text:anchor-type="as-char" svg:width="6.9236in" svg:height="3.956343in" draw:z-index="0">
<draw:image xlink:href="../Images/yкринформ/2023-05-18T16-27-14-03-00/630_360_1684416112-7717.jpeg" xlink:type="simple" xlink:show="embed" xlink:actuate="onLoad" draw:mime-type="image/jpeg"/>
</draw:frame>
</text:a>
 <text:a xlink:type="simple" xlink:href="https://static.ukrinform.com/photos/2023_05/1684416112-7919.jpeg" text:style-name="Internet_20_link" text:visited-style-name="Visited_20_Internet_20_Link">
<draw:frame draw:style-name="fr1" draw:name="Image156" text:anchor-type="as-char" svg:width="6.9236in" svg:height="3.956343in" draw:z-index="0">
<draw:image xlink:href="../Images/yкринформ/2023-05-18T16-27-14-03-00/630_360_1684416112-7919.jpeg" xlink:type="simple" xlink:show="embed" xlink:actuate="onLoad" draw:mime-type="image/jpeg"/>
</draw:frame>
</text:a>
 <text:a xlink:type="simple" xlink:href="https://static.ukrinform.com/photos/2023_05/1684416113-8842.jpeg" text:style-name="Internet_20_link" text:visited-style-name="Visited_20_Internet_20_Link">
<draw:frame draw:style-name="fr1" draw:name="Image157" text:anchor-type="as-char" svg:width="6.9236in" svg:height="3.956343in" draw:z-index="0">
<draw:image xlink:href="../Images/yкринформ/2023-05-18T16-27-14-03-00/630_360_1684416113-8842.jpeg" xlink:type="simple" xlink:show="embed" xlink:actuate="onLoad" draw:mime-type="image/jpeg"/>
</draw:frame>
</text:a>
刺绣博物馆莱西亚·沃罗尼克(Lesya Voronyuk)的Vyshivanka Taerivnik被称为“被称为”。</text:p>
      <text:p text:style-name="P4">
<text:span text:style-name="T4">
另请阅读：</text:span>
 <text:a xlink:type="simple" xlink:href="https://www.ukrinform.ua/rubric-culture/3710842-u-vinnici-do-dna-visivanki-prezentuvali-vistavku-ornamenti-podilla.html" text:style-name="Internet_20_link" text:visited-style-name="Visited_20_Internet_20_Link">
</text:a>
据她说，今天在<text:a xlink:type="simple" xlink:href="https://www.ukrinform.ua/tag-muzej" text:style-name="Internet_20_link" text:visited-style-name="Visited_20_Internet_20_Link">
</text:a>
展示了20个展览。 但总的来说，被那个被摧毁的村庄设法节省了50多种刺绣的东西。</text:p>
      <text:p text:style-name="P4">
目前，它不能命名该刺绣死亡的军队或定居点。 他希望以后可以这样做。<text:span text:style-name="T4">
另请阅读：</text:span>
 <text:a xlink:type="simple" xlink:href="https://www.ukrinform.ua/rubric-culture/3710920-u-muzei-golodomoru-prezentuvali-vistavku-visivanok-z-unikalnimi-istoriami.html" text:style-name="Internet_20_link" text:visited-style-name="Visited_20_Internet_20_Link">
<text:span text:style-name="T4">
刺绣</text:span>
</text:a>
阅读有关挽救刺绣衬衫，毛巾和桌布的历史的更多信息<text:a xlink:type="simple" xlink:href="https://www.ukrinform.ua/rubric-culture/3710580-vratuvati-radovogo-visivanku.html" text:style-name="Internet_20_link" text:visited-style-name="Visited_20_Internet_20_Link">
</text:a>
乌克林。</text:p>
      <text:p text:style-name="P4">
News Source: <text:a xlink:type="simple" xlink:href="https://www.ukrinform.ua/rubric-culture/3711005-u-cernivcah-vidkrili-vistavku-vratovanih-na-fronti-visivanok.html" text:style-name="Internet_20_link" text:visited-style-name="Visited_20_Internet_20_Link">
https://www.ukrinform.ua/rubric-culture/3711005-u-cernivcah-vidkrili-vistavku-vratovanih-na-fronti-visivanok.html</text:a>
</text:p>
      <!--NEWS-->
      <text:h text:style-name="P10" text:outline-level="1">
<text:span text:style-name="T4">
欧盟国家的外交官告诉刺绣对他们意味着什么</text:span>
</text:h>
      <text:p text:style-name="P4">
作者: Ukrinform (Person)</text:p>
      <text:p text:style-name="P4">
出版商: Укринформ (Organization)</text:p>
      <text:p text:style-name="P4">
出版时间: 2023-05-18T16:33:26+03:00</text:p>
      <text:p text:style-name="P4">
修改时间: 2023-05-18T16:33:26+03:00</text:p>
      <text:p text:style-name="P4">
描述: 欧盟在乌克兰的代表制作了一段视频，欧盟外交官告诉您刺绣对他们意味着什么。  - 乌克林。</text:p>
      <text:p text:style-name="P4">
图片: ["<text:a xlink:type="simple" xlink:href="https://static.ukrinform.com/photos/2023_05/thumb_files/630_360_1684414711-964.jpg" text:style-name="Internet_20_link" text:visited-style-name="Visited_20_Internet_20_Link">
630_360_16844...</text:a>
"]</text:p>
      <text:p text:style-name="P4">
标签: ['Євросоюз', 'День вишиванки', 'Дипломати']</text:p>
      <text:p text:style-name="P4">
类型: Article</text:p>
      <!--METADATA-->
      <text:p text:style-name="P4">
<draw:frame draw:style-name="fr1" draw:name="Image158" text:anchor-type="as-char" svg:width="6.9236in" svg:height="3.956343in" draw:z-index="0">
<draw:image xlink:href="../Images/yкринформ/2023-05-18T16-33-26-03-00/630_360_1684414711-964.jpg" xlink:type="simple" xlink:show="embed" xlink:actuate="onLoad" draw:mime-type="image/jpeg"/>
</draw:frame>
欧盟在乌克兰的代表制作了一段视频，欧盟外交官说刺绣对他们意味着什么。</text:p>
      <text:p text:style-name="P4">
视频表示在[]中发布(http://twitter.com/EUDelegationUA/status/1659107564708143106?ref_src=twsrc%5Etfw%7Ctwcamp%5Etweetembed%7Ctwterm%5E1659107564708143106%7Ctwgr%5E64fc20d302864e56e089c5c5436227607dba606c%7Ctwcon%5Es1_&amp;ref_url=https%3A%2F%2Fwww.eurointegration.com.ua%2Fnews%2F2023%2F05%2F18%2F7161958%2F)，报道乌克林福姆</text:p>
      <text:p text:style-name="P4">
欧盟大使马蒂·马西卡斯(Mattie Maasikas)的视频指出，对他来说，vyshivanka是一种噪音。</text:p>
      <text:p text:style-name="P4">
德国驻乌克兰安卡·菲尔古森(Anka Felguzen)大使说，这对她来说是美。 法国大使Etien de Passen是象征和传统。 爱沙尼亚大使让我们的胜利。</text:p>
      <text:p text:style-name="P4">
爱尔兰驻乌克兰特雷莎·希利(Teresa Hili)的大使表示，她的刺绣象征着乌克兰人对大自然和清晰的地点和文化感，而大使Lituvaldemaras Sarappinas也指出，这是他的胜利精神。</text:p>
      <text:p text:style-name="P4">
视频： <text:a xlink:type="simple" xlink:href="https://twitter.com/EUDelegationUA/status/1659107564708143106" text:style-name="Internet_20_link" text:visited-style-name="Visited_20_Internet_20_Link">
</text:a>
录像带有二十多名外交官和国家的雇员参加了视频录制<text:a xlink:type="simple" xlink:href="https://www.ukrinform.ua/tag-evrosouz" text:style-name="Internet_20_link" text:visited-style-name="Visited_20_Internet_20_Link">
</text:a>
。 它们都在刺绣中漂移。</text:p>
      <text:p text:style-name="P4">
据报道，每年5月的第三个星期四<text:a xlink:type="simple" xlink:href="https://www.ukrinform.ua/rubric-society/3710730-sogodni-den-visivanki.html" text:style-name="Internet_20_link" text:visited-style-name="Visited_20_Internet_20_Link">
</text:a>
刺绣日。</text:p>
      <text:p text:style-name="P4">
5月18日在乌克兰<text:a xlink:type="simple" xlink:href="https://www.ukrinform.ua/rubric-crimea/3710721-sogodni-ukraina-vsanovue-pamat-zertv-deportacii-krimskih-tatar.html" text:style-name="Internet_20_link" text:visited-style-name="Visited_20_Internet_20_Link">
</text:a>
也是克里米亚塔塔尔人种族灭绝的受害者的纪念日。</text:p>
      <text:p text:style-name="P4">
News Source: <text:a xlink:type="simple" xlink:href="https://www.ukrinform.ua/rubric-society/3711010-diplomati-krain-es-rozpovili-so-dla-nih-oznacae-visivanka.html" text:style-name="Internet_20_link" text:visited-style-name="Visited_20_Internet_20_Link">
https://www.ukrinform.ua/rubric-society/3711010-diplomati-krain-es-rozpovili-so-dla-nih-oznacae-visivanka.html</text:a>
</text:p>
      <!--NEWS-->
      <text:h text:style-name="P10" text:outline-level="1">
<text:span text:style-name="T4">
Zelensky：如果没有克里米亚的归来，国际关系就不会休息</text:span>
</text:h>
      <text:p text:style-name="P4">
作者: Ukrinform (Person)</text:p>
      <text:p text:style-name="P4">
出版商: Укринформ (Organization)</text:p>
      <text:p text:style-name="P4">
出版时间: 2023-05-18T16:34:00+03:00</text:p>
      <text:p text:style-name="P4">
修改时间: 2023-05-18T16:34:00+03:00</text:p>
      <text:p text:style-name="P4">
描述: 乌克兰继续为克里米亚从俄罗斯占领中解放而奋斗，越来越多的领导人知道，如果没有半岛的回归，乌克兰将不会归还国际法和其他国际关系的全部力量。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Кримські татари', 'Окупація Криму', 'Зеленський']</text:p>
      <text:p text:style-name="P4">
类型: Article</text:p>
      <!--METADATA-->
      <text:p text:style-name="P4">
<draw:frame draw:style-name="fr1" draw:name="Image159" text:anchor-type="as-char" svg:width="6.9236in" svg:height="3.956343in" draw:z-index="0">
<draw:image xlink:href="../Images/yкринформ/2023-05-18T16-34-00-03-00/630_360_1682451261-591.jpeg" xlink:type="simple" xlink:show="embed" xlink:actuate="onLoad" draw:mime-type="image/jpeg"/>
</draw:frame>
乌克兰的前提是为克里米亚从俄罗斯占领中解放而进行的斗争，越来越多的领导人知道，如果没有半岛乌克兰的返回，乌克兰将不会成为国际法和其他国际关系的全部力量。</text:p>
      <text:p text:style-name="P4">
这是由沃迪米尔·泽伦斯基(Volodymyr Zelenskyy)总统在[]中指出的(https://www.facebook.com/watch/?v=1592678847897475)乌克林福姆报道，在克里米亚塔塔尔人当天之际的活动中，纪念克里米亚塔塔尔人的受害者的记忆。</text:p>
      <text:p text:style-name="P4">
“我们为了解放而继续工作<text:a xlink:type="simple" xlink:href="https://www.ukrinform.ua/tag-krim" text:style-name="Internet_20_link" text:visited-style-name="Visited_20_Internet_20_Link">
</text:a>
，它一定会履行到乌克兰国家制度...现在越来越多的领导人意识到，如果没有克里米亚的归来，国际关系和国际法的全部力量都不会归还。”国家强调。</text:p>
      <text:p text:style-name="P4">
<text:span text:style-name="T5">
viso：<text:a xlink:type="simple" xlink:href="https://t.me/OP_UA/9521" text:style-name="Internet_20_link" text:visited-style-name="Visited_20_Internet_20_Link">
</text:a>
</text:span>
</text:p>
      <text:p text:style-name="P4">
他说，在国家机构层面正在进行工作，以准备重新融入克里米亚，并告知他已签署了对半岛占领协会咨询委员会的法令翻新的法令。</text:p>
      <text:p text:style-name="P4">
总统还保证，乌克兰记得俄罗斯入侵者自由并为解放而努力的所有人。</text:p>
      <text:p text:style-name="P4">
<text:span text:style-name="T4">
另请阅读：</text:span>
 <text:a xlink:type="simple" xlink:href="https://www.ukrinform.ua/rubric-crimea/3710953-zelenskij-zatverdiv-sklad-konsultativnoi-radi-z-deokupacii-ta-reintegracii-krimu.html" text:style-name="Internet_20_link" text:visited-style-name="Visited_20_Internet_20_Link">
<text:span text:style-name="T4">
 Zelensky </text:span>
</text:a>
“我确信，现在是时候在5月18日可以一起的时候，在我们的克里米亚，开花的花园，热情好客的房屋，自由生活中，有温暖的回忆占领的信心。 这将是!”  - 泽伦斯基强调。</text:p>
      <text:p text:style-name="P4">
据报道，5月18日，乌克兰为正确的塔塔尔人和[]设定了斗争的日子。(https://www.ukrinform.ua/rubric-crimea/3710721-sogodni-ukraina-vsanovue-pamat-zertv-deportacii-krimskih-tatar.html)。</text:p>
      <text:p text:style-name="P4">
_foto：op _</text:p>
      <text:p text:style-name="P4">
News Source: <text:a xlink:type="simple" xlink:href="https://www.ukrinform.ua/rubric-crimea/3711011-zelenskij-bez-povernenna-krimu-ne-bude-spokou-v-miznarodnih-vidnosinah.html" text:style-name="Internet_20_link" text:visited-style-name="Visited_20_Internet_20_Link">
https://www.ukrinform.ua/rubric-crimea/3711011-zelenskij-bez-povernenna-krimu-ne-bude-spokou-v-miznarodnih-vidnosinah.html</text:a>
</text:p>
      <!--NEWS-->
      <text:h text:style-name="P10" text:outline-level="1">
<text:span text:style-name="T4">
Blinken副手来到乌克兰并会见了部长和外交官</text:span>
</text:h>
      <text:p text:style-name="P4">
作者: Ukrinform (Person)</text:p>
      <text:p text:style-name="P4">
出版商: Укринформ (Organization)</text:p>
      <text:p text:style-name="P4">
出版时间: 2023-05-18T16:37:00+03:00</text:p>
      <text:p text:style-name="P4">
修改时间: 2023-05-18T16:37:00+03:00</text:p>
      <text:p text:style-name="P4">
描述: 美国管理和资源副国务卿理查德·维尔玛（Richard Verma）访问了乌克兰，在那里他会见了乌克兰当局的代表。  - 乌克林。</text:p>
      <text:p text:style-name="P4">
图片: ["<text:a xlink:type="simple" xlink:href="https://static.ukrinform.com/photos/2023_05/thumb_files/630_360_1684417151-930.jpeg" text:style-name="Internet_20_link" text:visited-style-name="Visited_20_Internet_20_Link">
630_360_16844...</text:a>
", "<text:a xlink:type="simple" xlink:href="https://static.ukrinform.com/photos/2023_05/1684417151-484.jpeg" text:style-name="Internet_20_link" text:visited-style-name="Visited_20_Internet_20_Link">
1684417151-48...</text:a>
", "<text:a xlink:type="simple" xlink:href="https://static.ukrinform.com/photos/2023_05/1684417151-271.jpeg" text:style-name="Internet_20_link" text:visited-style-name="Visited_20_Internet_20_Link">
1684417151-27...</text:a>
"]</text:p>
      <text:p text:style-name="P4">
标签: ['США', 'Оксана Марченко', 'Кубраков', 'Блінкен', 'Бріджит Брінк']</text:p>
      <text:p text:style-name="P4">
类型: Article</text:p>
      <!--METADATA-->
      <text:p text:style-name="P4">
<draw:frame draw:style-name="fr1" draw:name="Image160" text:anchor-type="as-char" svg:width="6.9236in" svg:height="3.948616in" draw:z-index="0">
<draw:image xlink:href="../Images/yкринформ/2023-05-18T16-37-00-03-00/630_360_1684417151-930.jpeg" xlink:type="simple" xlink:show="embed" xlink:actuate="onLoad" draw:mime-type="image/jpeg"/>
</draw:frame>
美国管理和资源副国务卿理查德·维尔玛(Richard Verma)访问了乌克兰，在那里他会见了乌克兰当局的代表。</text:p>
      <text:p text:style-name="P4">
据乌克林福姆报道，在视频中，美国官员保证，华盛顿将继续为乌克兰提供必要的支持，以共同保护其独立性。</text:p>
      <text:p text:style-name="P4">
正如Verma在[]中报道的那样(https://twitter.com/DepSecStateMR/status/1659136747354112003?cxt=HHwWhoC2vZmFuIYuAAAA)，他访问的目的是评估“美国的支持如何帮助乌克兰防御俄罗斯侵略”。</text:p>
      <text:p text:style-name="P4">
<draw:frame draw:style-name="fr1" draw:name="Image161" text:anchor-type="as-char" svg:width="6.9236in" svg:height="4.611226in" draw:z-index="0">
<draw:image xlink:href="../Images/yкринформ/2023-05-18T16-37-00-03-00/1684417151-484.jpeg" xlink:type="simple" xlink:show="embed" xlink:actuate="onLoad" draw:mime-type="image/jpeg"/>
</draw:frame>
Verma保证：“我们将与乌克兰在一起。”</text:p>
      <text:p text:style-name="P4">
美国副国务卿报告说，除<text:a xlink:type="simple" xlink:href="https://twitter.com/DepSecStateMR/status/1659144297206382592" text:style-name="Internet_20_link" text:visited-style-name="Visited_20_Internet_20_Link">
</text:a>
特别是在美国大使馆的工作人员，特别是<text:a xlink:type="simple" xlink:href="https://twitter.com/DepSecStateMR/status/1659151856440864770" text:style-name="Internet_20_link" text:visited-style-name="Visited_20_Internet_20_Link">
</text:a>
与乌克兰·谢尔盖·马尔森科(Ukraine Sergey Marchenko)的财政部长。</text:p>
      <text:p text:style-name="P4">
Verma强调说：“我们举行了一场富有成效的会议，以进一步支持乌克兰以保护其领土完整性。”</text:p>
      <text:p text:style-name="P4">
此外，他<text:a xlink:type="simple" xlink:href="https://twitter.com/DepSecStateMR/status/1659174499575644164" text:style-name="Internet_20_link" text:visited-style-name="Visited_20_Internet_20_Link">
</text:a>
乌克兰社区发展，领土和基础设施部长Oleksandr Kubrakov。 据他介绍，就“乌克兰的恢复和美国对乌克兰能源部门的投资的未来”进行了富有成果的讨论。</text:p>
      <text:p text:style-name="P4">
<draw:frame draw:style-name="fr1" draw:name="Image162" text:anchor-type="as-char" svg:width="6.9236in" svg:height="4.388341in" draw:z-index="0">
<draw:image xlink:href="../Images/yкринформ/2023-05-18T16-37-00-03-00/1684417151-271.jpeg" xlink:type="simple" xlink:show="embed" xlink:actuate="onLoad" draw:mime-type="image/jpeg"/>
</draw:frame>
在 <text:a xlink:type="simple" xlink:href="https://twitter.com/DepSecStateMR/status/1659166947592814592" text:style-name="Internet_20_link" text:visited-style-name="Visited_20_Internet_20_Link">
</text:a>
在基辅迈克尔的黄金墓地大教堂中，美国顶级外交官正在s饮，继续支持乌克兰意味着向基辅提供基辅的安全，经济和人道主义援助。</text:p>
      <text:p text:style-name="Quotations">

<text:p text:style-name="P4">
很荣幸能在基辅亲眼看到乌克兰人民如何继续勇敢地抵御俄罗斯的袭击。 <text:a xlink:type="simple" xlink:href="https://twitter.com/hashtag/UnitedWithUkraine" text:style-name="Internet_20_link" text:visited-style-name="Visited_20_Internet_20_Link">
&gt;
</text:a>
&gt;
 <text:a xlink:type="simple" xlink:href="https://t.co/iubDaBKnX4" text:style-name="Internet_20_link" text:visited-style-name="Visited_20_Internet_20_Link">
 </text:a>
&gt;
&gt;
  - 理查德·R·维尔玛(Richard R. Verma)(@depsecstatemr) <text:a xlink:type="simple" xlink:href="https://twitter.com/DepSecStateMR/status/1659166947592814592" text:style-name="Internet_20_link" text:visited-style-name="Visited_20_Internet_20_Link">
&gt;
 </text:a>
<text:span text:style-name="T4">
另请阅读：</text:span>
 <text:a xlink:type="simple" xlink:href="https://www.ukrinform.ua/rubric-vidbudova/3710979-ukraina-ta-ssa-obgovorili-plan-vidnovlenna-i-zahistu-energetiki-do-nastupnoi-zimi.html" text:style-name="Internet_20_link" text:visited-style-name="Visited_20_Internet_20_Link">
</text:a>
</text:p>

</text:p>
      <text:p text:style-name="P4">
据报道，Verma于今年4月被任命为管理和资源副国务卿。 这是他在这个职位上的第一个外国商人。 除了乌克兰，他还访问了波兰，周四是摩尔多瓦的扎克斯特。</text:p>
      <text:p text:style-name="P4">
<text:span text:style-name="T5">
foto：Richard Verma/Twitter</text:span>
</text:p>
      <text:p text:style-name="P4">
News Source: <text:a xlink:type="simple" xlink:href="https://www.ukrinform.ua/rubric-polytics/3711015-v-ukrainu-priihav-zastupnik-blinkena-i-zustrivsa-z-ministrami-j-diplomatami.html" text:style-name="Internet_20_link" text:visited-style-name="Visited_20_Internet_20_Link">
https://www.ukrinform.ua/rubric-polytics/3711015-v-ukrainu-priihav-zastupnik-blinkena-i-zustrivsa-z-ministrami-j-diplomatami.html</text:a>
</text:p>
      <!--NEWS-->
      <text:h text:style-name="P10" text:outline-level="1">
<text:span text:style-name="T4">
在白俄罗斯，与乌克兰边界附近的龙齿线 - 媒体出现了</text:span>
</text:h>
      <text:p text:style-name="P4">
作者: Ukrinform (Person)</text:p>
      <text:p text:style-name="P4">
出版商: Укринформ (Organization)</text:p>
      <text:p text:style-name="P4">
出版时间: 2023-05-18T16:38:05+03:00</text:p>
      <text:p text:style-name="P4">
修改时间: 2023-05-18T16:38:05+03:00</text:p>
      <text:p text:style-name="P4">
描述: 在白俄罗斯（Berarus）距离乌克兰边界20公里处，还有一系列的“龙牙”，此外，它们可能是附近建造的防御工事。  - 乌克林。</text:p>
      <text:p text:style-name="P4">
图片: ["<text:a xlink:type="simple" xlink:href="https://static.ukrinform.com/photos/2023_05/thumb_files/630_360_1684416873-207.jpg" text:style-name="Internet_20_link" text:visited-style-name="Visited_20_Internet_20_Link">
630_360_16844...</text:a>
", "<text:a xlink:type="simple" xlink:href="https://static.ukrinform.com/photos/2023_05/1684416759-480.jpg" text:style-name="Internet_20_link" text:visited-style-name="Visited_20_Internet_20_Link">
1684416759-48...</text:a>
"]</text:p>
      <text:p text:style-name="P4">
标签: ['Білорусь', 'Фортифікаційні споруди']</text:p>
      <text:p text:style-name="P4">
类型: Article</text:p>
      <!--METADATA-->
      <text:p text:style-name="P4">
<draw:frame draw:style-name="fr1" draw:name="Image163" text:anchor-type="as-char" svg:width="6.9236in" svg:height="3.956343in" draw:z-index="0">
<draw:image xlink:href="../Images/yкринформ/2023-05-18T16-38-05-03-00/630_360_1684416873-207.jpg" xlink:type="simple" xlink:show="embed" xlink:actuate="onLoad" draw:mime-type="image/jpeg"/>
</draw:frame>
乌贝洛鲁斯(Ubellorus)距离与乌克兰边界20公里，出现了“牙齿”线，此外，它们可能是旁边的防御工事。</text:p>
      <text:p text:style-name="P4">
正如乌克林福姆报道的那样，它报告了<text:a xlink:type="simple" xlink:href="http://t.me/Hajun_BY/6844" text:style-name="Internet_20_link" text:visited-style-name="Visited_20_Internet_20_Link">
</text:a>
白俄罗斯huyun。</text:p>
      <text:p text:style-name="P4">
<draw:frame draw:style-name="fr1" draw:name="Image164" text:anchor-type="as-char" svg:width="6.9236in" svg:height="4.538804in" draw:z-index="0">
<draw:image xlink:href="../Images/yкринформ/2023-05-18T16-38-05-03-00/1684416759-480.jpg" xlink:type="simple" xlink:show="embed" xlink:actuate="onLoad" draw:mime-type="image/jpeg"/>
</draw:frame>
“距戈梅尔(Gomel)10公里，在M8路线附近，沿着与乌克兰边界的方向，有一系列反坦克防御工事 - “龙的牙齿”。此外，建筑上的建筑工作可能在洞察力下，可能是构造的防御工事，”  - 消息示出。</text:p>
      <text:p text:style-name="P4">
监测小组称其为“象征性”，今天5月18日，亚历山大·卢卡申科(Alexander Lukashenko)认为，未来的乌克兰反性攻击是一种不寻常的“错误信息”。</text:p>
      <text:p text:style-name="P4">
<text:span text:style-name="T4">
另请阅读：</text:span>
 <text:a xlink:type="simple" xlink:href="https://www.ukrinform.ua/rubric-ato/3709444-na-teritorii-bilorusi-perebuvae-blizko-25-tisaci-vijskovih-rf.html" text:style-name="Internet_20_link" text:visited-style-name="Visited_20_Internet_20_Link">
<text:span text:style-name="T4">
白俄罗斯</text:span>
</text:a>
如报道<text:a xlink:type="simple" xlink:href="https://www.ukrinform.ua/rubric-ato/3709444-na-teritorii-bilorusi-perebuvae-blizko-25-tisaci-vijskovih-rf.html" text:style-name="Internet_20_link" text:visited-style-name="Visited_20_Internet_20_Link">
</text:a>
，截至中间，与[]边界的情况(https://www.ukrinform.ua/tag-bilorus)保持完全控制。 目前，民法共和国领土上有25万俄罗斯士兵。</text:p>
      <text:p text:style-name="P4">
News Source: <text:a xlink:type="simple" xlink:href="https://www.ukrinform.ua/rubric-world/3711012-u-bilorusi-zavilas-linia-zubiv-drakona-nepodalik-kordonu-z-ukrainou-zmi.html" text:style-name="Internet_20_link" text:visited-style-name="Visited_20_Internet_20_Link">
https://www.ukrinform.ua/rubric-world/3711012-u-bilorusi-zavilas-linia-zubiv-drakona-nepodalik-kordonu-z-ukrainou-zmi.html</text:a>
</text:p>
      <!--NEWS-->
      <text:h text:style-name="P10" text:outline-level="1">
<text:span text:style-name="T4">
“考文垂”和“卢顿”将在季后赛决赛中参加APL</text:span>
</text:h>
      <text:p text:style-name="P4">
作者: Ukrinform (Person)</text:p>
      <text:p text:style-name="P4">
出版商: Укринформ (Organization)</text:p>
      <text:p text:style-name="P4">
出版时间: 2023-05-18T16:38:22+03:00</text:p>
      <text:p text:style-name="P4">
修改时间: 2023-05-18T16:38:22+03:00</text:p>
      <text:p text:style-name="P4">
描述: 这场比赛将于5月27日在Vembleu举行。  - 乌克林。</text:p>
      <text:p text:style-name="P4">
图片: ["<text:a xlink:type="simple" xlink:href="https://static.ukrinform.com/photos/2023_05/thumb_files/630_360_1684417052-689.jpg" text:style-name="Internet_20_link" text:visited-style-name="Visited_20_Internet_20_Link">
630_360_16844...</text:a>
"]</text:p>
      <text:p text:style-name="P4">
标签: ['Футбол', 'АПЛ']</text:p>
      <text:p text:style-name="P4">
类型: Article</text:p>
      <!--METADATA-->
      <text:p text:style-name="P4">
<draw:frame draw:style-name="fr1" draw:name="Image165" text:anchor-type="as-char" svg:width="6.9236in" svg:height="3.956343in" draw:z-index="0">
<draw:image xlink:href="../Images/yкринформ/2023-05-18T16-38-22-03-00/630_360_1684417052-689.jpg" xlink:type="simple" xlink:show="embed" xlink:actuate="onLoad" draw:mime-type="image/jpeg"/>
</draw:frame>
比赛将于5月27日前往Wemlib。</text:p>
      <text:p text:style-name="P4">
报道说，考文垂和卢顿将在决赛的季后赛中打入英超联赛。</text:p>
      <text:p text:style-name="P4">
卢顿在桑德兰半决赛中击败了两场比赛。 第一个池塘赢得了“黑猫”(2：1)，在主场的会议和回应中是“帽子”(2：0).</text:p>
      <text:p text:style-name="P4">
«Ковентрі» у першому поєдинку зіграв унічию з «Мідлсбро» (0：0). У зустрічі увідповідь «Небесно-блакитні» здобули на виїзді мінімальну перемогу (1：0).</text:p>
      <text:p text:style-name="P4">
Фінальний матч плей-офф пройде на Вемблі 27 травня.</text:p>
      <text:p text:style-name="P4">
<text:span text:style-name="T4">
Читайте також:</text:span>
 <text:a xlink:type="simple" xlink:href="https://www.ukrinform.ua/rubric-sports/3709690-apl-liverpul-u-gostah-rozgromiv-lester.html" text:style-name="Internet_20_link" text:visited-style-name="Visited_20_Internet_20_Link">
 <text:span text:style-name="T4">
АПЛ</text:span>
 </text:a>
正如乌克林福姆报道的那样，伯恩利和谢菲尔德联队保证了APL的出口。</text:p>
      <text:p text:style-name="P4">
照片：盖蒂图像</text:p>
      <text:p text:style-name="P4">
News Source: <text:a xlink:type="simple" xlink:href="https://www.ukrinform.ua/rubric-sports/3711013-koventri-ta-luton-zigraut-u-finali-plejoff-za-vihid-do-apl.html" text:style-name="Internet_20_link" text:visited-style-name="Visited_20_Internet_20_Link">
https://www.ukrinform.ua/rubric-sports/3711013-koventri-ta-luton-zigraut-u-finali-plejoff-za-vihid-do-apl.html</text:a>
</text:p>
      <!--NEWS-->
      <text:h text:style-name="P10" text:outline-level="1">
<text:span text:style-name="T4">
在哈尔基夫地区，一个人因火箭射击而丧生，两人受伤</text:span>
</text:h>
      <text:p text:style-name="P4">
作者: Ukrinform (Person)</text:p>
      <text:p text:style-name="P4">
出版商: Укринформ (Organization)</text:p>
      <text:p text:style-name="P4">
出版时间: 2023-05-18T16:43:00+03:00</text:p>
      <text:p text:style-name="P4">
修改时间: 2023-05-18T16:43:00+03:00</text:p>
      <text:p text:style-name="P4">
描述: 由于在齐库尼（Tsirkuni）村的火箭中风，一个人被杀，另外两人受伤。  - 乌克林。</text:p>
      <text:p text:style-name="P4">
图片: ["<text:a xlink:type="simple" xlink:href="https://static.ukrinform.com/photos/2022_06/thumb_files/630_360_1654768443-794.jpg" text:style-name="Internet_20_link" text:visited-style-name="Visited_20_Internet_20_Link">
630_360_16547...</text:a>
"]</text:p>
      <text:p text:style-name="P4">
标签: ['Харківщина', 'Війна з Росією', 'Ракетний удар']</text:p>
      <text:p text:style-name="P4">
类型: Article</text:p>
      <!--METADATA-->
      <text:p text:style-name="P4">
<draw:frame draw:style-name="fr1" draw:name="Image166" text:anchor-type="as-char" svg:width="6.9236in" svg:height="3.956343in" draw:z-index="0">
<draw:image xlink:href="../Images/yкринформ/2023-05-18T16-43-00-03-00/630_360_1654768443-794.jpg" xlink:type="simple" xlink:show="embed" xlink:actuate="onLoad" draw:mime-type="image/jpeg"/>
</draw:frame>
在柯库尼地区的柯库尼(Kirkuni)村，一个人丧生并受伤。</text:p>
      <text:p text:style-name="P4">
这是在[]中报道的(https://t.me/synegubov/6219)据报道，乌克林福姆(Ukrinform)报道，哈尔基夫·奥瓦洛夫(Kharkiv Ovaologov)Sinegubov的负责人。</text:p>
      <text:p text:style-name="P4">
“根据该村庄占领者的导弹大厅，急救医疗援助区域中心的说法。 马戏团被一个人杀死。 另外两个平民受伤。 医生为他们提供了所有必要的帮助。”  -  Synegubov说。</text:p>
      <text:p text:style-name="P4">
<text:span text:style-name="T4">
另请阅读：</text:span>
 <text:a xlink:type="simple" xlink:href="https://www.ukrinform.ua/rubric-ato/3710984-rosiani-zavdali-udaru-po-selu-cvirkuni-na-harkivsini.html" text:style-name="Internet_20_link" text:visited-style-name="Visited_20_Internet_20_Link">
<text:span text:style-name="T4">
马戏团</text:span>
</text:a>
据报道，据报道。 马戏团 <text:a xlink:type="simple" xlink:href="https://www.ukrinform.ua/tag-harkivsina" text:style-name="Internet_20_link" text:visited-style-name="Visited_20_Internet_20_Link">
</text:a>
火箭记录在私人住宅中，一个人可能是次面。</text:p>
      <text:p text:style-name="P4">
News Source: <text:a xlink:type="simple" xlink:href="https://www.ukrinform.ua/rubric-ato/3711018-na-harkivsini-vnaslidok-raketnogo-obstrilu-zaginula-ludina-dvoe-poraneni.html" text:style-name="Internet_20_link" text:visited-style-name="Visited_20_Internet_20_Link">
https://www.ukrinform.ua/rubric-ato/3711018-na-harkivsini-vnaslidok-raketnogo-obstrilu-zaginula-ludina-dvoe-poraneni.html</text:a>
</text:p>
      <!--NEWS-->
      <text:h text:style-name="P10" text:outline-level="1">
<text:span text:style-name="T4">
欧盟和乌克兰的经济在俄罗斯侵略的条件下表现出稳定 - 欧洲委员会</text:span>
</text:h>
      <text:p text:style-name="P4">
作者: Ukrinform (Person)</text:p>
      <text:p text:style-name="P4">
出版商: Укринформ (Organization)</text:p>
      <text:p text:style-name="P4">
出版时间: 2023-05-18T16:47:26+03:00</text:p>
      <text:p text:style-name="P4">
修改时间: 2023-05-18T16:47:26+03:00</text:p>
      <text:p text:style-name="P4">
描述: 欧盟的春季经济预测的经济发展速度比冬季所预测的要高，面对俄罗斯的侵略，欧盟和乌克兰的经济稳定更高。  - 乌克林。</text:p>
      <text:p text:style-name="P4">
图片: ["<text:a xlink:type="simple" xlink:href="https://static.ukrinform.com/photos/2016_05/thumb_files/630_360_1462365899-2256.jpg" text:style-name="Internet_20_link" text:visited-style-name="Visited_20_Internet_20_Link">
630_360_14623...</text:a>
"]</text:p>
      <text:p text:style-name="P4">
标签: ['Економіка', 'Єврокомісія', 'Україна']</text:p>
      <text:p text:style-name="P4">
类型: Article</text:p>
      <!--METADATA-->
      <text:p text:style-name="P4">
<draw:frame draw:style-name="fr1" draw:name="Image167" text:anchor-type="as-char" svg:width="6.9236in" svg:height="3.956343in" draw:z-index="0">
<draw:image xlink:href="../Images/yкринформ/2023-05-18T16-47-26-03-00/630_360_1462365899-2256.jpg" xlink:type="simple" xlink:show="embed" xlink:actuate="onLoad" draw:mime-type="image/jpeg"/>
</draw:frame>
欧盟的春季经济预测的经济发展速度比冬季的预期高，并且在面对俄罗斯的侵略下，欧盟和乌克兰的预期经济抵抗力高。</text:p>
      <text:p text:style-name="P4">
这是欧洲经济学专员Paolo Gentiloni所说的，<text:a xlink:type="simple" xlink:href="http://ec.europa.eu/commission/presscorner/detail/en/speech_23_2762" text:style-name="Internet_20_link" text:visited-style-name="Visited_20_Internet_20_Link">
</text:a>
欧洲经济发展的预测概述，其中首先包括欧盟成员资格的新候选人 - 乌克兰，摩尔多瓦和波斯尼亚·艾格赛戈维纳，乌克利福德通讯员报告。</text:p>
      <text:p text:style-name="P4">
“毫无疑问，俄罗斯对乌克兰的积极战争给我们的整个经济带来了长期的阴影。这不仅是人类和地缘政治问题，而且是一个很大的经济风险……但是，我们必须为欧洲经济经济学表现出如此杰出的欧洲经济经济学而感到自豪稳定...在能源危机期间的管理，财政政策协调 - 所有这些都导致了脚本似乎比预期要好。”</text:p>
      <text:p text:style-name="P4">
尤其是，据他说，5月，天然气价格在地面上达到35欧元，这是自2021年夏天以来最低的，根据预测，汽油价格将在2023  -  2024年降低。</text:p>
      <text:p text:style-name="P4">
根据 <text:a xlink:type="simple" xlink:href="http://ec.europa.eu/commission/presscorner/detail/en/ip_23_2723" text:style-name="Internet_20_link" text:visited-style-name="Visited_20_Internet_20_Link">
</text:a>
欧盟委员会，欧盟经济增长率为1％(冬季预测为0.8％)，在2024年增长了1.7％。 预计2023年和2024年的欧洲GDP增长率为1.1％和1.6％。 同时，欧元区的通货膨胀水平预计为统一年份的5.8％，在2024年将降至2.8％。</text:p>
      <text:p text:style-name="P4">
<text:span text:style-name="T4">
另请阅读：</text:span>
 <text:a xlink:type="simple" xlink:href="https://www.ukrinform.ua/rubric-economy/3709638-ricnij-zvit-nbu-popri-vijnu-vdalosa-zberegti-makrofinansovu-stabilnist-ta-doviru-gromadan.html" text:style-name="Internet_20_link" text:visited-style-name="Visited_20_Internet_20_Link">
</text:a>
乌克兰欧洲委员会<text:a xlink:type="simple" xlink:href="https://ec.europa.eu/economy_finance/forecasts/2023/spring/SpecialIssue-Candidate_countries.pdf" text:style-name="Internet_20_link" text:visited-style-name="Visited_20_Internet_20_Link">
</text:a>
作为一个人口超过4000万的“平均财富”的国家，人均GDP的比例约为欧盟国家平均水平的29.3％。</text:p>
      <text:p text:style-name="P4">
“本节主要基于战前指标，这使得巨大的不确定性。 同时，该国在战争期间表现出了突出的抵抗，并在努力加入欧盟之后，这在2023年6月23日保持了候选国家的地位。 这应该改善乌克兰的景观。”该文件写道。“尽管战争，经济仍证明是稳定的。 实际上，积极战斗地区​​的人口的运动，减少业务活动和严重的经济损失实际上导致了高通货膨胀和失业率的增加。 2022年，私人消费和投资分别下降了30％和35％，导致GDP降低了29.1％。 此外，俄罗斯在2022年底对能源电网发动了攻击 -  2023年初，摧毁或严重损害了能源基础设施的力量。 同时，根据预测，预期的能源基础设施以及团结和财政援助的倡议将在2023年为经济指标的稳定做出贡献。”</text:p>
      <text:p text:style-name="P4">
特别是根据期望<text:a xlink:type="simple" xlink:href="https://www.ukrinform.ua/tag-evrokomisia" text:style-name="Internet_20_link" text:visited-style-name="Visited_20_Internet_20_Link">
</text:a>
，在2024年，通货膨胀逐渐减少的国家恢复过程将开始储存约20％。 还将降低失业率(当前15％).</text:p>
      <text:p text:style-name="P4">
«Величезні зусилля будуть необхідні для приваблення інвестицій тазапочаткування повномасштабної відбудови, вартість якої зараз оцінюється нарівні 411 мільярдів доларів США. Амбітна програма реформ також буде необхідноюдля країни у просуванні на шляху до ЄС», - сказано у доповіді Єврокомісії.</text:p>
      <text:p text:style-name="P4">
<text:span text:style-name="T4">
Читайте також:</text:span>
 <text:a xlink:type="simple" xlink:href="https://www.ukrinform.ua/rubric-ato/3709960-ebrr-ocikue-pomirnogo-zrostanna-ekonomiki-ukraini.html" text:style-name="Internet_20_link" text:visited-style-name="Visited_20_Internet_20_Link">
 </text:a>
下一个夏季经济预测，欧洲委员会将于7月举行。</text:p>
      <text:p text:style-name="P4">
News Source: <text:a xlink:type="simple" xlink:href="https://www.ukrinform.ua/rubric-economy/3711019-ekonomiki-es-i-ukraini-viavili-stijkist-v-umovah-rosijskoi-agresii-evrokomisia.html" text:style-name="Internet_20_link" text:visited-style-name="Visited_20_Internet_20_Link">
https://www.ukrinform.ua/rubric-economy/3711019-ekonomiki-es-i-ukraini-viavili-stijkist-v-umovah-rosijskoi-agresii-evrokomisia.html</text:a>
</text:p>
      <!--NEWS-->
      <text:h text:style-name="P10" text:outline-level="1">
<text:span text:style-name="T4">
索非亚·基维斯卡（Sofia Kyivska）保护区在国际博物馆日举行活动</text:span>
</text:h>
      <text:p text:style-name="P4">
作者: Ukrinform (Person)</text:p>
      <text:p text:style-name="P4">
出版商: Укринформ (Organization)</text:p>
      <text:p text:style-name="P4">
出版时间: 2023-05-18T16:58:15+03:00</text:p>
      <text:p text:style-name="P4">
修改时间: 2023-05-18T16:58:15+03:00</text:p>
      <text:p text:style-name="P4">
描述: 在5月18日至21日，在国际博物馆日之际，任务，游览和展览将在索非亚基夫斯卡国家保护区举行。  - 乌克林。</text:p>
      <text:p text:style-name="P4">
图片: ["<text:a xlink:type="simple" xlink:href="https://static.ukrinform.com/photos/2021_03/thumb_files/630_360_1615384002-894.jpg" text:style-name="Internet_20_link" text:visited-style-name="Visited_20_Internet_20_Link">
630_360_16153...</text:a>
"]</text:p>
      <text:p text:style-name="P4">
标签: None</text:p>
      <text:p text:style-name="P4">
类型: Article</text:p>
      <!--METADATA-->
      <text:p text:style-name="P4">
<draw:frame draw:style-name="fr1" draw:name="Image168" text:anchor-type="as-char" svg:width="6.9236in" svg:height="3.956343in" draw:z-index="0">
<draw:image xlink:href="../Images/yкринформ/2023-05-18T16-58-15-03-00/630_360_1615384002-894.jpg" xlink:type="simple" xlink:show="embed" xlink:actuate="onLoad" draw:mime-type="image/jpeg"/>
</draw:frame>
在5月18日至21日，索非亚基夫斯卡国家储备将在国际博物馆日举行，游览和展览。</text:p>
      <text:p text:style-name="P4">
正如乌克林福姆报道的那样，该出版物[]报告(http://vechirniy.kyiv.ua/news/82874/?fbclid=IwAR0XKKVrBFJJ8vRa25cncNgtMn-oWrzt8BsCMu0mxdJv4F1hA0w8n9JGOTc)消息写道：“传统上，今年的预备役建议庆祝国际日博物馆 - 参观与整个家庭的展览或探索，演讲，巡回演出，参观Astermate -Class。”</text:p>
      <text:p text:style-name="P4">
根据该计划的说法，5月18日，中午时分，穆斯的任务“ Khranithelistops”以及演讲“纪念碑的艺术纪事：西里尔职业艺术教会”，以及14点 - 任务 - 任务“ Litili，Klucasagubila的天使”。</text:p>
      <text:p text:style-name="P4">
5月19日，西里尔教堂博物馆的“西里尔教堂历史上的圣德米特罗斯托夫斯卡亚”定于当天进行12点，并在扎波罗夫斯基婆罗洲的15点进行教育和认知计划的15点。 “通往桑利斯的道路”将开始。</text:p>
      <text:p text:style-name="P4">
5月20日，将在博物馆举行“ Kyiv-Kiriliv教堂的Savatuptalo-A接球手”，并在“ Cyril Church”博物馆举行，并在圣安德鲁的圣安德鲁大师班“圣安德鲁的大师班”上举行。教会。 下午2:00，计划在“索非亚·基维斯卡”的保护区的领土上饥饿。</text:p>
      <text:p text:style-name="P4">
同样在5月21日凌晨12点的预备役中，您可以通过“天使飞行，损失钥匙”的任务。 这一天还将举行六个展览。特别是，博物馆的“大都会之家”举办了一个展览“ Vasyl Krychevsky：Kyiv's Stock Collection的作品”，旨在庆祝一位杰出艺术家150周年。 另一位艺术家专门致力于“ Leonid Totsky：艺术家和修复者”。 英勇的景观展览也可以进行。</text:p>
      <text:p text:style-name="P4">
博览会“十二世世纪的俄罗斯 - 乌克兰战争。 扎博罗夫斯基(Zaborovsky)的大门展示了一个展览“间隔的抹黑间隔。 Andriy Bogomolov和他的学生。”</text:p>
      <text:p text:style-name="P4">
“在假期之际，传统上，5月18日，国家预备役“索非亚·基维(Sofia Kiev)”和圣安德鲁教堂(St. Andrew's Church)的观察甲板以及房地产文化遗产的对象：索非亚(Sofia)的对象：证词说：“大教堂，霍尼伯岛，赫利蓬，布拉马·扎博罗夫斯基，重复，贝尔，安德鲁斯。金门是免费的，”证词说。据乌克林福姆报道，在Zhytomyr当地历史博物馆的国际博物馆日，在国际博物馆日开放了展览“ Zhytomyr Polissya的手工艺品”。</text:p>
      <text:p text:style-name="P4">
News Source: <text:a xlink:type="simple" xlink:href="https://www.ukrinform.ua/rubric-culture/3711023-zapovidnik-sofia-kiivska-provodit-zahodi-z-nagodi-miznarodnogo-dna-muzeiv.html" text:style-name="Internet_20_link" text:visited-style-name="Visited_20_Internet_20_Link">
https://www.ukrinform.ua/rubric-culture/3711023-zapovidnik-sofia-kiivska-provodit-zahodi-z-nagodi-miznarodnogo-dna-muzeiv.html</text:a>
</text:p>
      <!--NEWS-->
      <text:h text:style-name="P10" text:outline-level="1">
<text:span text:style-name="T4">
Galushchenko向中国政府代表团通报了ZPP的情况</text:span>
</text:h>
      <text:p text:style-name="P4">
作者: Ukrinform (Person)</text:p>
      <text:p text:style-name="P4">
出版商: Укринформ (Organization)</text:p>
      <text:p text:style-name="P4">
出版时间: 2023-05-18T16:59:54+03:00</text:p>
      <text:p text:style-name="P4">
修改时间: 2023-05-18T16:59:54+03:00</text:p>
      <text:p text:style-name="P4">
描述: 俄罗斯联邦在Zaporizhhya NPP领土上的住宿带来了整个非洲大陆的核安全风险，该车站必须是De -Cupoun，非军事化并返回乌克兰运营商的全部指导。  - 乌克林。</text:p>
      <text:p text:style-name="P4">
图片: ["<text:a xlink:type="simple" xlink:href="https://static.ukrinform.com/photos/2022_08/thumb_files/630_360_1659601205-271.jpg" text:style-name="Internet_20_link" text:visited-style-name="Visited_20_Internet_20_Link">
630_360_16596...</text:a>
"]</text:p>
      <text:p text:style-name="P4">
标签: ['Китай', 'Запорізька АЕС', 'Галущенко', 'Війна з Росією']</text:p>
      <text:p text:style-name="P4">
类型: Article</text:p>
      <!--METADATA-->
      <text:p text:style-name="P4">
<draw:frame draw:style-name="fr1" draw:name="Image169" text:anchor-type="as-char" svg:width="6.9236in" svg:height="3.956343in" draw:z-index="0">
<draw:image xlink:href="../Images/yкринформ/2023-05-18T16-59-54-03-00/630_360_1659601205-271.jpg" xlink:type="simple" xlink:show="embed" xlink:actuate="onLoad" draw:mime-type="image/jpeg"/>
</draw:frame>
俄罗斯联邦在Zaporizhhya NPP领土上的住宿承担了整个非洲大陆的核安全风险，在乌克兰运营商的正式领导下，该站必须是脱口海，非军事和加强的。</text:p>
      <text:p text:style-name="P4">
乌克兰李·休伊(Lee Huey)的中国政府特别代表在该国举行的中国政府代表团委员会上，乌克兰赫尔曼·盖申科(Ukraine Herman Galushchenko)的能源部长强调了这一点。(http://mev.gov.ua/novyna/perebuvannya-viyskovykh-rf-na-terytoriyi-zaes-nese-ryzyky-dlya-yadernoyi-bezpeky-vsoho)。</text:p>
      <text:p text:style-name="P4">
“我们敦促国际社会严格应对俄罗斯犯下的核恐怖主义事实。 为了确保ZPPC的核和辐射安全性，必须将其开花，非军事化并返回到乌克兰运营商的整个时间，这将确保物体的安全操作。” Galushchenko说。</text:p>
      <text:p text:style-name="P4">
<text:span text:style-name="T4">
另请阅读：</text:span>
 <text:a xlink:type="simple" xlink:href="https://www.ukrinform.ua/rubric-regions/3707273-zagarbniki-planuut-evakuuvati-ponad-3-000-pracivnikiv-zaes-ta-ihnih-ridnih.html" text:style-name="Internet_20_link" text:visited-style-name="Visited_20_Internet_20_Link">
<text:span text:style-name="T4">
 zpp </text:span>
</text:a>
能源部负责人向外国客人通报了与占领俄罗斯Zaporizhhya NPP的危险和风险，并且还指出，俄罗斯人违反了所有七个关键的核安全原则。 他们更喜欢施加心理和身体压力的车站人员人质。</text:p>
      <text:p text:style-name="P4">
Galushchenko补充说：“呆在俄罗斯军事和设备上的每一分钟都是整个大陆的核和辐射安全的风险。”</text:p>
      <text:p text:style-name="P4">
<text:span text:style-name="T4">
另请阅读：</text:span>
 <text:a xlink:type="simple" xlink:href="https://www.ukrinform.ua/rubric-regions/3710020-rosiani-zaboronili-pracivnikam-zaes-spilkuvatis-miz-sobou-energoatom.html" text:style-name="Internet_20_link" text:visited-style-name="Visited_20_Internet_20_Link">
<text:span text:style-name="T4">
 zpp </text:span>
</text:a>
据报道，武装俄罗斯士兵的数量在暂时占领的Zaporizhhya核电站上增加。 他们的人数超过2.5万人。</text:p>
      <text:p text:style-name="P4">
Energoatom Petro Kotin总裁表示，在能源被剥夺了Silaborons之后，将在Zaporizhzhia NPP工作的员工进行培训。</text:p>
      <text:p text:style-name="P4">
Maga Raphael Mariano Grossi的负责人计划就安全理事会的RFCO保护乌克兰提交乌克兰的协议<text:a xlink:type="simple" xlink:href="https://www.ukrinform.ua/tag-oon" text:style-name="Internet_20_link" text:visited-style-name="Visited_20_Internet_20_Link">
</text:a>
这个月。</text:p>
      <text:p text:style-name="P4">
News Source: <text:a xlink:type="simple" xlink:href="https://www.ukrinform.ua/rubric-polytics/3711024-galusenko-poinformuvav-uradovu-delegaciu-kitau-pro-situaciu-na-zaes.html" text:style-name="Internet_20_link" text:visited-style-name="Visited_20_Internet_20_Link">
https://www.ukrinform.ua/rubric-polytics/3711024-galusenko-poinformuvav-uradovu-delegaciu-kitau-pro-situaciu-na-zaes.html</text:a>
</text:p>
      <!--NEWS-->
      <text:h text:style-name="P10" text:outline-level="1">
<text:span text:style-name="T4">
命令该部门在戈斯托梅尔宣布怀疑的俄罗斯军官</text:span>
</text:h>
      <text:p text:style-name="P4">
作者: Ukrinform (Person)</text:p>
      <text:p text:style-name="P4">
出版商: Укринформ (Organization)</text:p>
      <text:p text:style-name="P4">
出版时间: 2023-05-18T17:03:00+03:00</text:p>
      <text:p text:style-name="P4">
修改时间: 2023-05-18T17:03:00+03:00</text:p>
      <text:p text:style-name="P4">
描述: 执法人员宣布怀疑俄罗斯联邦武装部队空降部队的副指挥官，后者下令扣押基辅 - 安塔诺夫2机场。  - 乌克林。</text:p>
      <text:p text:style-name="P4">
图片: ["<text:a xlink:type="simple" xlink:href="https://static.ukrinform.com/photos/2022_06/thumb_files/630_360_1656079350-8877.jpeg" text:style-name="Internet_20_link" text:visited-style-name="Visited_20_Internet_20_Link">
630_360_16560...</text:a>
", "<text:a xlink:type="simple" xlink:href="https://static.ukrinform.com/photos/2023_05/1684418355-546.jpg" text:style-name="Internet_20_link" text:visited-style-name="Visited_20_Internet_20_Link">
1684418355-54...</text:a>
"]</text:p>
      <text:p text:style-name="P4">
标签: ['Аеропорт "Гостомель"', 'Офіс генпрокурора', 'Війна з Росією']</text:p>
      <text:p text:style-name="P4">
类型: Article</text:p>
      <!--METADATA-->
      <text:p text:style-name="P4">
<draw:frame draw:style-name="fr1" draw:name="Image170" text:anchor-type="as-char" svg:width="6.9236in" svg:height="3.956343in" draw:z-index="0">
<draw:image xlink:href="../Images/yкринформ/2023-05-18T17-03-00-03-00/630_360_1656079350-8877.jpeg" xlink:type="simple" xlink:show="embed" xlink:actuate="onLoad" draw:mime-type="image/jpeg"/>
</draw:frame>
执法人员宣布怀疑俄罗斯联邦空降武装部队的副指挥官，后者下令占领基夫 - 阿纳托诺夫2。</text:p>
      <text:p text:style-name="P4">
正如乌克林福姆报道的那样，它报道了<text:a xlink:type="simple" xlink:href="https://www.gp.gov.ua/ua/posts/povidomleno-pro-pidozru-zastupniku-komanduyucogo-povitryano-desantnix-viisk-zs-rf-yakii-viddav-nakaz-na-urazennya-ta-zaxoplennya-nazemnix-cilei-na-teritoriyi-ukrayini" text:style-name="Internet_20_link" text:visited-style-name="Visited_20_Internet_20_Link">
</text:a>
。</text:p>
      <text:p text:style-name="P4">
该人被控采取故意行动，以改变乌克兰塔尼卡边境领土的边界，该领土导致人们死亡，以及一场激进的战争(艺术的第3部分。 110，艺术第2部分。 28，艺术第2部分。 437乌克兰的刑法).</text:p>
      <text:p text:style-name="P4">
<draw:frame draw:style-name="fr1" draw:name="Image171" text:anchor-type="as-char" svg:width="6.9236in" svg:height="4.660609in" draw:z-index="0">
<draw:image xlink:href="../Images/yкринформ/2023-05-18T17-03-00-03-00/1684418355-546.jpg" xlink:type="simple" xlink:show="embed" xlink:actuate="onLoad" draw:mime-type="image/jpeg"/>
</draw:frame>
根据调查，犯罪嫌疑人通过考虑俄罗斯俄罗斯武装部队的陆军航空公司的单位，组织了准备和命令，并拆除了空降部队的实施。(在Gostomel).</text:p>
      <text:p text:style-name="P4">
<text:span text:style-name="T4">
Читайте також:</text:span>
 <text:a xlink:type="simple" xlink:href="https://www.ukrinform.ua/rubric-regions/3690575-vizvolenna-gostomela-ak-rik-tomu-zsu-znisili-elitnij-rosijskij-desant.html" text:style-name="Internet_20_link" text:visited-style-name="Visited_20_Internet_20_Link">
 </text:a>
通过他的行动，攻击者确保了对军械库部队的全面入侵<text:a xlink:type="simple" xlink:href="https://www.ukrinform.ua/tag-rosia" text:style-name="Internet_20_link" text:visited-style-name="Visited_20_Internet_20_Link">
</text:a>
在乌克兰的领土上，由于其被捕的需求。</text:p>
      <text:p text:style-name="P4">
犯罪嫌疑人的行动导致包括儿童在内的人们的死亡，因严重程度而受伤，并以建筑物，财产和基础设施的破坏形式造成重大损失。</text:p>
      <text:p text:style-name="P4">
正如乌克兰的安全局报道的乌克兰安全局<text:a xlink:type="simple" xlink:href="https://www.ukrinform.ua/rubric-society/3710579-sbu-vstanovila-osobu-rosijskogo-komandira-akij-nakazuvav-obstriluvati-herson.html" text:style-name="Internet_20_link" text:visited-style-name="Visited_20_Internet_20_Link">
</text:a>
俄罗斯指挥官下令解雇赫森住宅区。</text:p>
      <text:p text:style-name="P4">
News Source: <text:a xlink:type="simple" xlink:href="https://www.ukrinform.ua/rubric-society/3711026-rosijskomu-oficeru-akij-viddav-nakaz-zahopiti-aerodrom-u-gostomeli-ogolosili-pidozru.html" text:style-name="Internet_20_link" text:visited-style-name="Visited_20_Internet_20_Link">
https://www.ukrinform.ua/rubric-society/3711026-rosijskomu-oficeru-akij-viddav-nakaz-zahopiti-aerodrom-u-gostomeli-ogolosili-pidozru.html</text:a>
</text:p>
      <!--NEWS-->
      <text:h text:style-name="P10" text:outline-level="1">
<text:span text:style-name="T4">
在Sevastopol爆炸 - 社交网络</text:span>
</text:h>
      <text:p text:style-name="P4">
作者: Ukrinform (Person)</text:p>
      <text:p text:style-name="P4">
出版商: Укринформ (Organization)</text:p>
      <text:p text:style-name="P4">
出版时间: 2023-05-18T17:09:56+03:00</text:p>
      <text:p text:style-name="P4">
修改时间: 2023-05-18T17:09:56+03:00</text:p>
      <text:p text:style-name="P4">
描述: 在临时占领的塞瓦斯托波尔（Sevastopol）中听到了许多爆炸声。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Крим', 'Севастополь', 'Вибух']</text:p>
      <text:p text:style-name="P4">
类型: Article</text:p>
      <!--METADATA-->
      <text:p text:style-name="P4">
<draw:frame draw:style-name="fr1" draw:name="Image172" text:anchor-type="as-char" svg:width="6.9236in" svg:height="3.956343in" draw:z-index="0">
<draw:image xlink:href="../Images/yкринформ/2023-05-18T17-09-56-03-00/630_360_1669987737-966.jpg" xlink:type="simple" xlink:show="embed" xlink:actuate="onLoad" draw:mime-type="image/jpeg"/>
</draw:frame>
被占领的Sevastopol爆发了许多爆炸。</text:p>
      <text:p text:style-name="P4">
这是由Telegram频道[]报道的(http://t.me/crimean_bavovna/1389)，报道乌克林福姆。</text:p>
      <text:p text:style-name="P4">
帖子写道：“塞瓦斯托波尔今天算了14起爆炸。”</text:p>
      <text:p text:style-name="P4">
值得注意的是，俄罗斯的塞瓦斯托波尔·米哈伊尔·里沃兹海亚·埃亚维克(Sevastopol Mikhail Rivozhayaeeaeevic)的“负责人”在城市中爆炸的声音“教育射击”。</text:p>
      <text:p text:style-name="P4">
<text:span text:style-name="T4">
另请阅读：</text:span>
 <text:a xlink:type="simple" xlink:href="https://www.ukrinform.ua/rubric-crimea/3710790-u-krimu-stavsa-vibuh-na-zaliznici-zijsli-z-rejok-vagoni-zmi.html" text:style-name="Internet_20_link" text:visited-style-name="Visited_20_Internet_20_Link">
</text:a>
正如报道的那样，今天暂时占领了<text:a xlink:type="simple" xlink:href="https://www.ukrinform.ua/tag-krim" text:style-name="Internet_20_link" text:visited-style-name="Visited_20_Internet_20_Link">
</text:a>
整个佛罗罗(Ferropol)区爆炸了铁路布，导致了几辆货车，火车停了下来。</text:p>
      <text:p text:style-name="P4">
News Source: <text:a xlink:type="simple" xlink:href="https://www.ukrinform.ua/rubric-crimea/3711030-u-sevastopoli-prolunali-vibuhi-socmerezi.html" text:style-name="Internet_20_link" text:visited-style-name="Visited_20_Internet_20_Link">
https://www.ukrinform.ua/rubric-crimea/3711030-u-sevastopoli-prolunali-vibuhi-socmerezi.html</text:a>
</text:p>
      <!--NEWS-->
      <text:h text:style-name="P10" text:outline-level="1">
<text:span text:style-name="T4">
Olga Kobylyanska的衬衫首次在Chernivtsi出现</text:span>
</text:h>
      <text:p text:style-name="P4">
作者: Ukrinform (Person)</text:p>
      <text:p text:style-name="P4">
出版商: Укринформ (Organization)</text:p>
      <text:p text:style-name="P4">
出版时间: 2023-05-18T17:19:52+03:00</text:p>
      <text:p text:style-name="P4">
修改时间: 2023-05-18T17:19:52+03:00</text:p>
      <text:p text:style-name="P4">
描述: 在切尔尼夫西（Chernivtsi），奥尔加·科比利扬斯卡（Olga Kobylyanska）的刺绣衬衫在刺绣博物馆中展出。 她以著名的乌克兰人的衣服为框架。  - 乌克林。</text:p>
      <text:p text:style-name="P4">
图片: ["<text:a xlink:type="simple" xlink:href="https://static.ukrinform.com/photos/2023_05/thumb_files/630_360_1684419438-9018.jpeg" text:style-name="Internet_20_link" text:visited-style-name="Visited_20_Internet_20_Link">
630_360_16844...</text:a>
", "<text:a xlink:type="simple" xlink:href="https://static.ukrinform.com/photos/2023_05/thumb_files/630_360_1684419438-9953.jpeg" text:style-name="Internet_20_link" text:visited-style-name="Visited_20_Internet_20_Link">
630_360_16844...</text:a>
", "<text:a xlink:type="simple" xlink:href="https://static.ukrinform.com/photos/2023_05/thumb_files/630_360_1684419438-5609.jpeg" text:style-name="Internet_20_link" text:visited-style-name="Visited_20_Internet_20_Link">
630_360_16844...</text:a>
", "<text:a xlink:type="simple" xlink:href="https://static.ukrinform.com/photos/2023_05/thumb_files/630_360_1684419438-7786.jpeg" text:style-name="Internet_20_link" text:visited-style-name="Visited_20_Internet_20_Link">
630_360_16844...</text:a>
", "<text:a xlink:type="simple" xlink:href="https://static.ukrinform.com/photos/2023_05/thumb_files/630_360_1684419438-4822.jpeg" text:style-name="Internet_20_link" text:visited-style-name="Visited_20_Internet_20_Link">
630_360_16844...</text:a>
"]</text:p>
      <text:p text:style-name="P4">
标签: ['Вишиванка', 'День вишиванки', 'Чернівці']</text:p>
      <text:p text:style-name="P4">
类型: Article</text:p>
      <!--METADATA-->
      <text:p text:style-name="P4">
<draw:frame draw:style-name="fr1" draw:name="Image173" text:anchor-type="as-char" svg:width="6.9236in" svg:height="3.956343in" draw:z-index="0">
<draw:image xlink:href="../Images/yкринформ/2023-05-18T17-19-52-03-00/630_360_1684419438-9018.jpeg" xlink:type="simple" xlink:show="embed" xlink:actuate="onLoad" draw:mime-type="image/jpeg"/>
</draw:frame>
Evyshivanki在刺绣博物馆中提出了第一件复制的Kobylyanska绣花衬衫。 它是在项目“穿着著名乌克兰人的衣服”的项目框架内提出的。</text:p>
      <text:p text:style-name="P4">
这是乌克利福通讯员的报道。</text:p>
      <text:p text:style-name="P4">
<draw:frame draw:style-name="fr1" draw:name="Image174" text:anchor-type="as-char" svg:width="6.9236in" svg:height="3.956343in" draw:z-index="0">
<draw:image xlink:href="../Images/yкринформ/2023-05-18T17-19-52-03-00/630_360_1684419438-9953.jpeg" xlink:type="simple" xlink:show="embed" xlink:actuate="onLoad" draw:mime-type="image/jpeg"/>
</draw:frame>
Ovikhnivtsi提出了Olga Kobylyanska /Photo的第一件复制的绣花衬衫：Vitaliy Oliynyk，Ukrinform <text:a xlink:type="simple" xlink:href="https://static.ukrinform.com/photos/2023_05/1684419438-9953.jpeg" text:style-name="Internet_20_link" text:visited-style-name="Visited_20_Internet_20_Link">
![] [] [] [] [](Images/yкринформ/2023-05-18T17-19-52-03-00/630_360_1684419438-9953.jpeg)</text:a>
 <text:a xlink:type="simple" xlink:href="https://static.ukrinform.com/photos/2023_05/1684419438-5609.jpeg" text:style-name="Internet_20_link" text:visited-style-name="Visited_20_Internet_20_Link">
<draw:frame draw:style-name="fr1" draw:name="Image175" text:anchor-type="as-char" svg:width="6.9236in" svg:height="3.956343in" draw:z-index="0">
<draw:image xlink:href="../Images/yкринформ/2023-05-18T17-19-52-03-00/630_360_1684419438-5609.jpeg" xlink:type="simple" xlink:show="embed" xlink:actuate="onLoad" draw:mime-type="image/jpeg"/>
</draw:frame>
</text:a>
 <text:a xlink:type="simple" xlink:href="https://static.ukrinform.com/photos/2023_05/1684419438-7786.jpeg" text:style-name="Internet_20_link" text:visited-style-name="Visited_20_Internet_20_Link">
<draw:frame draw:style-name="fr1" draw:name="Image176" text:anchor-type="as-char" svg:width="6.9236in" svg:height="3.956343in" draw:z-index="0">
<draw:image xlink:href="../Images/yкринформ/2023-05-18T17-19-52-03-00/630_360_1684419438-7786.jpeg" xlink:type="simple" xlink:show="embed" xlink:actuate="onLoad" draw:mime-type="image/jpeg"/>
</draw:frame>
</text:a>
 <text:a xlink:type="simple" xlink:href="https://static.ukrinform.com/photos/2023_05/1684419438-9018.jpeg" text:style-name="Internet_20_link" text:visited-style-name="Visited_20_Internet_20_Link">
<draw:frame draw:style-name="fr1" draw:name="Image177" text:anchor-type="as-char" svg:width="6.9236in" svg:height="3.956343in" draw:z-index="0">
<draw:image xlink:href="../Images/yкринформ/2023-05-18T17-19-52-03-00/630_360_1684419438-9018.jpeg" xlink:type="simple" xlink:show="embed" xlink:actuate="onLoad" draw:mime-type="image/jpeg"/>
</draw:frame>
</text:a>
 <text:a xlink:type="simple" xlink:href="https://static.ukrinform.com/photos/2023_05/1684419438-4822.jpeg" text:style-name="Internet_20_link" text:visited-style-name="Visited_20_Internet_20_Link">
<draw:frame draw:style-name="fr1" draw:name="Image178" text:anchor-type="as-char" svg:width="6.9236in" svg:height="3.956343in" draw:z-index="0">
<draw:image xlink:href="../Images/yкринформ/2023-05-18T17-19-52-03-00/630_360_1684419438-4822.jpeg" xlink:type="simple" xlink:show="embed" xlink:actuate="onLoad" draw:mime-type="image/jpeg"/>
</draw:frame>
</text:a>
“一旦我们遇到了莱西亚·沃诺尼克该项目的策展人说：“在工作年度拍摄，并能够重现。</text:p>
      <text:p text:style-name="P4">
据她说，最初，专家重新制定了衬衫计划，该计划在视觉上与原始手术相似，并且已经根据招聘计划，她清理了Lesya Dimchuk的工匠衬衫。</text:p>
      <text:p text:style-name="P4">
<text:span text:style-name="T4">
另请阅读：</text:span>
 <text:a xlink:type="simple" xlink:href="https://www.ukrinform.ua/rubric-culture/3710941-u-zitomiri-prezentuvali-tradicijni-promisli-i-remesla-polissa.html" text:style-name="Internet_20_link" text:visited-style-name="Visited_20_Internet_20_Link">
</text:a>
</text:p>
      <text:p text:style-name="P4">
此外，该项目“穿着著名乌克兰人的衣服刺绣”的策展人说，译者的历史人物的绣花衬衫是根据现为富有家族的乌克兰人制作的。 特别是，伊戈尔·科兹洛夫斯基(Igor Kozlovsky)拥有Shevchenko的私人笔迹，Akhtem Seitablaev购买了Mikhail Staritsky的衬衫。</text:p>
      <text:p text:style-name="P4">
Olga Kobylyanska的衬衫是由Lesya Voronyuk博物馆的负责人订购的，是她在演讲期间穿着这件衬衫的是她。</text:p>
      <text:p text:style-name="P4">
<text:span text:style-name="T4">
另请阅读：</text:span>
 <text:a xlink:type="simple" xlink:href="https://www.ukrinform.ua/rubric-culture/3711005-u-cernivcah-vidkrili-vistavku-vratovanih-na-fronti-visivanok.html" text:style-name="Internet_20_link" text:visited-style-name="Visited_20_Internet_20_Link">
</text:a>
正如乌克林福姆报道的那样，在该项目的框架早些时(https://www.ukrinform.ua/rubric-society/3708197-zaluznomu-podaruvali-vidtvorenu-visivanku-banderi-u-stili-military.html) .</text:p>
      <text:p text:style-name="P4">
News Source: <text:a xlink:type="simple" xlink:href="https://www.ukrinform.ua/rubric-culture/3711033-u-cernivcah-prezentuvali-vperse-vidtvorenu-visitu-sorocku-olgi-kobilanskoi.html" text:style-name="Internet_20_link" text:visited-style-name="Visited_20_Internet_20_Link">
https://www.ukrinform.ua/rubric-culture/3711033-u-cernivcah-prezentuvali-vperse-vidtvorenu-visitu-sorocku-olgi-kobilanskoi.html</text:a>
</text:p>
      <!--NEWS-->
      <text:h text:style-name="P10" text:outline-level="1">
<text:span text:style-name="T4">
自2004年以来，纳达尔第一次不会扮演罗兰·哈罗斯（Rolan Harros）</text:span>
</text:h>
      <text:p text:style-name="P4">
作者: Ukrinform (Person)</text:p>
      <text:p text:style-name="P4">
出版商: Укринформ (Organization)</text:p>
      <text:p text:style-name="P4">
出版时间: 2023-05-18T17:20:00+03:00</text:p>
      <text:p text:style-name="P4">
修改时间: 2023-05-18T17:20:00+03:00</text:p>
      <text:p text:style-name="P4">
描述: 在接下来的几个月中，西班牙人不打算玩。  - 乌克林。</text:p>
      <text:p text:style-name="P4">
图片: ["<text:a xlink:type="simple" xlink:href="https://static.ukrinform.com/photos/2023_05/thumb_files/630_360_1684419413-688.jpg" text:style-name="Internet_20_link" text:visited-style-name="Visited_20_Internet_20_Link">
630_360_16844...</text:a>
"]</text:p>
      <text:p text:style-name="P4">
标签: ['Теніс', 'Надаль']</text:p>
      <text:p text:style-name="P4">
类型: Article</text:p>
      <!--METADATA-->
      <text:p text:style-name="P4">
<draw:frame draw:style-name="fr1" draw:name="Image179" text:anchor-type="as-char" svg:width="6.9236in" svg:height="3.956343in" draw:z-index="0">
<draw:image xlink:href="../Images/yкринформ/2023-05-18T17-20-00-03-00/630_360_1684419413-688.jpg" xlink:type="simple" xlink:show="embed" xlink:actuate="onLoad" draw:mime-type="image/jpeg"/>
</draw:frame>
接下来的几个月西班牙人不打算玩。</text:p>
      <text:p text:style-name="P4">
拉斐尔·纳达尔(Rafael Nadal)锦标赛的22次冠军在他在马洛卡学院的新闻发布会上<text:a xlink:type="simple" xlink:href="https://twitter.com/rolandgarros/status/1659199485539663873" text:style-name="Internet_20_link" text:visited-style-name="Visited_20_Internet_20_Link">
</text:a>
报道说，这不会在Rolangarros上玩，并且错过了几个月。</text:p>
      <text:p text:style-name="P4">
“这不是我的决定，而是我身体的解决方案。 我希望能为Kubkadevis做好准备，我想在2024年玩，这将是我职业生涯的最后一年。 我有机会享受它，并向我想参加的比赛说再见。”纳达尔说。</text:p>
      <text:p text:style-name="P4">
由于大腿受伤，西班牙人在澳大利亚公开后没有去法院。 他的帐户中只有4场比赛和一场胜利。</text:p>
      <text:p text:style-name="P4">
<text:span text:style-name="T4">
另请阅读：</text:span>
 <text:a xlink:type="simple" xlink:href="https://www.ukrinform.ua/rubric-sports/3708264-organizatori-rolan-garros2023-nazvali-rozmir-prizovogo-fondu.html" text:style-name="Internet_20_link" text:visited-style-name="Visited_20_Internet_20_Link">
</text:a>
据乌克林福姆报道，2021年，纳达尔在罗兰·哈罗斯(Rolan Harros)受伤，在赛季结束时，纳达尔(Rolan Harros)仅参加了两场比赛，但在2022年，他回到球场，度过了47场比赛，赢得了“澳大利亚公开赛”和“ Rolan Garros”。</text:p>
      <text:p text:style-name="P4">
照片：盖蒂图像</text:p>
      <text:p text:style-name="P4">
News Source: <text:a xlink:type="simple" xlink:href="https://www.ukrinform.ua/rubric-sports/3711034-nadal-uperse-z-2004-roku-propustit-rolan-garros.html" text:style-name="Internet_20_link" text:visited-style-name="Visited_20_Internet_20_Link">
https://www.ukrinform.ua/rubric-sports/3711034-nadal-uperse-z-2004-roku-propustit-rolan-garros.html</text:a>
</text:p>
      <!--NEWS-->
      <text:h text:style-name="P10" text:outline-level="1">
<text:span text:style-name="T4">
富兰克斯克（Frankivsk</text:span>
</text:h>
      <text:p text:style-name="P4">
作者: Ukrinform (Person)</text:p>
      <text:p text:style-name="P4">
出版商: Укринформ (Organization)</text:p>
      <text:p text:style-name="P4">
出版时间: 2023-05-18T17:24:00+03:00</text:p>
      <text:p text:style-name="P4">
修改时间: 2023-05-18T17:24:00+03:00</text:p>
      <text:p text:style-name="P4">
描述: Ivano-Frankivsk博物馆开设了一场女士衬衫的展览 - “袖子”，该展览于20世纪上半叶在Pokut上创建。  - 乌克林。</text:p>
      <text:p text:style-name="P4">
图片: ["<text:a xlink:type="simple" xlink:href="https://static.ukrinform.com/photos/2023_05/thumb_files/630_360_1684419089-628.jpg" text:style-name="Internet_20_link" text:visited-style-name="Visited_20_Internet_20_Link">
630_360_16844...</text:a>
"]</text:p>
      <text:p text:style-name="P4">
标签: ['Івано-Франківськ', 'Музей', 'Вишиванка', 'Виставка']</text:p>
      <text:p text:style-name="P4">
类型: Article</text:p>
      <!--METADATA-->
      <text:p text:style-name="P4">
<draw:frame draw:style-name="fr1" draw:name="Image180" text:anchor-type="as-char" svg:width="6.9236in" svg:height="3.956343in" draw:z-index="0">
<draw:image xlink:href="../Images/yкринформ/2023-05-18T17-24-00-03-00/630_360_1684419089-628.jpg" xlink:type="simple" xlink:show="embed" xlink:actuate="onLoad" draw:mime-type="image/jpeg"/>
</draw:frame>
Ivano-Frankivsk博物馆开设了一场女士衬衫的展览 - “袖子”，该展览于20世纪上半叶在Pokut创建。</text:p>
      <text:p text:style-name="P4">
关于<text:a xlink:type="simple" xlink:href="https://www.facebook.com/ifkmMuseum/posts/pfbid0PFUFizRfczvqCepFwb9JGXNFYsPd6x2hxnc3vYLTLXW6fWjjVQYAjJsef3RjK9cul" text:style-name="Internet_20_link" text:visited-style-name="Visited_20_Internet_20_Link">
</text:a>
乌克林福姆报道，报道了伊万诺·弗兰基夫斯克当地历史博物馆。</text:p>
      <text:p text:style-name="P4">
“在乌克兰日<text:a xlink:type="simple" xlink:href="https://www.ukrinform.ua/tag-visivanka" text:style-name="Internet_20_link" text:visited-style-name="Visited_20_Internet_20_Link">
</text:a>
博物馆正在介绍女子衬衫的在线展览 -  XX世纪上半叶的“袖子”。 在审查之前，提出了来自Pokuttya民族志区域的产品，即：Snyatyn District(Kalalua村，Kulachin Village)，Gorodenkovsky区(Tergovytsya村，村。 玉米)，特卢玛茨基区(p。 帕拉吉奇)”， - 报道当地历史博物馆。</text:p>
      <text:p text:style-name="P4">
据他们说，Pokut衬衫在刺绣技术人员，动机和装饰品中脱颖而出。</text:p>
      <text:p text:style-name="P4">
博物馆补充说：“一件衬衫最多可以呈现3种或更多的刺绣技术。”</text:p>
      <text:p text:style-name="P4">
值得注意的是，“袖子”的衬衫有几个名字和许多装饰品。 第一名是红色，第二名 - 黑色。 直到20世纪初，黄色，蓝色，绿色，紫色才出现在刺绣衬衫的刺绣衬衫中。</text:p>
      <text:p text:style-name="P4">
<text:span text:style-name="T4">
另请阅读：</text:span>
 <text:a xlink:type="simple" xlink:href="https://www.ukrinform.ua/rubric-regions/3710884-u-frankivsku-rusku-trijcu-vdagli-u-visivanki.html" text:style-name="Internet_20_link" text:visited-style-name="Visited_20_Internet_20_Link">
<text:span text:style-name="T4">
刺绣</text:span>
</text:a>
“绣有红色 - “ Chervonenky”(为女孩)，或眉毛 - “ Chornenki”(针对已婚妇女和老年妇女)，破折号(黑色衬衫的袖子，很少黑色和黄色). Проте навіть у«чорнєнках» морщінка (脖子和袖口附近的装饰)他总是是红色的。”当地传说博物馆补充道。</text:p>
      <text:p text:style-name="P4">
在这里，注意到，在Pokutt上的衬衫刺绣中(条纹高达20厘米，放置在设置下)，整个袖子到袖口的平面，其大小，装饰，执行技巧不同。 最富有的刺绣是在设置上创建的。</text:p>
      <text:p text:style-name="P4">
<text:span text:style-name="T5">
foto：ivano-frankivsk博物馆</text:span>
</text:p>
      <text:p text:style-name="P4">
News Source: <text:a xlink:type="simple" xlink:href="https://www.ukrinform.ua/rubric-culture/3711036-u-frankivsku-pokazali-kolekciu-rukavanok-stvorenih-na-pocatku-xx-stolitta.html" text:style-name="Internet_20_link" text:visited-style-name="Visited_20_Internet_20_Link">
https://www.ukrinform.ua/rubric-culture/3711036-u-frankivsku-pokazali-kolekciu-rukavanok-stvorenih-na-pocatku-xx-stolitta.html</text:a>
</text:p>
      <!--NEWS-->
      <text:h text:style-name="P10" text:outline-level="1">
<text:span text:style-name="T4">
中国外交部：乌克兰不应成为欧洲大型对抗的边界</text:span>
</text:h>
      <text:p text:style-name="P4">
作者: Ukrinform (Person)</text:p>
      <text:p text:style-name="P4">
出版商: Укринформ (Organization)</text:p>
      <text:p text:style-name="P4">
出版时间: 2023-05-18T17:26:19+03:00</text:p>
      <text:p text:style-name="P4">
修改时间: 2023-05-18T17:26:19+03:00</text:p>
      <text:p text:style-name="P4">
描述: 中国认为，乌克兰不应该成为欧洲巨大对抗的边界，而且在欧洲大陆的长期和平只能通过欧洲国家之间的对话和对彼此利益的尊重来建立。  - 乌克林。</text:p>
      <text:p text:style-name="P4">
图片: ["<text:a xlink:type="simple" xlink:href="https://static.ukrinform.com/photos/2023_04/thumb_files/630_360_1681869376-396.jpg" text:style-name="Internet_20_link" text:visited-style-name="Visited_20_Internet_20_Link">
630_360_16818...</text:a>
"]</text:p>
      <text:p text:style-name="P4">
标签: ['Китай', 'Україна', 'Росія']</text:p>
      <text:p text:style-name="P4">
类型: Article</text:p>
      <!--METADATA-->
      <text:p text:style-name="P4">
<draw:frame draw:style-name="fr1" draw:name="Image181" text:anchor-type="as-char" svg:width="6.9236in" svg:height="3.956343in" draw:z-index="0">
<draw:image xlink:href="../Images/yкринформ/2023-05-18T17-26-19-03-00/630_360_1681869376-396.jpg" xlink:type="simple" xlink:show="embed" xlink:actuate="onLoad" draw:mime-type="image/jpeg"/>
</draw:frame>
中国认为，乌克兰不应该成为欧洲大国的边界，并且只有通过欧洲国家之间的对话和对彼此利益的尊重才能建立大陆上的长期和平。</text:p>
      <text:p text:style-name="P4">
据报道，这是在乌克林福姆自己的通讯员据报道，在中国人民局外交部的简报中指出。</text:p>
      <text:p text:style-name="P4">
“位置 <text:a xlink:type="simple" xlink:href="https://www.ukrinform.ua/tag-kitaj" text:style-name="Internet_20_link" text:visited-style-name="Visited_20_Internet_20_Link">
</text:a>
关于乌克兰问题是一致且清晰的。 范说：“乌克兰不应该成为一个很大的有力回应的边界。”范说，在接受经济学家的采访时评论了前国务卿基辛格的话说，乌克兰应该获得vnato的成员资格，这将满足基辅和基辅的利益。莫斯科。</text:p>
      <text:p text:style-name="P4">
外交官补充说，在当前情况下，“各方都应保持镇定，表现出克制并避免任何可以加强危机的行动。”</text:p>
      <text:p text:style-name="P4">
他说：“有必要通过对话和咨询以及寻找真正有助于欧洲长期和平与安全的解决方案来建立欧洲安全的平衡，有效和耐用的建筑。”军事工会不是确保该地区安全的有效方法。</text:p>
      <text:p text:style-name="P4">
“我们希望所有各方都将寻求实现共同的，全面的瓦斯加特安全，并建立一个平衡，有效和耐用的建筑……基于对彼此安全的合法利益的尊重，实现欧洲长期和平，“发言人说。</text:p>
      <text:p text:style-name="P4">
<text:span text:style-name="T4">
另请阅读：</text:span>
 <text:a xlink:type="simple" xlink:href="https://www.ukrinform.ua/rubric-polytics/3710871-u-mzs-kitau-rozkrili-detali-vizitu-specpredstavnika-v-ukrainu.html" text:style-name="Internet_20_link" text:visited-style-name="Visited_20_Internet_20_Link">
<text:span text:style-name="T4">
中国</text:span>
</text:a>
正如乌克林福姆报道的，总统办公室发生了<text:a xlink:type="simple" xlink:href="http://www.ukrinform.ua/rubric-polytics/3710868-v-op-proveli-bezpekovij-brifing-dla-kitajskoi-delegacii.html" text:style-name="Internet_20_link" text:visited-style-name="Visited_20_Internet_20_Link">
</text:a>
由欧亚大陆李库伊(Lee Khuey)的中国特别代表领导。</text:p>
      <text:p text:style-name="P4">
News Source: <text:a xlink:type="simple" xlink:href="https://www.ukrinform.ua/rubric-polytics/3711038-mzs-kitau-ukraina-ne-povinna-stati-kordonom-u-velikomu-silovomu-protistoanni-v-evropi.html" text:style-name="Internet_20_link" text:visited-style-name="Visited_20_Internet_20_Link">
https://www.ukrinform.ua/rubric-polytics/3711038-mzs-kitau-ukraina-ne-povinna-stati-kordonom-u-velikomu-silovomu-protistoanni-v-evropi.html</text:a>
</text:p>
      <!--NEWS-->
      <text:h text:style-name="P10" text:outline-level="1">
<text:span text:style-name="T4">
日本政府确认Zelensky将参加G7峰会</text:span>
</text:h>
      <text:p text:style-name="P4">
作者: Ukrinform (Person)</text:p>
      <text:p text:style-name="P4">
出版商: Укринформ (Organization)</text:p>
      <text:p text:style-name="P4">
出版时间: 2023-05-18T17:29:00+03:00</text:p>
      <text:p text:style-name="P4">
修改时间: 2023-05-18T17:29:00+03:00</text:p>
      <text:p text:style-name="P4">
描述: 乌克兰沃迪米尔·泽伦斯基（Ukraine Volodymyr Zelensky）总裁将参加广岛的G7峰会。  - 乌克林。</text:p>
      <text:p text:style-name="P4">
图片: ["<text:a xlink:type="simple" xlink:href="https://static.ukrinform.com/photos/2023_04/thumb_files/630_360_1682522773-211.jpeg" text:style-name="Internet_20_link" text:visited-style-name="Visited_20_Internet_20_Link">
630_360_16825...</text:a>
"]</text:p>
      <text:p text:style-name="P4">
标签: ['Японія', 'Саміт', 'Велика вісімка', 'Зеленський']</text:p>
      <text:p text:style-name="P4">
类型: Article</text:p>
      <!--METADATA-->
      <text:p text:style-name="P4">
<draw:frame draw:style-name="fr1" draw:name="Image182" text:anchor-type="as-char" svg:width="6.9236in" svg:height="3.956343in" draw:z-index="0">
<draw:image xlink:href="../Images/yкринформ/2023-05-18T17-29-00-03-00/630_360_1682522773-211.jpeg" xlink:type="simple" xlink:show="embed" xlink:actuate="onLoad" draw:mime-type="image/jpeg"/>
</draw:frame>
乌克兰Volodymyr Zelenskyy总裁将参加在线广岛的G7峰会。</text:p>
      <text:p text:style-name="P4">
日本政府周四报道了这一点，乌克林福姆报道了<text:a xlink:type="simple" xlink:href="https://english.kyodonews.net/news/2023/05/34d964fb48c1-urgent-ukraine-president-to-attend-g-7-summit-online-on-sun-japan-govt.html" text:style-name="Internet_20_link" text:visited-style-name="Visited_20_Internet_20_Link">
</text:a>
。</text:p>
      <text:p text:style-name="P4">
政府说<text:a xlink:type="simple" xlink:href="https://www.ukrinform.ua/tag-aponia" text:style-name="Internet_20_link" text:visited-style-name="Visited_20_Internet_20_Link">
</text:a>
谣言说他可能参加会议之后，星期四。”报纸写道。</text:p>
      <text:p text:style-name="P4">
根据该机构的说法，当日本总理福米奥·基西达扎扎(Fumio Kisidazhza)是与Zelensky进行谈判的意外之旅时，他被邀请邀请他邀请乌克兰领导人参加为期三天的峰会，这是在周五在线始终如一的。</text:p>
      <text:p text:style-name="P4">
<text:span text:style-name="T4">
另请阅读：</text:span>
 <text:a xlink:type="simple" xlink:href="https://www.ukrinform.ua/rubric-polytics/3710684-vijna-vidbudova-ekonomika-bilij-dim-nazvav-temi-sodo-ukraini-dla-obgovorenna-na-samiti-g7.html" text:style-name="Internet_20_link" text:visited-style-name="Visited_20_Internet_20_Link">
<text:span text:style-name="T4">
峰会</text:span>
</text:a>
同时日本版<text:a xlink:type="simple" xlink:href="https://mainichi.jp/articles/20230518/k00/00m/010/438000c" text:style-name="Internet_20_link" text:visited-style-name="Visited_20_Internet_20_Link">
</text:a>
据计划，Zelensky将在5月19日下午参加G7领导人的USASIDATH。 “但是由于与乌克兰一方有关的情况，决定他将参加(这样 -  ed。)5月21日上午，”基希德说。</text:p>
      <text:p text:style-name="P4">
正如乌克林福姆(Ukrinform)所报道的那样，总统办公室副总监Igor Zhovkvasayaeaeeaeeae沃尔迪米尔·泽伦斯基(Volodymyr Zelenskyy)总统可以访问G7峰会乌奇罗岛(G7 Summit Uchiroshima)，如果战场上的局势允许，该峰会将在周四开始。</text:p>
      <text:p text:style-name="P4">
七组包括美国，加拿大，日本，德国，法国，意大利Tavelika英国。 这些州的领导人以及受邀客人将于5月19日至21日在广岛举行一天的峰会。</text:p>
      <text:p text:style-name="P4">
_foto：op _</text:p>
      <text:p text:style-name="P4">
News Source: <text:a xlink:type="simple" xlink:href="https://www.ukrinform.ua/rubric-polytics/3711041-urad-aponii-pidtverdiv-so-zelenskij-vizme-ucast-u-samiti-g7-onlajn.html" text:style-name="Internet_20_link" text:visited-style-name="Visited_20_Internet_20_Link">
https://www.ukrinform.ua/rubric-polytics/3711041-urad-aponii-pidtverdiv-so-zelenskij-vizme-ucast-u-samiti-g7-onlajn.html</text:a>
</text:p>
      <!--NEWS-->
      <text:h text:style-name="P10" text:outline-level="1">
<text:span text:style-name="T4">
乌克兰的临时律师离开佐治亚州</text:span>
</text:h>
      <text:p text:style-name="P4">
作者: Ukrinform (Person)</text:p>
      <text:p text:style-name="P4">
出版商: Укринформ (Organization)</text:p>
      <text:p text:style-name="P4">
出版时间: 2023-05-18T17:34:00+03:00</text:p>
      <text:p text:style-name="P4">
修改时间: 2023-05-18T17:34:00+03:00</text:p>
      <text:p text:style-name="P4">
描述: 佐治亚州乌克兰的临时律师安德里·卡斯亚诺夫（Andriy Kasyanov）离开了该国。  - 乌克林。</text:p>
      <text:p text:style-name="P4">
图片: ["<text:a xlink:type="simple" xlink:href="https://static.ukrinform.com/photos/2023_05/thumb_files/630_360_1684420247-490.jpg" text:style-name="Internet_20_link" text:visited-style-name="Visited_20_Internet_20_Link">
630_360_16844...</text:a>
"]</text:p>
      <text:p text:style-name="P4">
标签: ['Грузія', 'Посольство', 'Україна', 'Війна з Росією']</text:p>
      <text:p text:style-name="P4">
类型: Article</text:p>
      <!--METADATA-->
      <text:p text:style-name="P4">
<draw:frame draw:style-name="fr1" draw:name="Image183" text:anchor-type="as-char" svg:width="6.9236in" svg:height="3.956343in" draw:z-index="0">
<draw:image xlink:href="../Images/yкринформ/2023-05-18T17-34-00-03-00/630_360_1684420247-490.jpg" xlink:type="simple" xlink:show="embed" xlink:actuate="onLoad" draw:mime-type="image/jpeg"/>
</draw:frame>
佐治亚州乌克兰事务的临时临时，安德里·卡西亚诺夫(Andriy Kasyanov)离开了该国。</text:p>
      <text:p text:style-name="P4">
关于它报告了乌克兰在佐治亚州的大使馆<text:a xlink:type="simple" xlink:href="https://www.facebook.com/permalink.php" text:style-name="Internet_20_link" text:visited-style-name="Visited_20_Internet_20_Link">
</text:a>
，报道乌克林福姆。</text:p>
      <text:p text:style-name="P4">
“离开佐治亚州，我想祝愿大家和平，愉快，塔格和谐，成功，幸福和繁荣!我坚信在乌克兰和<text:a xlink:type="simple" xlink:href="https://www.ukrinform.ua/tag-gruzia" text:style-name="Internet_20_link" text:visited-style-name="Visited_20_Internet_20_Link">
</text:a>
不仅是一个共同的故事，而且在一个欧洲人民的一个友好家庭中，社会光明的未来是我们国家团结到欧盟和北约的史上目标 - 这是一个近时间的问题!”  - 在Kasyanov的讲话中说。</text:p>
      <text:p text:style-name="P4">
他指出，针对乌克兰的战争加强了友谊和乌克兰人，并感谢佐治亚州的公民给他们提供的帮助并继续提供的帮助。</text:p>
      <text:p text:style-name="P4">
“因为未来的生活将留在我的记忆中，这是格鲁吉亚志愿者的勇敢而深情的冲动，居住和勇气，他们怀抱武器，拥有我们国家的自由和独立性。 为了纪念成千上万的乌克兰人，他们在俄罗斯入侵者的压力下留下了家园，佐治亚人民的温暖和款待将永远留下来，他们将永远留下来乌克兰儿童。”外交官说。</text:p>
      <text:p text:style-name="P4">
<text:span text:style-name="T4">
另请阅读：</text:span>
 <text:a xlink:type="simple" xlink:href="https://www.ukrinform.ua/rubric-polytics/3710066-rozsirenna-aviaspolucenna-mzs-ukraini-nagadalo-gruzii-naviso-svit-izolue-rf.html" text:style-name="Internet_20_link" text:visited-style-name="Visited_20_Internet_20_Link">
</text:a>
据媒体报道，Kasyanov与该术语的到期有关。</text:p>
      <text:p text:style-name="P4">
去年春天，大使撤军后，卡萨诺夫履行了大使馆头的义务。</text:p>
      <text:p text:style-name="P4">
_foto：乌克兰大使馆在佐治亚州 / Facebook _</text:p>
      <text:p text:style-name="P4">
News Source: <text:a xlink:type="simple" xlink:href="https://www.ukrinform.ua/rubric-polytics/3711042-timcasovo-povirenij-u-spravah-ukraini-zalisae-gruziu.html" text:style-name="Internet_20_link" text:visited-style-name="Visited_20_Internet_20_Link">
https://www.ukrinform.ua/rubric-polytics/3711042-timcasovo-povirenij-u-spravah-ukraini-zalisae-gruziu.html</text:a>
</text:p>
      <!--NEWS-->
      <text:h text:style-name="P10" text:outline-level="1">
<text:span text:style-name="T4">
美国和日本领导人同意继续对俄罗斯制裁并支持乌克兰</text:span>
</text:h>
      <text:p text:style-name="P4">
作者: Ukrinform (Person)</text:p>
      <text:p text:style-name="P4">
出版商: Укринформ (Organization)</text:p>
      <text:p text:style-name="P4">
出版时间: 2023-05-18T17:49:05+03:00</text:p>
      <text:p text:style-name="P4">
修改时间: 2023-05-18T17:49:05+03:00</text:p>
      <text:p text:style-name="P4">
描述: 日本总理富米奥·基希德（Fumio Kishid）和美国总统乔·拜登（Joe Biden）同意需要继续对俄罗斯的压力以及将来支持乌克兰。  - 乌克林。</text:p>
      <text:p text:style-name="P4">
图片: ["<text:a xlink:type="simple" xlink:href="https://static.ukrinform.com/photos/2023_05/thumb_files/630_360_1684421041-696.png" text:style-name="Internet_20_link" text:visited-style-name="Visited_20_Internet_20_Link">
630_360_16844...</text:a>
"]</text:p>
      <text:p text:style-name="P4">
标签: ['Японія', 'США', 'Україна', 'Велика сімка', 'Війна з Росією']</text:p>
      <text:p text:style-name="P4">
类型: Article</text:p>
      <!--METADATA-->
      <text:p text:style-name="P4">
<draw:frame draw:style-name="fr1" draw:name="Image184" text:anchor-type="as-char" svg:width="6.9236in" svg:height="3.956343in" draw:z-index="0">
<draw:image xlink:href="../Images/yкринформ/2023-05-18T17-49-05-03-00/630_360_1684421041-696.png" xlink:type="simple" xlink:show="embed" xlink:actuate="onLoad" draw:mime-type="image/png"/>
</draw:frame>
日本总理富米奥·基希德(Fumio Kishid)和美国总统乔·拜登(Joe Biden)同意需要继续对俄罗斯施加制裁的压力，并在将来支持乌克兰。</text:p>
      <text:p text:style-name="P4">
这是日本总理在周四在广岛广岛举行的Bigoly主管会面后指出的。(http://www.reuters.com/world/japan-united-states-continue-russia-sanctions-ukraine-support-kishida-says-2023-05-18/)。</text:p>
      <text:p text:style-name="P4">
“我们同意与志趣相投的国家紧密合作，包括<text:a xlink:type="simple" xlink:href="https://www.ukrinform.ua/tag-velika-simka" text:style-name="Internet_20_link" text:visited-style-name="Visited_20_Internet_20_Link">
</text:a>
，我们同意对俄罗斯进行严格的制裁，以及对乌克兰的决定性支持。</text:p>
      <text:p text:style-name="P4">
日本和美国的领导人在格里特峰会前夕开会(G7)5月19日至21日在广岛聚集，讨论了气候变化和粮食安全主题的广泛光谱，以加强与俄罗斯相比的制裁。</text:p>
      <text:p text:style-name="P4">
<text:span text:style-name="T4">
另请阅读：</text:span>
 <text:a xlink:type="simple" xlink:href="https://www.ukrinform.ua/rubric-world/3710898-naslidki-pandemii-ta-vijna-rf-proti-ukraini-u-evrosouzi-rozpovili-pro-temi-zustrici-g7.html" text:style-name="Internet_20_link" text:visited-style-name="Visited_20_Internet_20_Link">
</text:a>
正如乌克林福姆报道的，在[]的前夕(https://www.ukrinform.ua/rubric-polytics/3710684-vijna-vidbudova-ekonomika-bilij-dim-nazvav-temi-sodo-ukraini-dla-obgovorenna-na-samiti-g7.html)俄罗斯对乌克兰侵略的七国集团领导人会议的议程将包括讨论纳弗罗特的局势以及继续对乌克兰国家的国际支持。</text:p>
      <text:p text:style-name="P4">
此外，最发达国家的领导人将讨论提高基辅官方谈判立场以完成战争的机会，并报告乌克兰基础设施的重建。</text:p>
      <text:p text:style-name="P4">
<text:span text:style-name="T5">
foto：kyodo</text:span>
</text:p>
      <text:p text:style-name="P4">
News Source: <text:a xlink:type="simple" xlink:href="https://www.ukrinform.ua/rubric-world/3711047-lideri-ssa-i-aponii-pogodilisa-prodovzuvati-sankcii-proti-rosii-ta-pidtrimuvati-ukrainu.html" text:style-name="Internet_20_link" text:visited-style-name="Visited_20_Internet_20_Link">
https://www.ukrinform.ua/rubric-world/3711047-lideri-ssa-i-aponii-pogodilisa-prodovzuvati-sankcii-proti-rosii-ta-pidtrimuvati-ukrainu.html</text:a>
</text:p>
      <!--NEWS-->
      <text:h text:style-name="P10" text:outline-level="1">
<text:span text:style-name="T4">
乌克兰儿童的驱逐出境已于2015年开始在被占领的克里米亚 - 卢比尼特</text:span>
</text:h>
      <text:p text:style-name="P4">
作者: Ukrinform (Person)</text:p>
      <text:p text:style-name="P4">
出版商: Укринформ (Organization)</text:p>
      <text:p text:style-name="P4">
出版时间: 2023-05-18T17:51:00+03:00</text:p>
      <text:p text:style-name="P4">
修改时间: 2023-05-18T17:51:00+03:00</text:p>
      <text:p text:style-name="P4">
描述: Verkhovna Rada人权专员Dmitry Lubinets表示，俄罗斯对乌克兰儿童的强迫驱逐出境的第一个计划于2015年开始在克里米亚占领。  - 乌克林。</text:p>
      <text:p text:style-name="P4">
图片: ["<text:a xlink:type="simple" xlink:href="https://static.ukrinform.com/photos/2023_05/thumb_files/630_360_1684421250-548.jpg" text:style-name="Internet_20_link" text:visited-style-name="Visited_20_Internet_20_Link">
630_360_16844...</text:a>
"]</text:p>
      <text:p text:style-name="P4">
标签: ['Депортація', 'Діти', 'Росія', 'Війна з Росією', 'Дмитро Лубінець']</text:p>
      <text:p text:style-name="P4">
类型: Article</text:p>
      <!--METADATA-->
      <text:p text:style-name="P4">
<draw:frame draw:style-name="fr1" draw:name="Image185" text:anchor-type="as-char" svg:width="6.9236in" svg:height="3.956343in" draw:z-index="0">
<draw:image xlink:href="../Images/yкринформ/2023-05-18T17-51-00-03-00/630_360_1684421250-548.jpg" xlink:type="simple" xlink:show="embed" xlink:actuate="onLoad" draw:mime-type="image/jpeg"/>
</draw:frame>
Verkhovna RadA人权专员Dmitry Lubinets表示，俄罗斯对乌克兰儿童的强迫驱逐出境的第一个计划始于2015年 - 劳·克里米亚(Law Crimea)。</text:p>
      <text:p text:style-name="P4">
他在会议上说，这是“记住这个故事 - 返回领土”，乌克林福音通讯员报道。</text:p>
      <text:p text:style-name="P4">
根据监察员的说法，乌克兰的领土现在是由种族灭绝的战争罪记录的，被侵略者强行驱逐孩子并大量俘虏了平民人质。</text:p>
      <text:p text:style-name="P4">
“但是自2014年以来，俄罗斯已经开始这样做。 特别是，乌克兰儿童的第一个正式计划驱逐出境始于<text:a xlink:type="simple" xlink:href="https://www.ukrinform.ua/tag-krim" text:style-name="Internet_20_link" text:visited-style-name="Visited_20_Internet_20_Link">
</text:a>
，自2015年以来。 一直以来，我们大喊乌克兰儿童已经被驱逐出境 - 世界保持沉默，表达了深刻的挖掘。”他说。</text:p>
      <text:p text:style-name="P4">
<text:span text:style-name="T4">
另请阅读：</text:span>
 <text:a xlink:type="simple" xlink:href="https://www.ukrinform.ua/rubric-society/3710905-u-rf-pidgotuvali-infrastrukturu-dla-deportacii-ukrainciv-se-do-24-lutogo-2022-roku-pravozahisnica.html" text:style-name="Internet_20_link" text:visited-style-name="Visited_20_Internet_20_Link">
<text:span text:style-name="T4">
 deportant </text:span>
</text:a>
卢比尼特(Lubinets)还表达了他的信念，即从克里米亚(Crimea)开始与俄罗斯的战争开始，半岛的解放将结束。</text:p>
      <text:p text:style-name="P4">
“对于我们来说，至于乌克兰的公民，克里米亚的归来将是我们非法捕获的领土分解的终结。 对于世界而言，它应该开始进行严重的转变，从而使有效的有影响力的机制成为成为侵略者的国家。 因为单词不起作用，”  - 重点。</text:p>
      <text:p text:style-name="P4">
据报道，沃迪米尔Zelenskyy总统表示，乌克兰继续将克里米亚从俄罗斯的占领中释放出来。</text:p>
      <text:p text:style-name="P4">
News Source: <text:a xlink:type="simple" xlink:href="https://www.ukrinform.ua/rubric-society/3711049-deportaciu-ukrainskih-ditej-rosia-pocala-z-2015-roku-v-okupovanomu-krimu-lubinec.html" text:style-name="Internet_20_link" text:visited-style-name="Visited_20_Internet_20_Link">
https://www.ukrinform.ua/rubric-society/3711049-deportaciu-ukrainskih-ditej-rosia-pocala-z-2015-roku-v-okupovanomu-krimu-lubinec.html</text:a>
</text:p>
      <!--NEWS-->
      <text:h text:style-name="P10" text:outline-level="1">
<text:span text:style-name="T4">
乌克兰加入了经合组织 - 财务统计部数据库</text:span>
</text:h>
      <text:p text:style-name="P4">
作者: Ukrinform (Person)</text:p>
      <text:p text:style-name="P4">
出版商: Укринформ (Organization)</text:p>
      <text:p text:style-name="P4">
出版时间: 2023-05-18T17:54:00+03:00</text:p>
      <text:p text:style-name="P4">
修改时间: 2023-05-18T17:54:00+03:00</text:p>
      <text:p text:style-name="P4">
描述: 乌克兰加入了经济合作与发展组织（OECD）的全球统计数据库。  - 乌克林。</text:p>
      <text:p text:style-name="P4">
图片: ["<text:a xlink:type="simple" xlink:href="https://static.ukrinform.com/photos/2023_05/thumb_files/630_360_1684421494-850.jpg" text:style-name="Internet_20_link" text:visited-style-name="Visited_20_Internet_20_Link">
630_360_16844...</text:a>
"]</text:p>
      <text:p text:style-name="P4">
标签: ['Економіка', 'Мінфін', 'ОЕСР', 'Україна']</text:p>
      <text:p text:style-name="P4">
类型: Article</text:p>
      <!--METADATA-->
      <text:p text:style-name="P4">
<draw:frame draw:style-name="fr1" draw:name="Image186" text:anchor-type="as-char" svg:width="6.9236in" svg:height="3.956343in" draw:z-index="0">
<draw:image xlink:href="../Images/yкринформ/2023-05-18T17-54-00-03-00/630_360_1684421494-850.jpg" xlink:type="simple" xlink:show="embed" xlink:actuate="onLoad" draw:mime-type="image/jpeg"/>
</draw:frame>
乌克兰加入了全球数据库(经合组织).</text:p>
      <text:p text:style-name="P4">
Як передає Укрінформ, про це повідомляє <text:a xlink:type="simple" xlink:href="https://www.mof.gov.ua/uk/news/ukraina_priiednalasia_do_globalnoi_bazi_danikh_statistiki_dokhodiv_oesr-4009" text:style-name="Internet_20_link" text:visited-style-name="Visited_20_Internet_20_Link">
</text:a>
.</text:p>
      <text:p text:style-name="P4">
"Україна в рамках поглиблення співробітництва з Організацією <text:a xlink:type="simple" xlink:href="https://www.ukrinform.ua/tag-ekonomika" text:style-name="Internet_20_link" text:visited-style-name="Visited_20_Internet_20_Link">
</text:a>
合作与发展已加入了OECD收入统计数据的全球数据库，并成为121个乌克兰，该数据为最大的数据提供了信息。</text:p>
      <text:p text:style-name="P4">
值得注意的是，根据标准模板OESRT的收入类别对乌克兰各级预算的税收和非税收收入进行了分类。 它们包含不同类别的税收与GDP的比率，与总收入的总额。</text:p>
      <text:p text:style-name="P4">
该信息将在上一年每年更新。</text:p>
      <text:p text:style-name="P4">
这项经合组织计划的目的是提高收入数据刺激的质量，连贯性，可比性。</text:p>
      <text:p text:style-name="P4">
<text:span text:style-name="T4">
另请阅读：</text:span>
 <text:a xlink:type="simple" xlink:href="https://www.ukrinform.ua/rubric-economy/3683862-oesr-pokrasila-prognoz-dla-svitovoi-ekonomiki-na-cej-i-nastupnij-rik.html" text:style-name="Internet_20_link" text:visited-style-name="Visited_20_Internet_20_Link">
<text:span text:style-name="T4">
 OECD </text:span>
</text:a>
全球收入基础提供了有关世界上绝大多数国家的税收，税收设施以及各个税收收入的变化的可比数据。</text:p>
      <text:p text:style-name="P4">
据报道，经合组织是一个创建于1960年的组织，其中包括世界上38个最大，最发达的经济体，其命名为“富人俱乐部”。</text:p>
      <text:p text:style-name="P4">
News Source: <text:a xlink:type="simple" xlink:href="https://www.ukrinform.ua/rubric-economy/3711051-ukraina-priednalasa-do-bazi-danih-statistiki-dohodiv-oesr-minfin.html" text:style-name="Internet_20_link" text:visited-style-name="Visited_20_Internet_20_Link">
https://www.ukrinform.ua/rubric-economy/3711051-ukraina-priednalasa-do-bazi-danih-statistiki-dohodiv-oesr-minfin.html</text:a>
</text:p>
      <!--NEWS-->
      <text:h text:style-name="P10" text:outline-level="1">
<text:span text:style-name="T4">
在纪念克里米亚塔塔尔的受害者纪念受害者的那天，在基辅举行了两个展览</text:span>
</text:h>
      <text:p text:style-name="P4">
作者: Ukrinform (Person)</text:p>
      <text:p text:style-name="P4">
出版商: Укринформ (Organization)</text:p>
      <text:p text:style-name="P4">
出版时间: 2023-05-18T18:01:00+03:00</text:p>
      <text:p text:style-name="P4">
修改时间: 2023-05-18T18:01:00+03:00</text:p>
      <text:p text:style-name="P4">
描述: 在克里米亚塔塔尔（Crimean Tatars）驱逐出境日的受害者之际，在基辅的火车站附近组织了两个摄影展览。  - 乌克林。</text:p>
      <text:p text:style-name="P4">
图片: ["<text:a xlink:type="simple" xlink:href="https://static.ukrinform.com/photos/2023_05/thumb_files/630_360_1684421107-6412.jpeg" text:style-name="Internet_20_link" text:visited-style-name="Visited_20_Internet_20_Link">
630_360_16844...</text:a>
", "<text:a xlink:type="simple" xlink:href="https://static.ukrinform.com/photos/2023_05/thumb_files/630_360_1684421107-3854.jpeg" text:style-name="Internet_20_link" text:visited-style-name="Visited_20_Internet_20_Link">
630_360_16844...</text:a>
", "<text:a xlink:type="simple" xlink:href="https://static.ukrinform.com/photos/2023_05/thumb_files/630_360_1684421107-9200.jpeg" text:style-name="Internet_20_link" text:visited-style-name="Visited_20_Internet_20_Link">
630_360_16844...</text:a>
", "<text:a xlink:type="simple" xlink:href="https://static.ukrinform.com/photos/2023_05/thumb_files/630_360_1684421107-2833.jpeg" text:style-name="Internet_20_link" text:visited-style-name="Visited_20_Internet_20_Link">
630_360_16844...</text:a>
", "<text:a xlink:type="simple" xlink:href="https://static.ukrinform.com/photos/2023_05/thumb_files/630_360_1684421107-1685.jpeg" text:style-name="Internet_20_link" text:visited-style-name="Visited_20_Internet_20_Link">
630_360_16844...</text:a>
", "<text:a xlink:type="simple" xlink:href="https://static.ukrinform.com/photos/2023_05/thumb_files/630_360_1684421107-3512.jpeg" text:style-name="Internet_20_link" text:visited-style-name="Visited_20_Internet_20_Link">
630_360_16844...</text:a>
", "<text:a xlink:type="simple" xlink:href="https://static.ukrinform.com/photos/2023_05/thumb_files/630_360_1684421109-3284.jpeg" text:style-name="Internet_20_link" text:visited-style-name="Visited_20_Internet_20_Link">
630_360_16844...</text:a>
", "<text:a xlink:type="simple" xlink:href="https://static.ukrinform.com/photos/2023_05/thumb_files/630_360_1684421215-6793.jpeg" text:style-name="Internet_20_link" text:visited-style-name="Visited_20_Internet_20_Link">
630_360_16844...</text:a>
"]</text:p>
      <text:p text:style-name="P4">
标签: ['Депортація', 'Кримські татари', 'Фотовиставка', 'Київ']</text:p>
      <text:p text:style-name="P4">
类型: Article</text:p>
      <!--METADATA-->
      <text:p text:style-name="P4">
<draw:frame draw:style-name="fr1" draw:name="Image187" text:anchor-type="as-char" svg:width="6.9236in" svg:height="3.956343in" draw:z-index="0">
<draw:image xlink:href="../Images/yкринформ/2023-05-18T18-01-00-03-00/630_360_1684421107-6412.jpeg" xlink:type="simple" xlink:show="embed" xlink:actuate="onLoad" draw:mime-type="image/jpeg"/>
</draw:frame>
在纪念克里米亚塔塔尔(Crimean Tatars)驱逐出境的受害者的日子之际，在基辅的火车站附近组织了两个摄影展览。</text:p>
      <text:p text:style-name="P4">
乌克利福德通讯员报道，他们的演讲是在会议“记住故事 - 返回领土”的会议上进行的。</text:p>
      <text:p text:style-name="P4">
在展览中“被占领的历史<text:a xlink:type="simple" xlink:href="https://www.ukrinform.ua/tag-krim" text:style-name="Internet_20_link" text:visited-style-name="Visited_20_Internet_20_Link">
</text:a>
“乌克兰记者拍摄了25张照片，该照片在2014  -  2019年强调了被占领的克里米亚侵犯人权的行为，并记录了Enver Krosh的生计管理人员等。</text:p>
      <text:p text:style-name="P4">
<draw:frame draw:style-name="fr1" draw:name="Image188" text:anchor-type="as-char" svg:width="6.9236in" svg:height="3.956343in" draw:z-index="0">
<draw:image xlink:href="../Images/yкринформ/2023-05-18T18-01-00-03-00/630_360_1684421107-3854.jpeg" xlink:type="simple" xlink:show="embed" xlink:actuate="onLoad" draw:mime-type="image/jpeg"/>
</draw:frame>
在基辅，在纪念克里米亚tatars/ photo的受害者纪念受害者的那天展出了两个摄影展览：乌克林福姆帕维尔·巴格穆特<text:a xlink:type="simple" xlink:href="https://static.ukrinform.com/photos/2023_05/1684421107-3854.jpeg" text:style-name="Internet_20_link" text:visited-style-name="Visited_20_Internet_20_Link">
<draw:frame draw:style-name="fr1" draw:name="Image189" text:anchor-type="as-char" svg:width="6.9236in" svg:height="3.956343in" draw:z-index="0">
<draw:image xlink:href="../Images/yкринформ/2023-05-18T18-01-00-03-00/630_360_1684421107-3854.jpeg" xlink:type="simple" xlink:show="embed" xlink:actuate="onLoad" draw:mime-type="image/jpeg"/>
</draw:frame>
</text:a>
 <text:a xlink:type="simple" xlink:href="https://static.ukrinform.com/photos/2023_05/1684421107-9200.jpeg" text:style-name="Internet_20_link" text:visited-style-name="Visited_20_Internet_20_Link">
<draw:frame draw:style-name="fr1" draw:name="Image190" text:anchor-type="as-char" svg:width="6.9236in" svg:height="3.956343in" draw:z-index="0">
<draw:image xlink:href="../Images/yкринформ/2023-05-18T18-01-00-03-00/630_360_1684421107-9200.jpeg" xlink:type="simple" xlink:show="embed" xlink:actuate="onLoad" draw:mime-type="image/jpeg"/>
</draw:frame>
</text:a>
 <text:a xlink:type="simple" xlink:href="https://static.ukrinform.com/photos/2023_05/1684421107-6412.jpeg" text:style-name="Internet_20_link" text:visited-style-name="Visited_20_Internet_20_Link">
<draw:frame draw:style-name="fr1" draw:name="Image191" text:anchor-type="as-char" svg:width="6.9236in" svg:height="3.956343in" draw:z-index="0">
<draw:image xlink:href="../Images/yкринформ/2023-05-18T18-01-00-03-00/630_360_1684421107-6412.jpeg" xlink:type="simple" xlink:show="embed" xlink:actuate="onLoad" draw:mime-type="image/jpeg"/>
</draw:frame>
</text:a>
 <text:a xlink:type="simple" xlink:href="https://static.ukrinform.com/photos/2023_05/1684421107-2833.jpeg" text:style-name="Internet_20_link" text:visited-style-name="Visited_20_Internet_20_Link">
<draw:frame draw:style-name="fr1" draw:name="Image192" text:anchor-type="as-char" svg:width="6.9236in" svg:height="3.956343in" draw:z-index="0">
<draw:image xlink:href="../Images/yкринформ/2023-05-18T18-01-00-03-00/630_360_1684421107-2833.jpeg" xlink:type="simple" xlink:show="embed" xlink:actuate="onLoad" draw:mime-type="image/jpeg"/>
</draw:frame>
</text:a>
 <text:a xlink:type="simple" xlink:href="https://static.ukrinform.com/photos/2023_05/1684421107-1685.jpeg" text:style-name="Internet_20_link" text:visited-style-name="Visited_20_Internet_20_Link">
<draw:frame draw:style-name="fr1" draw:name="Image193" text:anchor-type="as-char" svg:width="6.9236in" svg:height="3.956343in" draw:z-index="0">
<draw:image xlink:href="../Images/yкринформ/2023-05-18T18-01-00-03-00/630_360_1684421107-1685.jpeg" xlink:type="simple" xlink:show="embed" xlink:actuate="onLoad" draw:mime-type="image/jpeg"/>
</draw:frame>
</text:a>
 <text:a xlink:type="simple" xlink:href="https://static.ukrinform.com/photos/2023_05/1684421107-3512.jpeg" text:style-name="Internet_20_link" text:visited-style-name="Visited_20_Internet_20_Link">
<draw:frame draw:style-name="fr1" draw:name="Image194" text:anchor-type="as-char" svg:width="6.9236in" svg:height="3.956343in" draw:z-index="0">
<draw:image xlink:href="../Images/yкринформ/2023-05-18T18-01-00-03-00/630_360_1684421107-3512.jpeg" xlink:type="simple" xlink:show="embed" xlink:actuate="onLoad" draw:mime-type="image/jpeg"/>
</draw:frame>
</text:a>
 <text:a xlink:type="simple" xlink:href="https://static.ukrinform.com/photos/2023_05/1684421109-3284.jpeg" text:style-name="Internet_20_link" text:visited-style-name="Visited_20_Internet_20_Link">
<draw:frame draw:style-name="fr1" draw:name="Image195" text:anchor-type="as-char" svg:width="6.9236in" svg:height="3.956343in" draw:z-index="0">
<draw:image xlink:href="../Images/yкринформ/2023-05-18T18-01-00-03-00/630_360_1684421109-3284.jpeg" xlink:type="simple" xlink:show="embed" xlink:actuate="onLoad" draw:mime-type="image/jpeg"/>
</draw:frame>
</text:a>
 <text:a xlink:type="simple" xlink:href="https://static.ukrinform.com/photos/2023_05/1684421215-6793.jpeg" text:style-name="Internet_20_link" text:visited-style-name="Visited_20_Internet_20_Link">
<draw:frame draw:style-name="fr1" draw:name="Image196" text:anchor-type="as-char" svg:width="6.9236in" svg:height="3.956343in" draw:z-index="0">
<draw:image xlink:href="../Images/yкринформ/2023-05-18T18-01-00-03-00/630_360_1684421215-6793.jpeg" xlink:type="simple" xlink:show="embed" xlink:actuate="onLoad" draw:mime-type="image/jpeg"/>
</draw:frame>
</text:a>
作者 - 塔拉斯·易卜拉欣莫夫(Taras Ibrahimov)的Alina Zhatko，Alyoni Savchuk-由于新闻定罪被禁止进入俄罗斯联邦，并占领了克里米亚(Crimea)10至35年。</text:p>
      <text:p text:style-name="P4">
第二次展览“目击者犯罪”讲述了1944年驱逐出克里米亚塔塔尔的10个故事。<text:span text:style-name="T4">
另请阅读：</text:span>
 <text:a xlink:type="simple" xlink:href="https://www.ukrinform.ua/rubric-crimea/3711014-prezident-iniciuvav-stvorenna-memorialu-zertv-krimskotatarskogo-narodu.html" text:style-name="Internet_20_link" text:visited-style-name="Visited_20_Internet_20_Link">
</text:a>
在活动期间，一段有关苏联时期克里米亚生活的视频以及2014年克里米亚半岛占领期间，迫害和克里米亚塔塔尔人的监禁等。</text:p>
      <text:p text:style-name="P4">
与会者还可以参加马拉松，写信给政治犯。</text:p>
      <text:p text:style-name="P4">
据报道，5月18日在乌克兰为正确的塔塔尔人的斗争当天被设定并尊重<text:a xlink:type="simple" xlink:href="https://www.ukrinform.ua/rubric-crimea/3710721-sogodni-ukraina-vsanovue-pamat-zertv-deportacii-krimskih-tatar.html" text:style-name="Internet_20_link" text:visited-style-name="Visited_20_Internet_20_Link">
</text:a>
 .</text:p>
      <text:p text:style-name="P4">
News Source: <text:a xlink:type="simple" xlink:href="https://www.ukrinform.ua/rubric-crimea/3711053-u-kievi-prezentuvali-dvi-fotovistavki-do-dna-pamati-zertv-deportacii-krimskih-tatar.html" text:style-name="Internet_20_link" text:visited-style-name="Visited_20_Internet_20_Link">
https://www.ukrinform.ua/rubric-crimea/3711053-u-kievi-prezentuvali-dvi-fotovistavki-do-dna-pamati-zertv-deportacii-krimskih-tatar.html</text:a>
</text:p>
      <!--NEWS-->
      <text:h text:style-name="P10" text:outline-level="1">
<text:span text:style-name="T4">
卢汉斯克地区的国民警卫队击倒了一架罕见的俄罗斯无人机“ Eleron”</text:span>
</text:h>
      <text:p text:style-name="P4">
作者: Ukrinform (Person)</text:p>
      <text:p text:style-name="P4">
出版商: Укринформ (Organization)</text:p>
      <text:p text:style-name="P4">
出版时间: 2023-05-18T18:07:00+03:00</text:p>
      <text:p text:style-name="P4">
修改时间: 2023-05-18T18:07:00+03:00</text:p>
      <text:p text:style-name="P4">
描述: 伪“ 2月”的国民警卫队在卢汉斯克地区击倒了一个罕见的俄罗斯无人机“埃勒隆”。  - 乌克林。</text:p>
      <text:p text:style-name="P4">
图片: ["<text:a xlink:type="simple" xlink:href="https://static.ukrinform.com/photos/2023_05/thumb_files/630_360_1684422225-502.jpg" text:style-name="Internet_20_link" text:visited-style-name="Visited_20_Internet_20_Link">
630_360_16844...</text:a>
", "<text:a xlink:type="simple" xlink:href="https://static.ukrinform.com/photos/2023_05/1684422224-883.jpg" text:style-name="Internet_20_link" text:visited-style-name="Visited_20_Internet_20_Link">
1684422224-88...</text:a>
", "<text:a xlink:type="simple" xlink:href="https://static.ukrinform.com/photos/2023_05/1684422224-619.jpg" text:style-name="Internet_20_link" text:visited-style-name="Visited_20_Internet_20_Link">
1684422224-61...</text:a>
"]</text:p>
      <text:p text:style-name="P4">
标签: ['Луганщина', 'Нацгвардія', 'Дрон', 'Війна з Росією']</text:p>
      <text:p text:style-name="P4">
类型: Article</text:p>
      <!--METADATA-->
      <text:p text:style-name="P4">
<draw:frame draw:style-name="fr1" draw:name="Image197" text:anchor-type="as-char" svg:width="6.9236in" svg:height="3.956343in" draw:z-index="0">
<draw:image xlink:href="../Images/yкринформ/2023-05-18T18-07-00-03-00/630_360_1684422225-502.jpg" xlink:type="simple" xlink:show="embed" xlink:actuate="onLoad" draw:mime-type="image/jpeg"/>
</draw:frame>
伪“ 2月”的国民警卫队在卢汉斯克地区击倒了一个罕见的俄罗斯 - 翼“ Eleron”。</text:p>
      <text:p text:style-name="P4">
据报道<text:a xlink:type="simple" xlink:href="https://ngu.gov.ua/gvardiyecz-na-psevdo-lyutyj-pryzemlyv-ridkisnyj-vorozhyj-bpla-eleron/" text:style-name="Internet_20_link" text:visited-style-name="Visited_20_Internet_20_Link">
</text:a>
，报道乌克林福姆。</text:p>
      <text:p text:style-name="P4">
“在卢汉斯地区，克雷明纳市有艰苦的战斗，但我们的士兵们对敌人进行了很好的击退。 与机器Metrometrius队列后，有呼叫标志“ 2月”的监护人不仅击倒了敌人在装甲车周围的敌人，而且还击败了敌对的人<text:a xlink:type="simple" xlink:href="https://www.ukrinform.ua/tag-bezpilotnik" text:style-name="Internet_20_link" text:visited-style-name="Visited_20_Internet_20_Link">
</text:a>
”，nsus。</text:p>
      <text:p text:style-name="P4">
<draw:frame draw:style-name="fr1" draw:name="Image198" text:anchor-type="as-char" svg:width="6.9236in" svg:height="4.615733in" draw:z-index="0">
<draw:image xlink:href="../Images/yкринформ/2023-05-18T18-07-00-03-00/1684422224-883.jpg" xlink:type="simple" xlink:show="embed" xlink:actuate="onLoad" draw:mime-type="image/jpeg"/>
</draw:frame>
据她说，这是近乎行动的空气智能是一个复杂的复杂。</text:p>
      <text:p text:style-name="P4">
<draw:frame draw:style-name="fr1" draw:name="Image199" text:anchor-type="as-char" svg:width="6.9236in" svg:height="4.615733in" draw:z-index="0">
<draw:image xlink:href="../Images/yкринформ/2023-05-18T18-07-00-03-00/1684422224-619.jpg" xlink:type="simple" xlink:show="embed" xlink:actuate="onLoad" draw:mime-type="image/jpeg"/>
</draw:frame>
<text:span text:style-name="T4">
另请阅读：</text:span>
 <text:a xlink:type="simple" xlink:href="https://www.ukrinform.ua/rubric-ato/3710782-na-kirovogradsini-zbili-raketu-ta-bezpilotnik-e-rujnuvanna.html" text:style-name="Internet_20_link" text:visited-style-name="Visited_20_Internet_20_Link">
<text:span text:style-name="T4">
无人机</text:span>
</text:a>
“我设法捕获了这架新的俄罗斯无人机。因此，我认为狩猎是成功的，该无人机中的有趣数据被传达给了乌克兰国防军当局，”警卫队31席位说。</text:p>
      <text:p text:style-name="P4">
作为 <text:a xlink:type="simple" xlink:href="https://www.ukrinform.ua/rubric-ato/3710783-zahisniki-sso-odnim-postrilom-zi-stingera-znisili-vorozij-dron.html" text:style-name="Internet_20_link" text:visited-style-name="Visited_20_Internet_20_Link">
 </text:a>
，由Styinger Ipsrk射击的SCO的捍卫者摧毁了敌人无人机。</text:p>
      <text:p text:style-name="P4">
<text:span text:style-name="T5">
foto：ngu.gov.ua</text:span>
</text:p>
      <text:p text:style-name="P4">
News Source: <text:a xlink:type="simple" xlink:href="https://www.ukrinform.ua/rubric-ato/3711055-nacgvardiec-na-lugansini-zbiv-ridkisnij-rosijskij-dron-eleron.html" text:style-name="Internet_20_link" text:visited-style-name="Visited_20_Internet_20_Link">
https://www.ukrinform.ua/rubric-ato/3711055-nacgvardiec-na-lugansini-zbiv-ridkisnij-rosijskij-dron-eleron.html</text:a>
</text:p>
      <!--NEWS-->
      <text:h text:style-name="P10" text:outline-level="1">
<text:span text:style-name="T4">
北约在维尔纽斯的一次峰会上将批准一项重大响应计划，以防俄罗斯袭击 - 媒体</text:span>
</text:h>
      <text:p text:style-name="P4">
作者: Ukrinform (Person)</text:p>
      <text:p text:style-name="P4">
出版商: Укринформ (Organization)</text:p>
      <text:p text:style-name="P4">
出版时间: 2023-05-18T18:10:35+03:00</text:p>
      <text:p text:style-name="P4">
修改时间: 2023-05-18T18:10:35+03:00</text:p>
      <text:p text:style-name="P4">
描述: 北约在7月在维尔纽斯举行的一次峰会上计划批准数千页的秘密军事计划，该计划将详细描述联盟将如何应对俄罗斯的袭击。  - 乌克林。</text:p>
      <text:p text:style-name="P4">
图片: ["<text:a xlink:type="simple" xlink:href="https://static.ukrinform.com/photos/2023_03/thumb_files/630_360_1680278305-857.jpg" text:style-name="Internet_20_link" text:visited-style-name="Visited_20_Internet_20_Link">
630_360_16802...</text:a>
"]</text:p>
      <text:p text:style-name="P4">
标签: ['НАТО', 'Саміт', 'Агресія РФ']</text:p>
      <text:p text:style-name="P4">
类型: Article</text:p>
      <!--METADATA-->
      <text:p text:style-name="P4">
<draw:frame draw:style-name="fr1" draw:name="Image200" text:anchor-type="as-char" svg:width="6.9236in" svg:height="3.956343in" draw:z-index="0">
<draw:image xlink:href="../Images/yкринформ/2023-05-18T18-10-35-03-00/630_360_1680278305-857.jpg" xlink:type="simple" xlink:show="embed" xlink:actuate="onLoad" draw:mime-type="image/jpeg"/>
</draw:frame>
维尔纽斯(Vilnius)的北约计划在7月份批准数千页的秘密军事计划，该计划将详细描述联盟将如何应对俄罗斯的袭击。</text:p>
      <text:p text:style-name="P4">
关于它报告<text:a xlink:type="simple" xlink:href="http://www.reuters.com/world/nato-reaches-back-cold-war-past-with-first-major-defence-plans-decades-2023-05-18/" text:style-name="Internet_20_link" text:visited-style-name="Visited_20_Internet_20_Link">
</text:a>
，报道乌克林福姆。</text:p>
      <text:p text:style-name="P4">
正如该机构所写的那样，这一步骤意味着一个根本的变化，因为冷战的下午联盟没有看到需要制定大型计划的必要性，因为它认为俄罗斯不再对世界的存在构成威胁。</text:p>
      <text:p text:style-name="P4">
但是，鉴于“自1945年以来欧洲最流血的战争直接在乌克兰的边界后面肆虐，联盟现在警告说，所有必要的计划都应该在与莫斯科等平等敌人的冲突之前很长一段时间。” 。</text:p>
      <text:p text:style-name="P4">
<text:span text:style-name="T4">
另请阅读：</text:span>
 <text:a xlink:type="simple" xlink:href="https://www.ukrinform.ua/rubric-polytics/3709480-stoltenberg-rozpoviv-cogo-ukraini-ocikuvati-vid-lipnevogo-samitu-nato.html" text:style-name="Internet_20_link" text:visited-style-name="Visited_20_Internet_20_Link">
</text:a>
“危机管理与集体防御之间的根本差异如下：条款不是由我们决定的，而是我们的对手。 北约鲍尔军事委员会说：“我们应该随时准备应对冲突。”</text:p>
      <text:p text:style-name="P4">
概述了联盟所说的区域计划，北约还将为各国提供有关如何现代化其部队的驯养和技术支持的建议。</text:p>
      <text:p text:style-name="P4">
负责人说：“盟军将确切知道有必要的力量和含义，包括在哪里，如何部署。”(https://www.ukrinform.ua/tag-nato)Jenstoltenberg关于严格分类的文件，在寒冷时期，该文件将任命某些部队保护某些地区。</text:p>
      <text:p text:style-name="P4">
该机构写道，这是由克里米亚于2014年吞并的过程开始的，该过程首次寡妇在东方部署战斗部队，英国英国，加拿大和德国在波罗的海国家之一中采取了该倡议。</text:p>
      <text:p text:style-name="P4">
<text:span text:style-name="T4">
另请阅读：</text:span>
 <text:a xlink:type="simple" xlink:href="https://www.ukrinform.ua/rubric-polytics/3710675-mzs-polsi-clenstvo-ukraini-v-nato-bude-garantieu-bezpeki-v-evropi.html" text:style-name="Internet_20_link" text:visited-style-name="Visited_20_Internet_20_Link">
</text:a>
根据北约官员的说法，完全实施计划需要几年的时间，尽管他们强调联盟可能会立即采取行动。</text:p>
      <text:p text:style-name="P4">
News Source: <text:a xlink:type="simple" xlink:href="https://www.ukrinform.ua/rubric-world/3711057-nato-na-samiti-u-vilnusi-zatverdit-velikij-plan-reaguvanna-na-vipadok-ataki-rosii-zmi.html" text:style-name="Internet_20_link" text:visited-style-name="Visited_20_Internet_20_Link">
https://www.ukrinform.ua/rubric-world/3711057-nato-na-samiti-u-vilnusi-zatverdit-velikij-plan-reaguvanna-na-vipadok-ataki-rosii-zmi.html</text:a>
</text:p>
      <!--NEWS-->
      <text:h text:style-name="P10" text:outline-level="1">
<text:span text:style-name="T4">
球员被禁止在季后赛爆炸巴黎少校2023年的比赛中与他们国家的旗帜一起出去</text:span>
</text:h>
      <text:p text:style-name="P4">
作者: Ukrinform (Person)</text:p>
      <text:p text:style-name="P4">
出版商: Укринформ (Organization)</text:p>
      <text:p text:style-name="P4">
出版时间: 2023-05-18T18:13:00+03:00</text:p>
      <text:p text:style-name="P4">
修改时间: 2023-05-18T18:13:00+03:00</text:p>
      <text:p text:style-name="P4">
描述: 巴黎大赛季后赛将于5月18日至21日举行。  - 乌克林。</text:p>
      <text:p text:style-name="P4">
图片: ["<text:a xlink:type="simple" xlink:href="https://static.ukrinform.com/photos/2023_05/thumb_files/630_360_1684422663-606.jpg" text:style-name="Internet_20_link" text:visited-style-name="Visited_20_Internet_20_Link">
630_360_16844...</text:a>
"]</text:p>
      <text:p text:style-name="P4">
标签: ['кіберспорт']</text:p>
      <text:p text:style-name="P4">
类型: Article</text:p>
      <!--METADATA-->
      <text:p text:style-name="P4">
<draw:frame draw:style-name="fr1" draw:name="Image201" text:anchor-type="as-char" svg:width="6.9236in" svg:height="3.956343in" draw:z-index="0">
<draw:image xlink:href="../Images/yкринформ/2023-05-18T18-13-00-03-00/630_360_1684422663-606.jpg" xlink:type="simple" xlink:show="embed" xlink:actuate="onLoad" draw:mime-type="image/jpeg"/>
</draw:frame>
季后赛巴黎少校将于5月18日至5月21日举行。</text:p>
      <text:p text:style-name="P4">
Blast Paris Major 2023球员被禁止与自己的国家的旗帜一起出去，以平台上的旗帜<text:a xlink:type="simple" xlink:href="https://t.me/ceh99999/17238" text:style-name="Internet_20_link" text:visited-style-name="Visited_20_Internet_20_Link">
</text:a>
乌克林福姆报道，蒙特·艾丁·艾丁经理Turlybekov。</text:p>
      <text:p text:style-name="P4">
禁止信息也通过Maincast确认。</text:p>
      <text:p text:style-name="P4">
值得注意的是，观众被允许与旗帜一起参加竞技场。</text:p>
      <text:p text:style-name="P4">
2月，ESL禁止粉丝将旗帜带到Iemkatowice的竞技场。</text:p>
      <text:p text:style-name="P4">
巴黎爆炸季后赛将于5月18日至5月21日举行。 Blast Parismajor奖基金为125万美元。</text:p>
      <text:p text:style-name="P4">
<text:span text:style-name="T4">
另请阅读：</text:span>
 <text:a xlink:type="simple" xlink:href="https://www.ukrinform.ua/rubric-sports/3709571-monte-vijsli-v-plejoff-blasttv-paris-major-2023.html" text:style-name="Internet_20_link" text:visited-style-name="Visited_20_Internet_20_Link">
<text:span text:style-name="T4">
蒙特</text:span>
</text:a>
正如乌克林福姆报道的那样，乌克兰队将在比赛中演出。</text:p>
      <text:p text:style-name="P4">
照片：蒙特 / Instagram</text:p>
      <text:p text:style-name="P4">
News Source: <text:a xlink:type="simple" xlink:href="https://www.ukrinform.ua/rubric-sports/3711059-gravcam-zaboronili-vihoditi-z-praporami-svoei-kraini-na-matci-plejoff-blast-paris-major-2023.html" text:style-name="Internet_20_link" text:visited-style-name="Visited_20_Internet_20_Link">
https://www.ukrinform.ua/rubric-sports/3711059-gravcam-zaboronili-vihoditi-z-praporami-svoei-kraini-na-matci-plejoff-blast-paris-major-2023.html</text:a>
</text:p>
      <!--NEWS-->
      <text:h text:style-name="P10" text:outline-level="1">
<text:span text:style-name="T4">
哈尔基夫地区的火箭中风：马戏团在马戏团中销毁了两所房屋，数十个损坏</text:span>
</text:h>
      <text:p text:style-name="P4">
作者: Ukrinform (Person)</text:p>
      <text:p text:style-name="P4">
出版商: Укринформ (Organization)</text:p>
      <text:p text:style-name="P4">
出版时间: 2023-05-18T18:19:00+03:00</text:p>
      <text:p text:style-name="P4">
修改时间: 2023-05-18T18:19:00+03:00</text:p>
      <text:p text:style-name="P4">
描述: 由于在哈尔基夫地区的Tsirkuni村进行了火箭袭击，两个住宅被彻底摧毁，许多私人房屋和附属建筑遭到损害。  - 乌克林。</text:p>
      <text:p text:style-name="P4">
图片: ["<text:a xlink:type="simple" xlink:href="https://static.ukrinform.com/photos/2023_05/thumb_files/630_360_1684422878-595.jpg" text:style-name="Internet_20_link" text:visited-style-name="Visited_20_Internet_20_Link">
630_360_16844...</text:a>
", "<text:a xlink:type="simple" xlink:href="https://static.ukrinform.com/photos/2023_05/1684422879-805.jpg" text:style-name="Internet_20_link" text:visited-style-name="Visited_20_Internet_20_Link">
1684422879-80...</text:a>
", "<text:a xlink:type="simple" xlink:href="https://static.ukrinform.com/photos/2023_05/1684422878-707.jpg" text:style-name="Internet_20_link" text:visited-style-name="Visited_20_Internet_20_Link">
1684422878-70...</text:a>
", "<text:a xlink:type="simple" xlink:href="https://static.ukrinform.com/photos/2023_05/1684422878-689.jpg" text:style-name="Internet_20_link" text:visited-style-name="Visited_20_Internet_20_Link">
1684422878-68...</text:a>
"]</text:p>
      <text:p text:style-name="P4">
标签: ['Обстріл', 'Харківщина', 'Війна з Росією', 'Ракетний удар']</text:p>
      <text:p text:style-name="P4">
类型: Article</text:p>
      <!--METADATA-->
      <text:p text:style-name="P4">
<draw:frame draw:style-name="fr1" draw:name="Image202" text:anchor-type="as-char" svg:width="6.9236in" svg:height="3.956343in" draw:z-index="0">
<draw:image xlink:href="../Images/yкринформ/2023-05-18T18-19-00-03-00/630_360_1684422878-595.jpg" xlink:type="simple" xlink:show="embed" xlink:actuate="onLoad" draw:mime-type="image/jpeg"/>
</draw:frame>
在柯库尼(Kirkuni)地区的蒂尔库尼(Tsirkuni)村，两个私人房屋和附属建筑中的两个损坏了。</text:p>
      <text:p text:style-name="P4">
这是在[]中报道的(https://t.me/synegubov/6221)据报道，乌克林福姆(Ukrinform)报道，哈尔基夫·奥瓦洛夫(Kharkiv Ovaologov)Sinegubov的负责人。</text:p>
      <text:p text:style-name="P4">
<draw:frame draw:style-name="fr1" draw:name="Image203" text:anchor-type="as-char" svg:width="6.9236in" svg:height="3.89773in" draw:z-index="0">
<draw:image xlink:href="../Images/yкринформ/2023-05-18T18-19-00-03-00/1684422879-805.jpg" xlink:type="simple" xlink:show="embed" xlink:actuate="onLoad" draw:mime-type="image/jpeg"/>
</draw:frame>
Synigubov说：“在村庄已经完全摧毁了两个住宅。此外，13个私人房屋和14个附属建筑遭到损害。”</text:p>
      <text:p text:style-name="P4">
<text:span text:style-name="T4">
另请阅读：</text:span>
 <text:a xlink:type="simple" xlink:href="https://www.ukrinform.ua/rubric-ato/3711018-na-harkivsini-vnaslidok-raketnogo-obstrilu-zaginula-ludina-dvoe-poraneni.html" text:style-name="Internet_20_link" text:visited-style-name="Visited_20_Internet_20_Link">
<text:span text:style-name="T4">
 kharkiv地区</text:span>
</text:a>
</text:p>
      <text:p text:style-name="P4">
<draw:frame draw:style-name="fr1" draw:name="Image204" text:anchor-type="as-char" svg:width="6.9236in" svg:height="3.89773in" draw:z-index="0">
<draw:image xlink:href="../Images/yкринформ/2023-05-18T18-19-00-03-00/1684422878-707.jpg" xlink:type="simple" xlink:show="embed" xlink:actuate="onLoad" draw:mime-type="image/jpeg"/>
</draw:frame>
<draw:frame draw:style-name="fr1" draw:name="Image205" text:anchor-type="as-char" svg:width="6.9236in" svg:height="3.359228in" draw:z-index="0">
<draw:image xlink:href="../Images/yкринформ/2023-05-18T18-19-00-03-00/1684422878-689.jpg" xlink:type="simple" xlink:show="embed" xlink:actuate="onLoad" draw:mime-type="image/jpeg"/>
</draw:frame>
根据检察长办公室<text:a xlink:type="simple" xlink:href="https://t.me/pgo_gov_ua/12288" text:style-name="Internet_20_link" text:visited-style-name="Visited_20_Internet_20_Link">
</text:a>
，根据数据的规定，入侵者从俄罗斯联邦的Belgorod地区发布了C-300火箭。</text:p>
      <text:p text:style-name="P4">
在哈尔基夫地区德加基夫地区检察官办公室的程序领导下，对违反战争难题法的行为进行了预审，并有意谋杀(艺术的第2部分。 乌克兰《刑法》的438).</text:p>
      <text:p text:style-name="P4">
Раніше повідомлялося, що внаслідок ворожого <text:a xlink:type="simple" xlink:href="https://www.ukrinform.ua/tag-obstril" text:style-name="Internet_20_link" text:visited-style-name="Visited_20_Internet_20_Link">
 </text:a>
一名52岁的居民被杀，另外两名平民受伤。</text:p>
      <text:p text:style-name="P4">
<text:span text:style-name="T5">
foto：Telegram / Oleg Synigubov</text:span>
</text:p>
      <text:p text:style-name="P4">
News Source: <text:a xlink:type="simple" xlink:href="https://www.ukrinform.ua/rubric-regions/3711061-raketnij-udar-po-harkivsini-u-cirkunah-zrujnovani-dva-budinki-desatki-poskodzeni.html" text:style-name="Internet_20_link" text:visited-style-name="Visited_20_Internet_20_Link">
https://www.ukrinform.ua/rubric-regions/3711061-raketnij-udar-po-harkivsini-u-cirkunah-zrujnovani-dva-budinki-desatki-poskodzeni.html</text:a>
</text:p>
      <!--NEWS-->
      <text:h text:style-name="P10" text:outline-level="1">
<text:span text:style-name="T4">
丰田与合作伙伴将出售电气誓言</text:span>
</text:h>
      <text:p text:style-name="P4">
作者: Ukrinform (Person)</text:p>
      <text:p text:style-name="P4">
出版商: Укринформ (Organization)</text:p>
      <text:p text:style-name="P4">
出版时间: 2023-05-18T18:20:00+03:00</text:p>
      <text:p text:style-name="P4">
修改时间: 2023-05-18T18:20:00+03:00</text:p>
      <text:p text:style-name="P4">
描述: 丰田汽车公司（Toyota Motor Corp）与另外两家汽车制造商一起在周四为日本送货业提供了电动微施用。  - 乌克林。</text:p>
      <text:p text:style-name="P4">
图片: ["<text:a xlink:type="simple" xlink:href="https://static.ukrinform.com/photos/2015_10/thumb_files/630_360_1444282945-5058-korporatsiya-toyota-motor-corp.jpg" text:style-name="Internet_20_link" text:visited-style-name="Visited_20_Internet_20_Link">
630_360_14442...</text:a>
"]</text:p>
      <text:p text:style-name="P4">
标签: ['Електромобілі', 'Toyota ', 'Транспорт']</text:p>
      <text:p text:style-name="P4">
类型: Article</text:p>
      <!--METADATA-->
      <text:p text:style-name="P4">
<draw:frame draw:style-name="fr1" draw:name="Image206" text:anchor-type="as-char" svg:width="6.9236in" svg:height="3.956343in" draw:z-index="0">
<draw:image xlink:href="../Images/yкринформ/2023-05-18T18-20-00-03-00/630_360_1444282945-5058-korporatsiya-toyota-motor-corp.jpg" xlink:type="simple" xlink:show="embed" xlink:actuate="onLoad" draw:mime-type="image/jpeg"/>
</draw:frame>
丰田汽车公司(Toyota Motor Corp)与另外两家汽车制造商一起，星期四为日本送货业提供了电动微孔。</text:p>
      <text:p text:style-name="P4">
正如乌克林福姆报道的那样，它报告了<text:a xlink:type="simple" xlink:href="https://www.reuters.com/business/autos-transportation/toyota-partners-start-selling-electric-micro-vans-by-march-2024-2023-05-18/" text:style-name="Internet_20_link" text:visited-style-name="Visited_20_Internet_20_Link">
</text:a>
.</text:p>
      <text:p text:style-name="P4">
Презентація відбулася в японському місті Хіросіма в рамках саміту країнВеликої сімки (G7)，其关键问题之一是减少碳弹出大气中的弹出。</text:p>
      <text:p text:style-name="P4">
一辆小型电气货车将在电池系统上运行<text:a xlink:type="simple" xlink:href="https://www.ukrinform.ua/tag-elektromobili" text:style-name="Internet_20_link" text:visited-style-name="Visited_20_Internet_20_Link">
</text:a>
根据公司的联合声明，丰田与Daihatsu和Suzuki Motor Corp Mini -Vehicle专家的生产共同发展。 该面包车将以所有三个品牌的离合器的版本发售。</text:p>
      <text:p text:style-name="P4">
新的小巴将有200公里的费用，并将在2024年3月31日之前发布。</text:p>
      <text:p text:style-name="P4">
根据声明，汽车将由Daihatsu生产，Daihatsu自2016年以来一直是丰田的子公司。</text:p>
      <text:p text:style-name="P4">
新型号将被归类为KEI车辆，日本内部关税不征税。</text:p>
      <text:p text:style-name="P4">
<text:span text:style-name="T4">
另请阅读：</text:span>
 <text:a xlink:type="simple" xlink:href="https://www.ukrinform.ua/rubric-technology/3701487-toyota-vstanovila-novij-rekord-z-virobnictva-ta-prodaziv-avto.html" text:style-name="Internet_20_link" text:visited-style-name="Visited_20_Internet_20_Link">
<text:span text:style-name="T4">
丰田</text:span>
</text:a>
Micro Kei车辆在IDIO Farms中非常受欢迎，可用于交付农产品，包裹和日本农村地区的农产品，包裹和其他城镇，这部分与其低价相关。</text:p>
      <text:p text:style-name="P4">
如报道<text:a xlink:type="simple" xlink:href="https://www.ukrinform.ua/rubric-technology/3680745-mitsubishi-motors-do-2035-roku-elektrifikue-vsi-svoi-avtomobili.html" text:style-name="Internet_20_link" text:visited-style-name="Visited_20_Internet_20_Link">
</text:a>
，日本汽车制造商三菱汽车公司 计划在中期将整个汽车范围转换为电动机。</text:p>
      <text:p text:style-name="P4">
<text:span text:style-name="T5">
foto：blog.carandriver.com</text:span>
</text:p>
      <text:p text:style-name="P4">
News Source: <text:a xlink:type="simple" xlink:href="https://www.ukrinform.ua/rubric-technology/3711062-toyota-z-partnerami-prodavatimut-elektricni-mikroavtobusi.html" text:style-name="Internet_20_link" text:visited-style-name="Visited_20_Internet_20_Link">
https://www.ukrinform.ua/rubric-technology/3711062-toyota-z-partnerami-prodavatimut-elektricni-mikroavtobusi.html</text:a>
</text:p>
      <!--NEWS-->
      <text:h text:style-name="P10" text:outline-level="1">
<text:span text:style-name="T4">
意大利将教乌克兰军队</text:span>
</text:h>
      <text:p text:style-name="P4">
作者: Ukrinform (Person)</text:p>
      <text:p text:style-name="P4">
出版商: Укринформ (Organization)</text:p>
      <text:p text:style-name="P4">
出版时间: 2023-05-18T18:38:37+03:00</text:p>
      <text:p text:style-name="P4">
修改时间: 2023-05-18T18:38:37+03:00</text:p>
      <text:p text:style-name="P4">
描述: 意大利将在该国的学校和军事场所培训乌克兰军事，并参加比利时，波兰和德国的欧洲乌克兰课程。  - 乌克林。</text:p>
      <text:p text:style-name="P4">
图片: ["<text:a xlink:type="simple" xlink:href="https://static.ukrinform.com/photos/2023_01/thumb_files/630_360_1673469063-825.png" text:style-name="Internet_20_link" text:visited-style-name="Visited_20_Internet_20_Link">
630_360_16734...</text:a>
"]</text:p>
      <text:p text:style-name="P4">
标签: ['Італія', 'Військові навчання', 'Військові']</text:p>
      <text:p text:style-name="P4">
类型: Article</text:p>
      <!--METADATA-->
      <text:p text:style-name="P4">
<draw:frame draw:style-name="fr1" draw:name="Image207" text:anchor-type="as-char" svg:width="6.9236in" svg:height="3.956343in" draw:z-index="0">
<draw:image xlink:href="../Images/yкринформ/2023-05-18T18-38-37-03-00/630_360_1673469063-825.png" xlink:type="simple" xlink:show="embed" xlink:actuate="onLoad" draw:mime-type="image/png"/>
</draw:frame>
意大利人将在该国的学校和军事遗址中成为乌克兰军事，并将参加乌贝尔吉亚，波兰和德国的欧洲乌克兰课程。</text:p>
      <text:p text:style-name="P4">
正如乌克林福姆报道的那样，它报告了<text:a xlink:type="simple" xlink:href="http://www.ansa.it/english/news/2023/05/18/italy-to-train-ukraine-troops-in-italy-too-says-crosetto_9c093f47-5bbc-4395-afbd-95a64d79cc24.html" text:style-name="Internet_20_link" text:visited-style-name="Visited_20_Internet_20_Link">
</text:a>
吉多·克罗泽托(Guido Krozetto)提到国防部长。</text:p>
      <text:p text:style-name="P4">
根据Sergence的说法，意大利国防部目前正在考虑有机会参加欧洲倡议，以准备乌克兰军队，“将工作人员送往布鲁塞尔，波兰Tanimenchyna的司令部，并提供应该提供的特殊模块但是在学校和军事中。我们国家领土的企业。”</text:p>
      <text:p text:style-name="P4">
<text:span text:style-name="T4">
另请阅读：</text:span>
 <text:a xlink:type="simple" xlink:href="https://www.ukrinform.ua/rubric-ato/3708155-do-nimeccini-pribuli-tanki-abrams-na-akih-navcatimutsa-ukrainski-vijskovi-zmi.html" text:style-name="Internet_20_link" text:visited-style-name="Visited_20_Internet_20_Link">
<text:span text:style-name="T4">
我将学习</text:span>
</text:a>
正如乌克林福姆报道的，高级代表<text:a xlink:type="simple" xlink:href="https://www.ukrinform.ua/tag-evrosouz" text:style-name="Internet_20_link" text:visited-style-name="Visited_20_Internet_20_Link">
</text:a>
4月21日，约瑟夫·博雷尔(Josep Borrel)表示，已经在欧盟培训任务中接受了16,000多名乌克兰军队的培训。 他还报道了将弹药和导弹交付给乌克兰，价值超过6亿欧元。</text:p>
      <text:p text:style-name="P4">
News Source: <text:a xlink:type="simple" xlink:href="https://www.ukrinform.ua/rubric-ato/3711065-italia-navcatime-ukrainskih-vijskovih.html" text:style-name="Internet_20_link" text:visited-style-name="Visited_20_Internet_20_Link">
https://www.ukrinform.ua/rubric-ato/3711065-italia-navcatime-ukrainskih-vijskovih.html</text:a>
</text:p>
      <!--NEWS-->
      <text:h text:style-name="P10" text:outline-level="1">
<text:span text:style-name="T4">
联合国教科文组织的办公室将于秋季在利维夫开业</text:span>
</text:h>
      <text:p text:style-name="P4">
作者: Ukrinform (Person)</text:p>
      <text:p text:style-name="P4">
出版商: Укринформ (Organization)</text:p>
      <text:p text:style-name="P4">
出版时间: 2023-05-18T18:52:13+03:00</text:p>
      <text:p text:style-name="P4">
修改时间: 2023-05-18T18:52:13+03:00</text:p>
      <text:p text:style-name="P4">
描述: 联合国教科文组织办公室将于今年秋天在LVIV开设。  - 乌克林。</text:p>
      <text:p text:style-name="P4">
图片: ["<text:a xlink:type="simple" xlink:href="https://static.ukrinform.com/photos/2023_03/thumb_files/630_360_1679993424-561.jpg" text:style-name="Internet_20_link" text:visited-style-name="Visited_20_Internet_20_Link">
630_360_16799...</text:a>
"]</text:p>
      <text:p text:style-name="P4">
标签: ['Львів', 'Садовий', 'ЮНЕСКО']</text:p>
      <text:p text:style-name="P4">
类型: Article</text:p>
      <!--METADATA-->
      <text:p text:style-name="P4">
<draw:frame draw:style-name="fr1" draw:name="Image208" text:anchor-type="as-char" svg:width="6.9236in" svg:height="3.956343in" draw:z-index="0">
<draw:image xlink:href="../Images/yкринформ/2023-05-18T18-52-13-03-00/630_360_1679993424-561.jpg" xlink:type="simple" xlink:show="embed" xlink:actuate="onLoad" draw:mime-type="image/jpeg"/>
</draw:frame>
联合国教科文组织的办公室将于秋季开放。</text:p>
      <text:p text:style-name="P4">
乌克林福姆报道，利维夫市长安德里·萨德维(Andriy Sadovy)在会议上对“犯罪的文化遗产犯罪 - 军事和额外的战争时期”进行了报道。</text:p>
      <text:p text:style-name="P4">
<text:span text:style-name="T4">
另请阅读：</text:span>
 <text:a xlink:type="simple" xlink:href="https://www.ukrinform.ua/rubric-regions/3691492-v-odesi-vidkrili-tablicku-pro-vklucenna-centru-mista-do-spisku-unesko.html" text:style-name="Internet_20_link" text:visited-style-name="Visited_20_Internet_20_Link">
<text:span text:style-name="T4">
 unesco </text:span>
</text:a>
“今年已有25年的历史，因为利维夫已成为联合国教科文组织家族的一部分，也就是说，整个历史部分受到该国际社会的保护。 不幸的是，如果您在市中心散步，您将不会看到很多古迹，因为它们被带走了。 我们不仅在战争中隐藏自己，而且还可以帮助其他城市。 ihakh谢谢<text:a xlink:type="simple" xlink:href="https://www.ukrinform.ua/tag-unesko" text:style-name="Internet_20_link" text:visited-style-name="Visited_20_Internet_20_Link">
</text:a>
这将在利维夫开设办公室，该办公室将在秋天开始工作。”萨迪维说。</text:p>
      <text:p text:style-name="P4">
他还指出，在利维夫中，乌克兰的大多数文化和不满都集中了，并表达了他对信息政策文化部协同作用的希望。</text:p>
      <text:p text:style-name="P4">
<text:span text:style-name="T4">
另请阅读：</text:span>
 <text:a xlink:type="simple" xlink:href="https://www.ukrinform.ua/rubric-vidbudova/3710341-vidnovlenna-cernigivsini-vidbuvatimetsa-kompleksno-spilno-z-unesko.html" text:style-name="Internet_20_link" text:visited-style-name="Visited_20_Internet_20_Link">
<text:span text:style-name="T4">
 unesco </text:span>
</text:a>
据报道，联合国教科文组织将分配150万美元，在利维夫创建一个文化中心。</text:p>
      <text:p text:style-name="P4">
News Source: <text:a xlink:type="simple" xlink:href="https://www.ukrinform.ua/rubric-regions/3711069-u-lvovi-voseni-vidkrietsa-ofis-unesko.html" text:style-name="Internet_20_link" text:visited-style-name="Visited_20_Internet_20_Link">
https://www.ukrinform.ua/rubric-regions/3711069-u-lvovi-voseni-vidkrietsa-ofis-unesko.html</text:a>
</text:p>
      <!--NEWS-->
      <text:h text:style-name="P10" text:outline-level="1">
<text:span text:style-name="T4">
北约简介，航空联盟和制裁：库莱巴（Kuleba）称合作的关键领域</text:span>
</text:h>
      <text:p text:style-name="P4">
作者: Ukrinform (Person)</text:p>
      <text:p text:style-name="P4">
出版商: Укринформ (Organization)</text:p>
      <text:p text:style-name="P4">
出版时间: 2023-05-18T18:54:42+03:00</text:p>
      <text:p text:style-name="P4">
修改时间: 2023-05-18T18:54:42+03:00</text:p>
      <text:p text:style-name="P4">
描述: 现在，乌克兰外交部现在优先考虑乌克兰加入北约的合作伙伴的共识，为基辅提供了现代飞机，并对俄罗斯实施了新的严格制裁。  - 乌克林。</text:p>
      <text:p text:style-name="P4">
图片: ["<text:a xlink:type="simple" xlink:href="https://static.ukrinform.com/photos/2023_05/thumb_files/630_360_1683309991-286.png" text:style-name="Internet_20_link" text:visited-style-name="Visited_20_Internet_20_Link">
630_360_16833...</text:a>
"]</text:p>
      <text:p text:style-name="P4">
标签: ['Дмитро Кулеба', 'Літак', 'НАТО', 'Санкції']</text:p>
      <text:p text:style-name="P4">
类型: Article</text:p>
      <!--METADATA-->
      <text:p text:style-name="P4">
<draw:frame draw:style-name="fr1" draw:name="Image209" text:anchor-type="as-char" svg:width="6.9236in" svg:height="3.956343in" draw:z-index="0">
<draw:image xlink:href="../Images/yкринформ/2023-05-18T18-54-42-03-00/630_360_1683309991-286.png" xlink:type="simple" xlink:show="embed" xlink:actuate="onLoad" draw:mime-type="image/png"/>
</draw:frame>
乌克兰外交部现在正优先考虑乌克兰加入北约的共识伙伴，提供了基辅 - 现代飞机，并引入了针对俄罗斯的新严格制裁。</text:p>
      <text:p text:style-name="P4">
外交部长Dmytro Kuleba在波兰国际关系研究所组织的会议战略方舟中表示，乌克林福姆报告提到<text:a xlink:type="simple" xlink:href="http://mfa.gov.ua/news/dmitro-kuleba-nazvav-tri-klyuchovih-napryami-konsolidaciyi-partneriv-ukrayini-chlenstvo-v-nato-aviacijna-koaliciya-ta-sankciyi" text:style-name="Internet_20_link" text:visited-style-name="Visited_20_Internet_20_Link">
</text:a>
。</text:p>
      <text:p text:style-name="P4">
“当俄罗斯在2014年尝试吞并克里米亚时，世界是唯一的演讲，但没有采取行动。 这促使俄罗斯继续侵略并扩大其顿巴斯，后来在完整的范围内化期间到乌克兰的整个领土。 从去年开始，幸运的是，我们拥有世界上支持乌克兰的国家的团结。 我们所有人都将问题推迟，并围绕一个共同的目标，抵消了一个共同的敌人。”外交部说。</text:p>
      <text:p text:style-name="P4">
他回忆说，一年前，在欧盟关于授予乌克兰欧盟地位在欧盟地位的地位的讨论中，一些持怀疑态度的人被称为基辅，不屈服，坚持没有达成共识的决定。 最后，这是实现的，在欧盟国家的决定之后，它庆祝了团结。 库勒巴(Kuleba)将这种动态与当前在北约对乌克兰的讨论进行了比较，他认为这也将以积极的度假胜地结束。</text:p>
      <text:p text:style-name="P4">
外交部强调了乌克兰和波兰的观点的统一性，并指出两个国家共同努力，以实现国际联盟的统一，并做出许多具体的决定。 根据部长的说法，统一不能通过具体步骤来考虑。 不同的决定要求不同的国家征服共识，在特定情况下，乌克兰外交正在努力进行建设。</text:p>
      <text:p text:style-name="P4">
“如今，在乌克兰本身定义的条件下，乌克兰必须在这场战争中必须阻止国家的立场所需的最广泛的统一。 出于自己目的的国家开始非常迅速地做出正确的决定。优先步骤，在我们目前正在努力的共识中建立共识 - 北约的庆祝活动，航空联盟，并将对俄罗斯实施新的严厉制裁。 还有许多其他重要步骤，但是这三个方向。”  - 强调<text:a xlink:type="simple" xlink:href="https://www.ukrinform.ua/tag-kuleba" text:style-name="Internet_20_link" text:visited-style-name="Visited_20_Internet_20_Link">
</text:a>
 .</text:p>
      <text:p text:style-name="P4">
<text:span text:style-name="T4">
另请阅读：</text:span>
 <text:a xlink:type="simple" xlink:href="https://www.ukrinform.ua/rubric-polytics/3710604-specpredstavnik-kitau-zustrilisa-z-kulebou-v-kievi-govorili-pro-pripinenna-vijni.html" text:style-name="Internet_20_link" text:visited-style-name="Visited_20_Internet_20_Link">
<text:span text:style-name="T4">
 kulebo </text:span>
</text:a>
北约在2023年7月11日至12日在维尔纽斯举行了北约国家和政府的会议。</text:p>
      <text:p text:style-name="P4">
News Source: <text:a xlink:type="simple" xlink:href="https://www.ukrinform.ua/rubric-polytics/3711071-vstup-u-nato-aviacijna-koalicia-i-sankcii-kuleba-nazvav-klucovi-naprami-konsolidacii-partneriv.html" text:style-name="Internet_20_link" text:visited-style-name="Visited_20_Internet_20_Link">
https://www.ukrinform.ua/rubric-polytics/3711071-vstup-u-nato-aviacijna-koalicia-i-sankcii-kuleba-nazvav-klucovi-naprami-konsolidacii-partneriv.html</text:a>
</text:p>
      <!--NEWS-->
      <text:h text:style-name="P10" text:outline-level="1">
<text:span text:style-name="T4">
在每天四个“热”方向上有17个战斗冲突</text:span>
</text:h>
      <text:p text:style-name="P4">
作者: Ukrinform (Person)</text:p>
      <text:p text:style-name="P4">
出版商: Укринформ (Organization)</text:p>
      <text:p text:style-name="P4">
出版时间: 2023-05-18T19:00:57+03:00</text:p>
      <text:p text:style-name="P4">
修改时间: 2023-05-18T19:00:57+03:00</text:p>
      <text:p text:style-name="P4">
描述: 利马，巴赫穆特，阿夫迪夫和马林斯基的指示发生了17次战斗冲突，最热门的战斗是由顿涅茨克地区的巴赫穆特和马林卡的城市进行的。  - 乌克林。</text:p>
      <text:p text:style-name="P4">
图片: ["<text:a xlink:type="simple" xlink:href="https://static.ukrinform.com/photos/2022_09/thumb_files/630_360_1662821775-396.jpg" text:style-name="Internet_20_link" text:visited-style-name="Visited_20_Internet_20_Link">
630_360_16628...</text:a>
"]</text:p>
      <text:p text:style-name="P4">
标签: ['Генштаб', 'Обстріл', 'Війна з Росією']</text:p>
      <text:p text:style-name="P4">
类型: Article</text:p>
      <!--METADATA-->
      <text:p text:style-name="P4">
<draw:frame draw:style-name="fr1" draw:name="Image210" text:anchor-type="as-char" svg:width="6.9236in" svg:height="3.956343in" draw:z-index="0">
<draw:image xlink:href="../Images/yкринформ/2023-05-18T19-00-57-03-00/630_360_1662821775-396.jpg" xlink:type="simple" xlink:show="embed" xlink:actuate="onLoad" draw:mime-type="image/jpeg"/>
</draw:frame>
Nalimansk，Bakhmut，Avdiiv和Marinsky的指示发生了17次战斗冲突，最热门的战斗是针对Bakhmut，Imarinka，Donetsk地区进行的。</text:p>
      <text:p text:style-name="P4">
根据乌克兰的说法，乌克兰武装部队的总参谋部在[]中报道(https://www.facebook.com/GeneralStaff.ua/posts/pfbid02LPFZdJpXDKMynVzQuceUSQD5hDzbsGKfMFtApK2NQcA4gW3JRyCS3dgdXNS1C7qrl)截至5月18日18:00发布了及时信息。</text:p>
      <text:p text:style-name="P4">
据总参谋部称，在上述方向上，俄罗斯军队继续削减主要努力。</text:p>
      <text:p text:style-name="P4">
总的来说，乌克兰航空每天在入侵者的人员配备和军事装备领域赢得了六杆。</text:p>
      <text:p text:style-name="P4">
总参谋长说：“在这一天，我们的后卫摧毁了21种有翼的火箭和7种精心设计的各种各样的无人机。”</text:p>
      <text:p text:style-name="P4">
<text:span text:style-name="T4">
另请阅读：</text:span>
 <text:a xlink:type="simple" xlink:href="https://www.ukrinform.ua/rubric-ato/3710876-gumenuk-rozpovila-pro-sprobu-rf-obduriti-ukrainskih-vijskovih-pered-raketnou-atakou.html" text:style-name="Internet_20_link" text:visited-style-name="Visited_20_Internet_20_Link">
</text:a>
乌克兰导弹和炮兵的单位击中了集中和军事装备，弹药组成，火灾位置的三个炮兵部队，防空导弹综合体，七个放射性摔角和敌方敌人的雷达。</text:p>
      <text:p text:style-name="P4">
白天，俄罗斯军队总共制作了36枚导弹和23条航空沟渠，大约30名<text:a xlink:type="simple" xlink:href="https://www.ukrinform.ua/tag-obstril" text:style-name="Internet_20_link" text:visited-style-name="Visited_20_Internet_20_Link">
</text:a>
凌空作业的反应性系统在国防部队的位置和乌克兰定居点的位置。</text:p>
      <text:p text:style-name="P4">
有人强调，在全国范围内进行导弹和航空罢工的敌人的可能性很高。</text:p>
      <text:p text:style-name="P4">
<text:span text:style-name="T4">
另请阅读：</text:span>
 <text:a xlink:type="simple" xlink:href="https://www.ukrinform.ua/rubric-ato/3710825-u-rajoni-bahmuta-sili-oboroni-za-dobu-prosunulisa-miscami-na-1700-metriv-zsu.html" text:style-name="Internet_20_link" text:visited-style-name="Visited_20_Internet_20_Link">
</text:a>
<text:span text:style-name="T4">
在Volyn和Polissya指示中</text:span>
操作情况很大，未检测到进攻群体的形成迹象。</text:p>
      <text:p text:style-name="P4">
<text:span text:style-name="T4">
在Siversky和Slobozhansky的指示中</text:span>
俄罗斯联邦继续在与乌克兰边境地区保持军事地位。</text:p>
      <text:p text:style-name="P4">
白天，俄罗斯人的迫击炮和大炮，切尼希夫地区的Visnyonivka，Boyar-Legeary，Pavlovka，Pavlovka，Basivka和Miropillya地区，以及Staritsa，Sinelnikovo，Ogirtseve，Gatysseve，Gatyshche，Gatyshche，Nesterne Ibudarki of Kharkark Inaly。<text:span text:style-name="T4">
在利马方向上</text:span>
敌人没有采取进攻行动，而是向卢甘斯克地区的炮兵Makeevka和Bigorivka开枪，Verkhnnyamyansk和有争议的Donetsk地区。</text:p>
      <text:p text:style-name="P4">
<text:span text:style-name="T4">
在巴赫穆特(Bakhmut)方向</text:span>
俄罗斯军队继续采取进攻行动。在巴赫穆特(Bakhmut)市以外驾驶激烈的战斗。 进攻向伊万诺沃(Ivanovo)方向的攻击者的尝试不成功。</text:p>
      <text:p text:style-name="P4">
Bogdanivka和Bakhmut地区袭击了航空罢工。 Vasyukivka，Zaliznyanske，Orikhovo-Vasylivka，Bogdanivka，Bakhmut，Ivanivske，Yar，White Mountain和North Donetsk地区受伤。</text:p>
      <text:p text:style-name="P4">
<text:span text:style-name="T4">
在Avdeevsky的方向</text:span>
俄罗斯军队朝着先知的方向进行了进攻行动，但这并不成功。 白天，敌人从该地区的航空和阿夫迪夫卡(Avdiivka)的航空中击败，向诺沃卡林(Novokalin)，贝尔迪奇(Berdychi)，阿夫迪夫科(Avdiivka)，托恩科(Tonenko)，pervomaisk，pervomaisk，karlovka和nevelsky donetsk地区开火。</text:p>
      <text:p text:style-name="P4">
<text:span text:style-name="T4">
在马林斯基方向</text:span>
国防军的单位再次反映了马林卡地区俄罗斯人的众多垫子。 同时，侵略者继续摧毁撞车线沿线的所​​需点，从炮兵射击了Krasnogorivka，Marinka和Donetsk地区的胜利。</text:p>
      <text:p text:style-name="P4">
<text:span text:style-name="T4">
在矿物方向</text:span>
在俄罗斯军队的那天，没有采取进攻行动，而是在金尼瓦和大霍尔夫附近引起了航空罢工。 俄罗斯人的炮击，尤其是煤炭，普里奇斯蒂夫卡，诺沃克兰卡和沙克塔克。</text:p>
      <text:p text:style-name="P4">
<text:span text:style-name="T4">
在Zaporizhzhya和Kherson的指示中</text:span>
俄罗斯军队继续《 Varioron法》。 敌人袭击了许多其他定居点，包括伯拉特斯克顿涅茨克地区，奥尔吉夫，魔术，白人，小托克马赫卡，诺沃达尼洛洛夫卡，诺瓦兰德里夫卡，卡米斯克和扎帕洛伊兹地区，在诺维奥尔。</text:p>
      <text:p text:style-name="P4">
<text:span text:style-name="T4">
另请阅读：</text:span>
 <text:a xlink:type="simple" xlink:href="https://www.ukrinform.ua/rubric-ato/3710880-nicna-raketna-ataka-na-ukrainu-ignat-rozpoviv-pro-osoblivist.html" text:style-name="Internet_20_link" text:visited-style-name="Visited_20_Internet_20_Link">
</text:a>
在赫尔森地区暂时捕获的领土上，俄罗斯人继续对当地人口施加压力，尤其是对吉尼切斯基地区的居民。被驱逐出境，入侵者迫使乌克兰公民接收俄罗斯护照。</text:p>
      <text:p text:style-name="P4">
据总参谋部称，敌人的力量已经到达了卡科夫斯基地区的某些定居点。 俄罗斯军队不仅居住在自由的房屋中，而且还居住在平民生活的房屋中。 愤慨的人受到生存的威胁。正如乌克林福姆报道的，从5月17日至5月18日，俄罗斯人的5月17日至05:30(https://www.ukrinform.ua/rubric-ato/3710754-ukrainski-bijci-vnoci-znisili-29-krilatih-raket-ta-dva-sahedi.html)从不同的方向来看，乌克兰的后卫在此期间摧毁了敌人的29架翼火箭。</text:p>
      <text:p text:style-name="P4">
News Source: <text:a xlink:type="simple" xlink:href="https://www.ukrinform.ua/rubric-ato/3711072-na-cotiroh-garacih-napramkah-za-dobu-vidbulisa-17-bojovih-zitknen.html" text:style-name="Internet_20_link" text:visited-style-name="Visited_20_Internet_20_Link">
https://www.ukrinform.ua/rubric-ato/3711072-na-cotiroh-garacih-napramkah-za-dobu-vidbulisa-17-bojovih-zitknen.html</text:a>
</text:p>
      <!--NEWS-->
      <text:h text:style-name="P10" text:outline-level="1">
<text:span text:style-name="T4">
英国国防部长已确认乌克兰使用了风暴影子</text:span>
</text:h>
      <text:p text:style-name="P4">
作者: Ukrinform (Person)</text:p>
      <text:p text:style-name="P4">
出版商: Укринформ (Organization)</text:p>
      <text:p text:style-name="P4">
出版时间: 2023-05-18T19:09:14+03:00</text:p>
      <text:p text:style-name="P4">
修改时间: 2023-05-18T19:09:14+03:00</text:p>
      <text:p text:style-name="P4">
描述: 国防部长本·沃尔斯（Ben Volles）证实，使用了风暴影子的女士们被转移到乌克兰的女士。  - 乌克林。</text:p>
      <text:p text:style-name="P4">
图片: ["<text:a xlink:type="simple" xlink:href="https://static.ukrinform.com/photos/2018_04/thumb_files/630_360_1522941676-5218.jpg" text:style-name="Internet_20_link" text:visited-style-name="Visited_20_Internet_20_Link">
630_360_15229...</text:a>
"]</text:p>
      <text:p text:style-name="P4">
标签: ['Британія', 'Україна', 'Storm Shadow']</text:p>
      <text:p text:style-name="P4">
类型: Article</text:p>
      <!--METADATA-->
      <text:p text:style-name="P4">
<draw:frame draw:style-name="fr1" draw:name="Image211" text:anchor-type="as-char" svg:width="6.9236in" svg:height="3.956343in" draw:z-index="0">
<draw:image xlink:href="../Images/yкринформ/2023-05-18T19-09-14-03-00/630_360_1522941676-5218.jpg" xlink:type="simple" xlink:show="embed" xlink:actuate="onLoad" draw:mime-type="image/jpeg"/>
</draw:frame>
英国部本·沃尔斯(Ben Volles)证实，风暴影子火箭范围已习惯于乌克兰。</text:p>
      <text:p text:style-name="P4">
关于它报告<text:a xlink:type="simple" xlink:href="http://news.sky.com/story/ukraine-war-latest-russia-will-be-exceptionally-concerned-as-ukraine-shoots-down-putins-undefeatable-ballistic-missile-12541713" text:style-name="Internet_20_link" text:visited-style-name="Visited_20_Internet_20_Link">
</text:a>
，报道乌克林福姆。</text:p>
      <text:p text:style-name="P4">
“我只能说据我了解，他们(Stormhadow导弹 - 订购。)从我们宣布转移到乌克兰的那一刻起，我就一直在使用它们，但我不打算详细介绍。” Volles说。</text:p>
      <text:p text:style-name="P4">
他还指出，乌克兰由西方盟友提供的武器是“强大的”。</text:p>
      <text:p text:style-name="P4">
<text:span text:style-name="T4">
另请阅读：</text:span>
 <text:a xlink:type="simple" xlink:href="https://www.ukrinform.ua/rubric-ato/3710149-ukraina-vze-vikoristovue-proti-armii-rf-raketi-storm-shadow-cnn.html" text:style-name="Internet_20_link" text:visited-style-name="Visited_20_Internet_20_Link">
<text:span text:style-name="T4">
风暴</text:span>
 <text:span text:style-name="T4">
阴影</text:span>
</text:a>
正如乌克林福姆报道的那样，5月11日，本·沃尔斯(Ben Volles)证实了将长距离风暴暗弹导弹转移到伦敦。</text:p>
      <text:p text:style-name="P4">
Storm Shadow-翼长的远程火箭一起设计<text:a xlink:type="simple" xlink:href="https://www.ukrinform.ua/tag-britania" text:style-name="Internet_20_link" text:visited-style-name="Visited_20_Internet_20_Link">
</text:a>
和法国。 它通常是从空中发射的。 射击范围超过250公里(155英里)它只是185英里的美国陆军制度“地球地球”中的一小部分(ATACM).</text:p>
      <text:p text:style-name="P4">
News Source: <text:a xlink:type="simple" xlink:href="https://www.ukrinform.ua/rubric-ato/3711074-ministr-oboroni-britanii-pidtverdiv-vikoristanna-ukrainou-storm-shadow.html" text:style-name="Internet_20_link" text:visited-style-name="Visited_20_Internet_20_Link">
https://www.ukrinform.ua/rubric-ato/3711074-ministr-oboroni-britanii-pidtverdiv-vikoristanna-ukrainou-storm-shadow.html</text:a>
</text:p>
      <!--NEWS-->
      <text:h text:style-name="P10" text:outline-level="1">
<text:span text:style-name="T4">
意大利洪水的死亡人数增加到九个</text:span>
</text:h>
      <text:p text:style-name="P4">
作者: Ukrinform (Person)</text:p>
      <text:p text:style-name="P4">
出版商: Укринформ (Organization)</text:p>
      <text:p text:style-name="P4">
出版时间: 2023-05-18T19:12:00+03:00</text:p>
      <text:p text:style-name="P4">
修改时间: 2023-05-18T19:12:00+03:00</text:p>
      <text:p text:style-name="P4">
描述: 在意大利，在艾米利亚 - 罗马尼亚地区，破坏性的洪水夺走了九人的生命。  - 乌克林。</text:p>
      <text:p text:style-name="P4">
图片: ["<text:a xlink:type="simple" xlink:href="https://static.ukrinform.com/photos/2023_05/thumb_files/630_360_1684426246-451.jpg" text:style-name="Internet_20_link" text:visited-style-name="Visited_20_Internet_20_Link">
630_360_16844...</text:a>
"]</text:p>
      <text:p text:style-name="P4">
标签: ['Італія', 'Повінь', 'Стихія', 'Загибель']</text:p>
      <text:p text:style-name="P4">
类型: Article</text:p>
      <!--METADATA-->
      <text:p text:style-name="P4">
<draw:frame draw:style-name="fr1" draw:name="Image212" text:anchor-type="as-char" svg:width="6.9236in" svg:height="3.956343in" draw:z-index="0">
<draw:image xlink:href="../Images/yкринформ/2023-05-18T19-12-00-03-00/630_360_1684426246-451.jpg" xlink:type="simple" xlink:show="embed" xlink:actuate="onLoad" draw:mime-type="image/jpeg"/>
</draw:frame>
在意大利，在艾米利亚 - 罗马尼亚地区，破坏性的洪水夺走了九人的生命。</text:p>
      <text:p text:style-name="P4">
关于它报告<text:a xlink:type="simple" xlink:href="https://www.ansa.it/english/news/general_news/2023/05/18/govt-to-declare-state-of-calamity-for-emilia-romagna_4fb1a13b-9d5a-4b5c-b0d7-d359bae0d2cc.html" text:style-name="Internet_20_link" text:visited-style-name="Visited_20_Internet_20_Link">
</text:a>
，报道乌克林福姆。</text:p>
      <text:p text:style-name="P4">
吉尔伯托皮奇托(Gilbertopichtto)的环境和能源安全部长称，下周二，该地区部长会议的会议将是自然灾害的状态。</text:p>
      <text:p text:style-name="P4">
艾米利亚 - 罗尼亚(Emilia-Romanya)地区周二和周三遭受<text:a xlink:type="simple" xlink:href="https://www.ukrinform.ua/tag-dos" text:style-name="Internet_20_link" text:visited-style-name="Visited_20_Internet_20_Link">
</text:a>
。 在36小时内发生了多达500 mmopads(占平均年金额的一半)，该地区的所有河流都出来了。</text:p>
      <text:p text:style-name="P4">
成千上万的人不得不通过洪水撤离，至少有4,000人跌倒了他们的头顶。</text:p>
      <text:p text:style-name="P4">
此外，周四在该地区，有50,000人没有电。</text:p>
      <text:p text:style-name="P4">
同时，英国广播公司(BBC)报告说，由于洪水，意大利发生了约280种土壤霉菌。</text:p>
      <text:p text:style-name="P4">
<text:span text:style-name="T4">
另请阅读：</text:span>
 <text:a xlink:type="simple" xlink:href="https://www.ukrinform.ua/rubric-world/3708069-kilkist-zagiblih-unaslidok-poveni-v-kongo-perevisila-430.html" text:style-name="Internet_20_link" text:visited-style-name="Visited_20_Internet_20_Link">
<text:span text:style-name="T4">
洪水</text:span>
</text:a>
在艾米利亚 - 罗尼亚(Emilia-Romanya)地区，定居点的洪水不仅是由于河流的溢出而造成的，而且还因为渠道人满为患。</text:p>
      <text:p text:style-name="P4">
Stefano Bonacini地区的负责人说，这些要素的损失达到了百万欧元。</text:p>
      <text:p text:style-name="P4">
据报道<text:a xlink:type="simple" xlink:href="https://www.ukrinform.ua/rubric-world/3710376-povin-v-italii-troe-zagiblih-i-blizko-5000-evakujovanih.html" text:style-name="Internet_20_link" text:visited-style-name="Visited_20_Internet_20_Link">
</text:a>
 .</text:p>
      <text:p text:style-name="P4">
News Source: <text:a xlink:type="simple" xlink:href="https://www.ukrinform.ua/rubric-world/3711077-kilkist-zagiblih-unaslidok-povenej-v-italii-zrosla-do-devati.html" text:style-name="Internet_20_link" text:visited-style-name="Visited_20_Internet_20_Link">
https://www.ukrinform.ua/rubric-world/3711077-kilkist-zagiblih-unaslidok-povenej-v-italii-zrosla-do-devati.html</text:a>
</text:p>
      <!--NEWS-->
      <text:h text:style-name="P10" text:outline-level="1">
<text:span text:style-name="T4">
法国大使访问了斯拉维斯克和克拉曼托克</text:span>
</text:h>
      <text:p text:style-name="P4">
作者: Ukrinform (Person)</text:p>
      <text:p text:style-name="P4">
出版商: Укринформ (Organization)</text:p>
      <text:p text:style-name="P4">
出版时间: 2023-05-18T19:16:00+03:00</text:p>
      <text:p text:style-name="P4">
修改时间: 2023-05-18T19:16:00+03:00</text:p>
      <text:p text:style-name="P4">
描述: 法国驻乌克兰Etien de Passen驻法国大使以自己的眼睛看到了破坏的程度，这是俄罗斯军队在2022年2月24日在斯拉维扬斯克和顿涅茨克地区的Kramatorsk之后制造的。  - 乌克林。</text:p>
      <text:p text:style-name="P4">
图片: ["<text:a xlink:type="simple" xlink:href="https://static.ukrinform.com/photos/2023_05/thumb_files/630_360_1684426367-694.jpg" text:style-name="Internet_20_link" text:visited-style-name="Visited_20_Internet_20_Link">
630_360_16844...</text:a>
"]</text:p>
      <text:p text:style-name="P4">
标签: ['Донеччина', 'Франція', 'Посол']</text:p>
      <text:p text:style-name="P4">
类型: Article</text:p>
      <!--METADATA-->
      <text:p text:style-name="P4">
<draw:frame draw:style-name="fr1" draw:name="Image213" text:anchor-type="as-char" svg:width="6.9236in" svg:height="3.956343in" draw:z-index="0">
<draw:image xlink:href="../Images/yкринформ/2023-05-18T19-16-00-03-00/630_360_1684426367-694.jpg" xlink:type="simple" xlink:show="embed" xlink:actuate="onLoad" draw:mime-type="image/jpeg"/>
</draw:frame>
Etienne de Possen，Etienne de Possen的眼睛看到了毁灭的程度，这是由俄罗斯军队在2022年2月24日在顿涅茨克的斯拉夫分类单元之后制造的。</text:p>
      <text:p text:style-name="P4">
这是在[]中报道的(http://t.me/pavlokyrylenko_donoda/8020)据报道，顿涅茨克地区军事行政管理部门负责人帕维尔·基里伦科(Pavel Kirilenko)报道。</text:p>
      <text:p text:style-name="P4">
“关于该地区当前的人道主义局势以及今天与法国驻乌克兰Etienne de Passen的大使与法国的进一步合作……他告诉该地区的俯卧大使先生用自己的眼睛看到了破坏。</text:p>
      <text:p text:style-name="P4">
他回忆说，这位大使在乌克兰已经近四年了，并且非常了解法国在顿涅茨克实施的项目。 特别是，在俄罗斯进入我们领土的全面入侵期间，法国组织协作且持续的苏联为前线地区的平民提供了宝贵的援助：水，食物，发电机，资产阶级。 他们还为被摧毁的住房的发展做出了贡献。</text:p>
      <text:p text:style-name="P4">
基里伦科(Kirilenko)表示：“我相信法兰西共和国将继续成为我们在顿涅茨克地区的可靠合作伙伴。”</text:p>
      <text:p text:style-name="P4">
<text:span text:style-name="T4">
另请阅读：</text:span>
 <text:a xlink:type="simple" xlink:href="https://www.ukrinform.ua/rubric-polytics/3710130-delegacia-svedskogo-parlamentu-vidvidala-borodanku-bucu-ta-irpin.html" text:style-name="Internet_20_link" text:visited-style-name="Visited_20_Internet_20_Link">
<text:span text:style-name="T4">
 borodyanka </text:span>
</text:a>
如报道，<text:a xlink:type="simple" xlink:href="https://www.ukrinform.ua/tag-doneccina" text:style-name="Internet_20_link" text:visited-style-name="Visited_20_Internet_20_Link">
</text:a>
他不断向俄罗斯军队，每日杀人和创伤居民放心，破坏基础设施。</text:p>
      <text:p text:style-name="P4">
News Source: <text:a xlink:type="simple" xlink:href="https://www.ukrinform.ua/rubric-regions/3711078-posol-francii-vidvidav-slovansk-ta-kramatorsk.html" text:style-name="Internet_20_link" text:visited-style-name="Visited_20_Internet_20_Link">
https://www.ukrinform.ua/rubric-regions/3711078-posol-francii-vidvidav-slovansk-ta-kramatorsk.html</text:a>
</text:p>
      <!--NEWS-->
      <text:h text:style-name="P10" text:outline-level="1">
<text:span text:style-name="T4">
谷物走廊尚未恢复工作-62艘船正在等待检查</text:span>
</text:h>
      <text:p text:style-name="P4">
作者: Ukrinform (Person)</text:p>
      <text:p text:style-name="P4">
出版商: Укринформ (Organization)</text:p>
      <text:p text:style-name="P4">
出版时间: 2023-05-18T19:26:55+03:00</text:p>
      <text:p text:style-name="P4">
修改时间: 2023-05-18T19:26:55+03:00</text:p>
      <text:p text:style-name="P4">
描述: 根据社区发展部，乌克兰的领土和基础设施，目前有62艘船正在等待对乌克兰海港的活动检查，而俄罗斯一方都没有同意。  - 乌克林。</text:p>
      <text:p text:style-name="P4">
图片: ["<text:a xlink:type="simple" xlink:href="https://static.ukrinform.com/photos/2022_12/thumb_files/630_360_1670499328-437.jpg" text:style-name="Internet_20_link" text:visited-style-name="Visited_20_Internet_20_Link">
630_360_16704...</text:a>
"]</text:p>
      <text:p text:style-name="P4">
标签: ['Зерно', 'Росія', 'Війна з Росією', 'зерновий коридор', 'Міністерство відновлення']</text:p>
      <text:p text:style-name="P4">
类型: Article</text:p>
      <!--METADATA-->
      <text:p text:style-name="P4">
<draw:frame draw:style-name="fr1" draw:name="Image214" text:anchor-type="as-char" svg:width="6.9236in" svg:height="3.956343in" draw:z-index="0">
<draw:image xlink:href="../Images/yкринформ/2023-05-18T19-26-55-03-00/630_360_1670499328-437.jpg" xlink:type="simple" xlink:show="embed" xlink:actuate="onLoad" draw:mime-type="image/jpeg"/>
</draw:frame>
在社区，领土和基础设施发展的划分下，预计将检查62名司法部门在乌克兰海港的活动中，俄罗斯方面没有人同意。</text:p>
      <text:p text:style-name="P4">
乌克林福姆(Ukrinform(https://ukrainian.voanews.com/a/interview_vaskov_zernova_ugoda/7098756.html)“我们的土耳其伙伴确认了120天(在Bereznibot -ed中达成了谷物走廊的持续时间。). І Організація Об’єднаних Hацій – 120днів. російська федерація фактично сказала, що ми вийдемо за 60 днів. Тому те,що вчора було сказано всіма сторонами угоди - що вона подовжена, ми вважаємо,що вона просто розблокована. Але поки що на словах. Тому що, незважаючи навчорашні заяви, і вчора, і сьогодні, досі не проінспектоване жодне судно.Тобто 62 судна залишаються в очікуванні інспекції на вхід. Жодна не погодженавсіма сторонами угоди, а саме російською федерацією", - сказав він.</text:p>
      <text:p text:style-name="P4">
<text:span text:style-name="T4">
Читайте також:</text:span>
 <text:a xlink:type="simple" xlink:href="https://www.ukrinform.ua/rubric-economy/3710970-zernova-ugoda-ne-peredbacae-vikonanna-vimog-rosii-posol-bodnar.html" text:style-name="Internet_20_link" text:visited-style-name="Visited_20_Internet_20_Link">
 <text:span text:style-name="T4">
Зернова</text:span>
 </text:a>
根据Vaskov的说法，检查的数量应足以使船只意外的两天以上。 他指出，每天可能进行十项检查，可能是十五岁，二十。</text:p>
      <text:p text:style-name="P4">
据副部长称，联合协调中心必须协调走廊的工作，而不是通过四个页面之一的决定来进行规范，该怎么做和不做什么。</text:p>
      <text:p text:style-name="P4">
“我们认为，&lt;...&gt;
每天在两个方向上进行16次检查 - 作为入口，这样退出 - 这足以使世界没有队列获得最大的食物。如果是系统，则“瓦斯科夫强调了。</text:p>
      <text:p text:style-name="P4">
<text:span text:style-name="T4">
另请阅读：</text:span>
 <text:a xlink:type="simple" xlink:href="https://www.ukrinform.ua/rubric-world/3710653-ssa-privitali-prodovzenna-zernovoi-ugodi-j-doriknuli-rosii-za-ii-povedinku.html" text:style-name="Internet_20_link" text:visited-style-name="Visited_20_Internet_20_Link">
<text:span text:style-name="T4">
谷物</text:span>
</text:a>
正如乌克兰福明(Ukrinform)报道的那样(https://www.ukrinform.ua/tag-corne-more)”。 该协议已延长了120天，但在俄罗斯，该协议指出该决定将有效到2023年5月18日。</text:p>
      <text:p text:style-name="P4">
News Source: <text:a xlink:type="simple" xlink:href="https://www.ukrinform.ua/rubric-economy/3711082-zernovij-koridor-dosi-ne-vidnoviv-robotu-na-inspekciu-ocikuut-62-sudna.html" text:style-name="Internet_20_link" text:visited-style-name="Visited_20_Internet_20_Link">
https://www.ukrinform.ua/rubric-economy/3711082-zernovij-koridor-dosi-ne-vidnoviv-robotu-na-inspekciu-ocikuut-62-sudna.html</text:a>
</text:p>
      <!--NEWS-->
      <text:h text:style-name="P10" text:outline-level="1">
<text:span text:style-name="T4">
“手提箱，车站，海牙”：渥太华在俄罗斯大使馆下进行了纠察队</text:span>
</text:h>
      <text:p text:style-name="P4">
作者: Ukrinform (Person)</text:p>
      <text:p text:style-name="P4">
出版商: Укринформ (Organization)</text:p>
      <text:p text:style-name="P4">
出版时间: 2023-05-18T19:30:00+03:00</text:p>
      <text:p text:style-name="P4">
修改时间: 2023-05-18T19:30:00+03:00</text:p>
      <text:p text:style-name="P4">
描述: 加拿大克里米亚塔塔尔社区的当地激进分子和代表在俄罗斯大使馆的渥太华举行了一项行动“西装，海牙，海牙”  - 象征性地驱逐了加拿大俄罗斯大使馆。  - 乌克林。</text:p>
      <text:p text:style-name="P4">
图片: ["<text:a xlink:type="simple" xlink:href="https://static.ukrinform.com/photos/2023_05/thumb_files/630_360_1684426653-988.jpg" text:style-name="Internet_20_link" text:visited-style-name="Visited_20_Internet_20_Link">
630_360_16844...</text:a>
", "<text:a xlink:type="simple" xlink:href="https://static.ukrinform.com/photos/2023_05/1684426654-836.jpg" text:style-name="Internet_20_link" text:visited-style-name="Visited_20_Internet_20_Link">
1684426654-83...</text:a>
", "<text:a xlink:type="simple" xlink:href="https://static.ukrinform.com/photos/2023_05/1684426654-127.jpg" text:style-name="Internet_20_link" text:visited-style-name="Visited_20_Internet_20_Link">
1684426654-12...</text:a>
", "<text:a xlink:type="simple" xlink:href="https://static.ukrinform.com/photos/2023_05/1684426655-702.jpg" text:style-name="Internet_20_link" text:visited-style-name="Visited_20_Internet_20_Link">
1684426655-70...</text:a>
", "<text:a xlink:type="simple" xlink:href="https://static.ukrinform.com/photos/2023_05/1684426655-933.jpg" text:style-name="Internet_20_link" text:visited-style-name="Visited_20_Internet_20_Link">
1684426655-93...</text:a>
", "<text:a xlink:type="simple" xlink:href="https://static.ukrinform.com/photos/2023_05/1684426656-763.jpg" text:style-name="Internet_20_link" text:visited-style-name="Visited_20_Internet_20_Link">
1684426656-76...</text:a>
"]</text:p>
      <text:p text:style-name="P4">
标签: ['Канада', 'Посольство', 'Акція', 'Війна з Росією']</text:p>
      <text:p text:style-name="P4">
类型: Article</text:p>
      <!--METADATA-->
      <text:p text:style-name="P4">
<draw:frame draw:style-name="fr1" draw:name="Image215" text:anchor-type="as-char" svg:width="6.9236in" svg:height="3.956343in" draw:z-index="0">
<draw:image xlink:href="../Images/yкринформ/2023-05-18T19-30-00-03-00/630_360_1684426653-988.jpg" xlink:type="simple" xlink:show="embed" xlink:actuate="onLoad" draw:mime-type="image/jpeg"/>
</draw:frame>
加拿大克里米亚塔塔尔社区的当地激进分子和代表在俄罗斯大使馆举行了“西装，海牙，海牙”的行动，这是俄罗斯大使馆从加拿大驱逐出境。</text:p>
      <text:p text:style-name="P4">
这是乌克利福通讯员的报道。</text:p>
      <text:p text:style-name="P4">
一群抗议者提醒俄罗斯外交官，1944年，克里米亚的土著人口被驱逐出境，以及2014年非法占领Krym。 以及关于克里米亚土著人民的虐待，这是在占领半岛的第一天进行的。</text:p>
      <text:p text:style-name="P4">
<draw:frame draw:style-name="fr1" draw:name="Image216" text:anchor-type="as-char" svg:width="6.9236in" svg:height="9.231467in" draw:z-index="0">
<draw:image xlink:href="../Images/yкринформ/2023-05-18T19-30-00-03-00/1684426654-836.jpg" xlink:type="simple" xlink:show="embed" xlink:actuate="onLoad" draw:mime-type="image/jpeg"/>
</draw:frame>
<draw:frame draw:style-name="fr1" draw:name="Image217" text:anchor-type="as-char" svg:width="6.9236in" svg:height="9.231467in" draw:z-index="0">
<draw:image xlink:href="../Images/yкринформ/2023-05-18T19-30-00-03-00/1684426654-127.jpg" xlink:type="simple" xlink:show="embed" xlink:actuate="onLoad" draw:mime-type="image/jpeg"/>
</draw:frame>
该行动的参与者为大使馆成员带来了行李箱，并为俄罗斯驻加拿大大使Oleg Stepanov和其他外交官印刷了门票<text:a xlink:type="simple" xlink:href="https://www.ukrinform.ua/tag-rosia" text:style-name="Internet_20_link" text:visited-style-name="Visited_20_Internet_20_Link">
</text:a>
，除了为他们打包外，温暖希望他们永远不会回到渥太华。</text:p>
      <text:p text:style-name="P4">
<draw:frame draw:style-name="fr1" draw:name="Image218" text:anchor-type="as-char" svg:width="6.9236in" svg:height="9.231467in" draw:z-index="0">
<draw:image xlink:href="../Images/yкринформ/2023-05-18T19-30-00-03-00/1684426655-702.jpg" xlink:type="simple" xlink:show="embed" xlink:actuate="onLoad" draw:mime-type="image/jpeg"/>
</draw:frame>
<draw:frame draw:style-name="fr1" draw:name="Image219" text:anchor-type="as-char" svg:width="6.9236in" svg:height="9.231467in" draw:z-index="0">
<draw:image xlink:href="../Images/yкринформ/2023-05-18T19-30-00-03-00/1684426655-933.jpg" xlink:type="simple" xlink:show="embed" xlink:actuate="onLoad" draw:mime-type="image/jpeg"/>
</draw:frame>
这项行动是为了提醒俄罗斯外交官，他们很快将转变为乌克兰，所有罪名都在等待国际刑事法院。</text:p>
      <text:p text:style-name="P4">
<draw:frame draw:style-name="fr1" draw:name="Image220" text:anchor-type="as-char" svg:width="6.9236in" svg:height="9.231467in" draw:z-index="0">
<draw:image xlink:href="../Images/yкринформ/2023-05-18T19-30-00-03-00/1684426656-763.jpg" xlink:type="simple" xlink:show="embed" xlink:actuate="onLoad" draw:mime-type="image/jpeg"/>
</draw:frame>
<text:span text:style-name="T4">
另请阅读：</text:span>
 <text:a xlink:type="simple" xlink:href="https://www.ukrinform.ua/rubric-crimea/3711053-u-kievi-prezentuvali-dvi-fotovistavki-do-dna-pamati-zertv-deportacii-krimskih-tatar.html" text:style-name="Internet_20_link" text:visited-style-name="Visited_20_Internet_20_Link">
<text:span text:style-name="T4">
 tatar </text:span>
</text:a>
据报道，5月18日在乌克兰为正确的塔塔尔人的斗争当天被设定并尊重<text:a xlink:type="simple" xlink:href="https://www.ukrinform.ua/rubric-crimea/3710721-sogodni-ukraina-vsanovue-pamat-zertv-deportacii-krimskih-tatar.html" text:style-name="Internet_20_link" text:visited-style-name="Visited_20_Internet_20_Link">
</text:a>
 .</text:p>
      <text:p text:style-name="P4">
News Source: <text:a xlink:type="simple" xlink:href="https://www.ukrinform.ua/rubric-world/3711083-cemodan-vokzal-gaaga-v-ottavi-proveli-piket-pid-posolstvom-rf.html" text:style-name="Internet_20_link" text:visited-style-name="Visited_20_Internet_20_Link">
https://www.ukrinform.ua/rubric-world/3711083-cemodan-vokzal-gaaga-v-ottavi-proveli-piket-pid-posolstvom-rf.html</text:a>
</text:p>
      <!--NEWS-->
      <text:h text:style-name="P10" text:outline-level="1">
<text:span text:style-name="T4">
国防军控制着巴赫穆特 - 佩恩的西南部</text:span>
</text:h>
      <text:p text:style-name="P4">
作者: Ukrinform (Person)</text:p>
      <text:p text:style-name="P4">
出版商: Укринформ (Organization)</text:p>
      <text:p text:style-name="P4">
出版时间: 2023-05-18T19:33:14+03:00</text:p>
      <text:p text:style-name="P4">
修改时间: 2023-05-18T19:33:14+03:00</text:p>
      <text:p text:style-name="P4">
描述: 乌克兰的防御部队现在控制着顿涅茨克地区巴赫穆特的西南部。  - 乌克林。</text:p>
      <text:p text:style-name="P4">
图片: ["<text:a xlink:type="simple" xlink:href="https://static.ukrinform.com/photos/2023_04/thumb_files/630_360_1682412643-256.png" text:style-name="Internet_20_link" text:visited-style-name="Visited_20_Internet_20_Link">
630_360_16824...</text:a>
"]</text:p>
      <text:p text:style-name="P4">
标签: ['Бахмут', 'Донеччина', 'Міноборони', 'Війна з Росією', 'Ганна Маляр']</text:p>
      <text:p text:style-name="P4">
类型: Article</text:p>
      <!--METADATA-->
      <text:p text:style-name="P4">
<draw:frame draw:style-name="fr1" draw:name="Image221" text:anchor-type="as-char" svg:width="6.9236in" svg:height="3.956343in" draw:z-index="0">
<draw:image xlink:href="../Images/yкринформ/2023-05-18T19-33-14-03-00/630_360_1682412643-256.png" xlink:type="simple" xlink:show="embed" xlink:actuate="onLoad" draw:mime-type="image/png"/>
</draw:frame>
目前，乌克兰的乌克兰部队控制着巴赫穆顿地区西南部。</text:p>
      <text:p text:style-name="P4">
根据乌克林福姆的说法，国防部副部长安娜·马里亚尔(Anna Malyar)报告了这一点<text:a xlink:type="simple" xlink:href="https://t.me/annamaliar/764" text:style-name="Internet_20_link" text:visited-style-name="Visited_20_Internet_20_Link">
</text:a>
。</text:p>
      <text:p text:style-name="P4">
“敌人已经将他在巴赫穆特的大部分储备中撤出，并大大增加了分组。 今天，敌人整天袭击了巴赫穆特。 我们辩护的所有攻击都会反映出来。 截至目前，我们控制着巴赫穆特的西南部。”画家说。</text:p>
      <text:p text:style-name="P4">
她还报告说，在巴赫穆特北部的郊区也有敌人的感觉，但袭击得到了反映。 某些地区有500米。</text:p>
      <text:p text:style-name="P4">
<text:span text:style-name="T4">
另请阅读：</text:span>
 <text:a xlink:type="simple" xlink:href="https://www.ukrinform.ua/rubric-ato/3711072-na-cotiroh-garacih-napramkah-za-dobu-vidbulisa-17-bojovih-zitknen.html" text:style-name="Internet_20_link" text:visited-style-name="Visited_20_Internet_20_Link">
</text:a>
画家指出，白天在南部的巴赫穆特郊区很凶猛。 “敌人继续进攻，试图返回失去的领土，但遭受了损失，未能执行他的任务。 在某些地块中，我们的乌维斯卡进步了1公里，”副部长说。</text:p>
      <text:p text:style-name="P4">
据她说，巴赫穆特的辩护和郊区的军事任务。 “我们目前正在为一些计划的行动获胜。 khortytsia的命令，即巴赫穆特的方向，保持了局势的控制。”画家。</text:p>
      <text:p text:style-name="P4">
<text:span text:style-name="T4">
另请阅读：</text:span>
 <text:a xlink:type="simple" xlink:href="https://www.ukrinform.ua/rubric-ato/3710646-maxar-pokazala-suputnikovi-znimki-zrujnovanogo-bahmuta.html" text:style-name="Internet_20_link" text:visited-style-name="Visited_20_Internet_20_Link">
<text:span text:style-name="T4">
 bakhmut </text:span>
</text:a>
乌克林福姆报道，乌克兰武装部队，纳利曼斯克，巴赫穆特，阿夫迪夫斯基和玛丽斯基的指示同时<text:a xlink:type="simple" xlink:href="https://www.ukrinform.ua/rubric-ato/3711072-na-cotiroh-garacih-napramkah-za-dobu-vidbulisa-17-bojovih-zitknen.html" text:style-name="Internet_20_link" text:visited-style-name="Visited_20_Internet_20_Link">
</text:a>
，最热门的战斗是由巴赫穆特(Bakhmut)和Marinka的城市进行的<text:a xlink:type="simple" xlink:href="https://www.ukrinform.ua/tag-doneccina" text:style-name="Internet_20_link" text:visited-style-name="Visited_20_Internet_20_Link">
</text:a>
。</text:p>
      <text:p text:style-name="P4">
<text:span text:style-name="T5">
foto：konstantin liber</text:span>
</text:p>
      <text:p text:style-name="P4">
News Source: <text:a xlink:type="simple" xlink:href="https://www.ukrinform.ua/rubric-ato/3711086-sili-oboroni-kontroluut-pivdennozahidnu-castinu-bahmuta-malar.html" text:style-name="Internet_20_link" text:visited-style-name="Visited_20_Internet_20_Link">
https://www.ukrinform.ua/rubric-ato/3711086-sili-oboroni-kontroluut-pivdennozahidnu-castinu-bahmuta-malar.html</text:a>
</text:p>
      <!--NEWS-->
      <text:h text:style-name="P10" text:outline-level="1">
<text:span text:style-name="T4">
莫尔查诺夫（Molchanov</text:span>
</text:h>
      <text:p text:style-name="P4">
作者: Ukrinform (Person)</text:p>
      <text:p text:style-name="P4">
出版商: Укринформ (Organization)</text:p>
      <text:p text:style-name="P4">
出版时间: 2023-05-18T19:42:07+03:00</text:p>
      <text:p text:style-name="P4">
修改时间: 2023-05-18T19:42:07+03:00</text:p>
      <text:p text:style-name="P4">
描述: 哈萨克人 - 乌克兰二人组Andriy Golubev -Denis Molchanov进入了意大利巡回赛的挑战者系列赛网球运动员协会（ATP）锦标赛的四分之一决赛，并获得了2亿美元的奖金。</text:p>
      <text:p text:style-name="P4">
图片: ["<text:a xlink:type="simple" xlink:href="https://static.ukrinform.com/photos/2023_05/thumb_files/630_360_1684428119-584.jpg" text:style-name="Internet_20_link" text:visited-style-name="Visited_20_Internet_20_Link">
630_360_16844...</text:a>
"]</text:p>
      <text:p text:style-name="P4">
标签: ['Теніс']</text:p>
      <text:p text:style-name="P4">
类型: Article</text:p>
      <!--METADATA-->
      <text:p text:style-name="P4">
<draw:frame draw:style-name="fr1" draw:name="Image222" text:anchor-type="as-char" svg:width="6.9236in" svg:height="3.956343in" draw:z-index="0">
<draw:image xlink:href="../Images/yкринформ/2023-05-18T19-42-07-03-00/630_360_1684428119-584.jpg" xlink:type="simple" xlink:show="embed" xlink:actuate="onLoad" draw:mime-type="image/jpeg"/>
</draw:frame>
哈萨克 - 乌克兰人二人组Andriy Golubev -Denis Molchanov进入了比赛的曙光(ATP)挑战者系列意大利都灵都灵拥有20万美元的奖金。</text:p>
      <text:p text:style-name="P4">
在比赛开始时，戈卢贝夫和莫尔查诺夫赢得了由英国朱利安·卡什和亨利·帕滕的三人冠军-7：6(7：2)，5：7，10：8，传输乌克林形式。</text:p>
      <text:p text:style-name="P4">
下一场Golubev和Molchans比赛将与串联Sebastian Bes举行(阿根廷) -  Toygu Soybot Wild(巴西).</text:p>
      <text:p text:style-name="P4">
<text:span text:style-name="T4">
Читайте також:</text:span>
 <text:a xlink:type="simple" xlink:href="https://www.ukrinform.ua/rubric-sports/3710769-ludmila-kicenok-zupinilasa-u-cvertfinali-parnogo-turniru-wta-u-rimi.html" text:style-name="Internet_20_link" text:visited-style-name="Visited_20_Internet_20_Link">
 </text:a>
都灵的比赛将于5月20日结束。</text:p>
      <text:p text:style-name="P4">
照片：btu.org.ua。</text:p>
      <text:p text:style-name="P4">
News Source: <text:a xlink:type="simple" xlink:href="https://www.ukrinform.ua/rubric-sports/3711087-molcanov-vijsov-do-14-finalu-parnogo-rozradu-na-turniri-atp-u-turini.html" text:style-name="Internet_20_link" text:visited-style-name="Visited_20_Internet_20_Link">
https://www.ukrinform.ua/rubric-sports/3711087-molcanov-vijsov-do-14-finalu-parnogo-rozradu-na-turniri-atp-u-turini.html</text:a>
</text:p>
      <!--NEWS-->
      <text:h text:style-name="P10" text:outline-level="1">
<text:span text:style-name="T4">
Waks取消了乌克兰兹尼特盗窃案的关闭</text:span>
</text:h>
      <text:p text:style-name="P4">
作者: Ukrinform (Person)</text:p>
      <text:p text:style-name="P4">
出版商: Укринформ (Organization)</text:p>
      <text:p text:style-name="P4">
出版时间: 2023-05-18T19:46:00+03:00</text:p>
      <text:p text:style-name="P4">
修改时间: 2023-05-18T19:46:00+03:00</text:p>
      <text:p text:style-name="P4">
描述: 最高反腐败法院的上诉法院已发出了占ukrzaliznytsia联合股票公司超过9300万hryvnias的诉讼。  - 乌克林。</text:p>
      <text:p text:style-name="P4">
图片: ["<text:a xlink:type="simple" xlink:href="https://static.ukrinform.com/photos/2018_07/thumb_files/630_360_1532017869-1678.jpg" text:style-name="Internet_20_link" text:visited-style-name="Visited_20_Internet_20_Link">
630_360_15320...</text:a>
"]</text:p>
      <text:p text:style-name="P4">
标签: ['Антикорупційний суд', 'Укрзалізниця', 'Апеляція']</text:p>
      <text:p text:style-name="P4">
类型: Article</text:p>
      <!--METADATA-->
      <text:p text:style-name="P4">
<draw:frame draw:style-name="fr1" draw:name="Image223" text:anchor-type="as-char" svg:width="6.9236in" svg:height="3.956343in" draw:z-index="0">
<draw:image xlink:href="../Images/yкринформ/2023-05-18T19-46-00-03-00/630_360_1532017869-1678.jpg" xlink:type="simple" xlink:show="embed" xlink:actuate="onLoad" draw:mime-type="image/jpeg"/>
</draw:frame>
最高反腐败法院的上诉法院已指示新的考虑因素，以拨款超过9300万个联合股票的公司“乌克兰兹尼特赛亚”。</text:p>
      <text:p text:style-name="P4">
这是由[]的专业反腐败检察官报道的(http://t.me/sap_gov_ua/1402)，报道乌克林福姆。</text:p>
      <text:p text:style-name="P4">
其中有九人被指控案件 - 其中包括人民代表和前乌克兰兹尼尼特(Ukrzaliznytsia)生产中心的前官员。</text:p>
      <text:p text:style-name="P4">
正如SAP召回的那样，2022年9月8日，最高反腐败法院满足了辩护方，并根据《乌克兰刑事诉讼法守则》第284条第10部分第10部分结束了上述案件。怀疑的报告有一段时间的审前调查。</text:p>
      <text:p text:style-name="P4">
检察官不同意上述法院的裁决，并在司法案件中对他提出上诉。</text:p>
      <text:p text:style-name="P4">
蜡法院通过其决定批准了检察官的申诉和第一例法官小组的裁决。</text:p>
      <text:p text:style-name="P4">
<text:span text:style-name="T4">
另请阅读：</text:span>
 <text:a xlink:type="simple" xlink:href="https://www.ukrinform.ua/rubric-society/3710545-vaks-vidmovivsa-zadovolniti-skargu-zahistu-knazeva-na-jogo-zatrimanna.html" text:style-name="Internet_20_link" text:visited-style-name="Visited_20_Internet_20_Link">
<text:span text:style-name="T4">
 WAKS </text:span>
</text:a>
据报道，预审调查发现，随着受控企业中间企业的参与，一群乌克兰兹尼尼特人生产中心的员工组织了开放式交易程序，以采购箭头，备用零件，备用零件，备用零件，给他们和一套处置。</text:p>
      <text:p text:style-name="P4">
攻击者是与人民代表的阴谋。</text:p>
      <text:p text:style-name="P4">
犯罪计划的实施导致企业在2015  -  2017年期间多付了超过9300万hryvnias来供应商品。</text:p>
      <text:p text:style-name="P4">
News Source: <text:a xlink:type="simple" xlink:href="https://www.ukrinform.ua/rubric-society/3711088-vaks-skasuvav-zakritta-spravi-pro-rozkradanna-v-ukrzaliznici.html" text:style-name="Internet_20_link" text:visited-style-name="Visited_20_Internet_20_Link">
https://www.ukrinform.ua/rubric-society/3711088-vaks-skasuvav-zakritta-spravi-pro-rozkradanna-v-ukrzaliznici.html</text:a>
</text:p>
      <!--NEWS-->
      <text:h text:style-name="P10" text:outline-level="1">
<text:span text:style-name="T4">
乌克兰将准备一个档案，以将复活节彩蛋和Reshetilov刺绣引入联合国教科文组织列表</text:span>
</text:h>
      <text:p text:style-name="P4">
作者: Ukrinform (Person)</text:p>
      <text:p text:style-name="P4">
出版商: Укринформ (Organization)</text:p>
      <text:p text:style-name="P4">
出版时间: 2023-05-18T19:54:00+03:00</text:p>
      <text:p text:style-name="P4">
修改时间: 2023-05-18T19:54:00+03:00</text:p>
      <text:p text:style-name="P4">
描述: MKIP为联合国教科文组织乌克兰Pysanka，Reshetilov刺绣和Chernihiv文化景观做准备。  - 乌克林。</text:p>
      <text:p text:style-name="P4">
图片: ["<text:a xlink:type="simple" xlink:href="https://static.ukrinform.com/photos/2023_05/thumb_files/630_360_1684428851-997.jpg" text:style-name="Internet_20_link" text:visited-style-name="Visited_20_Internet_20_Link">
630_360_16844...</text:a>
"]</text:p>
      <text:p text:style-name="P4">
标签: ['Культурна спадщина', 'Ткаченко', 'ЮНЕСКО', 'Єдині новини']</text:p>
      <text:p text:style-name="P4">
类型: Article</text:p>
      <!--METADATA-->
      <text:p text:style-name="P4">
<draw:frame draw:style-name="fr1" draw:name="Image224" text:anchor-type="as-char" svg:width="6.9236in" svg:height="3.956343in" draw:z-index="0">
<draw:image xlink:href="../Images/yкринформ/2023-05-18T19-54-00-03-00/630_360_1684428851-997.jpg" xlink:type="simple" xlink:show="embed" xlink:actuate="onLoad" draw:mime-type="image/jpeg"/>
</draw:frame>
Mkipprazes档案，用于引入联合国教科文组织-Ukrainian Pysanka，世界遗产的Reshetilov刺绣和文化景观。</text:p>
      <text:p text:style-name="P4">
乌克林福音通讯员报道，文化和信息政策部长Oleksandr Tkachenko告知Teleterna“ Unified News”的广播。</text:p>
      <text:p text:style-name="P4">
“我们正在队列准备考虑几个文件。 其中包括复活节彩蛋，刺绣，实际上是Reshetilovskaya(白色白色). Робота над цим триває, таксамо як і над додатковими досьє щодо міст - ідеться про <text:a xlink:type="simple" xlink:href="https://www.ukrinform.ua/tag-kultura" text:style-name="Internet_20_link" text:visited-style-name="Visited_20_Internet_20_Link">
</text:a>
古代切尔尼夫的景观。</text:p>
      <text:p text:style-name="P4">
据他说，联合国教科文组织知道乌克兰的所有要求。</text:p>
      <text:p text:style-name="P4">
部长强调说：“我认为鉴于“威胁物体”的物品，有必要在刺绣，复活节彩蛋和其他物体的文化遗产方面更快地移动。</text:p>
      <text:p text:style-name="P4">
<text:span text:style-name="T4">
另请阅读：</text:span>
 <text:a xlink:type="simple" xlink:href="https://www.ukrinform.ua/rubric-regions/3711069-u-lvovi-voseni-vidkrietsa-ofis-unesko.html" text:style-name="Internet_20_link" text:visited-style-name="Visited_20_Internet_20_Link">
<text:span text:style-name="T4">
 unesco </text:span>
</text:a>
如报道<text:a xlink:type="simple" xlink:href="https://www.ukrinform.ua/rubric-culture/3659188-istoricnij-centr-odesi-vnesli-do-spisku-unesko.html" text:style-name="Internet_20_link" text:visited-style-name="Visited_20_Internet_20_Link">
</text:a>
，在2023年1月，城市的ODESA港口的历史中心被包括在联合国教科文组织世界遗产名单中。</text:p>
      <text:p text:style-name="P4">
News Source: <text:a xlink:type="simple" xlink:href="https://www.ukrinform.ua/rubric-culture/3711090-ukraina-gotuvatime-dose-dla-vnesenna-pisanki-ta-resetilivskoi-visivki-do-spisku-unesko.html" text:style-name="Internet_20_link" text:visited-style-name="Visited_20_Internet_20_Link">
https://www.ukrinform.ua/rubric-culture/3711090-ukraina-gotuvatime-dose-dla-vnesenna-pisanki-ta-resetilivskoi-visivki-do-spisku-unesko.html</text:a>
</text:p>
      <!--NEWS-->
      <text:h text:style-name="P10" text:outline-level="1">
<text:span text:style-name="T4">
敌人从重炮上击中了尼科波尔 - 十几个炮弹飞了</text:span>
</text:h>
      <text:p text:style-name="P4">
作者: Ukrinform (Person)</text:p>
      <text:p text:style-name="P4">
出版商: Укринформ (Organization)</text:p>
      <text:p text:style-name="P4">
出版时间: 2023-05-18T20:01:00+03:00</text:p>
      <text:p text:style-name="P4">
修改时间: 2023-05-18T20:01:00+03:00</text:p>
      <text:p text:style-name="P4">
描述: 下午，俄罗斯联邦的军队袭击了重型大炮的尼科波尔。  - 乌克林。</text:p>
      <text:p text:style-name="P4">
图片: ["<text:a xlink:type="simple" xlink:href="https://static.ukrinform.com/photos/2023_05/thumb_files/630_360_1684429412-928.jpg" text:style-name="Internet_20_link" text:visited-style-name="Visited_20_Internet_20_Link">
630_360_16844...</text:a>
"]</text:p>
      <text:p text:style-name="P4">
标签: ['Нікополь', 'Обстріл', 'Війна з Росією']</text:p>
      <text:p text:style-name="P4">
类型: Article</text:p>
      <!--METADATA-->
      <text:p text:style-name="P4">
<draw:frame draw:style-name="fr1" draw:name="Image225" text:anchor-type="as-char" svg:width="6.9236in" svg:height="3.956343in" draw:z-index="0">
<draw:image xlink:href="../Images/yкринформ/2023-05-18T20-01-00-03-00/630_360_1684429412-928.jpg" xlink:type="simple" xlink:show="embed" xlink:actuate="onLoad" draw:mime-type="image/jpeg"/>
</draw:frame>
在俄罗斯联邦的日报上，重型炮兵袭击了尼科波尔。</text:p>
      <text:p text:style-name="P4">
关于<text:a xlink:type="simple" xlink:href="https://t.me/dnipropetrovskaODA/4702" text:style-name="Internet_20_link" text:visited-style-name="Visited_20_Internet_20_Link">
</text:a>
乌克林福姆报道，请告知酋长 - 帕特罗夫斯克·奥瓦·谢尔盖·利萨克(Ova S​​ergei Lisak)。</text:p>
      <text:p text:style-name="P4">
他写道：“有十二个贝壳飞往这座城市。人们没有受伤。不幸的是，爆发。”</text:p>
      <text:p text:style-name="P4">
4个私人房屋损坏。 一个附属建筑被摧毁，另外三个 - 踩踏。 击败了3个电源线。</text:p>
      <text:p text:style-name="P4">
<text:span text:style-name="T4">
另请阅读：</text:span>
 <text:a xlink:type="simple" xlink:href="https://www.ukrinform.ua/rubric-regions/3711061-raketnij-udar-po-harkivsini-u-cirkunah-zrujnovani-dva-budinki-desatki-poskodzeni.html" text:style-name="Internet_20_link" text:visited-style-name="Visited_20_Internet_20_Link">
</text:a>
据报道，俄罗斯联邦军队<text:a xlink:type="simple" xlink:href="https://www.ukrinform.ua/tag-obstril" text:style-name="Internet_20_link" text:visited-style-name="Visited_20_Internet_20_Link">
</text:a>
Nikopol地区来自Zaporizhhya地区暂时占领领土。</text:p>
      <text:p text:style-name="P4">
<text:span text:style-name="T5">
foto：Sergey Lisak / Dnipropetrovsk区域政府(这)</text:span>
</text:p>
      <text:p text:style-name="P4">
News Source: <text:a xlink:type="simple" xlink:href="https://www.ukrinform.ua/rubric-ato/3711095-rosiani-vdarili-po-nikopolu-z-vazkoi-artilerii-priletilo-z-desatok-snaradiv.html" text:style-name="Internet_20_link" text:visited-style-name="Visited_20_Internet_20_Link">
https://www.ukrinform.ua/rubric-ato/3711095-rosiani-vdarili-po-nikopolu-z-vazkoi-artilerii-priletilo-z-desatok-snaradiv.html</text:a>
</text:p>
      <!--NEWS-->
      <text:h text:style-name="P10" text:outline-level="1">
<text:span text:style-name="T4">
在曼联24号的协助下，基辅地区开始恢复受损的高层建筑物</text:span>
</text:h>
      <text:p text:style-name="P4">
作者: Ukrinform (Person)</text:p>
      <text:p text:style-name="P4">
出版商: Укринформ (Organization)</text:p>
      <text:p text:style-name="P4">
出版时间: 2023-05-18T20:02:00+03:00</text:p>
      <text:p text:style-name="P4">
修改时间: 2023-05-18T20:02:00+03:00</text:p>
      <text:p text:style-name="P4">
描述: Dmitry和Gostomel社区在United 24的协助下开始努力恢复损坏的多层建筑。</text:p>
      <text:p text:style-name="P4">
图片: ["<text:a xlink:type="simple" xlink:href="https://static.ukrinform.com/photos/2023_05/thumb_files/630_360_1684428130-7179.jpeg" text:style-name="Internet_20_link" text:visited-style-name="Visited_20_Internet_20_Link">
630_360_16844...</text:a>
", "<text:a xlink:type="simple" xlink:href="https://static.ukrinform.com/photos/2023_05/thumb_files/630_360_1684428128-9119.jpeg" text:style-name="Internet_20_link" text:visited-style-name="Visited_20_Internet_20_Link">
630_360_16844...</text:a>
", "<text:a xlink:type="simple" xlink:href="https://static.ukrinform.com/photos/2023_05/thumb_files/630_360_1684428127-2581.jpeg" text:style-name="Internet_20_link" text:visited-style-name="Visited_20_Internet_20_Link">
630_360_16844...</text:a>
", "<text:a xlink:type="simple" xlink:href="https://static.ukrinform.com/photos/2023_05/thumb_files/630_360_1684428128-3625.jpeg" text:style-name="Internet_20_link" text:visited-style-name="Visited_20_Internet_20_Link">
630_360_16844...</text:a>
", "<text:a xlink:type="simple" xlink:href="https://static.ukrinform.com/photos/2023_05/thumb_files/630_360_1684428128-9639.jpeg" text:style-name="Internet_20_link" text:visited-style-name="Visited_20_Internet_20_Link">
630_360_16844...</text:a>
", "<text:a xlink:type="simple" xlink:href="https://static.ukrinform.com/photos/2023_05/thumb_files/630_360_1684428128-2601.jpeg" text:style-name="Internet_20_link" text:visited-style-name="Visited_20_Internet_20_Link">
630_360_16844...</text:a>
", "<text:a xlink:type="simple" xlink:href="https://static.ukrinform.com/photos/2023_05/thumb_files/630_360_1684428128-7749.jpeg" text:style-name="Internet_20_link" text:visited-style-name="Visited_20_Internet_20_Link">
630_360_16844...</text:a>
", "<text:a xlink:type="simple" xlink:href="https://static.ukrinform.com/photos/2023_05/thumb_files/630_360_1684428130-2490.jpeg" text:style-name="Internet_20_link" text:visited-style-name="Visited_20_Internet_20_Link">
630_360_16844...</text:a>
", "<text:a xlink:type="simple" xlink:href="https://static.ukrinform.com/photos/2023_05/thumb_files/630_360_1684428130-4748.jpeg" text:style-name="Internet_20_link" text:visited-style-name="Visited_20_Internet_20_Link">
630_360_16844...</text:a>
", "<text:a xlink:type="simple" xlink:href="https://static.ukrinform.com/photos/2023_05/thumb_files/630_360_1684428130-3790.jpeg" text:style-name="Internet_20_link" text:visited-style-name="Visited_20_Internet_20_Link">
630_360_16844...</text:a>
", "<text:a xlink:type="simple" xlink:href="https://static.ukrinform.com/photos/2023_05/thumb_files/630_360_1684428130-6983.jpeg" text:style-name="Internet_20_link" text:visited-style-name="Visited_20_Internet_20_Link">
630_360_16844...</text:a>
", "<text:a xlink:type="simple" xlink:href="https://static.ukrinform.com/photos/2023_05/thumb_files/630_360_1684428131-5825.jpeg" text:style-name="Internet_20_link" text:visited-style-name="Visited_20_Internet_20_Link">
630_360_16844...</text:a>
", "<text:a xlink:type="simple" xlink:href="https://static.ukrinform.com/photos/2023_05/thumb_files/630_360_1684428132-4522.jpeg" text:style-name="Internet_20_link" text:visited-style-name="Visited_20_Internet_20_Link">
630_360_16844...</text:a>
"]</text:p>
      <text:p text:style-name="P4">
标签: ['Будинок', 'Київщина', 'Відбудова', 'United 24']</text:p>
      <text:p text:style-name="P4">
类型: Article</text:p>
      <!--METADATA-->
      <text:p text:style-name="P4">
<draw:frame draw:style-name="fr1" draw:name="Image226" text:anchor-type="as-char" svg:width="6.9236in" svg:height="3.956343in" draw:z-index="0">
<draw:image xlink:href="../Images/yкринформ/2023-05-18T20-02-00-03-00/630_360_1684428130-7179.jpeg" xlink:type="simple" xlink:show="embed" xlink:actuate="onLoad" draw:mime-type="image/jpeg"/>
</draw:frame>
Udmitrov和Gostomel社区在United 24的协助下开始恢复高层建筑。</text:p>
      <text:p text:style-name="P4">
这是乌克利福通讯员的报道。</text:p>
      <text:p text:style-name="P4">
5月18日，米拉·德米特罗夫斯基(Mila Dmitrovsky)村庄村举行了一项活动，开始了有关恢复受损的多层建筑的工作。在联合24平台的协助下，恢复工作以三个抢断的积分开始[] <text:a xlink:type="simple" xlink:href="https://www.ukrinform.ua/tag-kiivsina" text:style-name="Internet_20_link" text:visited-style-name="Visited_20_Internet_20_Link">
</text:a>
：Gostomel Village； Buzova和Dmitry Soap。总的来说，根据基约夫地区的该计划，计划恢复18个损害赔偿：7-在Irpen，4-在Borodyanka，3岁的Borodyanka，3-在Gostomel Village，3 -3- Buzova University of Buzova和1-在米拉村。</text:p>
      <text:p text:style-name="P4">
工作应在供暖季节开始之前结束。</text:p>
      <text:p text:style-name="P4">
基辅地区军事行政部门Ruslan Kravchenko的负责人参加了该活动，社区发展部，Tainfrasture，联合国发展计划，地方当局和下属组织的代表。</text:p>
      <text:p text:style-name="P4">
“我们今天在基辅地区启动了United 24计划。 基辅地区军事管理部门担任高管和控制机构的超级过程执行了乌克兰总统的任务。”  -  Kokravchenko说。</text:p>
      <text:p text:style-name="P4">
对于所有对象，技术监督都是由联合国和基辅地区政府进行的。</text:p>
      <text:p text:style-name="P4">
此外，将安装每个对象，将在线恢复恢复过程。</text:p>
      <text:p text:style-name="P4">
“曼联24是一个可以将资金转移到整个国家的任何需求的基金。 目前筹集的资金是人们重新计算的甜甜圈。 我们承担着巨大的责任，因为这是世界居民的个人资金，大型流苏业务的资金等。 所有这些都是想要帮助乌克兰观察的人的钱。</text:p>
      <text:p text:style-name="P4">
<text:span text:style-name="T4">
另请阅读：</text:span>
 <text:a xlink:type="simple" xlink:href="https://www.ukrinform.ua/rubric-vidbudova/3710635-vidbudova-ukraini-moze-zaversitisa-do-lita-2026-roku-volker.html" text:style-name="Internet_20_link" text:visited-style-name="Visited_20_Internet_20_Link">
<text:span text:style-name="T4">
重建</text:span>
</text:a>
正如乌克兰(Ukrinform)报道的那样，乌克兰沃迪米尔·泽伦斯基(Ukraine Volodymyr Zelenskyy)的总裁启动了《联合项目联合计划》(United 24)的创建，他试图团结起来的人，以帮助我们的国家。</text:p>
      <text:p text:style-name="P4">
United24是乌克兰支持资金的同名平台。 首席是增加有利于我们国家的捐款数量，以确保其分配的效率和透明度。</text:p>
      <text:p text:style-name="P4">
News Source: <text:a xlink:type="simple" xlink:href="https://www.ukrinform.ua/rubric-vidbudova/3711092-na-kiivsini-za-sprianna-united-24-pocali-vidnovluvati-poskodzeni-bagatopoverhivki.html" text:style-name="Internet_20_link" text:visited-style-name="Visited_20_Internet_20_Link">
https://www.ukrinform.ua/rubric-vidbudova/3711092-na-kiivsini-za-sprianna-united-24-pocali-vidnovluvati-poskodzeni-bagatopoverhivki.html</text:a>
</text:p>
      <!--NEWS-->
      <text:h text:style-name="P10" text:outline-level="1">
<text:span text:style-name="T4">
在基辅</text:span>
</text:h>
      <text:p text:style-name="P4">
作者: Ukrinform (Person)</text:p>
      <text:p text:style-name="P4">
出版商: Укринформ (Organization)</text:p>
      <text:p text:style-name="P4">
出版时间: 2023-05-18T20:08:21+03:00</text:p>
      <text:p text:style-name="P4">
修改时间: 2023-05-18T20:08:21+03:00</text:p>
      <text:p text:style-name="P4">
描述: 基辅市议会更名为26个城市设施，特别是地铁站，街道和车道。  - 乌克林。</text:p>
      <text:p text:style-name="P4">
图片: ["<text:a xlink:type="simple" xlink:href="https://static.ukrinform.com/photos/2016_01/thumb_files/630_360_1452762462-7051-metro-drujbyi-narodov.jpg" text:style-name="Internet_20_link" text:visited-style-name="Visited_20_Internet_20_Link">
630_360_14527...</text:a>
"]</text:p>
      <text:p text:style-name="P4">
标签: ['Метро', 'Київ', 'Перейменування']</text:p>
      <text:p text:style-name="P4">
类型: Article</text:p>
      <!--METADATA-->
      <text:p text:style-name="P4">
<draw:frame draw:style-name="fr1" draw:name="Image227" text:anchor-type="as-char" svg:width="6.9236in" svg:height="3.956343in" draw:z-index="0">
<draw:image xlink:href="../Images/yкринформ/2023-05-18T20-08-21-03-00/630_360_1452762462-7051-metro-drujbyi-narodov.jpg" xlink:type="simple" xlink:show="embed" xlink:actuate="onLoad" draw:mime-type="image/jpeg"/>
</draw:frame>
基辅市议会重命名为26个城市设施，尤其是地铁，街道和车道。</text:p>
      <text:p text:style-name="P4">
这是由基辅市长Vitaliy Klitschko在[]的信息中告知的。(http://t.me/vitaliy_klitschko/1968)，报道乌克林福姆。</text:p>
      <text:p text:style-name="P4">
“基辅市议会今天有26个城市地点。 特别是，“人民友谊”的车站被重命名为“ Zvirinetsk”车站，“ Leo Tolstoy”车站“ Leo Tolstoy”到“乌克兰英雄广场”，这是Warsaw站的项目站“ Pravda的前景”，他写道。</text:p>
      <text:p text:style-name="P4">
克里奇科还指出，许多街道和车道都以不同的首都地区重命名。</text:p>
      <text:p text:style-name="P4">
总结说：“总共有314个城市遗址已经在首都收到了新名称。”</text:p>
      <text:p text:style-name="P4">
市长提醒人们，基辅造成的过程正在进行中。</text:p>
      <text:p text:style-name="P4">
如报告<text:a xlink:type="simple" xlink:href="https://kmr.gov.ua/uk/content/u-stolyci-pereymenuvaly-shche-26-miskyh-obyektiv-nazvy-yakyh-povyazani-z-rosiyeyu-ta-yiyi" text:style-name="Internet_20_link" text:visited-style-name="Visited_20_Internet_20_Link">
</text:a>
基辅市议会，代表们支持决定重命名的对象，其名称与俄罗斯及其卫星有关：</text:p>
      <text:p text:style-name="P4">
Holosiivskyi区：</text:p>
      <ul>
        <li>
Matikin Street-Koncha-Zaspinskaya街将军； * Yuri Smolich街 -  Dokia Humenna街； * Rzhevsky Lane -Stanislav Lem Lane； * Volodyina Dubinina Street -Ray Bradbury街； * Levitan Lane -Nikolai Burachek Lane; * Ruletarskaya街 -  Natalia Lotostkaya街； * Natalia Loototskaya无产阶级巷； * Maria Borovychenko街是Vira Gedroits街。</li>
      </ul>
      <text:p text:style-name="P4">
Svyatoshinsky区：</text:p>
      <ul>
        <li>
Kulibin Lane -Antonina Smerek Lane； * Richard Zorge Street  -  Vasyl Yeroshenko街； * Chervonozavodsky Lane -Anatoly Basilevich Lane。</li>
      </ul>
      <text:p text:style-name="P4">
Dniprovsky区：</text:p>
      <text:p text:style-name="P4">
*院士巴特勒街 - 罗伯特·利索夫斯基街； * Stanukovych街是Lyubov街。</text:p>
      <text:p text:style-name="P4">
Desnyanskiy地区：</text:p>
      <ul>
        <li>
Chervonotska街 - 温斯顿·丘吉尔街； * Nekrasov街 -  Zinaida Tulub Street； * Matrosova街 -  Opanas Zalivakha街。</li>
      </ul>
      <text:p text:style-name="P4">
Shevchenkivskyi区：</text:p>
      <ul>
        <li>
Orlovsky Lane -George Orwell Lane。</li>
      </ul>
      <text:p text:style-name="P4">
Darnytskyi区：</text:p>
      <ul>
        <li>
Chkalova街 -  Sergey Svitoslavsky街； *第五dmitry tsvitkovsky Lane的Lermontov Lane； * Volga-Don Lane-Nadiya Svitlichna Lane; * Suvorov Lane -Nina Lane。</li>
      </ul>
      <text:p text:style-name="P4">
Solomenskyi区：</text:p>
      <text:p text:style-name="P4">
*亚历山大·皮罗戈夫斯基街 - 格里格里高古拉街。</text:p>
      <text:p text:style-name="P4">
Pechersk区：</text:p>
      <ul>
        <li>
Petrovskaya Alley- Magdeburg Law的小巷。正如乌克林福姆报道的那样，[] Babi Yar附近的一条街道之一(https://www.ukrinform.ua/tag-kiiv)他们计划以纪念世界各人民的乌克兰统治者的名字命名，他们在第二次世界大战期间拯救了犹太人。</li>
      </ul>
      <text:p text:style-name="P4">
News Source: <text:a xlink:type="simple" xlink:href="https://www.ukrinform.ua/rubric-kyiv/3711099-u-kievi-bude-metro-plosa-ukrainskih-geroiv-i-vulica-cercilla-perejmenuvali-26-obektiv.html" text:style-name="Internet_20_link" text:visited-style-name="Visited_20_Internet_20_Link">
https://www.ukrinform.ua/rubric-kyiv/3711099-u-kievi-bude-metro-plosa-ukrainskih-geroiv-i-vulica-cercilla-perejmenuvali-26-obektiv.html</text:a>
</text:p>
      <!--NEWS-->
      <text:h text:style-name="P10" text:outline-level="1">
<text:span text:style-name="T4">
俄罗斯人在Zaporozhye占领的地区洪水泛滥</text:span>
</text:h>
      <text:p text:style-name="P4">
作者: Ukrinform (Person)</text:p>
      <text:p text:style-name="P4">
出版商: Укринформ (Organization)</text:p>
      <text:p text:style-name="P4">
出版时间: 2023-05-18T20:16:00+03:00</text:p>
      <text:p text:style-name="P4">
修改时间: 2023-05-18T20:16:00+03:00</text:p>
      <text:p text:style-name="P4">
描述: 在Zaporizhhya地区被占领的地区，入侵者淹没了田野。  - 乌克林。</text:p>
      <text:p text:style-name="P4">
图片: ["<text:a xlink:type="simple" xlink:href="https://static.ukrinform.com/photos/2020_07/thumb_files/630_360_1593674117-767.jpg" text:style-name="Internet_20_link" text:visited-style-name="Visited_20_Internet_20_Link">
630_360_15936...</text:a>
"]</text:p>
      <text:p text:style-name="P4">
标签: ['Оборона', 'Окупація', 'Запоріжжя', 'Війна з Росією']</text:p>
      <text:p text:style-name="P4">
类型: Article</text:p>
      <!--METADATA-->
      <text:p text:style-name="P4">
<draw:frame draw:style-name="fr1" draw:name="Image228" text:anchor-type="as-char" svg:width="6.9236in" svg:height="3.956343in" draw:z-index="0">
<draw:image xlink:href="../Images/yкринформ/2023-05-18T20-16-00-03-00/630_360_1593674117-767.jpg" xlink:type="simple" xlink:show="embed" xlink:actuate="onLoad" draw:mime-type="image/jpeg"/>
</draw:frame>
Zaporizhhya地区的入侵者淹没了田野。</text:p>
      <text:p text:style-name="P4">
关于它在国家电话的空中“ <text:a xlink:type="simple" xlink:href="https://t.me/ivan_fedorov_melitopol/2028" text:style-name="Internet_20_link" text:visited-style-name="Visited_20_Internet_20_Link">
</text:a>
乌克林福姆说，梅利托波利亚·费多罗夫市长说。</text:p>
      <text:p text:style-name="P4">
“我们看到一种趋势<text:a xlink:type="simple" xlink:href="https://www.ukrinform.ua/tag-rosijski-vijskovi" text:style-name="Internet_20_link" text:visited-style-name="Visited_20_Internet_20_Link">
</text:a>
淹没了田野。 在Zaporizhhya地区的被占领的地区，有一个很大的系统系统，现在在这些渠道上，敌人故意提高了水位的水位，因此，他似乎为自己建立了防御结构。”</text:p>
      <text:p text:style-name="P4">
根据Fedorov的说法，一些田地被替换。 爆炸和采矿并不能在被占领的领土上进行农业工作。</text:p>
      <text:p text:style-name="P4">
<text:span text:style-name="T4">
另请阅读：</text:span>
 <text:a xlink:type="simple" xlink:href="https://www.ukrinform.ua/rubric-regions/3710747-u-gulajpoli-na-zaporizzi-vnaslidok-obstriliv-zaginula-zinka.html" text:style-name="Internet_20_link" text:visited-style-name="Visited_20_Internet_20_Link">
<text:span text:style-name="T4">
 Zaporozhye </text:span>
</text:a>
他补充说，两周前，入侵者淹没了Mikhailivka附近的田野。Narazh水位在定居点Petrivka，Hannivka，Vymivka Tayalzavetivka的田地。</text:p>
      <text:p text:style-name="P4">
<text:span text:style-name="T5">
照片说明性</text:span>
</text:p>
      <text:p text:style-name="P4">
News Source: <text:a xlink:type="simple" xlink:href="https://www.ukrinform.ua/rubric-regions/3711103-rosiani-zatopluut-pola-na-okupovanij-castini-zaporizza.html" text:style-name="Internet_20_link" text:visited-style-name="Visited_20_Internet_20_Link">
https://www.ukrinform.ua/rubric-regions/3711103-rosiani-zatopluut-pola-na-okupovanij-castini-zaporizza.html</text:a>
</text:p>
      <!--NEWS-->
      <text:h text:style-name="P10" text:outline-level="1">
<text:span text:style-name="T4">
Zelensky：当俄罗斯开始谈论和平时，我们不必误导</text:span>
</text:h>
      <text:p text:style-name="P4">
作者: Ukrinform (Person)</text:p>
      <text:p text:style-name="P4">
出版商: Укринформ (Organization)</text:p>
      <text:p text:style-name="P4">
出版时间: 2023-05-18T20:17:00+03:00</text:p>
      <text:p text:style-name="P4">
修改时间: 2023-05-18T20:17:00+03:00</text:p>
      <text:p text:style-name="P4">
描述: 乌克兰沃迪米尔Zelensky总统警告说，当俄罗斯开始谈论和平时，我们不应误导我们，因为这只需要时间才能制定新的计划。  - 乌克林。</text:p>
      <text:p text:style-name="P4">
图片: ["<text:a xlink:type="simple" xlink:href="https://static.ukrinform.com/photos/2023_02/thumb_files/630_360_1677264924-906.jpg" text:style-name="Internet_20_link" text:visited-style-name="Visited_20_Internet_20_Link">
630_360_16772...</text:a>
"]</text:p>
      <text:p text:style-name="P4">
标签: ['Мир', 'Переговори', 'Зеленський', 'Війна з Росією']</text:p>
      <text:p text:style-name="P4">
类型: Article</text:p>
      <!--METADATA-->
      <text:p text:style-name="P4">
<draw:frame draw:style-name="fr1" draw:name="Image229" text:anchor-type="as-char" svg:width="6.9236in" svg:height="3.956343in" draw:z-index="0">
<draw:image xlink:href="../Images/yкринформ/2023-05-18T20-17-00-03-00/630_360_1677264924-906.jpg" xlink:type="simple" xlink:show="embed" xlink:actuate="onLoad" draw:mime-type="image/jpeg"/>
</draw:frame>
Volodymyr Zelenskyy总统警告说，当俄罗斯开始谈论和平时，我们不必误导，因为这只需要时间才能制定新的计划。</text:p>
      <text:p text:style-name="P4">
乌克林福姆(Ukrinform)表示，他在对第二届会议派斯战略方舟的参与者的讲话中说，这是<text:a xlink:type="simple" xlink:href="https://t.me/V_Zelenskiy_official/6264" text:style-name="Internet_20_link" text:visited-style-name="Visited_20_Internet_20_Link">
</text:a>
国家元首。</text:p>
      <text:p text:style-name="P4">
“我们无权误导<text:a xlink:type="simple" xlink:href="https://www.ukrinform.ua/tag-rosia" text:style-name="Internet_20_link" text:visited-style-name="Visited_20_Internet_20_Link">
</text:a>
它将积极谈论和平，谈论外交。 俄罗斯担心流血的终结以及资金的终结，以弥补这一目标。”总统说。</text:p>
      <text:p text:style-name="P4">
据他说，俄罗斯不需要和平，而是为了新导弹，新计划和新攻击的时间。 他说：“这是俄罗斯政治的公式。几个世纪以来。”</text:p>
      <text:p text:style-name="P4">
根据Zelensky，XXI Century的说法，后者应该是俄罗斯政治的后者，而实施此的机制则包含乌克兰的公式，安全保证，以便这样一个类似的保证。</text:p>
      <text:p text:style-name="P4">
“这样它就不会在1944年5月18日重复。克里米亚塔塔尔人的种族灭绝。原始驱逐和失去了几十年的房屋。所有现代俄罗斯，由极权主义政权的继任者和追随者呼召，重复克里米亚(Crimea)在2014年。</text:p>
      <text:p text:style-name="P4">
<text:span text:style-name="T4">
另请阅读：</text:span>
 <text:a xlink:type="simple" xlink:href="https://www.ukrinform.ua/rubric-crimea/3711011-zelenskij-bez-povernenna-krimu-ne-bude-spokou-v-miznarodnih-vidnosinah.html" text:style-name="Internet_20_link" text:visited-style-name="Visited_20_Internet_20_Link">
<text:span text:style-name="T4">
 Zelensky </text:span>
</text:a>
据他介绍，未惩罚的邪恶总是被返回，因此，如果没有国际法庭，对所有俄罗斯军事罪犯的起诉将很快返回。</text:p>
      <text:p text:style-name="P4">
_foto：op _</text:p>
      <text:p text:style-name="P4">
News Source: <text:a xlink:type="simple" xlink:href="https://www.ukrinform.ua/rubric-ato/3711110-zelenskij-mi-ne-maemo-potrapiti-v-omanu-koli-rosia-pocne-govoriti-pro-mir.html" text:style-name="Internet_20_link" text:visited-style-name="Visited_20_Internet_20_Link">
https://www.ukrinform.ua/rubric-ato/3711110-zelenskij-mi-ne-maemo-potrapiti-v-omanu-koli-rosia-pocne-govoriti-pro-mir.html</text:a>
</text:p>
      <!--NEWS-->
      <text:h text:style-name="P10" text:outline-level="1">
<text:span text:style-name="T4">
PFL为在第一联赛中打球的权利进行了抽奖</text:span>
</text:h>
      <text:p text:style-name="P4">
作者: Ukrinform (Person)</text:p>
      <text:p text:style-name="P4">
出版商: Укринформ (Organization)</text:p>
      <text:p text:style-name="P4">
出版时间: 2023-05-18T20:17:36+03:00</text:p>
      <text:p text:style-name="P4">
修改时间: 2023-05-18T20:17:36+03:00</text:p>
      <text:p text:style-name="P4">
描述: 在首都的足球屋中，在赛季-2023/24的第一联盟比赛中有一场季后赛比赛，其中第二个联赛的第二支队伍和该小组的第七支球队“处置“在第一联盟中将聚集在一起。  - 乌克林。</text:p>
      <text:p text:style-name="P4">
图片: ["<text:a xlink:type="simple" xlink:href="https://static.ukrinform.com/photos/2023_05/thumb_files/630_360_1684430210-939.jpg" text:style-name="Internet_20_link" text:visited-style-name="Visited_20_Internet_20_Link">
630_360_16844...</text:a>
"]</text:p>
      <text:p text:style-name="P4">
标签: ['Футбол', 'Полісся']</text:p>
      <text:p text:style-name="P4">
类型: Article</text:p>
      <!--METADATA-->
      <text:p text:style-name="P4">
<draw:frame draw:style-name="fr1" draw:name="Image230" text:anchor-type="as-char" svg:width="6.9236in" svg:height="3.956343in" draw:z-index="0">
<draw:image xlink:href="../Images/yкринформ/2023-05-18T20-17-36-03-00/630_360_1684430210-939.jpg" xlink:type="simple" xlink:show="embed" xlink:actuate="onLoad" draw:mime-type="image/jpeg"/>
</draw:frame>
在2012/24年的第一场联赛比赛中，乌兹托莱特足球俱乐部(Uztolite Football House)在右边的比赛中有很多季后赛比赛，该比赛将符合联赛的第二个指挥和第一联盟组的第七支球队。</text:p>
      <text:p text:style-name="P4">
如报告<text:a xlink:type="simple" xlink:href="http://pfl.ua/news/details/13406" text:style-name="Internet_20_link" text:visited-style-name="Visited_20_Internet_20_Link">
</text:a>
职业足球(PFL)乌克利福姆报道，比赛将于6月3日至10日举行，第二个联赛代表将在自己的领域重置。</text:p>
      <text:p text:style-name="P4">
根据规定，如果季后赛比赛用平等帐户完成，那么主比赛结束后的获胜者由额外的时间确定(两半为15分钟). Якщо в додатковий часпереможця не виявлено, призначається серія 11-метрових ударів згідно зПравилами гри IFAB.</text:p>
      <text:p text:style-name="P4">
<text:span text:style-name="T4">
Читайте також:</text:span>
 <text:a xlink:type="simple" xlink:href="https://www.ukrinform.ua/rubric-sports/3709173-polissa-vperse-v-istorii-vijslo-v-upl.html" text:style-name="Internet_20_link" text:visited-style-name="Visited_20_Internet_20_Link">
 <text:span text:style-name="T4">
Полісся</text:span>
 </text:a>
我们将提醒，Zhytomyr“ Polesie”和Kiev“ Obolon”第一联盟的领导人有权在乌克兰英超联赛中表演下一个赛季。</text:p>
      <text:p text:style-name="P4">
照片：PFL。</text:p>
      <text:p text:style-name="P4">
News Source: <text:a xlink:type="simple" xlink:href="https://www.ukrinform.ua/rubric-sports/3711104-pfl-provela-zerebkuvanna-za-pravo-grati-u-persij-lizi.html" text:style-name="Internet_20_link" text:visited-style-name="Visited_20_Internet_20_Link">
https://www.ukrinform.ua/rubric-sports/3711104-pfl-provela-zerebkuvanna-za-pravo-grati-u-persij-lizi.html</text:a>
</text:p>
      <!--NEWS-->
      <text:h text:style-name="P10" text:outline-level="1">
<text:span text:style-name="T4">
对于Knyazev的案件，法院逮捕了一名律师，一名承诺-8000万</text:span>
</text:h>
      <text:p text:style-name="P4">
作者: Ukrinform (Person)</text:p>
      <text:p text:style-name="P4">
出版商: Укринформ (Organization)</text:p>
      <text:p text:style-name="P4">
出版时间: 2023-05-18T20:19:00+03:00</text:p>
      <text:p text:style-name="P4">
修改时间: 2023-05-18T20:19:00+03:00</text:p>
      <text:p text:style-name="P4">
描述: 最高反腐败法院选择了一项前拘留措施，替代了律师保释金，该保释是与最高法院前主席Vsevolod Knyazev在腐败方面的暴露。  - 乌克林。</text:p>
      <text:p text:style-name="P4">
图片: ["<text:a xlink:type="simple" xlink:href="https://static.ukrinform.com/photos/2018_10/thumb_files/630_360_1540839872-223.jpg" text:style-name="Internet_20_link" text:visited-style-name="Visited_20_Internet_20_Link">
630_360_15408...</text:a>
"]</text:p>
      <text:p text:style-name="P4">
标签: ['Адвокат', 'Хабар', 'Князєв', 'Антикорупційний суд', 'Застава']</text:p>
      <text:p text:style-name="P4">
类型: Article</text:p>
      <!--METADATA-->
      <text:p text:style-name="P4">
<draw:frame draw:style-name="fr1" draw:name="Image231" text:anchor-type="as-char" svg:width="6.9236in" svg:height="3.956343in" draw:z-index="0">
<draw:image xlink:href="../Images/yкринформ/2023-05-18T20-19-00-03-00/630_360_1540839872-223.jpg" xlink:type="simple" xlink:show="embed" xlink:actuate="onLoad" draw:mime-type="image/jpeg"/>
</draw:frame>
高度反腐败法院以律师的誓言选择了一定程度的限制，并与前总统Vsevolod Knyazev一起在腐败中揭露。</text:p>
      <text:p text:style-name="P4">
根据乌克林福姆的说法，专门的反腐败检察官办公室报告了<text:a xlink:type="simple" xlink:href="https://t.me/sap_gov_ua/1403" text:style-name="Internet_20_link" text:visited-style-name="Visited_20_Internet_20_Link">
</text:a>
。</text:p>
      <text:p text:style-name="P4">
法院裁决提供的承诺是8000万。 约束将有效期60天 - 今年7月13日。</text:p>
      <text:p text:style-name="P4">
对于律师的承诺，将有义务有侦探，检察官或法院的正确要求，以告知他们改变其居住地和工作。</text:p>
      <text:p text:style-name="P4">
<text:span text:style-name="T4">
另请阅读：</text:span>
 <text:a xlink:type="simple" xlink:href="https://www.ukrinform.ua/rubric-society/3710957-pid-cas-obsukiv-ne-vdalosa-znajti-blizko-miljona-dolariv-iz-habara-knazevu-prokuror.html" text:style-name="Internet_20_link" text:visited-style-name="Visited_20_Internet_20_Link">
<text:span text:style-name="T4">
 knyazev </text:span>
</text:a>
该人将不得不佩戴电子控制，并在案件和证人中与其他嫌疑人保持沟通。 它必须建造在国家移民服务领土单位存储的护照(护照)用于出国旅行和其他派往乌克兰的文件。</text:p>
      <text:p text:style-name="P4">
未经侦探，检察官或[]的许可离开基辅(https://www.ukrinform.ua/tag-sud)将禁止律师。</text:p>
      <text:p text:style-name="P4">
<text:span text:style-name="T4">
另请阅读：</text:span>
 <text:a xlink:type="simple" xlink:href="https://www.ukrinform.ua/rubric-society/3711097-vovk-v-ovecij-skuri-abo-ak-dosagti-totalnoi-neterpimosti-do-korupcii-v-suspilstvi.html" text:style-name="Internet_20_link" text:visited-style-name="Visited_20_Internet_20_Link">
<text:span text:style-name="T4">
羊</text:span>
</text:a>
正如乌克林福姆报道的，5月15日，乌克兰国家反腐败局报告了<text:a xlink:type="simple" xlink:href="https://www.ukrinform.ua/rubric-society/3709683-nabu-i-sap-vikrili-masstabnu-korupciu-u-verhovnomu-sudi.html" text:style-name="Internet_20_link" text:visited-style-name="Visited_20_Internet_20_Link">
</text:a>
当时，执法人员在乌克兰最高法院拘留了Vsevolod Knyazev主席。</text:p>
      <text:p text:style-name="P4">
为刑事诉讼工作以暴露最高法院的腐败<text:a xlink:type="simple" xlink:href="https://www.ukrinform.ua/rubric-society/3709899-masstabnu-korupciu-u-verhovnomu-sudi-dopomogli-viaviti-detektivi-pid-prikrittam-nabu.html" text:style-name="Internet_20_link" text:visited-style-name="Visited_20_Internet_20_Link">
</text:a>
侦探秘密。 他们记录了金融集团“财务和信贷”所有者与倡导协会的所有者之一，用于涵盖犯罪活动。</text:p>
      <text:p text:style-name="P4">
已经确定，提到的人同意通过法院采取必要的企业家裁决来转移法院法院的不法利益。</text:p>
      <text:p text:style-name="P4">
News Source: <text:a xlink:type="simple" xlink:href="https://www.ukrinform.ua/rubric-society/3711107-u-spravi-knazeva-sud-arestuvav-advokata-zastava-80-miljoniv.html" text:style-name="Internet_20_link" text:visited-style-name="Visited_20_Internet_20_Link">
https://www.ukrinform.ua/rubric-society/3711107-u-spravi-knazeva-sud-arestuvav-advokata-zastava-80-miljoniv.html</text:a>
</text:p>
      <!--NEWS-->
      <text:h text:style-name="P10" text:outline-level="1">
<text:span text:style-name="T4">
武装部队的四名战斗机被埋葬在Kropyvnytskyi</text:span>
</text:h>
      <text:p text:style-name="P4">
作者: Ukrinform (Person)</text:p>
      <text:p text:style-name="P4">
出版商: Укринформ (Organization)</text:p>
      <text:p text:style-name="P4">
出版时间: 2023-05-18T20:26:34+03:00</text:p>
      <text:p text:style-name="P4">
修改时间: 2023-05-18T20:26:34+03:00</text:p>
      <text:p text:style-name="P4">
描述: 在Kropyvnytskyi，武装部队的四名士兵在最后的路上举行。  - 乌克林。</text:p>
      <text:p text:style-name="P4">
图片: ["<text:a xlink:type="simple" xlink:href="https://static.ukrinform.com/photos/2023_05/thumb_files/630_360_1684430671-618.jpg" text:style-name="Internet_20_link" text:visited-style-name="Visited_20_Internet_20_Link">
630_360_16844...</text:a>
"]</text:p>
      <text:p text:style-name="P4">
标签: ['Кропивницький', 'Прощання', 'Війна з Росією']</text:p>
      <text:p text:style-name="P4">
类型: Article</text:p>
      <!--METADATA-->
      <text:p text:style-name="P4">
<draw:frame draw:style-name="fr1" draw:name="Image232" text:anchor-type="as-char" svg:width="6.9236in" svg:height="3.956343in" draw:z-index="0">
<draw:image xlink:href="../Images/yкринформ/2023-05-18T20-26-34-03-00/630_360_1684430671-618.jpg" xlink:type="simple" xlink:show="embed" xlink:actuate="onLoad" draw:mime-type="image/jpeg"/>
</draw:frame>
最后，Kropyvnytskyi成为了四名武装部队的士兵。</text:p>
      <text:p text:style-name="P4">
对这个 <text:a xlink:type="simple" xlink:href="http://kr-rada.gov.ua/news/znovu-bil-i-skorbota-za-timi-hto-ne-povernuvsya-z-boyiv-kropivnichani-proveli-u-zasviti-geroyiv-zemlyakiv-18-05-2023.html" text:style-name="Internet_20_link" text:visited-style-name="Visited_20_Internet_20_Link">
 </text:a>
市议会，乌克林福姆报道。</text:p>
      <text:p text:style-name="P4">
“高级中士谢尔盖·波兰奇克(Sergey Polishy)，少年中士Volodymyr Digtyarenko Tasbtati Maxim Timganov和Roman Ganin在Far -Term Cemetery的名誉埋葬的小巷上找到了永恒的休息，”  - 信息读数。”</text:p>
      <text:p text:style-name="P4">
值得注意的是，45岁的BMP指挥官Sergei Polishchuk于4月23日因Bakhmut去世。</text:p>
      <text:p text:style-name="P4">
去年6月10日，一名49岁的自行炮兵战车的船员49岁的弗拉迪姆·蒂格蒂亚科(Vladimirdigtyarenko)于去年于6月10日在卢汉斯克地区的Severodonetsk区去世。</text:p>
      <text:p text:style-name="P4">
登陆和攻击排的射手座马克西姆·蒂姆加诺夫(Maxim Timganov)于3月30日在Marinka战役中被杀。 他27岁。</text:p>
      <text:p text:style-name="P4">
3月30日在卢汉斯地区(Luhansk)地区发动的罗马甘宁(Roman Ganin)的飞行器排的司机也实现了同样的数量。</text:p>
      <text:p text:style-name="P4">
死者的葬礼由Kropyvnytsky和Golovanovsky Mark大主教服务。</text:p>
      <text:p text:style-name="P4">
<text:span text:style-name="T5">
foto：public kropyvnytsky</text:span>
</text:p>
      <text:p text:style-name="P4">
News Source: <text:a xlink:type="simple" xlink:href="https://www.ukrinform.ua/rubric-regions/3711108-u-kropivnickomu-pohovali-cotiroh-bijciv-zsu.html" text:style-name="Internet_20_link" text:visited-style-name="Visited_20_Internet_20_Link">
https://www.ukrinform.ua/rubric-regions/3711108-u-kropivnickomu-pohovali-cotiroh-bijciv-zsu.html</text:a>
</text:p>
      <!--NEWS-->
      <text:h text:style-name="P10" text:outline-level="1">
<text:span text:style-name="T4">
谷物协议继续后，世界小麦价格下跌-CNN</text:span>
</text:h>
      <text:p text:style-name="P4">
作者: Ukrinform (Person)</text:p>
      <text:p text:style-name="P4">
出版商: Укринформ (Organization)</text:p>
      <text:p text:style-name="P4">
出版时间: 2023-05-18T20:27:00+03:00</text:p>
      <text:p text:style-name="P4">
修改时间: 2023-05-18T20:27:00+03:00</text:p>
      <text:p text:style-name="P4">
描述: 世界小麦价格在宣布接下来两个月的黑海谷物协议的前一天的周四下降。  - 乌克林。</text:p>
      <text:p text:style-name="P4">
图片: ["<text:a xlink:type="simple" xlink:href="https://static.ukrinform.com/photos/2022_05/thumb_files/630_360_1651657694-321.jpg" text:style-name="Internet_20_link" text:visited-style-name="Visited_20_Internet_20_Link">
630_360_16516...</text:a>
"]</text:p>
      <text:p text:style-name="P4">
标签: ['Ціни', 'Економіка', 'зерновий коридор']</text:p>
      <text:p text:style-name="P4">
类型: Article</text:p>
      <!--METADATA-->
      <text:p text:style-name="P4">
<draw:frame draw:style-name="fr1" draw:name="Image233" text:anchor-type="as-char" svg:width="6.9236in" svg:height="3.956343in" draw:z-index="0">
<draw:image xlink:href="../Images/yкринформ/2023-05-18T20-27-00-03-00/630_360_1651657694-321.jpg" xlink:type="simple" xlink:show="embed" xlink:actuate="onLoad" draw:mime-type="image/jpeg"/>
</draw:frame>
在宣布接下来两个月的黑海谷物协议前一天，世界小麦周四下降了。</text:p>
      <text:p text:style-name="P4">
这在消息中说明了这一点<text:a xlink:type="simple" xlink:href="http://www.cnn.com/europe/live-news/russia-ukraine-war-news-05-18-23/h_801a9b06e6b8f65dbbde99fe3f63ef34" text:style-name="Internet_20_link" text:visited-style-name="Visited_20_Internet_20_Link">
</text:a>
，报道乌克林福姆。</text:p>
      <text:p text:style-name="P4">
“芝加哥交易所的小麦期货在蒲式耳下降了2％，至6.12美元。总的来说，从年初起，价格下降了23％，比去年3月的历史最高蒲式耳14.30美元的价格下降了57％ ”，这是消息中的。</text:p>
      <text:p text:style-name="P4">
根据Gro Intelligence的说法，从事农业统计数据，乌克兰和<text:a xlink:type="simple" xlink:href="https://www.ukrinform.ua/tag-rosia" text:style-name="Internet_20_link" text:visited-style-name="Visited_20_Internet_20_Link">
</text:a>
几乎三分之一的世界小麦出口。 它们还包括世界上最大的大麦，玉米，菜籽油出口商的触摸。</text:p>
      <text:p text:style-name="P4">
2022年入侵俄罗斯后的几天，全球小麦价格上涨，而Unuma的粮食和农业组织之前，由于战争，有4700万人可能处于“急性粮食安全”状态。 取而代之的是，如联合国所述，“谷物协议”于去年7月结束，这有助于“稳定市场并降低强度”。</text:p>
      <text:p text:style-name="P4">
<text:span text:style-name="T4">
另请阅读：</text:span>
 <text:a xlink:type="simple" xlink:href="https://www.ukrinform.ua/rubric-economy/3710970-zernova-ugoda-ne-peredbacae-vikonanna-vimog-rosii-posol-bodnar.html" text:style-name="Internet_20_link" text:visited-style-name="Visited_20_Internet_20_Link">
<text:span text:style-name="T4">
谷物</text:span>
</text:a>
据报道，黑海谷物协议必须在周四结束，阿尔文<text:a xlink:type="simple" xlink:href="https://www.ukrinform.ua/rubric-economy/3710574-zernovu-ugodu-prodovzili-na-dva-misaci.html" text:style-name="Internet_20_link" text:visited-style-name="Visited_20_Internet_20_Link">
</text:a>
再过两个月。</text:p>
      <text:p text:style-name="P4">
News Source: <text:a xlink:type="simple" xlink:href="https://www.ukrinform.ua/rubric-economy/3711081-svitovi-cini-na-psenicu-vpali-pisla-prodovzenna-zernovoi-ugodi-cnn.html" text:style-name="Internet_20_link" text:visited-style-name="Visited_20_Internet_20_Link">
https://www.ukrinform.ua/rubric-economy/3711081-svitovi-cini-na-psenicu-vpali-pisla-prodovzenna-zernovoi-ugodi-cnn.html</text:a>
</text:p>
      <!--NEWS-->
      <text:h text:style-name="P10" text:outline-level="1">
<text:span text:style-name="T4">
挪威将被移交给乌克兰，远程远处检测炮兵</text:span>
</text:h>
      <text:p text:style-name="P4">
作者: Ukrinform (Person)</text:p>
      <text:p text:style-name="P4">
出版商: Укринформ (Organization)</text:p>
      <text:p text:style-name="P4">
出版时间: 2023-05-18T20:34:00+03:00</text:p>
      <text:p text:style-name="P4">
修改时间: 2023-05-18T20:34:00+03:00</text:p>
      <text:p text:style-name="P4">
描述: 挪威将把八个LSD交给乌克兰和三个Atrthur Ra​​dar。  - 乌克林。</text:p>
      <text:p text:style-name="P4">
图片: ["<text:a xlink:type="simple" xlink:href="https://static.ukrinform.com/photos/2023_05/thumb_files/630_360_1684430958-652.jpg" text:style-name="Internet_20_link" text:visited-style-name="Visited_20_Internet_20_Link">
630_360_16844...</text:a>
"]</text:p>
      <text:p text:style-name="P4">
标签: ['Норвегія', 'Україна', 'Радар', 'РСЗВ']</text:p>
      <text:p text:style-name="P4">
类型: Article</text:p>
      <!--METADATA-->
      <text:p text:style-name="P4">
<draw:frame draw:style-name="fr1" draw:name="Image234" text:anchor-type="as-char" svg:width="6.9236in" svg:height="3.956343in" draw:z-index="0">
<draw:image xlink:href="../Images/yкринформ/2023-05-18T20-34-00-03-00/630_360_1684430958-652.jpg" xlink:type="simple" xlink:show="embed" xlink:actuate="onLoad" draw:mime-type="image/jpeg"/>
</draw:frame>
挪威将转移到乌克兰的八个RSSL和亚瑟的三个雷达。</text:p>
      <text:p text:style-name="P4">
这是由挪威国防部的比约恩·格拉姆(Bjorn Grame)在诺斯伍德(Northwood)的英国国防部长本·华莱士(Ben Wallace)会议上宣布的。(https://www.regjeringen.no/no/aktuelt/statement-from-bjorn-arild-gram-meeting-ben-wallace-in-northwood/id2977724/)。</text:p>
      <text:p text:style-name="P4">
“今天，我们确认了远程炮兵和雷达的交付。 <text:a xlink:type="simple" xlink:href="https://www.ukrinform.ua/tag-norvegia" text:style-name="Internet_20_link" text:visited-style-name="Visited_20_Internet_20_Link">
</text:a>
Gram说，提供了三个雷达来检测Artthur的炮兵和八个Gram型的反应性系统。</text:p>
      <text:p text:style-name="P4">
他补充说，这些武器向乌克兰提供的供应与英国密切合作进行。</text:p>
      <text:p text:style-name="P4">
据他说，这表明了英国和挪威政府支持乌克兰人民的决心。</text:p>
      <text:p text:style-name="P4">
这位部长还报告说，自夏季以来，挪威将使参与乌克兰暮光训练的互联网行动的讲师数量增加一倍。</text:p>
      <text:p text:style-name="P4">
<text:span text:style-name="T4">
另请阅读：</text:span>
 <text:a xlink:type="simple" xlink:href="https://www.ukrinform.ua/rubric-ato/3709236-norvegia-cogoric-provede-navcanna-dla-3200-ukrainskih-vijskovih.html" text:style-name="Internet_20_link" text:visited-style-name="Visited_20_Internet_20_Link">
<text:span text:style-name="T4">
挪威</text:span>
</text:a>
在会议期间，两国的部长同意继续并加强乌克兰的支持。</text:p>
      <text:p text:style-name="P4">
如报道<text:a xlink:type="simple" xlink:href="https://www.ukrinform.ua/rubric-economy/3710892-norvegia-vidilila-se-130-miljoniv-grantiv-ebrr-dla-dopomogi-energetici-ukraini.html" text:style-name="Internet_20_link" text:visited-style-name="Visited_20_Internet_20_Link">
</text:a>
，挪威已分配了15亿个挪威王冠(约1.3亿欧元)支持欧洲重建与发展银行(EBRD)关于加强乌克兰的能源安全。</text:p>
      <text:p text:style-name="P4">
News Source: <text:a xlink:type="simple" xlink:href="https://www.ukrinform.ua/rubric-ato/3711113-norvegia-peredast-ukraini-rszv-velikoi-dalnosti-ta-radari-dla-viavlenna-artilerii.html" text:style-name="Internet_20_link" text:visited-style-name="Visited_20_Internet_20_Link">
https://www.ukrinform.ua/rubric-ato/3711113-norvegia-peredast-ukraini-rszv-velikoi-dalnosti-ta-radari-dla-viavlenna-artilerii.html</text:a>
</text:p>
      <!--NEWS-->
      <text:h text:style-name="P10" text:outline-level="1">
<text:span text:style-name="T4">
乌克兰无权过早武器-Zelensky</text:span>
</text:h>
      <text:p text:style-name="P4">
作者: Ukrinform (Person)</text:p>
      <text:p text:style-name="P4">
出版商: Укринформ (Organization)</text:p>
      <text:p text:style-name="P4">
出版时间: 2023-05-18T20:41:00+03:00</text:p>
      <text:p text:style-name="P4">
修改时间: 2023-05-18T20:41:00+03:00</text:p>
      <text:p text:style-name="P4">
描述: 沃迪米尔总统Zelenskyy强调，目前为世界未来的战斗正在进行中，乌克兰及其盟友无权过早武器，也没有争取最终胜利。  - 乌克林。</text:p>
      <text:p text:style-name="P4">
图片: ["<text:a xlink:type="simple" xlink:href="https://static.ukrinform.com/photos/2023_04/thumb_files/630_360_1682063024-559.jpeg" text:style-name="Internet_20_link" text:visited-style-name="Visited_20_Internet_20_Link">
630_360_16820...</text:a>
"]</text:p>
      <text:p text:style-name="P4">
标签: ['Зброя', 'Зеленський', 'Війна з Росією']</text:p>
      <text:p text:style-name="P4">
类型: Article</text:p>
      <!--METADATA-->
      <text:p text:style-name="P4">
<draw:frame draw:style-name="fr1" draw:name="Image235" text:anchor-type="as-char" svg:width="6.9236in" svg:height="3.956343in" draw:z-index="0">
<draw:image xlink:href="../Images/yкринформ/2023-05-18T20-41-00-03-00/630_360_1682063024-559.jpeg" xlink:type="simple" xlink:show="embed" xlink:actuate="onLoad" draw:mime-type="image/jpeg"/>
</draw:frame>
总统洛尔迪尔·泽伦斯基(Lordir Zelensky)强调，目前正在为世界未来的战斗，尤克兰(Iukraine)及其盟友无权过早武器，也没有与可实现的胜利作斗争。</text:p>
      <text:p text:style-name="P4">
他在[]中说(https://t.me/V_Zelenskiy_official/6264)乌克林福姆报道，第二届Pism战略方舟会议的参与者。</text:p>
      <text:p text:style-name="P4">
“为世界未来的决定性斗争持续了449天……我们无权参加比赛。我们无权削弱抵抗，反对派，没有任何权利，没有挤压邪恶，失去了统一总统。</text:p>
      <text:p text:style-name="P4">
他回忆说，论坛的日期 -  5月18日是“历史为我们留下许多技巧和课程的日子。 ，1792年，当时一百<text:a xlink:type="simple" xlink:href="https://www.ukrinform.ua/tag-rosijski-vijskovi" text:style-name="Internet_20_link" text:visited-style-name="Visited_20_Internet_20_Link">
</text:a>
英联邦的边界通过并入侵了土地。 鲁斯索 - 波里什战争开始了，我们都记得后果。”泽伦斯基说。</text:p>
      <text:p text:style-name="P4">
据他说，今天的敌人是一样的，失败的目的和价格也是如此。</text:p>
      <text:p text:style-name="P4">
总统还提到了另一个日期 - 去年5月18日，当时Natootod申请了两个新成员的申请。 他指出，在确定联盟和志愿者方面，苏格兰人的信心和信心使乌克兰的信心和信心在确定联盟和志愿者方面支持他们选择自由的价值，这使乌克兰的信心和信心使乌克兰的信心和信心使乌克兰的信心和信仰，以使乌克兰的信心和信心使他们对自由价值的选择，这一速度，以及瑞典的高前景，使乌克兰的信心和信心使瑞典的信心和信心，和安全性的不可分割性。</text:p>
      <text:p text:style-name="P4">
<text:span text:style-name="T4">
另请阅读：</text:span>
 <text:a xlink:type="simple" xlink:href="https://www.ukrinform.ua/rubric-ato/3711110-zelenskij-mi-ne-maemo-potrapiti-v-omanu-koli-rosia-pocne-govoriti-pro-mir.html" text:style-name="Internet_20_link" text:visited-style-name="Visited_20_Internet_20_Link">
<text:span text:style-name="T4">
 Zelensky </text:span>
</text:a>
“这使我们有信心，在七月，我们将在乌克兰到北约成员的道路上看到一个新的重要阶段。在通往共同和安全的未来的途中。</text:p>
      <text:p text:style-name="P4">
据报道，据报道，2022年9月30日，沃迪米尔·泽伦斯基(Volodymyr Zelenskyy)总统，首席委员会鲁斯兰·斯特凡库克(Ruslan Stefanchuk)和总理丹尼斯·施米加尔(Denis Schmigal)签署了乌克兰的签证，因为他以加速命令加入了北约。</text:p>
      <text:p text:style-name="P4">
_foto：op _</text:p>
      <text:p text:style-name="P4">
News Source: <text:a xlink:type="simple" xlink:href="https://www.ukrinform.ua/rubric-ato/3711115-mi-ne-maemo-prava-peredcasno-sklasti-zbrou-zelenskij.html" text:style-name="Internet_20_link" text:visited-style-name="Visited_20_Internet_20_Link">
https://www.ukrinform.ua/rubric-ato/3711115-mi-ne-maemo-prava-peredcasno-sklasti-zbrou-zelenskij.html</text:a>
</text:p>
      <!--NEWS-->
      <text:h text:style-name="P10" text:outline-level="1">
<text:span text:style-name="T4">
在利沃夫举行了一场演出，以驱逐了克里米亚塔塔尔人的驱逐出境79周年</text:span>
</text:h>
      <text:p text:style-name="P4">
作者: Ukrinform (Person)</text:p>
      <text:p text:style-name="P4">
出版商: Укринформ (Organization)</text:p>
      <text:p text:style-name="P4">
出版时间: 2023-05-18T20:50:00+03:00</text:p>
      <text:p text:style-name="P4">
修改时间: 2023-05-18T20:50:00+03:00</text:p>
      <text:p text:style-name="P4">
描述: 极权政权“恐怖领土”的纪念博物馆，在利维夫（Lviv）进行了“记忆力”的表演，致力于驱逐克里米亚塔塔尔人（Crimean Tatar）。  - 乌克林。</text:p>
      <text:p text:style-name="P4">
图片: ["<text:a xlink:type="simple" xlink:href="https://static.ukrinform.com/photos/2023_05/thumb_files/630_360_1684432645-159.jpg" text:style-name="Internet_20_link" text:visited-style-name="Visited_20_Internet_20_Link">
630_360_16844...</text:a>
", "<text:a xlink:type="simple" xlink:href="https://static.ukrinform.com/photos/2023_05/thumb_files/630_360_1684432379-3742.jpeg" text:style-name="Internet_20_link" text:visited-style-name="Visited_20_Internet_20_Link">
630_360_16844...</text:a>
", "<text:a xlink:type="simple" xlink:href="https://static.ukrinform.com/photos/2023_05/thumb_files/630_360_1684432379-4627.jpeg" text:style-name="Internet_20_link" text:visited-style-name="Visited_20_Internet_20_Link">
630_360_16844...</text:a>
", "<text:a xlink:type="simple" xlink:href="https://static.ukrinform.com/photos/2023_05/thumb_files/630_360_1684432379-5760.jpeg" text:style-name="Internet_20_link" text:visited-style-name="Visited_20_Internet_20_Link">
630_360_16844...</text:a>
", "<text:a xlink:type="simple" xlink:href="https://static.ukrinform.com/photos/2023_05/thumb_files/630_360_1684432379-4864.jpeg" text:style-name="Internet_20_link" text:visited-style-name="Visited_20_Internet_20_Link">
630_360_16844...</text:a>
", "<text:a xlink:type="simple" xlink:href="https://static.ukrinform.com/photos/2023_05/thumb_files/630_360_1684432379-2245.jpeg" text:style-name="Internet_20_link" text:visited-style-name="Visited_20_Internet_20_Link">
630_360_16844...</text:a>
", "<text:a xlink:type="simple" xlink:href="https://static.ukrinform.com/photos/2023_05/thumb_files/630_360_1684432418-2902.jpeg" text:style-name="Internet_20_link" text:visited-style-name="Visited_20_Internet_20_Link">
630_360_16844...</text:a>
", "<text:a xlink:type="simple" xlink:href="https://static.ukrinform.com/photos/2023_05/thumb_files/630_360_1684432427-6179.jpeg" text:style-name="Internet_20_link" text:visited-style-name="Visited_20_Internet_20_Link">
630_360_16844...</text:a>
", "<text:a xlink:type="simple" xlink:href="https://static.ukrinform.com/photos/2023_05/thumb_files/630_360_1684432436-8281.jpeg" text:style-name="Internet_20_link" text:visited-style-name="Visited_20_Internet_20_Link">
630_360_16844...</text:a>
", "<text:a xlink:type="simple" xlink:href="https://static.ukrinform.com/photos/2023_05/thumb_files/630_360_1684432441-2624.jpeg" text:style-name="Internet_20_link" text:visited-style-name="Visited_20_Internet_20_Link">
630_360_16844...</text:a>
"]</text:p>
      <text:p text:style-name="P4">
标签: ['Депортація', 'Кримські татари', 'Львів', 'Перформанс']</text:p>
      <text:p text:style-name="P4">
类型: Article</text:p>
      <!--METADATA-->
      <text:p text:style-name="P4">
<draw:frame draw:style-name="fr1" draw:name="Image236" text:anchor-type="as-char" svg:width="6.9236in" svg:height="3.956343in" draw:z-index="0">
<draw:image xlink:href="../Images/yкринформ/2023-05-18T20-50-00-03-00/630_360_1684432645-159.jpg" xlink:type="simple" xlink:show="embed" xlink:actuate="onLoad" draw:mime-type="image/jpeg"/>
</draw:frame>
极权主义政权“恐怖领土”的大学博物馆，在利维夫(Lviv)进行了“记忆力”的表演，致力于驱逐出境。</text:p>
      <text:p text:style-name="P4">
关于它报告<text:a xlink:type="simple" xlink:href="http://loda.gov.ua/news/65817" text:style-name="Internet_20_link" text:visited-style-name="Visited_20_Internet_20_Link">
</text:a>
，报道乌克林福姆。</text:p>
      <text:p text:style-name="P4">
值得注意的是，在乌克兰艺术家，画家，图形，表演者中，许多艺术项目的作者Vlodko Kaufman在白色制作的东西上发布了各种丢失的东西，这些东西是人们在日常生活中使用的白色制作的东西：屏幕的部分：珠宝，眼镜，汤匙等。</text:p>
      <text:p text:style-name="P4">
“即使我们的故事很痛苦，我们也需要记住我们的故事，而我们反思想深入了解令人不愉快的记忆。 过去的最小细节，第一批看法，微不足道，我们忘记甚至拒绝的细节，这是我们以“白点”而闻名的 - 是轨迹中的坐标 - 组织者旅行的流动生活中不可或缺的一部分 - 组织者说。</text:p>
      <text:p text:style-name="P4">
<draw:frame draw:style-name="fr1" draw:name="Image237" text:anchor-type="as-char" svg:width="6.9236in" svg:height="3.956343in" draw:z-index="0">
<draw:image xlink:href="../Images/yкринформ/2023-05-18T20-50-00-03-00/630_360_1684432379-3742.jpeg" xlink:type="simple" xlink:show="embed" xlink:actuate="onLoad" draw:mime-type="image/jpeg"/>
</draw:frame>
克里米亚塔塔尔人驱逐出境79周年 /照片的表现：钓鱼<text:a xlink:type="simple" xlink:href="https://static.ukrinform.com/photos/2023_05/1684432379-3742.jpeg" text:style-name="Internet_20_link" text:visited-style-name="Visited_20_Internet_20_Link">
<draw:frame draw:style-name="fr1" draw:name="Image238" text:anchor-type="as-char" svg:width="6.9236in" svg:height="3.956343in" draw:z-index="0">
<draw:image xlink:href="../Images/yкринформ/2023-05-18T20-50-00-03-00/630_360_1684432379-3742.jpeg" xlink:type="simple" xlink:show="embed" xlink:actuate="onLoad" draw:mime-type="image/jpeg"/>
</draw:frame>
</text:a>
 <text:a xlink:type="simple" xlink:href="https://static.ukrinform.com/photos/2023_05/1684432379-4627.jpeg" text:style-name="Internet_20_link" text:visited-style-name="Visited_20_Internet_20_Link">
<draw:frame draw:style-name="fr1" draw:name="Image239" text:anchor-type="as-char" svg:width="6.9236in" svg:height="3.956343in" draw:z-index="0">
<draw:image xlink:href="../Images/yкринформ/2023-05-18T20-50-00-03-00/630_360_1684432379-4627.jpeg" xlink:type="simple" xlink:show="embed" xlink:actuate="onLoad" draw:mime-type="image/jpeg"/>
</draw:frame>
</text:a>
 <text:a xlink:type="simple" xlink:href="https://static.ukrinform.com/photos/2023_05/1684432379-5760.jpeg" text:style-name="Internet_20_link" text:visited-style-name="Visited_20_Internet_20_Link">
<draw:frame draw:style-name="fr1" draw:name="Image240" text:anchor-type="as-char" svg:width="6.9236in" svg:height="3.956343in" draw:z-index="0">
<draw:image xlink:href="../Images/yкринформ/2023-05-18T20-50-00-03-00/630_360_1684432379-5760.jpeg" xlink:type="simple" xlink:show="embed" xlink:actuate="onLoad" draw:mime-type="image/jpeg"/>
</draw:frame>
</text:a>
 <text:a xlink:type="simple" xlink:href="https://static.ukrinform.com/photos/2023_05/1684432379-4864.jpeg" text:style-name="Internet_20_link" text:visited-style-name="Visited_20_Internet_20_Link">
<draw:frame draw:style-name="fr1" draw:name="Image241" text:anchor-type="as-char" svg:width="6.9236in" svg:height="3.956343in" draw:z-index="0">
<draw:image xlink:href="../Images/yкринформ/2023-05-18T20-50-00-03-00/630_360_1684432379-4864.jpeg" xlink:type="simple" xlink:show="embed" xlink:actuate="onLoad" draw:mime-type="image/jpeg"/>
</draw:frame>
</text:a>
 <text:a xlink:type="simple" xlink:href="https://static.ukrinform.com/photos/2023_05/1684432379-2245.jpeg" text:style-name="Internet_20_link" text:visited-style-name="Visited_20_Internet_20_Link">
<draw:frame draw:style-name="fr1" draw:name="Image242" text:anchor-type="as-char" svg:width="6.9236in" svg:height="3.956343in" draw:z-index="0">
<draw:image xlink:href="../Images/yкринформ/2023-05-18T20-50-00-03-00/630_360_1684432379-2245.jpeg" xlink:type="simple" xlink:show="embed" xlink:actuate="onLoad" draw:mime-type="image/jpeg"/>
</draw:frame>
</text:a>
 <text:a xlink:type="simple" xlink:href="https://static.ukrinform.com/photos/2023_05/1684432418-2902.jpeg" text:style-name="Internet_20_link" text:visited-style-name="Visited_20_Internet_20_Link">
<draw:frame draw:style-name="fr1" draw:name="Image243" text:anchor-type="as-char" svg:width="6.9236in" svg:height="3.956343in" draw:z-index="0">
<draw:image xlink:href="../Images/yкринформ/2023-05-18T20-50-00-03-00/630_360_1684432418-2902.jpeg" xlink:type="simple" xlink:show="embed" xlink:actuate="onLoad" draw:mime-type="image/jpeg"/>
</draw:frame>
</text:a>
 <text:a xlink:type="simple" xlink:href="https://static.ukrinform.com/photos/2023_05/1684432427-6179.jpeg" text:style-name="Internet_20_link" text:visited-style-name="Visited_20_Internet_20_Link">
<draw:frame draw:style-name="fr1" draw:name="Image244" text:anchor-type="as-char" svg:width="6.9236in" svg:height="3.956343in" draw:z-index="0">
<draw:image xlink:href="../Images/yкринформ/2023-05-18T20-50-00-03-00/630_360_1684432427-6179.jpeg" xlink:type="simple" xlink:show="embed" xlink:actuate="onLoad" draw:mime-type="image/jpeg"/>
</draw:frame>
</text:a>
 <text:a xlink:type="simple" xlink:href="https://static.ukrinform.com/photos/2023_05/1684432436-8281.jpeg" text:style-name="Internet_20_link" text:visited-style-name="Visited_20_Internet_20_Link">
<draw:frame draw:style-name="fr1" draw:name="Image245" text:anchor-type="as-char" svg:width="6.9236in" svg:height="3.956343in" draw:z-index="0">
<draw:image xlink:href="../Images/yкринформ/2023-05-18T20-50-00-03-00/630_360_1684432436-8281.jpeg" xlink:type="simple" xlink:show="embed" xlink:actuate="onLoad" draw:mime-type="image/jpeg"/>
</draw:frame>
</text:a>
 <text:a xlink:type="simple" xlink:href="https://static.ukrinform.com/photos/2023_05/1684432441-2624.jpeg" text:style-name="Internet_20_link" text:visited-style-name="Visited_20_Internet_20_Link">
<draw:frame draw:style-name="fr1" draw:name="Image246" text:anchor-type="as-char" svg:width="6.9236in" svg:height="3.956343in" draw:z-index="0">
<draw:image xlink:href="../Images/yкринформ/2023-05-18T20-50-00-03-00/630_360_1684432441-2624.jpeg" xlink:type="simple" xlink:show="embed" xlink:actuate="onLoad" draw:mime-type="image/jpeg"/>
</draw:frame>
</text:a>
</text:p>
      <text:p text:style-name="P4">
<text:span text:style-name="T4">
另请阅读：</text:span>
 <text:a xlink:type="simple" xlink:href="https://www.ukrinform.ua/rubric-crimea/3710829-mzs-ukraini-zaklikae-svit-viznati-genocidom-deportaciu-krimskih-tatar-u-1944-roci.html" text:style-name="Internet_20_link" text:visited-style-name="Visited_20_Internet_20_Link">
<text:span text:style-name="T4">
 tatar </text:span>
</text:a>
正如今天报道的那样<text:a xlink:type="simple" xlink:href="https://loda.gov.ua/news/65631" text:style-name="Internet_20_link" text:visited-style-name="Visited_20_Internet_20_Link">
</text:a>
，因此他们在这里兑现了克里米亚塔塔尔人种族灭绝的受害者的记忆。</text:p>
      <text:p text:style-name="P4">
News Source: <text:a xlink:type="simple" xlink:href="https://www.ukrinform.ua/rubric-regions/3711117-u-lvovi-vidbuvsa-performans-do-79i-ricnici-deportacii-krimskotatarskogo-narodu.html" text:style-name="Internet_20_link" text:visited-style-name="Visited_20_Internet_20_Link">
https://www.ukrinform.ua/rubric-regions/3711117-u-lvovi-vidbuvsa-performans-do-79i-ricnici-deportacii-krimskotatarskogo-narodu.html</text:a>
</text:p>
      <!--NEWS-->
      <text:h text:style-name="P10" text:outline-level="1">
<text:span text:style-name="T4">
乌克兰宣布空气警报</text:span>
</text:h>
      <text:p text:style-name="P4">
作者: Ukrinform (Person)</text:p>
      <text:p text:style-name="P4">
出版商: Укринформ (Organization)</text:p>
      <text:p text:style-name="P4">
出版时间: 2023-05-18T20:55:00+03:00</text:p>
      <text:p text:style-name="P4">
修改时间: 2023-05-18T20:55:00+03:00</text:p>
      <text:p text:style-name="P4">
描述: 乌克兰宣布了大规模的空气警报。  - 乌克林。</text:p>
      <text:p text:style-name="P4">
图片: ["<text:a xlink:type="simple" xlink:href="https://static.ukrinform.com/photos/2022_04/thumb_files/630_360_1649971569-525.jpg" text:style-name="Internet_20_link" text:visited-style-name="Visited_20_Internet_20_Link">
630_360_16499...</text:a>
"]</text:p>
      <text:p text:style-name="P4">
标签: ['Україна', 'Війна з Росією', 'Повітряна тривога']</text:p>
      <text:p text:style-name="P4">
类型: Article</text:p>
      <!--METADATA-->
      <text:p text:style-name="P4">
<draw:frame draw:style-name="fr1" draw:name="Image247" text:anchor-type="as-char" svg:width="6.9236in" svg:height="3.956343in" draw:z-index="0">
<draw:image xlink:href="../Images/yкринформ/2023-05-18T20-55-00-03-00/630_360_1649971569-525.jpg" xlink:type="simple" xlink:show="embed" xlink:actuate="onLoad" draw:mime-type="image/jpeg"/>
</draw:frame>
乌克兰在整个乌克兰都宣布了大规模警报。</text:p>
      <text:p text:style-name="P4">
关于数据<text:a xlink:type="simple" xlink:href="https://map.ukrainealarm.com/" text:style-name="Internet_20_link" text:visited-style-name="Visited_20_Internet_20_Link">
</text:a>
空中税传输了乌克林。</text:p>
      <text:p text:style-name="P4">
据乌克林福姆报道，较早的大规模空气警报于18日凌晨4点宣布。</text:p>
      <text:p text:style-name="P4">
News Source: <text:a xlink:type="simple" xlink:href="https://www.ukrinform.ua/rubric-ato/3711121-po-vsij-ukraini-ogolosili-povitranu-trivogu.html" text:style-name="Internet_20_link" text:visited-style-name="Visited_20_Internet_20_Link">
https://www.ukrinform.ua/rubric-ato/3711121-po-vsij-ukraini-ogolosili-povitranu-trivogu.html</text:a>
</text:p>
      <!--NEWS-->
      <text:h text:style-name="P10" text:outline-level="1">
<text:span text:style-name="T4">
教皇方济各计划将代表团派往乌克兰和俄罗斯结束战争</text:span>
</text:h>
      <text:p text:style-name="P4">
作者: Ukrinform (Person)</text:p>
      <text:p text:style-name="P4">
出版商: Укринформ (Organization)</text:p>
      <text:p text:style-name="P4">
出版时间: 2023-05-18T20:59:00+03:00</text:p>
      <text:p text:style-name="P4">
修改时间: 2023-05-18T20:59:00+03:00</text:p>
      <text:p text:style-name="P4">
描述: 教皇方济各希望将个人代表团派往乌克兰和俄罗斯总统进行调解大火。  - 乌克林。</text:p>
      <text:p text:style-name="P4">
图片: ["<text:a xlink:type="simple" xlink:href="https://static.ukrinform.com/photos/2023_02/thumb_files/630_360_1677611723-183.jpg" text:style-name="Internet_20_link" text:visited-style-name="Visited_20_Internet_20_Link">
630_360_16776...</text:a>
"]</text:p>
      <text:p text:style-name="P4">
标签: ['Папа Франциск', 'Переговори', 'Україна', 'Ватикан', 'Агресія РФ', 'Росія', 'Католицька церква']</text:p>
      <text:p text:style-name="P4">
类型: Article</text:p>
      <!--METADATA-->
      <text:p text:style-name="P4">
<draw:frame draw:style-name="fr1" draw:name="Image248" text:anchor-type="as-char" svg:width="6.9236in" svg:height="3.956343in" draw:z-index="0">
<draw:image xlink:href="../Images/yкринформ/2023-05-18T20-59-00-03-00/630_360_1677611723-183.jpg" xlink:type="simple" xlink:show="embed" xlink:actuate="onLoad" draw:mime-type="image/jpeg"/>
</draw:frame>
爸爸弗朗西斯(Papari Francis)希望将个人代表团派往乌克兰和俄罗斯总统，以调解大火。</text:p>
      <text:p text:style-name="P4">
根据乌克林福姆的说法，《东正教时报》报道了<text:a xlink:type="simple" xlink:href="http://ilsismografo.blogspot.com/2023/05/vaticano-cardinale-matteo-zuppi-kyiv-e.html" text:style-name="Internet_20_link" text:visited-style-name="Visited_20_Internet_20_Link">
</text:a>
。</text:p>
      <text:p text:style-name="P4">
根据II Simismogrofo的说法，来自博洛尼亚的红衣主教Matteo Zuppi将与乌克兰沃罗迪米尔·泽伦斯基(Ukraine Volodymyr Zelensky)主席实习，而梵蒂冈东部东部教堂的负责人大主教克劳迪奥·古德兹尔蒂(Claudio Gudzherotti)将离开多诺斯科夫(Domoskov)与俄罗斯俄罗斯总统(Russian Domoskov)与俄罗斯总统举行会议。 值得注意的是，总统同意与教皇弗朗西斯的使节会面。</text:p>
      <text:p text:style-name="P4">
II Sismogrofo说，Zuppi和Guzherotti没有对旅行提供任何评论。</text:p>
      <text:p text:style-name="P4">
2003年，教皇约翰·保罗二世(John Paul II)进行了类似的尝试，派往华盛顿和巴格达(Baghdad)，试图防止瓦拉克(Virak)战争。</text:p>
      <text:p text:style-name="P4">
<text:span text:style-name="T4">
另请阅读：</text:span>
 <text:a xlink:type="simple" xlink:href="https://www.ukrinform.ua/rubric-society/3708863-zelenskij-spodivaetsa-so-rozmova-z-papou-franciskom-moze-vplinuti-na-istoriu.html" text:style-name="Internet_20_link" text:visited-style-name="Visited_20_Internet_20_Link">
<text:span text:style-name="T4">
弗朗西斯</text:span>
</text:a>
据报道，5月1日，天主教会的负责人教皇方济会认为梵蒂冈参与了一项维持和平任务，试图将俄罗斯对乌克兰的战争进行。</text:p>
      <text:p text:style-name="P4">
5月13日乌克兰总统<text:a xlink:type="simple" xlink:href="https://www.ukrinform.ua/rubric-society/3708876-u-vatikani-rozpovili-podrobici-zustrici-zelenskogo-z-papou-franciskom.html" text:style-name="Internet_20_link" text:visited-style-name="Visited_20_Internet_20_Link">
</text:a>
与教皇方济各在梵蒂冈。  照片：盖蒂图像</text:p>
      <text:p text:style-name="P4">
News Source: <text:a xlink:type="simple" xlink:href="https://www.ukrinform.ua/rubric-polytics/3711118-papa-francisk-planue-vidpraviti-delegacii-v-ukrainu-i-rosiu-dla-pripinenna-vijni.html" text:style-name="Internet_20_link" text:visited-style-name="Visited_20_Internet_20_Link">
https://www.ukrinform.ua/rubric-polytics/3711118-papa-francisk-planue-vidpraviti-delegacii-v-ukrainu-i-rosiu-dla-pripinenna-vijni.html</text:a>
</text:p>
      <!--NEWS-->
      <text:h text:style-name="P10" text:outline-level="1">
<text:span text:style-name="T4">
上面的野马修复了俄罗斯航空的高活动</text:span>
</text:h>
      <text:p text:style-name="P4">
作者: Ukrinform (Person)</text:p>
      <text:p text:style-name="P4">
出版商: Укринформ (Organization)</text:p>
      <text:p text:style-name="P4">
出版时间: 2023-05-18T21:00:00+03:00</text:p>
      <text:p text:style-name="P4">
修改时间: 2023-05-18T21:00:00+03:00</text:p>
      <text:p text:style-name="P4">
描述: 在暂时被俘虏的玛丽upol入侵者和城市周围的地区捕获了俄罗斯联邦飞机的高活动。  - 乌克林。</text:p>
      <text:p text:style-name="P4">
图片: ["<text:a xlink:type="simple" xlink:href="https://static.ukrinform.com/photos/2023_05/thumb_files/630_360_1684432476-774.jpg" text:style-name="Internet_20_link" text:visited-style-name="Visited_20_Internet_20_Link">
630_360_16844...</text:a>
", "<text:a xlink:type="simple" xlink:href="https://static.ukrinform.com/photos/2023_05/1684432482-222.jpg" text:style-name="Internet_20_link" text:visited-style-name="Visited_20_Internet_20_Link">
1684432482-22...</text:a>
"]</text:p>
      <text:p text:style-name="P4">
标签: ['Маріуполь', 'Російська авіація', 'Війна з Росією']</text:p>
      <text:p text:style-name="P4">
类型: Article</text:p>
      <!--METADATA-->
      <text:p text:style-name="P4">
<draw:frame draw:style-name="fr1" draw:name="Image249" text:anchor-type="as-char" svg:width="6.9236in" svg:height="3.956343in" draw:z-index="0">
<draw:image xlink:href="../Images/yкринформ/2023-05-18T21-00-00-03-00/630_360_1684432476-774.jpg" xlink:type="simple" xlink:show="embed" xlink:actuate="onLoad" draw:mime-type="image/jpeg"/>
</draw:frame>
补充马里波尔和城市周围地区的入侵者，将确定俄罗斯航空的高活动。</text:p>
      <text:p text:style-name="P4">
正如乌克林福姆报道的那样，关于<text:a xlink:type="simple" xlink:href="https://t.me/andriyshTime/9806" text:style-name="Internet_20_link" text:visited-style-name="Visited_20_Internet_20_Link">
</text:a>
Mariupol市长Petro Andryushchenko的市长，并出版了相关照片。</text:p>
      <text:p text:style-name="P4">
“外观不寻常，但是<text:a xlink:type="simple" xlink:href="https://www.ukrinform.ua/tag-mariupol" text:style-name="Internet_20_link" text:visited-style-name="Visited_20_Internet_20_Link">
</text:a>
和区域。 村庄的主要活动。 Yuryevka/Urzuf。 从Primorsky-Akhtarskaya的方向到Bikzapore。 飞机和火箭的外观(炸弹被管理). Над містомтакож з боку Ростова. Місце пуску - с. Бердянське/Агробаза», - написавАндрющенко.</text:p>
      <text:p text:style-name="P4">
<draw:frame draw:style-name="fr1" draw:name="Image250" text:anchor-type="as-char" svg:width="5.286145in" svg:height="10.0in" draw:z-index="0">
<draw:image xlink:href="../Images/yкринформ/2023-05-18T21-00-00-03-00/1684432482-222.jpg" xlink:type="simple" xlink:show="embed" xlink:actuate="onLoad" draw:mime-type="image/jpeg"/>
</draw:frame>
<text:span text:style-name="T4">
另请阅读：</text:span>
 <text:a xlink:type="simple" xlink:href="https://www.ukrinform.ua/rubric-ato/3710986-rosiani-pocali-trenuvanna-bila-mariupola-sob-stvoriti-kartinku-do-vizitu-sojgu.html" text:style-name="Internet_20_link" text:visited-style-name="Visited_20_Internet_20_Link">
<text:span text:style-name="T4">
 mariupol </text:span>
</text:a>
据报道，入侵者将野马和周围的俄罗斯军队枢纽周围定居点。</text:p>
      <text:p text:style-name="P4">
_foto：Andryushchenko Time _</text:p>
      <text:p text:style-name="P4">
News Source: <text:a xlink:type="simple" xlink:href="https://www.ukrinform.ua/rubric-ato/3711119-nad-mariupolem-fiksuut-visoku-aktivnist-rosijskoi-aviacii.html" text:style-name="Internet_20_link" text:visited-style-name="Visited_20_Internet_20_Link">
https://www.ukrinform.ua/rubric-ato/3711119-nad-mariupolem-fiksuut-visoku-aktivnist-rosijskoi-aviacii.html</text:a>
</text:p>
      <!--NEWS-->
      <text:h text:style-name="P10" text:outline-level="1">
<text:span text:style-name="T4">
北约秘书长需要增加国防成本</text:span>
</text:h>
      <text:p text:style-name="P4">
作者: Ukrinform (Person)</text:p>
      <text:p text:style-name="P4">
出版商: Укринформ (Organization)</text:p>
      <text:p text:style-name="P4">
出版时间: 2023-05-18T21:09:00+03:00</text:p>
      <text:p text:style-name="P4">
修改时间: 2023-05-18T21:09:00+03:00</text:p>
      <text:p text:style-name="P4">
描述: 北约秘书长詹斯·斯托尔滕贝格（Jens Stoltenberg）呼吁联盟成员尽快将其国防成本提高至至少2％的国内生产总值。  - 乌克林。</text:p>
      <text:p text:style-name="P4">
图片: ["<text:a xlink:type="simple" xlink:href="https://static.ukrinform.com/photos/2022_11/thumb_files/630_360_1668589929-696.jpg" text:style-name="Internet_20_link" text:visited-style-name="Visited_20_Internet_20_Link">
630_360_16685...</text:a>
"]</text:p>
      <text:p text:style-name="P4">
标签: ['НАТО', 'Оборона', 'Гроші']</text:p>
      <text:p text:style-name="P4">
类型: Article</text:p>
      <!--METADATA-->
      <text:p text:style-name="P4">
<draw:frame draw:style-name="fr1" draw:name="Image251" text:anchor-type="as-char" svg:width="6.9236in" svg:height="3.956343in" draw:z-index="0">
<draw:image xlink:href="../Images/yкринформ/2023-05-18T21-09-00-03-00/630_360_1668589929-696.jpg" xlink:type="simple" xlink:show="embed" xlink:actuate="onLoad" draw:mime-type="image/jpeg"/>
</draw:frame>
北约秘书长詹斯·斯托尔滕贝格(Jens Stoltenberg)呼吁联盟成员最大化其国防费用，至少占国内产品的2％。</text:p>
      <text:p text:style-name="P4">
他在接受德语版的采访中说明了这一点<text:a xlink:type="simple" xlink:href="https://www.spiegel.de/politik/ukraine-krieg-nato-generalsekretaer-jens-stoltenberg-fordert-zwei-prozent-verteidigungsausgaben-als-absolutes-minimum-a-6d6ef1b5-0aa9-47c1-b5da-0c5d4c355d85" text:style-name="Internet_20_link" text:visited-style-name="Visited_20_Internet_20_Link">
</text:a>
，报道乌克林福姆。</text:p>
      <text:p text:style-name="P4">
斯托尔滕贝格说：“我希望所有未达到2％的盟友都会更快。”</text:p>
      <text:p text:style-name="P4">
他补充说：“将来不再有2％的目标，而是每个人都应该达到的绝对最低目标 - 不是在几十年之内，而是尽快。”</text:p>
      <text:p text:style-name="P4">
联盟负责人还重复说，毫无疑问，乌克兰应该成为北约的成员，并且该组织应保证俄罗斯将在主权独立乌克兰上。</text:p>
      <text:p text:style-name="P4">
<text:span text:style-name="T4">
另请阅读：</text:span>
 <text:a xlink:type="simple" xlink:href="https://www.ukrinform.ua/rubric-ato/3710567-stoltenberg-sprostuvav-zaavi-pro-kontrnastup-ak-ostannij-sans-dla-ukraini.html" text:style-name="Internet_20_link" text:visited-style-name="Visited_20_Internet_20_Link">
<text:span text:style-name="T4">
 Stoltenberg </text:span>
</text:a>
应该提醒的是，在2014年威尔士峰会上，北约确定了所有成员国在融资国防上的2％。 去年，只有七个北约国家。</text:p>
      <text:p text:style-name="P4">
News Source: <text:a xlink:type="simple" xlink:href="https://www.ukrinform.ua/rubric-world/3711122-gensek-nato-vimagae-zbilsenna-vitrat-na-oboronu.html" text:style-name="Internet_20_link" text:visited-style-name="Visited_20_Internet_20_Link">
https://www.ukrinform.ua/rubric-world/3711122-gensek-nato-vimagae-zbilsenna-vitrat-na-oboronu.html</text:a>
</text:p>
      <!--NEWS-->
      <text:h text:style-name="P10" text:outline-level="1">
<text:span text:style-name="T4">
Zelensky：不久的将来的优先事项 - 其他导弹，防空和飞机</text:span>
</text:h>
      <text:p text:style-name="P4">
作者: Ukrinform (Person)</text:p>
      <text:p text:style-name="P4">
出版商: Укринформ (Organization)</text:p>
      <text:p text:style-name="P4">
出版时间: 2023-05-18T21:10:00+03:00</text:p>
      <text:p text:style-name="P4">
修改时间: 2023-05-18T21:10:00+03:00</text:p>
      <text:p text:style-name="P4">
描述: 我们本周，下一个和不久的将来的优先事项 - 其他防空系统，其他导弹，训练和飞机，较长的武器。 会的。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ЗСУ', 'Зеленський', 'Війна з Росією', '#stoprussia', 'ППО']</text:p>
      <text:p text:style-name="P4">
类型: Article</text:p>
      <!--METADATA-->
      <text:p text:style-name="P4">
<draw:frame draw:style-name="fr1" draw:name="Image252" text:anchor-type="as-char" svg:width="6.9236in" svg:height="3.956343in" draw:z-index="0">
<draw:image xlink:href="../Images/yкринформ/2023-05-18T21-10-00-03-00/630_360_1682451261-591.jpeg" xlink:type="simple" xlink:show="embed" xlink:actuate="onLoad" draw:mime-type="image/jpeg"/>
</draw:frame>
我们的牧师本周，下一个和不久的将来 - 其他防空系统，其他导弹，训练和飞机，较长的武器。 会的。</text:p>
      <text:p text:style-name="P4">
这是在晚上<text:a xlink:type="simple" xlink:href="https://www.youtube.com/watch" text:style-name="Internet_20_link" text:visited-style-name="Visited_20_Internet_20_Link">
</text:a>
 <text:a xlink:type="simple" xlink:href="https://www.youtube.com/watch" text:style-name="Internet_20_link" text:visited-style-name="Visited_20_Internet_20_Link">
</text:a>
据报道，沃迪米尔Zelenskyy总统据报道。</text:p>
      <text:p text:style-name="P4">
<text:span text:style-name="T5">
viso：</text:span>
 <text:a xlink:type="simple" xlink:href="https://t.me/OP_UA/9526" text:style-name="Internet_20_link" text:visited-style-name="Visited_20_Internet_20_Link">
_ Popice总裁，Telegram_</text:a>
<text:span text:style-name="T4">
 <text:span text:style-name="T5">
我希望健康，亲爱的乌克兰人!</text:span>
 </text:span>
</text:p>
      <text:p text:style-name="P4">
他刚刚担任军事办公室。 这是我们对国家辩护的人的特殊工作形式。</text:p>
      <text:p text:style-name="P4">
有前线关键领域的指挥官。 头部，总参谋部，情报，安全。 非常有意义的工作。</text:p>
      <text:p text:style-name="P4">
首先是国防旅 - 年轻人，主要的战略任务已经完成，现在尚未报告细节。</text:p>
      <text:p text:style-name="P4">
第二：进攻的旅 - 年轻人，我们正在准备，没有细节。</text:p>
      <text:p text:style-name="P4">
第三：在保护平民的情况下 - 空军 - 年轻人，在这里有绝缘层。 我们本周，下一个和不久的将来的优先事项 - 其他防空系统，其他导弹，训练和飞机，较长的武器。 会的。</text:p>
      <text:p text:style-name="P4">
他今天还与我们的国际团队举行了彻底的会议。 EZOMA-为了维持顾问的国际支持和沟通动态，这是在5月上半年以及这几周实现的。我敢肯定：我们将完成这项任务。</text:p>
      <text:p text:style-name="P4">
他很荣幸参观克里米亚平台办公室，并与伊克曼·塔塔尔(Ikrman Tatar)社区的Majlis代表的领导人 - 犯罪者塔塔尔人穆斯塔法·迪兹·迪兹(Mustafa Dzhemilev)会面。</text:p>
      <text:p text:style-name="P4">
今天和每年5月18日，我们都会纪念克里米亚塔塔尔人的所有受害者的记忆。 这是二十世纪最严重的罪行之一 - 整个人民被带离了祖国，被迫住在外星人。 当人们返回家园时，俄罗斯再次将房屋带到了我们的乌克兰邪恶 - 侵略，压制，屈辱的邪恶。</text:p>
      <text:p text:style-name="P4">
为我们所有的人民返回正义，保证整个州的自由而没有任何例外，这是我们的历史任务。 所有保护国家的人的任务，所有选择乌克兰的人都将获胜。</text:p>
      <text:p text:style-name="P4">
我很高兴看到由我们创建的克里米亚平台有效地指导了我国和克里米亚塔塔尔人的共同点。 我很高兴知道与Majlis的蒙面作品带来了期望的结果。还有一个。</text:p>
      <text:p text:style-name="P4">
如今，许多乌克兰人和乌克兰妇女都穿着刺绣。 重要的是要记住财富使我们所有人团结在一起。 乌克兰是多元化的，这就是我们的力量，在不同的刺绣装饰品中，它全天都可以看到。</text:p>
      <text:p text:style-name="P4">
但是现在，我要求大家记得那些乌克兰人和乌克兰妇女，他们与您同在，与您一起保护。 我们的许多人并没有不知所措，因为他们穿着军装。 我现在请你记住每个人<text:a xlink:type="simple" xlink:href="https://www.ukrinform.ua/tag-vijna-z-rosieu" text:style-name="Internet_20_link" text:visited-style-name="Visited_20_Internet_20_Link">
</text:a>
为了乌克兰。 为了乌克兰的目的，所有分配任务和战斗哨所的人。 为了乌克兰而训练我们的欺凌者的任何人。 您个人认识的是您所听说过的人，还有成千上万的其他人，他们同样挽救了乌克兰的生命。 请记住现在的Prony，并感谢他们。</text:p>
      <text:p text:style-name="P4">
另外，我们不会忘记那些入侵者拥有的人。 关于乌克兰人的囚犯，关于那些在被占领的城市和社区中的人，正在等待返回旗帜，我们的国家。 我们必须从俄罗斯囚禁中释放我们所有的人民和所有土地。</text:p>
      <text:p text:style-name="P4">
我们团结一致地互相照顾和国家，我们不会停止胜利。</text:p>
      <text:p text:style-name="P4">
谢谢大家的帮助!</text:p>
      <text:p text:style-name="P4">
荣耀所有为乌克兰而战的人!</text:p>
      <text:p text:style-name="P4">
对俄罗斯暴政的所有受害者的永恒记忆!</text:p>
      <text:p text:style-name="P4">
对克里米亚塔塔尔人驱逐出境的所有受害者的永恒记忆!</text:p>
      <text:p text:style-name="P4">
<text:span text:style-name="T4">
 <text:span text:style-name="T5">
荣耀与乌克兰!</text:span>
 </text:span>
</text:p>
      <text:p text:style-name="P4">
News Source: <text:a xlink:type="simple" xlink:href="https://www.ukrinform.ua/rubric-ato/3711129-zelenskij-nasi-prioriteti-na-najblizcij-cas-dodatkovi-sistemi-ppo-raketi-j-litaki.html" text:style-name="Internet_20_link" text:visited-style-name="Visited_20_Internet_20_Link">
https://www.ukrinform.ua/rubric-ato/3711129-zelenskij-nasi-prioriteti-na-najblizcij-cas-dodatkovi-sistemi-ppo-raketi-j-litaki.html</text:a>
</text:p>
      <!--NEWS-->
      <text:h text:style-name="P10" text:outline-level="1">
<text:span text:style-name="T4">
星期五乌克兰升至+26°</text:span>
</text:h>
      <text:p text:style-name="P4">
作者: Ukrinform (Person)</text:p>
      <text:p text:style-name="P4">
出版商: Укринформ (Organization)</text:p>
      <text:p text:style-name="P4">
出版时间: 2023-05-18T21:12:00+03:00</text:p>
      <text:p text:style-name="P4">
修改时间: 2023-05-18T21:12:00+03:00</text:p>
      <text:p text:style-name="P4">
描述: 5月19日，星期五，乌克兰的多云将改变，短期降雨和雷暴只有在西方和南部才有可能。 白天温度将为21-26°。  - 乌克林。</text:p>
      <text:p text:style-name="P4">
图片: ["<text:a xlink:type="simple" xlink:href="https://static.ukrinform.com/photos/2022_05/thumb_files/630_360_1652174813-868.jpeg" text:style-name="Internet_20_link" text:visited-style-name="Visited_20_Internet_20_Link">
630_360_16521...</text:a>
"]</text:p>
      <text:p text:style-name="P4">
标签: ['Погода', 'Тепло', 'Весна']</text:p>
      <text:p text:style-name="P4">
类型: Article</text:p>
      <!--METADATA-->
      <text:p text:style-name="P4">
<draw:frame draw:style-name="fr1" draw:name="Image253" text:anchor-type="as-char" svg:width="6.9236in" svg:height="3.956343in" draw:z-index="0">
<draw:image xlink:href="../Images/yкринформ/2023-05-18T21-12-00-03-00/630_360_1652174813-868.jpeg" xlink:type="simple" xlink:show="embed" xlink:actuate="onLoad" draw:mime-type="image/jpeg"/>
</draw:frame>
PYATNYTSIA，5月19日，乌克兰的多云，短期的雨水和雷雨只有在西方和南部才有可能。 白天将为21-26°。</text:p>
      <text:p text:style-name="P4">
乌克兰形式在乌克兰水文气象学中心报道。</text:p>
      <text:p text:style-name="P4">
“改变多云。在西部地区，日和南部的本地短期降雨，雷暴；在其余地区没有降水的情况下。风，晚上10-15°，5-10 m/s。西部地区7-12°；在17-20°的某些地方，下午21-26°，在该国西部的西部地区，”  - 发现的预报员。</text:p>
      <text:p text:style-name="P4">
在基辅和基辅地区，未预测降水。 夜晚的资本温度将为13-15°，白天22-24°，晚上将有10-15°，下午21-26°。</text:p>
      <text:p text:style-name="P4">
气象学家警告说，5月19日至21日在乌克兰(除了经狂热，Prykarpattya，Volyn和5月19日和克里米亚)灭绝的危险将占上风。</text:p>
      <text:p text:style-name="P4">
同时，直到5月22日，将保留洪水区域，在Cherkasy地区的Kremenchug储水设施沿单独定居点中降低区域(III危险水平是红色).</text:p>
      <text:p text:style-name="P4">
<text:span text:style-name="T4">
Читайте також:</text:span>
 <text:a xlink:type="simple" xlink:href="https://www.ukrinform.ua/rubric-world/3698438-u-grenlandii-katastroficno-svidko-tane-kriga-klimatologi.html" text:style-name="Internet_20_link" text:visited-style-name="Visited_20_Internet_20_Link">
 <text:span text:style-name="T4">
кліматолог</text:span>
 </text:a>
预计有云层天气预报的云将于5月20日至21日。 5月20日下午，5月21日，在西部和北部地区，在短期降雨，雷暴的地方，领域和东部； 在限制的情况下没有降水。 5月21日，晚上11-16°的温度为11-16°，副本为8-13°； 第21-26°，在南部和中部地区，最高29°。</text:p>
      <text:p text:style-name="P4">
5月20日，在基辅和该地区，将有短雨，雷暴，21天，没有降水。 在15-20 m/s的雷暴单独的阵风中，该地区的风主要是东北7-12 m/s。 2011  -  16年5月21日8-13°的夜晚，该区域的温度； 第21-26°。 在首都，将于5月20日，14-16°，5月21日11-13°； 第24-26°。</text:p>
      <text:p text:style-name="P4">
根据预报员的说法，5月22日在东南部和纳卡尔卡夫地区，除西方地区，小雨，单个雷暴之外； 在其余地区，没有大降雨。 夜晚的温度为8-14°，在该国的南部和东部，最高为16°； 下午19-25°。</text:p>
      <text:p text:style-name="P4">
<text:span text:style-name="T4">
另请阅读：</text:span>
 <text:a xlink:type="simple" xlink:href="https://www.ukrinform.ua/rubric-world/3699440-naselenna-u-vsomu-sviti-strazdae-vid-ekstremalnih-pogodnih-i-klimaticnih-avis-vmo.html" text:style-name="Internet_20_link" text:visited-style-name="Visited_20_Internet_20_Link">
</text:a>
</text:p>
      <text:p text:style-name="P4">
News Source: <text:a xlink:type="simple" xlink:href="https://www.ukrinform.ua/rubric-regions/3710958-u-patnicu-ukrainu-progrie-do-26.html" text:style-name="Internet_20_link" text:visited-style-name="Visited_20_Internet_20_Link">
https://www.ukrinform.ua/rubric-regions/3710958-u-patnicu-ukrainu-progrie-do-26.html</text:a>
</text:p>
      <!--NEWS-->
      <text:h text:style-name="P10" text:outline-level="1">
<text:span text:style-name="T4">
在联合国希望将观察到克里米亚tatar的所有权利</text:span>
</text:h>
      <text:p text:style-name="P4">
作者: Ukrinform (Person)</text:p>
      <text:p text:style-name="P4">
出版商: Укринформ (Organization)</text:p>
      <text:p text:style-name="P4">
出版时间: 2023-05-18T21:13:40+03:00</text:p>
      <text:p text:style-name="P4">
修改时间: 2023-05-18T21:13:40+03:00</text:p>
      <text:p text:style-name="P4">
描述: 联合国秘书长法汉·加克（Farhan Gak）的副发言人希望，克里米亚的克里米亚（Crigea）将观察到克里米亚tatars。  - 乌克林。</text:p>
      <text:p text:style-name="P4">
图片: ["<text:a xlink:type="simple" xlink:href="https://static.ukrinform.com/photos/2021_05/thumb_files/630_360_1621418762-145.jpg" text:style-name="Internet_20_link" text:visited-style-name="Visited_20_Internet_20_Link">
630_360_16214...</text:a>
"]</text:p>
      <text:p text:style-name="P4">
标签: ['Кримські татари', 'ООН', 'Права людини']</text:p>
      <text:p text:style-name="P4">
类型: Article</text:p>
      <!--METADATA-->
      <text:p text:style-name="P4">
<draw:frame draw:style-name="fr1" draw:name="Image254" text:anchor-type="as-char" svg:width="6.9236in" svg:height="3.956343in" draw:z-index="0">
<draw:image xlink:href="../Images/yкринформ/2023-05-18T21-13-40-03-00/630_360_1621418762-145.jpg" xlink:type="simple" xlink:show="embed" xlink:actuate="onLoad" draw:mime-type="image/jpeg"/>
</draw:frame>
联合国秘书长法汉·加克(Farhan Gak)希望，被占领的克里米亚(Crigea)遵守克里米亚tatar的权利。</text:p>
      <text:p text:style-name="P4">
他在星期四说，回答了乌克林福姆的问题。</text:p>
      <text:p text:style-name="P4">
这个问题的提出如下：“ 5月18日是克里米亚塔塔尔人的受害者的纪念日。 如您所知，俄罗斯继续覆盖<text:a xlink:type="simple" xlink:href="https://www.ukrinform.ua/tag-krimski-tatari" text:style-name="Internet_20_link" text:visited-style-name="Visited_20_Internet_20_Link">
</text:a>
在被占领的Krym中，将它们扔进监狱，使用酷刑，杀死他们。 这一天您对这个人有什么话吗？ 毕竟，他们必须比乌克兰军队更重要，而是联合国。”</text:p>
      <text:p text:style-name="P4">
发言人说：“我唯一想说的是，当然，我们支持乌克兰的社区，并希望所有人民的权利，包括该国不同的团体。”</text:p>
      <text:p text:style-name="P4">
<text:span text:style-name="T4">
另请阅读：</text:span>
 <text:a xlink:type="simple" xlink:href="https://www.ukrinform.ua/rubric-crimea/3711003-pisla-vizvolenna-krim-mae-projti-druznu-militarizaciu-taseva.html" text:style-name="Internet_20_link" text:visited-style-name="Visited_20_Internet_20_Link">
</text:a>
记者还向他询问了“被称为众多中介机构的“如此被称为和平谈判”)，他们是否应该提供克里米亚的乌克兰作品的归还。</text:p>
      <text:p text:style-name="P4">
钩子以肯定的方式回答。</text:p>
      <text:p text:style-name="P4">
“我们已经说过，并反复一再反复说，它们应该与大会的法定和决议保持一致，我们继续坚持这一立场。”</text:p>
      <text:p text:style-name="P4">
<text:span text:style-name="T4">
另请阅读：</text:span>
 <text:a xlink:type="simple" xlink:href="https://www.ukrinform.ua/rubric-crimea/3710956-pri-vidnovlenni-krimu-vrahovuvatimut-poziciu-krimskih-tatar-veresuk.html" text:style-name="Internet_20_link" text:visited-style-name="Visited_20_Internet_20_Link">
</text:a>
据报道，大会的决议涵盖了起诉俄罗斯国际边界内所有领土的起诉的规定。</text:p>
      <text:p text:style-name="P4">
News Source: <text:a xlink:type="simple" xlink:href="https://www.ukrinform.ua/rubric-crimea/3711124-v-oon-spodivautsa-so-vsi-prava-krimskih-tatar-dotrimuvatimutsa.html" text:style-name="Internet_20_link" text:visited-style-name="Visited_20_Internet_20_Link">
https://www.ukrinform.ua/rubric-crimea/3711124-v-oon-spodivautsa-so-vsi-prava-krimskih-tatar-dotrimuvatimutsa.html</text:a>
</text:p>
      <!--NEWS-->
      <text:h text:style-name="P10" text:outline-level="1">
<text:span text:style-name="T4">
Zelensky主持了军事办公室：防空和国防军 - 做得好，我们正在为进攻做准备</text:span>
</text:h>
      <text:p text:style-name="P4">
作者: Ukrinform (Person)</text:p>
      <text:p text:style-name="P4">
出版商: Укринформ (Organization)</text:p>
      <text:p text:style-name="P4">
出版时间: 2023-05-18T21:15:00+03:00</text:p>
      <text:p text:style-name="P4">
修改时间: 2023-05-18T21:15:00+03:00</text:p>
      <text:p text:style-name="P4">
描述: 乌克兰沃迪米尔·泽伦斯基（Ukraine Volodymyr Zelensky）主席举行了一次军事办公室会议，讨论了国防，进攻和空军旅的工作。  - 乌克林。</text:p>
      <text:p text:style-name="P4">
图片: ["<text:a xlink:type="simple" xlink:href="https://static.ukrinform.com/photos/2023_02/thumb_files/630_360_1677260137-955.jpeg" text:style-name="Internet_20_link" text:visited-style-name="Visited_20_Internet_20_Link">
630_360_16772...</text:a>
"]</text:p>
      <text:p text:style-name="P4">
标签: ['Президент', 'Зеленський', 'Війна з Росією']</text:p>
      <text:p text:style-name="P4">
类型: Article</text:p>
      <!--METADATA-->
      <text:p text:style-name="P4">
<draw:frame draw:style-name="fr1" draw:name="Image255" text:anchor-type="as-char" svg:width="6.9236in" svg:height="3.956343in" draw:z-index="0">
<draw:image xlink:href="../Images/yкринформ/2023-05-18T21-15-00-03-00/630_360_1677260137-955.jpeg" xlink:type="simple" xlink:show="embed" xlink:actuate="onLoad" draw:mime-type="image/jpeg"/>
</draw:frame>
乌克兰沃迪米尔·泽伦斯基(Ukraine Volodymyr Zelensky)主席举行了一次军事办公室会议，讨论了国防，进攻和空军旅的图书馆。</text:p>
      <text:p text:style-name="P4">
他在晚上讲了关于这件事<text:a xlink:type="simple" xlink:href="https://t.me/OP_UA/9526" text:style-name="Internet_20_link" text:visited-style-name="Visited_20_Internet_20_Link">
</text:a>
，报道乌克林福姆。</text:p>
      <text:p text:style-name="P4">
“一旦他担任军事办公室。这是我们对乌祖兹基圈子的特殊格式，负责国家辩护的人。有前锋，负责人，负责人，总参谋部，情报，安全。总统说。</text:p>
      <text:p text:style-name="P4">
据他说，在会议期间，有旅，进攻和空军的出色工作。</text:p>
      <text:p text:style-name="P4">
<text:span text:style-name="T4">
另请阅读：</text:span>
 <text:a xlink:type="simple" xlink:href="https://www.ukrinform.ua/rubric-ato/3711112-zelenskij-pro-f16-mi-neodminno-pobacimo-v-ukrainskomu-nebi-bojovih-sokoliv.html" text:style-name="Internet_20_link" text:visited-style-name="Visited_20_Internet_20_Link">
<text:span text:style-name="T4">
 Zelensky </text:span>
</text:a>
“第一个：国防旅很好。<text:a xlink:type="simple" xlink:href="https://www.ukrinform.ua/tag-zelenskij" text:style-name="Internet_20_link" text:visited-style-name="Visited_20_Internet_20_Link">
</text:a>
。</text:p>
      <text:p text:style-name="P4">
他指出，在保护平民时，我们今天的优先事项，下一个和不久的将来是其他防空系统，其他导弹，训练和飞机，较长的武器。 这样一来，国家元首被说服了。</text:p>
      <text:p text:style-name="P4">
<text:span text:style-name="T4">
另请阅读：</text:span>
 <text:a xlink:type="simple" xlink:href="https://www.ukrinform.ua/rubric-ato/3711110-zelenskij-mi-ne-maemo-potrapiti-v-omanu-koli-rosia-pocne-govoriti-pro-mir.html" text:style-name="Internet_20_link" text:visited-style-name="Visited_20_Internet_20_Link">
<text:span text:style-name="T4">
 Zelensk </text:span>
</text:a>
正如乌克林福尔(Ukrinfoomer)报道的那样，北约秘书长詹斯·斯托尔滕贝格(Jens Stoltenberg)否认俄罗斯宣传家和一些西方出版物，即对俄罗斯入侵者的未来矛盾对于乌克兰来说可能是“最后的矛盾”，因为乌克兰只能依靠进一步的援助。</text:p>
      <text:p text:style-name="P4">
_foto：op _</text:p>
      <text:p text:style-name="P4">
News Source: <text:a xlink:type="simple" xlink:href="https://www.ukrinform.ua/rubric-ato/3711127-sili-ppo-brigadi-oboroni-molodci-gotuemos-do-nastupu-zelenskij-proviv-vijskovij-kabinet.html" text:style-name="Internet_20_link" text:visited-style-name="Visited_20_Internet_20_Link">
https://www.ukrinform.ua/rubric-ato/3711127-sili-ppo-brigadi-oboroni-molodci-gotuemos-do-nastupu-zelenskij-proviv-vijskovij-kabinet.html</text:a>
</text:p>
      <!--NEWS-->
      <text:h text:style-name="P10" text:outline-level="1">
<text:span text:style-name="T4">
俄罗斯打算和攻击西方海底能源和通信线的能力 - 华莱士</text:span>
</text:h>
      <text:p text:style-name="P4">
作者: Ukrinform (Person)</text:p>
      <text:p text:style-name="P4">
出版商: Укринформ (Organization)</text:p>
      <text:p text:style-name="P4">
出版时间: 2023-05-18T21:18:00+03:00</text:p>
      <text:p text:style-name="P4">
修改时间: 2023-05-18T21:18:00+03:00</text:p>
      <text:p text:style-name="P4">
描述: 国防部长本·华莱士（Ben Wallace）在与挪威同事比约恩·阿里达·格拉姆（Bjorn Arilda Gram）的会面上说，莫斯科拥有潜在的潜艇和情报船，这些船只是专门设计的，以“潜在的破坏性或对重要重要的国家基础设施的潜在破坏或攻击，属于其敌人。  - 乌克林。</text:p>
      <text:p text:style-name="P4">
图片: ["<text:a xlink:type="simple" xlink:href="https://static.ukrinform.com/photos/2022_06/thumb_files/630_360_1654873380-990.jpg" text:style-name="Internet_20_link" text:visited-style-name="Visited_20_Internet_20_Link">
630_360_16548...</text:a>
"]</text:p>
      <text:p text:style-name="P4">
标签: ['Енергетика', 'Захід', 'Війна з Росією', 'Бен Воллес']</text:p>
      <text:p text:style-name="P4">
类型: Article</text:p>
      <!--METADATA-->
      <text:p text:style-name="P4">
<draw:frame draw:style-name="fr1" draw:name="Image256" text:anchor-type="as-char" svg:width="6.9236in" svg:height="3.956343in" draw:z-index="0">
<draw:image xlink:href="../Images/yкринформ/2023-05-18T21-18-00-03-00/630_360_1654873380-990.jpg" xlink:type="simple" xlink:show="embed" xlink:actuate="onLoad" draw:mime-type="image/jpeg"/>
</draw:frame>
英国部本·华莱士(Ben Wallace)在与挪威大学阿里尔达(Arilda Gram)的一次会议上说，莫斯科拥有潜艇和情报，这些潜艇和情报是“专门设计的，”是为“潜在的破坏或攻击，涵盖属于其敌人的国家基础设施的”。</text:p>
      <text:p text:style-name="P4">
正如乌克林福姆报道的那样，它报告了<text:a xlink:type="simple" xlink:href="https://www.theguardian.com/world/live/2023/may/18/russia-ukraine-war-live-updates-kyiv-missile-strikes-attack#top-of-blog" text:style-name="Internet_20_link" text:visited-style-name="Visited_20_Internet_20_Link">
</text:a>
。</text:p>
      <text:p text:style-name="P4">
“毫无疑问，我们可以说俄罗斯打算攻击至关重要的国家基础设施的能力。 我们必须打算保护自己免受这一影响。”国防部英国人说。</text:p>
      <text:p text:style-name="P4">
Volles报道说，俄罗斯人有一项特定的海军计划，旨在观察和潜在的破坏以及对对手拥有的关键国家基础设施的攻击<text:a xlink:type="simple" xlink:href="https://www.ukrinform.ua/tag-rosia" text:style-name="Internet_20_link" text:visited-style-name="Visited_20_Internet_20_Link">
</text:a>
。</text:p>
      <text:p text:style-name="P4">
他补充说，有针对此目的专门设计的潜艇，侦察船和其他设备。 英国部长强调，俄罗斯可以实现的西方国家容易受到保护。</text:p>
      <text:p text:style-name="P4">
<text:span text:style-name="T4">
另请阅读：</text:span>
 <text:a xlink:type="simple" xlink:href="https://www.ukrinform.ua/rubric-ato/3710893-u-cornomu-mori-rosia-trimae-cotiri-korabli-odin-z-kalibrami.html" text:style-name="Internet_20_link" text:visited-style-name="Visited_20_Internet_20_Link">
<text:span text:style-name="T4">
黑色</text:span>
 <text:span text:style-name="T4">
 </text:span>
海**</text:a>
华莱士与克一起签署了一份联合声明，该声明意图在去年对北极汽油管道的袭击之后加强抵抗水下威胁的合作。</text:p>
      <text:p text:style-name="P4">
根据乌克林福姆的说法，在调查Nord Stream承销商的瑞典检察官办公室中，他们今天说，调查的主要版本是由该州赞助的SUSIDE集团。</text:p>
      <text:p text:style-name="P4">
_foto：op _</text:p>
      <text:p text:style-name="P4">
News Source: <text:a xlink:type="simple" xlink:href="https://www.ukrinform.ua/rubric-world/3711125-rosia-mae-namir-i-zdatnist-atakuvati-pidvodni-energeticni-ta-komunikacijni-linii-zahodu-volles.html" text:style-name="Internet_20_link" text:visited-style-name="Visited_20_Internet_20_Link">
https://www.ukrinform.ua/rubric-world/3711125-rosia-mae-namir-i-zdatnist-atakuvati-pidvodni-energeticni-ta-komunikacijni-linii-zahodu-volles.html</text:a>
</text:p>
      <!--NEWS-->
      <text:h text:style-name="P10" text:outline-level="1">
<text:span text:style-name="T4">
在里加，他们庆祝了刺绣日，并尊敬了克里米亚塔塔尔（Crimean Tatars）受害者克里米亚tatar的受害者</text:span>
</text:h>
      <text:p text:style-name="P4">
作者: Ukrinform (Person)</text:p>
      <text:p text:style-name="P4">
出版商: Укринформ (Organization)</text:p>
      <text:p text:style-name="P4">
出版时间: 2023-05-18T21:27:00+03:00</text:p>
      <text:p text:style-name="P4">
修改时间: 2023-05-18T21:27:00+03:00</text:p>
      <text:p text:style-name="P4">
描述: 5月18日，在拉脱维亚首都，发生了许多事件，这与今年重合的两个杰出日期有关，这是对克里米亚塔塔尔人种族灭绝和刺绣日的种族灭绝受害者的纪念日。  - 乌克林。</text:p>
      <text:p text:style-name="P4">
图片: ["<text:a xlink:type="simple" xlink:href="https://static.ukrinform.com/photos/2023_05/thumb_files/630_360_1684434101-7753.jpeg" text:style-name="Internet_20_link" text:visited-style-name="Visited_20_Internet_20_Link">
630_360_16844...</text:a>
", "<text:a xlink:type="simple" xlink:href="https://static.ukrinform.com/photos/2023_05/thumb_files/630_360_1684434101-9040.jpeg" text:style-name="Internet_20_link" text:visited-style-name="Visited_20_Internet_20_Link">
630_360_16844...</text:a>
", "<text:a xlink:type="simple" xlink:href="https://static.ukrinform.com/photos/2023_05/thumb_files/630_360_1684434096-2726.jpeg" text:style-name="Internet_20_link" text:visited-style-name="Visited_20_Internet_20_Link">
630_360_16844...</text:a>
", "<text:a xlink:type="simple" xlink:href="https://static.ukrinform.com/photos/2023_05/thumb_files/630_360_1684434097-6740.jpeg" text:style-name="Internet_20_link" text:visited-style-name="Visited_20_Internet_20_Link">
630_360_16844...</text:a>
", "<text:a xlink:type="simple" xlink:href="https://static.ukrinform.com/photos/2023_05/thumb_files/630_360_1684434097-1358.jpeg" text:style-name="Internet_20_link" text:visited-style-name="Visited_20_Internet_20_Link">
630_360_16844...</text:a>
", "<text:a xlink:type="simple" xlink:href="https://static.ukrinform.com/photos/2023_05/thumb_files/630_360_1684434097-1169.jpeg" text:style-name="Internet_20_link" text:visited-style-name="Visited_20_Internet_20_Link">
630_360_16844...</text:a>
", "<text:a xlink:type="simple" xlink:href="https://static.ukrinform.com/photos/2023_05/thumb_files/630_360_1684434097-6485.jpeg" text:style-name="Internet_20_link" text:visited-style-name="Visited_20_Internet_20_Link">
630_360_16844...</text:a>
", "<text:a xlink:type="simple" xlink:href="https://static.ukrinform.com/photos/2023_05/thumb_files/630_360_1684434097-9622.jpeg" text:style-name="Internet_20_link" text:visited-style-name="Visited_20_Internet_20_Link">
630_360_16844...</text:a>
", "<text:a xlink:type="simple" xlink:href="https://static.ukrinform.com/photos/2023_05/thumb_files/630_360_1684434101-9631.jpeg" text:style-name="Internet_20_link" text:visited-style-name="Visited_20_Internet_20_Link">
630_360_16844...</text:a>
", "<text:a xlink:type="simple" xlink:href="https://static.ukrinform.com/photos/2023_05/thumb_files/630_360_1684434101-2312.jpeg" text:style-name="Internet_20_link" text:visited-style-name="Visited_20_Internet_20_Link">
630_360_16844...</text:a>
", "<text:a xlink:type="simple" xlink:href="https://static.ukrinform.com/photos/2023_05/thumb_files/630_360_1684434102-4051.jpeg" text:style-name="Internet_20_link" text:visited-style-name="Visited_20_Internet_20_Link">
630_360_16844...</text:a>
"]</text:p>
      <text:p text:style-name="P4">
标签: ['Діаспора', 'Кримські татари', 'Латвія', 'Посольство', 'День вишиванки']</text:p>
      <text:p text:style-name="P4">
类型: Article</text:p>
      <!--METADATA-->
      <text:p text:style-name="P4">
<draw:frame draw:style-name="fr1" draw:name="Image257" text:anchor-type="as-char" svg:width="6.9236in" svg:height="3.956343in" draw:z-index="0">
<draw:image xlink:href="../Images/yкринформ/2023-05-18T21-27-00-03-00/630_360_1684434101-7753.jpeg" xlink:type="simple" xlink:show="embed" xlink:actuate="onLoad" draw:mime-type="image/jpeg"/>
</draw:frame>
5月18日，5月18日举行了许多事件，与今年重合的祝福日期有关，这是纪念Genocukukhukrim Tatar人民和刺绣日的受害者的纪念日。</text:p>
      <text:p text:style-name="P4">
这是乌克利福通讯员的报道。</text:p>
      <text:p text:style-name="P4">
早晨，在乌克兰大使馆在里加的内部法院，发生了纪念苏联政权可怕罪行无辜受害者的事件。 在这种情况下，与乌克兰的旗帜一起，克里米亚塔塔尔国旗升起。</text:p>
      <text:p text:style-name="P4">
在活动开幕时，乌克兰驻拉脱维亚Anatoly Kutsevol的大使强调，“我们将记住那些遭受这场悲剧的人，我们给了一个适当的Shangukhrim Tatar People，他们经过了俄罗斯帝国，俄罗斯帝国，俄罗斯帝国，俄罗斯帝国，镇压，苏联，现在。拉特维亚·尼尔森·詹森·科比罗娃(Janson Cubarova)外交部双边关系局长也讲话(克里米亚塔塔尔人的少校负责人的女儿repatchubarov).</text:p>
      <text:p text:style-name="P4">
Після чого відбувся захід на честь Дня Вишиванки – вже у пам’ятника ТарасуШевченку. Тут пройшов парад вишиванок, за участі української громади в Латвії,учнів і вчителів Ризької Української середньої школи, дипломатів Посольства,членів Конфедерації українців в Латвії «ВІЧЕ» та українців, які перебувають вЛатвії як тимчасово переміщені особи. Під час заходу сестрички Сніжана таВладислава з України виконали всесвітньо відому пісню «Ой у лузі».</text:p>
      <text:p text:style-name="P4">
Ввечері пройшов ще один захід. У фонтана навпроти Латвійського національноготеатру опери та балету зібралися представники української діаспори, українськібіженці, білоруські політемігранти та латиські друзі України. Післяпівгодинного збору, спілкування, пісень всі розвернули національні прапориУкраїни, Латвії, Білорусі (白红白)但是他们走到了刺绣步态。第一站是铺设花的自由的纪念碑，乌克兰和拉脱维亚的歌声。然后步态来到了科布扎尔纪念碑。 人们在这里强调，今天还有两个日期，刺绣的日期 - 纪念托克里姆·塔塔尔人的受害者的日子，以及乌克兰捍卫者的周年纪念日。 因此，宣布了镇压和挑战英雄的受害者的“沉默”。 之后，在自由麦克风模式下，每个人都在阅读诗歌时迁移。</text:p>
      <text:p text:style-name="P4">
这项行动是由拉脱维亚乌克兰人国会准备的，也由乌克兰的塑料制作。</text:p>
      <text:p text:style-name="P4">
回想一下刺绣的日子<text:a xlink:type="simple" xlink:href="https://www.ukrinform.ua/rubric-society/3710730-sogodni-den-visivanki.html" text:style-name="Internet_20_link" text:visited-style-name="Visited_20_Internet_20_Link">
</text:a>
每年5月的第三个星期四。 他由Chernivtsi国立大学Voronyuk的学生于2006年发起。</text:p>
      <text:p text:style-name="P4">
<text:a xlink:type="simple" xlink:href="https://www.ukrinform.ua/rubric-crimea/3710721-sogodni-ukraina-vsanovue-pamat-zertv-deportacii-krimskih-tatar.html" text:style-name="Internet_20_link" text:visited-style-name="Visited_20_Internet_20_Link">
</text:a>
1944年，苏联当局开始从克里米亚半岛出口，约有40万克里米亚塔塔尔人是有目的的行动，目的是摧毁克里米亚的一个基本人民。</text:p>
      <text:p text:style-name="P4">
<text:span text:style-name="T5">
foto：oleg kudrin</text:span>
</text:p>
      <text:p text:style-name="P4">
News Source: <text:a xlink:type="simple" xlink:href="https://www.ukrinform.ua/rubric-diaspora/3711120-u-rizi-vidznacili-den-visivanki-ta-vsanuvali-den-pamati-zertv-genocidu-krimskih-tatar.html" text:style-name="Internet_20_link" text:visited-style-name="Visited_20_Internet_20_Link">
https://www.ukrinform.ua/rubric-diaspora/3711120-u-rizi-vidznacili-den-visivanki-ta-vsanuvali-den-pamati-zertv-genocidu-krimskih-tatar.html</text:a>
</text:p>
      <!--NEWS-->
      <text:h text:style-name="P10" text:outline-level="1">
<text:span text:style-name="T4">
Kateryna Montzul将在UPL的第27轮中判断Kharkiv Derby</text:span>
</text:h>
      <text:p text:style-name="P4">
作者: Ukrinform (Person)</text:p>
      <text:p text:style-name="P4">
出版商: Укринформ (Organization)</text:p>
      <text:p text:style-name="P4">
出版时间: 2023-05-18T21:27:02+03:00</text:p>
      <text:p text:style-name="P4">
修改时间: 2023-05-18T21:27:02+03:00</text:p>
      <text:p text:style-name="P4">
描述: 5月19日至21日，将举行英超队伍中乌克兰足球冠军第27轮的战斗。  - 乌克林。</text:p>
      <text:p text:style-name="P4">
图片: ["<text:a xlink:type="simple" xlink:href="https://static.ukrinform.com/photos/2022_11/thumb_files/630_360_1667844857-418.jpeg" text:style-name="Internet_20_link" text:visited-style-name="Visited_20_Internet_20_Link">
630_360_16678...</text:a>
"]</text:p>
      <text:p text:style-name="P4">
标签: ['Футбол', "Прем'єр-ліга"]</text:p>
      <text:p text:style-name="P4">
类型: Article</text:p>
      <!--METADATA-->
      <text:p text:style-name="P4">
<draw:frame draw:style-name="fr1" draw:name="Image258" text:anchor-type="as-char" svg:width="6.9236in" svg:height="3.956343in" draw:z-index="0">
<draw:image xlink:href="../Images/yкринформ/2023-05-18T21-27-02-03-00/630_360_1667844857-418.jpeg" xlink:type="simple" xlink:show="embed" xlink:actuate="onLoad" draw:mime-type="image/jpeg"/>
</draw:frame>
在19-21天，将是乌克兰足球锦标赛的第27轮比赛中的比赛。</text:p>
      <text:p text:style-name="P4">
Kharkiv Clubs“ Metalist 1925”和“ Metalist”的对抗于5月21日(基辅地区)乌克林福姆报道，由Kateryna Monzul索引Kharkiv领导的司法旅将于乌克林福姆报道。</text:p>
      <text:p text:style-name="P4">
据报道，5月19日星期五，巡回演出将在乌兹戈罗德的Avangard体育场举行一场比赛，Dnipro-1的球员将在14.00遇到这样的“ Kolos”。</text:p>
      <text:p text:style-name="P4">
第一场比赛日将继续与Kryvyi Rih Kryvbas的Poltava Vorskla比赛(15.00)还有shakhtar donetsk和里文(Rivne)的“ veres”(17.00).</text:p>
      <text:p text:style-name="P4">
У суботу, 20 травня, зіграють одеський «Чорноморець» та закарпатський «Минай»(13.00)，Lugansk“ Zorya”和“ Ingulets”(14.00)，亚历山大·塔基夫·迪纳摩(15.00).</text:p>
      <text:p text:style-name="P4">
У неділю, 21 травня, зійдуться харківські «Металіст 1925» та «Металіст»(15.00)，LVIV“运动”和“ LVIV”(17.00).</text:p>
      <text:p text:style-name="P4">
<text:span text:style-name="T4">
Читайте також:</text:span>
 <text:a xlink:type="simple" xlink:href="https://www.ukrinform.ua/rubric-sports/3710305-v-upl-sprostuvali-rozsirenna-cempionatu-do-20ti-komand.html" text:style-name="Internet_20_link" text:visited-style-name="Visited_20_Internet_20_Link">
 </text:a>
Shakhtar是UPL积分榜的领导者，其中有63分，然后-dnipro -1 -61，Zorya -58，Dynamo -50，Alexandria -42，Kryvbas -35，Kryvbas -35，Vorskla»-33，“ Kolos”，“ Kolos”，“ Kolos” -33 .. 。</text:p>
      <text:p text:style-name="P4">
照片：UAF。</text:p>
      <text:p text:style-name="P4">
News Source: <text:a xlink:type="simple" xlink:href="https://www.ukrinform.ua/rubric-sports/3711128-katerina-monzul-rozsudit-harkivske-derbi-u-27mu-turi-upl.html" text:style-name="Internet_20_link" text:visited-style-name="Visited_20_Internet_20_Link">
https://www.ukrinform.ua/rubric-sports/3711128-katerina-monzul-rozsudit-harkivske-derbi-u-27mu-turi-upl.html</text:a>
</text:p>
      <!--NEWS-->
      <text:h text:style-name="P10" text:outline-level="1">
<text:span text:style-name="T4">
立陶宛人的西马斯承认了XX世纪负责驱逐出境的共产党</text:span>
</text:h>
      <text:p text:style-name="P4">
作者: Ukrinform (Person)</text:p>
      <text:p text:style-name="P4">
出版商: Укринформ (Organization)</text:p>
      <text:p text:style-name="P4">
出版时间: 2023-05-18T21:35:00+03:00</text:p>
      <text:p text:style-name="P4">
修改时间: 2023-05-18T21:35:00+03:00</text:p>
      <text:p text:style-name="P4">
描述: 立陶宛议会将驱逐出境责任驱逐出立陶宛共产党，并强调与俄罗斯在乌克兰犯下的种族灭绝罪的联系。  - 乌克林。</text:p>
      <text:p text:style-name="P4">
图片: ["<text:a xlink:type="simple" xlink:href="https://static.ukrinform.com/photos/2023_05/thumb_files/630_360_1684425048-868.jpg" text:style-name="Internet_20_link" text:visited-style-name="Visited_20_Internet_20_Link">
630_360_16844...</text:a>
"]</text:p>
      <text:p text:style-name="P4">
标签: ['Депортація', 'Геноцид', 'Литва', 'Комуністична партія']</text:p>
      <text:p text:style-name="P4">
类型: Article</text:p>
      <!--METADATA-->
      <text:p text:style-name="P4">
<draw:frame draw:style-name="fr1" draw:name="Image259" text:anchor-type="as-char" svg:width="6.9236in" svg:height="3.956343in" draw:z-index="0">
<draw:image xlink:href="../Images/yкринформ/2023-05-18T21-35-00-03-00/630_360_1684425048-868.jpg" xlink:type="simple" xlink:show="embed" xlink:actuate="onLoad" draw:mime-type="image/jpeg"/>
</draw:frame>
立陶宛议会承担驱逐出境的责任，强调了与俄罗斯在乌克兰犯下的种族灭绝罪的联系。</text:p>
      <text:p text:style-name="P4">
关于它报告<text:a xlink:type="simple" xlink:href="https://www.lrt.lt/ru/novosti/17/1992448/seim-priznal-kommunisticheskuiu-partiiu-litvy-otvetstvennoi-za-deportatsii" text:style-name="Internet_20_link" text:visited-style-name="Visited_20_Internet_20_Link">
</text:a>
，乌克林福姆报告。</text:p>
      <text:p text:style-name="P4">
Seimas 97票通过了一项致力于75周年的决议(https://www.ukrinform.ua/tag-litva)1948年3月22日，由苏联占领政权举行的亚碳水化合物“春天”。</text:p>
      <text:p text:style-name="P4">
该文件指出，立陶宛的共产党“负责立陶宛居民的娱乐，没收和分配其财产，tart tartportation的折磨，这是种族灭绝的，这是通过其指示提前计划的，并有意占据和压抑结构。 。</text:p>
      <text:p text:style-name="P4">
“今天我们看到了同样的情况，当占领者及其当地手册负责对Zabikhiv Land的乌克兰人驱逐的乌克兰人，大量绑架了他们的孩子，占领了房屋，占领了房屋，以其他方式被占领的不忠地当地居民。” Seimas Audronus Azhubal的代表。</text:p>
      <text:p text:style-name="P4">
<text:span text:style-name="T4">
另请阅读：</text:span>
 <text:a xlink:type="simple" xlink:href="https://www.ukrinform.ua/rubric-crimea/3710829-mzs-ukraini-zaklikae-svit-viznati-genocidom-deportaciu-krimskih-tatar-u-1944-roci.html" text:style-name="Internet_20_link" text:visited-style-name="Visited_20_Internet_20_Link">
<text:span text:style-name="T4">
驱逐出境</text:span>
</text:a>
1948年5月22日至24日，苏联国家安全部进行了“春季”行动。 它的目的称为“立陶宛民族主义群体”。 根据各种数据，在立陶宛手术期间，被驱逐出境。 人。</text:p>
      <text:p text:style-name="P4">
News Source: <text:a xlink:type="simple" xlink:href="https://www.ukrinform.ua/rubric-world/3711073-sejm-litvi-viznav-kompartiu-vidpovidalnou-za-deportacii-u-xx-stolitti.html" text:style-name="Internet_20_link" text:visited-style-name="Visited_20_Internet_20_Link">
https://www.ukrinform.ua/rubric-world/3711073-sejm-litvi-viznav-kompartiu-vidpovidalnou-za-deportacii-u-xx-stolitti.html</text:a>
</text:p>
      <!--NEWS-->
      <text:h text:style-name="P10" text:outline-level="1">
<text:span text:style-name="T4">
俄罗斯将向联合国安理会抱怨乌克兰正在击倒其火箭弹-Kyslits</text:span>
</text:h>
      <text:p text:style-name="P4">
作者: Ukrinform (Person)</text:p>
      <text:p text:style-name="P4">
出版商: Укринформ (Organization)</text:p>
      <text:p text:style-name="P4">
出版时间: 2023-05-18T21:37:00+03:00</text:p>
      <text:p text:style-name="P4">
修改时间: 2023-05-18T21:37:00+03:00</text:p>
      <text:p text:style-name="P4">
描述: 乌克兰在联合国苏格里·基斯利特西亚（Sergey Kislytsia）的代表人士说，在莫斯科召集的联合国安理会会议上，俄罗斯代表将抱怨乌克兰被其导弹击倒。  - 乌克林。</text:p>
      <text:p text:style-name="P4">
图片: ["<text:a xlink:type="simple" xlink:href="https://static.ukrinform.com/photos/2021_04/thumb_files/630_360_1619604800-348.jpeg" text:style-name="Internet_20_link" text:visited-style-name="Visited_20_Internet_20_Link">
630_360_16196...</text:a>
"]</text:p>
      <text:p text:style-name="P4">
标签: ['Ракета', 'Кислиця', 'Радбез ООН', 'Війна з Росією']</text:p>
      <text:p text:style-name="P4">
类型: Article</text:p>
      <!--METADATA-->
      <text:p text:style-name="P4">
<draw:frame draw:style-name="fr1" draw:name="Image260" text:anchor-type="as-char" svg:width="6.9236in" svg:height="3.956343in" draw:z-index="0">
<draw:image xlink:href="../Images/yкринформ/2023-05-18T21-37-00-03-00/630_360_1619604800-348.jpeg" xlink:type="simple" xlink:show="embed" xlink:actuate="onLoad" draw:mime-type="image/jpeg"/>
</draw:frame>
联合国乌克兰邮政在莫斯科召集的联合国安理会第四次会议上，俄罗斯的代表将被牺牲，即乌克兰被他们的导弹击倒。</text:p>
      <text:p text:style-name="P4">
正如乌克林福姆报道的那样，他在[]中评论了(https://twitter.com/sergiykyslytsya/status/1659235764310294529?s=46&amp;t=KrIzmYItBjpdA5orVTUrFw)俄罗斯讨论乌克兰西方武器供应理事会。</text:p>
      <text:p text:style-name="P4">
“拉夫罗夫(Lavrovs)要求对Radbeza进行召集<text:a xlink:type="simple" xlink:href="https://www.ukrinform.ua/tag-oon" text:style-name="Internet_20_link" text:visited-style-name="Visited_20_Internet_20_Link">
</text:a>
 - 科斯基加特(Coskigat)说，他们的维斯特夫夫(Westerwaffles)每天晚上都被困在乌克兰上方的天空中，乌克兰的“发明者”已经在铺位上。 尽管从拉夫罗夫(Lavrov)的成功来看，他们必须成为自己。” Kyslytsy写道。</text:p>
      <text:p text:style-name="P4">
同时，应通讯员的要求，秘书长法汉·加克(Farhan Gak)的副发言人对克里姆林宫对乌克兰捍卫自己的辩护能力的投诉发表评论，我不会干预那些正在发生的讨论安全理事会在包括基辅在内的中心居住，我们将继续这样做。”</text:p>
      <text:p text:style-name="P4">
根据俄罗斯联合会为乌克兰西部武器提供的要求，联合国安理会的会议于周四15:00成立(基辅22:00).</text:p>
      <text:p text:style-name="P4">
<text:span text:style-name="T4">
Читайте також:</text:span>
 <text:a xlink:type="simple" xlink:href="https://www.ukrinform.ua/rubric-ato/3709631-kislica-v-radbezi-oon-lise-za-kviten-rosia-vbila-v-ukraini-207-civilnih-z-nih-11-ditej.html" text:style-name="Internet_20_link" text:visited-style-name="Visited_20_Internet_20_Link">
 <text:span text:style-name="T4">
Кислиця</text:span>
 </text:a>
据报道，三位科学和应用机制 - 亚历山大·肖利克(Alexander Shiplyuk)主任，技术科学博士学位，瓦莱·泽维吉特(Valery Zvegintsev)和首席科学研究员阿纳托利·马斯洛夫(Anatoly Maslov)，他们发展了gampers，他们在俄罗斯联邦的俄罗斯联邦联合会上报道了发展gampers。 Maslov和Shiplyuk于20122年夏季被捕，自今年4月7日以来，Zegintsev一直被捕。</text:p>
      <text:p text:style-name="P4">
News Source: <text:a xlink:type="simple" xlink:href="https://www.ukrinform.ua/rubric-polytics/3711132-rosia-skarzitimetsa-radbezu-oon-na-te-so-ukraina-zbivae-ii-raketi-kislica.html" text:style-name="Internet_20_link" text:visited-style-name="Visited_20_Internet_20_Link">
https://www.ukrinform.ua/rubric-polytics/3711132-rosia-skarzitimetsa-radbezu-oon-na-te-so-ukraina-zbivae-ii-raketi-kislica.html</text:a>
</text:p>
      <!--NEWS-->
      <text:h text:style-name="P10" text:outline-level="1">
<text:span text:style-name="T4">
维也纳的中心通过了刺绣步态</text:span>
</text:h>
      <text:p text:style-name="P4">
作者: Ukrinform (Person)</text:p>
      <text:p text:style-name="P4">
出版商: Укринформ (Organization)</text:p>
      <text:p text:style-name="P4">
出版时间: 2023-05-18T21:54:00+03:00</text:p>
      <text:p text:style-name="P4">
修改时间: 2023-05-18T21:54:00+03:00</text:p>
      <text:p text:style-name="P4">
描述: 维也纳刺绣日中心周四举行了乌克兰侨民和乌克兰的朋友，并引起人们对俄罗斯针对乌克兰的战争的关注。  - 乌克林。</text:p>
      <text:p text:style-name="P4">
图片: ["<text:a xlink:type="simple" xlink:href="https://static.ukrinform.com/photos/2023_05/thumb_files/630_360_1684435828-2616.jpeg" text:style-name="Internet_20_link" text:visited-style-name="Visited_20_Internet_20_Link">
630_360_16844...</text:a>
", "<text:a xlink:type="simple" xlink:href="https://static.ukrinform.com/photos/2023_05/thumb_files/630_360_1684435828-4153.jpeg" text:style-name="Internet_20_link" text:visited-style-name="Visited_20_Internet_20_Link">
630_360_16844...</text:a>
", "<text:a xlink:type="simple" xlink:href="https://static.ukrinform.com/photos/2023_05/thumb_files/630_360_1684435828-7677.jpeg" text:style-name="Internet_20_link" text:visited-style-name="Visited_20_Internet_20_Link">
630_360_16844...</text:a>
", "<text:a xlink:type="simple" xlink:href="https://static.ukrinform.com/photos/2023_05/thumb_files/630_360_1684435828-4188.jpeg" text:style-name="Internet_20_link" text:visited-style-name="Visited_20_Internet_20_Link">
630_360_16844...</text:a>
", "<text:a xlink:type="simple" xlink:href="https://static.ukrinform.com/photos/2023_05/thumb_files/630_360_1684435828-8528.jpeg" text:style-name="Internet_20_link" text:visited-style-name="Visited_20_Internet_20_Link">
630_360_16844...</text:a>
", "<text:a xlink:type="simple" xlink:href="https://static.ukrinform.com/photos/2023_05/thumb_files/630_360_1684435828-5663.jpeg" text:style-name="Internet_20_link" text:visited-style-name="Visited_20_Internet_20_Link">
630_360_16844...</text:a>
", "<text:a xlink:type="simple" xlink:href="https://static.ukrinform.com/photos/2023_05/thumb_files/630_360_1684435829-1084.jpeg" text:style-name="Internet_20_link" text:visited-style-name="Visited_20_Internet_20_Link">
630_360_16844...</text:a>
", "<text:a xlink:type="simple" xlink:href="https://static.ukrinform.com/photos/2023_05/thumb_files/630_360_1684435829-1967.jpeg" text:style-name="Internet_20_link" text:visited-style-name="Visited_20_Internet_20_Link">
630_360_16844...</text:a>
", "<text:a xlink:type="simple" xlink:href="https://static.ukrinform.com/photos/2023_05/thumb_files/630_360_1684435829-4611.jpeg" text:style-name="Internet_20_link" text:visited-style-name="Visited_20_Internet_20_Link">
630_360_16844...</text:a>
", "<text:a xlink:type="simple" xlink:href="https://static.ukrinform.com/photos/2023_05/thumb_files/630_360_1684435829-9539.jpeg" text:style-name="Internet_20_link" text:visited-style-name="Visited_20_Internet_20_Link">
630_360_16844...</text:a>
", "<text:a xlink:type="simple" xlink:href="https://static.ukrinform.com/photos/2023_05/thumb_files/630_360_1684435829-8335.jpeg" text:style-name="Internet_20_link" text:visited-style-name="Visited_20_Internet_20_Link">
630_360_16844...</text:a>
", "<text:a xlink:type="simple" xlink:href="https://static.ukrinform.com/photos/2023_05/thumb_files/630_360_1684435829-3001.jpeg" text:style-name="Internet_20_link" text:visited-style-name="Visited_20_Internet_20_Link">
630_360_16844...</text:a>
"]</text:p>
      <text:p text:style-name="P4">
标签: ['Австрія', 'Вишиванка', 'День вишиванки', 'Хода']</text:p>
      <text:p text:style-name="P4">
类型: Article</text:p>
      <!--METADATA-->
      <text:p text:style-name="P4">
<draw:frame draw:style-name="fr1" draw:name="Image261" text:anchor-type="as-char" svg:width="6.9236in" svg:height="3.956343in" draw:z-index="0">
<draw:image xlink:href="../Images/yкринформ/2023-05-18T21-54-00-03-00/630_360_1684435828-2616.jpeg" xlink:type="simple" xlink:show="embed" xlink:actuate="onLoad" draw:mime-type="image/jpeg"/>
</draw:frame>
乌克兰侨民和来自其他国家的乌克兰之友周四通过了维也纳刺绣日中心，并引起人们对俄罗斯针对乌克兰的战争的关注。</text:p>
      <text:p text:style-name="P4">
关于它报告了其自己在奥地利的乌克林形象的通讯员。</text:p>
      <text:p text:style-name="P4">
“我们在“乌克兰的装甲铃”中 -  <text:a xlink:type="simple" xlink:href="https://www.ukrinform.ua/tag-visivanka" text:style-name="Internet_20_link" text:visited-style-name="Visited_20_Internet_20_Link">
</text:a>
。 在这些保护背心中，整个欧洲是当今的乌克兰儿童。”</text:p>
      <text:p text:style-name="P4">
<draw:frame draw:style-name="fr1" draw:name="Image262" text:anchor-type="as-char" svg:width="6.9236in" svg:height="3.956343in" draw:z-index="0">
<draw:image xlink:href="../Images/yкринформ/2023-05-18T21-54-00-03-00/630_360_1684435828-4153.jpeg" xlink:type="simple" xlink:show="embed" xlink:actuate="onLoad" draw:mime-type="image/jpeg"/>
</draw:frame>
中央Vyshivanka步行 /照片：Vasyl Kurtz，Ukrinform <text:a xlink:type="simple" xlink:href="https://static.ukrinform.com/photos/2023_05/1684435828-4153.jpeg" text:style-name="Internet_20_link" text:visited-style-name="Visited_20_Internet_20_Link">
<draw:frame draw:style-name="fr1" draw:name="Image263" text:anchor-type="as-char" svg:width="6.9236in" svg:height="3.956343in" draw:z-index="0">
<draw:image xlink:href="../Images/yкринформ/2023-05-18T21-54-00-03-00/630_360_1684435828-4153.jpeg" xlink:type="simple" xlink:show="embed" xlink:actuate="onLoad" draw:mime-type="image/jpeg"/>
</draw:frame>
</text:a>
 <text:a xlink:type="simple" xlink:href="https://static.ukrinform.com/photos/2023_05/1684435828-7677.jpeg" text:style-name="Internet_20_link" text:visited-style-name="Visited_20_Internet_20_Link">
<draw:frame draw:style-name="fr1" draw:name="Image264" text:anchor-type="as-char" svg:width="6.9236in" svg:height="3.956343in" draw:z-index="0">
<draw:image xlink:href="../Images/yкринформ/2023-05-18T21-54-00-03-00/630_360_1684435828-7677.jpeg" xlink:type="simple" xlink:show="embed" xlink:actuate="onLoad" draw:mime-type="image/jpeg"/>
</draw:frame>
</text:a>
 <text:a xlink:type="simple" xlink:href="https://static.ukrinform.com/photos/2023_05/1684435828-4188.jpeg" text:style-name="Internet_20_link" text:visited-style-name="Visited_20_Internet_20_Link">
<draw:frame draw:style-name="fr1" draw:name="Image265" text:anchor-type="as-char" svg:width="6.9236in" svg:height="3.956343in" draw:z-index="0">
<draw:image xlink:href="../Images/yкринформ/2023-05-18T21-54-00-03-00/630_360_1684435828-4188.jpeg" xlink:type="simple" xlink:show="embed" xlink:actuate="onLoad" draw:mime-type="image/jpeg"/>
</draw:frame>
</text:a>
 <text:a xlink:type="simple" xlink:href="https://static.ukrinform.com/photos/2023_05/1684435828-8528.jpeg" text:style-name="Internet_20_link" text:visited-style-name="Visited_20_Internet_20_Link">
<draw:frame draw:style-name="fr1" draw:name="Image266" text:anchor-type="as-char" svg:width="6.9236in" svg:height="3.956343in" draw:z-index="0">
<draw:image xlink:href="../Images/yкринформ/2023-05-18T21-54-00-03-00/630_360_1684435828-8528.jpeg" xlink:type="simple" xlink:show="embed" xlink:actuate="onLoad" draw:mime-type="image/jpeg"/>
</draw:frame>
</text:a>
 <text:a xlink:type="simple" xlink:href="https://static.ukrinform.com/photos/2023_05/1684435828-2616.jpeg" text:style-name="Internet_20_link" text:visited-style-name="Visited_20_Internet_20_Link">
<draw:frame draw:style-name="fr1" draw:name="Image267" text:anchor-type="as-char" svg:width="6.9236in" svg:height="3.956343in" draw:z-index="0">
<draw:image xlink:href="../Images/yкринформ/2023-05-18T21-54-00-03-00/630_360_1684435828-2616.jpeg" xlink:type="simple" xlink:show="embed" xlink:actuate="onLoad" draw:mime-type="image/jpeg"/>
</draw:frame>
</text:a>
 <text:a xlink:type="simple" xlink:href="https://static.ukrinform.com/photos/2023_05/1684435828-5663.jpeg" text:style-name="Internet_20_link" text:visited-style-name="Visited_20_Internet_20_Link">
<draw:frame draw:style-name="fr1" draw:name="Image268" text:anchor-type="as-char" svg:width="6.9236in" svg:height="3.956343in" draw:z-index="0">
<draw:image xlink:href="../Images/yкринформ/2023-05-18T21-54-00-03-00/630_360_1684435828-5663.jpeg" xlink:type="simple" xlink:show="embed" xlink:actuate="onLoad" draw:mime-type="image/jpeg"/>
</draw:frame>
</text:a>
 <text:a xlink:type="simple" xlink:href="https://static.ukrinform.com/photos/2023_05/1684435829-1084.jpeg" text:style-name="Internet_20_link" text:visited-style-name="Visited_20_Internet_20_Link">
<draw:frame draw:style-name="fr1" draw:name="Image269" text:anchor-type="as-char" svg:width="6.9236in" svg:height="3.956343in" draw:z-index="0">
<draw:image xlink:href="../Images/yкринформ/2023-05-18T21-54-00-03-00/630_360_1684435829-1084.jpeg" xlink:type="simple" xlink:show="embed" xlink:actuate="onLoad" draw:mime-type="image/jpeg"/>
</draw:frame>
</text:a>
 <text:a xlink:type="simple" xlink:href="https://static.ukrinform.com/photos/2023_05/1684435829-1967.jpeg" text:style-name="Internet_20_link" text:visited-style-name="Visited_20_Internet_20_Link">
<draw:frame draw:style-name="fr1" draw:name="Image270" text:anchor-type="as-char" svg:width="6.9236in" svg:height="3.956343in" draw:z-index="0">
<draw:image xlink:href="../Images/yкринформ/2023-05-18T21-54-00-03-00/630_360_1684435829-1967.jpeg" xlink:type="simple" xlink:show="embed" xlink:actuate="onLoad" draw:mime-type="image/jpeg"/>
</draw:frame>
</text:a>
 <text:a xlink:type="simple" xlink:href="https://static.ukrinform.com/photos/2023_05/1684435829-4611.jpeg" text:style-name="Internet_20_link" text:visited-style-name="Visited_20_Internet_20_Link">
<draw:frame draw:style-name="fr1" draw:name="Image271" text:anchor-type="as-char" svg:width="6.9236in" svg:height="3.956343in" draw:z-index="0">
<draw:image xlink:href="../Images/yкринформ/2023-05-18T21-54-00-03-00/630_360_1684435829-4611.jpeg" xlink:type="simple" xlink:show="embed" xlink:actuate="onLoad" draw:mime-type="image/jpeg"/>
</draw:frame>
</text:a>
 <text:a xlink:type="simple" xlink:href="https://static.ukrinform.com/photos/2023_05/1684435829-9539.jpeg" text:style-name="Internet_20_link" text:visited-style-name="Visited_20_Internet_20_Link">
<draw:frame draw:style-name="fr1" draw:name="Image272" text:anchor-type="as-char" svg:width="6.9236in" svg:height="3.956343in" draw:z-index="0">
<draw:image xlink:href="../Images/yкринформ/2023-05-18T21-54-00-03-00/630_360_1684435829-9539.jpeg" xlink:type="simple" xlink:show="embed" xlink:actuate="onLoad" draw:mime-type="image/jpeg"/>
</draw:frame>
</text:a>
 <text:a xlink:type="simple" xlink:href="https://static.ukrinform.com/photos/2023_05/1684435829-8335.jpeg" text:style-name="Internet_20_link" text:visited-style-name="Visited_20_Internet_20_Link">
<draw:frame draw:style-name="fr1" draw:name="Image273" text:anchor-type="as-char" svg:width="6.9236in" svg:height="3.956343in" draw:z-index="0">
<draw:image xlink:href="../Images/yкринформ/2023-05-18T21-54-00-03-00/630_360_1684435829-8335.jpeg" xlink:type="simple" xlink:show="embed" xlink:actuate="onLoad" draw:mime-type="image/jpeg"/>
</draw:frame>
</text:a>
 <text:a xlink:type="simple" xlink:href="https://static.ukrinform.com/photos/2023_05/1684435829-3001.jpeg" text:style-name="Internet_20_link" text:visited-style-name="Visited_20_Internet_20_Link">
<draw:frame draw:style-name="fr1" draw:name="Image274" text:anchor-type="as-char" svg:width="6.9236in" svg:height="3.956343in" draw:z-index="0">
<draw:image xlink:href="../Images/yкринформ/2023-05-18T21-54-00-03-00/630_360_1684435829-3001.jpeg" xlink:type="simple" xlink:show="embed" xlink:actuate="onLoad" draw:mime-type="image/jpeg"/>
</draw:frame>
</text:a>
</text:p>
      <text:p text:style-name="P4">
在课程中，其参与者演唱了民族国歌，“哦，在红色viburnum的草地上”和其他爱国歌曲，大声高呼“荣耀乌克兰!”  - “荣耀的英雄!”，“荣耀到国家!敌人!”!”，以及“ Russlandterrorstaat!”(俄罗斯是一个恐怖分子国家!”铭文“罗素=恐怖主义”的巨大脑袋在专栏前 - 提醒人们在奥地利发起的一份请愿书，内容涉及恐怖分子国家认可俄罗斯的认可及其支持。</text:p>
      <text:p text:style-name="P4">
<text:span text:style-name="T4">
另请阅读：</text:span>
 <text:a xlink:type="simple" xlink:href="https://www.ukrinform.ua/rubric-diaspora/3711120-u-rizi-vidznacili-den-visivanki-ta-vsanuvali-den-pamati-zertv-genocidu-krimskih-tatar.html" text:style-name="Internet_20_link" text:visited-style-name="Visited_20_Internet_20_Link">
<text:span text:style-name="T4">
刺绣</text:span>
</text:a>
据报道，每年5月的第三个星期四<text:a xlink:type="simple" xlink:href="https://www.ukrinform.ua/rubric-society/3710730-sogodni-den-visivanki.html" text:style-name="Internet_20_link" text:visited-style-name="Visited_20_Internet_20_Link">
</text:a>
刺绣日。</text:p>
      <text:p text:style-name="P4">
5月18日在乌克兰<text:a xlink:type="simple" xlink:href="https://www.ukrinform.ua/rubric-crimea/3710721-sogodni-ukraina-vsanovue-pamat-zertv-deportacii-krimskih-tatar.html" text:style-name="Internet_20_link" text:visited-style-name="Visited_20_Internet_20_Link">
</text:a>
也是克里米亚塔塔尔人种族灭绝的受害者的纪念日。</text:p>
      <text:p text:style-name="P4">
News Source: <text:a xlink:type="simple" xlink:href="https://www.ukrinform.ua/rubric-diaspora/3711135-centrom-vidna-projsla-visivankova-hoda.html" text:style-name="Internet_20_link" text:visited-style-name="Visited_20_Internet_20_Link">
https://www.ukrinform.ua/rubric-diaspora/3711135-centrom-vidna-projsla-visivankova-hoda.html</text:a>
</text:p>
      <!--NEWS-->
      <text:h text:style-name="P10" text:outline-level="1">
<text:span text:style-name="T4">
敌人在一天中向苏米地区的边境社区开火了10次</text:span>
</text:h>
      <text:p text:style-name="P4">
作者: Ukrinform (Person)</text:p>
      <text:p text:style-name="P4">
出版商: Укринформ (Organization)</text:p>
      <text:p text:style-name="P4">
出版时间: 2023-05-18T21:59:00+03:00</text:p>
      <text:p text:style-name="P4">
修改时间: 2023-05-18T21:59:00+03:00</text:p>
      <text:p text:style-name="P4">
描述: 5月18日，星期四，俄罗斯军队对苏米地区的边境社区进行了10次炮击。  - 乌克林。</text:p>
      <text:p text:style-name="P4">
图片: ["<text:a xlink:type="simple" xlink:href="https://static.ukrinform.com/photos/2022_10/thumb_files/630_360_1667124180-530.jpg" text:style-name="Internet_20_link" text:visited-style-name="Visited_20_Internet_20_Link">
630_360_16671...</text:a>
"]</text:p>
      <text:p text:style-name="P4">
标签: ['Обстріл', 'Сумщина', 'Війна з Росією']</text:p>
      <text:p text:style-name="P4">
类型: Article</text:p>
      <!--METADATA-->
      <text:p text:style-name="P4">
<draw:frame draw:style-name="fr1" draw:name="Image275" text:anchor-type="as-char" svg:width="6.9236in" svg:height="3.956343in" draw:z-index="0">
<draw:image xlink:href="../Images/yкринформ/2023-05-18T21-59-00-03-00/630_360_1667124180-530.jpg" xlink:type="simple" xlink:show="embed" xlink:actuate="onLoad" draw:mime-type="image/jpeg"/>
</draw:frame>
5月18日星期四，鲁斯基夫斯卡(Ruskivska)被解雇了10个边境社区地区的贝壳。</text:p>
      <text:p text:style-name="P4">
根据乌克林福姆的说法，苏米地区军事行政部门报告了<text:a xlink:type="simple" xlink:href="https://t.me/Sumy_news_ODA/16261" text:style-name="Internet_20_link" text:visited-style-name="Visited_20_Internet_20_Link">
</text:a>
。</text:p>
      <text:p text:style-name="P4">
“白天，俄罗斯人做了10 <text:a xlink:type="simple" xlink:href="https://www.ukrinform.ua/tag-obstril" text:style-name="Internet_20_link" text:visited-style-name="Visited_20_Internet_20_Link">
</text:a>
.62爆炸已记录。 Yunakovskaya，Belopilsk，Novoslobid，Miropil，Esman，Krasnopil社区的定居点被解雇了。”</text:p>
      <text:p text:style-name="P4">
在尤纳克社区的领土上，敌人击败了迫击炮(7爆炸)塔尔蒂勒(8爆炸).</text:p>
      <text:p text:style-name="P4">
По Білопільській громаді загарбники здійснили мінометний обстріл (12爆炸).</text:p>
      <text:p text:style-name="P4">
У Новослобідській громаді зафіксовано чотири мінометні вибухи.</text:p>
      <text:p text:style-name="P4">
По Миропільській громаді росіяни вдарили з мінометів (3爆炸). Пошкодженожитловий будинок в с. Миропілля.</text:p>
      <text:p text:style-name="P4">
<text:span text:style-name="T4">
Читайте також:</text:span>
 <text:a xlink:type="simple" xlink:href="https://www.ukrinform.ua/rubric-ato/3710984-rosiani-zavdali-udaru-po-selu-cvirkuni-na-harkivsini.html" text:style-name="Internet_20_link" text:visited-style-name="Visited_20_Internet_20_Link">
 </text:a>
此外，俄罗斯人发火了(10爆炸)在村庄。 Studenocyman社区。 敌对的炮击损坏了一栋私人住宅，一栋农场建筑，拖拉机，一个野外喷雾器。 两个平民获得了轮廓。</text:p>
      <text:p text:style-name="P4">
在Krasnopil社区中，入侵者施加了迫击炮(18叶片).</text:p>
      <text:p text:style-name="P4">
Як повідомляв <text:a xlink:type="simple" xlink:href="https://www.ukrinform.ua/rubric-regions/3710331-za-ostannij-misac-vijska-rff-ponad-400-raziv-obstrilali-sumsinu.html" text:style-name="Internet_20_link" text:visited-style-name="Visited_20_Internet_20_Link">
 </text:a>
在过去的一个月中，俄罗斯军队向Sumy地区开火了400多次。</text:p>
      <text:p text:style-name="P4">
News Source: <text:a xlink:type="simple" xlink:href="https://www.ukrinform.ua/rubric-ato/3711136-vorog-za-dobu-10-raziv-obstrilav-prikordonni-gromadi-sumsini.html" text:style-name="Internet_20_link" text:visited-style-name="Visited_20_Internet_20_Link">
https://www.ukrinform.ua/rubric-ato/3711136-vorog-za-dobu-10-raziv-obstrilav-prikordonni-gromadi-sumsini.html</text:a>
</text:p>
      <!--NEWS-->
      <text:h text:style-name="P10" text:outline-level="1">
<text:span text:style-name="T4">
Zelensky宣布将克里米亚囚犯撤离国际级别</text:span>
</text:h>
      <text:p text:style-name="P4">
作者: Ukrinform (Person)</text:p>
      <text:p text:style-name="P4">
出版商: Укринформ (Organization)</text:p>
      <text:p text:style-name="P4">
出版时间: 2023-05-18T22:01:03+03:00</text:p>
      <text:p text:style-name="P4">
修改时间: 2023-05-18T22:01:03+03:00</text:p>
      <text:p text:style-name="P4">
描述: 乌克兰沃迪米尔Zelensky总统宣布了与Majlis的重要联合步骤，并将克里米亚囚犯的问题提升到了国际水平。  - 乌克林。</text:p>
      <text:p text:style-name="P4">
图片: ["<text:a xlink:type="simple" xlink:href="https://static.ukrinform.com/photos/2023_04/thumb_files/630_360_1682862659-378.jpeg" text:style-name="Internet_20_link" text:visited-style-name="Visited_20_Internet_20_Link">
630_360_16828...</text:a>
"]</text:p>
      <text:p text:style-name="P4">
标签: ['Кримські татари', 'Меджліс', "Політв'язні Кремля", 'Зеленський']</text:p>
      <text:p text:style-name="P4">
类型: Article</text:p>
      <!--METADATA-->
      <text:p text:style-name="P4">
<draw:frame draw:style-name="fr1" draw:name="Image276" text:anchor-type="as-char" svg:width="6.9236in" svg:height="3.956343in" draw:z-index="0">
<draw:image xlink:href="../Images/yкринформ/2023-05-18T22-01-03-03-00/630_360_1682862659-378.jpeg" xlink:type="simple" xlink:show="embed" xlink:actuate="onLoad" draw:mime-type="image/jpeg"/>
</draw:frame>
乌克兰沃罗迪米尔Zelensky总统宣布了与Majlis Ivivov Iviv的重要联合步骤，将克里米亚囚犯的国际级别提升到国际层面。</text:p>
      <text:p text:style-name="P4">
他在晚上讲了关于它<text:a xlink:type="simple" xlink:href="https://www.youtube.com/watch" text:style-name="Internet_20_link" text:visited-style-name="Visited_20_Internet_20_Link">
</text:a>
据《乌克林福姆》报道，他回想起他在纪念克里米亚塔塔尔人种族灭绝的受害者的那天访问了克里米亚办公室平台。</text:p>
      <text:p text:style-name="P4">
*!(http://https://t.me/OP_UA/9526)“我很高兴看到我们有效地创建了我们国家和克里米亚塔塔尔人的力量。我很高兴知道我们与Majlis的联合合作为乌克兰带来了正确的结果。总统说：“重要的联合步骤正在为不久的将来做准备。</text:p>
      <text:p text:style-name="P4">
他回忆说，5月18日，我们尊重所有驱逐出境受害者的记忆<text:a xlink:type="simple" xlink:href="https://www.ukrinform.ua/tag-krimski-tatari" text:style-name="Internet_20_link" text:visited-style-name="Visited_20_Internet_20_Link">
</text:a>
。</text:p>
      <text:p text:style-name="P4">
<text:span text:style-name="T4">
另请阅读：</text:span>
 <text:a xlink:type="simple" xlink:href="https://www.ukrinform.ua/rubric-crimea/3710714-u-kanadskomu-parlamenti-vsanuvali-zertv-deportacii-krimskih-tatar.html" text:style-name="Internet_20_link" text:visited-style-name="Visited_20_Internet_20_Link">
</text:a>
“这是二十世纪最严重的犯罪之一 - 整个人被武力带走，被迫在外国生活了数十年。泽伦斯基指出。</text:p>
      <text:p text:style-name="P4">
这就是为什么他认为，为我们所有的人民恢复正义，以保证整个国家的自由而没有任何例外，这是一项历史任务。 总统强调说：“所有保护国家的人的任务，选举乌克兰并因此获胜的每个人的任务。”</text:p>
      <text:p text:style-name="P4">
此外，国家元首强调，我们不会忘记占领者被囚禁的安静人。</text:p>
      <text:p text:style-name="P4">
<text:span text:style-name="T4">
另请阅读：</text:span>
 <text:a xlink:type="simple" xlink:href="https://www.ukrinform.ua/rubric-crimea/3698245-peresliduvanna-krimskih-tatar-lubinec-pidtrimav-vimogi-komisara-radi-evropi.html" text:style-name="Internet_20_link" text:visited-style-name="Visited_20_Internet_20_Link">
</text:a>
“关于乌克兰人的囚犯，在被占领的领土中受到压制。关于那些在被占领的城市和社区中的人，等待着我们国家，我们国家的返回。我们必须释放我们所有的人民和拉比的所有人民，大约一个和一个州，我们不会停止胜利，”泽伦斯基强调。</text:p>
      <text:p text:style-name="P4">
News Source: <text:a xlink:type="simple" xlink:href="https://www.ukrinform.ua/rubric-crimea/3711137-zelenskij-anonsuvav-vivedenna-pitanna-krimskih-vazniv-na-miznarodnij-riven.html" text:style-name="Internet_20_link" text:visited-style-name="Visited_20_Internet_20_Link">
https://www.ukrinform.ua/rubric-crimea/3711137-zelenskij-anonsuvav-vivedenna-pitanna-krimskih-vazniv-na-miznarodnij-riven.html</text:a>
</text:p>
      <!--NEWS-->
      <text:h text:style-name="P10" text:outline-level="1">
<text:span text:style-name="T4">
摩尔多瓦和美国签署了开放的天空协议</text:span>
</text:h>
      <text:p text:style-name="P4">
作者: Ukrinform (Person)</text:p>
      <text:p text:style-name="P4">
出版商: Укринформ (Organization)</text:p>
      <text:p text:style-name="P4">
出版时间: 2023-05-18T22:22:00+03:00</text:p>
      <text:p text:style-name="P4">
修改时间: 2023-05-18T22:22:00+03:00</text:p>
      <text:p text:style-name="P4">
描述: 摩尔多瓦共和国和美国的当局于周四签署了关于航空运输自由化协议。  - 乌克林。</text:p>
      <text:p text:style-name="P4">
图片: ["<text:a xlink:type="simple" xlink:href="https://static.ukrinform.com/photos/2023_05/thumb_files/630_360_1684438070-921.jpg" text:style-name="Internet_20_link" text:visited-style-name="Visited_20_Internet_20_Link">
630_360_16844...</text:a>
", "<text:a xlink:type="simple" xlink:href="https://static.ukrinform.com/photos/2023_05/1684438070-861.jpg" text:style-name="Internet_20_link" text:visited-style-name="Visited_20_Internet_20_Link">
1684438070-86...</text:a>
", "<text:a xlink:type="simple" xlink:href="https://static.ukrinform.com/photos/2023_05/1684438070-722.jpg" text:style-name="Internet_20_link" text:visited-style-name="Visited_20_Internet_20_Link">
1684438070-72...</text:a>
"]</text:p>
      <text:p text:style-name="P4">
标签: ['Молдова', 'США', 'Договір про відкрите небо']</text:p>
      <text:p text:style-name="P4">
类型: Article</text:p>
      <!--METADATA-->
      <text:p text:style-name="P4">
<draw:frame draw:style-name="fr1" draw:name="Image277" text:anchor-type="as-char" svg:width="6.9236in" svg:height="3.956343in" draw:z-index="0">
<draw:image xlink:href="../Images/yкринформ/2023-05-18T22-22-00-03-00/630_360_1684438070-921.jpg" xlink:type="simple" xlink:show="embed" xlink:actuate="onLoad" draw:mime-type="image/jpeg"/>
</draw:frame>
摩尔多瓦和美国的弗拉达斯台公布周四签署了关于航空运输的自由化协议。</text:p>
      <text:p text:style-name="P4">
正如乌克林福姆报道的那样，它报告了<text:a xlink:type="simple" xlink:href="https://point.md/ru/novosti/obschestvo/priamye-reisy-iz-kishineva-v-ssha-vlasti-podpisali-soglashenie-o-vozdushnom-prostranstve/" text:style-name="Internet_20_link" text:visited-style-name="Visited_20_Internet_20_Link">
</text:a>
。</text:p>
      <text:p text:style-name="P4">
“今天，我们有机会签署与经济，社会和战略影响的合作协议，这将促进我们国家之间强大关系的加强，这将带来我们的经济优势，最终的运营商，”部长莉莉亚·达比兹(Lilia Dabidzha)说。摩尔多瓦区域发展的基础设施。</text:p>
      <text:p text:style-name="P4">
<draw:frame draw:style-name="fr1" draw:name="Image278" text:anchor-type="as-char" svg:width="6.9236in" svg:height="4.615733in" draw:z-index="0">
<draw:image xlink:href="../Images/yкринформ/2023-05-18T22-22-00-03-00/1684438070-861.jpg" xlink:type="simple" xlink:show="embed" xlink:actuate="onLoad" draw:mime-type="image/jpeg"/>
</draw:frame>
签名的文件将允许从Chisinau到[]目的地的直接航班(https://www.ukrinform.ua/tag-ssa)相反，部长报道。</text:p>
      <text:p text:style-name="P4">
<draw:frame draw:style-name="fr1" draw:name="Image279" text:anchor-type="as-char" svg:width="6.9236in" svg:height="4.615733in" draw:z-index="0">
<draw:image xlink:href="../Images/yкринформ/2023-05-18T22-22-00-03-00/1684438070-722.jpg" xlink:type="simple" xlink:show="embed" xlink:actuate="onLoad" draw:mime-type="image/jpeg"/>
</draw:frame>
美国代表强调，协议是在这一领域投资的重要一步。</text:p>
      <text:p text:style-name="P4">
美国管理部长国务卿说：“这是迈向增加投资，在安全方面与国际国家之间更紧密的关系以及通过共和党努力确保强大而透明的商业环境的努力的意义上的国际国家之间的紧密关系。”和资源理查德·维尔玛(Richard Verma)。</text:p>
      <text:p text:style-name="P4">
<text:span text:style-name="T4">
另请阅读：</text:span>
 <text:a xlink:type="simple" xlink:href="https://www.ukrinform.ua/rubric-world/3710930-moldova-hoce-priednatisa-do-es-aknajsvidse-cerez-zagrozu-z-boku-rosii-sandu.html" text:style-name="Internet_20_link" text:visited-style-name="Visited_20_Internet_20_Link">
<text:span text:style-name="T4">
摩尔多瓦</text:span>
</text:a>
他补充说，《开放天空协议》将帮助航空公司向办公室提供更方便，负担得起和高效的服务。</text:p>
      <text:p text:style-name="P4">
如报道<text:a xlink:type="simple" xlink:href="https://www.ukrinform.ua/rubric-world/3710212-derzdep-pro-aviarejsi-rf-do-gruzii-ne-cas-posiluvati-spivpracu-z-rosieu.html" text:style-name="Internet_20_link" text:visited-style-name="Visited_20_Internet_20_Link">
</text:a>
，美国部门对俄罗斯联邦弗拉基米拉普汀总统的决定发表了评论，要求废除佐治亚州公民的签证政权，并恢复对佐治亚州的袭击。</text:p>
      <text:p text:style-name="P4">
<text:span text:style-name="T5">
foto：Moldova1</text:span>
</text:p>
      <text:p text:style-name="P4">
News Source: <text:a xlink:type="simple" xlink:href="https://www.ukrinform.ua/rubric-world/3711141-moldova-i-ssa-pidpisali-ugodu-pro-vidkrite-nebo.html" text:style-name="Internet_20_link" text:visited-style-name="Visited_20_Internet_20_Link">
https://www.ukrinform.ua/rubric-world/3711141-moldova-i-ssa-pidpisali-ugodu-pro-vidkrite-nebo.html</text:a>
</text:p>
      <!--NEWS-->
      <text:h text:style-name="P10" text:outline-level="1">
<text:span text:style-name="T4">
俄罗斯暂停参加核武器协议的决定是不负责任的 - 国务院</text:span>
</text:h>
      <text:p text:style-name="P4">
作者: Ukrinform (Person)</text:p>
      <text:p text:style-name="P4">
出版商: Укринформ (Organization)</text:p>
      <text:p text:style-name="P4">
出版时间: 2023-05-18T22:44:00+03:00</text:p>
      <text:p text:style-name="P4">
修改时间: 2023-05-18T22:44:00+03:00</text:p>
      <text:p text:style-name="P4">
描述: 美国继续致力于华盛顿和莫斯科之间的Sono III条约，并将俄罗斯参与其中的暂停视为“不负责任的”步骤，该步骤不符合整个世界的安全利益。  - 乌克林。</text:p>
      <text:p text:style-name="P4">
图片: ["<text:a xlink:type="simple" xlink:href="https://static.ukrinform.com/photos/2022_10/thumb_files/630_360_1666031974-150.jpg" text:style-name="Internet_20_link" text:visited-style-name="Visited_20_Internet_20_Link">
630_360_16660...</text:a>
"]</text:p>
      <text:p text:style-name="P4">
标签: ['США', 'Ядерна зброя', 'Держдеп', 'Росія', 'Ракетний договір']</text:p>
      <text:p text:style-name="P4">
类型: Article</text:p>
      <!--METADATA-->
      <text:p text:style-name="P4">
<draw:frame draw:style-name="fr1" draw:name="Image280" text:anchor-type="as-char" svg:width="6.9236in" svg:height="3.956343in" draw:z-index="0">
<draw:image xlink:href="../Images/yкринформ/2023-05-18T22-44-00-03-00/630_360_1666031974-150.jpg" xlink:type="simple" xlink:show="embed" xlink:actuate="onLoad" draw:mime-type="image/jpeg"/>
</draw:frame>
该联系继续致力于华盛顿和莫斯科之间的Sono III条约，该条约权重悬浮俄罗斯参与其中，这是“不负责任的”步骤，该步骤不符合整个世界的安全利益。</text:p>
      <text:p text:style-name="P4">
据报道，这是乌克林福姆自己的记者在周四在华盛顿举行的简报中指出的。</text:p>
      <text:p text:style-name="P4">
美国外交部的代表强调说：“我们遵守了这一协议，俄罗斯在单方面的命令下的决定是烦人和不负责任的。”</text:p>
      <text:p text:style-name="P4">
他指出，Sono III条约不仅增强了美国和俄罗斯的安全利益，而且在其他国家也增强了安全利益。</text:p>
      <text:p text:style-name="P4">
国务院代表说：“我们相信，当我们两个国家都能履行Senoi III时，世界将会更好。” 因此，据他说，美国将继续努力维护合同。</text:p>
      <text:p text:style-name="P4">
<text:span text:style-name="T4">
另请阅读：</text:span>
 <text:a xlink:type="simple" xlink:href="https://www.ukrinform.ua/rubric-ato/3708845-akso-putin-zastosue-adernu-zbrou-nastupnogo-dna-jogo-ne-bude-zelenskij.html" text:style-name="Internet_20_link" text:visited-style-name="Visited_20_Internet_20_Link">
<text:span text:style-name="T4">
核</text:span>
 <text:span text:style-name="T4">
武器</text:span>
</text:a>
正如乌克林福姆报道的，《美国和俄罗斯关于进一步宇宙和限制战略的措施的条约》(https://www.ukrinform.ua/tag-aderna-zbroa) СНО-ІІІ)它是由当事方在2010年4月签署的，并获得了2011年2月的有效性。 该文件设计了十年，并有可能通过当事方达成五年。</text:p>
      <text:p text:style-name="P4">
在2021年初，该合同延长了。 但是，在2023年2月，俄罗斯参加了S-III。</text:p>
      <text:p text:style-name="P4">
News Source: <text:a xlink:type="simple" xlink:href="https://www.ukrinform.ua/rubric-world/3711133-risenna-rosii-prizupiniti-ucast-u-dogovori-pro-aderni-ozbroenna-e-bezvidpovidalnim-derzdep.html" text:style-name="Internet_20_link" text:visited-style-name="Visited_20_Internet_20_Link">
https://www.ukrinform.ua/rubric-world/3711133-risenna-rosii-prizupiniti-ucast-u-dogovori-pro-aderni-ozbroenna-e-bezvidpovidalnim-derzdep.html</text:a>
</text:p>
      <!--NEWS-->
      <text:h text:style-name="P10" text:outline-level="1">
<text:span text:style-name="T4">
与曲棍球的世界杯2023：瑞典国家队击败了匈牙利人，捷克共和国，德国和瑞士的胜利</text:span>
</text:h>
      <text:p text:style-name="P4">
作者: Ukrinform (Person)</text:p>
      <text:p text:style-name="P4">
出版商: Укринформ (Organization)</text:p>
      <text:p text:style-name="P4">
出版时间: 2023-05-18T22:59:00+03:00</text:p>
      <text:p text:style-name="P4">
修改时间: 2023-05-18T22:59:00+03:00</text:p>
      <text:p text:style-name="P4">
描述: 在2023年的世界杯比赛中，在坦佩雷（芬兰）和里加（拉脱维亚）的曲棍球比赛中，第四个圈比赛结束了。  - 乌克林。</text:p>
      <text:p text:style-name="P4">
图片: ["<text:a xlink:type="simple" xlink:href="https://static.ukrinform.com/photos/2023_05/thumb_files/630_360_1684439398-342.jpg" text:style-name="Internet_20_link" text:visited-style-name="Visited_20_Internet_20_Link">
630_360_16844...</text:a>
"]</text:p>
      <text:p text:style-name="P4">
标签: ['Чемпіонат світу', 'хокей']</text:p>
      <text:p text:style-name="P4">
类型: Article</text:p>
      <!--METADATA-->
      <text:p text:style-name="P4">
<draw:frame draw:style-name="fr1" draw:name="Image281" text:anchor-type="as-char" svg:width="6.9236in" svg:height="3.956343in" draw:z-index="0">
<draw:image xlink:href="../Images/yкринформ/2023-05-18T22-59-00-03-00/630_360_1684439398-342.jpg" xlink:type="simple" xlink:show="embed" xlink:actuate="onLoad" draw:mime-type="image/jpeg"/>
</draw:frame>
2023年世界世界暖和者(芬兰)和里加(拉脱维亚)第四个抽奖圈的战斗结束了。</text:p>
      <text:p text:style-name="P4">
瑞典国家队继续进行第四场胜利，瑞典国家队自信地踢出匈牙利队-7：1(3：1，3：0，1：0)，报道乌克林福姆。</text:p>
      <text:p text:style-name="P4">
在周四的其他比赛中，捷克共和国赢得了对斯洛文尼亚的自愿胜利-6：2(0：2，1：0，5：0)，德国击败丹麦-6：4(0：1，3：1，3：2)，而斯威泽尔(Switzerzhav)是斯洛伐克(Slovakia)的一座山 -  4：2(1：0，1：2，2：0).</text:p>
      <text:p text:style-name="P4">
<text:span text:style-name="T5">
Турнірне становище:</text:span>
</text:p>
      <text:p text:style-name="P4">
група А: США - 12 очок, Швеція - 11, Данія - 8, Фінляндія - 7, Франція - 4,Німеччина - 3, Угорщина - 2, Австрія - 1;</text:p>
      <text:p text:style-name="P4">
група В : Швейцарія - 12 очок, Канада - 11, Чехія - 10, Латвія - 5, Словаччина- 4, Норвегія - 4, Казахстан - 2, Словенія - 0.</text:p>
      <text:p text:style-name="P4">
У наступному турі 19-20 травня зіграють: Угорщина - Фінляндія, Австрія -Німеччина, Латвія - Словенія, Казахстан - Словаччина, США - Данія, Швеція -Франція, Канада - Швейцарія, Норвегія - Чехія.</text:p>
      <text:p text:style-name="P4">
Чемпіонат світу з хокею триватиме до 28 травня.</text:p>
      <text:p text:style-name="P4">
Фото: AFP.</text:p>
      <text:p text:style-name="P4">
News Source: <text:a xlink:type="simple" xlink:href="https://www.ukrinform.ua/rubric-sports/3711145-cs2023-z-hokeu-zbirna-svecii-rozgromila-ugorsinu-peremogi-nimeccini-ta-svejcarii.html" text:style-name="Internet_20_link" text:visited-style-name="Visited_20_Internet_20_Link">
https://www.ukrinform.ua/rubric-sports/3711145-cs2023-z-hokeu-zbirna-svecii-rozgromila-ugorsinu-peremogi-nimeccini-ta-svejcarii.html</text:a>
</text:p>
      <!--NEWS-->
      <text:h text:style-name="P10" text:outline-level="1">
<text:span text:style-name="T4">
联合国表示，它正在从其他州收到与乌克兰的战争</text:span>
</text:h>
      <text:p text:style-name="P4">
作者: Ukrinform (Person)</text:p>
      <text:p text:style-name="P4">
出版商: Укринформ (Organization)</text:p>
      <text:p text:style-name="P4">
出版时间: 2023-05-18T23:01:00+03:00</text:p>
      <text:p text:style-name="P4">
修改时间: 2023-05-18T23:01:00+03:00</text:p>
      <text:p text:style-name="P4">
描述: 联合国副副主管EBO补充说明了俄罗斯，该俄罗斯召集了Radbez，讨论向乌克兰的武器供应，俄罗斯联邦的武装部队本身从国外接收武器。  - 乌克林。</text:p>
      <text:p text:style-name="P4">
图片: ["<text:a xlink:type="simple" xlink:href="https://static.ukrinform.com/photos/2023_05/thumb_files/630_360_1684439893-902.jpeg" text:style-name="Internet_20_link" text:visited-style-name="Visited_20_Internet_20_Link">
630_360_16844...</text:a>
"]</text:p>
      <text:p text:style-name="P4">
标签: ['ООН', 'Україна', 'Зброя', 'Війна з Росією']</text:p>
      <text:p text:style-name="P4">
类型: Article</text:p>
      <!--METADATA-->
      <text:p text:style-name="P4">
<draw:frame draw:style-name="fr1" draw:name="Image282" text:anchor-type="as-char" svg:width="6.9236in" svg:height="3.956343in" draw:z-index="0">
<draw:image xlink:href="../Images/yкринформ/2023-05-18T23-01-00-03-00/630_360_1684439893-902.jpeg" xlink:type="simple" xlink:show="embed" xlink:actuate="onLoad" draw:mime-type="image/jpeg"/>
</draw:frame>
联合国副副主管为EBO加法的裁军指出，俄罗斯是由Radbez释放的，以讨论向乌克兰的武器供应，RFSAMI的武装部队从国外接收武器。</text:p>
      <text:p text:style-name="P4">
根据纽约的乌克林事物通讯员的说法，他通过安全理事会报告了联合国秘书处的报告。</text:p>
      <text:p text:style-name="P4">
他指出，来自政府的信息提供了有关Iboelli -Electricity Systems武器供应的信息。 他说，这些交付包括重型武器，包括坦克，APC，直升机，直升机，大型钙化器，导弹综合大楼，无人机，Exstal Management，小型武器，轻型武器。</text:p>
      <text:p text:style-name="P4">
但是，他说，俄罗斯从国外收到武器。</text:p>
      <text:p text:style-name="P4">
<text:span text:style-name="T4">
另请阅读：</text:span>
 <text:a xlink:type="simple" xlink:href="https://www.ukrinform.ua/rubric-crimea/3711124-v-oon-spodivautsa-so-vsi-prava-krimskih-tatar-dotrimuvatimutsa.html" text:style-name="Internet_20_link" text:visited-style-name="Visited_20_Internet_20_Link">
<text:span text:style-name="T4">
 un </text:span>
</text:a>
“同时，据报道，各州正在通过或计划通过武器，例如与俄罗斯武装部队一起在乌克兰使用的武器。 此外，媒体报道了传统类型的普通武器的传播，包括炮兵导弹系统，涉及乌克兰战争的非州群体，” EBO说。</text:p>
      <text:p text:style-name="P4">
他回忆说，人权高级专员办公室记录了对乌克兰民用法规中23 821受害者的全面入侵的开始 -  8 836人丧生和14,985人受伤，“实际数字可能要高得多。”</text:p>
      <text:p text:style-name="P4">
<text:span text:style-name="T4">
另请阅读：</text:span>
 <text:a xlink:type="simple" xlink:href="https://www.ukrinform.ua/rubric-world/3710649-gensek-oon-prodovzenna-zernovoi-ugodi-e-garnou-novinou-dla-svitu.html" text:style-name="Internet_20_link" text:visited-style-name="Visited_20_Internet_20_Link">
<text:span text:style-name="T4">
 un </text:span>
</text:a>
联合国代表还谈到了基础设施，住宅建筑，学校，道路和桥梁的破坏以及对发电厂的攻击。</text:p>
      <text:p text:style-name="P4">
如报道<text:a xlink:type="simple" xlink:href="https://www.ukrinform.ua/rubric-polytics/3711132-rosia-skarzitimetsa-radbezu-oon-na-te-so-ukraina-zbivae-ii-raketi-kislica.html" text:style-name="Internet_20_link" text:visited-style-name="Visited_20_Internet_20_Link">
</text:a>
，俄罗斯再次召开了联合国安理会的会议，讨论向乌克兰提供武器。</text:p>
      <text:p text:style-name="P4">
News Source: <text:a xlink:type="simple" xlink:href="https://www.ukrinform.ua/rubric-ato/3711146-v-oon-vkazali-rosii-so-vona-otrimue-zbrou-z-insih-derzav-dla-vijni-proti-ukraini.html" text:style-name="Internet_20_link" text:visited-style-name="Visited_20_Internet_20_Link">
https://www.ukrinform.ua/rubric-ato/3711146-v-oon-vkazali-rosii-so-vona-otrimue-zbrou-z-insih-derzav-dla-vijni-proti-ukraini.html</text:a>
</text:p>
      <!--NEWS-->
      <text:h text:style-name="P10" text:outline-level="1">
<text:span text:style-name="T4">
乌克兰正试图将其和平公式传达给阿拉伯国家-Yermak</text:span>
</text:h>
      <text:p text:style-name="P4">
作者: Ukrinform (Person)</text:p>
      <text:p text:style-name="P4">
出版商: Укринформ (Organization)</text:p>
      <text:p text:style-name="P4">
出版时间: 2023-05-18T23:13:00+03:00</text:p>
      <text:p text:style-name="P4">
修改时间: 2023-05-18T23:13:00+03:00</text:p>
      <text:p text:style-name="P4">
描述: 乌克兰希望保护世界上所有国家免受本身已经出现的侵略，并试图将其带入阿拉伯世界。  - 乌克林。</text:p>
      <text:p text:style-name="P4">
图片: ["<text:a xlink:type="simple" xlink:href="https://static.ukrinform.com/photos/2023_05/thumb_files/630_360_1684440786-172.jpg" text:style-name="Internet_20_link" text:visited-style-name="Visited_20_Internet_20_Link">
630_360_16844...</text:a>
"]</text:p>
      <text:p text:style-name="P4">
标签: ['Саудівська Аравія', 'Єрмак', 'Війна з Росією', 'Формула миру']</text:p>
      <text:p text:style-name="P4">
类型: Article</text:p>
      <!--METADATA-->
      <text:p text:style-name="P4">
<draw:frame draw:style-name="fr1" draw:name="Image283" text:anchor-type="as-char" svg:width="6.9236in" svg:height="3.956343in" draw:z-index="0">
<draw:image xlink:href="../Images/yкринформ/2023-05-18T23-13-00-03-00/630_360_1684440786-172.jpg" xlink:type="simple" xlink:show="embed" xlink:actuate="onLoad" draw:mime-type="image/jpeg"/>
</draw:frame>
乌克兰旨在保护世界上的所有州免受本身将其带入阿拉伯世界的侵略。</text:p>
      <text:p text:style-name="P4">
根据乌克林的通讯员的说法，在[]中(https://t.me/s/ermaka2022)乌克兰安德里·耶尔马克总统办公室负责人说，来自沙特阿拉伯。</text:p>
      <text:p text:style-name="P4">
“乌克兰试图传达给阿拉伯世界，因为它看到了这一终结<text:a xlink:type="simple" xlink:href="https://www.ukrinform.ua/tag-vijna" text:style-name="Internet_20_link" text:visited-style-name="Visited_20_Internet_20_Link">
</text:a>
Yermak Telegram写道：“如何保护杰出侵略世界的国家，尤其是传达弗拉基米尔伦总统提出的和平的公式。”</text:p>
      <text:p text:style-name="P4">
值得注意的是，“该公式完全基于国际法和联合国宪章的原则。” “我们将在和平峰会的未来向沙特阿拉伯和其他阿拉伯国家的参与致意，在该峰会上，来自世界各地的领导人将能够根据泽伦斯基总统和平的公式找到这场战争的决定在欧洲中心，”邮报说。</text:p>
      <text:p text:style-name="P4">
耶尔马克还指出，“即使在困难的情况下，乌克兰也被判给全球问题，包括世界粮食安全问题，这是由总统弗拉基米尔·泽伦斯基谷物形成乌克兰的倡议所促进的”。</text:p>
      <text:p text:style-name="P4">
此外，总统办公室的负责人“指出了王国仔细交换囚犯的角色，囚犯的王国使大量乌克兰和外国公民释放了。” “乌克兰感谢从阿拉伯世界获得的人道主义援助，尤其是从沙特阿拉伯那里获得的，当时俄罗斯联邦已经尝试了几个月来袭击导弹，而伊朗无人无人机摧毁了能源基础设施，使数百万我们的公民，供暖和供暖和供暖和供水和水。冬季。</text:p>
      <text:p text:style-name="P4">
<text:span text:style-name="T4">
另请阅读：</text:span>
 <text:a xlink:type="simple" xlink:href="https://www.ukrinform.ua/rubric-ato/3711110-zelenskij-mi-ne-maemo-potrapiti-v-omanu-koli-rosia-pocne-govoriti-pro-mir.html" text:style-name="Internet_20_link" text:visited-style-name="Visited_20_Internet_20_Link">
</text:a>
最后，伊尔马克强调说：“乌克兰方面准备与对和平监管和战争结束的一项提议的马车和领导人进行交流，但不接受与有关我们领土和我们人民的任何妥协的谈判。”</text:p>
      <text:p text:style-name="P4">
_foto：op _</text:p>
      <text:p text:style-name="P4">
News Source: <text:a xlink:type="simple" xlink:href="https://www.ukrinform.ua/rubric-polytics/3711148-ukraina-namagaetsa-donesti-do-arabskih-krain-svou-formulu-miru-ermak.html" text:style-name="Internet_20_link" text:visited-style-name="Visited_20_Internet_20_Link">
https://www.ukrinform.ua/rubric-polytics/3711148-ukraina-namagaetsa-donesti-do-arabskih-krain-svou-formulu-miru-ermak.html</text:a>
</text:p>
      <!--NEWS-->
      <text:h text:style-name="P10" text:outline-level="1">
<text:span text:style-name="T4">
法院选择了Knyazev的预防措施 - 以1.07亿美元的押注逮捕</text:span>
</text:h>
      <text:p text:style-name="P4">
作者: Ukrinform (Person)</text:p>
      <text:p text:style-name="P4">
出版商: Укринформ (Organization)</text:p>
      <text:p text:style-name="P4">
出版时间: 2023-05-18T23:21:00+03:00</text:p>
      <text:p text:style-name="P4">
修改时间: 2023-05-18T23:21:00+03:00</text:p>
      <text:p text:style-name="P4">
描述: 最高反腐败法院选出了以拘留形式交换Vsevolod Knyazev最高法院的预防措施，并有可能引入1.07亿3.6亿3.6万。</text:p>
      <ul>
        <li>
I的，。: </li>
      </ul>
      <text:p text:style-name="P4">
图片: ["<text:a xlink:type="simple" xlink:href="https://static.ukrinform.com/photos/2023_05/thumb_files/630_360_1684441248-220.jpg" text:style-name="Internet_20_link" text:visited-style-name="Visited_20_Internet_20_Link">
630_360_16844...</text:a>
"]</text:p>
      <text:p text:style-name="P4">
标签: ['Арешт', 'Хабар', 'Князєв', 'Корупція', 'Застава', 'Вищий антикорупційний суд']</text:p>
      <text:p text:style-name="P4">
类型: Article</text:p>
      <!--METADATA-->
      <text:p text:style-name="P4">
<draw:frame draw:style-name="fr1" draw:name="Image284" text:anchor-type="as-char" svg:width="6.9236in" svg:height="3.956343in" draw:z-index="0">
<draw:image xlink:href="../Images/yкринформ/2023-05-18T23-21-00-03-00/630_360_1684441248-220.jpg" xlink:type="simple" xlink:show="embed" xlink:actuate="onLoad" draw:mime-type="image/jpeg"/>
</draw:frame>
高级反腐败法院以拘留的形式选出了王子苏兹胡苏兹·鲁兹赫兹尼(Princelyzhuzhuzhuzhny)的最高法院，以₴1.07亿360万。</text:p>
      <text:p text:style-name="P4">
乌克林福姆报道，调查法官宣布了相应的决定。</text:p>
      <text:p text:style-name="P4">
法院决定将Knyazev拘留60天，替代承诺为1.07亿3.6亿HRYVNIA。</text:p>
      <text:p text:style-name="P4">
检察官以拘留的形式以替代UAH 1.5亿的拘留形式选出了一项预审措施。 专家<text:a xlink:type="simple" xlink:href="https://www.ukrinform.ua/tag-verhovnij-sud" text:style-name="Internet_20_link" text:visited-style-name="Visited_20_Internet_20_Link">
</text:a>
它可以隐藏在乌克兰或国外，影响见证人，专家，武装部队法官，甚至摧毁二氧化碳。</text:p>
      <text:p text:style-name="P4">
Knyazev本人和他的律师要求法院选择一种与拘留无关的约束措施。</text:p>
      <text:p text:style-name="P4">
<text:span text:style-name="T4">
另请阅读：</text:span>
 <text:a xlink:type="simple" xlink:href="https://www.ukrinform.ua/rubric-society/3710974-advokat-stverdzue-so-zi-slidstvom-spivpracuvav-pid-prikrittam-davnij-znajomij-knazeva.html" text:style-name="Internet_20_link" text:visited-style-name="Visited_20_Internet_20_Link">
<text:span text:style-name="T4">
 knyazev </text:span>
</text:a>
正如乌克林福姆(Ukrinform)报道的，5月15日，<text:a xlink:type="simple" xlink:href="https://www.ukrinform.ua/rubric-society/3709683-nabu-i-sap-vikrili-masstabnu-korupciu-u-verhovnomu-sudi.html" text:style-name="Internet_20_link" text:visited-style-name="Visited_20_Internet_20_Link">
</text:a>
最高法院的管理层和法官获得了不当的福利。执法人员拘留了Knyazev武装部队主席，并扣押了270万美元。</text:p>
      <text:p text:style-name="P4">
2023年5月16日，在最高法院的全体会议期间(https://www.ukrinform.ua/rubric-society/3710076-suddi-verhovnogo-sudu-progolosuvali-za-vislovlenna-nedoviri-knazevu.html)uknyazyev当前负责人的分布。 法官还采用了武装部队武装部队主席Knyazev主席的权力的决议。</text:p>
      <text:p text:style-name="P4">
5月17日，最高反腐败法院<text:a xlink:type="simple" xlink:href="https://www.ukrinform.ua/rubric-society/3710545-vaks-vidmovivsa-zadovolniti-skargu-zahistu-knazeva-na-jogo-zatrimanna.html" text:style-name="Internet_20_link" text:visited-style-name="Visited_20_Internet_20_Link">
</text:a>
Knyazev保护他的拘留。</text:p>
      <text:p text:style-name="P4">
<text:span text:style-name="T4">
另请阅读：</text:span>
 <text:a xlink:type="simple" xlink:href="https://www.ukrinform.ua/rubric-polytics/3710728-ukraina-spodivaetsa-so-zatrimanna-knazeva-ne-vpline-na-politicnij-kalendar-vidnosin-z-es.html" text:style-name="Internet_20_link" text:visited-style-name="Visited_20_Internet_20_Link">
</text:a>
5月18日<text:a xlink:type="simple" xlink:href="https://www.ukrinform.ua/rubric-society/3710933-vrp-nadala-dozvil-na-utrimanna-eksgolovi-knazeva-pid-vartou.html" text:style-name="Internet_20_link" text:visited-style-name="Visited_20_Internet_20_Link">
</text:a>
提交专门的反腐败检察官办公室，以印刷授予监狱许可证。<text:span text:style-name="T5">
照片：公共</text:span>
</text:p>
      <text:p text:style-name="P4">
News Source: <text:a xlink:type="simple" xlink:href="https://www.ukrinform.ua/rubric-society/3711149-sud-obrav-zapobiznij-zahid-knazevu.html" text:style-name="Internet_20_link" text:visited-style-name="Visited_20_Internet_20_Link">
https://www.ukrinform.ua/rubric-society/3711149-sud-obrav-zapobiznij-zahid-knazevu.html</text:a>
</text:p>
      <!--NEWS-->
      <text:h text:style-name="P10" text:outline-level="1">
<text:span text:style-name="T4">
国防部提醒人们，战争期间禁止在社交网络上发布</text:span>
</text:h>
      <text:p text:style-name="P4">
作者: Ukrinform (Person)</text:p>
      <text:p text:style-name="P4">
出版商: Укринформ (Organization)</text:p>
      <text:p text:style-name="P4">
出版时间: 2023-05-18T23:42:00+03:00</text:p>
      <text:p text:style-name="P4">
修改时间: 2023-05-18T23:42:00+03:00</text:p>
      <text:p text:style-name="P4">
描述: 国防部副部长安娜·马里亚尔（Anna Malyar）提醒人们，禁止在社交网络上发布，以免给敌人乌克兰的防空力量。  - 乌克林。</text:p>
      <text:p text:style-name="P4">
图片: ["<text:a xlink:type="simple" xlink:href="https://static.ukrinform.com/photos/2023_02/thumb_files/630_360_1676289053-714.jpg" text:style-name="Internet_20_link" text:visited-style-name="Visited_20_Internet_20_Link">
630_360_16762...</text:a>
"]</text:p>
      <text:p text:style-name="P4">
标签: ['Міноборони', 'Соцмережі', 'Війна з Росією', 'ППО']</text:p>
      <text:p text:style-name="P4">
类型: Article</text:p>
      <!--METADATA-->
      <text:p text:style-name="P4">
<draw:frame draw:style-name="fr1" draw:name="Image285" text:anchor-type="as-char" svg:width="6.9236in" svg:height="3.956343in" draw:z-index="0">
<draw:image xlink:href="../Images/yкринформ/2023-05-18T23-42-00-03-00/630_360_1676289053-714.jpg" xlink:type="simple" xlink:show="embed" xlink:actuate="onLoad" draw:mime-type="image/jpeg"/>
</draw:frame>
副国防部长安娜·马里亚尔(Anna Malyar)提醒人们，禁止在社交网络上发布，以免给敌人乌克兰的防空部队。</text:p>
      <text:p text:style-name="P4">
正如乌克林福姆报道的那样，她在[]中写了有关它的文章(https://t.me/annamaliar/763).</text:p>
      <text:p text:style-name="P4">
Так, оприлюднювати не можна:</text:p>
      <ul>
        <li>
фото та відео пусків ракет і розташування засобів української ППО;   * свої думки про те, яка зброя де може стояти і що прикривати;   * скільки одиниць техніки бачили чи пусків ракет чули.</li>
      </ul>
      <text:p text:style-name="P4">
<text:span text:style-name="T4">
Читайте також:</text:span>
 <text:a xlink:type="simple" xlink:href="https://www.ukrinform.ua/rubric-ato/3710743-potribna-totalna-tisa-gur-zaklikae-ne-publikuvati-kadri-zastosuvanna-bezpilotnikiv.html" text:style-name="Internet_20_link" text:visited-style-name="Visited_20_Internet_20_Link">
 <text:span text:style-name="T4">
публіку</text:span>
 </text:a>
正如乌克林福姆报道的，前几天<text:a xlink:type="simple" xlink:href="https://www.ukrinform.ua/tag-sbu" text:style-name="Internet_20_link" text:visited-style-name="Visited_20_Internet_20_Link">
</text:a>
揭露<text:a xlink:type="simple" xlink:href="https://www.ukrinform.ua/rubric-kyiv/3710333-sbu-vikrila-sistoh-kian-aki-zasvitili-robotu-ppo.html" text:style-name="Internet_20_link" text:visited-style-name="Visited_20_Internet_20_Link">
</text:a>
关于5月16日的大规模火箭袭击，乌克兰防空的工作。</text:p>
      <text:p text:style-name="P4">
News Source: <text:a xlink:type="simple" xlink:href="https://www.ukrinform.ua/rubric-ato/3710960-u-minoboroni-nagadali-so-zaboroneno-publikuvati-u-socmerezah-pid-cas-vijni.html" text:style-name="Internet_20_link" text:visited-style-name="Visited_20_Internet_20_Link">
https://www.ukrinform.ua/rubric-ato/3710960-u-minoboroni-nagadali-so-zaboroneno-publikuvati-u-socmerezah-pid-cas-vijni.html</text:a>
</text:p>
      <!--NEWS-->
      <text:h text:style-name="P10" text:outline-level="1">
<text:span text:style-name="T4">
俄罗斯指挥官暴露了</text:span>
</text:h>
      <text:p text:style-name="P4">
作者: ['АРМІЯINFORM']</text:p>
      <text:p text:style-name="P4">
时间: 2023-05-18T24:00:00-04:00</text:p>
      <text:p text:style-name="P4">
描述: 斯利奇（Slidchh）有一个人向马斯瓦尼·阿特布斯特里夫·赫尔森（Masovani Artobstriliv Kherson）开火，他开车...与乌克兰2022年的战争，与乌克兰的最新消息，今天与乌克兰的新闻，乌克兰2022年最后一次与乌克兰进行战争，将在乌克兰和俄罗斯和俄罗斯之间以及俄罗斯和俄罗斯之间发生战争与乌克兰的战争将是不久的</text:p>
      <text:p text:style-name="P4">
图片: ['<text:a xlink:type="simple" xlink:href="https://armyinform.com.ua/wp-content/uploads/2023/05/e7dabfff-8a2b-42c5-bee6-4eeb8825c776.jpg" text:style-name="Internet_20_link" text:visited-style-name="Visited_20_Internet_20_Link">
e7dabfff-8a2b-42c5-bee6-4eeb8825c776.jpg</text:a>
']</text:p>
      <text:p text:style-name="P4">
标签: ['STOPRUSSIA', 'АГРЕСІЯ РФ', 'ВТОРГНЕННЯ РФ', 'СБУ']</text:p>
      <text:p text:style-name="P4">
类别: News</text:p>
      <!--METADATA-->
      <text:p text:style-name="P4">
<draw:frame draw:style-name="fr1" draw:name="Image286" text:anchor-type="as-char" svg:width="6.9236in" svg:height="8.764051in" draw:z-index="0">
<draw:image xlink:href="../Images/AРМІЯINFORM/2023-05-18T24-00-00-04-00/e7dabfff-8a2b-42c5-bee6-4eeb8825c776.jpg" xlink:type="simple" xlink:show="embed" xlink:actuate="onLoad" draw:mime-type="image/jpeg"/>
</draw:frame>
调查人员已经确定了一名参与库尔森城市金牛座的大规模文章的人。 原来，他是第8个单独的炮兵团的德米特里·扎尔基(Dmitry Zharki-Commandir)上校，是俄罗斯联邦黑海舰队第22陆军军队。</text:p>
      <text:p text:style-name="P4">
关于它<text:a xlink:type="simple" xlink:href="https://ssu.gov.ua/novyny/sbu-vstanovyla-komandyra-artpolku-rf-yakyi-viddav-nakaz-na-obstril-zhytlovykh-kvartaliv-khersona" text:style-name="Internet_20_link" text:visited-style-name="Visited_20_Internet_20_Link">
报告</text:a>
乌克兰的安全服务。</text:p>
      <ul>
        <li>
2022年12月24日，占领者从BM-21毕业生的喷气系统向赫尔森的中部命令射击，该毕业生被放置在Dniep​​er河的左岸。 然后，种族主义者亲吻了该地区中心中心的住宅建筑，商店，医院和人道主义援助。 由于敌对炮击，有11名平民被杀，另有64人受伤。 大多数受害者是妇女和年龄的人， - 信息写着。</li>
      </ul>
      <text:p text:style-name="P4">
正如所指出的那样，在邀请HOT邀请HOT邀请到克里姆林宫之后不久，在那里被授予了针对乌克兰平民的恐怖。</text:p>
      <text:p text:style-name="P4">
根据调查，2014年的军事罪犯积极参与了克里米亚。 随后，他的军团开始驻扎在乌克兰半岛的暂时占领领土上。</text:p>
      <text:p text:style-name="P4">
在全面入侵开始后，南部阵线涉及的下属单位。</text:p>
      <text:p text:style-name="P4">
根据收集的证据，安全部门的安全部门向袭击者报告了侵犯战争法律和习俗的袭击者。</text:p>
      <text:p text:style-name="P4">
正在进行复杂的措施对我国的罪行负责。</text:p>
      <text:p text:style-name="P4">
该调查是由霍森地区的SBU员工在区域检察官办公室的保存领导下进行的。</text:p>
      <text:p text:style-name="P4">
News Source: <text:a xlink:type="simple" xlink:href="https://armyinform.com.ua/2023/05/18/vykryto-rosijskogo-komandyra-yakyj-viddav-nakaz-na-obstril-czentra-hersonu/" text:style-name="Internet_20_link" text:visited-style-name="Visited_20_Internet_20_Link">
https://armyinform.com.ua/2023/05/18/vykryto-rosijskogo-komandyra-yakyj-viddav-nakaz-na-obstril-czentra-hersonu/</text:a>
</text:p>
      <!--NEWS-->
      <text:h text:style-name="P10" text:outline-level="1">
<text:span text:style-name="T4">
VESESPIKER OLENA KONDRATYUK：将近20,000名乌克兰儿童被驱逐到俄罗斯联邦</text:span>
</text:h>
      <text:p text:style-name="P4">
作者: ['АРМІЯINFORM']</text:p>
      <text:p text:style-name="P4">
时间: 2023-05-18T25:00:00-04:00</text:p>
      <text:p text:style-name="P4">
描述: 为了乌克兰的奥伦娜·康德里克（Olena Kondratyuk）的缘故，至高无上的家长陷入了特殊的现状...与乌克兰2022年的战争，与乌克兰的最新新闻，《与乌克兰的新闻》，《与乌克兰2022年的新闻》上次进行，乌克兰和俄罗斯与俄罗斯和俄罗斯之间的战争将会他们说，当2022年与乌克兰的战争在2022年是否有一年的战争时，他们会在不久的将来与乌克兰战争，他们说，与乌克兰的战争，今天的乌克兰新闻，乌克兰的新闻，乌克兰媒体的俄罗斯媒体</text:p>
      <text:p text:style-name="P4">
图片: ['<text:a xlink:type="simple" xlink:href="https://armyinform.com.ua/wp-content/uploads/2023/05/1kondra1705.jpg" text:style-name="Internet_20_link" text:visited-style-name="Visited_20_Internet_20_Link">
1kondra1705.jpg</text:a>
']</text:p>
      <text:p text:style-name="P4">
标签: ['STOPRUSSIA', 'АГРЕСІЯ РФ', 'ВТОРГНЕННЯ РФ', 'ДІТИ УКРАЇНИ']</text:p>
      <text:p text:style-name="P4">
类别: News</text:p>
      <!--METADATA-->
      <text:p text:style-name="P4">
<draw:frame draw:style-name="fr1" draw:name="Image287" text:anchor-type="as-char" svg:width="6.9236in" svg:height="4.615733in" draw:z-index="0">
<draw:image xlink:href="../Images/AРМІЯINFORM/2023-05-18T25-00-00-04-00/1kondra1705.jpg" xlink:type="simple" xlink:show="embed" xlink:actuate="onLoad" draw:mime-type="image/jpeg"/>
</draw:frame>
乌克兰Verkhovna Rada的副主席Olena Kondratyuk演出了阿塞拜疆共和国共和国的Millie Medzhlis，致力于Hear Aliyev生日的100周年。</text:p>
      <text:p text:style-name="P4">
关于它<text:a xlink:type="simple" xlink:href="https://www.rada.gov.ua/news/Top-novyna/236650.html" text:style-name="Internet_20_link" text:visited-style-name="Visited_20_Internet_20_Link">
报告</text:a>
乌克兰的Verkhovna Rada。</text:p>
      <text:p text:style-name="P4">
她回忆说，阿塞拜疆盖戴尔·阿里耶夫达(Azerbaijan Gaydar Aliyevda)的国家领导人确定了乌克兰人对所选独立道路的坚定信心，并结束对任何其他州的依赖。</text:p>
      <text:p text:style-name="P4">
Vesespicker还感谢阿塞拜疆为乌克兰提供的人道主义援助的支持和合作和提供。</text:p>
      <text:p text:style-name="P4">
“我要感谢阿塞拜疆领导人对乌克兰领土完整性主权的一致支持。 就我而言，我要确保乌克兰人将支持阿塞拜疆共和国在其国际公认的边界中的领土完整。</text:p>
      <text:p text:style-name="P4">
Vesespicker强调，阿塞拜疆以及乌克兰以尊严保护她的土地。 她还要感谢阿塞拜疆民族在乌克兰武装部队中为乌克兰自由而战的阿塞拜疆民族。</text:p>
      <text:p text:style-name="P4">
在演讲中，乌克兰Verkhovna Rada的副主席呼吁阿塞拜疆的消费者和会议的参与者，对俄罗斯入侵乌克兰的毁灭性后果。</text:p>
      <text:p text:style-name="P4">
Vespicker强调，在俄罗斯入侵乌克兰炸弹袭击期间，有3,000多个教育机构和100多家医疗机构受伤。</text:p>
      <text:p text:style-name="P4">
“在乌克兰城市欧丁(Irpin)，大家在俄罗斯军队反对和平的乌克兰公民的恐怖消息中都听到了，那里有一条街道和广场的盖亚德·阿里耶夫(Gayard Aliyev)的妻子，杰出的眼科医生，院士Zarifia。 为了她的荣誉，欧丁学校也被任命为12号。 俄罗斯人解雇了Aliyovubul学校，” Elena Kondratyuk强调。</text:p>
      <text:p text:style-name="P4">
同时，Verkhovna Rada的副董事长不仅加剧了俄罗斯占领乌克兰土地的占领，而且还以俄罗斯人的直接疯狂意图，乌克兰人的种族灭绝并没有被俄罗斯人掩盖，我们的孩子们踢了我们的孩子。”</text:p>
      <text:p text:style-name="P4">
她强调，将近20,000名乌克兰儿童(这只是一个正式的数字)被暴力驱逐到俄罗斯。</text:p>
      <text:p text:style-name="P4">
News Source: <text:a xlink:type="simple" xlink:href="https://armyinform.com.ua/2023/05/18/viczespikerka-olena-kondratyuk-majzhe-20-tysyach-ukrayinskyh-ditej-nasylnyczki-deportovano-do-rf/" text:style-name="Internet_20_link" text:visited-style-name="Visited_20_Internet_20_Link">
https://armyinform.com.ua/2023/05/18/viczespikerka-olena-kondratyuk-majzhe-20-tysyach-ukrayinskyh-ditej-nasylnyczki-deportovano-do-rf/</text:a>
</text:p>
      <!--NEWS-->
      <text:h text:style-name="P10" text:outline-level="1">
<text:span text:style-name="T4">
RRT的关注恢复了Kherson地区两个广播电台的操作</text:span>
</text:h>
      <text:p text:style-name="P4">
作者: ['АРМІЯINFORM']</text:p>
      <text:p text:style-name="P4">
时间: 2023-05-18T26:00:00-04:00</text:p>
      <text:p text:style-name="P4">
描述: 关注的是Radisomonnaya，Radiozv'yaska，Telebacco，Yachiy来到Sphere Manded ...与乌克兰2022年的战争，与乌克兰的最新新闻，今天与乌克兰2022年的新闻，今天，乌克兰和俄罗斯和俄罗斯和俄罗斯之间的战争将会当他们在2022年与乌克兰进行战争时，他们说，在不久的将来，乌克兰是否会与乌克兰进行战争</text:p>
      <text:p text:style-name="P4">
图片: ['<text:a xlink:type="simple" xlink:href="https://armyinform.com.ua/wp-content/uploads/2023/05/site000296.png" text:style-name="Internet_20_link" text:visited-style-name="Visited_20_Internet_20_Link">
site000296.png</text:a>
']</text:p>
      <text:p text:style-name="P4">
标签: ['STOPRUSSIA', 'АГРЕСІЯ РФ', 'ВТОРГНЕННЯ РФ', 'ХЕРСОНСЬКА ОБЛАСТЬ']</text:p>
      <text:p text:style-name="P4">
类别: News</text:p>
      <!--METADATA-->
      <text:p text:style-name="P4">
<draw:frame draw:style-name="fr1" draw:name="Image288" text:anchor-type="as-char" svg:width="6.9236in" svg:height="5.204239in" draw:z-index="0">
<draw:image xlink:href="../Images/AРМІЯINFORM/2023-05-18T26-00-00-04-00/site000296.png" xlink:type="simple" xlink:show="embed" xlink:actuate="onLoad" draw:mime-type="image/png"/>
</draw:frame>
属于国家通信秘书处的无线电广播，无线电通信和电视的关注，继续恢复乌克兰的乌克兰偏见领土的无线电广播。</text:p>
      <text:p text:style-name="P4">
关于它<text:a xlink:type="simple" xlink:href="https://t.me/dsszzi_official/5820" text:style-name="Internet_20_link" text:visited-style-name="Visited_20_Internet_20_Link">
报告</text:a>
子宫的状态安全。</text:p>
      <text:p text:style-name="P4">
从现在开始，KRRT专家恢复了Kherson地区Berislav区的两个公共广播电台的工作：</text:p>
      <text:p text:style-name="P4">
<text:span text:style-name="T5">
无线电文化-91.4 FM； </text:span>
无线电梁-98.5 FM。</text:p>
      <text:p text:style-name="P4">
语音修复发生在20122年11月15日的1287年11月15日的乌克兰部长内阁内部进行，“在20122年指导国家预算资金的一些问题，以实施恢复电视和广播广播广播的措施，Chernihiv，Sumy和Kherson地区”。</text:p>
      <text:p text:style-name="P4">
News Source: <text:a xlink:type="simple" xlink:href="https://armyinform.com.ua/2023/05/18/konczern-rrt-vidnovyv-robotu-dvoh-radiostanczij-na-hersonshhyni/" text:style-name="Internet_20_link" text:visited-style-name="Visited_20_Internet_20_Link">
https://armyinform.com.ua/2023/05/18/konczern-rrt-vidnovyv-robotu-dvoh-radiostanczij-na-hersonshhyni/</text:a>
</text:p>
      <!--NEWS-->
      <text:h text:style-name="P10" text:outline-level="1">
<text:span text:style-name="T4">
经济部讨论了另一种简化</text:span>
</text:h>
      <text:p text:style-name="P4">
作者: ['АРМІЯINFORM']</text:p>
      <text:p text:style-name="P4">
时间: 2023-05-18T27:00:00-04:00</text:p>
      <text:p text:style-name="P4">
描述: patannya提起的货物进口库，对Vobronitvtsa至关重要...与乌克兰2022年的战争，与乌克兰的最新新闻，今天与乌克兰的新闻，今天与乌克兰的新闻战争，今天上次与乌克兰的新闻战，乌克兰和俄罗斯之间以及俄罗斯和俄罗斯之间的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5/323_iqyi1wigi38ousasrg09ytrswtwokdau_w_767-e1684351833983.jpg" text:style-name="Internet_20_link" text:visited-style-name="Visited_20_Internet_20_Link">
323_iqyi1wigi38ousasrg09ytrswtwokdau_w_767-e1684351833983.jpg</text:a>
']</text:p>
      <text:p text:style-name="P4">
标签: ['STOPRUSSIA', 'АГРЕСІЯ РФ', 'ВТОРГНЕННЯ РФ', 'РІШЕННЯ УРЯДУ']</text:p>
      <text:p text:style-name="P4">
类别: News</text:p>
      <!--METADATA-->
      <text:p text:style-name="P4">
<draw:frame draw:style-name="fr1" draw:name="Image289" text:anchor-type="as-char" svg:width="6.9236in" svg:height="5.056875in" draw:z-index="0">
<draw:image xlink:href="../Images/AРМІЯINFORM/2023-05-18T27-00-00-04-00/323_iqyi1wigi38ousasrg09ytrswtwokdau_w_767-e1684351833983.jpg" xlink:type="simple" xlink:show="embed" xlink:actuate="onLoad" draw:mime-type="image/jpeg"/>
</draw:frame>
说明性照片</text:p>
      <text:p text:style-name="P4">
在2023年5月17日在乌克兰经济部的一次工作会议上，讨论了简化货物进口的进一步步骤，对于生产武器和军事设备的生产至关重要，并加强了乌克兰的国防能力。</text:p>
      <text:p text:style-name="P4">
关于它<text:a xlink:type="simple" xlink:href="https://www.kmu.gov.ua/news/v-minekonomiky-obhovoryly-shliakhy-podalshoho-sproshchennia-importu-tovariv-viiskovoho-pryznachennia-dlia-zabezpechennia-natsionalnykh-syl-oborony" text:style-name="Internet_20_link" text:visited-style-name="Visited_20_Internet_20_Link">
报告</text:a>
政府门户。</text:p>
      <text:p text:style-name="P4">
会议由经济部，国防，战略工业，州出口管制服务，乌克兰雇主联合会，部门协会和OPC的代表参加了会议。</text:p>
      <text:p text:style-name="P4">
正如制造商的代表在会议期间指出的那样，政府以前提出了必要的决定，使得有可能大大简化商品的进口和对国防需求的两倍使用。以同样的方式，去年3月，修正案，解决方案否。 。(ML1 -ML22)需要国家国防军需求的军事物品清单。</text:p>
      <text:p text:style-name="P4">
12月，政府批准了国际转让的军事用品和双重用途清单(进口)在《戒严法》中，“国家控制军事患者国际转移和双重用法的法律”并不普遍(第1378号决议).</text:p>
      <text:p text:style-name="P4">
Відтак, нагальні потреби ОПК вимагають подальших кроків з лібералізаціївідповідних механізмів. Зокрема, розширення переліку товарів, на імпорт якихне буде поширюватися у період воєнного стану дія закону про експортнийконтроль.</text:p>
      <text:p text:style-name="P4">
Під час засідання були обговорені конкретні пропозиції виробників щодорозширення переліку. За підсумками вирішено опрацювати подані пропозиції зурахуванням позицій всіх зацікавлених сторін та внести відповідні зміни допостанови № 1378, які будуть надані на погодження до заінтересованих державнихорганів та подані на розгляд Уряду.</text:p>
      <text:p text:style-name="P4">
News Source: <text:a xlink:type="simple" xlink:href="https://armyinform.com.ua/2023/05/18/v-minekonomiky-obgovoryly-chergove-sproshhennya-importu-tovariv-vijskovogo-pryznachennya/" text:style-name="Internet_20_link" text:visited-style-name="Visited_20_Internet_20_Link">
https://armyinform.com.ua/2023/05/18/v-minekonomiky-obgovoryly-chergove-sproshhennya-importu-tovariv-vijskovogo-pryznachennya/</text:a>
</text:p>
      <!--NEWS-->
      <text:h text:style-name="P10" text:outline-level="1">
<text:span text:style-name="T4">
在赫尔森中，一名护士被拘留，认为“倾倒”了乌克兰捍卫者的个人数据</text:span>
</text:h>
      <text:p text:style-name="P4">
作者: ['АРМІЯINFORM']</text:p>
      <text:p text:style-name="P4">
时间: 2023-05-18T28:00:00-04:00</text:p>
      <text:p text:style-name="P4">
描述: 在明星霍森·SBU（Star Kherson SBU），一名经纪人向特工大喊。 她的护士摇摇欲坠...与乌克兰2022年的战争，与乌克兰的战争是今天的最新消息，今天与乌克兰2022的战争是今天的最后一场，乌克兰和俄罗斯之间的战争是否会发生战争，当与乌克兰的战争之间他们说，2022年，是否会与乌克兰进行战争，在不久的将来，他们说，今天与乌克兰的战争，今天的乌克兰新闻，乌克兰新闻，乌克兰媒体在俄罗斯的乌克兰新闻</text:p>
      <text:p text:style-name="P4">
图片: ['<text:a xlink:type="simple" xlink:href="https://armyinform.com.ua/wp-content/uploads/2023/05/6b87d683bce9d2851921d26609d1c53e.jpeg" text:style-name="Internet_20_link" text:visited-style-name="Visited_20_Internet_20_Link">
6b87d683bce9d2851921d26609d1c53e.jpeg</text:a>
']</text:p>
      <text:p text:style-name="P4">
标签: ['STOPRUSSIA', 'АГРЕСІЯ РФ', 'ВТОРГНЕННЯ РФ', 'КОЛАБОРАНТИ', 'СБУ']</text:p>
      <text:p text:style-name="P4">
类别: News</text:p>
      <!--METADATA-->
      <text:p text:style-name="P4">
<draw:frame draw:style-name="fr1" draw:name="Image290" text:anchor-type="as-char" svg:width="6.9236in" svg:height="4.615733in" draw:z-index="0">
<draw:image xlink:href="../Images/AРМІЯINFORM/2023-05-18T28-00-00-04-00/6b87d683bce9d2851921d26609d1c53e.jpeg" xlink:type="simple" xlink:show="embed" xlink:actuate="onLoad" draw:mime-type="image/jpeg"/>
</draw:frame>
在解放的霍森中，SBU拘留了另一位俄罗斯特工。</text:p>
      <text:p text:style-name="P4">
她是一家当地医院的护士，在FSB人事雇员对区域中心占领期间招募。</text:p>
      <text:p text:style-name="P4">
在霍尔森(Kherson)释放后，她留在伊普莱德市(Ipreadays)市，在一家医疗机构工作，以侦察和颠覆乌克兰。</text:p>
      <text:p text:style-name="P4">
随后，为侵略者收集的恶意因素是在医疗机构接受治疗的乌克兰捍卫者的组成数据。</text:p>
      <text:p text:style-name="P4">
她还监视了由区域中心的吉拉特人驻扎在国防军上。</text:p>
      <text:p text:style-name="P4">
此外，俄罗斯特工还记录了敌对火箭发射器和霍森的后果，并通过使者将相应的“报告”转移到了FSB。</text:p>
      <text:p text:style-name="P4">
情报需要入侵者来调整城市中的重新射击。</text:p>
      <text:p text:style-name="P4">
根据调查人员的说法，在俄罗斯情报部门的视野中，一名妇女通过电报中的一个反乌克兰人团体获得了入侵者的公众支持。</text:p>
      <text:p text:style-name="P4">
在居住地的搜查中，被告找到了她用来与侵略者通信的手机。</text:p>
      <text:p text:style-name="P4">
根据收集的证据，安全局的调查人员告诉她怀疑戒严令中的一名经过的背叛。</text:p>
      <text:p text:style-name="P4">
她现在被拘留。 正在进行调查以确定所有犯罪。</text:p>
      <text:p text:style-name="P4">
该综合措施是由SBU员工在库尔森地区的检察官办公室保存领导下进行的。</text:p>
      <text:p text:style-name="P4">
<text:span text:style-name="T4">
来源：</text:span>
 <text:a xlink:type="simple" xlink:href="https://ssu.gov.ua/novyny/sbu-zatrymala-medsestru-yaka-pratsiuvala-na-fsb-i-zlyvala-vorohu-personalni-dani-ukrainskykh-zakhysnykiv" text:style-name="Internet_20_link" text:visited-style-name="Visited_20_Internet_20_Link">
<text:span text:style-name="T5">
sbu</text:span>
</text:a>
</text:p>
      <text:p text:style-name="P4">
News Source: <text:a xlink:type="simple" xlink:href="https://armyinform.com.ua/2023/05/18/u-hersoni-zatrymano-medsestru-yaka-zlyvala-vorogu-personalni-dani-ukrayinskyh-zahysnykiv/" text:style-name="Internet_20_link" text:visited-style-name="Visited_20_Internet_20_Link">
https://armyinform.com.ua/2023/05/18/u-hersoni-zatrymano-medsestru-yaka-zlyvala-vorogu-personalni-dani-ukrayinskyh-zahysnykiv/</text:a>
</text:p>
      <!--NEWS-->
      <text:h text:style-name="P10" text:outline-level="1">
<text:span text:style-name="T4">
Oleksandr Kubrakov：谷物一致性再解锁了120天</text:span>
</text:h>
      <text:p text:style-name="P4">
作者: ['АРМІЯINFORM']</text:p>
      <text:p text:style-name="P4">
时间: 2023-05-18T29:00:00-04:00</text:p>
      <text:p text:style-name="P4">
描述: Vika-Prem'r-Minigra Z Vydnnaya Ukrainian-Minstro Rosvitka Gromad，Teritorskoy ...与乌克兰2022年的战争，与乌克兰的最新新闻，今天与乌克兰2022年的新闻战争，今天，乌克兰和俄罗斯和俄罗斯和俄罗斯之间的战争将在当2022年与乌克兰与乌克兰的战争将在不久的将来与乌克兰战争，与乌克兰的战争，今天与乌克兰新闻，乌克兰新闻，乌克兰媒体在俄罗斯的乌克兰新闻</text:p>
      <text:p text:style-name="P4">
图片: ['<text:a xlink:type="simple" xlink:href="https://armyinform.com.ua/wp-content/uploads/2023/05/3f41433e6e049a617bf691645c2714fb.webp" text:style-name="Internet_20_link" text:visited-style-name="Visited_20_Internet_20_Link">
3f41433e6e049a617bf691645c2714fb.webp</text:a>
']</text:p>
      <text:p text:style-name="P4">
标签: ['STOPRUSSIA', 'АГРЕСІЯ РФ', 'ВТОРГНЕННЯ РФ', 'ЗЕРНОВА УГОДА']</text:p>
      <text:p text:style-name="P4">
类别: News</text:p>
      <!--METADATA-->
      <text:p text:style-name="P4">
<draw:frame draw:style-name="fr1" draw:name="Image291" text:anchor-type="as-char" svg:width="6.9236in" svg:height="4.586193in" draw:z-index="0">
<draw:image xlink:href="../ConvertedIMGs/AРМІЯINFORM/2023-05-18T29-00-00-04-00/3f41433e6e049a617bf691645c2714fb.png" xlink:type="simple" xlink:show="embed" xlink:actuate="onLoad" draw:mime-type="image/png"/>
</draw:frame>
说明性照片</text:p>
      <text:p text:style-name="P4">
恢复乌克兰社区，领土和基础设施发展的乌克兰局部副总理亚历山大·库布拉科夫(Alexander Kubrakov)谈到了《 Geruric协议》的延续。</text:p>
      <text:p text:style-name="P4">
关于它<text:a xlink:type="simple" xlink:href="https://www.kmu.gov.ua/news/oleksandr-kubrakov-zernovu-uhodu-rozblokovano" text:style-name="Internet_20_link" text:visited-style-name="Visited_20_Internet_20_Link">
报告</text:a>
政府门户。</text:p>
      <text:p text:style-name="P4">
“谷物协议已解锁，它将持续到7月18日。 得益于我们的合作伙伴土耳其和联合国的努力，这将是很多接收乌克兰产品。 我们感谢合作伙伴坚决而有目的的建议，即该协议将来应在未来以及所有人签署的条件下起作用。 我注意到，谷物倡议是有效的，因为它延长了120天，直到7月18日。”亚历山大·库布拉科夫(Alexander Kubrakov)强调。</text:p>
      <text:p text:style-name="P4">
迄今为止，已经将30040万个TONAG产品发送到了世界的需求。 自4月中旬以来，俄罗斯毫无根据地发起了倡议的工作，实际上，5月，俄罗斯拒绝注册舰队并对舰队进行检查，从而阻止了它，该舰队将加载D -kukrainian港口。 现在，预计在领土上有将近70艘船，有9​​0％是那些准备将我们的农民产品运送到世界的人。</text:p>
      <text:p text:style-name="P4">
“我们欢迎该倡议的延续，但我们强调它应该有效地发挥作用。 为此，有必要消除俄罗斯已经造成的问题，即破坏检查和新飞行器的注册。 我们希望我们的合作伙伴将尽一切努力使谷物协议在世界的粮食安全上充分发挥作用，俄罗斯最终将以粮食作为武器和勒索。”证词写道。</text:p>
      <text:p text:style-name="P4">
News Source: <text:a xlink:type="simple" xlink:href="https://armyinform.com.ua/2023/05/18/oleksandr-kubrakov-zernovu-ugodu-rozblokovano-shhe-na-120-dib/" text:style-name="Internet_20_link" text:visited-style-name="Visited_20_Internet_20_Link">
https://armyinform.com.ua/2023/05/18/oleksandr-kubrakov-zernovu-ugodu-rozblokovano-shhe-na-120-dib/</text:a>
</text:p>
      <!--NEWS-->
      <text:h text:style-name="P10" text:outline-level="1">
<text:span text:style-name="T4">
展览“为了未来的统一”将在敖德萨开放</text:span>
</text:h>
      <text:p text:style-name="P4">
作者: ['АРМІЯINFORM']</text:p>
      <text:p text:style-name="P4">
时间: 2023-05-18T30:00:00-04:00</text:p>
      <text:p text:style-name="P4">
描述: Syogodnis，在克鲁格利·扎贝斯基车站（Krugliy Zabesky Station）第18次伤害14:00的伤害。 2022年与乌克兰与乌克兰的战争将与否，在不久的将来，乌克兰与乌克兰的战争，与乌克兰的战争，今天的乌克兰新闻，乌克兰新闻，乌克兰媒体的乌克兰新闻</text:p>
      <text:p text:style-name="P4">
图片: ['<text:a xlink:type="simple" xlink:href="https://armyinform.com.ua/wp-content/uploads/2023/05/7d1c3959-f115-43c2-8c2b-fb854acbbde7.jpg" text:style-name="Internet_20_link" text:visited-style-name="Visited_20_Internet_20_Link">
7d1c3959-f115-43c2-8c2b-fb854acbbde7.jpg</text:a>
']</text:p>
      <text:p text:style-name="P4">
标签: ['АГРЕСІЯ РФ', 'ВТОРГНЕННЯ РФ', 'ЄДНАННЯ ЗАРАДИ МАЙБУТНЬОГО', 'УКРЗАЛІЗНИЦЯ']</text:p>
      <text:p text:style-name="P4">
类别: News</text:p>
      <!--METADATA-->
      <text:p text:style-name="P4">
<draw:frame draw:style-name="fr1" draw:name="Image292" text:anchor-type="as-char" svg:width="6.9236in" svg:height="3.894525in" draw:z-index="0">
<draw:image xlink:href="../Images/AРМІЯINFORM/2023-05-18T30-00-00-04-00/7d1c3959-f115-43c2-8c2b-fb854acbbde7.jpg" xlink:type="simple" xlink:show="embed" xlink:actuate="onLoad" draw:mime-type="image/jpeg"/>
</draw:frame>
今天，5月18日，下午2:00，敖德萨车站的敖德萨站“为了未来的统一”，介绍了乌克兰人在完整开始时的特殊性和蒸发的阶段 - 规模铁路入侵及其在现代乌克兰生活中运作。</text:p>
      <text:p text:style-name="P4">
关于它<text:a xlink:type="simple" xlink:href="https://armyinform.com.ua/reformator/script%20async%20src=%22https:/telegram.org/js/telegram-widget.js" text:style-name="Internet_20_link" text:visited-style-name="Visited_20_Internet_20_Link">
报告</text:a>
Ukrzaliznytsia。</text:p>
      <ul>
        <li>
收集的有关疏散，医疗，外交和邮政汽车的摄影作品每天从全面入侵开始时每天缝制该国，在火车上推出的那天首次在Uzhgorod上展出。 今年，他将Uzhgorod驱车前往Kramatorsk，向我们东部的士兵带来了支持，最后202222222221-从Rakhov到Mariupol，这是我们将要重复的最长路线，这是信息。</li>
      </ul>
      <text:p text:style-name="P4">
随后，展览前往切尔尼夫特，伊万诺·弗兰基夫斯克和温妮妮莎的车站。</text:p>
      <text:p text:style-name="P4">
可以在三周内查看暴露。</text:p>
      <text:p text:style-name="P4">
News Source: <text:a xlink:type="simple" xlink:href="https://armyinform.com.ua/2023/05/18/v-odesi-vidkryyetsya-vystavka-yednannya-zarady-majbutnogo/" text:style-name="Internet_20_link" text:visited-style-name="Visited_20_Internet_20_Link">
https://armyinform.com.ua/2023/05/18/v-odesi-vidkryyetsya-vystavka-yednannya-zarady-majbutnogo/</text:a>
</text:p>
      <!--NEWS-->
      <text:h text:style-name="P10" text:outline-level="1">
<text:span text:style-name="T4">
对于P’ yat Day开始了另一个SCO资格课程</text:span>
</text:h>
      <text:p text:style-name="P4">
作者: ['АРМІЯINFORM']</text:p>
      <text:p text:style-name="P4">
时间: 2023-05-18T31:00:00-04:00</text:p>
      <text:p text:style-name="P4">
描述: 在Kinzia之前，MTO的Chergovy Kovalifi -Katzhysyoye CTR提交的申请为5次。 申请...与乌克兰2022年的战争，与乌克兰的最新新闻战争，与乌克兰的新闻战争，2022年的新闻战争，今天将在乌克兰和俄罗斯之间发生战争，当2022年与乌克兰的战争将是他们说，在不久的将来与乌克兰发动了战争</text:p>
      <text:p text:style-name="P4">
图片: ['<text:a xlink:type="simple" xlink:href="https://armyinform.com.ua/wp-content/uploads/2023/05/347578393_791073382411998_5002751121828080607_n.jpg" text:style-name="Internet_20_link" text:visited-style-name="Visited_20_Internet_20_Link">
347578393_791073382411998_5002751121828080607_n.jpg</text:a>
']</text:p>
      <text:p text:style-name="P4">
标签: ['STOPRUSSIA', 'АГРЕСІЯ РФ', 'ВТОРГНЕННЯ РФ', 'ССО ЗСУ']</text:p>
      <text:p text:style-name="P4">
类别: News</text:p>
      <!--METADATA-->
      <text:p text:style-name="P4">
<draw:frame draw:style-name="fr1" draw:name="Image293" text:anchor-type="as-char" svg:width="6.9236in" svg:height="6.9236in" draw:z-index="0">
<draw:image xlink:href="../Images/AРМІЯINFORM/2023-05-18T31-00-00-04-00/347578393_791073382411998_5002751121828080607_n.jpg" xlink:type="simple" xlink:show="embed" xlink:actuate="onLoad" draw:mime-type="image/jpeg"/>
</draw:frame>
在下一个MSO的下一个资格课程的申请结束之前，有5天。申请被接受到22.05.2023。</text:p>
      <text:p text:style-name="P4">
在[https://sof.mil.gov.ua/join]上完成申请(https://sof.mil.gov.ua/join?fbclid=IwAR0FDdMMsWJwH0bQxYOGkaj8hL7lZv682g0972dTd3eg7H-Wynsm-U0-IN4)(网站更新到“基本页面”意味着该应用程序已提交)详细的课程和准备信息<text:a xlink:type="simple" xlink:href="https://sof.mil.gov.ua/ready" text:style-name="Internet_20_link" text:visited-style-name="Visited_20_Internet_20_Link">
https://sof.mil.gov.ua/ready</text:a>
不要失去加入武装部队特种行动士兵队伍的机会!</text:p>
      <text:p text:style-name="P4">
<text:span text:style-name="T4">
来源：</text:span>
 _ <text:a xlink:type="simple" xlink:href="https://www.facebook.com/usofcom/posts/pfbid0ggs8SfPPQrkEtjNc8yXHuwUsSZayxPW4n7aYdfPCSPbEKVDbBYBxjxtbZQJ49oJel" text:style-name="Internet_20_link" text:visited-style-name="Visited_20_Internet_20_Link">
Commandsso命令</text:a>
_</text:p>
      <text:p text:style-name="P4">
News Source: <text:a xlink:type="simple" xlink:href="https://armyinform.com.ua/2023/05/18/za-pyat-dib-startuye-chergovyj-kvalifikaczijnyj-kurs-sso/" text:style-name="Internet_20_link" text:visited-style-name="Visited_20_Internet_20_Link">
https://armyinform.com.ua/2023/05/18/za-pyat-dib-startuye-chergovyj-kvalifikaczijnyj-kurs-sso/</text:a>
</text:p>
      <!--NEWS-->
      <text:h text:style-name="P10" text:outline-level="1">
<text:span text:style-name="T4">
自5月初以来对基辅的第九次空袭-KVMA</text:span>
</text:h>
      <text:p text:style-name="P4">
作者: ['АРМІЯINFORM']</text:p>
      <text:p text:style-name="P4">
时间: 2023-05-18T32:00:00-04:00</text:p>
      <text:p text:style-name="P4">
描述: 在Izhormatziyu前面的后面，捕获了Kiyva Buli Viyavlevi的Cums ...与乌克兰2022年的战争，与乌克兰的最新新闻，《与乌克兰的新闻战》，与乌克兰2022年的新闻战争，乌克兰和俄罗斯与俄罗斯和俄罗斯之间的战争将会他们说，当2022年与乌克兰的战争将在不久的将来与乌克兰发生战争时，他们说，与乌克兰的战争，今天的乌克兰新闻，乌克兰的新闻，乌克兰媒体在俄罗斯的乌克兰新闻</text:p>
      <text:p text:style-name="P4">
图片: ['<text:a xlink:type="simple" xlink:href="https://armyinform.com.ua/wp-content/uploads/2023/05/raketnyj-udar.jpg" text:style-name="Internet_20_link" text:visited-style-name="Visited_20_Internet_20_Link">
raketnyj-udar.jpg</text:a>
']</text:p>
      <text:p text:style-name="P4">
标签: ['STOPRUSSIA', 'АГРЕСІЯ РФ', 'ВТОРГНЕННЯ РФ', 'КВМА']</text:p>
      <text:p text:style-name="P4">
类别: News</text:p>
      <!--METADATA-->
      <text:p text:style-name="P4">
<draw:frame draw:style-name="fr1" draw:name="Image294" text:anchor-type="as-char" svg:width="6.9236in" svg:height="3.893007in" draw:z-index="0">
<draw:image xlink:href="../Images/AРМІЯINFORM/2023-05-18T32-00-00-04-00/raketnyj-udar.jpg" xlink:type="simple" xlink:show="embed" xlink:actuate="onLoad" draw:mime-type="image/jpeg"/>
</draw:frame>
照片说明性</text:p>
      <text:p text:style-name="P4">
根据初步信息，发现并摧毁了基辅领空中的所有敌对目标。 从一天开始，这是首都上的第九架飞机。</text:p>
      <text:p text:style-name="P4">
关于它<text:a xlink:type="simple" xlink:href="https://armyinform.com.ua/reformator/script%20async%20src=%22https:/telegram.org/js/telegram-widget.js" text:style-name="Internet_20_link" text:visited-style-name="Visited_20_Internet_20_Link">
报告</text:a>
KVMA。</text:p>
      <ul>
        <li>
这次袭击是由TU-95MC的战略轰炸机(TU-160)从Caspian地区进行的，可能是X-101/555型的翅膀的导弹。 收到火箭之后，敌人涉及他的情报上的无人机。 很快将在消息中告知空军的数量，类型和无人机。</li>
      </ul>
      <text:p text:style-name="P4">
以前是Desnyansk和Darnytskyi地区的碎屑掉落。 最大的伤害记录在Darnytskyi区 - 车库合作社的领土上有燃烧。 大火被消除。 储量可能会在停放的汽车，冒险或森林公园地区掉落。 目前尚未收到有关受害者的信息。收集和完善了及时的效率。</text:p>
      <text:p text:style-name="P4">
News Source: <text:a xlink:type="simple" xlink:href="https://armyinform.com.ua/2023/05/18/vidbyto-devyatyj-povitryanyj-napad-na-kyyiv-z-pochatku-travnya-kvma/" text:style-name="Internet_20_link" text:visited-style-name="Visited_20_Internet_20_Link">
https://armyinform.com.ua/2023/05/18/vidbyto-devyatyj-povitryanyj-napad-na-kyyiv-z-pochatku-travnya-kvma/</text:a>
</text:p>
      <!--NEWS-->
      <text:h text:style-name="P10" text:outline-level="1">
<text:span text:style-name="T4">
白天，俄罗斯人对RSZV进行了100多次炮击</text:span>
</text:h>
      <text:p text:style-name="P4">
作者: ['АРМІЯINFORM']</text:p>
      <text:p text:style-name="P4">
时间: 2023-05-18T33:00:00-04:00</text:p>
      <text:p text:style-name="P4">
描述: 罗斯西斯卡军队并没有使健康的部队不是地衣维斯维克夫，而是内战……与乌克兰2022年的战争，与乌克兰的战争是今天的最新消息，与乌克兰2022年的新闻战争是今天的最后一场新闻成为乌克兰与俄罗斯之间的战争，以及2022年与乌克兰的战争，这将是与否，他们会在不久的将来与乌克兰战争，他们说，与乌克兰的战争，乌克兰的新闻今天，乌克兰的新闻，乌克兰的新闻俄罗斯的媒体</text:p>
      <text:p text:style-name="P4">
图片: ['<text:a xlink:type="simple" xlink:href="https://armyinform.com.ua/wp-content/uploads/2023/02/grady.jpg" text:style-name="Internet_20_link" text:visited-style-name="Visited_20_Internet_20_Link">
grady.jpg</text:a>
']</text:p>
      <text:p text:style-name="P4">
标签: ['STOPRUSSIA', 'АГРЕСІЯ РФ', 'ВТОРГНЕННЯ РФ', 'ГШ ЗСУ']</text:p>
      <text:p text:style-name="P4">
类别: News</text:p>
      <!--METADATA-->
      <text:p text:style-name="P4">
<draw:frame draw:style-name="fr1" draw:name="Image295" text:anchor-type="as-char" svg:width="6.9236in" svg:height="4.137041in" draw:z-index="0">
<draw:image xlink:href="../Images/AРМІЯINFORM/2023-05-18T33-00-00-04-00/grady.jpg" xlink:type="simple" xlink:show="embed" xlink:actuate="onLoad" draw:mime-type="image/jpeg"/>
</draw:frame>
说明性照片<text:span text:style-name="T4">
🔥俄罗斯入侵的情况</text:span>
</text:p>
      <text:p text:style-name="P4">
俄罗斯军队不仅不仅停止开火，而且不再开火。</text:p>
      <text:p text:style-name="P4">
关于它<text:a xlink:type="simple" xlink:href="https://www.facebook.com/GeneralStaff.ua/posts/pfbid0WbVtcN1PMMcGkbE2UsAaC9wY15aWRy4XtZNMNTtz8ibeQNaH3myeQgiLcXyBqfiXl" text:style-name="Internet_20_link" text:visited-style-name="Visited_20_Internet_20_Link">
报告</text:a>
乌克兰武装部队的总参谋部。</text:p>
      <ul>
        <li>
在过去的一天中，敌人袭击了15次火箭中风，包括在巴赫穆特(Bakhmut)，霍森(Kherson)和奥德萨(Odesa)的城市。 此外，还记录了42架敌机冲击和101次火箭发射器。 私人居民受伤，私人住宅和其他平民基础设施被摧毁和损坏，这是信息。</li>
      </ul>
      <text:p text:style-name="P4">
根据武装部队的总参谋长的说法，整个乌克兰的进一步导弹和航空罢工的可能性仍然很高。</text:p>
      <text:p text:style-name="P4">
News Source: <text:a xlink:type="simple" xlink:href="https://armyinform.com.ua/2023/05/18/za-dobu-rosiyany-zdijsnyly-ponad-100-obstriliv-z-rszv/" text:style-name="Internet_20_link" text:visited-style-name="Visited_20_Internet_20_Link">
https://armyinform.com.ua/2023/05/18/za-dobu-rosiyany-zdijsnyly-ponad-100-obstriliv-z-rszv/</text:a>
</text:p>
      <!--NEWS-->
      <text:h text:style-name="P10" text:outline-level="1">
<text:span text:style-name="T4">
由于昨天对敖德萨的火箭袭击，一个人被杀，两人受伤-Natalia Humeniuk</text:span>
</text:h>
      <text:p text:style-name="P4">
作者: ['Вячеслав Діордієв']</text:p>
      <text:p text:style-name="P4">
时间: 2023-05-18T34:00:00-04:00</text:p>
      <text:p text:style-name="P4">
描述: 关于中心电视马拉松“єIni新闻”中的TSE，Zerivnitniye Obdnaynoye是2022年与乌克兰2022年的战争，与乌克兰的战争是今天的最新消息，今天与乌克兰2022年的战争是今天的最后一场战争他们说，乌克兰和俄罗斯在2022年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5/50cf7a1c-2e4f-4406-be0d-56821680ab61.jpg" text:style-name="Internet_20_link" text:visited-style-name="Visited_20_Internet_20_Link">
50cf7a1c-2e4f-4406-be0d-56821680ab61.jpg</text:a>
']</text:p>
      <text:p text:style-name="P4">
标签: ['STOPRUSSIA', 'АГРЕСІЯ РФ', 'ВТОРГНЕННЯ РФ', 'НАТАЛІЯ ГУМЕНЮК', 'ТЕЛЕМАРАФОН "ЄДИНІ НОВИНИ"']</text:p>
      <text:p text:style-name="P4">
类别: News</text:p>
      <!--METADATA-->
      <text:p text:style-name="P4">
<draw:frame draw:style-name="fr1" draw:name="Image296" text:anchor-type="as-char" svg:width="6.9236in" svg:height="3.896563in" draw:z-index="0">
<draw:image xlink:href="../Images/AРМІЯINFORM/2023-05-18T34-00-00-04-00/50cf7a1c-2e4f-4406-be0d-56821680ab61.jpg" xlink:type="simple" xlink:show="embed" xlink:actuate="onLoad" draw:mime-type="image/jpeg"/>
</draw:frame>
在以太[电视马拉松]中关于它(https://www.youtube.com/watch?v=WY8sDvZdWEA)唯一的消息是由南乌克兰纳塔利亚·汉尼库克(Natalia Humeniuk)国防军联合协调出版社中心元首告知的。</text:p>
      <ul>
        <li>
大多数敌对的导弹被我们的国防军击落，但不幸的是，平民行业的对象中有一个物体，这导致了该物体的两名警卫死亡。 纳塔利娅·汉尼库克(Natalia Humeniuk)说，这样，敌人总是试图恐吓乌克兰的后方地区，就像欧礼萨(Odessa)一样，这是其优先事项之一。</li>
      </ul>
      <text:p text:style-name="P4">
据她说，截至早晨，黑色湿润的俄罗斯船集团现在有一枚水下火箭，有四枚机芯导弹。</text:p>
      <text:p text:style-name="P4">
News Source: <text:a xlink:type="simple" xlink:href="https://armyinform.com.ua/2023/05/18/vnaslidok-vchorashnogo-raketnogo-udaru-po-odesi-odna-lyudyna-zagynula-dvoye-distaly-poranennya-nataliya-gumenyuk/" text:style-name="Internet_20_link" text:visited-style-name="Visited_20_Internet_20_Link">
https://armyinform.com.ua/2023/05/18/vnaslidok-vchorashnogo-raketnogo-udaru-po-odesi-odna-lyudyna-zagynula-dvoye-distaly-poranennya-nataliya-gumenyuk/</text:a>
</text:p>
      <!--NEWS-->
      <text:h text:style-name="P10" text:outline-level="1">
<text:span text:style-name="T4">
国防军的航空沿着Rosarmia scr击中了8次打击</text:span>
</text:h>
      <text:p text:style-name="P4">
作者: ['АРМІЯINFORM']</text:p>
      <text:p text:style-name="P4">
时间: 2023-05-18T35:00:00-04:00</text:p>
      <text:p text:style-name="P4">
描述: -Avisiaziya过去DOB的国防部队在Zseridzhennya的领域受到了20次打击...与2022年乌克兰的战争，与乌克兰的最新新闻，今天与乌克兰2022年的新闻战争，今天将在乌克兰之间进行战争，乌克兰之间会发生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3/avicziya_udar-1.jpg" text:style-name="Internet_20_link" text:visited-style-name="Visited_20_Internet_20_Link">
avicziya_udar-1.jpg</text:a>
']</text:p>
      <text:p text:style-name="P4">
标签: ['STOPRUSSIA', 'АГРЕСІЯ РФ', 'ВТОРГНЕННЯ РФ', 'ГШ ЗСУ']</text:p>
      <text:p text:style-name="P4">
类别: News</text:p>
      <!--METADATA-->
      <text:p text:style-name="P4">
<draw:frame draw:style-name="fr1" draw:name="Image297" text:anchor-type="as-char" svg:width="6.9236in" svg:height="4.834981in" draw:z-index="0">
<draw:image xlink:href="../Images/AРМІЯINFORM/2023-05-18T35-00-00-04-00/avicziya_udar-1.jpg" xlink:type="simple" xlink:show="embed" xlink:actuate="onLoad" draw:mime-type="image/jpeg"/>
</draw:frame>
乌克兰SU-25。 说明性照片<text:span text:style-name="T4">
🔥俄罗斯完成的情况</text:span>
</text:p>
      <ul>
        <li>
在过去的24小时内，国防军在敌人的个人人员和军事装备集中的领域中进行了20次节拍，其中8个是敌人的防空导弹综合大楼。 另外，“ Orlan-10”类型的2种敌人侦察死亡被摧毁， -  <text:a xlink:type="simple" xlink:href="https://www.facebook.com/GeneralStaff.ua/posts/pfbid0WbVtcN1PMMcGkbE2UsAaC9wY15aWRy4XtZNMNTtz8ibeQNaH3myeQgiLcXyBqfiXl" text:style-name="Internet_20_link" text:visited-style-name="Visited_20_Internet_20_Link">
报告</text:a>
乌克兰武装部队的总参谋部。</li>
      </ul>
      <text:p text:style-name="P4">
该报告还指出，导弹和炮兵的单位持续了1个管理点的1个，有6个集中力量，2个仓库，2个燃料和润滑剂仓库，1个炮兵部队射击位置和2个更重要的目标。敌人。</text:p>
      <text:p text:style-name="P4">
News Source: <text:a xlink:type="simple" xlink:href="https://armyinform.com.ua/2023/05/18/aviacziya-syl-oborony-zavdala-8-udariv-po-zrk-rosarmiyi/" text:style-name="Internet_20_link" text:visited-style-name="Visited_20_Internet_20_Link">
https://armyinform.com.ua/2023/05/18/aviacziya-syl-oborony-zavdala-8-udariv-po-zrk-rosarmiyi/</text:a>
</text:p>
      <!--NEWS-->
      <text:h text:style-name="P10" text:outline-level="1">
<text:span text:style-name="T4">
Bakhmut和Marinka仍然留在敌对行动的中心</text:span>
</text:h>
      <text:p text:style-name="P4">
作者: ['АРМІЯINFORM']</text:p>
      <text:p text:style-name="P4">
时间: 2023-05-18T36:00:00-04:00</text:p>
      <text:p text:style-name="P4">
描述:  - 敌人是Zoedzhuvati Major Zuill在Limansky，Bakhmutskiy ...与乌克兰2022年的战争，与乌克兰与乌克兰的最新新闻，今天与乌克兰2022年的新闻战争，今天，乌克兰和俄罗斯之间的战争将是一场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2/11/258528.jpg" text:style-name="Internet_20_link" text:visited-style-name="Visited_20_Internet_20_Link">
258528.jpg</text:a>
']</text:p>
      <text:p text:style-name="P4">
标签: ['STOPRUSSIA', 'АГРЕСІЯ РФ', 'ВТОРГНЕННЯ РФ', 'ГШ ЗСУ']</text:p>
      <text:p text:style-name="P4">
类别: News</text:p>
      <!--METADATA-->
      <text:p text:style-name="P4">
<draw:frame draw:style-name="fr1" draw:name="Image298" text:anchor-type="as-char" svg:width="6.9236in" svg:height="3.900295in" draw:z-index="0">
<draw:image xlink:href="../Images/AРМІЯINFORM/2023-05-18T36-00-00-04-00/258528.jpg" xlink:type="simple" xlink:show="embed" xlink:actuate="onLoad" draw:mime-type="image/jpeg"/>
</draw:frame>
说明性照片</text:p>
      <ul>
        <li>
敌人继续专注于利曼，巴赫穆特，阿维迪夫和玛丽斯基的主要努力 - 发生了36件战斗夹克。 Bakhmut和Marinka仍然留在战斗的中心。</li>
      </ul>
      <text:p text:style-name="P4">
在Volyn和Polissya的指示中，没有发生重大变化的操作情况，未发现进攻敌人团体的形成迹象 -  <text:a xlink:type="simple" xlink:href="https://www.facebook.com/GeneralStaff.ua/posts/pfbid0WbVtcN1PMMcGkbE2UsAaC9wY15aWRy4XtZNMNTtz8ibeQNaH3myeQgiLcXyBqfiXl" text:style-name="Internet_20_link" text:visited-style-name="Visited_20_Internet_20_Link">
报告</text:a>
乌克兰武装部队的总参谋部。</text:p>
      <text:p text:style-name="P4">
据武装部队总参谋部称，敌人在Masyutivka和Novoselivsky地区的Kupyansk方向不成功。 他造成了Masutivka，Kislivka和五月天的空军。 敌人的炮兵和迫击炮是克拉斯尼首先的定居点，菲诺维卡，诺沃斯林斯克，两年，西方，马苏蒂夫卡，塔巴维卡，贝雷斯托沃·哈尔基夫地区和卢汉斯地区的斯特尔马基夫卡。</text:p>
      <text:p text:style-name="P4">
在利马方向上，敌人进行了内夫斯基·卢汉斯克地区的进攻行动。 他在附近，Bigorivka，Upper Kamyansky和Merry袭击。 Makeevka，Nevskoye，Luhansk的Bigorivka，Dibrova，Verkhnamyanskoye和有争议的Donetsk地区被火炮击中。</text:p>
      <text:p text:style-name="P4">
巴赫穆特(Bakhmut)正在进行激烈的战斗。 此外，在白天，朝着伊万诺夫斯基方向充满活力的进攻行动的敌人。 他袭击了Novomarka，Bogdanivka，Bakhmut和Takurjumivka的定居点。 Vasyukivka，Zaliznyanske，Orikhovo-vasylivka，Novomarka，Grigorivka，Bogdanivka，Bakhmut，Bakhmut，Ivanivske，Yar，Yar，Prefencechyne，White Mountain，White Mountain，Northern，Northern，Northern and Northern and Shuma and Notsk地区受到敌人的炮击受伤。</text:p>
      <text:p text:style-name="P4">
在Avdeevsky的方向上，敌人没有采取进攻行动。 国防部反映了在Marinka市发生的许多敌人攻击。 Vorozhavvtsa向Donetsk地区的Paraskovivkuta Novomykhailivka的Marinka开枪射击了Krasnogorivka。</text:p>
      <text:p text:style-name="P4">
在Zaporizhzhya和Kherson的指示中，敌人继续进行防御。 他袭击了诺茨克地区的空军和纳扎普里兹(Nazaporyzhzhi)的小侵权。 以20多个定居点发射。</text:p>
      <text:p text:style-name="P4">
News Source: <text:a xlink:type="simple" xlink:href="https://armyinform.com.ua/2023/05/18/bahmut-ta-maryinka-zalyshayutsya-v-epiczentri-bojovyh-dij-2/" text:style-name="Internet_20_link" text:visited-style-name="Visited_20_Internet_20_Link">
https://armyinform.com.ua/2023/05/18/bahmut-ta-maryinka-zalyshayutsya-v-epiczentri-bojovyh-dij-2/</text:a>
</text:p>
      <!--NEWS-->
      <text:h text:style-name="P10" text:outline-level="1">
<text:span text:style-name="T4">
国防军每天消除了500多名入侵者，销毁了32个Artsystems和8 BBM</text:span>
</text:h>
      <text:p text:style-name="P4">
作者: ['АРМІЯINFORM']</text:p>
      <text:p text:style-name="P4">
时间: 2023-05-18T37:00:00-04:00</text:p>
      <text:p text:style-name="P4">
描述: Zagalni Boyov，在02/24/22到05/18/23 Orintovo成为：...与乌克兰2022的战争，与乌克兰的战争，今天与乌克兰的最新消息，今天与乌克兰的新闻战争，今天与乌克兰2022年的新闻战争，今天会有一场战争，会有一场战争他们说，在乌克兰和俄罗斯与乌克兰战争时，与乌克兰战争时，是否会在不久的将来与乌克兰进行战争，他们说，与乌克兰的战争，今天的乌克兰新闻，乌克兰新闻，乌克兰媒体的乌克兰媒体新闻俄语</text:p>
      <text:p text:style-name="P4">
图片: ['<text:a xlink:type="simple" xlink:href="https://armyinform.com.ua/wp-content/uploads/2023/05/d3e810d5-bf2b-4e46-ac26-94fff091e833-scaled.jpg" text:style-name="Internet_20_link" text:visited-style-name="Visited_20_Internet_20_Link">
d3e810d5-bf2b-4e46-ac26-94fff091e833-scaled.jpg</text:a>
']</text:p>
      <text:p text:style-name="P4">
标签: ['STOPRUSSIA', 'АГРЕСІЯ РФ', 'ВТОРГНЕННЯ РФ', 'ВТРАТИ ВОРОГА', 'ГШ ЗСУ']</text:p>
      <text:p text:style-name="P4">
类别: News</text:p>
      <!--METADATA-->
      <text:p text:style-name="P4">
<draw:frame draw:style-name="fr1" draw:name="Image299" text:anchor-type="as-char" svg:width="6.9236in" svg:height="6.969757in" draw:z-index="0">
<draw:image xlink:href="../Images/AРМІЯINFORM/2023-05-18T37-00-00-04-00/d3e810d5-bf2b-4e46-ac26-94fff091e833-scaled.jpg" xlink:type="simple" xlink:show="embed" xlink:actuate="onLoad" draw:mime-type="image/jpeg"/>
</draw:frame>
从24.02.22到18.05.23的敌人的总损失将是指向的：</text:p>
      <text:p text:style-name="P4">
<text:span text:style-name="T4">
<text:span text:style-name="T5">
人员 -  </text:span>
* 201100(+510)淘汰的人</text:span>
<text:span text:style-name="T5">
坦克 -  </text:span>
<text:span text:style-name="T5">
 3773(+2)</text:span>
<text:span text:style-name="T4">
战斗装甲车 -  </text:span>
 7373(+8)<text:span text:style-name="T4">
<text:span text:style-name="T5">
炮兵系统 -  </text:span>
<text:span text:style-name="T5">
 3198(+32)</text:span>
 </text:span>
 rszv- <text:span text:style-name="T4">
 563(+1)</text:span>
<text:span text:style-name="T5">
防防防防防空防 -  </text:span>
<text:span text:style-name="T5">
 318(0)</text:span>
<text:span text:style-name="T4">
飞机 -  </text:span>
 308(0)<text:span text:style-name="T4">
<text:span text:style-name="T5">
直升机 -  </text:span>
* 294(0)</text:span>
<text:span text:style-name="T5">
无人机手术战术水平 -  </text:span>
<text:span text:style-name="T5">
 2759(+11)</text:span>
<text:span text:style-name="T4">
有翼的导弹 -  </text:span>
 990(+8)<text:span text:style-name="T4">
<text:span text:style-name="T5">
船 /船 -  </text:span>
* 18(0)</text:span>
<text:span text:style-name="T5">
汽车设备和坦克 -  </text:span>
<text:span text:style-name="T5">
 6073(+6)</text:span>
<text:span text:style-name="T4">
特殊技术 -  </text:span>
 418(+1)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18.05.23。</text:p>
      <text:p text:style-name="P4">
News Source: <text:a xlink:type="simple" xlink:href="https://armyinform.com.ua/2023/05/18/syly-oborony-za-dobu-likviduvaly-ponad-500-okupantiv-znyshhyly-32-artsystemy-i-8-bbm/" text:style-name="Internet_20_link" text:visited-style-name="Visited_20_Internet_20_Link">
https://armyinform.com.ua/2023/05/18/syly-oborony-za-dobu-likviduvaly-ponad-500-okupantiv-znyshhyly-32-artsystemy-i-8-bbm/</text:a>
</text:p>
      <!--NEWS-->
      <text:h text:style-name="P10" text:outline-level="1">
<text:span text:style-name="T4">
协调人员：必须在没有事先条件的情况下退还严重的战斗人员</text:span>
</text:h>
      <text:p text:style-name="P4">
作者: ['АРМІЯINFORM']</text:p>
      <text:p text:style-name="P4">
时间: 2023-05-18T38:00:00-04:00</text:p>
      <text:p text:style-name="P4">
描述: 在协调的总部，Zustinich Zustinov是Smremoy的Nyskovo服务...与乌克兰2022年的战争，与乌克兰的最新新闻，今天与乌克兰2022年的《新闻战》，今天将在乌克兰和俄罗斯与乌克兰之间发生战争，当他们将在不久的将来与乌克兰进行战争，他们说，与乌克兰与乌克兰的战争，今天的乌克兰新闻，乌克兰新闻在俄罗斯的乌克兰新闻，乌克兰新闻</text:p>
      <text:p text:style-name="P4">
图片: ['<text:a xlink:type="simple" xlink:href="https://armyinform.com.ua/wp-content/uploads/2023/05/5f2c9bc3-31b0-43cb-b17a-8c33e34d2377.jpg" text:style-name="Internet_20_link" text:visited-style-name="Visited_20_Internet_20_Link">
5f2c9bc3-31b0-43cb-b17a-8c33e34d2377.jpg</text:a>
']</text:p>
      <text:p text:style-name="P4">
标签: ['КОМБАТАНТИ', 'КООРДИНАЦІЙНИЙ ШТАБ З ПИТАНЬ ПОВОДЖЕННЯ З ВІЙСЬКОВОПОЛОНЕНИМИ', 'ПОВЕРНЕННЯ ПОЛОНЕНИХ']</text:p>
      <text:p text:style-name="P4">
类别: News</text:p>
      <!--METADATA-->
      <text:p text:style-name="P4">
<draw:frame draw:style-name="fr1" draw:name="Image300" text:anchor-type="as-char" svg:width="6.9236in" svg:height="4.402256in" draw:z-index="0">
<draw:image xlink:href="../Images/AРМІЯINFORM/2023-05-18T38-00-00-04-00/5f2c9bc3-31b0-43cb-b17a-8c33e34d2377.jpg" xlink:type="simple" xlink:show="embed" xlink:actuate="onLoad" draw:mime-type="image/jpeg"/>
</draw:frame>
在协调总部，与海军陆战队的独立西奥多斯营的军人家人举行会议，这是乌克兰武装部队的米哈伊尔·比利林斯基 - 纳维(Mikhail Bilylinsky -Navy)命名的正确海军陆战队的一部分。</text:p>
      <text:p text:style-name="P4">
关于它<text:a xlink:type="simple" xlink:href="https://t.me/Koord_shtab/1068" text:style-name="Internet_20_link" text:visited-style-name="Visited_20_Internet_20_Link">
报告</text:a>
询问战俘的询问总部。</text:p>
      <text:p text:style-name="P4">
会议期间提出的问题之一是关于军人的重病和伤害的信息。 根据总部的说法，这些信息来自各种来源：来自亲戚，军事部门以及被捍卫者被囚禁的释放。</text:p>
      <text:p text:style-name="P4">
他强调，应重新提出严重伤害和严重的战斗人员，也就是说，没有先前的条件返回祖国，并失败了交换过程。 相关机制由日内瓦公约提供。</text:p>
      <text:p text:style-name="P4">
不幸的是，俄罗斯没有根据国际人道主义法的规范履行其义务。 这特别适用于提供适当的医疗服务和适当的维护条件，适合与亲戚一起量身定制。</text:p>
      <text:p text:style-name="P4">
协调员代表指出，协调总部拥有的信息的一部分不能公开广泛。 它是手术人员的，用于返回人民。</text:p>
      <text:p text:style-name="P4">
应当指出的是，军事部队将信息传递给他们所拥有的军人，但他们没有参与代谢过程及其影响。</text:p>
      <text:p text:style-name="P4">
News Source: <text:a xlink:type="simple" xlink:href="https://armyinform.com.ua/2023/05/18/koordynaczijnyj-shtab-vazhkoporaneni-kombatanty-povynni-buty-poverneni-bez-poperednih-umov-i-poza-obminu/" text:style-name="Internet_20_link" text:visited-style-name="Visited_20_Internet_20_Link">
https://armyinform.com.ua/2023/05/18/koordynaczijnyj-shtab-vazhkoporaneni-kombatanty-povynni-buty-poverneni-bez-poperednih-umov-i-poza-obminu/</text:a>
</text:p>
      <!--NEWS-->
      <text:h text:style-name="P10" text:outline-level="1">
<text:span text:style-name="T4">
从俄罗斯返回乌克兰的一个女孩，他的父母为玛丽奥波尔辩护</text:span>
</text:h>
      <text:p text:style-name="P4">
作者: ['АРМІЯINFORM']</text:p>
      <text:p text:style-name="P4">
时间: 2023-05-18T39:00:00-04:00</text:p>
      <text:p text:style-name="P4">
描述: 在乌克兰人，它花在了六点唐库·扎克希尼基夫·马里波尔（Yaki Trivaliy Hour）...与乌克兰2022年的战争中他们说，乌克兰是否会在乌克兰和俄罗斯之间发动战争，乌克兰会在不久的将来与乌克兰发生战争，他们说，与乌克兰的战争，今天的乌克兰新闻，乌克兰新闻，乌克兰新闻在俄罗斯的乌克兰媒体</text:p>
      <text:p text:style-name="P4">
图片: ['<text:a xlink:type="simple" xlink:href="https://armyinform.com.ua/wp-content/uploads/2023/05/photo_5415977988622763478_y.jpg" text:style-name="Internet_20_link" text:visited-style-name="Visited_20_Internet_20_Link">
photo_5415977988622763478_y.jpg</text:a>
']</text:p>
      <text:p text:style-name="P4">
标签: ['ВИЗВОЛЕННЯ З ПОЛОНУ', 'ДЕПОРТАЦІЯ УКРАЇНСЬКИХ ДІТЕЙ', 'УПОВНОВАЖЕНИЙ ВРУ З ПРАВ ЛЮДИНИ']</text:p>
      <text:p text:style-name="P4">
类别: News</text:p>
      <!--METADATA-->
      <text:p text:style-name="P4">
<draw:frame draw:style-name="fr1" draw:name="Image301" text:anchor-type="as-char" svg:width="6.9236in" svg:height="4.615733in" draw:z-index="0">
<draw:image xlink:href="../Images/AРМІЯINFORM/2023-05-18T39-00-00-04-00/photo_5415977988622763478_y.jpg" xlink:type="simple" xlink:show="embed" xlink:actuate="onLoad" draw:mime-type="image/jpeg"/>
</draw:frame>
在乌克兰，被俄罗斯囚禁的玛丽奥波尔捍卫者的六岁女儿设法归还了玛丽奥波尔捍卫者的六岁女儿。</text:p>
      <text:p text:style-name="P4">
关于它<text:a xlink:type="simple" xlink:href="https://t.me/dmytro_lubinetzs/2455" text:style-name="Internet_20_link" text:visited-style-name="Visited_20_Internet_20_Link">
报告</text:a>
申诉专员Dmitry Lubinets。</text:p>
      <text:p text:style-name="P4">
“在乌克兰孩子快乐(<text:span text:style-name="T5">
孩子 -  ed .</text:span>
)它只能与您的家人在本地土地上。 最近，这是女孩安娜·玛丽亚(Anna-Maria)的发生，我们办公室的雅库西尔人设法从俄罗斯联邦领土返回乌克兰，”  - 萨德·德米特里·卢比尼特(Said Dmitry Lubinets)。</text:p>
      <text:p text:style-name="P4">
那个女孩回到了她的父母，后者在俄罗斯领域呆了很长时间。 女孩的母亲和父亲是在玛丽波尔的故乡被捕的军队，保护他免受俄罗斯军队的侵害。</text:p>
      <text:p text:style-name="P4">
“从囚禁中解放出来后，女孩的母亲去了申诉专员办公室，协助他返回女儿。 由于乌克兰授权的乌克兰和俄罗斯联合会的互动，乌克兰监察员秘书处的雇员设法转变为乌克兰小房屋。”消息说。</text:p>
      <text:p text:style-name="P4">
根据德米特里·卢比尼特(Dmitry Lubinets)的说法，整个家庭现在在乌克兰，并且很高兴地团聚。</text:p>
      <text:p text:style-name="P4">
News Source: <text:a xlink:type="simple" xlink:href="https://armyinform.com.ua/2023/05/18/v-ukrayinu-z-rosiyi-povernuly-divchynku-batky-yakoyi-zahyshhaly-mariupol/" text:style-name="Internet_20_link" text:visited-style-name="Visited_20_Internet_20_Link">
https://armyinform.com.ua/2023/05/18/v-ukrayinu-z-rosiyi-povernuly-divchynku-batky-yakoyi-zahyshhaly-mariupol/</text:a>
</text:p>
      <!--NEWS-->
      <text:h text:style-name="P10" text:outline-level="1">
<text:span text:style-name="T4">
在乌克兰沉默的时刻</text:span>
</text:h>
      <text:p text:style-name="P4">
作者: ['АРМІЯINFORM']</text:p>
      <text:p text:style-name="P4">
时间: 2023-05-18T40: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2/10/candle.gif" text:style-name="Internet_20_link" text:visited-style-name="Visited_20_Internet_20_Link">
candle.gif</text:a>
']</text:p>
      <text:p text:style-name="P4">
标签: ['STOPRUSSIA', 'АГРЕСІЯ РФ', 'ВТОРГНЕННЯ РФ', 'УКАЗ ПРЕЗИДЕНТА УКРАЇНИ', 'ХВИЛИНА МОВЧАННЯ']</text:p>
      <text:p text:style-name="P4">
类别: News</text:p>
      <!--METADATA-->
      <text:p text:style-name="P4">
<draw:frame draw:style-name="fr1" draw:name="Image302" text:anchor-type="as-char" svg:width="6.9236in" svg:height="3.895992in" draw:z-index="0">
<draw:image xlink:href="../Images/AРМІЯINFORM/2023-05-18T40-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5/18/v-ukrayini-hvylyna-movchannya/" text:style-name="Internet_20_link" text:visited-style-name="Visited_20_Internet_20_Link">
https://armyinform.com.ua/2023/05/18/v-ukrayini-hvylyna-movchannya/</text:a>
</text:p>
      <!--NEWS-->
      <text:h text:style-name="P10" text:outline-level="1">
<text:span text:style-name="T4">
夜间空中国防军摧毁了33个空气目标-29枚导弹和4架无人机</text:span>
</text:h>
      <text:p text:style-name="P4">
作者: ['АРМІЯINFORM']</text:p>
      <text:p text:style-name="P4">
时间: 2023-05-18T41:00:00-04:00</text:p>
      <text:p text:style-name="P4">
描述: 对手是乌克兰替代者的Zavdavati导弹中风。 IZ 21:00 17 Herbalop by ...与乌克兰2022年的战争，与乌克兰的最新消息，今天与乌克兰2022年的新闻战争，今天将在乌克兰和俄罗斯之间发生战争，当2022年与乌克兰战争时，他们说，与否，他们会在不久的将来与乌克兰战争，他们说，与乌克兰的战争，今天的乌克兰新闻，乌克兰新闻，乌克兰媒体在俄罗斯的乌克兰新闻</text:p>
      <text:p text:style-name="P4">
图片: ['<text:a xlink:type="simple" xlink:href="https://armyinform.com.ua/wp-content/uploads/2023/05/shahed-znyshheno.jpg" text:style-name="Internet_20_link" text:visited-style-name="Visited_20_Internet_20_Link">
shahed-znyshheno.jpg</text:a>
', '<text:a xlink:type="simple" xlink:href="https://armyinform.com.ua/wp-content/uploads/2023/05/photo_5418217470470243319_y-e1684389902383.jpg" text:style-name="Internet_20_link" text:visited-style-name="Visited_20_Internet_20_Link">
photo_5418217470470243319_y-e1684389902383.jpg</text:a>
']</text:p>
      <text:p text:style-name="P4">
标签: []</text:p>
      <text:p text:style-name="P4">
类别: News</text:p>
      <!--METADATA-->
      <text:p text:style-name="P4">
<draw:frame draw:style-name="fr1" draw:name="Image303" text:anchor-type="as-char" svg:width="6.9236in" svg:height="3.89908in" draw:z-index="0">
<draw:image xlink:href="../Images/AРМІЯINFORM/2023-05-18T41-00-00-04-00/shahed-znyshheno.jpg" xlink:type="simple" xlink:show="embed" xlink:actuate="onLoad" draw:mime-type="image/jpeg"/>
</draw:frame>
敌人继续在乌克兰进行火箭袭击。 从5月18日的21：0017到05:30，俄罗斯入侵者从不同的方向发动了几次波浪攻击。</text:p>
      <text:p text:style-name="P4">
关于它<text:a xlink:type="simple" xlink:href="https://t.me/CinCAFU/499" text:style-name="Internet_20_link" text:visited-style-name="Visited_20_Internet_20_Link">
写</text:a>
武装部队武装部队总司令扎卢兹尼将军在电报中。</text:p>
      <text:p text:style-name="P4">
总共释放了30枚有翼海事，空气和地面 - 烟雾刺弹的导弹：</text:p>
      <text:p text:style-name="P4">
<text:span text:style-name="T5">
来自战略航空飞机：两架TU-160和8个TU-95释放了22翼X-101/X-555导弹。 </text:span>
来自黑海的船只 - 六枚机芯导弹。 *以及陆地作战实行导弹系统的两翼伊斯坎德K导弹。</text:p>
      <text:p text:style-name="P4">
<draw:frame draw:style-name="fr1" draw:name="Image304" text:anchor-type="as-char" svg:width="6.9236in" svg:height="4.776002in" draw:z-index="0">
<draw:image xlink:href="../Images/AРМІЯINFORM/2023-05-18T41-00-00-04-00/photo_5418217470470243319_y-e1684389902383.jpg" xlink:type="simple" xlink:show="embed" xlink:actuate="onLoad" draw:mime-type="image/jpeg"/>
</draw:frame>
在乌克兰国防部队的更多组成部分的相互作用中，空军防空力量和手段摧毁了29枚有翼的导弹。</text:p>
      <text:p text:style-name="P4">
射击了两个Shahad-136/131冲击无人机和两个侦察和战术水平。</text:p>
      <text:p text:style-name="P4">
News Source: <text:a xlink:type="simple" xlink:href="https://armyinform.com.ua/2023/05/18/syly-ppo-vnochi-znyshhyly-33-povitryani-czili-29-raket-ta-4-bezpilotnyky/" text:style-name="Internet_20_link" text:visited-style-name="Visited_20_Internet_20_Link">
https://armyinform.com.ua/2023/05/18/syly-ppo-vnochi-znyshhyly-33-povitryani-czili-29-raket-ta-4-bezpilotnyky/</text:a>
</text:p>
      <!--NEWS-->
      <text:h text:style-name="P10" text:outline-level="1">
<text:span text:style-name="T4">
Alexei Danilov：乌克兰对和平的要求没有改变 - 符合总统弗拉基米尔·泽伦斯基的公式</text:span>
</text:h>
      <text:p text:style-name="P4">
作者: ['АРМІЯINFORM']</text:p>
      <text:p text:style-name="P4">
时间: 2023-05-18T42:00:00-04:00</text:p>
      <text:p text:style-name="P4">
描述: 乌克兰奥利克斯·丹尼罗夫（Oleksiy Danylov）的国防部贝兹佩基（Bezpeki）的秘书正在推动……与乌克兰2022年的战争，与乌克兰的最新新闻，今天与乌克兰的新闻战争，今天与乌克兰2022年的《新闻战》，乌克兰之间的战争会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2/08/danilov.jpg" text:style-name="Internet_20_link" text:visited-style-name="Visited_20_Internet_20_Link">
danilov.jpg</text:a>
']</text:p>
      <text:p text:style-name="P4">
标签: ['ОЛЕКСІЙ ДАНІЛОВ', 'РНБО УКРАЇНИ', 'ФОРМУЛА МИРУ']</text:p>
      <text:p text:style-name="P4">
类别: News</text:p>
      <!--METADATA-->
      <text:p text:style-name="P4">
<draw:frame draw:style-name="fr1" draw:name="Image305" text:anchor-type="as-char" svg:width="6.9236in" svg:height="3.894525in" draw:z-index="0">
<draw:image xlink:href="../Images/AРМІЯINFORM/2023-05-18T42-00-00-04-00/danilov.jpg" xlink:type="simple" xlink:show="embed" xlink:actuate="onLoad" draw:mime-type="image/jpeg"/>
</draw:frame>
强调了乌克兰阿列克谢·丹尼洛夫国家安全与国防委员会秘书，因为乌克兰的要求保持不变，这是对和平的不变 - 这是总统弗拉基米尔·泽伦斯基的公式的实现。</text:p>
      <text:p text:style-name="P4">
关于它<text:a xlink:type="simple" xlink:href="https://www.rnbo.gov.ua/ua/Diialnist/6343.html" text:style-name="Internet_20_link" text:visited-style-name="Visited_20_Internet_20_Link">
报告</text:a>
乌克兰的Appratrnbo。</text:p>
      <text:p text:style-name="P4">
“最近，许多国家都加强了协助。 在谈判中，该职位简单透明。 总统强调的四个关键点没有改变：</text:p>
      <ul>
        <li>
1991年的边界； <text:span text:style-name="T5">
普京和他对他们在我国犯下的所有动物的责任； </text:span>
对我们国家遭受的损失的完全赔偿； *安全保证将来会对美国任何国家发动攻击。”他说。</li>
      </ul>
      <text:p text:style-name="P4">
根据亚历克斯·丹尼洛夫(Alexei Danilov)的说法，乌克兰应达到1991年的边界。 他总结说：“瓦萨克莱(Vasacraine)有宪法，该国有一个清晰的领土。”</text:p>
      <text:p text:style-name="P4">
News Source: <text:a xlink:type="simple" xlink:href="https://armyinform.com.ua/2023/05/18/oleksij-danilov-vymogy-ukrayiny-dlya-myru-nezminni-vykonannya-formuly-prezydenta-volodymyra-zelenskogo/" text:style-name="Internet_20_link" text:visited-style-name="Visited_20_Internet_20_Link">
https://armyinform.com.ua/2023/05/18/oleksij-danilov-vymogy-ukrayiny-dlya-myru-nezminni-vykonannya-formuly-prezydenta-volodymyra-zelenskogo/</text:a>
</text:p>
      <!--NEWS-->
      <text:h text:style-name="P10" text:outline-level="1">
<text:span text:style-name="T4">
今天，我们尊重真正的爱国者 - 居住者 - 士兵 -  volodymyr Zelenskyy</text:span>
</text:h>
      <text:p text:style-name="P4">
作者: ['АРМІЯINFORM']</text:p>
      <text:p text:style-name="P4">
时间: 2023-05-18T43:00:00-04:00</text:p>
      <text:p text:style-name="P4">
描述: Shanovni Vina保留！ 我会在乌克兰预备役的那天让您。 Sogodni Mi Vshanovo ...与乌克兰2022年的战争，与乌克兰的最新新闻，今天与乌克兰的新闻战争，与乌克兰2022年的最后一场战争，今天将在乌克兰和俄罗斯之间发生战争，当2022年与乌克兰的战争将在，他们将与乌克兰发生战争，在不久的将来，他们说，今天与乌克兰的战争，今天的乌克兰新闻，乌克兰新闻，乌克兰媒体在俄罗斯</text:p>
      <text:p text:style-name="P4">
图片: ['<text:a xlink:type="simple" xlink:href="https://armyinform.com.ua/wp-content/uploads/2023/05/40463eef-4ea2-409e-9b81-d44104571d3e.jpg" text:style-name="Internet_20_link" text:visited-style-name="Visited_20_Internet_20_Link">
40463eef-4ea2-409e-9b81-d44104571d3e.jpg</text:a>
']</text:p>
      <text:p text:style-name="P4">
标签: ['ВОЛОДИМИР ЗЕЛЕНСЬКИЙ', 'ДЕНЬ РЕЗЕРВІСТА']</text:p>
      <text:p text:style-name="P4">
类别: News</text:p>
      <!--METADATA-->
      <text:p text:style-name="P4">
<draw:frame draw:style-name="fr1" draw:name="Image306" text:anchor-type="as-char" svg:width="6.9236in" svg:height="3.894525in" draw:z-index="0">
<draw:image xlink:href="../Images/AРМІЯINFORM/2023-05-18T43-00-00-04-00/40463eef-4ea2-409e-9b81-d44104571d3e.jpg" xlink:type="simple" xlink:show="embed" xlink:actuate="onLoad" draw:mime-type="image/jpeg"/>
</draw:frame>
<text:span text:style-name="T4">
亲爱的战士!_ </text:span>
  恭喜<text:a xlink:type="simple" xlink:href="https://armyinform.com.ua/2023/05/18/sogodni-vidznachayut-den-rezervista-ukrayiny/" text:style-name="Internet_20_link" text:visited-style-name="Visited_20_Internet_20_Link">
乌克兰的预备日</text:a>
.</text:p>
      <text:p text:style-name="P4">
Сьогодні ми вшановуємо справжніх патріотів — громадян України, які,перебуваючи у військовому резерві, уже на початку широкомасштабної російськоїагресії оперативно поповнили лави Збройних Сил України та інших військовихформувань і стали на захист Вітчизни.</text:p>
      <text:p text:style-name="P4">
Досвід резервістів України, їх професіоналізм та впевненість дали змогусуттєво підсилити військові підрозділи в перші й найважчі дні війни і датирішучу відсіч російським загарбникам.</text:p>
      <text:p text:style-name="P4">
Сьогодні українські військовослужбовці-резервісти продовжують успішновиконувати бойові завдання у складі військових частин і підрозділів силоборони, знищуючи ворога на всіх напрямках.</text:p>
      <text:p text:style-name="P4">
Дякую вам за звитягу, мужність і самопожертву, які ви щоденно демонструєте,боронячи рідну землю.</text:p>
      <text:p text:style-name="P4">
Схиляємо голови перед пам'яттю героїв, які віддали своє життя за Україну. Мизавжди пам'ятатимемо їх подвиг.</text:p>
      <text:p text:style-name="P4">
Бажаю воїнам-резервістам незламності духу у відстоюванні незалежності ітериторіальної цілісності України та нових перемог у боях з російськимиокупантами.</text:p>
      <text:p text:style-name="P4">
Слава українським резервістам!</text:p>
      <text:p text:style-name="P4">
Слава Україні!</text:p>
      <text:p text:style-name="P4">
<text:span text:style-name="T4">
Володимир ЗЕЛЕНСЬКИЙ</text:span>
</text:p>
      <text:p text:style-name="P4">
<text:span text:style-name="T4">
Джерело:</text:span>
 <text:a xlink:type="simple" xlink:href="https://www.president.gov.ua/news/vitannya-prezidenta-rezervistam-ukrayini-82957" text:style-name="Internet_20_link" text:visited-style-name="Visited_20_Internet_20_Link">
<text:span text:style-name="T5">
Офіс ПрезидентаУкраїни</text:span>
</text:a>
</text:p>
      <text:p text:style-name="P4">
News Source: <text:a xlink:type="simple" xlink:href="https://armyinform.com.ua/2023/05/18/sogodni-my-vshanovuyemo-spravzhnih-patriotiv-voyiniv-rezervistiv-volodymyr-zelenskyj/" text:style-name="Internet_20_link" text:visited-style-name="Visited_20_Internet_20_Link">
https://armyinform.com.ua/2023/05/18/sogodni-my-vshanovuyemo-spravzhnih-patriotiv-voyiniv-rezervistiv-volodymyr-zelenskyj/</text:a>
</text:p>
      <!--NEWS-->
      <text:h text:style-name="P10" text:outline-level="1">
<text:span text:style-name="T4">
今天是世界刺绣日</text:span>
</text:h>
      <text:p text:style-name="P4">
作者: ['Сергій Зятьєв']</text:p>
      <text:p text:style-name="P4">
时间: 2023-05-18T44:00:00-04:00</text:p>
      <text:p text:style-name="P4">
描述: “乌克兰人民的灵魂……”。 因此，通过打破乌克兰的Vishivanka Taras Shevchenko，Yaki，...与乌克兰2022年的战争，与乌克兰的战争是今天的最新新闻，《与乌克兰2022年的新闻战》是今天的最后一场战争和俄罗斯，当与乌克兰的战争将在2022年，他们会在不久的将来与乌克兰发生战争，他们说，与乌克兰的战争，今天的乌克兰新闻，乌克兰的新闻，乌克兰媒体在俄罗斯的乌克兰新闻</text:p>
      <text:p text:style-name="P4">
图片: ['<text:a xlink:type="simple" xlink:href="https://armyinform.com.ua/wp-content/uploads/2023/05/sol_7234.jpg" text:style-name="Internet_20_link" text:visited-style-name="Visited_20_Internet_20_Link">
sol_7234.jpg</text:a>
']</text:p>
      <text:p text:style-name="P4">
标签: []</text:p>
      <text:p text:style-name="P4">
类别: News</text:p>
      <!--METADATA-->
      <text:p text:style-name="P4">
<draw:frame draw:style-name="fr1" draw:name="Image307" text:anchor-type="as-char" svg:width="6.9236in" svg:height="4.615733in" draw:z-index="0">
<draw:image xlink:href="../Images/AРМІЯINFORM/2023-05-18T44-00-00-04-00/sol_7234.jpg" xlink:type="simple" xlink:show="embed" xlink:actuate="onLoad" draw:mime-type="image/jpeg"/>
</draw:frame>
R. Tarasov /陆军图片</text:p>
      <text:p text:style-name="P4">
“这是乌克兰人民的灵魂……”。 他打电话给乌克兰刺绣塔拉什夫琴科(Tarashevchenko)，他住在外国土地上，总是为大假期打扮。</text:p>
      <text:p text:style-name="P4">
乌克兰刺绣具有极其古老的起源。 研究史学家认为，它已经开始在年龄之前创造民间工匠。 当时是什么 - 这是未知的，因为没有模型在当天生活。</text:p>
      <text:p text:style-name="P4">
历史学家研究人员倾向于认为这是由民间英里在VI世纪之前创建的</text:p>
      <text:p text:style-name="P4">
取而代之的是，众所周知，只有妇女绣有国家服装，赋予积极能量的作品：乌克兰刺绣象征着我们祖先固有的善良，忠诚，爱情和其他美德。 我们还知道，关于母亲刺绣的制造工艺已传递给她的女儿。 那是后代。</text:p>
      <text:p text:style-name="P4">
参考。 一些历史消息来源说，除了绘画外，魔术模式还以匆忙的形式应用于哥萨克身体。 这是Mikhail Chugenko在“令人震惊的乌克兰”：_“勇士……腰带之前，或在狼或熊皮中写的，比其他装甲更好，它不受弹性或剑的保护。 他们的身体Berrkers上覆盖着具有神奇特性的黑色或红色纹身。” _</text:p>
      <text:p text:style-name="P4">
要说那些穿着刺绣的人总是受到迫害，这是不完全相信的。 但是对这些人的态度总是不同的。 例如，在俄罗斯沙皇期间，一些情报的代表公开穿着刺绣，再次证实了他们的国籍。 但是并不是每个人都能做到。此外，在剧院工作的Lysenko负担不起。 作家Lyudmila Starytska-Chernyakhivska提到：“由于乌克兰语和绣花衬衫，其他贵族的孩子们看着她和Naii家族异常。”</text:p>
      <text:p text:style-name="P4">
在俄罗斯沙皇时代，一些情报的代表公开磨损，再次证实了他们的国籍</text:p>
      <text:p text:style-name="P4">
伊万·弗兰科(Ivan Franko)是第一个将乌克兰刺绣与日常衣服相结合的是，将刺绣衬衫和夹克结合在一起。 他们看着我们以及第20届Hryvnia法案。 在苏联时期，没有人表达他们对刺绣的消极态度。 尽管各种各样的事情发生了...</text:p>
      <text:p text:style-name="P4">
伊万·佛朗哥(Ivan Franco)第一个将乌克兰刺绣与日常衣服相结合的是如今，刺绣越来越多地在阳光下占据一席之地。 已经没有人来自那些穿它的人，而棉花菜派认为它是纳粹制服，但穿着刺绣的人等同于SS的惩罚。 我会补充：上帝禁止，我们更多这样的“纳粹”，“惩罚” ...</text:p>
      <text:p text:style-name="P4">
News Source: <text:a xlink:type="simple" xlink:href="https://armyinform.com.ua/2023/05/18/sogodni-vsesvitnij-den-vyshyvanky/" text:style-name="Internet_20_link" text:visited-style-name="Visited_20_Internet_20_Link">
https://armyinform.com.ua/2023/05/18/sogodni-vsesvitnij-den-vyshyvanky/</text:a>
</text:p>
      <!--NEWS-->
      <text:h text:style-name="P10" text:outline-level="1">
<text:span text:style-name="T4">
乌克兰敦促世界认识到1944年被种族灭绝驱逐出克里米亚tatar</text:span>
</text:h>
      <text:p text:style-name="P4">
作者: ['АРМІЯINFORM']</text:p>
      <text:p text:style-name="P4">
时间: 2023-05-18T45:00:00-04:00</text:p>
      <text:p text:style-name="P4">
描述: 乌克兰的呼吁被合作伙伴的福音师，Zokremi参与者所困扰...与乌克兰2022年的战争，与乌克兰的最新新闻，《与乌克兰2022年的新闻战争》，乌克兰和俄罗斯以及俄罗斯以及俄罗斯以及当时以及乌克兰的最后一场战争他们说，与乌克兰与乌克兰的战争将在2022年，在不久的将来与乌克兰战争，他们说，与乌克兰与乌克兰的战争，今天的乌克兰新闻，乌克兰的新闻，乌克兰媒体在俄罗斯的乌克兰新闻</text:p>
      <text:p text:style-name="P4">
图片: ['<text:a xlink:type="simple" xlink:href="https://armyinform.com.ua/wp-content/uploads/2023/05/photo_5413849724953413856_y-e1684396378230-1.jpg" text:style-name="Internet_20_link" text:visited-style-name="Visited_20_Internet_20_Link">
photo_5413849724953413856_y-e1684396378230-1.jpg</text:a>
']</text:p>
      <text:p text:style-name="P4">
标签: ['ГЕНОЦИД КРИМСЬКОТАТАРСЬКОГО НАРОДУ', 'ДЕПОРТАЦІЯ', 'ЗАЯВА МЗС УКРАЇНИ', 'КРИМСЬКІ ТАТАРИ']</text:p>
      <text:p text:style-name="P4">
类别: News</text:p>
      <!--METADATA-->
      <text:p text:style-name="P4">
<draw:frame draw:style-name="fr1" draw:name="Image308" text:anchor-type="as-char" svg:width="6.9236in" svg:height="4.497885in" draw:z-index="0">
<draw:image xlink:href="../Images/AРМІЯINFORM/2023-05-18T45-00-00-04-00/photo_5413849724953413856_y-e1684396378230-1.jpg" xlink:type="simple" xlink:show="embed" xlink:actuate="onLoad" draw:mime-type="image/jpeg"/>
</draw:frame>
乌克兰外交政策部呼吁国际合作伙伴(例如国际克里米亚平台的参与者)谴责当今的罪行，使克里米亚塔塔尔人的离开，并认识到1944年被种族灭绝驱逐出境。</text:p>
      <text:p text:style-name="P4">
关于这个<text:a xlink:type="simple" xlink:href="https://www.kmu.gov.ua/news/zaiava-mzs-ukrainy-z-nahody-79-i-richnytsi-deportatsii-krymskykh-tatar-ta-vshanuvannia-zhertv-henotsydu-krymskotatarskoho-narodu" text:style-name="Internet_20_link" text:visited-style-name="Visited_20_Internet_20_Link">
被引用</text:a>
在克里米亚塔塔尔(Crimean Tatars)成立79周年之际，乌克兰外交部的声明中，并向克里米亚塔塔尔(Crimean Tatar)种族灭绝的受害者致敬。</text:p>
      <text:p text:style-name="P4">
内政部说：“他们坚信，只有乌克兰的胜利和克里米亚半岛的解放才能结束对克里米亚原住民塔塔尔土著人的系统性镇压，并恢复世界上对人权的尊重。”</text:p>
      <text:p text:style-name="P4">
2023年5月18日，授予79岁的克里米亚塔塔尔(Crimean Tatars)是苏联极权政权最恐怖的犯罪之一。</text:p>
      <text:p text:style-name="P4">
1944年，苏联指责克里米亚·塔塔尔(Crimean Tatar)与纳粹当局合作，这成为发动驱逐出境的遥不可及的理由。 为了违反国际法规则，苏联政府的种族灭绝行为消除了克里米亚·塔塔尔(Crimean Tatar)的民族认同 - 乌克兰的土著人民，禁止使用母语，自称其宗教信仰并维护自己的文化。</text:p>
      <text:p text:style-name="P4">
乌克兰在外交政策部中宣布：“我们记得那些遭受这场悲剧的苦难的人，我们给了那些经过俄罗斯帝国，苏联以及现在在现代俄罗斯的镇压的真实塔塔尔人。”乌克兰。</text:p>
      <text:p text:style-name="P4">
在2014年临时占领克里米亚并于2022年2月在乌克兰进行广泛协调之后，克里米亚实际上成为了巨大的开放式空气监狱，也成为隐藏俄罗斯联邦犯罪的地方。 基于克里米亚的政治和宗教迫害，乌克兰的180多名公民被监禁。</text:p>
      <text:p text:style-name="P4">
“我们要求俄罗斯联邦以阻止人权侵犯克里米亚和塞瓦斯托波尔的占领领土，立即向所有政治犯，以确保完全遵守根据国际法的RFAK对占领国家的义务。”乌克兰的声明。</text:p>
      <text:p text:style-name="P4">
News Source: <text:a xlink:type="simple" xlink:href="https://armyinform.com.ua/2023/05/18/ukrayina-zaklykaye-svit-vyznaty-genoczydom-deportacziyu-krymskyh-tatar-u-1944-roczi/" text:style-name="Internet_20_link" text:visited-style-name="Visited_20_Internet_20_Link">
https://armyinform.com.ua/2023/05/18/ukrayina-zaklykaye-svit-vyznaty-genoczydom-deportacziyu-krymskyh-tatar-u-1944-roczi/</text:a>
</text:p>
      <!--NEWS-->
      <text:h text:style-name="P10" text:outline-level="1">
<text:span text:style-name="T4">
前面有更多技术：Ministor和SAP签署了合作备忘录</text:span>
</text:h>
      <text:p text:style-name="P4">
作者: ['АРМІЯINFORM']</text:p>
      <text:p text:style-name="P4">
时间: 2023-05-18T46:00:00-04:00</text:p>
      <text:p text:style-name="P4">
描述: 数字化转型的数字化专门由反卡鲁普检察官办公室进行专业...与乌克兰2022的战争，与乌克兰的战争是今天的最新消息，今天与乌克兰2022的新闻战是今天的战争，将在他们说，乌克兰和俄罗斯以及2022年与乌克兰的战争将在不久的将来与乌克兰发生战争，他们说，与乌克兰的战争，今天的乌克兰新闻，乌克兰新闻，乌克兰媒体在俄罗斯媒体的乌克兰新闻</text:p>
      <text:p text:style-name="P4">
图片: ['<text:a xlink:type="simple" xlink:href="https://armyinform.com.ua/wp-content/uploads/2023/05/photo_5995879602435764339_y-e1684390650907.jpg" text:style-name="Internet_20_link" text:visited-style-name="Visited_20_Internet_20_Link">
photo_5995879602435764339_y-e1684390650907.jpg</text:a>
']</text:p>
      <text:p text:style-name="P4">
标签: ['UNITED24', 'АНТИКОРУПЦІЙНА ПРОГРАМА', 'АРМІЮ ДРОНІВ', 'МІНЦИФРА']</text:p>
      <text:p text:style-name="P4">
类别: News</text:p>
      <!--METADATA-->
      <text:p text:style-name="P4">
<draw:frame draw:style-name="fr1" draw:name="Image309" text:anchor-type="as-char" svg:width="6.9236in" svg:height="4.41059in" draw:z-index="0">
<draw:image xlink:href="../Images/AРМІЯINFORM/2023-05-18T46-00-00-04-00/photo_5995879602435764339_y-e1684390650907.jpg" xlink:type="simple" xlink:show="embed" xlink:actuate="onLoad" draw:mime-type="image/jpeg"/>
</draw:frame>
数字化转型部和专门的反腐败检察官办公室签署了合作备忘录，旨在指导更多的资源来支持乌克兰捍卫者。</text:p>
      <text:p text:style-name="P4">
关于它<text:a xlink:type="simple" xlink:href="https://t.me/mintsyfra/4081" text:style-name="Internet_20_link" text:visited-style-name="Visited_20_Internet_20_Link">
报告</text:a>
Minerifra。</text:p>
      <text:p text:style-name="P4">
“我们团结一致，在联合24境内发展无人机军。 在瓦尔特广场战争期间，SAP继续有效地与乌克兰的腐败作斗争。备忘录指导更多的资源来支持军队。”证词写道。</text:p>
      <text:p text:style-name="P4">
检察官交易和被告获得的资金旨在批准无人机军队，设备和必要的设备。</text:p>
      <text:p text:style-name="P4">
“在2023年，该SAP已经在United24平台上逝世了6.5亿UAH。 多亏了Donati，购买了数百架用于ZS和GUR的现代无人机，并为进攻人员提供了大量的BMP-2，” Ministorifra是。</text:p>
      <text:p text:style-name="P4">
News Source: <text:a xlink:type="simple" xlink:href="https://armyinform.com.ua/2023/05/18/bilshe-tehniky-na-front-minczyfra-ta-sap-pidpysaly-memorandum-pro-spivpraczyu/" text:style-name="Internet_20_link" text:visited-style-name="Visited_20_Internet_20_Link">
https://armyinform.com.ua/2023/05/18/bilshe-tehniky-na-front-minczyfra-ta-sap-pidpysaly-memorandum-pro-spivpraczyu/</text:a>
</text:p>
      <!--NEWS-->
      <text:h text:style-name="P10" text:outline-level="1">
<text:span text:style-name="T4">
在一个日期迈出两个含义 - 乌克兰总统</text:span>
</text:h>
      <text:p text:style-name="P4">
作者: ['АРМІЯINFORM']</text:p>
      <text:p text:style-name="P4">
时间: 2023-05-18T47:00:00-04:00</text:p>
      <text:p text:style-name="P4">
描述: Syogodnis，18 Herbalum，乌克兰Posnovoi 79-tu Richniny deportatsia of Crimskotatary人...与乌克兰2022年的战争，与乌克兰与乌克兰的最新新闻，与乌克兰2022年的新闻战争，与乌克兰2022年的新闻战争，乌克兰和俄罗斯和俄罗斯与乌克兰的战争，以及2022年，乌克兰战争，他们说，与否，他们会在不久的将来与乌克兰发动战争，他们说与乌克兰的战争，今天的乌克兰新闻，乌克兰的新闻，乌克兰的新闻</text:p>
      <text:p text:style-name="P4">
图片: ['<text:a xlink:type="simple" xlink:href="https://armyinform.com.ua/wp-content/uploads/2023/05/347782587_266611902392832_8819471013464954985_n.jpg" text:style-name="Internet_20_link" text:visited-style-name="Visited_20_Internet_20_Link">
347782587_266611902392832_8819471013464954985_n.jpg</text:a>
']</text:p>
      <text:p text:style-name="P4">
标签: ['ВОЛОДИМИР ЗЕЛЕНСЬКИЙ', 'ГЕНОЦИД КРИМСЬКОТАТАРСЬКОГО НАРОДУ', 'ДЕНЬ ВИШИВАНКИ']</text:p>
      <text:p text:style-name="P4">
类别: News</text:p>
      <!--METADATA-->
      <text:p text:style-name="P4">
<draw:frame draw:style-name="fr1" draw:name="Image310" text:anchor-type="as-char" svg:width="6.9236in" svg:height="4.615733in" draw:z-index="0">
<draw:image xlink:href="../Images/AРМІЯINFORM/2023-05-18T47-00-00-04-00/347782587_266611902392832_8819471013464954985_n.jpg" xlink:type="simple" xlink:show="embed" xlink:actuate="onLoad" draw:mime-type="image/jpeg"/>
</draw:frame>
今天，5月18日，乌克兰颁发了克里米亚塔塔尔人驱逐出境79周年，并庆祝国际假期 - 世界庆典Vyshivanka。</text:p>
      <text:p text:style-name="P4">
乌克兰沃迪米尔Zelenskyy总统在<text:a xlink:type="simple" xlink:href="https://t.me/V_Zelenskiy_official/6262" text:style-name="Internet_20_link" text:visited-style-name="Visited_20_Internet_20_Link">
Telegram</text:a>
.</text:p>
      <text:p text:style-name="P4">
«Цього року — два сенси, об’єднані однією датою, 18 травня. 79 років тому уцей день радянська влада почала<text:a xlink:type="simple" xlink:href="https://armyinform.com.ua/2023/05/18/ukrayina-zaklykaye-svit-vyznaty-genoczydom-deportacziyu-krymskyh-tatar-u-1944-roczi/" text:style-name="Internet_20_link" text:visited-style-name="Visited_20_Internet_20_Link">
депортацію</text:a>
克里米亚塔塔尔人。 想擦除，剥夺房屋，剥夺生命权的人们。 但是人民得到了保存。 自由生活!”  - 头说。</text:p>
      <text:p text:style-name="P4">
Volodymyr Zelensky指出，今天它是特殊的刺绣 - 星空象征着乌克兰和克里米亚·塔塔尔人的统一。 我们能力的象征和我们住在家里的愿望。</text:p>
      <text:p text:style-name="P4">
“让今年(https://armyinform.com.ua/2023/05/18/sogodni-vsesvitnij-den-vyshyvanky/?utm_source=mainnews&amp;utm_medium=article&amp;utm_campaign=traficsource)在乌克兰，这将提醒我们的人民必须经历我们的人民。</text:p>
      <text:p text:style-name="P4">
永恒的记忆，对我们的所有人民都被极权政权带走了!</text:p>
      <text:p text:style-name="P4">
我们尊重我们的人民，他们的力量和文化!”  - 乌克兰总统说。</text:p>
      <text:p text:style-name="P4">
News Source: <text:a xlink:type="simple" xlink:href="https://armyinform.com.ua/2023/05/18/sogodnishnij-den-obyednav-dva-sensy-v-odnij-dati-prezydent-ukrayiny/" text:style-name="Internet_20_link" text:visited-style-name="Visited_20_Internet_20_Link">
https://armyinform.com.ua/2023/05/18/sogodnishnij-den-obyednav-dva-sensy-v-odnij-dati-prezydent-ukrayiny/</text:a>
</text:p>
      <!--NEWS-->
      <text:h text:style-name="P10" text:outline-level="1">
<text:span text:style-name="T4">
武装部队提供夏季表格，冬季购买的合同 - 堆叠</text:span>
</text:h>
      <text:p text:style-name="P4">
作者: ['Андрій Задубінний']</text:p>
      <text:p text:style-name="P4">
时间: 2023-05-18T48:00:00-04:00</text:p>
      <text:p text:style-name="P4">
描述: 在乌克兰的明尼斯·史蒂尼（Min of Ukraine），服务纳拉达·斯科多（Narada Skodoi）将成为一场流媒体……与乌克兰2022年的战争，与乌克兰的最新新闻，今天与乌克兰的新闻，乌克兰2022年上次与乌克兰的新闻战争，乌克兰和俄罗斯和俄罗斯和俄罗斯之间以及俄罗斯之间以及何时何时进行战争与乌克兰与乌克兰的战争将是不可行</text:p>
      <text:p text:style-name="P4">
图片: ['<text:a xlink:type="simple" xlink:href="https://armyinform.com.ua/wp-content/uploads/2023/05/narada_golovna.jpg" text:style-name="Internet_20_link" text:visited-style-name="Visited_20_Internet_20_Link">
narada_golovna.jpg</text:a>
', '<text:a xlink:type="simple" xlink:href="https://armyinform.com.ua/wp-content/uploads/2023/05/narada1-150x150.jpg" text:style-name="Internet_20_link" text:visited-style-name="Visited_20_Internet_20_Link">
narada1-150x150.jpg</text:a>
', '<text:a xlink:type="simple" xlink:href="https://armyinform.com.ua/wp-content/uploads/2023/05/narada2-150x150.jpg" text:style-name="Internet_20_link" text:visited-style-name="Visited_20_Internet_20_Link">
narada2-150x150.jpg</text:a>
', '<text:a xlink:type="simple" xlink:href="https://armyinform.com.ua/wp-content/uploads/2023/05/sharapov1-1.jpg" text:style-name="Internet_20_link" text:visited-style-name="Visited_20_Internet_20_Link">
sharapov1-1.jpg</text:a>
']</text:p>
      <text:p text:style-name="P4">
标签: ['ДЕНИС ШАРАПОВ']</text:p>
      <text:p text:style-name="P4">
类别: News</text:p>
      <!--METADATA-->
      <text:p text:style-name="P4">
<draw:frame draw:style-name="fr1" draw:name="Image311" text:anchor-type="as-char" svg:width="6.9236in" svg:height="4.615733in" draw:z-index="0">
<draw:image xlink:href="../Images/AРМІЯINFORM/2023-05-18T48-00-00-04-00/narada_golovna.jpg" xlink:type="simple" xlink:show="embed" xlink:actuate="onLoad" draw:mime-type="image/jpeg"/>
</draw:frame>
乌克兰国防部在国防部副部长丹尼斯·莎拉波夫(Denis Sharapov)的主席下举行了一次官方会议，涉及乌克兰武装部队的现状和其他类型的武装部队。 国防部公共采购和物质资源供应部的代表，乌克兰武装部队的后勤部队和国防部反腐败委员会的成员参加了会议。</text:p>
      <text:p text:style-name="P4">
<text:a xlink:type="simple" xlink:href="https://armyinform.com.ua/wp-content/uploads/2023/05/narada1.jpg" text:style-name="Internet_20_link" text:visited-style-name="Visited_20_Internet_20_Link">
!(Images/AРМІЯINFORM/2023-05-18T48-00-00-04-00/narada1-150x150.jpg)</text:a>
</text:p>
      <text:p text:style-name="P4">
<text:a xlink:type="simple" xlink:href="https://armyinform.com.ua/wp-content/uploads/2023/05/narada2.jpg" text:style-name="Internet_20_link" text:visited-style-name="Visited_20_Internet_20_Link">
<draw:frame draw:style-name="fr1" draw:name="Image312" text:anchor-type="as-char" svg:width="6.9236in" svg:height="6.9236in" draw:z-index="0">
<draw:image xlink:href="../Images/AРМІЯINFORM/2023-05-18T48-00-00-04-00/narada2-150x150.jpg" xlink:type="simple" xlink:show="embed" xlink:actuate="onLoad" draw:mime-type="image/jpeg"/>
</draw:frame>
</text:a>
作为乌克兰武装部队的后备力量的负责人，乌克兰的武装部队，塞尔盖·布拉夫科上校，夏季服装的供应源于预定的命令，并以令人满意的速度接受。</text:p>
      <ul>
        <li>
今天，我们对夏季命名法的物质特性没有任何问题。 Sergey Bulavko上校说，我们拥有的Izalishki使您可以组织并进行必要数量的军人。</li>
      </ul>
      <text:p text:style-name="P4">
作为一个澄清的国防部公共反腐败委员会代表的问题，关于冬季服装的积累状况，乌克兰武装部队的物流部队的领导人主任回答说，这样的是这样。工作。</text:p>
      <text:p text:style-name="P4">
应当指出的是，在过去的采购时期，乌克兰武装部队的仓库中 - 夏季和冬季制服的数量很好，包括提供皮疹。</text:p>
      <text:p text:style-name="P4">
乌克兰国防部副部长丹尼斯·莎拉波夫(Denis Sharapov)评论说，该机构已发布合同的过程，为军队提供冬季服装。</text:p>
      <text:p text:style-name="P4">
<draw:frame draw:style-name="fr1" draw:name="Image313" text:anchor-type="as-char" svg:width="6.9236in" svg:height="4.615733in" draw:z-index="0">
<draw:image xlink:href="../Images/AРМІЯINFORM/2023-05-18T48-00-00-04-00/sharapov1-1.jpg" xlink:type="simple" xlink:show="embed" xlink:actuate="onLoad" draw:mime-type="image/jpeg"/>
</draw:frame>
 - 我们的捍卫者和捍卫者今天捍卫豆芽状态的条件很复杂。 对定性形式的需求及其及时的成本始终是相关的。 丹尼斯·莎拉波夫(Denis Sharapov)补充说。</text:p>
      <text:p text:style-name="P4">
国防部副部长还报告说，由于乌克兰国防部的国家采购组织有系统的变化，乌克兰武装部队的动态发生了积极的转变，而腐败的损失最小化。<text:span text:style-name="T5">
foto dmitry Yurchenko</text:span>
</text:p>
      <text:p text:style-name="P4">
News Source: <text:a xlink:type="simple" xlink:href="https://armyinform.com.ua/2023/05/18/zsu-zabezpecheni-litnoyu-formoyu-kontrakty-na-zakupivlyu-zymovoyi-ukladayutsya/" text:style-name="Internet_20_link" text:visited-style-name="Visited_20_Internet_20_Link">
https://armyinform.com.ua/2023/05/18/zsu-zabezpecheni-litnoyu-formoyu-kontrakty-na-zakupivlyu-zymovoyi-ukladayutsya/</text:a>
</text:p>
      <!--NEWS-->
      <text:h text:style-name="P10" text:outline-level="1">
<text:span text:style-name="T4">
向信息活动简要介绍“受伤后帮助”</text:span>
</text:h>
      <text:p text:style-name="P4">
作者: ['АРМІЯINFORM']</text:p>
      <text:p text:style-name="P4">
时间: 2023-05-18T49:00:00-04:00</text:p>
      <text:p text:style-name="P4">
描述: 军事媒体中心必须经过“ Yak Izhormatsky Campanium” Dopandoroga ...与乌克兰2022年的战争，与乌克兰的最新新闻，今天与乌克兰2022年的新闻战争，乌克兰和俄罗斯和俄罗斯之间以及俄罗斯之间以及何时会发生战争他们说，乌克兰在2022年与乌克兰的战争将在不久的将来与乌克兰进行战争，他们说，与乌克兰的战争，今天的乌克兰新闻，乌克兰的新闻，乌克兰媒体在俄罗斯的乌克兰新闻</text:p>
      <text:p text:style-name="P4">
图片: []</text:p>
      <text:p text:style-name="P4">
标签: ['MILITARY MEDIA CENTER', 'ДОПОМОГА ПІСЛЯ ПОРАНЕННЯ', 'ОНЛАЙН-БРИФІНГ']</text:p>
      <text:p text:style-name="P4">
类别: News</text:p>
      <!--METADATA-->
      <text:p text:style-name="P4">
军事媒体中心在通过VLK时在“受伤后”信息运动的“帮助后帮助”的情况下，随着乌克兰Oksana Gorbach武装部队战略通信部门的参与。</text:p>
      <text:p text:style-name="P4">
News Source: <text:a xlink:type="simple" xlink:href="https://armyinform.com.ua/2023/05/18/bryfing-shhodo-informaczijnoyi-kampaniyi-dopomoga-pislya-poranennya/" text:style-name="Internet_20_link" text:visited-style-name="Visited_20_Internet_20_Link">
https://armyinform.com.ua/2023/05/18/bryfing-shhodo-informaczijnoyi-kampaniyi-dopomoga-pislya-poranennya/</text:a>
</text:p>
      <!--NEWS-->
      <text:h text:style-name="P10" text:outline-level="1">
<text:span text:style-name="T4">
拉脱维亚在欧盟委员会开始主席：在优先事项中 - 乌克兰的支持</text:span>
</text:h>
      <text:p text:style-name="P4">
作者: ['АРМІЯINFORM']</text:p>
      <text:p text:style-name="P4">
时间: 2023-05-18T50:00:00-04:00</text:p>
      <text:p text:style-name="P4">
描述: 拉脱维亚Z 17在Radis Ivropicia Union，TSH Tosish ...与乌克兰2022年的战争，与乌克兰的最新新闻，今天与乌克兰的新闻战争，今天最后一次与乌克兰的新闻战争，将在今天上次与乌克兰的新闻战争，将在乌克兰和俄罗斯和战争之间发生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5/fwvz4o2waaahufz-scaled.jpg" text:style-name="Internet_20_link" text:visited-style-name="Visited_20_Internet_20_Link">
fwvz4o2waaahufz-scaled.jpg</text:a>
']</text:p>
      <text:p text:style-name="P4">
标签: ['ЛАТВІЯ', 'ПІДТРИМКА УКРАЇНИ', 'РАДА ЄВРОПИ']</text:p>
      <text:p text:style-name="P4">
类别: News</text:p>
      <!--METADATA-->
      <text:p text:style-name="P4">
<draw:frame draw:style-name="fr1" draw:name="Image314" text:anchor-type="as-char" svg:width="6.9236in" svg:height="4.615733in" draw:z-index="0">
<draw:image xlink:href="../Images/AРМІЯINFORM/2023-05-18T50-00-00-04-00/fwvz4o2waaahufz-scaled.jpg" xlink:type="simple" xlink:show="embed" xlink:actuate="onLoad" draw:mime-type="image/jpeg"/>
</draw:frame>
自5月17日起，拉脱维亚开始在欧盟理事会任职六年，这是该国于1995年加入该组织的第二次。</text:p>
      <text:p text:style-name="P4">
关于它<text:a xlink:type="simple" xlink:href="https://search.coe.int/cm/Pages/result_details.aspx" text:style-name="Internet_20_link" text:visited-style-name="Visited_20_Internet_20_Link">
报告</text:a>
欧洲理事会新闻服务。</text:p>
      <text:p text:style-name="P4">
特别是在拉脱维亚总统任期期间，它将重点关注与侵略者国家在乌克兰犯下的罪行有关的问题，创建特殊联合和由俄罗斯联邦对俄罗斯联合会造成的损失登记册反乌克兰。</text:p>
      <text:p text:style-name="P4">
“负责针对乌克兰犯罪的犯罪将是我们总统当天的重要场所，特别是呼吁建立特殊的侵略性犯罪，并创建损失登记册，作为赔偿机制的一部分，”  - 消息读取。</text:p>
      <text:p text:style-name="P4">
此外，其在欧盟拉脱维亚总统任期的优先事项已经确定：</text:p>
      <text:p text:style-name="P4">
<text:span text:style-name="T5">
加强民主和法治， </text:span>
言论自由， <text:span text:style-name="T5">
记者的安全， </text:span>
促进欧洲理事会的改革。</text:p>
      <text:p text:style-name="P4">
同样，为了在拉脱维亚成员国之间进行交流，组织了一次非正式司法大臣会议，以支持战争期间和战后续签期间乌克兰司法体系的稳定。</text:p>
      <text:p text:style-name="P4">
News Source: <text:a xlink:type="simple" xlink:href="https://armyinform.com.ua/2023/05/18/latviya-pochala-golovuvannya-v-radi-yes-sered-priorytetiv-pidtrymka-ukrayiny/" text:style-name="Internet_20_link" text:visited-style-name="Visited_20_Internet_20_Link">
https://armyinform.com.ua/2023/05/18/latviya-pochala-golovuvannya-v-radi-yes-sered-priorytetiv-pidtrymka-ukrayiny/</text:a>
</text:p>
      <!--NEWS-->
      <text:h text:style-name="P10" text:outline-level="1">
<text:span text:style-name="T4">
在过去的一天中，我们附近的单位从150米到1700米 - 谢尔盖·奇尔维蒂（Sergey Cherevaty）</text:span>
</text:h>
      <text:p text:style-name="P4">
作者: ['Володимир Віват']</text:p>
      <text:p text:style-name="P4">
时间: 2023-05-18T51:00:00-04:00</text:p>
      <text:p text:style-name="P4">
描述: 巴赫穆特（Bakhmut）在乌克兰聚会中充斥着埃克塞特（Epizenter Boyovikh）。 对手Puna Mustache Prague的反对者...与乌克兰2022年的战争，与乌克兰的最新新闻，今天与乌克兰2022年的新闻战争，乌克兰和俄罗斯之间以及俄罗斯之间的战争以及2022年与乌克兰的战争将是或是否会有，是否会在不久的将来与乌克兰发生战争，这是与乌克兰的战争，今天的乌克兰新闻，乌克兰新闻，乌克兰媒体在俄罗斯</text:p>
      <text:p text:style-name="P4">
图片: ['<text:a xlink:type="simple" xlink:href="https://armyinform.com.ua/wp-content/uploads/2022/09/bahmut1.jpg" text:style-name="Internet_20_link" text:visited-style-name="Visited_20_Internet_20_Link">
bahmut1.jpg</text:a>
']</text:p>
      <text:p text:style-name="P4">
标签: ['БАХМУТ', 'ВТОРГНЕННЯ РФ', 'ЄДИНІ НОВИНИ', 'СЕРГІЙ ЧЕРЕВАТИЙ']</text:p>
      <text:p text:style-name="P4">
类别: News</text:p>
      <!--METADATA-->
      <text:p text:style-name="P4">
<draw:frame draw:style-name="fr1" draw:name="Image315" text:anchor-type="as-char" svg:width="6.9236in" svg:height="3.894525in" draw:z-index="0">
<draw:image xlink:href="../Images/AРМІЯINFORM/2023-05-18T51-00-00-04-00/bahmut1.jpg" xlink:type="simple" xlink:show="embed" xlink:actuate="onLoad" draw:mime-type="image/jpeg"/>
</draw:frame>
说明性照片</text:p>
      <text:p text:style-name="P4">
巴赫穆特仍然是乌克兰东部敌对行动的中心。 越冬的敌人试图接受它，几乎被他(城市)摧毁。</text:p>
      <text:p text:style-name="P4">
武装部队武装部队武装部队的发言人Sergey Cherevaty在Tele Scale“ Unifiend News”的空中报道了这一点。</text:p>
      <text:p text:style-name="P4">
该官员报告说，在过去的24小时内，敌人击中了我们位置发光和喷气大炮的中风，并发生了25架飞机的战斗螺栓。 130名入侵者在战斗中被摧毁，145人受伤，4人被捕。 两个MSTA，一个无人驾驶的“ Orlan-10”和Rodboo-Supplies的八个田野仓库也被摧毁了。</text:p>
      <ul>
        <li>
Sergey Cherevaty说，在战斗过程中，尽管我们现在不占有人事和设备的事实，但我们的单位继续前进 - 过去的距离为150至1700米。  -  Thiscope竭尽全力维持防御，但是我们掩盖了他们在某些技术，独创性，动力和稳定的技术中的粗鲁力量和优势。</li>
      </ul>
      <text:p text:style-name="P4">
乌克兰武装部队东部组织的发言人说，该倡议已经被拦截，敌人被迫对我们的行动做出回应。 他们被Ubakhmut和空降部队的周边地区所压倒性，试图阻止我们的部队。</text:p>
      <ul>
        <li>
值得注意的是，我们的军事工程师苏珀斯(Sappers)的宝贵工作。总的来说，防御力量是一种复杂的机器，每个人都有自己的功能及其完美的工具。 这就是为什么由于我们的集会，学习，所有结构工作的理想同步性，我们设法克服了敌人， -  Sergey Cherevaty说。</li>
      </ul>
      <text:p text:style-name="P4">
该官员还报告说，利曼 - 库珀斯基的方向仍然是炮击数量的领导者。 在过去的一天中，这里的敌人在我们的位置开火了625次，16架飞机和4架战斗冲突，39名被占领被摧毁，93人受伤。 还有足够的技术：T-72坦克，BTR-80，BMP，四个Saus，两辆榴弹炮，两辆无人驾驶汽车，甚至是一辆支持的X-31火箭。</text:p>
      <ul>
        <li>
与贝壳不同，现在有敌人的人员现在问题，因此他们正在拉动一切：瓦格纳的遗体，嘴，员工，在法律方面有问题，战斗陆军预备队，领土部队以及常规的坦克和机动机载单元，大多数通过动员完成，并说出了武装部队的东部集团。</li>
      </ul>
      <text:p text:style-name="P4">
News Source: <text:a xlink:type="simple" xlink:href="https://armyinform.com.ua/2023/05/18/za-mynulu-dobu-nashi-pidrozdily-poblyzu-bahmuta-prosunulys-upered-na-vidstan-vid-150-do-1700-metriv-sergij-cherevatyj/" text:style-name="Internet_20_link" text:visited-style-name="Visited_20_Internet_20_Link">
https://armyinform.com.ua/2023/05/18/za-mynulu-dobu-nashi-pidrozdily-poblyzu-bahmuta-prosunulys-upered-na-vidstan-vid-150-do-1700-metriv-sergij-cherevatyj/</text:a>
</text:p>
      <!--NEWS-->
      <text:h text:style-name="P10" text:outline-level="1">
<text:span text:style-name="T4">
如果没有帝国国家的解构 - 俄罗斯的安抚是不可能的-Alexei Panich</text:span>
</text:h>
      <text:p text:style-name="P4">
作者: ['Антон Печерський']</text:p>
      <text:p text:style-name="P4">
时间: 2023-05-18T52:00:00-04:00</text:p>
      <text:p text:style-name="P4">
描述: 以Filosofsky Sciences的医生Mirkvannya Vyplovy提供科学的Spivrothtky NVO ...与乌克兰2022年的战争，与乌克兰的最新消息，今天与乌克兰的新闻，今天与乌克兰2022年的《新闻战》，乌克兰和俄罗斯之间的战争会以及何时何时，以及什么时候，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5/01_panych.jpg" text:style-name="Internet_20_link" text:visited-style-name="Visited_20_Internet_20_Link">
01_panych.jpg</text:a>
', '<text:a xlink:type="simple" xlink:href="https://armyinform.com.ua/wp-content/uploads/2023/05/02-13.jpg" text:style-name="Internet_20_link" text:visited-style-name="Visited_20_Internet_20_Link">
02-13.jpg</text:a>
']</text:p>
      <text:p text:style-name="P4">
标签: []</text:p>
      <text:p text:style-name="P4">
类别: News</text:p>
      <!--METADATA-->
      <text:p text:style-name="P4">
<draw:frame draw:style-name="fr1" draw:name="Image316" text:anchor-type="as-char" svg:width="6.9236in" svg:height="4.615733in" draw:z-index="0">
<draw:image xlink:href="../Images/AРМІЯINFORM/2023-05-18T52-00-00-04-00/01_panych.jpg" xlink:type="simple" xlink:show="embed" xlink:actuate="onLoad" draw:mime-type="image/jpeg"/>
</draw:frame>
这种推理是由哲学博士表达的，哲学博士是非政府组织“精神和字母” Alexei Panich的领先科学贸易，“圆桌会议的工作” Rashism。 了解要克服。”</text:p>
      <text:p text:style-name="P4">
这位专家回答了俄罗斯联邦失败是否将被委托给轻率的意识形态，政权和政治实践的问题，专家指出，如果没有帝国主义国家的解构，俄罗斯的和平是不可能的。 他认为，必须控制侵略者国家的权力下放，并转变为同盟，尤其是各个地区，尤其是高加索地区。</text:p>
      <ul>
        <li>
俄罗斯在目前的边界上不可能积极进取。 无法给出这样的事实，即我们将以金钱的价格倾倒，它将发展市场经济，并会定期激励西方生产高额成本生产。” Alexei Panich保证。</li>
      </ul>
      <text:p text:style-name="P4">
<draw:frame draw:style-name="fr1" draw:name="Image317" text:anchor-type="as-char" svg:width="6.9236in" svg:height="4.615733in" draw:z-index="0">
<draw:image xlink:href="../Images/AРМІЯINFORM/2023-05-18T52-00-00-04-00/02-13.jpg" xlink:type="simple" xlink:show="embed" xlink:actuate="onLoad" draw:mime-type="image/jpeg"/>
</draw:frame>
科学家坚持认为，不可能离开俄罗斯集中，没有办法让它成为混乱的瓦解，侵略者国家现在正在震动。</text:p>
      <ul>
        <li>
第三个也是唯一可以接受的选择是对俄罗斯的某些联邦的控制权分散化，部分是从高加索开始的单独领土的离开时，总结了专家。</li>
      </ul>
      <text:p text:style-name="P4">
在西方政客和知识分子中，应尽可能促进这一论点，现在大多数人希望在反乌克兰战争中失败后，在俄罗斯联邦进行自由民主改革的可能性。 实际上，俄罗斯无法转变为帝国国家的自由解构。</text:p>
      <text:p text:style-name="P4">
另请阅读：</text:p>
      <text:p text:style-name="P4">
<text:a xlink:type="simple" xlink:href="https://armyinform.com.ua/2023/05/17/shho-take-naspravdi-rashyzm-i-yak-jogo-peremogty-dumky-ekspertiv/" text:style-name="Internet_20_link" text:visited-style-name="Visited_20_Internet_20_Link">
实际上是轻率的，如何赢得胜利：思想专家</text:a>
回想一下圆桌会议“轻率。 要理解要克服”，在乌克兰乌克兰人的乌克兰人的乌克霍夫纳雷达(Verkhovna Rada)之际，乌克兰乌克兰人的乌克兰人雷达(Verkhovna Rada轻率的谴责，以支持对意识形态，政治和轻率实践的谴责。</text:p>
      <text:p text:style-name="P4">
<text:span text:style-name="T5">
foto dmitry Yurchenko</text:span>
</text:p>
      <text:p text:style-name="P4">
News Source: <text:a xlink:type="simple" xlink:href="https://armyinform.com.ua/2023/05/18/umyrotvorennya-rosiyi-nemozhlyve-bez-dekonstrukcziyi-imperskoyi-derzhavy-oleksij-panych/" text:style-name="Internet_20_link" text:visited-style-name="Visited_20_Internet_20_Link">
https://armyinform.com.ua/2023/05/18/umyrotvorennya-rosiyi-nemozhlyve-bez-dekonstrukcziyi-imperskoyi-derzhavy-oleksij-panych/</text:a>
</text:p>
      <!--NEWS-->
      <text:h text:style-name="P10" text:outline-level="1">
<text:span text:style-name="T4">
国防部邀请您参加一次会议讨论食品组织以满足国防需求</text:span>
</text:h>
      <text:p text:style-name="P4">
作者: ['АРМІЯINFORM']</text:p>
      <text:p text:style-name="P4">
时间: 2023-05-18T53:00:00-04:00</text:p>
      <text:p text:style-name="P4">
描述: 乌克兰国防的明斯基城堡要求在胆小的剧情中进行 - 与乌克兰2022年的战争，与乌克兰的战争是今天的最新消息，这是与乌克兰2022年的新闻战争，今天是今天的新闻战争乌克兰和俄罗斯之间以及乌克兰在2022年与乌克兰的战争是否会发生战争，乌克兰新闻在乌克兰媒体的俄罗斯人</text:p>
      <text:p text:style-name="P4">
图片: ['<text:a xlink:type="simple" xlink:href="https://armyinform.com.ua/wp-content/uploads/2023/05/578-2.png" text:style-name="Internet_20_link" text:visited-style-name="Visited_20_Internet_20_Link">
578-2.png</text:a>
']</text:p>
      <text:p text:style-name="P4">
标签: ['ДЕНИС ШАРАПОВ', 'МОУ', 'ХАРЧУВАННЯ ВІЙСЬКОВИХ']</text:p>
      <text:p text:style-name="P4">
类别: News</text:p>
      <!--METADATA-->
      <text:p text:style-name="P4">
<draw:frame draw:style-name="fr1" draw:name="Image318" text:anchor-type="as-char" svg:width="6.9236in" svg:height="2.394412in" draw:z-index="0">
<draw:image xlink:href="../Images/AРМІЯINFORM/2023-05-18T53-00-00-04-00/578-2.png" xlink:type="simple" xlink:show="embed" xlink:actuate="onLoad" draw:mime-type="image/png"/>
</draw:frame>
</text:p>
      <text:p text:style-name="P4">
Міністерство оборони України запрошує усіх бажаючих долучитися до участі вробочій зустрічі з обговорення питань організації харчуваннявійськовослужбовців Збройних Сил України.</text:p>
      <text:p text:style-name="P4">
Захід відбудеться у <text:span text:style-name="T4">
пʼятницю, 19 травня 2023 року,</text:span>
 під головуваннямзаступника Міністра оборони України Дениса Шарапова. Початок зустрічі — о<text:span text:style-name="T4">
15:30</text:span>
 год.</text:p>
      <text:p text:style-name="P4">
Бажаючим взяти участь пропонуємо надіслати лист на електронну адресу <text:a xlink:type="simple" xlink:href="https://armyinform.com.ua/cdn-cgi/l/email-protection#f4918e959f81849d82989d90908eb4849b8780da999d98da939b82da8195" text:style-name="Internet_20_link" text:visited-style-name="Visited_20_Internet_20_Link">
[emailprotected]</text:a>
到16：00 5月18日。 该字母必须指示Edrpopubustry的名称和代码，以及代表的名称和位置。</text:p>
      <text:p text:style-name="P4">
有关会议地点的详细信息将由其他保留人员告知。</text:p>
      <text:p text:style-name="P4">
<text:span text:style-name="T4">
资料来源：</text:span>
 <text:a xlink:type="simple" xlink:href="https://www.mil.gov.ua/news/2023/05/18/zustrich-shhodo-obgovorennya-pitannya-organizaczii-harchuvannya-dlya-zabezpechennya-potreb-oboroni/" text:style-name="Internet_20_link" text:visited-style-name="Visited_20_Internet_20_Link">
__乌克兰国防部_</text:a>
</text:p>
      <text:p text:style-name="P4">
News Source: <text:a xlink:type="simple" xlink:href="https://armyinform.com.ua/2023/05/18/minoborony-zaproshuye-na-zustrich-shhodo-obgovorennya-pytannya-organizacziyi-harchuvannya-dlya-zabezpechennya-potreb-oborony/" text:style-name="Internet_20_link" text:visited-style-name="Visited_20_Internet_20_Link">
https://armyinform.com.ua/2023/05/18/minoborony-zaproshuye-na-zustrich-shhodo-obgovorennya-pytannya-organizacziyi-harchuvannya-dlya-zabezpechennya-potreb-oborony/</text:a>
</text:p>
      <!--NEWS-->
      <text:h text:style-name="P10" text:outline-level="1">
<text:span text:style-name="T4">
盟友承诺将继续乌克兰的支持 - 对英国和德国的声明</text:span>
</text:h>
      <text:p text:style-name="P4">
作者: ['АРМІЯINFORM']</text:p>
      <text:p text:style-name="P4">
时间: 2023-05-18T54:00:00-04:00</text:p>
      <text:p text:style-name="P4">
描述: 为捍卫伟大的英国沃勒斯·Zustrichi Zisthi nimezki Korgoy辩护的临时运动员...与乌克兰的战争，与乌克兰的战争，与乌克兰的最新新闻，今天与乌克兰2022年的新闻战争，乌克兰与乌克兰的新闻战，乌克兰和俄罗斯之间的战争以及乌克兰在乌克兰之间发动战争将是，是否会在不久的将来与乌克兰进行战争，今天与乌克兰的战争，今天的乌克兰新闻</text:p>
      <text:p text:style-name="P4">
图片: ['<text:a xlink:type="simple" xlink:href="https://armyinform.com.ua/wp-content/uploads/2023/05/statement.jpg" text:style-name="Internet_20_link" text:visited-style-name="Visited_20_Internet_20_Link">
statement.jpg</text:a>
']</text:p>
      <text:p text:style-name="P4">
标签: ['ВЕЛИКА БРИТАНІЯ', 'ДОПОМОГА ПАРТНЕРІВ', 'МІНІСТРИ ОБОРОНИ', 'НАТО', 'НІМЕЧЧИНА', 'СВІТ ПІДТРИМУЄ УКРАЇНУ']</text:p>
      <text:p text:style-name="P4">
类别: News</text:p>
      <!--METADATA-->
      <text:p text:style-name="P4">
<draw:frame draw:style-name="fr1" draw:name="Image319" text:anchor-type="as-char" svg:width="6.9236in" svg:height="3.894525in" draw:z-index="0">
<draw:image xlink:href="../Images/AРМІЯINFORM/2023-05-18T54-00-00-04-00/statement.jpg" xlink:type="simple" xlink:show="embed" xlink:actuate="onLoad" draw:mime-type="image/jpeg"/>
</draw:frame>
英国国防部长本·华莱士(Ben Wallace)在柏林与德国掩护的鲍里斯·皮斯托里斯(Boris Pistorius)会面后说，盟军将继续支持乌克兰在反对俄罗斯侵略的斗争中。</text:p>
      <text:p text:style-name="P4">
这在[消息]中说明了(https://www.gov.uk/government/news/allies-pledge-continued-support-for-ukraine-as-uk-defence-secretary-visits-berlin)英国政府。</text:p>
      <text:p text:style-name="P4">
宣布英国将成为第一个提供长时间打击乐的国家的几天之内，两国国防机构的负责人会议发生在几天之内。全世界许多北约盟友和合作伙伴的支持。</text:p>
      <text:p text:style-name="P4">
消息传出：“英国和德国表现出对北约和国际社会最近几天支持乌克兰的坚定感情，并承诺要进一步的军事援助和培训。”</text:p>
      <text:p text:style-name="P4">
英国继续与包括北约，七国集团及以后的德国在内的合作伙伴合作，为乌克兰提供保证和机会，以确保和加强战争结束后的长期安全 - 使乌克兰处于最强的位置在寻找公平的模仿和平时，乌克兰的领土完整性和主权将保护联合国法规。</text:p>
      <text:p text:style-name="P4">
“德国和英国继续帮助乌克兰并排。 两国决心支持乌克兰保护自己免受俄罗斯侵略的努力。”大不列颠国防部长本·沃尔斯(Ben Volles)说。</text:p>
      <text:p text:style-name="P4">
英国和德国是北约领先的欧洲参与者之一，两国都期待<text:a xlink:type="simple" xlink:href="https://armyinform.com.ua/2022/11/09/nastupnyj-samit-nato-vidbudetsya-vlitku-2023-roku-v-lytvi/" text:style-name="Internet_20_link" text:visited-style-name="Visited_20_Internet_20_Link">
Vilnius Samite</text:a>
7月，在立陶宛，联盟的所有成员都将开会，以总结和讨论联盟的未来，前所未有的呼吁，乌克兰的支持以及对欧洲 - 大西洋安全成员的奉献。</text:p>
      <text:p text:style-name="P4">
News Source: <text:a xlink:type="simple" xlink:href="https://armyinform.com.ua/2023/05/18/soyuznyky-obiczyayut-prodovzhuvaty-pidtrymku-ukrayiny-zayava-velykoyi-brytaniyi-ta-nimechchyny/" text:style-name="Internet_20_link" text:visited-style-name="Visited_20_Internet_20_Link">
https://armyinform.com.ua/2023/05/18/soyuznyky-obiczyayut-prodovzhuvaty-pidtrymku-ukrayiny-zayava-velykoyi-brytaniyi-ta-nimechchyny/</text:a>
</text:p>
      <!--NEWS-->
      <text:h text:style-name="P10" text:outline-level="1">
<text:span text:style-name="T4">
俄罗斯将被机构破产摧毁-Irina Pavlenko</text:span>
</text:h>
      <text:p text:style-name="P4">
作者: ['Антон Печерський']</text:p>
      <text:p text:style-name="P4">
时间: 2023-05-18T55:00:00-04:00</text:p>
      <text:p text:style-name="P4">
描述: Intitriina ta ekonoichna在征服中很重要 -  CSC的Golovni问题...与乌克兰2022年的战争，与乌克兰与乌克兰的最新新闻，《与乌克兰的新闻战争》，《与乌克兰的新闻战》 2022年，这将是乌克兰和俄罗斯和俄罗斯和俄罗斯之间的战争，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5/01_pavlenko.jpg" text:style-name="Internet_20_link" text:visited-style-name="Visited_20_Internet_20_Link">
01_pavlenko.jpg</text:a>
']</text:p>
      <text:p text:style-name="P4">
标签: ['РАШИЗМ']</text:p>
      <text:p text:style-name="P4">
类别: News</text:p>
      <!--METADATA-->
      <text:p text:style-name="P4">
<draw:frame draw:style-name="fr1" draw:name="Image320" text:anchor-type="as-char" svg:width="6.9236in" svg:height="4.615733in" draw:z-index="0">
<draw:image xlink:href="../Images/AРМІЯINFORM/2023-05-18T55-00-00-04-00/01_pavlenko.jpg" xlink:type="simple" xlink:show="embed" xlink:actuate="onLoad" draw:mime-type="image/jpeg"/>
</draw:frame>
机构和经济破产和人口减少是现代俄罗斯联邦的主要问题，这将不可避免地破坏侵略者国家，以下是历史科学候选人，国家战略研究系主任伊琳娜·帕夫伦科(Irina Pavlenko)。 这些推理是通过圆桌会议“轻率的”表达的。 了解提交。”</text:p>
      <text:p text:style-name="P4">
专家提醒，俄罗斯联邦拥有巨大但人口少的经济发展领土。 对如此大的空间的维护稳定地成为俄罗斯越来越重的负担，最终令人难以忍受。</text:p>
      <ul>
        <li>
在试图控制这一领域时，它们不断增加应控制它的设备。 以及必须由设备监控的设备。 也就是说，他们今天有三分之二的人口，从残疾人开始，以军队的结尾 -  Irinapavalenko强调。</li>
      </ul>
      <text:p text:style-name="P4">
管理机构稳定增长以及官员人数增加的后果是管理层管理的监管和恶化。 国家雇员在人口结构中的优势为社会支出带来了资源。</text:p>
      <ul>
        <li>
我敢打赌，专家说 - 所有这些都可以通过预算保存和保留。 钱被带走，钱被重新分配。 您重新分配索拉诺(Thorano)或在同一vladivostok中重新分配的钱越少，这是1990年代已经是：我们和莫斯科为什么？ 她定义什么？</li>
      </ul>
      <text:p text:style-name="P4">
逐渐地，情况应导致区域分离主义权力下放，甚至俄罗斯联邦的崩溃。 研究人员认为，这一过程可能不是即时的，而是长期的。 有必要托管它将被推迟数年甚至几十年。</text:p>
      <ul>
        <li>
将加强其机构和经济能力的机制。 这就是长期崩溃的历史，这是一段悠久的历史，Cemaraphone，总结了Irina Pavlenko。</li>
      </ul>
      <text:p text:style-name="P4">
另请阅读：</text:p>
      <text:p text:style-name="P4">
<text:a xlink:type="simple" xlink:href="https://armyinform.com.ua/2023/05/17/shho-take-naspravdi-rashyzm-i-yak-jogo-peremogty-dumky-ekspertiv/" text:style-name="Internet_20_link" text:visited-style-name="Visited_20_Internet_20_Link">
实际上是轻率的，如何赢得胜利：思想专家</text:a>
</text:p>
      <text:p text:style-name="P4">
<text:span text:style-name="T5">
foto dmitry Yurchenko</text:span>
</text:p>
      <text:p text:style-name="P4">
News Source: <text:a xlink:type="simple" xlink:href="https://armyinform.com.ua/2023/05/18/rosiyu-zrujnuye-instytuczijna-nespromozhnist-iryna-pavlenko/" text:style-name="Internet_20_link" text:visited-style-name="Visited_20_Internet_20_Link">
https://armyinform.com.ua/2023/05/18/rosiyu-zrujnuye-instytuczijna-nespromozhnist-iryna-pavlenko/</text:a>
</text:p>
      <!--NEWS-->
      <text:h text:style-name="P10" text:outline-level="1">
<text:span text:style-name="T4">
我们需要继续加强我们的防空系统-Yuri Ignat</text:span>
</text:h>
      <text:p text:style-name="P4">
作者: ['Володимир Віват']</text:p>
      <text:p text:style-name="P4">
时间: 2023-05-18T56:00:00-04:00</text:p>
      <text:p text:style-name="P4">
描述: 随着Minoi Vechora Vidbulka Kilka Hwil导弹的攻击，例如与Vytryani的行为...与2022年的乌克兰战争，与乌克兰的最新新闻，今天与乌克兰2022年的新闻战争，今天将在乌克兰和俄罗斯和俄罗斯和俄罗斯和俄罗斯和俄罗斯和俄罗斯和俄罗斯和俄罗斯之间发动战争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2/10/foto-2-zrk-sampt.jpg" text:style-name="Internet_20_link" text:visited-style-name="Visited_20_Internet_20_Link">
foto-2-zrk-sampt.jpg</text:a>
']</text:p>
      <text:p text:style-name="P4">
标签: ['ЮРІЙ ІГНАТ']</text:p>
      <text:p text:style-name="P4">
类别: News</text:p>
      <!--METADATA-->
      <text:p text:style-name="P4">
<draw:frame draw:style-name="fr1" draw:name="Image321" text:anchor-type="as-char" svg:width="6.9236in" svg:height="4.61393in" draw:z-index="0">
<draw:image xlink:href="../Images/AРМІЯINFORM/2023-05-18T56-00-00-04-00/foto-2-zrk-sampt.jpg" xlink:type="simple" xlink:show="embed" xlink:actuate="onLoad" draw:mime-type="image/jpeg"/>
</draw:frame>
说明性照片。 samp-t shrc</text:p>
      <text:p text:style-name="P4">
自昨晚以来，发生了数次火箭袭击，为了使用空中智能，敌人发动了几台无人机。 入侵者是从海上，空中和地面发射中袭击的。</text:p>
      <text:p text:style-name="P4">
乌克兰空军发言人尤里·伊格纳特(Yuriy Ignat)上校在《统一新闻》(News Telorphone)中报道了这一点。</text:p>
      <text:p text:style-name="P4">
他报告说，敌人发射了30枚有翼的导弹。 其中八个是从黑海俄罗斯船只释放的，在南部方向被摧毁。</text:p>
      <ul>
        <li>
敌人还向乌克兰空军的发言人提出了20多枚导弹的TU-160 TU-160，将他的战略航空提升为TU-160。  - 这次袭击的特殊性可以称为这是一次弹道导弹的使用，敌人只受到翼的限制。</li>
      </ul>
      <text:p text:style-name="P4">
该官员指出，即使空战取得成功，残骸总是落在地面上，导致火灾和创伤，不幸的是，人们的死亡。 因此，他再次敦促在发出警报时所有安全规则。</text:p>
      <ul>
        <li>
首都最常受到攻击，因此这是一个显然需要更多保护的城市。 但是今天，八只火箭被击倒了Odesa。 东部和北部地区 - 工作的工作也非常严重，还有一个原型防御。 因此，尤里·伊格纳特(Yuri Ignat)说，我们在最必要的地方分配了力量。  - 我们也有很多战略对象也需要覆盖。 尽管我们从多变量的防空系统中获得了事实，但仍然没有足够的时间。 我们需要进一步解决我们的防空系统。</li>
      </ul>
      <text:p text:style-name="P4">
News Source: <text:a xlink:type="simple" xlink:href="https://armyinform.com.ua/2023/05/18/nam-potribno-j-nadali-posylyuvaty-nashu-systemu-ppo-yurij-ignat/" text:style-name="Internet_20_link" text:visited-style-name="Visited_20_Internet_20_Link">
https://armyinform.com.ua/2023/05/18/nam-potribno-j-nadali-posylyuvaty-nashu-systemu-ppo-yurij-ignat/</text:a>
</text:p>
      <!--NEWS-->
      <text:h text:style-name="P10" text:outline-level="1">
<text:span text:style-name="T4">
全力以赴的锦标赛致力于瓦莱里·奇比耶娃（Valery Chibbieeva）的智慧在基辅举行</text:span>
</text:h>
      <text:p text:style-name="P4">
作者: ['АРМІЯINFORM']</text:p>
      <text:p text:style-name="P4">
时间: 2023-05-18T57:00:00-04:00</text:p>
      <text:p text:style-name="P4">
描述: 在猕猴桃全国冠军Z Vichokovo-Startic的Bagatowers上，与乌克兰2022年的战争，与乌克兰与乌克兰的最新新闻战争，今天与乌克兰2022年的新闻战争，乌克兰和俄罗斯之间的战争将发生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5/photo_5418028637938109009_y.jpg" text:style-name="Internet_20_link" text:visited-style-name="Visited_20_Internet_20_Link">
photo_5418028637938109009_y.jpg</text:a>
', '<text:a xlink:type="simple" xlink:href="https://armyinform.com.ua/wp-content/uploads/2023/05/photo_5418028637938109007_y.jpg" text:style-name="Internet_20_link" text:visited-style-name="Visited_20_Internet_20_Link">
photo_5418028637938109007_y.jpg</text:a>
']</text:p>
      <text:p text:style-name="P4">
标签: ['ГЕРОЙ УКРАЇНИ', 'ГУР МІНОБОРОНИ УКРАЇНИ', 'ЗМАГАННЯ']</text:p>
      <text:p text:style-name="P4">
类别: News</text:p>
      <!--METADATA-->
      <text:p text:style-name="P4">
<draw:frame draw:style-name="fr1" draw:name="Image322" text:anchor-type="as-char" svg:width="6.9236in" svg:height="5.095337in" draw:z-index="0">
<draw:image xlink:href="../Images/AРМІЯINFORM/2023-05-18T57-00-00-04-00/photo_5418028637938109009_y.jpg" xlink:type="simple" xlink:show="embed" xlink:actuate="onLoad" draw:mime-type="image/jpeg"/>
</draw:frame>
前几天，在基辅举行了全国军事体育业务冠军，致力于纪念乌克兰乌克兰英雄智力局主要局中校<text:a xlink:type="simple" xlink:href="https://armyinform.com.ua/2023/04/20/pamyati-rozvidnyka-geroya-ukrayiny-valeriya-chybinyeyeva/" text:style-name="Internet_20_link" text:visited-style-name="Visited_20_Internet_20_Link">
Valeriyachibyeva</text:a>
.</text:p>
      <text:p text:style-name="P4">
Про це <text:a xlink:type="simple" xlink:href="https://t.me/DIUkraine/2323" text:style-name="Internet_20_link" text:visited-style-name="Visited_20_Internet_20_Link">
повідомляє</text:a>
Gur Mou。</text:p>
      <text:p text:style-name="P4">
来自乌克兰18个地区的运动员参加了比赛。 10至39岁的参与者参加了纪律“军事部门”。</text:p>
      <text:p text:style-name="P4">
<draw:frame draw:style-name="fr1" draw:name="Image323" text:anchor-type="as-char" svg:width="6.9236in" svg:height="5.095337in" draw:z-index="0">
<draw:image xlink:href="../Images/AРМІЯINFORM/2023-05-18T57-00-00-04-00/photo_5418028637938109007_y.jpg" xlink:type="simple" xlink:show="embed" xlink:actuate="onLoad" draw:mime-type="image/jpeg"/>
</draw:frame>
“在MOV主要局，退伍军人，青年和乌克兰运动的部委的主持下，一场大型体育赛事被要求增强精神和体力，以教育赢家的心理学，并保留军事名称情报官Valery Chibbieva，他是一种无效的方法»，在军事情报中强调。</text:p>
      <text:p text:style-name="P4">
塔塔米竞赛的500多名参与者尤其是退伍军人和乌克兰战争和军人，他们继续在该州的安全和国防军中捍卫乌克兰。</text:p>
      <text:p text:style-name="P4">
GUR报道说，比赛的获胜者将组成一支将代表乌克兰在波兰世界杯上代表乌克兰的国家队。</text:p>
      <text:p text:style-name="P4">
众所周知，Valery Chibinev上校是乌克兰的英雄，Berdyansk的荣誉公民，Bohdan Khmelnitsky III学位的骑士，由Masters标记为“受伤”和“ 15年的诚实服务”。 Valery Chibbieuviev专业军人，他于2022年3月3日在Gostomel的战斗中献出生命_._</text:p>
      <text:p text:style-name="P4">
News Source: <text:a xlink:type="simple" xlink:href="https://armyinform.com.ua/2023/05/18/u-kyyevi-projshov-chempionat-z-bagatoborstva-pryvyachenyj-pamyati-rozvidnyka-valeriya-chybinyeyeva/" text:style-name="Internet_20_link" text:visited-style-name="Visited_20_Internet_20_Link">
https://armyinform.com.ua/2023/05/18/u-kyyevi-projshov-chempionat-z-bagatoborstva-pryvyachenyj-pamyati-rozvidnyka-valeriya-chybinyeyeva/</text:a>
</text:p>
      <!--NEWS-->
      <text:h text:style-name="P10" text:outline-level="1">
<text:span text:style-name="T4">
俄罗斯联邦形成了临时占领地区居民的储备金，以补充前线的单位-Anna Malyar</text:span>
</text:h>
      <text:p text:style-name="P4">
作者: ['АРМІЯINFORM']</text:p>
      <text:p text:style-name="P4">
时间: 2023-05-18T58:00:00-04:00</text:p>
      <text:p text:style-name="P4">
描述: Vorog是凝视保留Zmoshkani Timchav Timchav Timchasovo配音Teritors的保留。...与乌克兰2022的战争，与乌克兰的最新新闻，《与乌克兰的新闻》，《与乌克兰2022年的新闻》，今天，乌克兰和俄罗斯和俄罗斯和俄罗斯和俄罗斯和俄罗斯和俄罗斯和俄罗斯与俄罗斯和俄罗斯之间的战争将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4/malyar-53.jpg" text:style-name="Internet_20_link" text:visited-style-name="Visited_20_Internet_20_Link">
malyar-53.jpg</text:a>
']</text:p>
      <text:p text:style-name="P4">
标签: ['ВІЙНА', 'ГАННА МАЛЯР', 'РОСІЙСЬКІ ОКУПАНТИ', 'ТИМЧАСОВО ОКУПОВАНІ ТЕРИТОРІЇ']</text:p>
      <text:p text:style-name="P4">
类别: News</text:p>
      <!--METADATA-->
      <text:p text:style-name="P4">
<draw:frame draw:style-name="fr1" draw:name="Image324" text:anchor-type="as-char" svg:width="6.9236in" svg:height="4.615733in" draw:z-index="0">
<draw:image xlink:href="../Images/AРМІЯINFORM/2023-05-18T58-00-00-04-00/malyar-53.jpg" xlink:type="simple" xlink:show="embed" xlink:actuate="onLoad" draw:mime-type="image/jpeg"/>
</draw:frame>
Photodmitry Yurchenko</text:p>
      <text:p text:style-name="P4">
敌人试图从临时占领地区的当地居民那里创建储备。 目的是补充部队高级部队的人员，每天的权力遭受巨大损失。</text:p>
      <text:p text:style-name="P4">
关于它<text:a xlink:type="simple" xlink:href="https://t.me/annamaliar/762" text:style-name="Internet_20_link" text:visited-style-name="Visited_20_Internet_20_Link">
报告</text:a>
国防部副部长安娜·马利亚尔(Anna Malyar)在电报中。</text:p>
      <text:p text:style-name="P4">
据她说，在乌克兰暂时占领领土的某些定居点中，俄罗斯入侵者进行了突袭并拘留当地 - 佩尔。</text:p>
      <text:p text:style-name="P4">
“在所有被拘留者的突袭过程中，他们被检查是否对占领政权的忠诚度，可以按年龄召集兵役的男人被捕，主要是因为远处驱动。 以这种方式被捕通常被送往专门设备齐全的野外营地，该营地已经解释了从俄罗斯监狱进口的罪犯，他们同意敌对行动的兄弟。”</text:p>
      <text:p text:style-name="P4">
目前，在Rogovo和Mozkivka Luhansk地区的定居点附近建立了几个此类营地，该地区从俄罗斯送往俄罗斯的囚犯。</text:p>
      <text:p text:style-name="P4">
据安娜·玛丽亚(Anna Malyar)称，与他们一起，当地人被拘留在轻微犯罪中，不同意支持占领者。</text:p>
      <text:p text:style-name="P4">
乌克兰国防部副部长强调，到5月底，有两名来自俄罗斯的党派囚犯到来的营地数量预计将在5月底之前增加。</text:p>
      <text:p text:style-name="P4">
“如今，这些营地中有800多人采用密集的战斗训练措施，计划完成一个月。 在战斗训练的囚犯之后，将签订合同，这为乌克兰暂时占领领土的战斗人员提供了强制性参与。”她总结说。</text:p>
      <text:p text:style-name="P4">
News Source: <text:a xlink:type="simple" xlink:href="https://armyinform.com.ua/2023/05/18/rf-formuye-rezervy-z-meshkancziv-tymchasovo-okupovanyh-terytorij-shhob-popovnyty-pidrozdily-na-peredovij-ganna-malyar/" text:style-name="Internet_20_link" text:visited-style-name="Visited_20_Internet_20_Link">
https://armyinform.com.ua/2023/05/18/rf-formuye-rezervy-z-meshkancziv-tymchasovo-okupovanyh-terytorij-shhob-popovnyty-pidrozdily-na-peredovij-ganna-malyar/</text:a>
</text:p>
      <!--NEWS-->
      <text:h text:style-name="P10" text:outline-level="1">
<text:span text:style-name="T4">
乌克兰救援人员报道了战斗大火的出发</text:span>
</text:h>
      <text:p text:style-name="P4">
作者: ['АРМІЯINFORM']</text:p>
      <text:p text:style-name="P4">
时间: 2023-05-18T59:00:00-04:00</text:p>
      <text:p text:style-name="P4">
描述: 最后一次，17次受伤，持有Ukzvichah持有乌克兰人的持有...与乌克兰2022年的战争，与乌克兰的战争是今天的最新消息，与乌克兰2022的新闻战是今天的最后一场战争，是否会发生战争在乌克兰和俄罗斯之间，与乌克兰的战争将在2022年发生，或者当时，是否会在不久的将来与乌克兰进行战争，他们说，与乌克兰的战争，今天的乌克兰新闻，乌克兰的新闻，乌克兰媒体的新闻，乌克兰媒体的新闻俄语</text:p>
      <text:p text:style-name="P4">
图片: ['<text:a xlink:type="simple" xlink:href="https://armyinform.com.ua/wp-content/uploads/2022/12/pozhezha-1.jpg" text:style-name="Internet_20_link" text:visited-style-name="Visited_20_Internet_20_Link">
pozhezha-1.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325" text:anchor-type="as-char" svg:width="6.9236in" svg:height="4.635046in" draw:z-index="0">
<draw:image xlink:href="../Images/AРМІЯINFORM/2023-05-18T59-00-00-04-00/pozhezha-1.jpg" xlink:type="simple" xlink:show="embed" xlink:actuate="onLoad" draw:mime-type="image/jpeg"/>
</draw:frame>
说明性照片</text:p>
      <text:p text:style-name="P4">
在5月17日<text:span text:style-name="T4">
的最后一天，</text:span>
乌克兰公务员不确定情况的划分<text:span text:style-name="T4">
 185离开</text:span>
，以消除定居点和基础设施的居民的后果。 消除了112次火灾。 为143人提供了心理帮助。</text:p>
      <text:p text:style-name="P4">
这在[消息]中说明了(https://dsns.gov.ua/uk/news/nadzvicaini-podiyi/operativna-informaciia-dsns-shhodo-naslidkiv-vedennia-boiovix-dii-rosiiskoiu-federacijeiu-160)乌克兰的SES。</text:p>
      <text:p text:style-name="P4">
自从俄罗斯进行大规模侵略的大规模侵略以来，乌克兰SES的单位因消除炮击后果而出发94 869，消除了14 589大火，营救了4052人，214 495人被为心理学提供了协助。</text:p>
      <text:p text:style-name="P4">
News Source: <text:a xlink:type="simple" xlink:href="https://armyinform.com.ua/2023/05/18/ukrayinski-ryatuvalnyky-vidzvituvaly-pro-vyyizdy-na-bojovi-pozhezhi/" text:style-name="Internet_20_link" text:visited-style-name="Visited_20_Internet_20_Link">
https://armyinform.com.ua/2023/05/18/ukrayinski-ryatuvalnyky-vidzvituvaly-pro-vyyizdy-na-bojovi-pozhezhi/</text:a>
</text:p>
      <!--NEWS-->
      <text:h text:style-name="P10" text:outline-level="1">
<text:span text:style-name="T4">
基辅（19:51）。 红色警报：空中威胁。 警笛声。 立即掩盖！</text:span>
</text:h>
      <text:p text:style-name="P4">
作者: liveuamap (Language: en)</text:p>
      <text:p text:style-name="P4">
时间: 2023-05-18T5:53:00</text:p>
      <text:p text:style-name="P4">
地点: Kyiv (Latitude:50.44435 Longtitude:30.53066)</text:p>
      <text:p text:style-name="P4">
视频: []</text:p>
      <text:p text:style-name="P4">
图片: []</text:p>
      <text:p text:style-name="P4">
标签: ["Europe", "Central and Eastern Europe"]</text:p>
      <text:p text:style-name="P4">
Id: 22563797</text:p>
      <!--METADATA-->
      <text:p text:style-name="P4">
基辅(19:51). Red Alert: aerial threat. Sirens sounding. Take cover now!</text:p>
      <text:p text:style-name="P4">
News Collection Link: <text:a xlink:type="simple" xlink:href="https://liveuamap.com/en/2023/18-may-kyiv1951-red-alert-aerial-threat-sireng" text:style-name="Internet_20_link" text:visited-style-name="Visited_20_Internet_20_Link">
https://liveuamap.com/en/2023/18-may-kyiv1951-red-alert-aerial-threat-sireng</text:a>
</text:p>
      <text:p text:style-name="P4">
News Source: <text:a xlink:type="simple" xlink:href="https://t.me/KyivCityOfficial/6727" text:style-name="Internet_20_link" text:visited-style-name="Visited_20_Internet_20_Link">
https://t.me/KyivCityOfficial/6727</text:a>
</text:p>
      <!--NEWS-->
      <text:h text:style-name="P10" text:outline-level="1">
<text:span text:style-name="T4">
乌克兰尽一切努力将囚犯从不同的拘留所归还</text:span>
</text:h>
      <text:p text:style-name="P4">
作者: ['АРМІЯINFORM']</text:p>
      <text:p text:style-name="P4">
时间: 2023-05-18T60:00:00-04:00</text:p>
      <text:p text:style-name="P4">
描述: At the coordinating headquarters of Vidbuli Zustinch, the Rodinovsovsovsovsovsovsovsovsiyovsovsovsiyovsovsi ... War with Ukraine 2022, the war with Ukraine Latest news today, the war with Ukraine 2022 The last ones for Ukraine and Russia, and when, the war with Ukraine will be in 2022他们说，是否在不久的将来会与乌克兰发动战争</text:p>
      <text:p text:style-name="P4">
图片: ['<text:a xlink:type="simple" xlink:href="https://armyinform.com.ua/wp-content/uploads/2023/05/ksh3-6.jpg" text:style-name="Internet_20_link" text:visited-style-name="Visited_20_Internet_20_Link">
ksh3-6.jpg</text:a>
']</text:p>
      <text:p text:style-name="P4">
标签: ['КООРДИНАЦІЙНИЙ ШТАБ З ПИТАНЬ ПОВОДЖЕННЯ З ВІЙСЬКОВОПОЛОНЕНИМИ', 'ПОВЕРНЕННЯ ПОЛОНЕНИХ']</text:p>
      <text:p text:style-name="P4">
类别: News</text:p>
      <!--METADATA-->
      <text:p text:style-name="P4">
<draw:frame draw:style-name="fr1" draw:name="Image326" text:anchor-type="as-char" svg:width="6.9236in" svg:height="4.823441in" draw:z-index="0">
<draw:image xlink:href="../Images/AРМІЯINFORM/2023-05-18T60-00-00-04-00/ksh3-6.jpg" xlink:type="simple" xlink:show="embed" xlink:actuate="onLoad" draw:mime-type="image/jpeg"/>
</draw:frame>
在协调总部，举行了与乌克兰上校Yevgeny Pikus英雄的兵役家属举行的会议。</text:p>
      <text:p text:style-name="P4">
关于它<text:a xlink:type="simple" xlink:href="https://t.me/Koord_shtab/1074" text:style-name="Internet_20_link" text:visited-style-name="Visited_20_Internet_20_Link">
报告</text:a>
询问战俘的询问总部。</text:p>
      <text:p text:style-name="P4">
这尤其是由于以下事实：在俄罗斯联邦和临时乌克兰领土上，有几个实体使我们的军事人员保持。</text:p>
      <text:p text:style-name="P4">
值得注意的是，乌克兰正在竭尽全力将囚犯和捍卫者从不同的方向和拘留所归还。</text:p>
      <text:p text:style-name="P4">
至于可能的“全部”交换，工作人员的代表指出，还考虑了这种交流格式。 但是，所有参与武装冲突的各方，即不仅乌克兰，而且俄罗斯联邦都需要实施武装冲突。</text:p>
      <text:p text:style-name="P4">
News Source: <text:a xlink:type="simple" xlink:href="https://armyinform.com.ua/2023/05/18/ukrayina-dokladaye-vsih-zusyl-dlya-povernennya-polonenyh-zahysnykiv-z-riznyh-miscz-utryman/" text:style-name="Internet_20_link" text:visited-style-name="Visited_20_Internet_20_Link">
https://armyinform.com.ua/2023/05/18/ukrayina-dokladaye-vsih-zusyl-dlya-povernennya-polonenyh-zahysnykiv-z-riznyh-miscz-utryman/</text:a>
</text:p>
      <!--NEWS-->
      <text:h text:style-name="P10" text:outline-level="1">
<text:span text:style-name="T4">
改善VLK的目的是，其通过服务人员的通过变得更快，更方便-Oksana Gorbach</text:span>
</text:h>
      <text:p text:style-name="P4">
作者: ['Ольга Мосьондз']</text:p>
      <text:p text:style-name="P4">
时间: 2023-05-18T61:00:00-04:00</text:p>
      <text:p text:style-name="P4">
描述: 关于战略Komunikati Aprat Golovo -Komandavach的管理代表代表...与乌克兰2022年的战争，与乌克兰的战争是今天的最新消息，《与乌克兰2022年的新闻战》是今天的最后一场，将是今天的最后一场，将会成为乌克兰与俄罗斯之间的战争，当与乌克兰的战争将在2022年或将要么会或将要么乌克兰没有，他们会在不久的将来与乌克兰发生战争，他们说，与乌克兰，乌克兰，乌克兰，乌克兰战争今日新闻，乌克兰新闻在乌克兰媒体的俄罗斯新闻</text:p>
      <text:p text:style-name="P4">
图片: ['<text:a xlink:type="simple" xlink:href="https://armyinform.com.ua/wp-content/uploads/2023/05/photo_5418253780123764190.jpg" text:style-name="Internet_20_link" text:visited-style-name="Visited_20_Internet_20_Link">
photo_5418253780123764190.jpg</text:a>
']</text:p>
      <text:p text:style-name="P4">
标签: ['MILITARY MEDIA CENTER', 'БРИФІНГ', 'ВЛК']</text:p>
      <text:p text:style-name="P4">
类别: News</text:p>
      <!--METADATA-->
      <text:p text:style-name="P4">
<draw:frame draw:style-name="fr1" draw:name="Image327" text:anchor-type="as-char" svg:width="6.9236in" svg:height="4.621503in" draw:z-index="0">
<draw:image xlink:href="../Images/AРМІЯINFORM/2023-05-18T61-00-00-04-00/photo_5418253780123764190.jpg" xlink:type="simple" xlink:show="embed" xlink:actuate="onLoad" draw:mime-type="image/jpeg"/>
</draw:frame>
乌克兰武装部队战略通信部门的代表Oksana Gorbach在“受伤后的援助”中表示，在军事媒体中心支持军人。</text:p>
      <text:p text:style-name="P4">
发言人说，不幸的是，不幸的是，这场全面的战争需要进行军事医院专业知识的人数。 在这方面，VLK员工的负担大大增加。 我们必须克服捍卫者通过军事医疗委员会的道路非常困难。</text:p>
      <text:p text:style-name="P4">
同时，在军事医疗委员会通过期间提高医疗保健和服务水平是武装部队和乌克兰政府的医疗部队的优先事项。 乌克兰武装部队，乌克兰卫生部，乌克兰卫生部，乌克兰卫生部，乌克兰卫生部，乌克兰数字化转型部和公共组织“从事实施任务执行任务的原则”的部队改进军事医疗委员会的任务。</text:p>
      <ul>
        <li>
当通过军事委员会委员会时，军事人员会有信心，包括过度官僚化的VLK过程，不监管资金和VLK VLK的允许能力不足，具有明显负载的VLK，尤其是VLK流程的低水平。 因此，奥克萨纳·戈尔巴赫(Oksana Gorbach)说，现在由政府间工作组提出的许多问题说。</li>
      </ul>
      <text:p text:style-name="P4">
截至今天，政府间工作组的第一个结果已经实现。 ，更改的过程足够长，但是您已经可以感受到第一个结果。特别是，已经引入了医疗监护人计划框架中的一套医疗服务，驻军VLK的数量增加以扩大带宽， I/H，Nazoz，CPC和SPC之间的工作流程被试行。单独的驻军VLK，以下计划是计划的，军事机构与Esoos合作，继续提供计算机设备。 - 戈尔巴赫说，在网站上，您不仅可以熟悉受伤，受伤，疾病后的行动顺序，还可以下载必要的报告，或者留下有关VLK通过期间提供的服务质量的反馈。</text:p>
      <text:p text:style-name="P4">
该地点的填充是根据受伤的军事军人的答案在乌克兰武装部队的答案中，在通过VLK时对军事人员服务的问题的框架内的框架，包括必要的其他信息 - 用于治疗，康复，其他过程和其他加工的转诊过程。受伤，受伤或疾病后的雅各宾。</text:p>
      <text:p text:style-name="P4">
News Source: <text:a xlink:type="simple" xlink:href="https://armyinform.com.ua/2023/05/18/prohodzhennya-vijskovo-likarskoyi-komisiyi-staye-shvydshym-ta-zruchnishym-dlya-vijskovosluzhbovcziv-oksana-gorbach/" text:style-name="Internet_20_link" text:visited-style-name="Visited_20_Internet_20_Link">
https://armyinform.com.ua/2023/05/18/prohodzhennya-vijskovo-likarskoyi-komisiyi-staye-shvydshym-ta-zruchnishym-dlya-vijskovosluzhbovcziv-oksana-gorbach/</text:a>
</text:p>
      <!--NEWS-->
      <text:h text:style-name="P10" text:outline-level="1">
<text:span text:style-name="T4">
在5个城市中引入了用于检查VLK的录音服务人员的电子队列-Oksana Gorbach</text:span>
</text:h>
      <text:p text:style-name="P4">
作者: ['Яна Задубінна']</text:p>
      <text:p text:style-name="P4">
时间: 2023-05-18T62:00:00-04:00</text:p>
      <text:p text:style-name="P4">
描述: 管理战略性Komnikati Apara Golovochnokmandavach ZS乌克兰的代表...与乌克兰2022年的战争，与乌克兰的最新新闻战争，今天与乌克兰2022年的新闻战争最后一次与乌克兰的战争，乌克兰和俄罗斯之间的战争将与乌克兰之间的战争他们说，要么是在2022年，要么会有或将没有，他们会在不久的将来与乌克兰战争，他们说，今天与乌克兰的战争，今天的乌克兰新闻，乌克兰新闻，乌克兰媒体在俄罗斯的乌克兰媒体</text:p>
      <text:p text:style-name="P4">
图片: ['<text:a xlink:type="simple" xlink:href="https://armyinform.com.ua/wp-content/uploads/2023/05/photo_5418253780123764191_w.jpg" text:style-name="Internet_20_link" text:visited-style-name="Visited_20_Internet_20_Link">
photo_5418253780123764191_w.jpg</text:a>
']</text:p>
      <text:p text:style-name="P4">
标签: ['MILITARY MEDIA CENTER', 'БРИФІНГ', 'ВЛК']</text:p>
      <text:p text:style-name="P4">
类别: News</text:p>
      <!--METADATA-->
      <text:p text:style-name="P4">
<draw:frame draw:style-name="fr1" draw:name="Image328" text:anchor-type="as-char" svg:width="6.9236in" svg:height="4.621503in" draw:z-index="0">
<draw:image xlink:href="../Images/AРМІЯINFORM/2023-05-18T62-00-00-04-00/photo_5418253780123764191_w.jpg" xlink:type="simple" xlink:show="embed" xlink:actuate="onLoad" draw:mime-type="image/jpeg"/>
</draw:frame>
指挥官 - 主持人Oksana Gorbach的战略通讯部代表在简报“作为信息运动”的简报“作为一项信息”帮助“受伤后”在军事媒体中心通过VLK时支持军人，他谈到了有关第一个结果的结果。政府间工作组。</text:p>
      <ul>
        <li>
改善军事医疗委员会的目的是，军事医师的通过进行了更多副本。 为了扩大能力，由于其在平民卫生设施中的额外部署，收获VLC的数量增加了。 考试医生以及通过VLK通过的必要的医学检查是在单独的国家财务框架内支付的。 因此，奥克萨纳·戈尔巴赫(Oksana Gorbach)说，军人感到这些变化是由于队列的下降和速度。</li>
      </ul>
      <text:p text:style-name="P4">
Oksana Gorbach还指出，电子队列目前正在五个城市实施。 到5月底，所有军事医院都应部署它。 首先，这将使军人在某个一天和时间及时快速，快速对卫生工作者进行检查。</text:p>
      <text:p text:style-name="P4">
此外，演讲者强调了电子文件循环的飞行员，该飞行员与军事部队，军事医院以及复杂和社会支持的领土中心。</text:p>
      <ul>
        <li>
试行电子文档循环的过程仍在进行中。 Oksana Gorbach说，它的介绍将允许一个无法通过VLK通过的必要文件来签发必要文件的军人通过电子文件的方式从军事部门收到必要的文件。</li>
      </ul>
      <text:p text:style-name="P4">
News Source: <text:a xlink:type="simple" xlink:href="https://armyinform.com.ua/2023/05/18/elektronna-cherga-vzhe-zaprovadzhena-u-5-vijskovyh-shpytalyah-oksana-gorbach/" text:style-name="Internet_20_link" text:visited-style-name="Visited_20_Internet_20_Link">
https://armyinform.com.ua/2023/05/18/elektronna-cherga-vzhe-zaprovadzhena-u-5-vijskovyh-shpytalyah-oksana-gorbach/</text:a>
</text:p>
      <!--NEWS-->
      <text:h text:style-name="P10" text:outline-level="1">
<text:span text:style-name="T4">
医疗服务主管（Oksana Gorbach）录制了通过电子队列检查的服务员进行检查</text:span>
</text:h>
      <text:p text:style-name="P4">
作者: ['Яна Задубінна']</text:p>
      <text:p text:style-name="P4">
时间: 2023-05-18T63:00:00-04:00</text:p>
      <text:p text:style-name="P4">
描述: 管理战略共产党人Komonikati Apara Golovokmandavach谈到CTR ...与乌克兰2022年的战争时，与乌克兰的战争是今天的最新消息，今天与乌克兰2022年的新闻战争，乌克兰和俄罗斯和俄罗斯之间的战争将会当他们与乌克兰的战争将在2022年与乌克兰战争时，他们说，在不久的将来，将与乌克兰发动战争，他们说，与乌克兰的战争，今天的乌克兰新闻，乌克兰的新闻，乌克兰媒体在俄罗斯的乌克兰新闻</text:p>
      <text:p text:style-name="P4">
图片: ['<text:a xlink:type="simple" xlink:href="https://armyinform.com.ua/wp-content/uploads/2023/05/photo_5418253780123764192_w.jpg" text:style-name="Internet_20_link" text:visited-style-name="Visited_20_Internet_20_Link">
photo_5418253780123764192_w.jpg</text:a>
']</text:p>
      <text:p text:style-name="P4">
标签: ['MILITARY MEDIA CENTER', 'БРИФІНГ', 'ВЛК']</text:p>
      <text:p text:style-name="P4">
类别: News</text:p>
      <!--METADATA-->
      <text:p text:style-name="P4">
<draw:frame draw:style-name="fr1" draw:name="Image329" text:anchor-type="as-char" svg:width="6.9236in" svg:height="4.621503in" draw:z-index="0">
<draw:image xlink:href="../Images/AРМІЯINFORM/2023-05-18T63-00-00-04-00/photo_5418253780123764192_w.jpg" xlink:type="simple" xlink:show="embed" xlink:actuate="onLoad" draw:mime-type="image/jpeg"/>
</draw:frame>
这是由乌克兰Oksana Gorbach武装部队战略通信部门的代表在“受伤后的信息人员”援助的情况下，在军事媒体中心的军事人员“支持VLK的军事人员”中。</text:p>
      <ul>
        <li>
为了接收服务员的推荐，您需要转向部门的医疗服务。 医疗服务部门的负责人可以远程录制服务人员，也就是说，由于所谓的电子队列，因此服务员将获得特定的一天，需要您到达医院诊所进行检查。 目前，电子队列部署在5个城市-LVIV，ODESA，VINNITSA，KHARKIV和KIEV，因此，它可以使用适当的驻军中的TIVI单元。 如果没有医疗保健提供者，那么服务员必须求助于与医疗服务相关的军事部门的医疗中心。</li>
      </ul>
      <text:p text:style-name="P4">
Oksana Gorbach还指出，通过VLK时，服务中引入了现代医疗机构。 开发了有关VLK的工作和访客服务的建议，即前提是主要的工作，以满足生理和家庭需求，信息和导航，这是队列的组织。</text:p>
      <text:p text:style-name="P4">
News Source: <text:a xlink:type="simple" xlink:href="https://armyinform.com.ua/2023/05/18/zapys-do-elektronnoyi-chergy-zdijsnyuvatyme-nachalnyk-medychnoyi-sluzhby-oksana-gorbach/" text:style-name="Internet_20_link" text:visited-style-name="Visited_20_Internet_20_Link">
https://armyinform.com.ua/2023/05/18/zapys-do-elektronnoyi-chergy-zdijsnyuvatyme-nachalnyk-medychnoyi-sluzhby-oksana-gorbach/</text:a>
</text:p>
      <!--NEWS-->
      <text:h text:style-name="P10" text:outline-level="1">
<text:span text:style-name="T4">
俄罗斯军队每天袭击了乌克兰的15个地区：被杀并受伤</text:span>
</text:h>
      <text:p text:style-name="P4">
作者: ['АРМІЯINFORM']</text:p>
      <text:p text:style-name="P4">
时间: 2023-05-18T64:00:00-04:00</text:p>
      <text:p text:style-name="P4">
描述: 由Rosiyski Visyska粘贴，解雇了乌克兰15个地区的三位一体。 关于这项工作...与乌克兰2022年的战争，与乌克兰的战争是今天的最新消息，与乌克兰2022的战争是今天的最后一场新闻，乌克兰和俄罗斯之间的战争将发生战争无论是否将在不久的将来与乌克兰发动战争，乌克兰的战争，今天的乌克兰新闻，乌克兰的新闻，乌克兰媒体在俄罗斯</text:p>
      <text:p text:style-name="P4">
图片: ['<text:a xlink:type="simple" xlink:href="https://armyinform.com.ua/wp-content/uploads/2023/05/photo_5417849494852192563_y.jpg" text:style-name="Internet_20_link" text:visited-style-name="Visited_20_Internet_20_Link">
photo_5417849494852192563_y.jpg</text:a>
']</text:p>
      <text:p text:style-name="P4">
标签: ['ВОЄННІ ЗЛОЧИНИ РФ', 'ВОРОЖІ ОБСТРІЛИ', 'ХАРКІВСЬКИЙ ТРИБУНАЛ']</text:p>
      <text:p text:style-name="P4">
类别: News</text:p>
      <!--METADATA-->
      <text:p text:style-name="P4">
<draw:frame draw:style-name="fr1" draw:name="Image330" text:anchor-type="as-char" svg:width="6.9236in" svg:height="5.199596in" draw:z-index="0">
<draw:image xlink:href="../Images/AРМІЯINFORM/2023-05-18T64-00-00-04-00/photo_5417849494852192563_y.jpg" xlink:type="simple" xlink:show="embed" xlink:actuate="onLoad" draw:mime-type="image/jpeg"/>
</draw:frame>
最后一天，俄罗斯军队开除了乌克兰15个地区的领土。</text:p>
      <text:p text:style-name="P4">
关于它<text:a xlink:type="simple" xlink:href="https://t.me/militarymediacenter/1967" text:style-name="Internet_20_link" text:visited-style-name="Visited_20_Internet_20_Link">
报告</text:a>
军事媒体中心。</text:p>
      <text:p text:style-name="P4">
“总的来说，不同类型的武器(迫击炮，手榴弹发射器，炮兵，RSZV，SDR，OTRC，UAV，战术和战略航空，俄罗斯俄罗斯联合会的船只)声明说：“ 177个定居点和114个基础设施站点进行了。”</text:p>
      <text:p text:style-name="P4">
根据初步信息，他们在平民中被杀和受伤，受害者的数量被阐明了。</text:p>
      <text:p text:style-name="P4">
News Source: <text:a xlink:type="simple" xlink:href="https://armyinform.com.ua/2023/05/18/rosijska-armiya-za-dobu-atakuvala-15-regioniv-ukrayiny-ye-zagybli-ta-poraneni/" text:style-name="Internet_20_link" text:visited-style-name="Visited_20_Internet_20_Link">
https://armyinform.com.ua/2023/05/18/rosijska-armiya-za-dobu-atakuvala-15-regioniv-ukrayiny-ye-zagybli-ta-poraneni/</text:a>
</text:p>
      <!--NEWS-->
      <text:h text:style-name="P10" text:outline-level="1">
<text:span text:style-name="T4">
在VLK上进行电子队列的工作：该怎么办</text:span>
</text:h>
      <text:p text:style-name="P4">
作者: ['Ольга Мосьондз']</text:p>
      <text:p text:style-name="P4">
时间: 2023-05-18T65:00:00-04:00</text:p>
      <text:p text:style-name="P4">
描述: 关于TSE，在Vidpov的签署杂志上，代表Maneuvyl的Rospovil ...与乌克兰2022年的战争，与乌克兰的最新新闻，今天与乌克兰2022年的新闻战争，乌克兰和俄罗斯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5/photo_5418253780123764192_w.jpg" text:style-name="Internet_20_link" text:visited-style-name="Visited_20_Internet_20_Link">
photo_5418253780123764192_w.jpg</text:a>
']</text:p>
      <text:p text:style-name="P4">
标签: ['MILITARY MEDIA CENTER', 'ВЛК']</text:p>
      <text:p text:style-name="P4">
类别: News</text:p>
      <!--METADATA-->
      <text:p text:style-name="P4">
<draw:frame draw:style-name="fr1" draw:name="Image331" text:anchor-type="as-char" svg:width="6.9236in" svg:height="4.621503in" draw:z-index="0">
<draw:image xlink:href="../Images/AРМІЯINFORM/2023-05-18T65-00-00-04-00/photo_5418253780123764192_w.jpg" xlink:type="simple" xlink:show="embed" xlink:actuate="onLoad" draw:mime-type="image/jpeg"/>
</draw:frame>
为了回应记者的问题，指挥官战略通信部的代表 - 在乌克兰Oksana Oksana Gorbachev的武装部队的总队中，在简报中“作为信息运动“受伤后的信息”，“受伤后的帮助”支持军事人员，在通过VLK“通过VLK”在“通过VLK”。军事媒体中心</text:p>
      <ul>
        <li>
从部署电子队列以录制用于检查医疗保健的医疗保健的角度，毫无疑问，创建电子资源是必要的，您可以在其中查看接待时间表并注册医院。 但是，这还不足以确保在电子队列上记录军人。</li>
      </ul>
      <text:p text:style-name="P4">
军事医院和军事部门有必要拥有必要的物资，即计算机，互联网连接和医疗信息系统 -  <text:span text:style-name="T4">
这是第一阶段</text:span>
。</text:p>
      <text:p text:style-name="P4">
<text:span text:style-name="T4">
第二阶段</text:span>
当然，内部订单正在锻炼，他们将为医生组成时间表，他们将管理电子资源是需要在医疗机构级别上识别的问题。 <text:span text:style-name="T4">
第三阶段</text:span>
是为军事部门通报有关该命令的命令和算法，用于通过电子队列对VLK进行检查。 但是，由于目前许多军事部队都处于战斗领域，因此他们无法获得互联网或其他资源支持，因此无法通过电子队列记录其军事人员进行体检，而无需记录，就可以进行检查Oksana Gorbach说，这为建立机构带来了一些困难。</text:p>
      <text:p text:style-name="P4">
她说，在这种情况下，决定通过“手动模式”发言的军事服务人员的VLK问题。部署电子队列以检查VLK的问题是一个问题，应该在医院和军事部门的水平上处理，因此电子队列的部署需要一段时间。 该过程的协调和支持参与了一个工作组，以改善通过Vilk的过程。 目前，电子队列在5个驻军中以测试模式部署，以下是计划。-戈尔巴赫女士说。</text:p>
      <text:p text:style-name="P4">
News Source: <text:a xlink:type="simple" xlink:href="https://armyinform.com.ua/2023/05/18/shhob-elektronna-cherga-na-vlk-zapraczyuvala-shho-potribno-zrobyty/" text:style-name="Internet_20_link" text:visited-style-name="Visited_20_Internet_20_Link">
https://armyinform.com.ua/2023/05/18/shhob-elektronna-cherga-na-vlk-zapraczyuvala-shho-potribno-zrobyty/</text:a>
</text:p>
      <!--NEWS-->
      <text:h text:style-name="P10" text:outline-level="1">
<text:span text:style-name="T4">
克里米亚铁路携带武器和占用者“累了”  - 安德里·尤索夫</text:span>
</text:h>
      <text:p text:style-name="P4">
作者: ['Володимир Віват']</text:p>
      <text:p text:style-name="P4">
时间: 2023-05-18T66:00:00-04:00</text:p>
      <text:p text:style-name="P4">
描述: 乌克兰国防部Andriy Yusov的罗斯维斯基（Rosveski）负责人的主管代表...与乌克兰2022年的战争，与乌克兰与乌克兰的最新新闻，今天与乌克兰2022年的新闻战争，今天将在乌克兰与俄罗斯与俄罗斯与俄罗斯与俄罗斯与俄罗斯与俄罗斯与俄罗斯之间发生战争他们说，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253456_1-1.jpeg" text:style-name="Internet_20_link" text:visited-style-name="Visited_20_Internet_20_Link">
253456_1-1.jpeg</text:a>
']</text:p>
      <text:p text:style-name="P4">
标签: ['STOPRUSSIA', 'АР КРИМ', 'ВТОРГНЕННЯ РФ', 'ЗАЛІЗНИЦЯ', 'ЗБРОЯ']</text:p>
      <text:p text:style-name="P4">
类别: News</text:p>
      <!--METADATA-->
      <text:p text:style-name="P4">
<draw:frame draw:style-name="fr1" draw:name="Image332" text:anchor-type="as-char" svg:width="6.9236in" svg:height="3.896076in" draw:z-index="0">
<draw:image xlink:href="../Images/AРМІЯINFORM/2023-05-18T66-00-00-04-00/253456_1-1.jpeg" xlink:type="simple" xlink:show="embed" xlink:actuate="onLoad" draw:mime-type="image/jpeg"/>
</draw:frame>
乌克兰·安德里亚索夫国防部在电视规模的“统一新闻”中的国防部智力部门主要局长评论了这一事件上的铁路上，通往临时占领克里米亚的全部菲尔罗波尔地区。 他指出，这样的整数将在半岛上重复，直到它是deocal。</text:p>
      <ul>
        <li>
相同的轨道携带，尤其是武器，弹药，Yusi装甲车，其他手段用于针对乌克兰的入侵战争，以杀死平民和平的乌克兰人和乌克兰捍卫者。 因此，这些曲目不忍受，累了，现在它们会暂时无法运作是很自然的。</li>
      </ul>
      <text:p text:style-name="P4">
乌克兰内政部gur的代表表示，只有在克里米亚返回乌克兰时，通常才能进行基础设施。 只要俄罗斯恐怖分子就不会休息。</text:p>
      <text:p text:style-name="P4">
News Source: <text:a xlink:type="simple" xlink:href="https://armyinform.com.ua/2023/05/18/krymska-zaliznyczya-vtomylasya-perevozyty-zbroyu-ta-okupantiv-andrij-yusov/" text:style-name="Internet_20_link" text:visited-style-name="Visited_20_Internet_20_Link">
https://armyinform.com.ua/2023/05/18/krymska-zaliznyczya-vtomylasya-perevozyty-zbroyu-ta-okupantiv-andrij-yusov/</text:a>
</text:p>
      <!--NEWS-->
      <text:h text:style-name="P10" text:outline-level="1">
<text:span text:style-name="T4">
黑山将为基辅提供一切，直到乌克兰赢得战争 - 该国总理</text:span>
</text:h>
      <text:p text:style-name="P4">
作者: ['АРМІЯINFORM']</text:p>
      <text:p text:style-name="P4">
时间: 2023-05-18T67:00:00-04:00</text:p>
      <text:p text:style-name="P4">
描述: Vistupychi是为了єvropi，Prem的第四届SAMIT的收入。乌克兰与俄罗斯，俄罗斯和俄罗斯之间在2022年与乌克兰的战争中，是否会在不久的将来与乌克兰进行战争，与乌克兰的战争，今天的乌克兰新闻，乌克兰的新闻，乌克兰的乌克兰媒体新闻</text:p>
      <text:p text:style-name="P4">
图片: ['<text:a xlink:type="simple" xlink:href="https://armyinform.com.ua/wp-content/uploads/2023/05/crna-gora-ukrajina.jpg" text:style-name="Internet_20_link" text:visited-style-name="Visited_20_Internet_20_Link">
crna-gora-ukrajina.jpg</text:a>
']</text:p>
      <text:p text:style-name="P4">
标签: ['ВТОРГНЕННЯ РФ', 'ДОПОМОГА ПАРТНЕРІВ', 'СВІТ ПІДТРИМУЄ УКРАЇНУ', 'ЧОРНОГОРІЯ']</text:p>
      <text:p text:style-name="P4">
类别: News</text:p>
      <!--METADATA-->
      <text:p text:style-name="P4">
<draw:frame draw:style-name="fr1" draw:name="Image333" text:anchor-type="as-char" svg:width="6.9236in" svg:height="3.894525in" draw:z-index="0">
<draw:image xlink:href="../Images/AРМІЯINFORM/2023-05-18T67-00-00-04-00/crna-gora-ukrajina.jpg" xlink:type="simple" xlink:show="embed" xlink:actuate="onLoad" draw:mime-type="image/jpeg"/>
</draw:frame>
在欧洲理事会第四届峰会开始时，蒙蒂格里迪特坦·阿巴佐维奇(Montenegriydrytitan Abazovich)总理说，该国将在基辅赢得战争之前提供必要的乌克兰的所有帮助。</text:p>
      <text:p text:style-name="P4">
这在[消息]中说明了(https://www.gov.me/clanak/abazovic-govorio-na-4-samitu-savjeta-evrope-ukrajinci-cine-oko-5-populacije-u-crnoj-gori-i-po-tome-smo-prvi-u-evropi)黑山政府的媒体服务。</text:p>
      <text:p text:style-name="P4">
“从俄罗斯侵略的第一天开始，黑山就站在乌克兰。 在乌克兰赢得这场战争之前，我们将付出一切来支持我们的朋友。” Dritan Abazovich说。</text:p>
      <text:p text:style-name="P4">
黑山总理对乌克兰如何努力促进该国的价值观如何在反对犯罪的腐败斗争中感到满意，并指出这有助于乌克兰，乌克兰是在情况下在更好情况下的战争会议它的恢复。</text:p>
      <text:p text:style-name="P4">
“我们准备继续支持乌克兰。 我敦促所有欧洲国家团结起来，以保护普遍的价值观，促进良好的政策，良好的治理，抗击腐败，媒体在非洲大陆各地的自由。” Montenegrin总理说。</text:p>
      <text:p text:style-name="P4">
回想一下欧洲理事会峰会的结果46个州<text:a xlink:type="simple" xlink:href="https://armyinform.com.ua/2023/05/17/46-derzhav-rady-yevropy-uhvalyly-deklaracziyu-na-pidtrymku-ukrayiny/" text:style-name="Internet_20_link" text:visited-style-name="Visited_20_Internet_20_Link">
批准</text:a>
支持乌克兰的声明。</text:p>
      <text:p text:style-name="P4">
News Source: <text:a xlink:type="simple" xlink:href="https://armyinform.com.ua/2023/05/18/chornogoriya-dast-kyyevu-vse-doky-ukrayina-ne-vygraye-vijny-premyer-krayiny/" text:style-name="Internet_20_link" text:visited-style-name="Visited_20_Internet_20_Link">
https://armyinform.com.ua/2023/05/18/chornogoriya-dast-kyyevu-vse-doky-ukrayina-ne-vygraye-vijny-premyer-krayiny/</text:a>
</text:p>
      <!--NEWS-->
      <text:h text:style-name="P10" text:outline-level="1">
<text:span text:style-name="T4">
特种部队用毒刺摧毁了敌人的无人机</text:span>
</text:h>
      <text:p text:style-name="P4">
作者: ['АРМІЯINFORM']</text:p>
      <text:p text:style-name="P4">
时间: 2023-05-18T68:00:00-04:00</text:p>
      <text:p text:style-name="P4">
描述: 特殊运营ZSU的Viicovovovovovosky为一篇文章 -  iiz Manpars Stinger被钉住了...与乌克兰2022年的战争，与乌克兰的最新新闻，今天与乌克兰2022年的新闻战争，乌克兰和俄罗斯和俄罗斯和俄罗斯和俄罗斯和俄罗斯和俄罗斯和俄罗斯之间的战争将会当他们在2022年与乌克兰进行战争时，无论是否有一年，他们是否会在不久的将来与乌克兰进行战争，他们说，与乌克兰的战争，今天的乌克兰新闻，乌克兰的新闻，乌克兰媒体在俄罗斯的乌克兰新闻</text:p>
      <text:p text:style-name="P4">
图片: ['<text:a xlink:type="simple" xlink:href="https://armyinform.com.ua/wp-content/uploads/2023/05/2828250.jpg" text:style-name="Internet_20_link" text:visited-style-name="Visited_20_Internet_20_Link">
2828250.jpg</text:a>
']</text:p>
      <text:p text:style-name="P4">
标签: ['STOPRUSSIA', 'АГРЕСІЯ РФ', 'БПЛА', 'ПЗРК STINGER', 'ССО', 'ХРОНІКА ОБОРОНИ']</text:p>
      <text:p text:style-name="P4">
类别: News</text:p>
      <!--METADATA-->
      <text:p text:style-name="P4">
<draw:frame draw:style-name="fr1" draw:name="Image334" text:anchor-type="as-char" svg:width="6.9236in" svg:height="4.369813in" draw:z-index="0">
<draw:image xlink:href="../Images/AРМІЯINFORM/2023-05-18T68-00-00-04-00/2828250.jpg" xlink:type="simple" xlink:show="embed" xlink:actuate="onLoad" draw:mime-type="image/jpeg"/>
</draw:frame>
武装部队武装部队的军事人员用MPCstinger枪击摧毁了敌人的无人机。</text:p>
      <text:p text:style-name="P4">
相应的视频是由武装部队的武装部队在[电报]中发布的。(https://t.me/ukr_sof/554)“荣誉飞行无人机是由乌克兰运营商的SCO发现的(可能是超级车)这位无人机从Stinger MSC射击，被摧毁了。”证词说。</text:p>
      <text:p text:style-name="P4">
News Source: <text:a xlink:type="simple" xlink:href="https://armyinform.com.ua/2023/05/18/speczpryznachenczi-postrilom-zi-stinger-znyshhyly-vorozhyj-dron/" text:style-name="Internet_20_link" text:visited-style-name="Visited_20_Internet_20_Link">
https://armyinform.com.ua/2023/05/18/speczpryznachenczi-postrilom-zi-stinger-znyshhyly-vorozhyj-dron/</text:a>
</text:p>
      <!--NEWS-->
      <text:h text:style-name="P10" text:outline-level="1">
<text:span text:style-name="T4">
克里米亚的房子举行了盐场小说的演讲</text:span>
</text:h>
      <text:p text:style-name="P4">
作者: ['Леся Медведенко']</text:p>
      <text:p text:style-name="P4">
时间: 2023-05-18T69:00:00-04:00</text:p>
      <text:p text:style-name="P4">
描述: 乌克兰作家Svitlani Tararine Buv表演的水库小说...与乌克兰2022年的战争，与乌克兰的最新新闻战争，《与乌克兰的新闻战》，乌克兰2022年的《新闻战》，今天将在乌克兰和俄罗斯之间以及俄罗斯与俄罗斯之间的战争乌克兰将在2022年不在，他们说，在不久的将来，乌克兰是否会发生战争，他们说，今天与乌克兰的战争，今天的乌克兰新闻，乌克兰新闻，乌克兰媒体在俄罗斯的乌克兰媒体</text:p>
      <text:p text:style-name="P4">
图片: ['<text:a xlink:type="simple" xlink:href="https://armyinform.com.ua/wp-content/uploads/2023/05/212112122112-scaled.jpg" text:style-name="Internet_20_link" text:visited-style-name="Visited_20_Internet_20_Link">
212112122112-scaled.jpg</text:a>
', '<text:a xlink:type="simple" xlink:href="https://armyinform.com.ua/wp-content/uploads/2023/05/2-68-e1684411142773.jpg" text:style-name="Internet_20_link" text:visited-style-name="Visited_20_Internet_20_Link">
2-68-e1684411142773.jpg</text:a>
', '<text:a xlink:type="simple" xlink:href="https://armyinform.com.ua/wp-content/uploads/2023/05/3-67-150x150.jpg" text:style-name="Internet_20_link" text:visited-style-name="Visited_20_Internet_20_Link">
3-67-150x150.jpg</text:a>
', '<text:a xlink:type="simple" xlink:href="https://armyinform.com.ua/wp-content/uploads/2023/05/4-61-150x150.jpg" text:style-name="Internet_20_link" text:visited-style-name="Visited_20_Internet_20_Link">
4-61-150x150.jpg</text:a>
']</text:p>
      <text:p text:style-name="P4">
标签: []</text:p>
      <text:p text:style-name="P4">
类别: News</text:p>
      <!--METADATA-->
      <text:p text:style-name="P4">
<draw:frame draw:style-name="fr1" draw:name="Image335" text:anchor-type="as-char" svg:width="6.9236in" svg:height="4.615733in" draw:z-index="0">
<draw:image xlink:href="../Images/AРМІЯINFORM/2023-05-18T69-00-00-04-00/212112122112-scaled.jpg" xlink:type="simple" xlink:show="embed" xlink:actuate="onLoad" draw:mime-type="image/jpeg"/>
</draw:frame>
乌克兰作家斯维特拉纳·塔拉托琳娜(Svetlana Taratorina)的邮政 - 世界末日的小说是在纪念克里米亚之家的《纪念性人物》(Genocukhukhukrim Tatar)人民的纪念日前夕向读者展示的。</text:p>
      <text:p text:style-name="P4">
战争期间写的书总是看待悲剧的未来。 “盐屋”是基于历史的幻想，克里米亚的神话。 尽管这部小说是关于灾难发生后的居民的虚构半岛的，但《星利人历史事实与克里米亚半岛历史》的作品事件事件的原型。 为了找到克里米亚的真实历史，作者还必须与许多俄罗斯宣传神话合作。</text:p>
      <text:p text:style-name="P4">
对于创作这本小说的作者来说，这是一个非常个人的故事，因为她本人在发抖。 这项工作是在被迫离开半岛后的几年内写的。</text:p>
      <ul>
        <li>
我已经九年以上没有去过克里米亚了，对我而言，这种隐喻是“盐水”，这是克里米亚发生的灾难，同时又对现实 - 我们在2014年吞并期间都经历了这种现实，” “作家。</li>
      </ul>
      <text:p text:style-name="P4">
<draw:frame draw:style-name="fr1" draw:name="Image336" text:anchor-type="as-char" svg:width="6.9236in" svg:height="8.108356in" draw:z-index="0">
<draw:image xlink:href="../Images/AРМІЯINFORM/2023-05-18T69-00-00-04-00/2-68-e1684411142773.jpg" xlink:type="simple" xlink:show="embed" xlink:actuate="onLoad" draw:mime-type="image/jpeg"/>
</draw:frame>
为什么选择这样的类型来涵盖克里米亚的话题？</text:p>
      <ul>
        <li>
小说是谈论痛苦和触发事物的一种方式。 同时，有机会认为这片土地正在被摧毁。 并回想起这片土地是坚不可摧的，其整个历史证明了这片土地，它将每季度发布，所有认为这片土地的人都将返回家乡。</li>
      </ul>
      <text:p text:style-name="P4">
在演讲期间，根据书的基础展示了表演，并详细介绍了：“现在该回来了，记住的时间了。”</text:p>
      <text:p text:style-name="P4">
<text:a xlink:type="simple" xlink:href="https://armyinform.com.ua/wp-content/uploads/2023/05/3-67.jpg" text:style-name="Internet_20_link" text:visited-style-name="Visited_20_Internet_20_Link">
!(Images/AРМІЯINFORM/2023-05-18T69-00-00-04-00/3-67-150x150.jpg)</text:a>
</text:p>
      <text:p text:style-name="P4">
<text:a xlink:type="simple" xlink:href="https://armyinform.com.ua/wp-content/uploads/2023/05/4-61-scaled.jpg" text:style-name="Internet_20_link" text:visited-style-name="Visited_20_Internet_20_Link">
<draw:frame draw:style-name="fr1" draw:name="Image337" text:anchor-type="as-char" svg:width="6.9236in" svg:height="6.9236in" draw:z-index="0">
<draw:image xlink:href="../Images/AРМІЯINFORM/2023-05-18T69-00-00-04-00/4-61-150x150.jpg" xlink:type="simple" xlink:show="embed" xlink:actuate="onLoad" draw:mime-type="image/jpeg"/>
</draw:frame>
</text:a>
反过来，历史学家古尔纳尔·阿卜杜拉娃(Gulnar Abdulaeva)指出，当每个人都在等待半岛时，这本书现在很重要：</text:p>
      <ul>
        <li>
现在在进攻的前夕，克里米亚的许多人都在等待武装部队并释放一半。 我们认为这本书将是克里米亚新历史学家的预兆， - 历史学家说。 - 对我来说，这是主要的情绪，正在发生的一切，只是暂时的中断。 作者强调，占领和吞并只是克里米亚千年的道路上的沙子。</li>
      </ul>
      <text:p text:style-name="P4">
<text:span text:style-name="T5">
opto作者</text:span>
</text:p>
      <text:p text:style-name="P4">
News Source: <text:a xlink:type="simple" xlink:href="https://armyinform.com.ua/2023/05/18/u-krymskomu-domi-vidbulasya-prezentacziya-romanu-dim-soli/" text:style-name="Internet_20_link" text:visited-style-name="Visited_20_Internet_20_Link">
https://armyinform.com.ua/2023/05/18/u-krymskomu-domi-vidbulasya-prezentacziya-romanu-dim-soli/</text:a>
</text:p>
      <!--NEWS-->
      <text:h text:style-name="P10" text:outline-level="1">
<text:span text:style-name="T4">
俄罗斯带来了黑海的火箭架，带有“口径”</text:span>
</text:h>
      <text:p text:style-name="P4">
作者: ['АРМІЯINFORM']</text:p>
      <text:p text:style-name="P4">
时间: 2023-05-18T70:00:00-04:00</text:p>
      <text:p text:style-name="P4">
描述: 在Boyal Cherguvanni的Chorny Morce，Chotiri Vorozhihi，Yakiki的媒体...与乌克兰2022年的战争，与乌克兰的战争是今天的最新新闻，这是与乌克兰2022年的新闻战争，将是今天的最后一场新闻乌克兰与俄罗斯之间的战争，以及2022年与乌克兰的战争，这将是与否，他们说在不久的将来会与乌克兰发生战争，他们说，与乌克兰的战争，今天的乌克兰新闻，乌克兰的新闻，乌克兰媒体的新闻在俄罗斯</text:p>
      <text:p text:style-name="P4">
图片: ['<text:a xlink:type="simple" xlink:href="https://armyinform.com.ua/wp-content/uploads/2023/05/630_360_1678431987-587.jpg" text:style-name="Internet_20_link" text:visited-style-name="Visited_20_Internet_20_Link">
630_360_1678431987-587.jpg</text:a>
']</text:p>
      <text:p text:style-name="P4">
标签: ['ВІЙСЬКОВО-МОРСЬКІ СИЛИ ЗСУ', 'РАКЕТИ «КАЛІБР»', 'ЧОРНЕ МОРЕ']</text:p>
      <text:p text:style-name="P4">
类别: News</text:p>
      <!--METADATA-->
      <text:p text:style-name="P4">
<draw:frame draw:style-name="fr1" draw:name="Image338" text:anchor-type="as-char" svg:width="6.9236in" svg:height="3.956343in" draw:z-index="0">
<draw:image xlink:href="../Images/AРМІЯINFORM/2023-05-18T70-00-00-04-00/630_360_1678431987-587.jpg" xlink:type="simple" xlink:show="embed" xlink:actuate="onLoad" draw:mime-type="image/jpeg"/>
</draw:frame>
黑海有四艘敌船，其中包括一艘具有四个口径的火箭架。</text:p>
      <text:p text:style-name="P4">
关于它<text:a xlink:type="simple" xlink:href="https://t.me/ukrainian_navy/3146" text:style-name="Internet_20_link" text:visited-style-name="Visited_20_Internet_20_Link">
报告</text:a>
武装部队海军的新闻服务。</text:p>
      <text:p text:style-name="P4">
阿佐夫海有一艘敌方船。</text:p>
      <text:p text:style-name="P4">
在地中海中，战斗义务有7艘敌军，有两架有翼的导弹“机芯”的载体，总计高达20枚火箭。</text:p>
      <text:p text:style-name="P4">
在白天，为了俄罗斯联邦的利益，凯希·耶尼卡尔海峡的通过：</text:p>
      <text:p text:style-name="P4">
<text:span text:style-name="T5">
到Azov Sea -40艘船，其中4艘在Bosphorus海峡的方向上移动； </text:span>
到黑海 -  21艘船，其中4艘继续沿Bosphorus的方向移动。</text:p>
      <text:p text:style-name="P4">
俄罗斯联邦继续违反《 1974年海洋保护人类生命的国际公约》。(Solas)通过关闭自动识别系统(AIS)，纳粹船只在亚佐夫海。</text:p>
      <text:p text:style-name="P4">
News Source: <text:a xlink:type="simple" xlink:href="https://armyinform.com.ua/2023/05/18/rosiya-vyvela-u-chorne-more-raketonosij-z-kalibramy/" text:style-name="Internet_20_link" text:visited-style-name="Visited_20_Internet_20_Link">
https://armyinform.com.ua/2023/05/18/rosiya-vyvela-u-chorne-more-raketonosij-z-kalibramy/</text:a>
</text:p>
      <!--NEWS-->
      <text:h text:style-name="P10" text:outline-level="1">
<text:span text:style-name="T4">
在Zaporozhye中，俄罗斯特工被拘留，他在武装部队的海军陆战队的位置监视</text:span>
</text:h>
      <text:p text:style-name="P4">
作者: ['АРМІЯINFORM']</text:p>
      <text:p text:style-name="P4">
时间: 2023-05-18T71:00:00-04:00</text:p>
      <text:p text:style-name="P4">
描述: PID小时的反式Zakhodin在Zaporizhzhi Vikrit地区的Profrontovs上...与乌克兰2022年的战争，与乌克兰的最新新闻，《与乌克兰的新闻》，今天与乌克兰2022年的新闻战争，今天，乌克兰和俄罗斯和俄罗斯和俄罗斯和俄罗斯和俄罗斯和俄罗斯和俄罗斯和俄罗斯和俄罗斯之间的战争将会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3/05/fcf41eff7e3ec6551b4c1d630c5e9869.jpeg" text:style-name="Internet_20_link" text:visited-style-name="Visited_20_Internet_20_Link">
fcf41eff7e3ec6551b4c1d630c5e9869.jpeg</text:a>
']</text:p>
      <text:p text:style-name="P4">
标签: ['АГЕНТ ФСБ', 'ДЕРЖАВНА ЗРАДА', 'СБУ']</text:p>
      <text:p text:style-name="P4">
类别: News</text:p>
      <!--METADATA-->
      <text:p text:style-name="P4">
<draw:frame draw:style-name="fr1" draw:name="Image339" text:anchor-type="as-char" svg:width="6.9236in" svg:height="4.344559in" draw:z-index="0">
<draw:image xlink:href="../Images/AРМІЯINFORM/2023-05-18T71-00-00-04-00/fcf41eff7e3ec6551b4c1d630c5e9869.jpeg" xlink:type="simple" xlink:show="embed" xlink:actuate="onLoad" draw:mime-type="image/jpeg"/>
</draw:frame>
在Zaporozhye前线区域的反向自动措施中，暴露了FSB代理。 这位前税收铣削官员于2011年因腐败而被释放，是攻击者。 攻击者受到经历的威胁。</text:p>
      <text:p text:style-name="P4">
关于它<text:a xlink:type="simple" xlink:href="https://ssu.gov.ua/novyny/sbu-zatrymala-na-zaporizhzhi-rosiiskoho-ahenta-yakyi-shpyhuvav-za-pozytsiiamy-morskoi-pikhoty-zsu-video" text:style-name="Internet_20_link" text:visited-style-name="Visited_20_Internet_20_Link">
报告</text:a>
乌克兰的安全服务。</text:p>
      <text:p text:style-name="P4">
在今年3月初，他被FSB人员配备人员远程招募，以收集有关该地区国防军国防部队的情报。 大多数敌人对在梅利托波尔方向武装部队的海军陆战队的战斗位置的坐标感兴趣。</text:p>
      <text:p text:style-name="P4">
此外，侵略者希望获得该地区洞察桥和能源设施的准确地理位置。 为了收集信息，他在出租车司机和录像带的幌子下使用隐藏的注册服务商和手机录制。</text:p>
      <text:p text:style-name="P4">
对于每项任务，他都会被2至5000 hryvnias的货币“奖励”“保证”。 为了阴谋，这些人提出要重新计算儿子银行卡上的房屋。 此外，在夺取区域中心的情况下，俄罗斯情报部门是占领政府“职位”的承诺。</text:p>
      <text:p text:style-name="P4">
在他的敌对任务中，攻击者被拘留。 根据调查，在FSB的视野中，他通过了超声社交网络“ Vkontakte”和“同学”的反乌克兰活动。 在使者中进行了进一步的沟通。</text:p>
      <text:p text:style-name="P4">
根据收集的证据，SBU的调查人员告诉他怀疑在戒严条件下犯下的经过共处的背叛。 他目前正在进行中。 正在进行调查以确定犯罪的所有情况。</text:p>
      <text:p text:style-name="P4">
News Source: <text:a xlink:type="simple" xlink:href="https://armyinform.com.ua/2023/05/18/na-zaporizhzhi-zatrymano-rosijskogo-agenta-yakyj-shpyguvav-za-pozycziyamy-morpihiv-zsu/" text:style-name="Internet_20_link" text:visited-style-name="Visited_20_Internet_20_Link">
https://armyinform.com.ua/2023/05/18/na-zaporizhzhi-zatrymano-rosijskogo-agenta-yakyj-shpyguvav-za-pozycziyamy-morpihiv-zsu/</text:a>
</text:p>
      <!--NEWS-->
      <text:h text:style-name="P10" text:outline-level="1">
<text:span text:style-name="T4">
乌克兰首先参加了由OB’单个北约赛车中心组织的培训。</text:span>
</text:h>
      <text:p text:style-name="P4">
作者: ['АРМІЯINFORM']</text:p>
      <text:p text:style-name="P4">
时间: 2023-05-18T72:00:00-04:00</text:p>
      <text:p text:style-name="P4">
描述: Fakhivtsi是为了为捍卫乌克兰人，情境中心...与乌克兰2022年的战争，与乌克兰的最新新闻，今天与乌克兰的新闻战争，乌克兰2022年最后一次战争，将在今天上次与乌克兰进行战争，将在乌克兰和俄罗斯之间发生战争时，当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5/ccdcoe-1.jpg" text:style-name="Internet_20_link" text:visited-style-name="Visited_20_Internet_20_Link">
ccdcoe-1.jpg</text:a>
']</text:p>
      <text:p text:style-name="P4">
标签: ['КІБЕРБЕЗПЕКА', 'РНБО УКРАЇНИ', 'ТРЕНІНГ']</text:p>
      <text:p text:style-name="P4">
类别: News</text:p>
      <!--METADATA-->
      <text:p text:style-name="P4">
<draw:frame draw:style-name="fr1" draw:name="Image340" text:anchor-type="as-char" svg:width="6.9236in" svg:height="3.894525in" draw:z-index="0">
<draw:image xlink:href="../Images/AРМІЯINFORM/2023-05-18T72-00-00-04-00/ccdcoe-1.jpg" xlink:type="simple" xlink:show="embed" xlink:actuate="onLoad" draw:mime-type="image/jpeg"/>
</draw:frame>
乌克兰国家安全与国防委员会的专家，乌克兰安全局的网络安全中心，乌克兰国家安全局和信息保护，网络安全部参加了培训“关键基础设施”。 本周在塔林(Tallinn)进行的培训，塔林(Tallinn(ccdcoe)国家网络安全中心(nkck)在乌克兰国家安全和国防委员会的支持下，在欧盟乌克兰咨询任务的协助下(Kerms).</text:p>
      <text:p text:style-name="P4">
Про це йдеться у<text:a xlink:type="simple" xlink:href="https://www.rnbo.gov.ua/ua/Diialnist/6345.html" text:style-name="Internet_20_link" text:visited-style-name="Visited_20_Internet_20_Link">
повідомленні</text:a>
NSDC设备。</text:p>
      <text:p text:style-name="P4">
该活动开始了CCDCOE任务的长期合作，旨在隐藏主持人下的网络安全实体的能力(https://armyinform.com.ua/2023/05/16/ukrayina-oficzijno-pryyednalasya-do-czentru-peredovogo-dosvidu-spilnogo-kiberzahystu-nato/)在CMEC的支持下。</text:p>
      <text:p text:style-name="P4">
在乌克兰正式加入CCDCOE之后，并在CCDCOE中心的乌克兰正式代表开始，Marta Nurma会见了乌克兰代表团和CMEC的代表团，并讨论了Sphere的进一步合作</text:p>
      <text:p text:style-name="P4">
News Source: <text:a xlink:type="simple" xlink:href="https://armyinform.com.ua/2023/05/18/ukrayina-upershe-vzyala-uchast-v-treningu-organizovanomu-obyednanym-czentrom-peredovyh-tehnologij-z-kiberoborony-nato/" text:style-name="Internet_20_link" text:visited-style-name="Visited_20_Internet_20_Link">
https://armyinform.com.ua/2023/05/18/ukrayina-upershe-vzyala-uchast-v-treningu-organizovanomu-obyednanym-czentrom-peredovyh-tehnologij-z-kiberoborony-nato/</text:a>
</text:p>
      <!--NEWS-->
      <text:h text:style-name="P10" text:outline-level="1">
<text:span text:style-name="T4">
“乌克兰叛乱军 - 未被征服的英雄”：一个专门针对基辅英雄节的摄影展览</text:span>
</text:h>
      <text:p text:style-name="P4">
作者: ['Володимир Загребельний']</text:p>
      <text:p text:style-name="P4">
时间: 2023-05-18T73:00:00-04:00</text:p>
      <text:p text:style-name="P4">
描述: 在Kaminnoye Zayonal Istoriko-Architectural博物馆“ Kyivska Fortics” 18伤害...与乌克兰2022年的战争，与乌克兰与乌克兰的最新新闻，乌克兰2022的新闻战争，乌克兰和俄罗斯的最后一场战争，以及2022年乌克兰战争，乌克兰战争他们说，与否，他们会在不久的将来与乌克兰发动战争，他们说与乌克兰的战争，今天的乌克兰新闻，乌克兰的新闻，乌克兰的新闻</text:p>
      <text:p text:style-name="P4">
图片: ['<text:a xlink:type="simple" xlink:href="https://armyinform.com.ua/wp-content/uploads/2023/05/upa-golovna.jpg" text:style-name="Internet_20_link" text:visited-style-name="Visited_20_Internet_20_Link">
upa-golovna.jpg</text:a>
', '<text:a xlink:type="simple" xlink:href="https://armyinform.com.ua/wp-content/uploads/2023/05/upa-001-150x150.jpg" text:style-name="Internet_20_link" text:visited-style-name="Visited_20_Internet_20_Link">
upa-001-150x150.jpg</text:a>
', '<text:a xlink:type="simple" xlink:href="https://armyinform.com.ua/wp-content/uploads/2023/05/upa-002-150x150.jpg" text:style-name="Internet_20_link" text:visited-style-name="Visited_20_Internet_20_Link">
upa-002-150x150.jpg</text:a>
', '<text:a xlink:type="simple" xlink:href="https://armyinform.com.ua/wp-content/uploads/2023/05/upa-003-150x150.jpg" text:style-name="Internet_20_link" text:visited-style-name="Visited_20_Internet_20_Link">
upa-003-150x150.jpg</text:a>
', '<text:a xlink:type="simple" xlink:href="https://armyinform.com.ua/wp-content/uploads/2023/05/upa-005-150x150.jpg" text:style-name="Internet_20_link" text:visited-style-name="Visited_20_Internet_20_Link">
upa-005-150x150.jpg</text:a>
', '<text:a xlink:type="simple" xlink:href="https://armyinform.com.ua/wp-content/uploads/2023/05/upa-006-1-150x150.jpg" text:style-name="Internet_20_link" text:visited-style-name="Visited_20_Internet_20_Link">
upa-006-1-150x150.jpg</text:a>
', '<text:a xlink:type="simple" xlink:href="https://armyinform.com.ua/wp-content/uploads/2023/05/upa-008-1-150x150.jpg" text:style-name="Internet_20_link" text:visited-style-name="Visited_20_Internet_20_Link">
upa-008-1-150x150.jpg</text:a>
']</text:p>
      <text:p text:style-name="P4">
标签: ['ВОЇНИ УПА', 'ГЕРОЇ', 'ФОТОВИСТАВКА']</text:p>
      <text:p text:style-name="P4">
类别: News</text:p>
      <!--METADATA-->
      <text:p text:style-name="P4">
<draw:frame draw:style-name="fr1" draw:name="Image341" text:anchor-type="as-char" svg:width="6.9236in" svg:height="4.615733in" draw:z-index="0">
<draw:image xlink:href="../Images/AРМІЯINFORM/2023-05-18T73-00-00-04-00/upa-golovna.jpg" xlink:type="simple" xlink:show="embed" xlink:actuate="onLoad" draw:mime-type="image/jpeg"/>
</draw:frame>
5月18日，5月18日在国家历史和建筑博物馆“基夫要塞”的壁炉大厅开幕式展览，称为“乌克兰叛军无骨英雄”，致力于英雄日。</text:p>
      <text:p text:style-name="P4">
该博览会介绍了UPA的Yavoriv摄影档案馆和乌克兰叛乱军的其他档案的图像，刑事事项(NKVD，MGB，内政部等)以及叛军士兵家庭的个人档案。</text:p>
      <text:p text:style-name="P4">
Oksana Novikova-Vigran为博物馆的军队评论说：“照片展览的话题并非偶然。”  - 因为英雄们是所有乌克兰人的记忆的热情，他们献身于为乌克兰晒黑的斗争而奋斗，乌克兰叛乱军的士兵是其中的一些人。</text:p>
      <text:p text:style-name="P4">
苏联的权力已系统地消毒了在索拉古斯国家极权政权的宗旨中的民族解放运动，俄罗斯现任政府继续这一黑人业务。 乌克兰叛乱分子是例外。 我们仍然收获敌对宣传的果实，但要实现关于叛军英雄的真相。”</text:p>
      <text:p text:style-name="P4">
<text:a xlink:type="simple" xlink:href="https://armyinform.com.ua/wp-content/uploads/2023/05/upa-001.jpg" text:style-name="Internet_20_link" text:visited-style-name="Visited_20_Internet_20_Link">
!(Images/AРМІЯINFORM/2023-05-18T73-00-00-04-00/upa-001-150x150.jpg)</text:a>
</text:p>
      <text:p text:style-name="P4">
<text:a xlink:type="simple" xlink:href="https://armyinform.com.ua/wp-content/uploads/2023/05/upa-002.jpg" text:style-name="Internet_20_link" text:visited-style-name="Visited_20_Internet_20_Link">
<draw:frame draw:style-name="fr1" draw:name="Image342" text:anchor-type="as-char" svg:width="6.9236in" svg:height="6.9236in" draw:z-index="0">
<draw:image xlink:href="../Images/AРМІЯINFORM/2023-05-18T73-00-00-04-00/upa-002-150x150.jpg" xlink:type="simple" xlink:show="embed" xlink:actuate="onLoad" draw:mime-type="image/jpeg"/>
</draw:frame>
</text:a>
</text:p>
      <text:p text:style-name="P4">
<text:a xlink:type="simple" xlink:href="https://armyinform.com.ua/wp-content/uploads/2023/05/upa-003.jpg" text:style-name="Internet_20_link" text:visited-style-name="Visited_20_Internet_20_Link">
<draw:frame draw:style-name="fr1" draw:name="Image343" text:anchor-type="as-char" svg:width="6.9236in" svg:height="6.9236in" draw:z-index="0">
<draw:image xlink:href="../Images/AРМІЯINFORM/2023-05-18T73-00-00-04-00/upa-003-150x150.jpg" xlink:type="simple" xlink:show="embed" xlink:actuate="onLoad" draw:mime-type="image/jpeg"/>
</draw:frame>
</text:a>
从放置在壁炉厅墙壁上的照片中，博物馆的客人看着UPA  - 未被征服的军队的英雄。 在每张照片下，叛乱分子的签名。</text:p>
      <text:p text:style-name="P4">
在摄影展开幕期间，叛军军事历史俱乐部的副负责人安德烈·马茨基夫(Andrey Matskiv)感谢博物馆的工作人员多年的富有成果的工作。</text:p>
      <ul>
        <li>
多亏了管理层的主要立场和博物馆的工作人员，我们将介绍保存了脸部的照片的鉴赏家，他们的痕迹现在遵循了数十万个祖国的最新后卫。安德鲁在展览开幕期间说。近年来已经发现了大多数照片，并不常见。 我们看到了Zabiev地区OUN安全服务的安全服务(r) (乌克兰民族主义者革命组织)Vasily Heaven-“ Zavidia”，最多的照片，Ivan Manchuk-“ Belogruda”和Ivan Khimchak-“ Vanka”，Ivan Skulsky-“ Artim”的区域领导“ Kushki”。Kalinyak-“ Black”，Grigory Domniuk-“ Virr”和Mikhailgoruk-“ Sahaidachny”，数百名Dmitry Negrich-“ Frost”，Konstantinina Prishamak-“ Prishamak-” Podgirsky'和Roman Dubyk- Boevir- boevir- boevir-'s as as as s bo ushailgoruk-“ virr”。以及其他指挥官(参考SAT)，武装的地下成员曾抵制莫斯科占领者。</li>
      </ul>
      <text:p text:style-name="P4">
他们中的大多数来自当时的Zhabi和Kosiv地区，几乎所有人都在荣耀领域战斗。 现在，他们的同胞，鲁斯·乌克兰战争的现代英雄，已经采用了其中许多人的伪装。</text:p>
      <text:p text:style-name="P4">
<text:a xlink:type="simple" xlink:href="https://armyinform.com.ua/wp-content/uploads/2023/05/upa-005.jpg" text:style-name="Internet_20_link" text:visited-style-name="Visited_20_Internet_20_Link">
!(Images/AРМІЯINFORM/2023-05-18T73-00-00-04-00/upa-005-150x150.jpg)</text:a>
</text:p>
      <text:p text:style-name="P4">
<text:a xlink:type="simple" xlink:href="https://armyinform.com.ua/wp-content/uploads/2023/05/upa-006-1.jpg" text:style-name="Internet_20_link" text:visited-style-name="Visited_20_Internet_20_Link">
<draw:frame draw:style-name="fr1" draw:name="Image344" text:anchor-type="as-char" svg:width="6.9236in" svg:height="6.9236in" draw:z-index="0">
<draw:image xlink:href="../Images/AРМІЯINFORM/2023-05-18T73-00-00-04-00/upa-006-1-150x150.jpg" xlink:type="simple" xlink:show="embed" xlink:actuate="onLoad" draw:mime-type="image/jpeg"/>
</draw:frame>
</text:a>
</text:p>
      <text:p text:style-name="P4">
<text:a xlink:type="simple" xlink:href="https://armyinform.com.ua/wp-content/uploads/2023/05/upa-008-1.jpg" text:style-name="Internet_20_link" text:visited-style-name="Visited_20_Internet_20_Link">
<draw:frame draw:style-name="fr1" draw:name="Image345" text:anchor-type="as-char" svg:width="6.9236in" svg:height="6.9236in" draw:z-index="0">
<draw:image xlink:href="../Images/AРМІЯINFORM/2023-05-18T73-00-00-04-00/upa-008-1-150x150.jpg" xlink:type="simple" xlink:show="embed" xlink:actuate="onLoad" draw:mime-type="image/jpeg"/>
</draw:frame>
</text:a>
博物馆的工作人员，军事历史俱乐部“叛乱”和Panvasil Humeniuk的“ Yavoriv摄影档案档案”的研究人员致力于创建博览会。</text:p>
      <text:p text:style-name="P4">
照片展览将于5月18日至5月31日起。 您可以在基辅堡垒中了解其他措施，并且访问博物馆的顺序可以是博物馆的赞助网站，然后遵循链接<text:a xlink:type="simple" xlink:href="https://www.kyiv-fortress.org.ua/" text:style-name="Internet_20_link" text:visited-style-name="Visited_20_Internet_20_Link">
kyiv- fortress.org.ua</text:a>
.</text:p>
      <text:p text:style-name="P4">
<text:span text:style-name="T5">
Фото автора</text:span>
</text:p>
      <text:p text:style-name="P4">
News Source: <text:a xlink:type="simple" xlink:href="https://armyinform.com.ua/2023/05/18/ukrayinska-povstanska-armiya-neskoreni-geroyi-u-kyyevi-vidkrylasya-fotovystavka-prysvyachena-dnyu-geroyiv/" text:style-name="Internet_20_link" text:visited-style-name="Visited_20_Internet_20_Link">
https://armyinform.com.ua/2023/05/18/ukrayinska-povstanska-armiya-neskoreni-geroyi-u-kyyevi-vidkrylasya-fotovystavka-prysvyachena-dnyu-geroyiv/</text:a>
</text:p>
      <!--NEWS-->
      <text:h text:style-name="P10" text:outline-level="1">
<text:span text:style-name="T4">
有必要向整个国际社会解释世界的命运在乌克兰 - 波兰总统</text:span>
</text:h>
      <text:p text:style-name="P4">
作者: ['АРМІЯINFORM']</text:p>
      <text:p text:style-name="P4">
时间: 2023-05-18T74:00:00-04:00</text:p>
      <text:p text:style-name="P4">
描述: 斯维托娃圣彼得堡·康斯洛巴蒂（Svitova St. Petersburg Consolibati）是乌克兰前乌克兰人的团结，在帕尔萨（Persha）...与乌克兰2022年的战争，与乌克兰的最新新闻，今天与乌克兰2022年的新闻战争，今天，乌克兰和俄罗斯和俄罗斯和俄罗斯和俄罗斯和俄罗斯和俄罗斯之间的战争将会他们说，当与乌克兰与乌克兰的战争将与否，他们说在不久的将来会与乌克兰发生战争，他们说，与乌克兰的战争，今天的乌克兰新闻，乌克兰的新闻，乌克兰媒体在俄罗斯的乌克兰新闻</text:p>
      <text:p text:style-name="P4">
图片: ['<text:a xlink:type="simple" xlink:href="https://armyinform.com.ua/wp-content/uploads/2023/05/duda-3.jpg" text:style-name="Internet_20_link" text:visited-style-name="Visited_20_Internet_20_Link">
duda-3.jpg</text:a>
']</text:p>
      <text:p text:style-name="P4">
标签: ['АГРЕСІЯ РФ', 'АНДЖЕЙ ДУДА', 'ВТОРГНЕННЯ РФ', 'ДОПОМОГА ПАРТНЕРІВ', 'СВІТ ПІДТРИМУЄ УКРАЇНУ']</text:p>
      <text:p text:style-name="P4">
类别: News</text:p>
      <!--METADATA-->
      <text:p text:style-name="P4">
<draw:frame draw:style-name="fr1" draw:name="Image346" text:anchor-type="as-char" svg:width="6.9236in" svg:height="3.894525in" draw:z-index="0">
<draw:image xlink:href="../Images/AРМІЯINFORM/2023-05-18T74-00-00-04-00/duda-3.jpg" xlink:type="simple" xlink:show="embed" xlink:actuate="onLoad" draw:mime-type="image/jpeg"/>
</draw:frame>
世界社区应通过继续对乌克兰的军事政治和人道主义支持的运动来巩固乌克兰在乌克兰的协助下的团结和团结。 以及对俄罗斯的压力以及对其他电话的回答。</text:p>
      <text:p text:style-name="P4">
波兰Andrzej Duda主席强调了这一点，<text:a xlink:type="simple" xlink:href="https://twitter.com/prezydentpl/status/1659105851330764802" text:style-name="Internet_20_link" text:visited-style-name="Visited_20_Internet_20_Link">
报告</text:a>
他的神职人员。</text:p>
      <text:p text:style-name="P4">
安德烈·杜达(Andrzej Duda)强调：“我们需要带来了解整个国际社会，这是乌克兰世界的命运。”</text:p>
      <text:p text:style-name="P4">
他补充说，欧盟和大七岁应该继续申请针对俄罗斯的严格制裁，最大程度地减少对俄罗斯能源资源的依赖，并完全退出资本和投资。</text:p>
      <text:p text:style-name="P4">
News Source: <text:a xlink:type="simple" xlink:href="https://armyinform.com.ua/2023/05/18/treba-poyasnyty-vsij-mizhnarodnij-spilnoti-shho-v-ukrayini-vyrishuyetsya-dolya-svitu-prezydent-polshhi/" text:style-name="Internet_20_link" text:visited-style-name="Visited_20_Internet_20_Link">
https://armyinform.com.ua/2023/05/18/treba-poyasnyty-vsij-mizhnarodnij-spilnoti-shho-v-ukrayini-vyrishuyetsya-dolya-svitu-prezydent-polshhi/</text:a>
</text:p>
      <!--NEWS-->
      <text:h text:style-name="P10" text:outline-level="1">
<text:span text:style-name="T4">
美国支持乌克兰和克里米亚tatars -Bridget Brink</text:span>
</text:h>
      <text:p text:style-name="P4">
作者: ['АРМІЯINFORM']</text:p>
      <text:p text:style-name="P4">
时间: 2023-05-18T75:00:00-04:00</text:p>
      <text:p text:style-name="P4">
描述: 美国驻乌克兰布里吉特（Brijit）边缘大使在克里姆斯基（Krimsky）受害者的帕姆（Pam'yati）日期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2/09/e63f38971f0e9eaf742b8c0ca7b87bc9_orig-e1663745670317.jpg" text:style-name="Internet_20_link" text:visited-style-name="Visited_20_Internet_20_Link">
e63f38971f0e9eaf742b8c0ca7b87bc9_orig-e1663745670317.jpg</text:a>
']</text:p>
      <text:p text:style-name="P4">
标签: ['БРІДЖИТ БРІНК', 'ПОСОЛ США В УКРАЇНІ']</text:p>
      <text:p text:style-name="P4">
类别: News</text:p>
      <!--METADATA-->
      <text:p text:style-name="P4">
<draw:frame draw:style-name="fr1" draw:name="Image347" text:anchor-type="as-char" svg:width="6.9236in" svg:height="4.406614in" draw:z-index="0">
<draw:image xlink:href="../Images/AРМІЯINFORM/2023-05-18T75-00-00-04-00/e63f38971f0e9eaf742b8c0ca7b87bc9_orig-e1663745670317.jpg" xlink:type="simple" xlink:show="embed" xlink:actuate="onLoad" draw:mime-type="image/jpeg"/>
</draw:frame>
美国驻乌克兰布里奇特·布林克(Bridget Brinka)的大使在<text:a xlink:type="simple" xlink:href="https://armyinform.com.ua/2023/05/18/ukrayina-zaklykaye-svit-vyznaty-genoczydom-deportacziyu-krymskyh-tatar-u-1944-roczi/" text:style-name="Internet_20_link" text:visited-style-name="Visited_20_Internet_20_Link">
纪念克里米亚tatars的受害者的记忆</text:a>
她向美国保证，美国支持乌克兰和克里米亚的塔塔尔人。</text:p>
      <text:p text:style-name="P4">
关于这个<text:a xlink:type="simple" xlink:href="https://twitter.com/USAmbKyiv/status/1659143122733891584" text:style-name="Internet_20_link" text:visited-style-name="Visited_20_Internet_20_Link">
被引用</text:a>
在她的推文中。</text:p>
      <text:p text:style-name="P4">
“俄罗斯试图摧毁克里米亚的塔塔尔文化，遗产，身份。 在驱逐出克里米亚tatar的那天，美国支持乌克兰的克里米亚tatars。 克里米亚是乌克兰，”外交官写道。</text:p>
      <text:p text:style-name="Quotations">

<text:p text:style-name="P4">
俄罗斯试图摧毁克里米亚的塔塔尔文化，遗产，身份和记忆。 在克里米亚tatars驱逐出境的那天，美国支持&gt;
乌克兰和克里米亚tatar。 克里米亚是乌克兰。&gt;
 <text:a xlink:type="simple" xlink:href="https://t.co/yScs97iITD" text:style-name="Internet_20_link" text:visited-style-name="Visited_20_Internet_20_Link">
pic.twitter.com/yscs97iitd</text:a>
&gt;
&gt;
  - 布里奇特大使A. Brink(@usambkyiv)<text:a xlink:type="simple" xlink:href="https://twitter.com/USAmbKyiv/status/1659143122733891584" text:style-name="Internet_20_link" text:visited-style-name="Visited_20_Internet_20_Link">
5月18日，&gt;
 2023</text:a>
据报道，他于2023年5月18日转了<text:a xlink:type="simple" xlink:href="https://armyinform.com.ua/2023/05/18/sogodnishnij-den-obyednav-dva-sensy-v-odnij-dati-prezydent-ukrayiny/" text:style-name="Internet_20_link" text:visited-style-name="Visited_20_Internet_20_Link">
79年</text:a>
自从被迫驱逐克里米亚·塔塔尔(Crimean Tatars)以来，这是苏联极权政权最恐怖的犯罪之一。</text:p>

</text:p>
      <text:p text:style-name="P4">
News Source: <text:a xlink:type="simple" xlink:href="https://armyinform.com.ua/2023/05/18/ssha-pidtrymuye-ukrayinu-i-krymskyh-tatar-bridzhyt-brink/" text:style-name="Internet_20_link" text:visited-style-name="Visited_20_Internet_20_Link">
https://armyinform.com.ua/2023/05/18/ssha-pidtrymuye-ukrayinu-i-krymskyh-tatar-bridzhyt-brink/</text:a>
</text:p>
      <!--NEWS-->
      <text:h text:style-name="P10" text:outline-level="1">
<text:span text:style-name="T4">
国家负责人批准了克里米亚和塞瓦斯托波尔的启动与重返社会咨询委员会的组成</text:span>
</text:h>
      <text:p text:style-name="P4">
作者: ['АРМІЯINFORM']</text:p>
      <text:p text:style-name="P4">
时间: 2023-05-18T76:00:00-04:00</text:p>
      <text:p text:style-name="P4">
描述: 乌克兰沃迪米尔Zelensky总裁Zelensky为武器仓库加强了咨询仓库...与乌克兰2022年的战争，与乌克兰与乌克兰的最新新闻，今天与乌克兰2022年的新闻战争，乌克兰和俄罗斯之间的战争是否会发生战争，当他们说，与乌克兰的战争将在2022年与乌克兰进行战争，在不久的将来，乌克兰与乌克兰与乌克兰的战争，今天的乌克兰新闻，乌克兰的新闻，乌克兰媒体在俄罗斯的乌克兰新闻</text:p>
      <text:p text:style-name="P4">
图片: ['<text:a xlink:type="simple" xlink:href="https://armyinform.com.ua/wp-content/uploads/2023/05/630_360_1663862325-924.jpg" text:style-name="Internet_20_link" text:visited-style-name="Visited_20_Internet_20_Link">
630_360_1663862325-924.jpg</text:a>
']</text:p>
      <text:p text:style-name="P4">
标签: ['АР КРИМ', 'СЕВАСТОПОЛЬ', 'УКАЗ ПРЕЗИДЕНТА УКРАЇНИ']</text:p>
      <text:p text:style-name="P4">
类别: News</text:p>
      <!--METADATA-->
      <text:p text:style-name="P4">
<draw:frame draw:style-name="fr1" draw:name="Image348" text:anchor-type="as-char" svg:width="6.9236in" svg:height="3.956343in" draw:z-index="0">
<draw:image xlink:href="../Images/AРМІЯINFORM/2023-05-18T76-00-00-04-00/630_360_1663862325-924.jpg" xlink:type="simple" xlink:show="embed" xlink:actuate="onLoad" draw:mime-type="image/jpeg"/>
</draw:frame>
乌克兰沃迪米尔·泽伦斯基(Ukraine Volodymyr Zelensky)主席批准了辞职和重新融入克里米亚自治共和国和塞瓦斯托波尔市暂时占领领土的咨询委员会的组成。</text:p>
      <text:p text:style-name="P4">
相应的法令<text:a xlink:type="simple" xlink:href="https://www.president.gov.ua/documents/2832023-46797" text:style-name="Internet_20_link" text:visited-style-name="Visited_20_Internet_20_Link">
第283/2023号</text:a>
乌克兰总统办公室的网站已找到。</text:p>
      <text:p text:style-name="P4">
Volodymyr Zelenskyy负责团队。 秘书 - 克里米亚自治共和国乌克兰总统的永久代表</text:p>
      <text:p text:style-name="P4">
根据该文件，理事会的工作人员还包括：乌克兰中尉的第一任国防部副部长Oleksandr Pavlyuk，乌克兰法律事务部长，乌克兰乌克兰州国家安全与国防委员会秘书，乌克兰乌克兰委员会关于国家安全，国防和情报Yegor Chernev的Verkhovna Rada。</text:p>
      <text:p text:style-name="P4">
该法令在其出版当天生效。</text:p>
      <text:p text:style-name="P4">
News Source: <text:a xlink:type="simple" xlink:href="https://armyinform.com.ua/2023/05/18/glava-derzhavy-zatverdyv-sklad-konsultatyvnoyi-rady-z-pytan-deokupacziyi-ta-reintegracziyi-krymu-ta-sevastopolya/" text:style-name="Internet_20_link" text:visited-style-name="Visited_20_Internet_20_Link">
https://armyinform.com.ua/2023/05/18/glava-derzhavy-zatverdyv-sklad-konsultatyvnoyi-rady-z-pytan-deokupacziyi-ta-reintegracziyi-krymu-ta-sevastopolya/</text:a>
</text:p>
      <!--NEWS-->
      <text:h text:style-name="P10" text:outline-level="1">
<text:span text:style-name="T4">
在过去的一周中，NSU飞机制造了8个战斗部门</text:span>
</text:h>
      <text:p text:style-name="P4">
作者: ['Володимир Загребельний']</text:p>
      <text:p text:style-name="P4">
时间: 2023-05-18T77:00:00-04:00</text:p>
      <text:p text:style-name="P4">
描述: 关于Planwanni部董事的代祷者，有关乌克兰2022年战争，与乌克兰的最新新闻，今天与乌克兰2022年的新闻战争，乌克兰和俄罗斯之间的战争将发生战争，何时会发生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5/826212_big.jpeg" text:style-name="Internet_20_link" text:visited-style-name="Visited_20_Internet_20_Link">
826212_big.jpeg</text:a>
']</text:p>
      <text:p text:style-name="P4">
标签: ['АВІАЦІЯ', 'МИКОЛА УРШАЛОВИЧ', 'НГУ']</text:p>
      <text:p text:style-name="P4">
类别: News</text:p>
      <!--METADATA-->
      <text:p text:style-name="P4">
<draw:frame draw:style-name="fr1" draw:name="Image349" text:anchor-type="as-char" svg:width="6.9236in" svg:height="3.894525in" draw:z-index="0">
<draw:image xlink:href="../Images/AРМІЯINFORM/2023-05-18T77-00-00-04-00/826212_big.jpeg" xlink:type="simple" xlink:show="embed" xlink:actuate="onLoad" draw:mime-type="image/jpeg"/>
</draw:frame>
陆军国际联盟(Army Formform)的评论宣布了这一点，该官员是乌克兰米勒上校Mykola Urshalovich的国民警卫队主要局局副主任。 他还讲述了其他战斗的执行(特别的)上周，乌克兰国防军在部队行动中，警卫队在部队中执行的任务。</text:p>
      <text:p text:style-name="P4">
国民警卫队的代表说：“上周，乌克兰国民警卫队的航空对敌人和7个部门的火灾造成了8次战斗，以执行情报和炮兵更正的任务。”  - 此外，NSU防空部队已经销毁了2架飞机。 因此，在5月11日至13日，在Podgorodnodnodnipropetrovsk地区和Kreminna Lugansk地区的第31座公共秩序旅馆的人员定居附近。 亚历山大少将亚历山大少将击败了2个无人机。</text:p>
      <text:p text:style-name="P4">
乌克兰国民警卫队的航空旨在进行战斗任务，人员运输，食物，武器，弹药撤离患者和受伤的国防军的任务。</text:p>
      <text:p text:style-name="P4">
此外，Mykola Urshalovich上校指出，在乌斯塔稳定行动的参与期间，工程部门继续履行滥用Uherson和Sumy地区农业目的的农业领土的任务。</text:p>
      <text:p text:style-name="P4">
“在定居点区域建立了一个分离和一个魔鬼组。 在这个时候，检查了超过1000公顷的地形和12公里的道路(中和)566爆炸物。”他补充说。</text:p>
      <text:p text:style-name="P4">
News Source: <text:a xlink:type="simple" xlink:href="https://armyinform.com.ua/2023/05/18/uprodovzh-mynulogo-tyzhnya-aviacziya-ngu-zdijsnyla-8-bojovyh-vylotiv/" text:style-name="Internet_20_link" text:visited-style-name="Visited_20_Internet_20_Link">
https://armyinform.com.ua/2023/05/18/uprodovzh-mynulogo-tyzhnya-aviacziya-ngu-zdijsnyla-8-bojovyh-vylotiv/</text:a>
</text:p>
      <!--NEWS-->
      <text:h text:style-name="P10" text:outline-level="1">
<text:span text:style-name="T4">
国际博物馆日：俄罗斯联邦继续摧毁和掠夺乌克兰的文化遗产</text:span>
</text:h>
      <text:p text:style-name="P4">
作者: ['Сергій Зятьєв']</text:p>
      <text:p text:style-name="P4">
时间: 2023-05-18T78:00:00-04:00</text:p>
      <text:p text:style-name="P4">
描述: 罗西斯基（Rosiysky）入侵我们的土地之前，乌克兰在єVropi播种了基尔基斯塔博物馆（Kilkista Museum）...与乌克兰2022年的战争，与乌克兰的最新新闻战争，与乌克兰2022年的新闻战争，乌克兰和俄罗斯和俄罗斯的最后一场与乌克兰的战争是最后一场。 2022年，他们会在不久的将来与乌克兰发动战争，他们说，与乌克兰的战争，今天的乌克兰新闻，乌克兰的新闻，乌克兰的新闻在俄罗斯的乌克兰媒体</text:p>
      <text:p text:style-name="P4">
图片: ['<text:a xlink:type="simple" xlink:href="https://armyinform.com.ua/wp-content/uploads/2023/05/foto-2-1.jpeg" text:style-name="Internet_20_link" text:visited-style-name="Visited_20_Internet_20_Link">
foto-2-1.jpeg</text:a>
', '<text:a xlink:type="simple" xlink:href="https://armyinform.com.ua/wp-content/uploads/2023/05/foto-1.jpeg" text:style-name="Internet_20_link" text:visited-style-name="Visited_20_Internet_20_Link">
foto-1.jpeg</text:a>
']</text:p>
      <text:p text:style-name="P4">
标签: ['STOPRUSSIA', 'АГРЕСІЯ РФ', 'МУЗЕЇ']</text:p>
      <text:p text:style-name="P4">
类别: News</text:p>
      <!--METADATA-->
      <text:p text:style-name="P4">
<draw:frame draw:style-name="fr1" draw:name="Image350" text:anchor-type="as-char" svg:width="6.9236in" svg:height="2.925221in" draw:z-index="0">
<draw:image xlink:href="../Images/AРМІЯINFORM/2023-05-18T78-00-00-04-00/foto-2-1.jpeg" xlink:type="simple" xlink:show="embed" xlink:actuate="onLoad" draw:mime-type="image/jpeg"/>
</draw:frame>
直到俄罗斯对我们土地的入侵，乌克兰在欧洲占领的博物馆数量是主要地方之一。 在过去的14个月中，其中许多是无法弥补的。 许多在俄罗斯士兵肮脏的靴子或仍然是暂时，部分甚至被完全摧毁的领土上的人，或者今天被抢劫。</text:p>
      <text:p text:style-name="P4">
例如，在基辅地区，在玛丽波尔，扎波罗兹(Zaporozhye)和其他乌克兰城市，除非在“解放”这些定居点时被摧毁，否则它们被蒙上了高调。</text:p>
      <text:p text:style-name="P4">
在第二次世界大战期间，正如厨师Ssenrich Himmler所说，纳粹众所周知“对博物馆中的所有美丽无动于衷”。 因此，在被占领的领土中，他们摧毁了博物馆，更有价值的展览。 今天，他们从事种族主义者，从博物馆，Mariupol，Melitopol，Kakhovka闻了许多展览。 他们很快就会出现 - 如果您不出现 - 在珀洛克达(Vologda)，切博克萨尔(Cheboksar)的珀斯(Perm)博物馆中。 也许在冬宫，这是与俄罗斯无关的展览。</text:p>
      <text:p text:style-name="P4">
我不会使油漆变稠：如今，赫尔森艺术博物馆(Kherson Art Museum)偷来的绘画，辛格罗波尔(Simforopol)的塔夫里达博物馆(Tavrida Museum)。 特别是，这是河岸上伊万纳波克托诺夫(Ivanapokhitonov)纠察队的图片。 日落”，1890年用石油写。 第二个画布是帕维尔·索科洛夫(Pavel Sokolov)的“日落之家”，博物馆议会也拥有。 据市长Mariupolyapetra Andryushchenko的顾问称，俄罗斯军方从研究博物馆和艺术博物馆中取出了所有有价值的展览。 奎因吉，在玛丽奥波尔。 特别是Archip Quinji和Ivan Aivazovsky的绘画的原件。</text:p>
      <text:p text:style-name="P4">
<draw:frame draw:style-name="fr1" draw:name="Image351" text:anchor-type="as-char" svg:width="6.9236in" svg:height="4.32725in" draw:z-index="0">
<draw:image xlink:href="../Images/AРМІЯINFORM/2023-05-18T78-00-00-04-00/foto-1.jpeg" xlink:type="simple" xlink:show="embed" xlink:actuate="onLoad" draw:mime-type="image/jpeg"/>
</draw:frame>
</text:p>
      <text:p text:style-name="P4">
听到后，任何有意识的Vinnytsia或Vinnytsia都会扭曲寺庙的指面。 至少是。 好吧，Masha最多将指示“俄罗斯船之后”的课程。 毕竟，她记得的博物馆是一个长期存在的国家，它的状况良好，因为它是Pirogov的街道。 像医科大学：没有人更名，不可能重命名它们。 但是他坐在卡萨佩托夫卡(Katsapetovka)的一些katsapchuk，并从宿醉中听到，也将假设我们有纳粹分子。</text:p>
      <text:p text:style-name="P4">
但是，如果不利的专业院士相信这些“启示”，至少他们从电视屏幕上说，还有什么样的情况。 总的来说，扎哈罗娃认为，在世界上，“俄罗斯恶魔，他们进行“暴力乌克兰化，支持所有俄罗斯的文化”。 事实是，几个月前，Oonpoli的专家报道说，俄罗斯继续“责备乌克兰人民的塔萨莫博维特的历史，以证明战争和仇恨是合理的。” 看来，在影响炮击的乌克兰重要文化遗址中，是博物馆，图书馆和教堂。 我想提醒，这场战争的代表在这场战争年中注册了大约250个乌克兰的文化遗址，这些战争被战争受伤或摧毁了。 其中有数十个博物馆。</text:p>
      <text:p text:style-name="P4">
如果有人有一个问题，我回答什么样的魔鬼马沙对皮罗戈夫博物馆的谎言是什么样的谎言：关于乌克兰的其他事情，她是什么，她是什么，事实是什么？ 但是还有其他答案选项。 出于这种妄想，她想以某种方式派遣俄罗斯力量，俄罗斯忽略了数百个俄罗斯博物馆。 首先，在不错的语中，这是所谓的深度。</text:p>
      <text:p text:style-name="P4">
被占领城市和村庄被开除的俄罗斯人继续被打破。 在“成功被高精油中风摧毁”的物体中，有imums。 是的，种族主义者最近袭击了库班斯克博物馆纳卡尔基夫地区。 博物馆员工被杀-54岁和57岁。 他们的耕种者从瓦砾中撤出了几个小时...</text:p>
      <text:p text:style-name="P4">
News Source: <text:a xlink:type="simple" xlink:href="https://armyinform.com.ua/2023/05/18/mizhnarodnyj-den-muzeyiv-rf-prodovzhuye-rujnuvaty-j-grabuvaty-kulturnu-spadshhynu-ukrayiny/" text:style-name="Internet_20_link" text:visited-style-name="Visited_20_Internet_20_Link">
https://armyinform.com.ua/2023/05/18/mizhnarodnyj-den-muzeyiv-rf-prodovzhuye-rujnuvaty-j-grabuvaty-kulturnu-spadshhynu-ukrayiny/</text:a>
</text:p>
      <!--NEWS-->
      <text:h text:style-name="P10" text:outline-level="1">
<text:span text:style-name="T4">
乌克兰总统会见了克里米亚塔塔尔人的Majlis的代表</text:span>
</text:h>
      <text:p text:style-name="P4">
作者: ['АРМІЯINFORM']</text:p>
      <text:p text:style-name="P4">
时间: 2023-05-18T79:00:00-04:00</text:p>
      <text:p text:style-name="P4">
描述: 在Crimskotatar人民总裁乌克兰Volodymyr的Pam'yati受害者种族灭绝...与乌克兰2022年的战争，与乌克兰与乌克兰的最新新闻，今天与乌克兰2022年的新闻战争，今天与乌克兰的新闻战争，乌克兰和俄罗斯之间的战争将是一场战争，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5/1d89f13d854389a024ac05faec6f8f96_1684410067_extra_large-1.jpeg" text:style-name="Internet_20_link" text:visited-style-name="Visited_20_Internet_20_Link">
1d89f13d854389a024ac05faec6f8f96_1684410067_extra_large-1.jpeg</text:a>
']</text:p>
      <text:p text:style-name="P4">
标签: ['АР КРИМ', 'ВІЙНА', 'МЕДЖЛІС', 'ОФІС ПРЕЗИДЕНТА УКРАЇН']</text:p>
      <text:p text:style-name="P4">
类别: News</text:p>
      <!--METADATA-->
      <text:p text:style-name="P4">
<draw:frame draw:style-name="fr1" draw:name="Image352" text:anchor-type="as-char" svg:width="6.9236in" svg:height="4.604691in" draw:z-index="0">
<draw:image xlink:href="../Images/AРМІЯINFORM/2023-05-18T79-00-00-04-00/1d89f13d854389a024ac05faec6f8f96_1684410067_extra_large-1.jpeg" xlink:type="simple" xlink:show="embed" xlink:actuate="onLoad" draw:mime-type="image/jpeg"/>
</draw:frame>
在克里米亚塔塔尔人种族灭绝的受害者的那天，乌克兰总统沃迪米尔·泽伦斯基(Volodymyr Zelensky)会见了克里米亚·塔塔尔·纳罗德(Crimean Tatar Narod)的马吉利斯(Majlis)的代表。</text:p>
      <text:p text:style-name="P4">
关于它<text:a xlink:type="simple" xlink:href="https://www.president.gov.ua/news/ukrayina-robit-use-mozhlive-zadlya-zvilnennya-krimu-ta-perem-82969" text:style-name="Internet_20_link" text:visited-style-name="Visited_20_Internet_20_Link">
报告</text:a>
乌克兰总统办公室。</text:p>
      <text:p text:style-name="P4">
沃迪米尔·泽伦斯基(Volodymyr Zelensky)指出，克里米亚塔塔尔人(Crimean Tatar)的代表中，几乎一半的代表杀死了苏联当局，而幸存下来的人则试图说服他们将永远留在外国土地上，因为返回其本地克里米亚的禁令持续了数十年。</text:p>
      <text:p text:style-name="P4">
“成千上万的人被驱逐到外国。 总统说：“整个人民被剥夺了他们的家，试图抹去克里米亚的一切，这谈到了他。”</text:p>
      <text:p text:style-name="P4">
国家元首强调，今天乌克兰感觉到这种邪恶的回归，象征主义已经改变，但没有改变。</text:p>
      <text:p text:style-name="P4">
“但是这次我们将摧毁它。 无论俄罗斯在做什么，它的侵略性都在等待痛苦。 她将无法窃取克里米亚和我们州的其他任何部分。”沃迪米尔·泽伦斯基说。</text:p>
      <text:p text:style-name="P4">
据他说，5月18日 - 不仅是哀悼的那天，而且是为了恢复权利和房屋返回而合并克里米亚塔塔尔人的那天。</text:p>
      <text:p text:style-name="P4">
国家元首提议创建一个完整的纪念馆，这将让人联想到针对克里米亚塔塔尔(Crimean Tatar)和受害者的犯罪。</text:p>
      <text:p text:style-name="P4">
我们将提醒乌克兰总统批准了克里米亚和塞瓦斯托波尔的扣除和重返社会问题咨询委员会的组成。</text:p>
      <text:p text:style-name="P4">
News Source: <text:a xlink:type="simple" xlink:href="https://armyinform.com.ua/2023/05/18/prezydent-ukrayiny-zustrivsya-z-predstavnykamy-medzhlisu-krymskotatarskogo-narodu/" text:style-name="Internet_20_link" text:visited-style-name="Visited_20_Internet_20_Link">
https://armyinform.com.ua/2023/05/18/prezydent-ukrayiny-zustrivsya-z-predstavnykamy-medzhlisu-krymskotatarskogo-narodu/</text:a>
</text:p>
      <!--NEWS-->
      <text:h text:style-name="P10" text:outline-level="1">
<text:span text:style-name="T4">
Alexei Reznikov会见了美国组织更新民主倡议的代表</text:span>
</text:h>
      <text:p text:style-name="P4">
作者: ['АРМІЯINFORM']</text:p>
      <text:p text:style-name="P4">
时间: 2023-05-18T80:00:00-04:00</text:p>
      <text:p text:style-name="P4">
描述: 乌克兰Oleksii Reznikov的最低限制在Kiwivi Zustych Iz Iz代表...与乌克兰2022年的战争，与乌克兰的最新新闻战争，今天与乌克兰2022年的新闻战争，今天与乌克兰的新闻战争，乌克兰和俄罗斯之间的战争将与乌克兰之间的战争他们说，在2022年，无论是否有一年，是否会在不久的将来与乌克兰进行战争</text:p>
      <text:p text:style-name="P4">
图片: ['<text:a xlink:type="simple" xlink:href="https://armyinform.com.ua/wp-content/uploads/2023/05/a4f1aa2bbc15d41432eea37d5056d49d15a6e267.jpg" text:style-name="Internet_20_link" text:visited-style-name="Visited_20_Internet_20_Link">
a4f1aa2bbc15d41432eea37d5056d49d15a6e267.jpg</text:a>
', '<text:a xlink:type="simple" xlink:href="https://armyinform.com.ua/wp-content/uploads/2023/05/51aef72570057f716fdd95728678c98bd83bf7f1-150x150.jpg" text:style-name="Internet_20_link" text:visited-style-name="Visited_20_Internet_20_Link">
51aef72570057f716fdd95728678c98bd83bf7f1-150x150.jpg</text:a>
', '<text:a xlink:type="simple" xlink:href="https://armyinform.com.ua/wp-content/uploads/2023/05/e853d546175804e528f51fe162b06123980ed70b-150x150.jpg" text:style-name="Internet_20_link" text:visited-style-name="Visited_20_Internet_20_Link">
e853d546175804e528f51fe162b06123980ed70b-150x150.jpg</text:a>
', '<text:a xlink:type="simple" xlink:href="https://armyinform.com.ua/wp-content/uploads/2023/05/8861af316ed5c741fdc30a875f0a740a01dd8f0e-150x150.jpg" text:style-name="Internet_20_link" text:visited-style-name="Visited_20_Internet_20_Link">
8861af316ed5c741fdc30a875f0a740a01dd8f0e-150x150.jpg</text:a>
', '<text:a xlink:type="simple" xlink:href="https://armyinform.com.ua/wp-content/uploads/2023/05/02a2dd58e7d27507034e519f0bcc82a8effe74e2-150x150.jpg" text:style-name="Internet_20_link" text:visited-style-name="Visited_20_Internet_20_Link">
02a2dd58e7d27507034e519f0bcc82a8effe74e2-150x150.jpg</text:a>
', '<text:a xlink:type="simple" xlink:href="https://armyinform.com.ua/wp-content/uploads/2023/05/4ae10e45d8841fa8162a54ffdf29f36ffdaa1ca8-150x150.jpg" text:style-name="Internet_20_link" text:visited-style-name="Visited_20_Internet_20_Link">
4ae10e45d8841fa8162a54ffdf29f36ffdaa1ca8-150x150.jpg</text:a>
']</text:p>
      <text:p text:style-name="P4">
标签: ['ЗУСТРІЧ', 'ОЛЕКСІЙ РЕЗНІКОВ', 'США']</text:p>
      <text:p text:style-name="P4">
类别: News</text:p>
      <!--METADATA-->
      <text:p text:style-name="P4">
<draw:frame draw:style-name="fr1" draw:name="Image353" text:anchor-type="as-char" svg:width="6.9236in" svg:height="4.615733in" draw:z-index="0">
<draw:image xlink:href="../Images/AРМІЯINFORM/2023-05-18T80-00-00-04-00/a4f1aa2bbc15d41432eea37d5056d49d15a6e267.jpg" xlink:type="simple" xlink:show="embed" xlink:actuate="onLoad" draw:mime-type="image/jpeg"/>
</draw:frame>
乌克兰乌克兰·阿列克谢·雷兹尼科夫国防部长在基辅举行了与美国国会参议员玛丽·凯瑟琳·希特坎普(Mary Katherine Hitkamp)领导的美国非营利组织的代表。</text:p>
      <text:p text:style-name="P4">
Alexei Reznikov感谢美利坚合众国与俄罗斯入侵者作斗争的帮助，以及政府和美国人民与乌克兰并肩作战超过一年的完整规模。 为了推迟乌克兰武装部队的能力，讨论了进一步巩固俄罗斯侵略和实施双边合作的努力的问题。</text:p>
      <text:p text:style-name="P4">
国防部长向外国代表团告知了阵线的现状，这是乌克兰领土上犯罪的犯罪记录的延续。 他表达了他的信念，即给予普通命令的俄罗斯官员应承担国际刑事责任。</text:p>
      <ul>
        <li>
俄罗斯军方在乌克兰领土上的犯下和犯下的措施不能受到惩罚。 这是一个特别的国际法庭，或者将其命名为“纽伦堡-2”。 对于下一代俄罗斯人来说，这应该是一个明确而有效的论点，应该成为文明的一部分，并考虑任何复仇，即阿列克谢·雷兹尼科夫(Alexei Reznikov)。</li>
      </ul>
      <text:p text:style-name="P4">
国防部负责人强调了加强乌克兰原型防御以在我们国家建立平民的重要性，这应该保护平民人口和关键基础设施的对象。</text:p>
      <text:p text:style-name="P4">
<text:a xlink:type="simple" xlink:href="https://armyinform.com.ua/wp-content/uploads/2023/05/51aef72570057f716fdd95728678c98bd83bf7f1.jpg" text:style-name="Internet_20_link" text:visited-style-name="Visited_20_Internet_20_Link">
!(Images/AРМІЯINFORM/2023-05-18T80-00-00-04-00/51aef72570057f716fdd95728678c98bd83bf7f1-150x150.jpg)</text:a>
</text:p>
      <text:p text:style-name="P4">
<text:a xlink:type="simple" xlink:href="https://armyinform.com.ua/wp-content/uploads/2023/05/e853d546175804e528f51fe162b06123980ed70b.jpg" text:style-name="Internet_20_link" text:visited-style-name="Visited_20_Internet_20_Link">
<draw:frame draw:style-name="fr1" draw:name="Image354" text:anchor-type="as-char" svg:width="6.9236in" svg:height="6.9236in" draw:z-index="0">
<draw:image xlink:href="../Images/AРМІЯINFORM/2023-05-18T80-00-00-04-00/e853d546175804e528f51fe162b06123980ed70b-150x150.jpg" xlink:type="simple" xlink:show="embed" xlink:actuate="onLoad" draw:mime-type="image/jpeg"/>
</draw:frame>
</text:a>
</text:p>
      <text:p text:style-name="P4">
<text:a xlink:type="simple" xlink:href="https://armyinform.com.ua/wp-content/uploads/2023/05/8861af316ed5c741fdc30a875f0a740a01dd8f0e.jpg" text:style-name="Internet_20_link" text:visited-style-name="Visited_20_Internet_20_Link">
<draw:frame draw:style-name="fr1" draw:name="Image355" text:anchor-type="as-char" svg:width="6.9236in" svg:height="6.9236in" draw:z-index="0">
<draw:image xlink:href="../Images/AРМІЯINFORM/2023-05-18T80-00-00-04-00/8861af316ed5c741fdc30a875f0a740a01dd8f0e-150x150.jpg" xlink:type="simple" xlink:show="embed" xlink:actuate="onLoad" draw:mime-type="image/jpeg"/>
</draw:frame>
</text:a>
</text:p>
      <text:p text:style-name="P4">
<text:a xlink:type="simple" xlink:href="https://armyinform.com.ua/wp-content/uploads/2023/05/02a2dd58e7d27507034e519f0bcc82a8effe74e2.jpg" text:style-name="Internet_20_link" text:visited-style-name="Visited_20_Internet_20_Link">
<draw:frame draw:style-name="fr1" draw:name="Image356" text:anchor-type="as-char" svg:width="6.9236in" svg:height="6.9236in" draw:z-index="0">
<draw:image xlink:href="../Images/AРМІЯINFORM/2023-05-18T80-00-00-04-00/02a2dd58e7d27507034e519f0bcc82a8effe74e2-150x150.jpg" xlink:type="simple" xlink:show="embed" xlink:actuate="onLoad" draw:mime-type="image/jpeg"/>
</draw:frame>
</text:a>
</text:p>
      <text:p text:style-name="P4">
他还指出，乌克兰的北约维尔纽斯峰会的未来正在等待合作伙伴明确的信号，以准备接受我们的州作为联盟的正式成员。</text:p>
      <ul>
        <li>
在全面入侵俄罗斯联邦时，许多人令人难以置信。 我们得到了72个小时，说基辅会倒下。 但是，正如您所希望的那样，我们正在挣扎，我们在前面取得了成功。 这就是为什么我对我们的精通充满信心​​，并要求我们相信我们并信任我们。 乌克兰不仅是一个可靠的伙伴，而且是一个强大的国家，知道如何战斗和有效地摧毁它们。 乌克兰是真正的北约东方盾牌，这是欧盟的谷物东部盾牌。 这就是为什么在联盟中收购我国是强大的国际安全建筑体系的关键要素之一。</li>
      </ul>
      <text:p text:style-name="P4">
Alexei Reznikov强调了乌克兰征服Prime的重要性，这将允许成功地进行土地运营，特别是乌克兰领土的存款。 这就是为什么，据他认为，至少我们的捍卫者需要至少第四代捍卫俄罗斯空气恐怖主义，并随后使其成为国家防空的一部分。</text:p>
      <text:p text:style-name="P4">
美国代表对我们的国家表示支持，以及乌克兰军人在乌克兰斗争中的非凡诚信和可持续性。 玛丽·凯瑟琳·希特坎普(Mary Katherine Hitkamp)强调，一个更便捷的人的英勇不仅是一个明显的例子，不仅对美国，而且对世界而言。</text:p>
      <text:p text:style-name="P4">
<text:span text:style-name="T4">
资料来源：</text:span>
 <text:a xlink:type="simple" xlink:href="http://mil.gov.ua/news/2023/05/18/oleksij-reznikov-zustrivsya-z-predstavnikami-amerikanskoi-organizaczii-renew-democracy-initiative/" text:style-name="Internet_20_link" text:visited-style-name="Visited_20_Internet_20_Link">
乌克兰国防部</text:a>
</text:p>
      <text:p text:style-name="P4">
News Source: <text:a xlink:type="simple" xlink:href="https://armyinform.com.ua/2023/05/18/oleksij-reznikov-zustrivsya-z-predstavnykamy-amerykanskoyi-organizacziyi-renew-democracy-initiative/" text:style-name="Internet_20_link" text:visited-style-name="Visited_20_Internet_20_Link">
https://armyinform.com.ua/2023/05/18/oleksij-reznikov-zustrivsya-z-predstavnykamy-amerykanskoyi-organizacziyi-renew-democracy-initiative/</text:a>
</text:p>
      <!--NEWS-->
      <text:h text:style-name="P10" text:outline-level="1">
<text:span text:style-name="T4">
敌人试图改变基于海洋的火箭发射器中乌克兰罢工的策略-Natalia Humeniuk</text:span>
</text:h>
      <text:p text:style-name="P4">
作者: ['Володимир Віват']</text:p>
      <text:p text:style-name="P4">
时间: 2023-05-18T81:00:00-04:00</text:p>
      <text:p text:style-name="P4">
描述: Syogodni Vnochi Vorog Vorog Vorog Venshu，Netipov Zavdavnny的Netipov战术。 ，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3/04/photo_2022-11-16_13-45-44.jpg" text:style-name="Internet_20_link" text:visited-style-name="Visited_20_Internet_20_Link">
photo_2022-11-16_13-45-44.jpg</text:a>
']</text:p>
      <text:p text:style-name="P4">
标签: ['STOPRUSSIA', 'ВТОРГНЕННЯ РФ', 'ЄДИНІ НОВИНИ', 'НАТАЛІЯ ГУМЕНЮК']</text:p>
      <text:p text:style-name="P4">
类别: News</text:p>
      <!--METADATA-->
      <text:p text:style-name="P4">
<draw:frame draw:style-name="fr1" draw:name="Image357" text:anchor-type="as-char" svg:width="6.9236in" svg:height="4.61393in" draw:z-index="0">
<draw:image xlink:href="../Images/AРМІЯINFORM/2023-05-18T81-00-00-04-00/photo_2022-11-16_13-45-44.jpg" xlink:type="simple" xlink:show="embed" xlink:actuate="onLoad" draw:mime-type="image/jpeg"/>
</draw:frame>
今晚，敌人采用了稍有不同的非典型罢工策略。 以前，火箭架在火箭笔触之前的几个小时被带到了服役，这次没有火箭架在海上的火箭危险之前。</text:p>
      <text:p text:style-name="P4">
敌人航空的活动开始后，敌人立即拿出了过多的船，该船发射并立即返回基地。 因为也许害怕回应。</text:p>
      <text:p text:style-name="P4">
这是乌克兰南部国防军联合新闻新闻中心首长，乌克兰第1级Nataliagmenyuk的队长在统一新闻的空中报道了这一点。</text:p>
      <ul>
        <li>
关于策略的改变，应该指出的是，几天前，敌人试图从阿佐夫海造成打击，这是非常非典型的， - 纳塔利亚古米尼克说。  - 他们把火箭发射器的职责带到了那里，这几乎是自大规模入侵开始以来第一次。 从那里开始，他们试图提供，以检查我们防空的有效性，以应对此类挑战。 我们发现我们已经准备好采取此类行动，因此到目前为止，在这个方向上还没有更多的实验。</li>
      </ul>
      <text:p text:style-name="P4">
据该官员称，责任领域的土地局势仍然很困难，反对者的斗争仍在继续。 敌人继续发射dnieper的右岸，殴打地毯，而无需选择军事物体，破坏了定居点。</text:p>
      <ul>
        <li>
如今，几乎所有位于水切口附近的定居点都遭受了这种炮击。 我们反对左桦树对敌人的反对是因为入侵者躲在平民后面的事实使我们更加复杂。 许多内容居民不想离开家园进行强迫疏散，并对入侵者产生抵抗。 侵略者相反，暂时离开定居点，同一叶子，一个裸露的码头，一个新的卡科夫卡，然后他们自行待了他们，以后他们稍后告诉寓言，他们做了Silaborons，分享了对身体和心理压力的犯罪方法平民防御乌克兰南部。</li>
      </ul>
      <text:p text:style-name="P4">
该官员还指出，目前在黑海是一个俄罗斯的火箭架。 它是一艘配备了四个口径的潜艇。</text:p>
      <text:p text:style-name="P4">
News Source: <text:a xlink:type="simple" xlink:href="https://armyinform.com.ua/2023/05/18/vorog-namagayetsya-zminyty-taktyku-zavdavannya-udariv-po-ukrayini-z-raketonosiyiv-morskogo-bazuvannya-nataliya-gumenyuk/" text:style-name="Internet_20_link" text:visited-style-name="Visited_20_Internet_20_Link">
https://armyinform.com.ua/2023/05/18/vorog-namagayetsya-zminyty-taktyku-zavdavannya-udariv-po-ukrayini-z-raketonosiyiv-morskogo-bazuvannya-nataliya-gumenyuk/</text:a>
</text:p>
      <!--NEWS-->
      <text:h text:style-name="P10" text:outline-level="1">
<text:span text:style-name="T4">
受到驱逐出境的威胁：赫森地区的占领者强行被迫夺取俄罗斯联邦的护照</text:span>
</text:h>
      <text:p text:style-name="P4">
作者: ['АРМІЯINFORM']</text:p>
      <text:p text:style-name="P4">
时间: 2023-05-18T82:00:00-04:00</text:p>
      <text:p text:style-name="P4">
描述: Rosiyski Zagarbniki，Timchasovo的Mosetsev上的Chiniti Vindi ...与乌克兰2022年的战争，与乌克兰与乌克兰的最新新闻，今天与乌克兰的新闻战争，今天与乌克兰的新闻战争，今天将在乌克兰和俄罗斯之间发生战争，以及与乌克兰之间的战争他们说，在2022年，是否会在不久的将来与乌克兰发生战争</text:p>
      <text:p text:style-name="P4">
图片: ['<text:a xlink:type="simple" xlink:href="https://armyinform.com.ua/wp-content/uploads/2023/05/golovna-6.jpeg" text:style-name="Internet_20_link" text:visited-style-name="Visited_20_Internet_20_Link">
golovna-6.jpeg</text:a>
']</text:p>
      <text:p text:style-name="P4">
标签: ['ВІЙНА', 'ГЕНЕРАЛЬНИЙ ШТАБ ЗС УКРАЇНИ', 'ОПЕРАТИВНА ІНФОРМАЦІЯ']</text:p>
      <text:p text:style-name="P4">
类别: News</text:p>
      <!--METADATA-->
      <text:p text:style-name="P4">
<draw:frame draw:style-name="fr1" draw:name="Image358" text:anchor-type="as-char" svg:width="6.9236in" svg:height="3.86264in" draw:z-index="0">
<draw:image xlink:href="../Images/AРМІЯINFORM/2023-05-18T82-00-00-04-00/golovna-6.jpeg" xlink:type="simple" xlink:show="embed" xlink:actuate="onLoad" draw:mime-type="image/jpeg"/>
</draw:frame>
<text:span text:style-name="T4">
<text:span text:style-name="T5">
*🔥俄罗斯入侵的情况</text:span>
</text:span>
*</text:p>
      <text:p text:style-name="P4">
俄罗斯入侵者继续向赫尔森地区暂时占领的地区的当地人口施加压力。</text:p>
      <text:p text:style-name="P4">
关于这个<text:a xlink:type="simple" xlink:href="https://www.facebook.com/GeneralStaff.ua/posts/pfbid02LPFZdJpXDKMynVzQuceUSQD5hDzbsGKfMFtApK2NQcA4gW3JRyCS3dgdXNS1C7qrl" text:style-name="Internet_20_link" text:visited-style-name="Visited_20_Internet_20_Link">
被引用</text:a>
在武装部队总参谋部的运营信息中。</text:p>
      <text:p text:style-name="P4">
因此，特别是在吉尼切斯基地区，占领者被迫占领乌克兰公民<text:a xlink:type="simple" xlink:href="https://armyinform.com.ua/2020/03/10/kulgava-rosijska-pasportyzacziya/" text:style-name="Internet_20_link" text:visited-style-name="Visited_20_Internet_20_Link">
俄罗斯护照</text:a>
威胁驱逐出境。</text:p>
      <text:p text:style-name="P4">
此前，俄罗斯总统弗拉基米尔·普京(Vladimir Putin)签署了一项简化了俄罗斯国籍的法令，供乌克兰的Zaporizhzhya和Kherson地区的居民签署。 在乌克兰<text:a xlink:type="simple" xlink:href="https://armyinform.com.ua/2022/05/26/prymusova-pasportyzacziya-gromadyan-ukrayiny-na-tymchasovo-okupovanyh-terytoriyah-cze-zlochyn-minintegracziyi/" text:style-name="Internet_20_link" text:visited-style-name="Visited_20_Internet_20_Link">
命名</text:a>
这是另一种非法行为，证明了俄罗斯对乌克兰的袭击的真正目的 - 夺取了我们领土，以将自己融入俄罗斯的法律，政治和经济领域。</text:p>
      <text:p text:style-name="P4">
News Source: <text:a xlink:type="simple" xlink:href="https://armyinform.com.ua/2023/05/18/pogrozhuyut-deportacziyeyu-okupanty-na-hersonshhyni-nasylno-zmushuyut-braty-pasporty-rf/" text:style-name="Internet_20_link" text:visited-style-name="Visited_20_Internet_20_Link">
https://armyinform.com.ua/2023/05/18/pogrozhuyut-deportacziyeyu-okupanty-na-hersonshhyni-nasylno-zmushuyut-braty-pasporty-rf/</text:a>
</text:p>
      <!--NEWS-->
      <text:h text:style-name="P10" text:outline-level="1">
<text:span text:style-name="T4">
在卡霍夫斯基地区，占领者定居在平民的家中</text:span>
</text:h>
      <text:p text:style-name="P4">
作者: ['АРМІЯINFORM']</text:p>
      <text:p text:style-name="P4">
时间: 2023-05-18T83:00:00-04:00</text:p>
      <text:p text:style-name="P4">
描述: 直到定居点的正方形，卡科夫斯基地区，敌人的力量还活着。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5/225ec21-4645ff4-okupatsiya-krym690.jpg" text:style-name="Internet_20_link" text:visited-style-name="Visited_20_Internet_20_Link">
225ec21-4645ff4-okupatsiya-krym690.jpg</text:a>
']</text:p>
      <text:p text:style-name="P4">
标签: ['ГЕНЕРАЛЬНИЙ ШТАБ ЗС УКРАЇНИ', 'КАХОВКА', 'ОПЕРАТИВНА ІНФОРМАЦІЯ', 'ХЕРСОНЩИНА']</text:p>
      <text:p text:style-name="P4">
类别: News</text:p>
      <!--METADATA-->
      <text:p text:style-name="P4">
<draw:frame draw:style-name="fr1" draw:name="Image359" text:anchor-type="as-char" svg:width="6.9236in" svg:height="3.883237in" draw:z-index="0">
<draw:image xlink:href="../Images/AРМІЯINFORM/2023-05-18T83-00-00-04-00/225ec21-4645ff4-okupatsiya-krym690.jpg" xlink:type="simple" xlink:show="embed" xlink:actuate="onLoad" draw:mime-type="image/jpeg"/>
</draw:frame>
<text:span text:style-name="T4">
<text:span text:style-name="T5">
*🔥俄罗斯入侵的情况</text:span>
</text:span>
*</text:p>
      <text:p text:style-name="P4">
卡科夫斯基区的敌人力量抵达了卡科夫斯基地区的某些定居点。</text:p>
      <text:p text:style-name="P4">
关于这个<text:a xlink:type="simple" xlink:href="https://www.facebook.com/GeneralStaff.ua/posts/pfbid02LPFZdJpXDKMynVzQuceUSQD5hDzbsGKfMFtApK2NQcA4gW3JRyCS3dgdXNS1C7qrl" text:style-name="Internet_20_link" text:visited-style-name="Visited_20_Internet_20_Link">
被引用</text:a>
在武装部队总参谋部的运营信息中。</text:p>
      <text:p text:style-name="P4">
“入侵者不仅被安置在自由住宅中，而且还定居在Denarazi住宅中。 愤慨的人受到生存的威胁。”信息写道。</text:p>
      <text:p text:style-name="P4">
总参谋部补充说，最近，敌人加强了临时捕获的赫森地区的反情绪。</text:p>
      <text:p text:style-name="P4">
在定居点​​之间的道路上，检查站的数量显着增加，并且对电话的内容进行了特殊的审核。</text:p>
      <text:p text:style-name="P4">
News Source: <text:a xlink:type="simple" xlink:href="https://armyinform.com.ua/2023/05/18/u-kahovskomu-rajoni-okupanty-zaselyayutsya-v-budynky-do-myrnyh-zhyteliv/" text:style-name="Internet_20_link" text:visited-style-name="Visited_20_Internet_20_Link">
https://armyinform.com.ua/2023/05/18/u-kahovskomu-rajoni-okupanty-zaselyayutsya-v-budynky-do-myrnyh-zhyteliv/</text:a>
</text:p>
      <!--NEWS-->
      <text:h text:style-name="P10" text:outline-level="1">
<text:span text:style-name="T4">
安娜·马利亚（Anna Malyar</text:span>
</text:h>
      <text:p text:style-name="P4">
作者: ['АРМІЯINFORM']</text:p>
      <text:p text:style-name="P4">
时间: 2023-05-18T84:00:00-04:00</text:p>
      <text:p text:style-name="P4">
描述: 敌人从他自己保留的一部分撤离巴赫穆蒂（Bakhmuti）之后，他只是撒了丑陋的。。。乌克兰与俄罗斯之间会发生战争吗？当与乌克兰在2022年与乌克兰的战争何时会在不久在俄罗斯的乌克兰媒体</text:p>
      <text:p text:style-name="P4">
图片: ['<text:a xlink:type="simple" xlink:href="https://armyinform.com.ua/wp-content/uploads/2023/05/photo_5417880830933584900_x.jpg" text:style-name="Internet_20_link" text:visited-style-name="Visited_20_Internet_20_Link">
photo_5417880830933584900_x.jpg</text:a>
']</text:p>
      <text:p text:style-name="P4">
标签: ['БАХМУТ', 'БОЇ ЗА БАХМУТ', 'ВІЙНА', 'ГАННА МАЛЯР']</text:p>
      <text:p text:style-name="P4">
类别: News</text:p>
      <!--METADATA-->
      <text:p text:style-name="P4">
<draw:frame draw:style-name="fr1" draw:name="Image360" text:anchor-type="as-char" svg:width="6.9236in" svg:height="3.956343in" draw:z-index="0">
<draw:image xlink:href="../Images/AРМІЯINFORM/2023-05-18T84-00-00-04-00/photo_5417880830933584900_x.jpg" xlink:type="simple" xlink:show="embed" xlink:actuate="onLoad" draw:mime-type="image/jpeg"/>
</draw:frame>
敌人把他在巴赫穆特的大部分储备都大大增加，并大大增加了分组。 如今，俄罗斯联邦袭击了巴赫穆特，但我们的胸部攻击都反映了。</text:p>
      <text:p text:style-name="P4">
关于乌克兰国防部副部长安娜·马里亚尔<text:a xlink:type="simple" xlink:href="https://t.me/annamaliar/764" text:style-name="Internet_20_link" text:visited-style-name="Visited_20_Internet_20_Link">
写道</text:a>
在电报中。</text:p>
      <text:p text:style-name="P4">
据她说，到目前为止，我们控制了巴赫穆特的西南部。</text:p>
      <text:p text:style-name="P4">
“ <text:span text:style-name="T4">
在北部的郊区</text:span>
 <text:span text:style-name="T4">
来自巴赫穆特的北部</text:span>
 **敌人也遭到袭击。 攻击。 在某些地区，有500米的推广。</text:p>
      <text:p text:style-name="P4">
<text:span text:style-name="T4">
白天在南部的Bakhmut郊区</text:span>
发生了激烈的战斗。 敌人继续进攻，试图返回失去的领土，但无法执行他的任务。 在某些地区，我们的部队前进了1公里。”她说。</text:p>
      <text:p text:style-name="P4">
安娜·马里亚尔(Anna Malyar)强调，巴赫穆特(Bakhmut)的辩护的军事任务及其存在。</text:p>
      <text:p text:style-name="P4">
她强调说：“我们目前正在为一些计划中的行动获胜。”</text:p>
      <text:p text:style-name="P4">
乌克兰国防部副部长补充说，霍蒂西亚的指挥(其责任巴赫穆特方向)控制了局势。</text:p>
      <text:p text:style-name="P4">
News Source: <text:a xlink:type="simple" xlink:href="https://armyinform.com.ua/2023/05/18/ganna-malyar-pro-sytuacziyu-u-bahmuti-vsi-ataky-rf-vidbyti-na-okremyh-dilyankah-ye-prosuvannya/" text:style-name="Internet_20_link" text:visited-style-name="Visited_20_Internet_20_Link">
https://armyinform.com.ua/2023/05/18/ganna-malyar-pro-sytuacziyu-u-bahmuti-vsi-ataky-rf-vidbyti-na-okremyh-dilyankah-ye-prosuvannya/</text:a>
</text:p>
      <!--NEWS-->
      <text:h text:style-name="P10" text:outline-level="1">
<text:span text:style-name="T4">
Mapa-Embroidery，陶瓷锅的“野生场”和对俄罗斯侵略的抵抗：就像在Dniep​​er庆祝刺绣的那天一样</text:span>
</text:h>
      <text:p text:style-name="P4">
作者: ['Олександр Колесник']</text:p>
      <text:p text:style-name="P4">
时间: 2023-05-18T85:00:00-04:00</text:p>
      <text:p text:style-name="P4">
描述: 在vishivanki 15 Tysyach Mistyan的DNIEPRE上，在爱丁人的Porivis中，Gimn Uknian与2022年与乌克兰的战争进行了……与乌克兰的战争是今天的最新新闻，与乌克兰2022年的新闻战是今天的最后一场。乌克兰与俄罗斯之间会发生战争吗？乌克兰在2022年与乌克兰的战争将在不久的将来与乌克兰发生战争，他们说，与乌克兰的战争，今天的乌克兰新闻，乌克兰的新闻，乌克兰的新闻俄罗斯的乌克兰媒体</text:p>
      <text:p text:style-name="P4">
图片: ['<text:a xlink:type="simple" xlink:href="https://armyinform.com.ua/wp-content/uploads/2023/05/vyshyvanka.jpg" text:style-name="Internet_20_link" text:visited-style-name="Visited_20_Internet_20_Link">
vyshyvanka.jpg</text:a>
', '<text:a xlink:type="simple" xlink:href="https://armyinform.com.ua/wp-content/uploads/2023/05/vyshyvanka_04-150x150.jpg" text:style-name="Internet_20_link" text:visited-style-name="Visited_20_Internet_20_Link">
vyshyvanka_04-150x150.jpg</text:a>
', '<text:a xlink:type="simple" xlink:href="https://armyinform.com.ua/wp-content/uploads/2023/05/vyshyvanka_1-150x150.jpg" text:style-name="Internet_20_link" text:visited-style-name="Visited_20_Internet_20_Link">
vyshyvanka_1-150x150.jpg</text:a>
', '<text:a xlink:type="simple" xlink:href="https://armyinform.com.ua/wp-content/uploads/2023/05/vyshyvanka_05-150x150.jpg" text:style-name="Internet_20_link" text:visited-style-name="Visited_20_Internet_20_Link">
vyshyvanka_05-150x150.jpg</text:a>
', '<text:a xlink:type="simple" xlink:href="https://armyinform.com.ua/wp-content/uploads/2023/05/vyshyvanka_001-150x150.jpg" text:style-name="Internet_20_link" text:visited-style-name="Visited_20_Internet_20_Link">
vyshyvanka_001-150x150.jpg</text:a>
', '<text:a xlink:type="simple" xlink:href="https://armyinform.com.ua/wp-content/uploads/2023/05/vyshyvanka_2-150x150.jpg" text:style-name="Internet_20_link" text:visited-style-name="Visited_20_Internet_20_Link">
vyshyvanka_2-150x150.jpg</text:a>
', '<text:a xlink:type="simple" xlink:href="https://armyinform.com.ua/wp-content/uploads/2023/05/vyshyvanka_03-150x150.jpg" text:style-name="Internet_20_link" text:visited-style-name="Visited_20_Internet_20_Link">
vyshyvanka_03-150x150.jpg</text:a>
']</text:p>
      <text:p text:style-name="P4">
标签: ['ДЕНЬ ВИШИВАНКИ']</text:p>
      <text:p text:style-name="P4">
类别: News</text:p>
      <!--METADATA-->
      <text:p text:style-name="P4">
<draw:frame draw:style-name="fr1" draw:name="Image361" text:anchor-type="as-char" svg:width="6.9236in" svg:height="3.506314in" draw:z-index="0">
<draw:image xlink:href="../Images/AРМІЯINFORM/2023-05-18T85-00-00-04-00/vyshyvanka.jpg" xlink:type="simple" xlink:show="embed" xlink:actuate="onLoad" draw:mime-type="image/jpeg"/>
</draw:frame>
在刺绣当天的矮人中，有15,000个当地人唱着赞美诗和乌克兰的民歌“哦，在红色氛围的草地上!”  - 在俄罗斯侵略中对乌克兰人抵抗的真正象征。 他们加入了这个大规模的行动 - 该市体育设施的员工的一般和艺术学校的老师和学生。</text:p>
      <text:p text:style-name="P4">
在城市的刺绣日也布置了一张刺绣地图。 安装“ Vyshivankadnip”是乌克兰的地图，由儿童图纸组成。</text:p>
      <text:p text:style-name="P4">
这些图纸中的每一个都是来自乌克兰特定地区的刺绣装饰品。MAPA尺寸十二乘8米，由25个乌克兰-24地区的行政部队组成，以及克里米亚自主共和国。</text:p>
      <text:p text:style-name="P4">
参与者自己正在寻找必要区域的装饰品，并确定自己的确定，这在图片中在风格上反映了它。 在节日活动中，提出了“刺绣花”的安装 - 乌克兰不同地区采矿的图纸组成。 总共，参与者创建了600张刺绣恒星图纸。</text:p>
      <text:p text:style-name="P4">
<text:a xlink:type="simple" xlink:href="https://armyinform.com.ua/wp-content/uploads/2023/05/vyshyvanka_04.jpg" text:style-name="Internet_20_link" text:visited-style-name="Visited_20_Internet_20_Link">
!(Images/AРМІЯINFORM/2023-05-18T85-00-00-04-00/vyshyvanka_04-150x150.jpg)</text:a>
</text:p>
      <text:p text:style-name="P4">
<text:a xlink:type="simple" xlink:href="https://armyinform.com.ua/wp-content/uploads/2023/05/vyshyvanka_1.jpg" text:style-name="Internet_20_link" text:visited-style-name="Visited_20_Internet_20_Link">
<draw:frame draw:style-name="fr1" draw:name="Image362" text:anchor-type="as-char" svg:width="6.9236in" svg:height="6.9236in" draw:z-index="0">
<draw:image xlink:href="../Images/AРМІЯINFORM/2023-05-18T85-00-00-04-00/vyshyvanka_1-150x150.jpg" xlink:type="simple" xlink:show="embed" xlink:actuate="onLoad" draw:mime-type="image/jpeg"/>
</draw:frame>
</text:a>
</text:p>
      <text:p text:style-name="P4">
<text:a xlink:type="simple" xlink:href="https://armyinform.com.ua/wp-content/uploads/2023/05/vyshyvanka_05.jpg" text:style-name="Internet_20_link" text:visited-style-name="Visited_20_Internet_20_Link">
<draw:frame draw:style-name="fr1" draw:name="Image363" text:anchor-type="as-char" svg:width="6.9236in" svg:height="6.9236in" draw:z-index="0">
<draw:image xlink:href="../Images/AРМІЯINFORM/2023-05-18T85-00-00-04-00/vyshyvanka_05-150x150.jpg" xlink:type="simple" xlink:show="embed" xlink:actuate="onLoad" draw:mime-type="image/jpeg"/>
</draw:frame>
</text:a>
</text:p>
      <text:p text:style-name="P4">
<text:a xlink:type="simple" xlink:href="https://armyinform.com.ua/wp-content/uploads/2023/05/vyshyvanka_001.jpg" text:style-name="Internet_20_link" text:visited-style-name="Visited_20_Internet_20_Link">
<draw:frame draw:style-name="fr1" draw:name="Image364" text:anchor-type="as-char" svg:width="6.9236in" svg:height="6.9236in" draw:z-index="0">
<draw:image xlink:href="../Images/AРМІЯINFORM/2023-05-18T85-00-00-04-00/vyshyvanka_001-150x150.jpg" xlink:type="simple" xlink:show="embed" xlink:actuate="onLoad" draw:mime-type="image/jpeg"/>
</draw:frame>
</text:a>
</text:p>
      <text:p text:style-name="P4">
<text:a xlink:type="simple" xlink:href="https://armyinform.com.ua/wp-content/uploads/2023/05/vyshyvanka_2.jpg" text:style-name="Internet_20_link" text:visited-style-name="Visited_20_Internet_20_Link">
<draw:frame draw:style-name="fr1" draw:name="Image365" text:anchor-type="as-char" svg:width="6.9236in" svg:height="6.9236in" draw:z-index="0">
<draw:image xlink:href="../Images/AРМІЯINFORM/2023-05-18T85-00-00-04-00/vyshyvanka_2-150x150.jpg" xlink:type="simple" xlink:show="embed" xlink:actuate="onLoad" draw:mime-type="image/jpeg"/>
</draw:frame>
</text:a>
</text:p>
      <text:p text:style-name="P4">
<text:a xlink:type="simple" xlink:href="https://armyinform.com.ua/wp-content/uploads/2023/05/vyshyvanka_03.jpg" text:style-name="Internet_20_link" text:visited-style-name="Visited_20_Internet_20_Link">
<draw:frame draw:style-name="fr1" draw:name="Image366" text:anchor-type="as-char" svg:width="6.9236in" svg:height="6.9236in" draw:z-index="0">
<draw:image xlink:href="../Images/AРМІЯINFORM/2023-05-18T85-00-00-04-00/vyshyvanka_03-150x150.jpg" xlink:type="simple" xlink:show="embed" xlink:actuate="onLoad" draw:mime-type="image/jpeg"/>
</draw:frame>
</text:a>
此外，在假期之际，在区域中心开设了一篇新文章 - 年轻的德尼普罗夫斯基雕塑家纳迪奥特贾(Nadiyotja)和菲福特·布什曼(Fyodor Bushman)的作者的陶瓷帕诺“野生场”。值得注意的是，Dnipropetrovsk地区的刺绣故事非常有趣。 它的个体装饰品出现在上个世纪初。</text:p>
      <text:p text:style-name="P4">
_opto的作者和文化系人道主义政策部门理事会。</text:p>
      <text:p text:style-name="P4">
News Source: <text:a xlink:type="simple" xlink:href="https://armyinform.com.ua/2023/05/18/mapa-vyshyvanka-keramichne-pano-dyke-pole-ta-spiv-sprotyvu-rosijskij-agresiyi-yak-u-dnipri-vidznachayut-den-vyshyvanky/" text:style-name="Internet_20_link" text:visited-style-name="Visited_20_Internet_20_Link">
https://armyinform.com.ua/2023/05/18/mapa-vyshyvanka-keramichne-pano-dyke-pole-ta-spiv-sprotyvu-rosijskij-agresiyi-yak-u-dnipri-vidznachayut-den-vyshyvanky/</text:a>
</text:p>
      <!--NEWS-->
      <text:h text:style-name="P10" text:outline-level="1">
<text:span text:style-name="T4">
“记住故事 - 我们返回领土”：过去和未来克里米亚</text:span>
</text:h>
      <text:p text:style-name="P4">
作者: ['Світлана Кирган']</text:p>
      <text:p text:style-name="P4">
时间: 2023-05-18T86:00:00-04:00</text:p>
      <text:p text:style-name="P4">
描述: Syogodn这是他们在被驱逐出境的时刻的79块岩石 - 一场...与乌克兰2022的战争，与乌克兰的战争是今天的最新消息，这是与乌克兰2022年的新闻战争，这是乌克兰和俄罗斯的最后一场新闻，当，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5/golovna-59.jpg" text:style-name="Internet_20_link" text:visited-style-name="Visited_20_Internet_20_Link">
golovna-59.jpg</text:a>
', '<text:a xlink:type="simple" xlink:href="https://armyinform.com.ua/wp-content/uploads/2023/05/foto-1-12.jpg" text:style-name="Internet_20_link" text:visited-style-name="Visited_20_Internet_20_Link">
foto-1-12.jpg</text:a>
', '<text:a xlink:type="simple" xlink:href="https://armyinform.com.ua/wp-content/uploads/2023/05/foto-2-16.jpg" text:style-name="Internet_20_link" text:visited-style-name="Visited_20_Internet_20_Link">
foto-2-16.jpg</text:a>
', '<text:a xlink:type="simple" xlink:href="https://armyinform.com.ua/wp-content/uploads/2023/05/foto-3-15.jpg" text:style-name="Internet_20_link" text:visited-style-name="Visited_20_Internet_20_Link">
foto-3-15.jpg</text:a>
', '<text:a xlink:type="simple" xlink:href="https://armyinform.com.ua/wp-content/uploads/2023/05/foto-4-11.jpg" text:style-name="Internet_20_link" text:visited-style-name="Visited_20_Internet_20_Link">
foto-4-11.jpg</text:a>
', '<text:a xlink:type="simple" xlink:href="https://armyinform.com.ua/wp-content/uploads/2023/05/foto-5-7.jpg" text:style-name="Internet_20_link" text:visited-style-name="Visited_20_Internet_20_Link">
foto-5-7.jpg</text:a>
', '<text:a xlink:type="simple" xlink:href="https://armyinform.com.ua/wp-content/uploads/2023/05/foto-6-8.jpg" text:style-name="Internet_20_link" text:visited-style-name="Visited_20_Internet_20_Link">
foto-6-8.jpg</text:a>
', '<text:a xlink:type="simple" xlink:href="https://armyinform.com.ua/wp-content/uploads/2023/05/foto-7-5.jpg" text:style-name="Internet_20_link" text:visited-style-name="Visited_20_Internet_20_Link">
foto-7-5.jpg</text:a>
', '<text:a xlink:type="simple" xlink:href="https://armyinform.com.ua/wp-content/uploads/2023/05/foto-8-3-150x150.jpg" text:style-name="Internet_20_link" text:visited-style-name="Visited_20_Internet_20_Link">
foto-8-3-150x150.jpg</text:a>
', '<text:a xlink:type="simple" xlink:href="https://armyinform.com.ua/wp-content/uploads/2023/05/foto-9-2-1-150x150.jpg" text:style-name="Internet_20_link" text:visited-style-name="Visited_20_Internet_20_Link">
foto-9-2-1-150x150.jpg</text:a>
', '<text:a xlink:type="simple" xlink:href="https://armyinform.com.ua/wp-content/uploads/2023/05/foto-10-2.jpg" text:style-name="Internet_20_link" text:visited-style-name="Visited_20_Internet_20_Link">
foto-10-2.jpg</text:a>
', '<text:a xlink:type="simple" xlink:href="https://armyinform.com.ua/wp-content/uploads/2023/05/foto-11-2.jpg" text:style-name="Internet_20_link" text:visited-style-name="Visited_20_Internet_20_Link">
foto-11-2.jpg</text:a>
', '<text:a xlink:type="simple" xlink:href="https://armyinform.com.ua/wp-content/uploads/2023/05/foto-12-1.jpg" text:style-name="Internet_20_link" text:visited-style-name="Visited_20_Internet_20_Link">
foto-12-1.jpg</text:a>
']</text:p>
      <text:p text:style-name="P4">
标签: ['АР КРИМ', 'КРИМСЬКІ ТАТАРИ']</text:p>
      <text:p text:style-name="P4">
类别: News</text:p>
      <!--METADATA-->
      <text:p text:style-name="P4">
<draw:frame draw:style-name="fr1" draw:name="Image367" text:anchor-type="as-char" svg:width="6.9236in" svg:height="4.408025in" draw:z-index="0">
<draw:image xlink:href="../Images/AРМІЯINFORM/2023-05-18T86-00-00-04-00/golovna-59.jpg" xlink:type="simple" xlink:show="embed" xlink:actuate="onLoad" draw:mime-type="image/jpeg"/>
</draw:frame>
如今，自从被迫驱逐出苏联极权政权最恐怖的犯罪之一以来，他已经79岁了。 男性日，按独裁者约瑟夫·斯大林(Joseph Stalin)的命令，将约20万克里米亚的tatar驱逐出境，在铁路马车上驱逐出境，从外国人到东亚，数千公里。 这是苏联入侵者对族裔清除和克里米亚人民的迫害的高潮。</text:p>
      <text:p text:style-name="P4">
象征性的是，今天对Genocukrim Tatar人民的受害者的记忆“记住历史 - 我们返回了由乌克兰申诉专员办公室组织的领土” Zmina人权中心。</text:p>
      <text:h text:style-name="P12" text:outline-level="3">
<text:span text:style-name="T4">
<text:span text:style-name="T4">
在苏联历史上发生的最大的种族灭绝战争罪</text:span>
</text:span>
</text:h>
      <text:p text:style-name="P4">
乌克兰Verkhovna Rada的专员Dmitry Lubinets讲述了为什么他们精确地选择了该活动的地方，以及对克里米亚TaTars的Elaboular多少。</text:p>
      <text:p text:style-name="P4">
<draw:frame draw:style-name="fr1" draw:name="Image368" text:anchor-type="as-char" svg:width="6.9236in" svg:height="4.136851in" draw:z-index="0">
<draw:image xlink:href="../Images/AРМІЯINFORM/2023-05-18T86-00-00-04-00/foto-1-12.jpg" xlink:type="simple" xlink:show="embed" xlink:actuate="onLoad" draw:mime-type="image/jpeg"/>
</draw:frame>
 - 每年5月18日，全世界都会庆祝Genocchukrim Tatar人民的受害者。 在准备此事件时，我们很久以来就学会了为此选择哪个对象。 坦率地说，在车站上举行活动并不容易 - 这并不容易，因为很明显，对于克里米亚的塔塔尔来说，铁路是一个悲惨的故事。 然而，阿莱维斯(Alevese)来自我们必须忘记的历史上最悲惨的页面。 我们需要记住它们，所以今天我们在这里了解那些被自己的病房扔出来的人，简单地像牛一样，在铁路汽车上，派出了难以理解的方向，没有人知道什么是什么在那里等待。 实际上，不幸的是，在苏联历史上发生的大屠杀的大战犯罪并没有对此进行任何惩罚。</text:p>
      <text:p text:style-name="P4">
乌克兰埃米内·迪扎帕罗娃(Emine Dzhaparova)的第一任副外交大臣讲述了他一生的生动记忆，他的童年涉及被占领的一半的童年，并且可以为当前的“克里米亚课”提供喉舌。</text:p>
      <text:p text:style-name="P4">
<draw:frame draw:style-name="fr1" draw:name="Image369" text:anchor-type="as-char" svg:width="6.9236in" svg:height="4.477261in" draw:z-index="0">
<draw:image xlink:href="../Images/AРМІЯINFORM/2023-05-18T86-00-00-04-00/foto-2-16.jpg" xlink:type="simple" xlink:show="embed" xlink:actuate="onLoad" draw:mime-type="image/jpeg"/>
</draw:frame>
</text:p>
      <text:p text:style-name="P4">
她还记得，她的所有大家庭每年都聚集在一起，从中央广场的克里米亚各个角落的人们在一起，祈祷现在禁止半岛的占领力。</text:p>
      <text:p text:style-name="P4">
<draw:frame draw:style-name="fr1" draw:name="Image370" text:anchor-type="as-char" svg:width="6.9236in" svg:height="4.615733in" draw:z-index="0">
<draw:image xlink:href="../Images/AРМІЯINFORM/2023-05-18T86-00-00-04-00/foto-3-15.jpg" xlink:type="simple" xlink:show="embed" xlink:actuate="onLoad" draw:mime-type="image/jpeg"/>
</draw:frame>
顺便说一句，在活动期间，发生了克里米亚塔塔尔语中所有人的共同祈祷。  <draw:frame draw:style-name="fr1" draw:name="Image371" text:anchor-type="as-char" svg:width="6.9236in" svg:height="4.32725in" draw:z-index="0">
<draw:image xlink:href="../Images/AРМІЯINFORM/2023-05-18T86-00-00-04-00/foto-4-11.jpg" xlink:type="simple" xlink:show="embed" xlink:actuate="onLoad" draw:mime-type="image/jpeg"/>
</draw:frame>
在此活动中，塔什克·塔什卡(Tashke-Tashkasai Artperfomans)也发生了。在此期间，与会者听到了13岁的少年Narimanakazenbash的日记中的摘录，该日记在1944年被克里米亚(Crimea)与其他克里米亚塔塔尔(Crimean Tatars)一起驱逐出境。</text:p>
      <text:h text:style-name="P12" text:outline-level="3">
<text:span text:style-name="T4">
<text:span text:style-name="T4">
“我们只是有义务扣除乌克兰克里米亚” </text:span>
</text:span>
</text:h>
      <text:p text:style-name="P4">
该活动的另一位嘉宾是乌克兰伊里娜·弗雷什库克(Irina Vereshchuk)暂时占领领土的重返社会的维奇雷米尔(Viceremier)少数人，他在重新建构和占领克里姆(Krym)中的土著人民的作用和重要性方面决心。</text:p>
      <text:p text:style-name="P4">
<draw:frame draw:style-name="fr1" draw:name="Image372" text:anchor-type="as-char" svg:width="6.9236in" svg:height="4.615733in" draw:z-index="0">
<draw:image xlink:href="../Images/AРМІЯINFORM/2023-05-18T86-00-00-04-00/foto-5-7.jpg" xlink:type="simple" xlink:show="embed" xlink:actuate="onLoad" draw:mime-type="image/jpeg"/>
</draw:frame>
 - 我们只是有义务扣除乌克兰克里米亚并恢复乌克兰的国家。 我们繁殖了每个人在极权制度中抗拒的每个人，这是年轻一代的再生。 我们需要考虑在土著居民看到的情况下恢复克里米亚。 这是我们乌克兰国家和了解精神和地球的传统的结合，即越来越需要半岛的感觉，需要土著人民。 正是这种较大的组合不允许我们嘲笑我们，进行种族灭绝，并认为这一切都会有罪不罚。 Irina Vereshchuk说，我们一定会恢复我们的乌克兰克里米亚。</text:p>
      <text:p text:style-name="P4">
**</text:p>
      <text:p text:style-name="P4">
另请阅读：</text:p>
      <text:p text:style-name="P4">
** <text:a xlink:type="simple" xlink:href="https://armyinform.com.ua/2023/05/11/my-pochaly-robotu-nad-formuvannyam-kadrovogo-rezervu-na-deokupovanyh-terytoriyah-iryna-vereshhuk/" text:style-name="Internet_20_link" text:visited-style-name="Visited_20_Internet_20_Link">
<text:span text:style-name="T4">
我们开始研究领土上的人员保护区-Irina Vereshchuk </text:span>
</text:a>
副部长通过了著名的公众人物伊甸·贝基罗夫(Eden Bekirov)的孙女罗莎莉·贝基罗夫(Rosalie Bekirov-a)16岁的克里米亚·塔塔尔(Crimean Tatar)一词。 她的家人迁移到克里米亚，去年2月，一个女孩和母亲和祖母一起从霍森地区再次逃离敌人。</text:p>
      <text:p text:style-name="P4">
目前，他学得很愉快，为在法律学院的一所大学进行考试做准备，并且是克里米亚塔塔尔青年运动的活动家。</text:p>
      <text:h text:style-name="P12" text:outline-level="3">
<text:span text:style-name="T4">
<text:span text:style-name="T4">
从青年开始需要克里米亚恢复</text:span>
</text:span>
</text:h>
      <text:p text:style-name="P4">
<draw:frame draw:style-name="fr1" draw:name="Image373" text:anchor-type="as-char" svg:width="6.9236in" svg:height="4.615733in" draw:z-index="0">
<draw:image xlink:href="../Images/AРМІЯINFORM/2023-05-18T86-00-00-04-00/foto-6-8.jpg" xlink:type="simple" xlink:show="embed" xlink:actuate="onLoad" draw:mime-type="image/jpeg"/>
</draw:frame>
 - 今天我被问到我看到了克里米亚吗？ 首先，我看到一个开花，独立和乌克兰国旗。 我认为有必要与年轻人一起开始克里米亚的建设。 也就是说，从优质的教育和定性休闲开始。 另外，我们不应该忘记，他们中的大多数人在入侵的俄罗斯国旗下生活在一生中。</text:p>
      <text:p text:style-name="P4">
顺便说一句，她的曾祖父于1944年被克里米亚驱逐出境。 在三代人中，实际驱逐出境又是。</text:p>
      <text:h text:style-name="P12" text:outline-level="3">
<text:span text:style-name="T4">
<text:span text:style-name="T4">
创建一个将让人想起犯罪的纪念馆，在克里米亚tatars对面犯下的犯罪</text:span>
</text:span>
</text:h>
      <text:p text:style-name="P4">
在讨论期间，克里米亚瓦夫顿尼共和国塔米尔·塔沙夫(Tamil Tashev)女士的乌克兰总统的常任代表，他谈到了今天的乌克兰乌克兰沃罗迪米尔·泽伦斯基(Ukraine Volodymyr Zelensky)总统的学生，并与Majlisukhrim Tatar People的代表一起。</text:p>
      <text:p text:style-name="P4">
<draw:frame draw:style-name="fr1" draw:name="Image374" text:anchor-type="as-char" svg:width="6.9236in" svg:height="4.615733in" draw:z-index="0">
<draw:image xlink:href="../Images/AРМІЯINFORM/2023-05-18T86-00-00-04-00/foto-7-5.jpg" xlink:type="simple" xlink:show="embed" xlink:actuate="onLoad" draw:mime-type="image/jpeg"/>
</draw:frame>
 - 这是一项令人难以置信的强大事件，再次证明了乌克兰人民执事的团结，以及克里米亚tatars在州一级的可见性及其在国家生活中的积极参与。 总统宣布，他签署了DE占领咨询委员会的法令。</text:p>
      <text:p text:style-name="P4">
**</text:p>
      <text:p text:style-name="P4">
另请阅读：</text:p>
      <text:p text:style-name="P4">
*!(https://armyinform.com.ua/2023/04/26/pershochergovi-kroky-pislya-deokupacziyi-krymu-u-kyyevi-vidbuvsya-molodizhnyj-forum-krym-wave/)</text:p>
      <text:p text:style-name="P4">
<text:a xlink:type="simple" xlink:href="https://armyinform.com.ua/wp-content/uploads/2023/05/foto-8-3.jpg" text:style-name="Internet_20_link" text:visited-style-name="Visited_20_Internet_20_Link">
<draw:frame draw:style-name="fr1" draw:name="Image375" text:anchor-type="as-char" svg:width="6.9236in" svg:height="6.9236in" draw:z-index="0">
<draw:image xlink:href="../Images/AРМІЯINFORM/2023-05-18T86-00-00-04-00/foto-8-3-150x150.jpg" xlink:type="simple" xlink:show="embed" xlink:actuate="onLoad" draw:mime-type="image/jpeg"/>
</draw:frame>
</text:a>
Refat Chubarov</text:p>
      <text:p text:style-name="P4">
<text:a xlink:type="simple" xlink:href="https://armyinform.com.ua/wp-content/uploads/2023/05/foto-9-2-1.jpg" text:style-name="Internet_20_link" text:visited-style-name="Visited_20_Internet_20_Link">
<draw:frame draw:style-name="fr1" draw:name="Image376" text:anchor-type="as-char" svg:width="6.9236in" svg:height="6.9236in" draw:z-index="0">
<draw:image xlink:href="../Images/AРМІЯINFORM/2023-05-18T86-00-00-04-00/foto-9-2-1-150x150.jpg" xlink:type="simple" xlink:show="embed" xlink:actuate="onLoad" draw:mime-type="image/jpeg"/>
</draw:frame>
</text:a>
Skender Bariyev</text:p>
      <text:p text:style-name="P4">
活动期间有很多演讲者和客人。 其中包括克里米亚·塔塔尔(Crimean Tatar)人民Refat Chubarov的负责人，Majlisukhrim Tatar People的成员，克里米亚塔塔尔资源中心Skender Bariyev的董事会主席，历史学家，分析师，分析师，新闻记者，新闻记者和代表。</text:p>
      <text:p text:style-name="P4">
<draw:frame draw:style-name="fr1" draw:name="Image377" text:anchor-type="as-char" svg:width="6.9236in" svg:height="4.027227in" draw:z-index="0">
<draw:image xlink:href="../Images/AРМІЯINFORM/2023-05-18T86-00-00-04-00/foto-10-2.jpg" xlink:type="simple" xlink:show="embed" xlink:actuate="onLoad" draw:mime-type="image/jpeg"/>
</draw:frame>
 - 与今天相似，我们看到俄罗斯继续其政策，而入侵的行动正试图奴役Cherkom Tatar人民。 今天与他们团结在一起 - 我们将展示统一，权力和唯一与我们共同的敌人 - 俄罗斯的战线。 如今，该组织正在制定许多有关克里米亚占领，与生根人合作的计划，我们在国际社会的巨大参与中看到了这一点。我们计划向公众展示该项目。 Vladimirchenko。</text:p>
      <text:p text:style-name="P4">
<draw:frame draw:style-name="fr1" draw:name="Image378" text:anchor-type="as-char" svg:width="6.9236in" svg:height="4.021458in" draw:z-index="0">
<draw:image xlink:href="../Images/AРМІЯINFORM/2023-05-18T86-00-00-04-00/foto-11-2.jpg" xlink:type="simple" xlink:show="embed" xlink:actuate="onLoad" draw:mime-type="image/jpeg"/>
</draw:frame>
在活动期间，客人能够加入马拉松写传单，并阅读两个照片预测：</text:p>
      <text:p text:style-name="P4">
“目击者的罪行”  - 乌克里姆在1944年被驱逐出境的十个故事；</text:p>
      <text:p text:style-name="P4">
“来自克里米亚的故事”是对克里米亚塔塔尔人迫害的现代故事。</text:p>
      <text:p text:style-name="P4">
<draw:frame draw:style-name="fr1" draw:name="Image379" text:anchor-type="as-char" svg:width="6.9236in" svg:height="4.523419in" draw:z-index="0">
<draw:image xlink:href="../Images/AРМІЯINFORM/2023-05-18T86-00-00-04-00/foto-12-1.jpg" xlink:type="simple" xlink:show="embed" xlink:actuate="onLoad" draw:mime-type="image/jpeg"/>
</draw:frame>
同样，在活动期间，观众也接受了传统的克里米亚塔塔尔(Tatar)允许。</text:p>
      <text:p text:style-name="P4">
<text:span text:style-name="T5">
opto作者</text:span>
</text:p>
      <text:p text:style-name="P4">
News Source: <text:a xlink:type="simple" xlink:href="https://armyinform.com.ua/2023/05/18/pamyatayemo-istoriyu-povertayemo-terytoriyu-mynule-ta-majbutnye-krymu/" text:style-name="Internet_20_link" text:visited-style-name="Visited_20_Internet_20_Link">
https://armyinform.com.ua/2023/05/18/pamyatayemo-istoriyu-povertayemo-terytoriyu-mynule-ta-majbutnye-krymu/</text:a>
</text:p>
      <!--NEWS-->
      <text:h text:style-name="P10" text:outline-level="1">
<text:span text:style-name="T4">
敌人专注于四个方向，巴赫穆特（Bakhmut）和马尔（Mar）’ bakhnka-总参谋部留在战斗的中心</text:span>
</text:h>
      <text:p text:style-name="P4">
作者: ['АРМІЯINFORM']</text:p>
      <text:p text:style-name="P4">
时间: 2023-05-18T87:00:00-04:00</text:p>
      <text:p text:style-name="P4">
描述: 对手我在Bakhmutskiy的Limansky做了Zoservilu Zuill，...与乌克兰2022年的战争，与乌克兰与乌克兰的最新消息，今天与乌克兰的新闻战争，今天与乌克兰的新闻战争，乌克兰和乌克兰之间的战争将在乌克兰和乌克兰之间发生战争他们说，在2022年，无论是否有一年，是否会在不久的将来与乌克兰进行战争</text:p>
      <text:p text:style-name="P4">
图片: ['<text:a xlink:type="simple" xlink:href="https://armyinform.com.ua/wp-content/uploads/2023/05/630_360_1672996746-919.jpg" text:style-name="Internet_20_link" text:visited-style-name="Visited_20_Internet_20_Link">
630_360_1672996746-919.jpg</text:a>
']</text:p>
      <text:p text:style-name="P4">
标签: ['БАХМУТ', 'ГЕНЕРАЛЬНИЙ ШТАБ ЗС УКРАЇНИ', 'ОПЕРАТИВНА ІНФОРМАЦІЯ']</text:p>
      <text:p text:style-name="P4">
类别: News</text:p>
      <!--METADATA-->
      <text:p text:style-name="P4">
<draw:frame draw:style-name="fr1" draw:name="Image380" text:anchor-type="as-char" svg:width="6.9236in" svg:height="3.956343in" draw:z-index="0">
<draw:image xlink:href="../Images/AРМІЯINFORM/2023-05-18T87-00-00-04-00/630_360_1672996746-919.jpg" xlink:type="simple" xlink:show="embed" xlink:actuate="onLoad" draw:mime-type="image/jpeg"/>
</draw:frame>
<text:span text:style-name="T4">
<text:span text:style-name="T5">
*🔥俄罗斯入侵的情况</text:span>
</text:span>
*</text:p>
      <text:p text:style-name="P4">
敌人继续专注于利马，巴赫穆特，阿夫迪夫和马里因斯基的指示的巴赫穆特，阿夫迪夫和马林斯克的指示。 最热门的战斗是由巴赫穆特塔玛林进行的。</text:p>
      <text:p text:style-name="P4">
关于这个<text:a xlink:type="simple" xlink:href="https://www.facebook.com/GeneralStaff.ua/posts/pfbid02LPFZdJpXDKMynVzQuceUSQD5hDzbsGKfMFtApK2NQcA4gW3JRyCS3dgdXNS1C7qrl" text:style-name="Internet_20_link" text:visited-style-name="Visited_20_Internet_20_Link">
被引用</text:a>
在武装部队总参谋部的运营信息中。</text:p>
      <text:p text:style-name="P4">
白天，这些领域的这些区域发生了17次战斗冲突。</text:p>
      <text:p text:style-name="P4">
在利马方向上，敌人没有采取进攻行动，而是向卢汉斯克地区的Bigorivka的Isartillery Makeevka开火。 Verkhnayamyansk Taspyrne，顿涅茨克地区。</text:p>
      <text:p text:style-name="P4">
在巴赫穆特(Bakhmut)的方向上，敌人未能成功地朝着伊万尼夫斯克(Ivanivske)的居住状态踏上。 他还对Bogdanivka和Bakhmut击中了空军。</text:p>
      <text:p text:style-name="P4">
在Avdeevsky的方向上，敌人朝着先知的方向采取了进攻行动，没有成功。</text:p>
      <text:p text:style-name="P4">
乌克兰国防军部队击退了该地区敌人的无数袭击。 同时，敌人继续摧毁沿线的定居点，向顿涅茨克地区的Krasnogorivka，Marinka和胜利发射。</text:p>
      <text:p text:style-name="P4">
在Zaporizhzhya和Kherson的指示中，敌人继续捍卫。</text:p>
      <text:p text:style-name="P4">
News Source: <text:a xlink:type="simple" xlink:href="https://armyinform.com.ua/2023/05/18/vorog-zoseredyvsya-na-chotyroh-napryamkah-v-epiczentri-boyiv-zalyshayutsya-bahmut-ta-maryinka-genshtab/" text:style-name="Internet_20_link" text:visited-style-name="Visited_20_Internet_20_Link">
https://armyinform.com.ua/2023/05/18/vorog-zoseredyvsya-na-chotyroh-napryamkah-v-epiczentri-boyiv-zalyshayutsya-bahmut-ta-maryinka-genshtab/</text:a>
</text:p>
      <!--NEWS-->
      <text:h text:style-name="P10" text:outline-level="1">
<text:span text:style-name="T4">
邪恶将在没有所有俄罗斯军事罪犯的情况下很快返回 - 沃迪米尔·泽伦斯基（Volodymyr Zelenskyy）</text:span>
</text:h>
      <text:p text:style-name="P4">
作者: ['АРМІЯINFORM']</text:p>
      <text:p text:style-name="P4">
时间: 2023-05-18T88:00:00-04:00</text:p>
      <text:p text:style-name="P4">
描述: 帕尼那个潘诺夫！ 如果这是对Zyoyo Zovernnya的斜切记录，更多地打破了Syrena的警笛声...与乌克兰2022年的战争，与乌克兰的最新新闻，今天与乌克兰的新闻战争，今天与乌克兰的新闻战争，今天将在乌克兰和俄罗斯之间发动战争他们说，当2022年与乌克兰的战争在2022年是否有一年的战争时，他们会在不久的将来与乌克兰发生战争，他们说，与乌克兰的战争，今天的乌克兰新闻，乌克兰的新闻，乌克兰媒体在俄罗斯的乌克兰新闻</text:p>
      <text:p text:style-name="P4">
图片: ['<text:a xlink:type="simple" xlink:href="https://armyinform.com.ua/wp-content/uploads/2023/05/14063e1ad40f914d01e7d5ee3b300643_1684425634_extra_large.jpeg" text:style-name="Internet_20_link" text:visited-style-name="Visited_20_Internet_20_Link">
14063e1ad40f914d01e7d5ee3b300643_1684425634_extra_large.jpeg</text:a>
']</text:p>
      <text:p text:style-name="P4">
标签: ['ВОЛОДИМИР ЗЕЛЕНСЬКИЙ', 'ЗВЕРНЕННЯ', 'ЗЛОЧИНИ РФ']</text:p>
      <text:p text:style-name="P4">
类别: News</text:p>
      <!--METADATA-->
      <text:p text:style-name="P4">
<draw:frame draw:style-name="fr1" draw:name="Image381" text:anchor-type="as-char" svg:width="6.9236in" svg:height="4.807095in" draw:z-index="0">
<draw:image xlink:href="../Images/AРМІЯINFORM/2023-05-18T88-00-00-04-00/14063e1ad40f914d01e7d5ee3b300643_1684425634_extra_large.jpeg" xlink:type="simple" xlink:show="embed" xlink:actuate="onLoad" draw:mime-type="image/jpeg"/>
</draw:frame>
<text:span text:style-name="T4">
<text:span text:style-name="T5">
女士们，先生们!</text:span>
</text:span>
</text:p>
      <text:p text:style-name="P4">
在任何时候，这次上诉的记录都可以被空气焦虑的警笛打断。这是一句话简短而准确地描述了全球安全状况以及当今面临的威胁水平。</text:p>
      <text:p text:style-name="P4">
我祝贺第二种战略方舟的所有参与者以及有关薪水的重要对话。 为他的未来而果断的战斗持续了449天。 今天很特别。 该论坛发生在标志日期 -  5月18日。 历史给我们留下了许多技巧和课程的日子。 我们有权在通往全球安全的道路上重复的铸造和错误。</text:p>
      <text:p text:style-name="P4">
那是1792年5月18日，当时十万军队越过英联邦的边界并入侵了土地。 Russo-Polish战争开始了，我们所有人都记得的后果。</text:p>
      <text:p text:style-name="P4">
今天是同一敌人。 同一目标。 失败的代价相同。 我们不必输。 我们无权暂时削弱抵抗，反对，我们有权不挤压邪恶，失去盟友的统一，过早地放下，而不是为最后的胜利而战。</text:p>
      <text:p text:style-name="P4">
当俄罗斯开始积极讲话，谈论外交时，我们无权误导。 俄罗斯并不关心流血的终结，金钱的氮，继续它的资源。</text:p>
      <text:p text:style-name="P4">
俄罗斯不需要和平，而是时间。 对于新的火箭，新计划和新攻击。 这是俄罗斯政策。 数百年来不变。 xxi应该是她的最后一个。 实施此的机制包含乌克兰和平的公式。安全保证，因此从未重复进行。</text:p>
      <text:p text:style-name="P4">
1944年5月18日不重复。 克里米亚塔塔尔人的种族灭绝。几十年来，普里默斯驱逐出境和失去房屋。 所有这些现代俄罗斯，称自己为极权政权的继任者和追随者，于2014年在克里米亚重复。 并在唐巴斯(Donbass)，乌马里波尔(Umariupol)，赫尔森(Kherson)重复了八年。</text:p>
      <text:p text:style-name="P4">
不舒服的邪恶总是回来。 没有国际法庭，将所有俄罗斯军事罪犯的参考归还。</text:p>
      <text:p text:style-name="P4">
我们经常听到“国际安全建筑的破坏”一词。 2月24日，它们以清晰的视觉形式体现。 在Bucha，Borodyanka，Uman，Gostomel，Mariupol的被摧毁的房屋 - 这就是当今安全建筑的外观。对于我们的祖先来说，猎鹰是理性，勇气，青年和力量的有福的天空。 光。 胜利。 乌克兰人和波兰人的一首歌“嘿，猎鹰”的歌曲为我们和您的自由而进行了共同的战斗<text:span text:style-name="T4">
 </text:span>
。</text:p>
      <text:p text:style-name="P4">
今天，我们的长凳更大。 就像一百年前一样，我们将再次在Khreshchatyk上寻求游行。 为了我们的胜利!乌克兰。 欧洲。 世界。</text:p>
      <text:p text:style-name="P4">
最后，我想记住5月18日。 去年。 Natootod的那一天，将两个新成员的申请申请。 芬兰通过的速度以及瑞典的高前景使乌克兰的信心和维鲁·维尔纽斯北约峰会。 在确定联盟和确认您选择自由价值和安全性价值价值的意愿中。 在7月，我们将在乌克兰到北约成员资格的道路上获得一个新的重要阶段的事实。 以时期和安全的未来。 乌克兰。 欧洲。 世界。 人性。</text:p>
      <text:p text:style-name="P4">
<text:span text:style-name="T4">
资料来源：</text:span>
 <text:a xlink:type="simple" xlink:href="https://www.president.gov.ua/news/bez-mizhnarodnogo-tribunalu-bez-prityagnennya-do-vidpovidaln-82977" text:style-name="Internet_20_link" text:visited-style-name="Visited_20_Internet_20_Link">
乌克兰总统办公室</text:a>
</text:p>
      <text:p text:style-name="P4">
News Source: <text:a xlink:type="simple" xlink:href="https://armyinform.com.ua/2023/05/18/bez-mizhnarodnogo-trybunalu-bez-prytyagnennya-do-vidpovidalnosti-vsih-rosijskyh-voyennyh-zlochyncziv-zlo-povernetsya-duzhe-skoro-volodymyr-zelenskyj/" text:style-name="Internet_20_link" text:visited-style-name="Visited_20_Internet_20_Link">
https://armyinform.com.ua/2023/05/18/bez-mizhnarodnogo-trybunalu-bez-prytyagnennya-do-vidpovidalnosti-vsih-rosijskyh-voyennyh-zlochyncziv-zlo-povernetsya-duzhe-skoro-volodymyr-zelenskyj/</text:a>
</text:p>
      <!--NEWS-->
      <text:h text:style-name="P10" text:outline-level="1">
<text:span text:style-name="T4">
上周，俄罗斯联邦的近200个目标发现了国民警卫队的情报-Mykola Urshalovich</text:span>
</text:h>
      <text:p text:style-name="P4">
作者: ['Володимир Загребельний']</text:p>
      <text:p text:style-name="P4">
时间: 2023-05-18T89:00:00-04:00</text:p>
      <text:p text:style-name="P4">
描述: 关于CTR，Planwan部主任的代祷，负责人的负责人...与乌克兰2022年的战争，与乌克兰与乌克兰的最新新闻，今天与乌克兰2022年的新闻战争，今天将在乌克兰之间发生战争和俄罗斯，当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5/gvardiya-nastupu.jpg" text:style-name="Internet_20_link" text:visited-style-name="Visited_20_Internet_20_Link">
gvardiya-nastupu.jpg</text:a>
']</text:p>
      <text:p text:style-name="P4">
标签: ['МИКОЛА УРШАЛОВИЧ', 'НГУ']</text:p>
      <text:p text:style-name="P4">
类别: News</text:p>
      <!--METADATA-->
      <text:p text:style-name="P4">
<draw:frame draw:style-name="fr1" draw:name="Image382" text:anchor-type="as-char" svg:width="6.9236in" svg:height="5.53888in" draw:z-index="0">
<draw:image xlink:href="../Images/AРМІЯINFORM/2023-05-18T89-00-00-04-00/gvardiya-nastupu.jpg" xlink:type="simple" xlink:show="embed" xlink:actuate="onLoad" draw:mime-type="image/jpeg"/>
</draw:frame>
NSU新闻服务的照片</text:p>
      <text:p text:style-name="P4">
Mykola urshalovichiainform上校就此宣布了这一点。</text:p>
      <text:p text:style-name="P4">
他还讲述了其他战斗(特别的)国防军组中NSU和NSUS执行的任务。</text:p>
      <text:p text:style-name="P4">
国民警卫队情报部队发现了192个敌方目标，这些目标在很大程度上受到消防队的影响，其中：</text:p>
      <text:p text:style-name="P4">
<text:span text:style-name="T5">
观察站的力量和手段-67; </text:span>
无人航空综合体的计算-72; * eelectronic侦察-53。</text:p>
      <text:p text:style-name="P4">
“此外，发现并销毁了利斯克斯基Zaporizhzhya的第27位Pechersk旅的空中情报小组：7个坦克，4个自我驾驶的炮兵单位，5辆自propellery炮兵，5辆战斗装甲车和1个Zrk“ Arrow-10”，”乌克兰国民警卫队。</text:p>
      <text:p text:style-name="P4">
另请阅读：</text:p>
      <text:p text:style-name="P4">
。(https://armyinform.com.ua/2023/05/18/uprodovzh-mynulogo-tyzhnya-aviacziya-ngu-zdijsnyla-8-bojovyh-vylotiv/)此外，Mykola Urshalovich上校说，在Lymansky Tazaporozhian的指示中，卫队 - 艺术家为乌克兰国防军部门提供了火灾支持。 一周内执行了230多个防火墙。</text:p>
      <text:p text:style-name="P4">
“值得注意的是，在完成国民警卫队领土国防部任务的过程中，继续采取措施来保护重要国家对象的辩护。 特别是为了确保公共当局的有条件运作，安全机构，部门和州行政部门得以实施。”他补充说。</text:p>
      <text:p text:style-name="P4">
_ Ylllustrate Photo_</text:p>
      <text:p text:style-name="P4">
News Source: <text:a xlink:type="simple" xlink:href="https://armyinform.com.ua/2023/05/18/majzhe-200-czilej-rf-vyyavyla-rozvidka-naczgvardiyi-mynulogo-tyzhnya-mykola-urshalovych/" text:style-name="Internet_20_link" text:visited-style-name="Visited_20_Internet_20_Link">
https://armyinform.com.ua/2023/05/18/majzhe-200-czilej-rf-vyyavyla-rozvidka-naczgvardiyi-mynulogo-tyzhnya-mykola-urshalovych/</text:a>
</text:p>
      <!--NEWS-->
      <text:h text:style-name="P10" text:outline-level="1">
<text:span text:style-name="T4">
Dmytro Kuleba命名了乌克兰合作伙伴合并的三个关键领域：北约成员，航空联盟和制裁</text:span>
</text:h>
      <text:p text:style-name="P4">
作者: ['АРМІЯINFORM']</text:p>
      <text:p text:style-name="P4">
时间: 2023-05-18T90:00:00-04:00</text:p>
      <text:p text:style-name="P4">
描述: 对乌克兰证书的执法机构的监视有一个微妙的Zusil，该谷仓Zbereznnya ...与乌克兰2022年的战争，与乌克兰与乌克兰的最新新闻，与乌克兰2022年的新闻战争，今天最后一次与乌克兰的新闻战争，将在今天进行战争乌克兰和俄罗斯，以及2022年与乌克兰的战争在与乌克兰在不久的将来发生战争时，他们是否会与乌克兰与乌克兰进行战争，这是乌克兰的战争，今天的乌克兰新闻，乌克兰的新闻，乌克兰媒体的新闻俄语</text:p>
      <text:p text:style-name="P4">
图片: ['<text:a xlink:type="simple" xlink:href="https://armyinform.com.ua/wp-content/uploads/2023/05/64663d454f1e8819763458_730x410.jpeg" text:style-name="Internet_20_link" text:visited-style-name="Visited_20_Internet_20_Link">
64663d454f1e8819763458_730x410.jpeg</text:a>
']</text:p>
      <text:p text:style-name="P4">
标签: ['ДМИТРО КУЛЕБА']</text:p>
      <text:p text:style-name="P4">
类别: News</text:p>
      <!--METADATA-->
      <text:p text:style-name="P4">
<draw:frame draw:style-name="fr1" draw:name="Image383" text:anchor-type="as-char" svg:width="6.9236in" svg:height="4.60941in" draw:z-index="0">
<draw:image xlink:href="../Images/AРМІЯINFORM/2023-05-18T90-00-00-04-00/64663d454f1e8819763458_730x410.jpeg" xlink:type="simple" xlink:show="embed" xlink:actuate="onLoad" draw:mime-type="image/jpeg"/>
</draw:frame>
乌克兰外交部在反对俄罗斯联合会的反规模侵略以支持我国的联盟方面做出了巨大努力，现在优先考虑从三个关键决定中达成合作伙伴的共识：乌克兰加入北约。<text:a xlink:type="simple" xlink:href="https://mfa.gov.ua/news/dmitro-kuleba-nazvav-tri-klyuchovih-napryami-konsolidaciyi-partneriv-ukrayini-chlenstvo-v-nato-aviacijna-koaliciya-ta-sankciyi" text:style-name="Internet_20_link" text:visited-style-name="Visited_20_Internet_20_Link">
告知</text:a>
乌克兰外交部。</text:p>
      <text:p text:style-name="P4">
外交部长Dmytro Kuleba在波兰国际关系研究所组织的会议战略方舟中表示，他与波兰同事Zbigninov Rau在线参加。</text:p>
      <text:p text:style-name="P4">
“当俄罗斯在2014年尝试吞并克里米亚时，世界是唯一的演讲，但没有采取行动。 这促使俄罗斯继续侵略并扩大其顿巴斯，后来在完整的范围内化期间到乌克兰的整个领土。 从去年开始，幸运的是，我们拥有世界上支持乌克兰的国家的团结。 我们所有人都将问题抛弃，并围绕一个共同的目标团结起来，抵消了一个共同的敌人。”他说。</text:p>
      <text:p text:style-name="P4">
这位部长回忆说，一年前，在欧盟关于乌克兰 - 斯塔图斯提供欧盟成员资格的候选人的讨论中，一些怀疑论者敦促我们的判断不破坏统一，坚持没有需要的决定。 最后，达成了共识，在该国的决定之后，该国共同庆祝了围绕它的团结的成就。 他比较了当前关于乌克兰在北约成员资格的讨论的动态，他认为这也将是一个积极的结果。</text:p>
      <text:p text:style-name="P4">
他强调了乌克兰和波兰的观点的统一性，并指出两个国家为了实现国际联盟的统一，并有许多具体的决定。 部长指出，统一不能从需要的具体步骤中考虑。 不同的决定要求各种国家达成共识，并在每种情况下对乌克兰的工作进行外交。乌克兰外交部提醒人们，在维尔纽斯乌克兰的北约峰会上，将寻求持有解决方案，以确定其进入北大西洋别名的算法：“简单地说，我们将欢迎任何特定的步骤，任何具体的步骤，人民将能够在乌克兰在北约成员的途中做出。”</text:p>
      <text:p text:style-name="P4">
News Source: <text:a xlink:type="simple" xlink:href="https://armyinform.com.ua/2023/05/18/dmytro-kuleba-nazvav-try-klyuchovyh-napryamy-konsolidacziyi-partneriv-ukrayiny-chlenstvo-v-nato-aviaczijna-koalicziya-ta-sankcziyi/" text:style-name="Internet_20_link" text:visited-style-name="Visited_20_Internet_20_Link">
https://armyinform.com.ua/2023/05/18/dmytro-kuleba-nazvav-try-klyuchovyh-napryamy-konsolidacziyi-partneriv-ukrayiny-chlenstvo-v-nato-aviaczijna-koalicziya-ta-sankcziyi/</text:a>
</text:p>
      <!--NEWS-->
      <text:h text:style-name="P10" text:outline-level="1">
<text:span text:style-name="T4">
俄罗斯火箭袭击了哈尔基夫地区Tsirkuni村的一栋私人房屋 - 受伤和受伤</text:span>
</text:h>
      <text:p text:style-name="P4">
作者: ['Оксана Іванець']</text:p>
      <text:p text:style-name="P4">
时间: 2023-05-18T91:00:00-04:00</text:p>
      <text:p text:style-name="P4">
描述: Sogodni Kraina-agresor和解了乌克兰赛夫人赛车的chergovy Vynniy Zhodi Shhodo ....与乌克兰2022年的战争，乌克兰的战争，今天与乌克兰的最新新闻，新闻新闻，与乌克兰的新闻战争，与乌克兰的新闻战争，今天与乌克兰战争，今天是最后一场战争乌克兰和俄罗斯以及2022年与乌克兰的战争将是与否，他们会在不久的将来与乌克兰发生战争，他们说，与乌克兰的战争，今天的乌克兰新闻，乌克兰的新闻，乌克兰媒体的乌克兰新闻</text:p>
      <text:p text:style-name="P4">
图片: ['<text:a xlink:type="simple" xlink:href="https://armyinform.com.ua/wp-content/uploads/2023/05/photo_5418191692076534302.jpg" text:style-name="Internet_20_link" text:visited-style-name="Visited_20_Internet_20_Link">
photo_5418191692076534302.jpg</text:a>
', '<text:a xlink:type="simple" xlink:href="https://armyinform.com.ua/wp-content/uploads/2023/05/photo_5418191692076534304_y-150x150.jpg" text:style-name="Internet_20_link" text:visited-style-name="Visited_20_Internet_20_Link">
photo_5418191692076534304_y-150x150.jpg</text:a>
', '<text:a xlink:type="simple" xlink:href="https://armyinform.com.ua/wp-content/uploads/2023/05/photo_5418191692076534303_y-150x150.jpg" text:style-name="Internet_20_link" text:visited-style-name="Visited_20_Internet_20_Link">
photo_5418191692076534303_y-150x150.jpg</text:a>
']</text:p>
      <text:p text:style-name="P4">
标签: ['STOPRUSSIA', 'АГРЕСІЯ РФ', 'ОБСТРІЛ', 'ХАРКІВЩИНА']</text:p>
      <text:p text:style-name="P4">
类别: News</text:p>
      <!--METADATA-->
      <text:p text:style-name="P4">
<draw:frame draw:style-name="fr1" draw:name="Image384" text:anchor-type="as-char" svg:width="6.9236in" svg:height="3.934913in" draw:z-index="0">
<draw:image xlink:href="../Images/AРМІЯINFORM/2023-05-18T91-00-00-04-00/photo_5418191692076534302.jpg" xlink:type="simple" xlink:show="embed" xlink:actuate="onLoad" draw:mime-type="image/jpeg"/>
</draw:frame>
如今，侵略者国家对乌克兰的平民公民造成了另一项军事犯罪。 在这一天的夜晚和下午，大约14.50，来自贝尔戈罗德地区的两次打击，前储备C-300，马戏团在哈尔基夫附近的定居点。</text:p>
      <text:p text:style-name="P4">
根据Kharkiv地区Vasylenko Yevgeny媒体媒体媒体媒体媒体部门的负责人的说法，这次命中率是两个住宅私人住宅，并造成了更多的住宅私人住宅。 不幸的是，该村的一名52岁居民被杀。救援人员的尸体被从废墟中移走。</text:p>
      <text:p text:style-name="P4">
Tsirkuni村是哈尔基夫地区俄罗斯侵略的最受影响的定居点之一。 根据Kharkiv地区VolodyMyrimoshko的负责人的说法，马戏团进入了住房恢复计划。 执法人员认为，这一因素吸引了俄罗斯恐怖分子的注意。</text:p>
      <ul>
        <li>
去年5月至10月的马戏团不断受到敌人的袭击 - 遭受了巨大的破坏，许多当地人被杀，许多人是永恒的。 我们认为，这些打击与俄罗斯人试图抓住当地人口并使之恐慌的事实有关。 没有其他理由，因为定居点中没有军事基地和物体，乌克兰军人没有进行任何战斗。</li>
      </ul>
      <text:p text:style-name="P4">
<text:a xlink:type="simple" xlink:href="https://armyinform.com.ua/wp-content/uploads/2023/05/photo_5418191692076534304_y.jpg" text:style-name="Internet_20_link" text:visited-style-name="Visited_20_Internet_20_Link">
!(Images/AРМІЯINFORM/2023-05-18T91-00-00-04-00/photo_5418191692076534304_y-150x150.jpg)</text:a>
</text:p>
      <text:p text:style-name="P4">
<text:a xlink:type="simple" xlink:href="https://armyinform.com.ua/wp-content/uploads/2023/05/photo_5418191692076534303_y.jpg" text:style-name="Internet_20_link" text:visited-style-name="Visited_20_Internet_20_Link">
<draw:frame draw:style-name="fr1" draw:name="Image385" text:anchor-type="as-char" svg:width="6.9236in" svg:height="6.9236in" draw:z-index="0">
<draw:image xlink:href="../Images/AРМІЯINFORM/2023-05-18T91-00-00-04-00/photo_5418191692076534303_y-150x150.jpg" xlink:type="simple" xlink:show="embed" xlink:actuate="onLoad" draw:mime-type="image/jpeg"/>
</draw:frame>
</text:a>
实际上，执法人员根据《违反法律和战争习俗》第438条开始了刑事诉讼。</text:p>
      <text:p text:style-name="P4">
<text:span text:style-name="T5">
opto作者</text:span>
</text:p>
      <text:p text:style-name="P4">
<text:span text:style-name="T5">
video ruslana bogdan</text:span>
</text:p>
      <text:p text:style-name="P4">
News Source: <text:a xlink:type="simple" xlink:href="https://armyinform.com.ua/2023/05/18/rosijska-raketa-vluchyla-u-pryvatnyj-budynok-v-seli-czyrkuny-na-harkivshhyni-ye-zagybli-ta-poraneni/" text:style-name="Internet_20_link" text:visited-style-name="Visited_20_Internet_20_Link">
https://armyinform.com.ua/2023/05/18/rosijska-raketa-vluchyla-u-pryvatnyj-budynok-v-seli-czyrkuny-na-harkivshhyni-ye-zagybli-ta-poraneni/</text:a>
</text:p>
      <!--NEWS-->
      <text:h text:style-name="P10" text:outline-level="1">
<text:span text:style-name="T4">
乌克兰总统：不久的将来的优先事项 - 防空，导弹，训练和飞机，远程武器</text:span>
</text:h>
      <text:p text:style-name="P4">
作者: ['АРМІЯINFORM']</text:p>
      <text:p text:style-name="P4">
时间: 2023-05-18T92:00:00-04:00</text:p>
      <text:p text:style-name="P4">
描述: 我很健康，乌克兰人！ 小狗vydannya viskovoy橱柜。 我们的...与乌克兰2022年的战争，与乌克兰的战争是今天的最新消息，与乌克兰2022的战争是今天的最后一场新闻，乌克兰和俄罗斯之间的战争将在乌克兰和俄罗斯之间发生战争，而2022年与乌克兰的战争将是是否在不久的将来会与乌克兰进行战争，说与乌克兰的战争，今天的乌克兰新闻，乌克兰的新闻，乌克兰媒体在俄罗斯</text:p>
      <text:p text:style-name="P4">
图片: ['<text:a xlink:type="simple" xlink:href="https://armyinform.com.ua/wp-content/uploads/2023/05/4697af1e92a980f8f3e47060f836d666_1684427049_extra_large.jpeg" text:style-name="Internet_20_link" text:visited-style-name="Visited_20_Internet_20_Link">
4697af1e92a980f8f3e47060f836d666_1684427049_extra_large.jpeg</text:a>
']</text:p>
      <text:p text:style-name="P4">
标签: ['ВІДЕОЗВЕРНЕННЯ', 'ВОЛОДИМИР ЗЕЛЕНСЬКИЙ', 'ПРЕЗИДЕНТ УКРАЇНИ']</text:p>
      <text:p text:style-name="P4">
类别: News</text:p>
      <!--METADATA-->
      <text:p text:style-name="P4">
<draw:frame draw:style-name="fr1" draw:name="Image386" text:anchor-type="as-char" svg:width="6.9236in" svg:height="4.505526in" draw:z-index="0">
<draw:image xlink:href="../Images/AРМІЯINFORM/2023-05-18T92-00-00-04-00/4697af1e92a980f8f3e47060f836d666_1684427049_extra_large.jpeg" xlink:type="simple" xlink:show="embed" xlink:actuate="onLoad" draw:mime-type="image/jpeg"/>
</draw:frame>
<text:span text:style-name="T4">
 <text:span text:style-name="T5">
我希望健康，亲爱的乌克兰人!</text:span>
 </text:span>
</text:p>
      <text:p text:style-name="P4">
他刚刚担任军事办公室。 这是我们对国家辩护的人的特殊工作形式。</text:p>
      <text:p text:style-name="P4">
有前线关键领域的指挥官。 头部，总参谋部，情报，安全。 非常有意义的工作。</text:p>
      <text:p text:style-name="P4">
<text:span text:style-name="T4">
首先</text:span>
：国防旅 - 做得好，主要战略任务已经完成，现在尚未报告细节。</text:p>
      <text:p text:style-name="P4">
<text:span text:style-name="T4">
第二：</text:span>
进攻旅 - 做得好，我们正在准备，没有细节。</text:p>
      <text:p text:style-name="P4">
<text:span text:style-name="T4">
第三：</text:span>
关于平民公民 - 空军 - 在这里做得好。 我们本周，下一个和不久的将来的优先事项 - 其他防空系统，其他导弹，训练和飞机，较长的武器。 会的。</text:p>
      <text:p text:style-name="P4">
他今天还与我们的国际团队举行了彻底的会议。 EZOMA-为了维持顾问的国际支持和沟通动态，这是在5月上半年以及这几周实现的。我敢肯定：我们将完成这项任务。</text:p>
      <text:p text:style-name="P4">
他很荣幸参观克里米亚平台办公室，并与伊克曼·塔塔尔(Ikrman Tatar)社区的Majlis代表的领导人 - 犯罪者塔塔尔人穆斯塔法·迪兹·迪兹(Mustafa Dzhemilev)会面。</text:p>
      <text:p text:style-name="P4">
今天和每年5月18日，我们都会纪念克里米亚塔塔尔人的所有受害者的记忆。 这是第二世纪最严重的犯罪之一 - 整个人民被带离了祖国，被迫住在外星人。 当人们返回家园时，俄罗斯再次将房子带到了我们的乌克兰，它的邪恶 - 侵略，压抑，屈辱的邪恶。</text:p>
      <text:p text:style-name="P4">
为我们所有的人民返回正义，确保整个州的自由无例外，这是我们的历史任务。 所有保护国家的人的任务，所有选择乌克兰的人都将获胜。</text:p>
      <text:p text:style-name="P4">
我很高兴看到由我们创建的克里米亚平台有效地指导了我国和克里米亚塔塔尔人的共同点。 我很高兴知道与Majlis的蒙面作品带来了期望的结果。</text:p>
      <text:p text:style-name="P4">
顺便说一句，在不久的将来正在准备一些非常重要的联合步骤。克里米亚，克里米亚囚犯和克里米亚的所有人民的问题都被带到了新的国际层面。</text:p>
      <text:p text:style-name="P4">
还有一个。</text:p>
      <text:p text:style-name="P4">
如今，许多乌克兰人和乌克兰妇女都穿着刺绣。 重要的是要记住财富使我们所有人团结在一起。 乌克兰是多元化的，这就是我们的力量，在各种刺绣装饰品中，它全天都可以看到。另外，我们不会忘记那些入侵者拥有的人。 关于乌克兰人的囚犯，关于那些在被占领的城市和社区中的人，正在等待返回旗帜，我们的国家。 我们必须从俄罗斯囚禁中释放我们所有的人民和所有土地。</text:p>
      <text:p text:style-name="P4">
我们团结一致地互相照顾和国家，我们不会停止胜利。</text:p>
      <text:p text:style-name="P4">
谢谢大家的帮助!</text:p>
      <text:p text:style-name="P4">
荣耀所有为乌克兰而战的人!</text:p>
      <text:p text:style-name="P4">
对俄罗斯暴政的所有受害者的永恒记忆!</text:p>
      <text:p text:style-name="P4">
对克里米亚塔塔尔人驱逐出境的所有受害者的永恒记忆!</text:p>
      <text:p text:style-name="P4">
<text:span text:style-name="T4">
 <text:span text:style-name="T5">
荣耀与乌克兰!</text:span>
 </text:span>
</text:p>
      <text:p text:style-name="P4">
<text:span text:style-name="T4">
资料来源：</text:span>
 <text:a xlink:type="simple" xlink:href="https://www.president.gov.ua/news/nashi-prioriteti-na-najblizhchij-chas-dodatkovi-sistemi-ppo-82973" text:style-name="Internet_20_link" text:visited-style-name="Visited_20_Internet_20_Link">
乌克兰总统办公室</text:a>
</text:p>
      <text:p text:style-name="P4">
News Source: <text:a xlink:type="simple" xlink:href="https://armyinform.com.ua/2023/05/18/nashi-priorytety-na-najblyzhchyj-chas-dodatkovi-systemy-ppo-rakety-navchannya-j-litaky-dalekobijna-zbroya-prezydent-ukrayiny/" text:style-name="Internet_20_link" text:visited-style-name="Visited_20_Internet_20_Link">
https://armyinform.com.ua/2023/05/18/nashi-priorytety-na-najblyzhchyj-chas-dodatkovi-systemy-ppo-rakety-navchannya-j-litaky-dalekobijna-zbroya-prezydent-ukrayiny/</text:a>
</text:p>
      <!--NEWS-->
      <text:h text:style-name="P10" text:outline-level="1">
<text:span text:style-name="T4">
在前线库皮斯克（Kupyansk</text:span>
</text:h>
      <text:p text:style-name="P4">
作者: ['Оксана Іванець']</text:p>
      <text:p text:style-name="P4">
时间: 2023-05-18T93:00:00-04:00</text:p>
      <text:p text:style-name="P4">
描述: syogodnis在前线库布（Pid Kub），pid kanonadi，sho在khvvin上没有消失，...与乌克兰2022年的战争，与乌克兰与乌克兰的最新新闻，今天与乌克兰的新闻战争，与乌克兰2022年的新闻战争，今天，乌克兰之间会有一场战争和俄罗斯，当2022年与乌克兰的战争将在不久的将来与乌克兰发生战争，与乌克兰的战争，今天与乌克兰的战争，今天的乌克兰新闻，乌克兰媒体的乌克兰新闻在俄罗斯的乌克兰新闻</text:p>
      <text:p text:style-name="P4">
图片: ['<text:a xlink:type="simple" xlink:href="https://armyinform.com.ua/wp-content/uploads/2023/05/golovna-60.jpg" text:style-name="Internet_20_link" text:visited-style-name="Visited_20_Internet_20_Link">
golovna-60.jpg</text:a>
', '<text:a xlink:type="simple" xlink:href="https://armyinform.com.ua/wp-content/uploads/2023/05/1-80-150x150.jpg" text:style-name="Internet_20_link" text:visited-style-name="Visited_20_Internet_20_Link">
1-80-150x150.jpg</text:a>
', '<text:a xlink:type="simple" xlink:href="https://armyinform.com.ua/wp-content/uploads/2023/05/2-70-150x150.jpg" text:style-name="Internet_20_link" text:visited-style-name="Visited_20_Internet_20_Link">
2-70-150x150.jpg</text:a>
', '<text:a xlink:type="simple" xlink:href="https://armyinform.com.ua/wp-content/uploads/2023/05/3-69.jpg" text:style-name="Internet_20_link" text:visited-style-name="Visited_20_Internet_20_Link">
3-69.jpg</text:a>
', '<text:a xlink:type="simple" xlink:href="https://armyinform.com.ua/wp-content/uploads/2023/05/4-63.jpg" text:style-name="Internet_20_link" text:visited-style-name="Visited_20_Internet_20_Link">
4-63.jpg</text:a>
']</text:p>
      <text:p text:style-name="P4">
标签: ['ДЕНЬ ВИШИВАНКИ', 'КУП‘ЯНСЬК', 'ФЛЕШМОБ']</text:p>
      <text:p text:style-name="P4">
类别: News</text:p>
      <!--METADATA-->
      <text:p text:style-name="P4">
<draw:frame draw:style-name="fr1" draw:name="Image387" text:anchor-type="as-char" svg:width="6.9236in" svg:height="4.615733in" draw:z-index="0">
<draw:image xlink:href="../Images/AРМІЯINFORM/2023-05-18T93-00-00-04-00/golovna-60.jpg" xlink:type="simple" xlink:show="embed" xlink:actuate="onLoad" draw:mime-type="image/jpeg"/>
</draw:frame>
今天，在库平(Kupyansk)的一线库皮斯克(Kupyansk)，在vyshivanka日没有死的大炮下发生了一场闪电暴徒。 尽管持续着火的危险，但有60多人 - 军事人员，救援人员，警察，公用事业，地方当局的代表 - 参加了此次活动。</text:p>
      <text:p text:style-name="P4">
<text:a xlink:type="simple" xlink:href="https://armyinform.com.ua/wp-content/uploads/2023/05/1-80.jpg" text:style-name="Internet_20_link" text:visited-style-name="Visited_20_Internet_20_Link">
!(Images/AРМІЯINFORM/2023-05-18T93-00-00-04-00/1-80-150x150.jpg)</text:a>
</text:p>
      <text:p text:style-name="P4">
<text:a xlink:type="simple" xlink:href="https://armyinform.com.ua/wp-content/uploads/2023/05/2-70.jpg" text:style-name="Internet_20_link" text:visited-style-name="Visited_20_Internet_20_Link">
<draw:frame draw:style-name="fr1" draw:name="Image388" text:anchor-type="as-char" svg:width="6.9236in" svg:height="6.9236in" draw:z-index="0">
<draw:image xlink:href="../Images/AРМІЯINFORM/2023-05-18T93-00-00-04-00/2-70-150x150.jpg" xlink:type="simple" xlink:show="embed" xlink:actuate="onLoad" draw:mime-type="image/jpeg"/>
</draw:frame>
</text:a>
 - 重要的是要提及我们这一天的根源。 毕竟，乌克兰人民强大，独立并且具有美丽的传统。 我们将欣赏，继续，繁殖并开发它们。 在刺绣的那天，我想希望您的家与心中的胜利，和平与和谐。 请记住，我们 - 乌克兰人将全部! - 库皮扬斯克市军事管理局的负责人安德里·贝什丁(Andriy Beshydine)。</text:p>
      <text:p text:style-name="P4">
Flashmob靠近被摧毁的城市中心库皮斯克市中心道路的城市政府建造。 根据Andriyabesedin的说法，公用事业代表恢复了广场瓷砖上的刺绣。</text:p>
      <text:p text:style-name="P4">
<draw:frame draw:style-name="fr1" draw:name="Image389" text:anchor-type="as-char" svg:width="6.9236in" svg:height="4.615733in" draw:z-index="0">
<draw:image xlink:href="../Images/AРМІЯINFORM/2023-05-18T93-00-00-04-00/3-69.jpg" xlink:type="simple" xlink:show="embed" xlink:actuate="onLoad" draw:mime-type="image/jpeg"/>
</draw:frame>
 - 这种刺绣是由我们的公共公用事业天使创建的。 我们想证明乌克兰是坚不可摧的，乌克兰是欧洲，乌克兰正在与之抗争!</text:p>
      <text:p text:style-name="P4">
参加此次活动的独立机械旅的新闻服务负责人，以罗马王子Velikovniy Zamrig的名字命名，他指出，乌克兰库皮斯克(Ukrainian Kupyansk武装部队。</text:p>
      <text:p text:style-name="P4">
<draw:frame draw:style-name="fr1" draw:name="Image390" text:anchor-type="as-char" svg:width="6.9236in" svg:height="4.615733in" draw:z-index="0">
<draw:image xlink:href="../Images/AРМІЯINFORM/2023-05-18T93-00-00-04-00/4-63.jpg" xlink:type="simple" xlink:show="embed" xlink:actuate="onLoad" draw:mime-type="image/jpeg"/>
</draw:frame>
-Kupyansk今天是晴天和色彩鲜艳的 - 它受到王子旅的战士的保护。 如今，其中大多数不是刺绣，而是在防弹背心，刺绣，以及乌克兰本身中的每个人! - 宣布Lavian服务。</text:p>
      <text:p text:style-name="P4">
<text:span text:style-name="T5">
OPTO库平市军事管理的作者和新闻服务</text:span>
</text:p>
      <text:p text:style-name="P4">
<text:span text:style-name="T5">
video ruslana bogdan</text:span>
</text:p>
      <text:p text:style-name="P4">
News Source: <text:a xlink:type="simple" xlink:href="https://armyinform.com.ua/2023/05/18/u-pryfrontovomu-kupyansku-vidbuvsya-fleshmob-do-dnya-vyshyvanky/" text:style-name="Internet_20_link" text:visited-style-name="Visited_20_Internet_20_Link">
https://armyinform.com.ua/2023/05/18/u-pryfrontovomu-kupyansku-vidbuvsya-fleshmob-do-dnya-vyshyvanky/</text:a>
</text:p>
      <!--NEWS-->
      <text:h text:style-name="P10" text:outline-level="1">
<text:span text:style-name="T4">
塔夫里亚（Tavriya）的防守部队执行了1036项火灾任务，许多敌方设备 - 瓦莱里·谢尔什（Valery Shershn）被摧毁</text:span>
</text:h>
      <text:p text:style-name="P4">
作者: ['Володимир Віват']</text:p>
      <text:p text:style-name="P4">
时间: 2023-05-18T94:00:00-04:00</text:p>
      <text:p text:style-name="P4">
描述: 在Tavriyskoye，在Mist Avdeska Vorog附近，没有举行Hodny Advanced的人……与乌克兰2022年的战争，与乌克兰的战争是今天的最新消息，即与乌克兰2022年的新闻战争，这是今天的战争他们说，在乌克兰和俄罗斯与乌克兰在2022年与乌克兰的战争之间，无论是否有一年，他们是否会在不久的将来与乌克兰进行战争，他们说，与乌克兰的战争，今天的乌克兰新闻，乌克兰媒体的新闻，乌克兰的新闻在俄罗斯</text:p>
      <text:p text:style-name="P4">
图片: ['<text:a xlink:type="simple" xlink:href="https://armyinform.com.ua/wp-content/uploads/2022/09/znyshhennya-rashystiv.jpg" text:style-name="Internet_20_link" text:visited-style-name="Visited_20_Internet_20_Link">
znyshhennya-rashystiv.jpg</text:a>
']</text:p>
      <text:p text:style-name="P4">
标签: ['ВАЛЕРІЙ ШЕРШЕНЬ', 'ЗНИЩЕННЯ РОСІЙСЬКОЇ ВІЙСЬКОВОЇ ТЕХНІКИ', 'ТАВРІЙСЬКИЙ НАПРЯМОК']</text:p>
      <text:p text:style-name="P4">
类别: News</text:p>
      <!--METADATA-->
      <text:p text:style-name="P4">
<draw:frame draw:style-name="fr1" draw:name="Image391" text:anchor-type="as-char" svg:width="6.9236in" svg:height="4.281093in" draw:z-index="0">
<draw:image xlink:href="../Images/AРМІЯINFORM/2023-05-18T94-00-00-04-00/znyshhennya-rashystiv.jpg" xlink:type="simple" xlink:show="embed" xlink:actuate="onLoad" draw:mime-type="image/jpeg"/>
</draw:frame>
说明性照片</text:p>
      <text:p text:style-name="P4">
在阿夫迪夫卡市附近的塔夫里斯克(Tavriysk)方向上，敌人没有进行任何整洁的行动，同时在Marinka Ukrainian Defenders地区也反映了入侵者对这座城市郊区的攻击数量。 在Zaporizhhya的方向上，俄罗斯入侵者专注于防御。</text:p>
      <text:p text:style-name="P4">
Valery Shershn的电视马拉松“ One News”报道了这一点。</text:p>
      <text:p text:style-name="P4">
据他说，在最后一天，敌人攻击了我们的位置21次，击退后，敌人离开了。 施加坦克，RSZV和炮兵，入侵者在我们的单位和定居点的位置开火 - 与碰撞的线接壤-Avdiivka，Pervomaisko，Pervomaisko，Karlovka，Karlovka，Marinkoa，Paraskovka，Novomikhailovka，Novomikhailovka，Nevelskoye，Nevelskoye，Khledovovka，prychistivka。 敌人被用来调整炮火。</text:p>
      <ul>
        <li>
在最后一天，总共记录了575个重击器，敌人也受到敌人的袭击，在opokutativdiivka，Novokalinovo，Novoselnovka，Novoselnovka的定居点中，首先，Krasnogorivka，Krasnogorivka，Krariky Novosilka和Vervoimaiky，Shersher -Shersher -Shersher- 。</li>
      </ul>
      <text:p text:style-name="P4">
该官员指出，我们的后卫在昨天表现良好，摧毁了两个敌方坦克，两架柳叶刀3无人机，雷达，反坦克枪MT-12“ Rapir”，Sau“ carnation”，RSZV“ Smerch” Imtlb。 总的来说，塔夫里斯基国防军的火箭部队和炮兵部队完成了1036次火灾任务。 这也是反对斗争，也是一项用于计划目的的作品。</text:p>
      <text:p text:style-name="P4">
News Source: <text:a xlink:type="simple" xlink:href="https://armyinform.com.ua/2023/05/18/syly-oborony-tavrijskogo-napryamku-vykonaly-1036-vognevyh-zavdan-znyshheno-bagato-vorozhoyi-tehniky-valerij-shershen/" text:style-name="Internet_20_link" text:visited-style-name="Visited_20_Internet_20_Link">
https://armyinform.com.ua/2023/05/18/syly-oborony-tavrijskogo-napryamku-vykonaly-1036-vognevyh-zavdan-znyshheno-bagato-vorozhoyi-tehniky-valerij-shershen/</text:a>
</text:p>
      <!--NEWS-->
      <text:h text:style-name="P10" text:outline-level="1">
<text:span text:style-name="T4">
为什么要阅读信息摘要陆军 - 分享他们对军队的印象</text:span>
</text:h>
      <text:p text:style-name="P4">
作者: ['Ігор Березинський']</text:p>
      <text:p text:style-name="P4">
时间: 2023-05-18T95:00:00-04:00</text:p>
      <text:p text:style-name="P4">
描述: 乌克兰乌克兰国防部的机构Izhormatsky已经是三角时的时光。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5/golovna-1-1-scaled.jpeg" text:style-name="Internet_20_link" text:visited-style-name="Visited_20_Internet_20_Link">
golovna-1-1-scaled.jpeg</text:a>
', '<text:a xlink:type="simple" xlink:href="https://armyinform.com.ua/wp-content/uploads/2023/05/maksym.jpeg" text:style-name="Internet_20_link" text:visited-style-name="Visited_20_Internet_20_Link">
maksym.jpeg</text:a>
', '<text:a xlink:type="simple" xlink:href="https://armyinform.com.ua/wp-content/uploads/2023/05/anna.jpeg" text:style-name="Internet_20_link" text:visited-style-name="Visited_20_Internet_20_Link">
anna.jpeg</text:a>
', '<text:a xlink:type="simple" xlink:href="https://armyinform.com.ua/wp-content/uploads/2023/05/olena-1-scaled.jpeg" text:style-name="Internet_20_link" text:visited-style-name="Visited_20_Internet_20_Link">
olena-1-scaled.jpeg</text:a>
', '<text:a xlink:type="simple" xlink:href="https://armyinform.com.ua/wp-content/uploads/2023/05/angelina.jpeg" text:style-name="Internet_20_link" text:visited-style-name="Visited_20_Internet_20_Link">
angelina.jpeg</text:a>
', '<text:a xlink:type="simple" xlink:href="https://armyinform.com.ua/wp-content/uploads/2023/05/artem-1-scaled.jpeg" text:style-name="Internet_20_link" text:visited-style-name="Visited_20_Internet_20_Link">
artem-1-scaled.jpeg</text:a>
', '<text:a xlink:type="simple" xlink:href="https://armyinform.com.ua/wp-content/uploads/2023/05/03-4-150x150.jpeg" text:style-name="Internet_20_link" text:visited-style-name="Visited_20_Internet_20_Link">
03-4-150x150.jpeg</text:a>
', '<text:a xlink:type="simple" xlink:href="https://armyinform.com.ua/wp-content/uploads/2023/05/01-3-150x150.jpeg" text:style-name="Internet_20_link" text:visited-style-name="Visited_20_Internet_20_Link">
01-3-150x150.jpeg</text:a>
', '<text:a xlink:type="simple" xlink:href="https://armyinform.com.ua/wp-content/uploads/2023/05/14-150x150.jpeg" text:style-name="Internet_20_link" text:visited-style-name="Visited_20_Internet_20_Link">
14-150x150.jpeg</text:a>
', '<text:a xlink:type="simple" xlink:href="https://armyinform.com.ua/wp-content/uploads/2023/05/09-2-150x150.jpeg" text:style-name="Internet_20_link" text:visited-style-name="Visited_20_Internet_20_Link">
09-2-150x150.jpeg</text:a>
', '<text:a xlink:type="simple" xlink:href="https://armyinform.com.ua/wp-content/uploads/2023/05/08-1-150x150.jpeg" text:style-name="Internet_20_link" text:visited-style-name="Visited_20_Internet_20_Link">
08-1-150x150.jpeg</text:a>
', '<text:a xlink:type="simple" xlink:href="https://armyinform.com.ua/wp-content/uploads/2023/05/07-2-150x150.jpeg" text:style-name="Internet_20_link" text:visited-style-name="Visited_20_Internet_20_Link">
07-2-150x150.jpeg</text:a>
', '<text:a xlink:type="simple" xlink:href="https://armyinform.com.ua/wp-content/uploads/2023/05/05-3-150x150.jpeg" text:style-name="Internet_20_link" text:visited-style-name="Visited_20_Internet_20_Link">
05-3-150x150.jpeg</text:a>
']</text:p>
      <text:p text:style-name="P4">
标签: ['АРМІЯINFORM', 'ДАЙДЖЕСТ']</text:p>
      <text:p text:style-name="P4">
类别: News</text:p>
      <!--METADATA-->
      <text:p text:style-name="P4">
<draw:frame draw:style-name="fr1" draw:name="Image392" text:anchor-type="as-char" svg:width="6.9236in" svg:height="4.32725in" draw:z-index="0">
<draw:image xlink:href="../Images/AРМІЯINFORM/2023-05-18T95-00-00-04-00/golovna-1-1-scaled.jpeg" xlink:type="simple" xlink:show="embed" xlink:actuate="onLoad" draw:mime-type="image/jpeg"/>
</draw:frame>
很长一段时间以来，乌克兰国防部的信息局一直在发布信息摘要。 陆军记者对苏米地区著名印刷版的印象感兴趣。</text:p>
      <text:p text:style-name="P4">
<draw:frame draw:style-name="fr1" draw:name="Image393" text:anchor-type="as-char" svg:width="6.9236in" svg:height="5.1927in" draw:z-index="0">
<draw:image xlink:href="../Images/AРМІЯINFORM/2023-05-18T95-00-00-04-00/maksym.jpeg" xlink:type="simple" xlink:show="embed" xlink:actuate="onLoad" draw:mime-type="image/jpeg"/>
</draw:frame>
 - 我真的很喜欢与某些生活情况相关的费用和问题所考虑的社会和法律问题。 我喜欢这里是完美的，而且一步一步。 我为自己学到了许多有用的东西， - 服务员马克西姆说。</text:p>
      <text:p text:style-name="P4">
<draw:frame draw:style-name="fr1" draw:name="Image394" text:anchor-type="as-char" svg:width="6.9236in" svg:height="5.1927in" draw:z-index="0">
<draw:image xlink:href="../Images/AРМІЯINFORM/2023-05-18T95-00-00-04-00/anna.jpeg" xlink:type="simple" xlink:show="embed" xlink:actuate="onLoad" draw:mime-type="image/jpeg"/>
</draw:frame>
 - 该版本以A5格式，可以始终处于手头状态非常方便。首先吸引了VLK的通过，这是服务人员财政支持的主要拖船。 另外，我遵循陆军网站上的停靠和当前信息，甚至遵循其中一篇文章中的课堂材料。 这些是非常有趣的材料，我希望这种摘要的数量更大，并且直接提出了有关立法变化的问题。 也许最好制作填字游戏，轶事等。 安娜说，您仍然需要更多这样的出版物才能将其分发给民用组织和机构。</text:p>
      <text:p text:style-name="P4">
<draw:frame draw:style-name="fr1" draw:name="Image395" text:anchor-type="as-char" svg:width="6.9236in" svg:height="3.600272in" draw:z-index="0">
<draw:image xlink:href="../Images/AРМІЯINFORM/2023-05-18T95-00-00-04-00/olena-1-scaled.jpeg" xlink:type="simple" xlink:show="embed" xlink:actuate="onLoad" draw:mime-type="image/jpeg"/>
</draw:frame>
 - 简要地，清晰，创造性地揭示了动员，征兵和其他兵役问题的问题。 颜色样式也非常漂亮，信息图很好。 服务员埃琳娜(Elena)说，我想加大考虑有问题的问题，最让我们的军队担心的是什么，以及实施的逐步指示。</text:p>
      <text:p text:style-name="P4">
<draw:frame draw:style-name="fr1" draw:name="Image396" text:anchor-type="as-char" svg:width="6.9236in" svg:height="5.210009in" draw:z-index="0">
<draw:image xlink:href="../Images/AРМІЯINFORM/2023-05-18T95-00-00-04-00/angelina.jpeg" xlink:type="simple" xlink:show="embed" xlink:actuate="onLoad" draw:mime-type="image/jpeg"/>
</draw:frame>
 - 这似乎是一本很小的书。 这里有很多。 我认为，我们必须忘记我们的退伍军人，这个问题迫切需要考虑。 “退伍军人的业务”部分与当前相关。 为我们的军队提供法律援助非常重要，以已经发生的特定例子来考虑。 军事人员说，塔拉斯·舍申科(Taras Shevchenko)预言的名字非常喜欢。</text:p>
      <text:p text:style-name="P4">
<draw:frame draw:style-name="fr1" draw:name="Image397" text:anchor-type="as-char" svg:width="6.9236in" svg:height="3.900295in" draw:z-index="0">
<draw:image xlink:href="../Images/AРМІЯINFORM/2023-05-18T95-00-00-04-00/artem-1-scaled.jpeg" xlink:type="simple" xlink:show="embed" xlink:actuate="onLoad" draw:mime-type="image/jpeg"/>
</draw:frame>
</text:p>
      <ul>
        <li>
消化很有趣。 所有信息都是简洁的。 Ufeysbook可以使用它，我想收到这样的出版物 - 总结了服务员码头。</li>
      </ul>
      <text:p text:style-name="P4">
<text:a xlink:type="simple" xlink:href="https://armyinform.com.ua/wp-content/uploads/2023/05/03-4.jpeg" text:style-name="Internet_20_link" text:visited-style-name="Visited_20_Internet_20_Link">
!(Images/AРМІЯINFORM/2023-05-18T95-00-00-04-00/03-4-150x150.jpeg)</text:a>
</text:p>
      <text:p text:style-name="P4">
<text:a xlink:type="simple" xlink:href="https://armyinform.com.ua/wp-content/uploads/2023/05/01-3.jpeg" text:style-name="Internet_20_link" text:visited-style-name="Visited_20_Internet_20_Link">
<draw:frame draw:style-name="fr1" draw:name="Image398" text:anchor-type="as-char" svg:width="6.9236in" svg:height="6.9236in" draw:z-index="0">
<draw:image xlink:href="../Images/AРМІЯINFORM/2023-05-18T95-00-00-04-00/01-3-150x150.jpeg" xlink:type="simple" xlink:show="embed" xlink:actuate="onLoad" draw:mime-type="image/jpeg"/>
</draw:frame>
</text:a>
</text:p>
      <text:p text:style-name="P4">
<text:a xlink:type="simple" xlink:href="https://armyinform.com.ua/wp-content/uploads/2023/05/14.jpeg" text:style-name="Internet_20_link" text:visited-style-name="Visited_20_Internet_20_Link">
<draw:frame draw:style-name="fr1" draw:name="Image399" text:anchor-type="as-char" svg:width="6.9236in" svg:height="6.9236in" draw:z-index="0">
<draw:image xlink:href="../Images/AРМІЯINFORM/2023-05-18T95-00-00-04-00/14-150x150.jpeg" xlink:type="simple" xlink:show="embed" xlink:actuate="onLoad" draw:mime-type="image/jpeg"/>
</draw:frame>
</text:a>
</text:p>
      <text:p text:style-name="P4">
<text:a xlink:type="simple" xlink:href="https://armyinform.com.ua/wp-content/uploads/2023/05/09-2.jpeg" text:style-name="Internet_20_link" text:visited-style-name="Visited_20_Internet_20_Link">
<draw:frame draw:style-name="fr1" draw:name="Image400" text:anchor-type="as-char" svg:width="6.9236in" svg:height="6.9236in" draw:z-index="0">
<draw:image xlink:href="../Images/AРМІЯINFORM/2023-05-18T95-00-00-04-00/09-2-150x150.jpeg" xlink:type="simple" xlink:show="embed" xlink:actuate="onLoad" draw:mime-type="image/jpeg"/>
</draw:frame>
</text:a>
</text:p>
      <text:p text:style-name="P4">
<text:a xlink:type="simple" xlink:href="https://armyinform.com.ua/wp-content/uploads/2023/05/08-1.jpeg" text:style-name="Internet_20_link" text:visited-style-name="Visited_20_Internet_20_Link">
<draw:frame draw:style-name="fr1" draw:name="Image401" text:anchor-type="as-char" svg:width="6.9236in" svg:height="6.9236in" draw:z-index="0">
<draw:image xlink:href="../Images/AРМІЯINFORM/2023-05-18T95-00-00-04-00/08-1-150x150.jpeg" xlink:type="simple" xlink:show="embed" xlink:actuate="onLoad" draw:mime-type="image/jpeg"/>
</draw:frame>
</text:a>
</text:p>
      <text:p text:style-name="P4">
<text:a xlink:type="simple" xlink:href="https://armyinform.com.ua/wp-content/uploads/2023/05/07-2.jpeg" text:style-name="Internet_20_link" text:visited-style-name="Visited_20_Internet_20_Link">
<draw:frame draw:style-name="fr1" draw:name="Image402" text:anchor-type="as-char" svg:width="6.9236in" svg:height="6.9236in" draw:z-index="0">
<draw:image xlink:href="../Images/AРМІЯINFORM/2023-05-18T95-00-00-04-00/07-2-150x150.jpeg" xlink:type="simple" xlink:show="embed" xlink:actuate="onLoad" draw:mime-type="image/jpeg"/>
</draw:frame>
</text:a>
</text:p>
      <text:p text:style-name="P4">
<text:a xlink:type="simple" xlink:href="https://armyinform.com.ua/wp-content/uploads/2023/05/05-3.jpeg" text:style-name="Internet_20_link" text:visited-style-name="Visited_20_Internet_20_Link">
<draw:frame draw:style-name="fr1" draw:name="Image403" text:anchor-type="as-char" svg:width="6.9236in" svg:height="6.9236in" draw:z-index="0">
<draw:image xlink:href="../Images/AРМІЯINFORM/2023-05-18T95-00-00-04-00/05-3-150x150.jpeg" xlink:type="simple" xlink:show="embed" xlink:actuate="onLoad" draw:mime-type="image/jpeg"/>
</draw:frame>
</text:a>
<text:span text:style-name="T5">
foto Alexander Bondarenko</text:span>
</text:p>
      <text:p text:style-name="P4">
News Source: <text:a xlink:type="simple" xlink:href="https://armyinform.com.ua/2023/05/18/chomu-varto-chytaty-informaczijnyj-dajdzhest-armiyainform-dilylysya-vrazhennyamy-vijskovi/" text:style-name="Internet_20_link" text:visited-style-name="Visited_20_Internet_20_Link">
https://armyinform.com.ua/2023/05/18/chomu-varto-chytaty-informaczijnyj-dajdzhest-armiyainform-dilylysya-vrazhennyamy-vijskovi/</text:a>
</text:p>
      <!--NEWS-->
      <text:h text:style-name="P10" text:outline-level="1">
<text:span text:style-name="T4">
谢谢您的勇气：Dnipropetrovsk的Alexei Reznikov授予乌克兰捍卫者</text:span>
</text:h>
      <text:p text:style-name="P4">
作者: ['АРМІЯINFORM']</text:p>
      <text:p text:style-name="P4">
时间: 2023-05-18T96:00:00-04:00</text:p>
      <text:p text:style-name="P4">
描述: 乌克兰Oleksiy Reznikov在Dnipropetrovsk地区的Mainstro Deformest捍卫IZ ...与乌克兰2022年的战争，与乌克兰与乌克兰的最新新闻，与乌克兰的新闻，与乌克兰2022年的新闻战争，今天，乌克兰和俄罗斯之间的战争将会在乌克兰和俄罗斯之间发生一场战争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5/347790823_257704143422791_6583571957828327703_n.jpg" text:style-name="Internet_20_link" text:visited-style-name="Visited_20_Internet_20_Link">
347790823_257704143422791_6583571957828327703_n.jpg</text:a>
', '<text:a xlink:type="simple" xlink:href="https://armyinform.com.ua/wp-content/uploads/2023/05/347617225_986687766024390_1792959821705046208_n-150x150.jpg" text:style-name="Internet_20_link" text:visited-style-name="Visited_20_Internet_20_Link">
347617225_986687766024390_1792959821705046208_n-150x150.jpg</text:a>
', '<text:a xlink:type="simple" xlink:href="https://armyinform.com.ua/wp-content/uploads/2023/05/347119896_2284391128435735_1193880016426694709_n-150x150.jpg" text:style-name="Internet_20_link" text:visited-style-name="Visited_20_Internet_20_Link">
347119896_2284391128435735_1193880016426694709_n-150x150.jpg</text:a>
', '<text:a xlink:type="simple" xlink:href="https://armyinform.com.ua/wp-content/uploads/2023/05/347607066_712895164177317_9117692423359803925_n-150x150.jpg" text:style-name="Internet_20_link" text:visited-style-name="Visited_20_Internet_20_Link">
347607066_712895164177317_9117692423359803925_n-150x150.jpg</text:a>
', '<text:a xlink:type="simple" xlink:href="https://armyinform.com.ua/wp-content/uploads/2023/05/346870238_1585829138587192_8107463730626689806_n-150x150.jpg" text:style-name="Internet_20_link" text:visited-style-name="Visited_20_Internet_20_Link">
346870238_1585829138587192_8107463730626689806_n-150x150.jpg</text:a>
']</text:p>
      <text:p text:style-name="P4">
标签: ['ДЕРЖАВНІ НАГОРОДИ', 'ОЛЕКСІЙ РЕЗНІКОВ', 'ТАВРІЙСЬКИЙ НАПРЯМОК']</text:p>
      <text:p text:style-name="P4">
类别: News</text:p>
      <!--METADATA-->
      <text:p text:style-name="P4">
<draw:frame draw:style-name="fr1" draw:name="Image404" text:anchor-type="as-char" svg:width="6.9236in" svg:height="4.146948in" draw:z-index="0">
<draw:image xlink:href="../Images/AРМІЯINFORM/2023-05-18T96-00-00-04-00/347790823_257704143422791_6583571957828327703_n.jpg" xlink:type="simple" xlink:show="embed" xlink:actuate="onLoad" draw:mime-type="image/jpeg"/>
</draw:frame>
乌克兰Oleksiy Reznikov的国防部长在Dnipropetrovsk遇到了Tavriysky Isobon，他感谢这项服务并介绍了奖项武器。</text:p>
      <text:p text:style-name="P4">
关于它<text:a xlink:type="simple" xlink:href="https://www.facebook.com/EastOC/posts/pfbid02ReAdrPgP4LtvWDRizHxdf2mxctBMf4RbgiGR3jAeFhg9vzpjAyN3Gc32oZtBvrvRl" text:style-name="Internet_20_link" text:visited-style-name="Visited_20_Internet_20_Link">
报告</text:a>
操作命令“东”。</text:p>
      <text:p text:style-name="P4">
<text:a xlink:type="simple" xlink:href="https://armyinform.com.ua/wp-content/uploads/2023/05/347617225_986687766024390_1792959821705046208_n.jpg" text:style-name="Internet_20_link" text:visited-style-name="Visited_20_Internet_20_Link">
!(Images/AРМІЯINFORM/2023-05-18T96-00-00-04-00/347617225_986687766024390_1792959821705046208_n-150x150.jpg)</text:a>
</text:p>
      <text:p text:style-name="P4">
<text:a xlink:type="simple" xlink:href="https://armyinform.com.ua/wp-content/uploads/2023/05/347119896_2284391128435735_1193880016426694709_n.jpg" text:style-name="Internet_20_link" text:visited-style-name="Visited_20_Internet_20_Link">
<draw:frame draw:style-name="fr1" draw:name="Image405" text:anchor-type="as-char" svg:width="6.9236in" svg:height="6.9236in" draw:z-index="0">
<draw:image xlink:href="../Images/AРМІЯINFORM/2023-05-18T96-00-00-04-00/347119896_2284391128435735_1193880016426694709_n-150x150.jpg" xlink:type="simple" xlink:show="embed" xlink:actuate="onLoad" draw:mime-type="image/jpeg"/>
</draw:frame>
</text:a>
“我们感谢您的奉献和可持续性，英雄主义和勇气，为您的生活，认真而诚实地完成他们今天的战斗任务。乌克兰人应该继续保持单身并保持稳定以实现主要目的 - 我们土地从我们土地上解放俄罗斯入侵者。 回想起，由于您的专业精神和熟练的拥有现代和军事设备，这将得到保证，”  -   - 乌克兰国防部长说。</text:p>
      <text:p text:style-name="P4">
此外，乌克兰国防部长访问了一家当地医院，在那里他授予了受伤的军队。</text:p>
      <text:p text:style-name="P4">
<text:a xlink:type="simple" xlink:href="https://armyinform.com.ua/wp-content/uploads/2023/05/347607066_712895164177317_9117692423359803925_n.jpg" text:style-name="Internet_20_link" text:visited-style-name="Visited_20_Internet_20_Link">
!(Images/AРМІЯINFORM/2023-05-18T96-00-00-04-00/347607066_712895164177317_9117692423359803925_n-150x150.jpg)</text:a>
</text:p>
      <text:p text:style-name="P4">
<text:a xlink:type="simple" xlink:href="https://armyinform.com.ua/wp-content/uploads/2023/05/346870238_1585829138587192_8107463730626689806_n.jpg" text:style-name="Internet_20_link" text:visited-style-name="Visited_20_Internet_20_Link">
<draw:frame draw:style-name="fr1" draw:name="Image406" text:anchor-type="as-char" svg:width="6.9236in" svg:height="6.9236in" draw:z-index="0">
<draw:image xlink:href="../Images/AРМІЯINFORM/2023-05-18T96-00-00-04-00/346870238_1585829138587192_8107463730626689806_n-150x150.jpg" xlink:type="simple" xlink:show="embed" xlink:actuate="onLoad" draw:mime-type="image/jpeg"/>
</draw:frame>
</text:a>
国防部负责人对乌克兰医生表示感谢，并保留了我们士兵的生命。</text:p>
      <text:p text:style-name="P4">
“我本人来自一个医生家庭，所以我很清楚多么困难但无价。 我经常必须在国外工作，除了一切之外，我都有机会参观对待我们英雄的治疗机构。 我总是听到您的外国同事的来信，因为他们不仅得到了乌克兰军队，而且还得到了我们的医生。 我为您所做的一切，做和做的事情都表示诚挚。”他说。</text:p>
      <text:p text:style-name="P4">
News Source: <text:a xlink:type="simple" xlink:href="https://armyinform.com.ua/2023/05/18/dyakuyu-za-muzhnist-oleksij-reznikov-na-dnipropetrovshhyni-nagorodyv-ukrayinskyh-zahysnykiv/" text:style-name="Internet_20_link" text:visited-style-name="Visited_20_Internet_20_Link">
https://armyinform.com.ua/2023/05/18/dyakuyu-za-muzhnist-oleksij-reznikov-na-dnipropetrovshhyni-nagorodyv-ukrayinskyh-zahysnykiv/</text:a>
</text:p>
      <!--NEWS-->
      <text:h text:style-name="P10" text:outline-level="1">
<text:span text:style-name="T4">
协调总部讨论了在俄罗斯囚禁中披露捍卫者死亡的可能性</text:span>
</text:h>
      <text:p text:style-name="P4">
作者: ['АРМІЯINFORM']</text:p>
      <text:p text:style-name="P4">
时间: 2023-05-18T97:00:00-04:00</text:p>
      <text:p text:style-name="P4">
描述: 对于有机“ Poligon 56”的不介绍，来自宽大的总部...与乌克兰2022年的战争，与乌克兰与乌克兰的最新新闻的战争，与乌克兰的新闻战争，与乌克兰2022是今天的最后一场战争，乌克兰之间的战争将是乌克兰之间的战争和俄罗斯，当与乌克兰的战争将在不久的将来与乌克兰进行战争时，与乌克兰的战争，今天与乌克兰的战争，今天的乌克兰新闻，乌克兰媒体的乌克兰新闻在俄罗斯的乌克兰新闻</text:p>
      <text:p text:style-name="P4">
图片: ['<text:a xlink:type="simple" xlink:href="https://armyinform.com.ua/wp-content/uploads/2023/05/76640ee4-947b-43dc-9f65-8667acfabb6c.jpg" text:style-name="Internet_20_link" text:visited-style-name="Visited_20_Internet_20_Link">
76640ee4-947b-43dc-9f65-8667acfabb6c.jpg</text:a>
']</text:p>
      <text:p text:style-name="P4">
标签: ['ВІЙСЬКОВОПОЛОНЕНІ', 'КООРДИНАЦІЙНИЙ ШТАБ З ПИТАНЬ ПОВОДЖЕННЯ З ВІЙСЬКОВОПОЛОНЕНИМИ', 'ЧЕРВОНИЙ ХРЕСТ']</text:p>
      <text:p text:style-name="P4">
类别: News</text:p>
      <!--METADATA-->
      <text:p text:style-name="P4">
<draw:frame draw:style-name="fr1" draw:name="Image407" text:anchor-type="as-char" svg:width="6.9236in" svg:height="4.615733in" draw:z-index="0">
<draw:image xlink:href="../Images/AРМІЯINFORM/2023-05-18T97-00-00-04-00/76640ee4-947b-43dc-9f65-8667acfabb6c.jpg" xlink:type="simple" xlink:show="embed" xlink:actuate="onLoad" draw:mime-type="image/jpeg"/>
</draw:frame>
在非政府组织56号非政府组织土地的倡议下，与协调员举行了与两个旅的服务员的会议。 国际跨委员会交叉协调总部，回答了大问题的问题。(ICCH)，国家信息局和Verkhovna人权RADA的办公室。</text:p>
      <text:p text:style-name="P4">
关于它<text:a xlink:type="simple" xlink:href="https://t.me/Koord_shtab/1075" text:style-name="Internet_20_link" text:visited-style-name="Visited_20_Internet_20_Link">
报告</text:a>
询问战俘的询问总部。</text:p>
      <text:p text:style-name="P4">
他们讨论了公开披露红十字国际委员会在俄罗斯囚禁中死亡的案件。</text:p>
      <text:p text:style-name="P4">
“红十字国际委员会历史上有公开披露的案例。 不幸的是，凯撒辛在这些国家停止了。 有可能称重并考虑我们将失去的东西。” ICCH代表说。</text:p>
      <text:p text:style-name="P4">
在华沙，Verkhovna Rada的人权专员违反了俄罗斯囚禁的死亡话题。</text:p>
      <text:p text:style-name="P4">
“我们收集证据基础。 我们将把材料转移到国际刑事法院：死亡和酷刑。 这种犯罪的宣传是获得国际社会支持的机会。 问题不是 我们在各个层面上披露，”办公室的代表保证。</text:p>
      <text:p text:style-name="P4">
ICCH代表再次强调，我们的捍卫者和捍卫者的囚禁不是由他们的组织确认的，而是由俄罗斯确认的，俄罗斯是一个使人们被囚禁的国家。</text:p>
      <text:p text:style-name="P4">
“我们发送查询。 我们使用家庭提供的所有数据。 当我们设法获得确认时，有一些成功的案例。 不幸的是，不是所有人，但他们是。”她说。  - 我们没有透露我们向俄罗斯发动的请求的数量和频率。 确认的数量取决于另一侧的当局的分离。 囚犯负责俘虏。 它的职责是保护他们拥有的人。 我们要求与所有人访问。”</text:p>
      <text:p text:style-name="P4">
国家信息局的代表指出，这项工作正在进行中，以供信件囚禁我们的捍卫者。</text:p>
      <text:p text:style-name="P4">
News Source: <text:a xlink:type="simple" xlink:href="https://armyinform.com.ua/2023/05/18/u-koordynaczijnomu-shtabi-obgovoryly-mozhlyvist-rozgoloshennya-mkchh-zagybeli-zahysnykiv-u-rosijskomu-poloni/" text:style-name="Internet_20_link" text:visited-style-name="Visited_20_Internet_20_Link">
https://armyinform.com.ua/2023/05/18/u-koordynaczijnomu-shtabi-obgovoryly-mozhlyvist-rozgoloshennya-mkchh-zagybeli-zahysnykiv-u-rosijskomu-poloni/</text:a>
</text:p>
      <!--NEWS-->
      <text:h text:style-name="P10" text:outline-level="1">
<text:span text:style-name="T4">
克里姆林宫需要对俄罗斯联邦对基辅的毫无意义的袭击，以提高爱国歇斯底里的程度-Alexei Danilov</text:span>
</text:h>
      <text:p text:style-name="P4">
作者: ['АРМІЯINFORM']</text:p>
      <text:p text:style-name="P4">
时间: 2023-05-18T98:00:00-04:00</text:p>
      <text:p text:style-name="P4">
描述: 国家贝兹皮基（Bezpeki）的秘书，罗西亚·阿塔库（Rosiya Attaku）乌克兰乌克兰（Rosiya Attaku Capital Ukrainian）...与乌克兰2022年的战争，与乌克兰的最新新闻，今天与乌克兰的新闻战争，今天与乌克兰的新闻战争最后一次，乌克兰和俄罗斯和俄罗斯之间以及俄罗斯之间以及俄罗斯之间的战争将是一场战争，他们在2022年与乌克兰的一场战争，他们会在不久的将来与乌克兰战争，他们说，与乌克兰的战争，今天的乌克兰新闻，乌克兰的新闻，乌克兰媒体在俄罗斯的乌克兰新闻</text:p>
      <text:p text:style-name="P4">
图片: ['<text:a xlink:type="simple" xlink:href="https://armyinform.com.ua/wp-content/uploads/2022/11/124169412_728e27f1-5076-4016-ae2e-9fb07e605c88.jpg.webp" text:style-name="Internet_20_link" text:visited-style-name="Visited_20_Internet_20_Link">
124169412_728e27f1-5076-4016-ae2e-9fb07e605c88.jpg.webp</text:a>
']</text:p>
      <text:p text:style-name="P4">
标签: ['ВІЙНА', 'ОЛЕКСІЙ ДАНІЛОВ', 'РАКЕТНІ АТАКИ РФ']</text:p>
      <text:p text:style-name="P4">
类别: News</text:p>
      <!--METADATA-->
      <text:p text:style-name="P4">
<draw:frame draw:style-name="fr1" draw:name="Image408" text:anchor-type="as-char" svg:width="6.9236in" svg:height="3.894525in" draw:z-index="0">
<draw:image xlink:href="../ConvertedIMGs/AРМІЯINFORM/2023-05-18T98-00-00-04-00/124169412_728e27f1-5076-4016-ae2e-9fb07e605c88.jpg.png" xlink:type="simple" xlink:show="embed" xlink:actuate="onLoad" draw:mime-type="image/png"/>
</draw:frame>
国家安全和国防委员会秘书认为，俄罗斯正在攻击从绝望的昂贵导弹和在俄罗斯人加热爱国农业的首都。</text:p>
      <text:p text:style-name="P4">
他<text:a xlink:type="simple" xlink:href="https://twitter.com/oleksiydanilov/status/1659116398105198593" text:style-name="Internet_20_link" text:visited-style-name="Visited_20_Internet_20_Link">
写</text:a>
在他的推文中。</text:p>
      <text:p text:style-name="P4">
“基辅仍然是普京的狂躁和无法实现的目标。 象征性的地方是俄罗斯火箭射击的目的。 讯息写道：“需要克里姆林宫，并超级以至于超级和超级频率到达首都，以提高该国的爱国宫腔。”</text:p>
      <text:p text:style-name="P4">
亚历克西·丹尼洛夫(Alexei Danilov)补充说，在俄罗斯，在进攻和前线失败的背景下，绝望和失望的过程。</text:p>
      <text:p text:style-name="P4">
众所周知，晚上俄罗斯再次袭击了乌克兰，包括基辅，包括30种不同类型和无人机的火箭。 防守者<text:a xlink:type="simple" xlink:href="https://armyinform.com.ua/2023/05/18/syly-ppo-vnochi-znyshhyly-33-povitryani-czili-29-raket-ta-4-bezpilotnyky/" text:style-name="Internet_20_link" text:visited-style-name="Visited_20_Internet_20_Link">
击倒</text:a>
29枚火箭和4个非喷头。</text:p>
      <text:p text:style-name="P4">
News Source: <text:a xlink:type="simple" xlink:href="https://armyinform.com.ua/2023/05/18/bezgluzdi-ataky-rf-na-kyyiv-neobhidni-kremlyu-dlya-pidnyattya-gradusu-patriotychnoyi-isteriyi-oleksij-danilov/" text:style-name="Internet_20_link" text:visited-style-name="Visited_20_Internet_20_Link">
https://armyinform.com.ua/2023/05/18/bezgluzdi-ataky-rf-na-kyyiv-neobhidni-kremlyu-dlya-pidnyattya-gradusu-patriotychnoyi-isteriyi-oleksij-danilov/</text:a>
</text:p>
      <!--NEWS-->
      <text:h text:style-name="P10" text:outline-level="1">
<text:span text:style-name="T4">
短的。 战争。 第449天。视频</text:span>
</text:h>
      <text:p text:style-name="P4">
作者: ['АРМІЯINFORM']</text:p>
      <text:p text:style-name="P4">
时间: 2023-05-18T99:00:00-04:00</text:p>
      <text:p text:style-name="P4">
描述: 与乌克兰2022年的战争，与乌克兰的最新消息，今天与乌克兰的新闻战争，与乌克兰的新闻战争，今天的最后一次战争，乌克兰和俄罗斯之间的战争以及乌克兰之间的战争以及2022年与乌克兰的战争将是一场战争他们在不久的将来与乌克兰说，他们说与乌克兰的战争今天，乌克兰新闻，乌克兰新闻，乌克兰媒体在俄罗斯</text:p>
      <text:p text:style-name="P4">
图片: []</text:p>
      <text:p text:style-name="P4">
标签: ['ВІДЕОДАЙДЖЕСТ', 'ГЕНЕРАЛЬНИЙ ШТАБ ЗС УКРАЇНИ']</text:p>
      <text:p text:style-name="P4">
类别: News</text:p>
      <!--METADATA-->
      <text:p text:style-name="P4">
News Source: <text:a xlink:type="simple" xlink:href="https://armyinform.com.ua/2023/05/18/korotko-vijna-den-449-videodajdzhest/" text:style-name="Internet_20_link" text:visited-style-name="Visited_20_Internet_20_Link">
https://armyinform.com.ua/2023/05/18/korotko-vijna-den-449-videodajdzhest/</text:a>
</text:p>
      <!--NEWS-->
      <text:h text:style-name="P10" text:outline-level="1">
<text:span text:style-name="T4">
Odeska Oblast（19:53）。 红色警报：空中威胁。 警笛声。 立即掩盖！</text:span>
</text:h>
      <text:p text:style-name="P4">
作者: liveuamap (Language: en)</text:p>
      <text:p text:style-name="P4">
时间: 2023-05-18T9:55:00</text:p>
      <text:p text:style-name="P4">
地点: Odeska Oblast (Latitude:46.74951 Longtitude:30.24992)</text:p>
      <text:p text:style-name="P4">
视频: []</text:p>
      <text:p text:style-name="P4">
图片: []</text:p>
      <text:p text:style-name="P4">
标签: ["Europe", "Central and Eastern Europe"]</text:p>
      <text:p text:style-name="P4">
Id: 22563800</text:p>
      <!--METADATA-->
      <text:p text:style-name="P4">
ODESA地区(19:53). Red Alert: aerial threat. Sirens sounding. Take covernow!</text:p>
      <text:p text:style-name="P4">
News Collection Link: <text:a xlink:type="simple" xlink:href="https://liveuamap.com/en/2023/18-may-odeska-oblast1953-red-alert-aerial-thrg" text:style-name="Internet_20_link" text:visited-style-name="Visited_20_Internet_20_Link">
https://liveuamap.com/en/2023/18-may-odeska-oblast1953-red-alert-aerial-thrg</text:a>
</text:p>
      <text:p text:style-name="P4">
News Source: <text:a xlink:type="simple" xlink:href="https://t.me/suspilneodesa/23334" text:style-name="Internet_20_link" text:visited-style-name="Visited_20_Internet_20_Link">
https://t.me/suspilneodesa/23334</text:a>
</text:p>
      <!--NEWS-->
      <text:h text:style-name="P10" text:outline-level="1">
<text:span text:style-name="T4">
带有同事 -  deputies的曲德穿着刺绣</text:span>
</text:h>
      <text:p text:style-name="P4">
作者: Ukrinform (Person)</text:p>
      <text:p text:style-name="P4">
出版商: Укринформ (Organization)</text:p>
      <text:p text:style-name="P4">
出版时间: 2023-05-19T-31:28:00+03:00</text:p>
      <text:p text:style-name="P4">
修改时间: 2023-05-19T00:28:00+03:00</text:p>
      <text:p text:style-name="P4">
描述: 加拿大总理贾斯汀·特鲁多（Justin Trudeau）与加拿大自由党和参议员的研究员一起穿着乌克兰民间服装。  - 乌克林。</text:p>
      <text:p text:style-name="P4">
图片: ["<text:a xlink:type="simple" xlink:href="https://static.ukrinform.com/photos/2023_05/thumb_files/630_360_1684436517-765.jpg" text:style-name="Internet_20_link" text:visited-style-name="Visited_20_Internet_20_Link">
630_360_16844...</text:a>
", "<text:a xlink:type="simple" xlink:href="https://static.ukrinform.com/photos/2023_05/1684436517-866.jpg" text:style-name="Internet_20_link" text:visited-style-name="Visited_20_Internet_20_Link">
1684436517-86...</text:a>
"]</text:p>
      <text:p text:style-name="P4">
标签: ['Канада', 'Трюдо', 'Вишиванка', 'День вишиванки']</text:p>
      <text:p text:style-name="P4">
类型: Article</text:p>
      <!--METADATA-->
      <text:p text:style-name="P4">
<draw:frame draw:style-name="fr1" draw:name="Image409" text:anchor-type="as-char" svg:width="6.9236in" svg:height="3.956343in" draw:z-index="0">
<draw:image xlink:href="../Images/yкринформ/2023-05-19T-31-28-00-03-00/630_360_1684436517-765.jpg" xlink:type="simple" xlink:show="embed" xlink:actuate="onLoad" draw:mime-type="image/jpeg"/>
</draw:frame>
加拿大总理贾斯汀·特鲁多(Justin Trudeau)与自由党的周期研究员和参议员一起穿着乌克兰民间服装。</text:p>
      <text:p text:style-name="P4">
根据Ukrinform通讯员的说法，其网络页面上的相应照片<text:a xlink:type="simple" xlink:href="https://twitter.com/UKRinCAN/status/1659234103571501056" text:style-name="Internet_20_link" text:visited-style-name="Visited_20_Internet_20_Link">
</text:a>
乌克兰大使馆在加拿大出版了。</text:p>
      <text:p text:style-name="P4">
“总理贾斯汀·特鲁多(Justin Trudeau)，国会议员和参议员已经穿着<text:a xlink:type="simple" xlink:href="https://www.ukrinform.ua/tag-visivanka" text:style-name="Internet_20_link" text:visited-style-name="Visited_20_Internet_20_Link">
</text:a>
作为与乌克兰的声援的标志，”  - 在照片下的一篇文章中。</text:p>
      <text:p text:style-name="P4">
<draw:frame draw:style-name="fr1" draw:name="Image410" text:anchor-type="as-char" svg:width="6.9236in" svg:height="4.057999in" draw:z-index="0">
<draw:image xlink:href="../Images/yкринформ/2023-05-19T-31-28-00-03-00/1684436517-866.jpg" xlink:type="simple" xlink:show="embed" xlink:actuate="onLoad" draw:mime-type="image/jpeg"/>
</draw:frame>
应当指出的是，与政府负责人一起拍摄的庄严拍摄也在加拿大尤利亚·科瓦维夫(Yulia Kovaliv)派遣了一支军队。</text:p>
      <text:p text:style-name="P4">
<text:span text:style-name="T4">
另请阅读：</text:span>
 <text:a xlink:type="simple" xlink:href="https://www.ukrinform.ua/rubric-society/3711010-diplomati-krain-es-rozpovili-so-dla-nih-oznacae-visivanka.html" text:style-name="Internet_20_link" text:visited-style-name="Visited_20_Internet_20_Link">
<text:span text:style-name="T4">
刺绣</text:span>
</text:a>
记起： <text:a xlink:type="simple" xlink:href="https://www.ukrinform.ua/rubric-society/3710730-sogodni-den-visivanki.html" text:style-name="Internet_20_link" text:visited-style-name="Visited_20_Internet_20_Link">
</text:a>
传统上，他们在5月的第三个星期四庆祝。 Berehochtok对历史学院的学生青年的行动，Yuriy Fedkovich Chernivtsi大学的Tamzhni国际关系的政治学。 2006年，他们提供了一年中的一天，以专门为乌克兰绣花衬衫。圣洁的衬衫存在并在狭窄的圈子中指出，但在2014年，它不仅在有意识的乌克兰学生圈子之外，而且在乌克兰以外的地方。</text:p>
      <text:p text:style-name="P4">
News Source: <text:a xlink:type="simple" xlink:href="https://www.ukrinform.ua/rubric-world/3711138-trudo-z-kolegamideputatami-vbravsa-u-visivanku.html" text:style-name="Internet_20_link" text:visited-style-name="Visited_20_Internet_20_Link">
https://www.ukrinform.ua/rubric-world/3711138-trudo-z-kolegamideputatami-vbravsa-u-visivanku.html</text:a>
</text:p>
      <!--NEWS-->
      <text:h text:style-name="P10" text:outline-level="1">
<text:span text:style-name="T4">
普京有两个选择：投降或重复希特勒的命运 - 联合国理事会</text:span>
</text:h>
      <text:p text:style-name="P4">
作者: Ukrinform (Person)</text:p>
      <text:p text:style-name="P4">
出版商: Укринформ (Organization)</text:p>
      <text:p text:style-name="P4">
出版时间: 2023-05-19T-33:24:00+03:00</text:p>
      <text:p text:style-name="P4">
修改时间: 2023-05-19T00:24:00+03:00</text:p>
      <text:p text:style-name="P4">
描述: 俄罗斯总统弗拉基米尔·普京（Vladimir Putin）有两种方法可以摆脱当前局势 - 在第二次世界大战结束时投降或重复阿道夫·希特勒（Adolf Hitler）的命运。  - 乌克林。</text:p>
      <text:p text:style-name="P4">
图片: ["<text:a xlink:type="simple" xlink:href="https://static.ukrinform.com/photos/2023_05/thumb_files/630_360_1684444785-437.jpeg" text:style-name="Internet_20_link" text:visited-style-name="Visited_20_Internet_20_Link">
630_360_16844...</text:a>
"]</text:p>
      <text:p text:style-name="P4">
标签: ['Путін', 'Кислиця', 'Радбез ООН', 'Війна з Росією']</text:p>
      <text:p text:style-name="P4">
类型: Article</text:p>
      <!--METADATA-->
      <text:p text:style-name="P4">
<draw:frame draw:style-name="fr1" draw:name="Image411" text:anchor-type="as-char" svg:width="6.9236in" svg:height="3.956343in" draw:z-index="0">
<draw:image xlink:href="../Images/yкринформ/2023-05-19T-33-24-00-03-00/630_360_1684444785-437.jpeg" xlink:type="simple" xlink:show="embed" xlink:actuate="onLoad" draw:mime-type="image/jpeg"/>
</draw:frame>
俄罗斯总统弗拉基米尔·普京(Vladimir Putin)有两种方法可以摆脱当前局势 - 看到或重复自杀第二次世界大战的阿道夫·希特勒(Adolf Hitler)的命运。</text:p>
      <text:p text:style-name="P4">
据纽约乌克林事物通讯员称，联合国谢尔盖·基斯利特(Sergey Kislytsa)的乌克兰一贯代表在联合国安理会的一次会议上说，莫斯科召集了向乌克兰“谴责”武器的供应。</text:p>
      <text:p text:style-name="P4">
凯斯利特(Kyslyts)没有名字说：“轻率的犯罪分子中有两种选择：要么看到，要么重复1945年4月30日在另一个掩体中发生的事情。”</text:p>
      <text:p text:style-name="P4">
他强调，乌克兰将继续战斗，“直到每个乌克兰公民和我们的主权土地的每一个都不会被释放，但<text:a xlink:type="simple" xlink:href="https://www.ukrinform.ua/tag-rosia" text:style-name="Internet_20_link" text:visited-style-name="Visited_20_Internet_20_Link">
</text:a>
它在乌克兰没有遭受军事击败。”</text:p>
      <text:p text:style-name="P4">
<text:span text:style-name="T4">
另请阅读：</text:span>
 <text:a xlink:type="simple" xlink:href="https://www.ukrinform.ua/rubric-world/3711151-francia-u-radbezi-oon-rosia-ne-moze-i-ne-povinna-peremogti.html" text:style-name="Internet_20_link" text:visited-style-name="Visited_20_Internet_20_Link">
<text:span text:style-name="T4">
 un </text:span>
</text:a>
他补充说：“我们将继续加强国际团结，直到所有俄罗斯军事室负责。”他已经存在全面，公平和长期的和平的公式，其主要因素是遵守联合国法规。</text:p>
      <text:p text:style-name="P4">
“如果俄罗斯对生存感兴趣，它应该把这项决议掌握为一个充电圈，并通往概述的和平，”  - 这是一种酸。</text:p>
      <text:p text:style-name="P4">
据他说，“现在是时候让俄罗斯部落不得拖延地撤出乌克兰的部队 - 而不是从乌克兰人口偷走的汽车上。”</text:p>
      <text:p text:style-name="P4">
<text:span text:style-name="T4">
另请阅读：</text:span>
 <text:a xlink:type="simple" xlink:href="https://www.ukrinform.ua/rubric-polytics/3711148-ukraina-namagaetsa-donesti-do-arabskih-krain-svou-formulu-miru-ermak.html" text:style-name="Internet_20_link" text:visited-style-name="Visited_20_Internet_20_Link">
</text:a>
他强调，成千上万的非法俄罗斯移民公然。</text:p>
      <text:p text:style-name="P4">
最后，基斯利特(Kislytsya)用俄语讲述了俄罗斯语言。</text:p>
      <text:p text:style-name="P4">
“被迫用外交部长的语言与普京的刑事制度代表联系(塞尔吉乌斯)Ryabkova。他有时间履行您的老板的指导，去年1月，他傲慢地说，是时候让您自己执行它：“收集Manat并在1991年之交”。</text:p>
      <text:p text:style-name="P4">
据报道，2022年1月，里亚布科夫(Ryabkov)表示，北约必须“在1997年之交收集和去”。</text:p>
      <text:p text:style-name="P4">
News Source: <text:a xlink:type="simple" xlink:href="https://www.ukrinform.ua/rubric-polytics/3711154-putin-mae-dva-varianti-zdatisa-ci-povtoriti-dolu-gitlera-kislica-u-radbezi-oon.html" text:style-name="Internet_20_link" text:visited-style-name="Visited_20_Internet_20_Link">
https://www.ukrinform.ua/rubric-polytics/3711154-putin-mae-dva-varianti-zdatisa-ci-povtoriti-dolu-gitlera-kislica-u-radbezi-oon.html</text:a>
</text:p>
      <!--NEWS-->
      <text:h text:style-name="P10" text:outline-level="1">
<text:span text:style-name="T4">
“罗马”参加了欧罗巴联赛的决赛，“西海姆”正在欧洲联盟会议联赛中扮演冠军</text:span>
</text:h>
      <text:p text:style-name="P4">
作者: Ukrinform (Person)</text:p>
      <text:p text:style-name="P4">
出版商: Укринформ (Organization)</text:p>
      <text:p text:style-name="P4">
出版时间: 2023-05-19T-35:21:00+03:00</text:p>
      <text:p text:style-name="P4">
修改时间: 2023-05-19T00:21:00+03:00</text:p>
      <text:p text:style-name="P4">
描述: 确定了欧罗巴联赛中决定性比赛的首批参与者和欧洲联盟欧洲橄榄球联盟（UEFA）赛季-2022/23的欧洲联盟。  - 乌克林。</text:p>
      <text:p text:style-name="P4">
图片: ["<text:a xlink:type="simple" xlink:href="https://static.ukrinform.com/photos/2023_05/thumb_files/630_360_1684444622-160.jpg" text:style-name="Internet_20_link" text:visited-style-name="Visited_20_Internet_20_Link">
630_360_16844...</text:a>
"]</text:p>
      <text:p text:style-name="P4">
标签: ['Футбол', 'Ліга Європи', 'Ліга конференцій УЄФА']</text:p>
      <text:p text:style-name="P4">
类型: Article</text:p>
      <!--METADATA-->
      <text:p text:style-name="P4">
<draw:frame draw:style-name="fr1" draw:name="Image412" text:anchor-type="as-char" svg:width="6.9236in" svg:height="3.956343in" draw:z-index="0">
<draw:image xlink:href="../Images/yкринформ/2023-05-19T-35-21-00-03-00/630_360_1684444622-160.jpg" xlink:type="simple" xlink:show="embed" xlink:actuate="onLoad" draw:mime-type="image/jpeg"/>
</draw:frame>
确定了欧罗巴联赛和欧洲联盟租赁领域的决定性比赛的第一批参与者。</text:p>
      <text:p text:style-name="P4">
欧罗巴联赛决赛将与意大利罗马球员的参与者一起举行，至少在罗马，德国的“拜耳”在罗马被最少克服(1：0)，在勒沃库塞纳(Levercusena)带来了其优势(0：0)，报道乌克林福姆。</text:p>
      <text:p text:style-name="P4">
罗马将成为泰塔利亚·尤文图斯(Taitalian Juventus(1：1).</text:p>
      <text:p text:style-name="P4">
<text:span text:style-name="T4">
Читайте також:</text:span>
 <text:a xlink:type="simple" xlink:href="https://www.ukrinform.ua/rubric-sports/3708030-vest-gem-i-bazel-vigrali-persi-matci-12-finalu-ligi-konferencij-uefa.html" text:style-name="Internet_20_link" text:visited-style-name="Visited_20_Internet_20_Link">
 <text:span text:style-name="T4">
Вест</text:span>
 <text:span text:style-name="T4">
Гем</text:span>
 </text:a>
第一个UEFA会议决赛入围者是英国西海姆(2：1，1：0).</text:p>
      <text:p text:style-name="P4">
У фіналі лондонці зустрінуться з переможцем пари «Базель» (瑞士)-Fiorentina(意大利)，第一场比赛-2：1。</text:p>
      <text:p text:style-name="P4">
<text:span text:style-name="T4">
另请阅读：</text:span>
 <text:a xlink:type="simple" xlink:href="https://www.ukrinform.ua/rubric-sports/3710753-ukrainski-kiberfutbolisti-startuut-u-plejoff-vidboru-fifae-nations-cup.html" text:style-name="Internet_20_link" text:visited-style-name="Visited_20_Internet_20_Link">
</text:a>
我们将提醒，欧罗巴联赛的最后一场比赛将于5月31日参加“ Pushash Arena”(匈牙利)，欧洲联盟会议联盟的决定性比赛将于6月7日在布拉格的Sinobo Stedium举行(捷克共和国).</text:p>
      <text:p text:style-name="P4">
Фото: ФК «Рома».</text:p>
      <text:p text:style-name="P4">
News Source: <text:a xlink:type="simple" xlink:href="https://www.ukrinform.ua/rubric-sports/3711153-roma-vijsla-u-final-ligi-evropi-vest-gem-rozigrae-titul-u-lizi-konferencij-uefa.html" text:style-name="Internet_20_link" text:visited-style-name="Visited_20_Internet_20_Link">
https://www.ukrinform.ua/rubric-sports/3711153-roma-vijsla-u-final-ligi-evropi-vest-gem-rozigrae-titul-u-lizi-konferencij-uefa.html</text:a>
</text:p>
      <!--NEWS-->
      <text:h text:style-name="P10" text:outline-level="1">
<text:span text:style-name="T4">
乌克兰正在传播空气警报</text:span>
</text:h>
      <text:p text:style-name="P4">
作者: Ukrinform (Person)</text:p>
      <text:p text:style-name="P4">
出版商: Укринформ (Organization)</text:p>
      <text:p text:style-name="P4">
出版时间: 2023-05-19T-37:05:00+03:00</text:p>
      <text:p text:style-name="P4">
修改时间: 2023-05-19T00:05:00+03:00</text:p>
      <text:p text:style-name="P4">
描述: 基辅宣布空气警报和另外七个地区。  - 乌克林。</text:p>
      <text:p text:style-name="P4">
图片: ["<text:a xlink:type="simple" xlink:href="https://static.ukrinform.com/photos/2022_02/thumb_files/630_360_1645871571-868.jpg" text:style-name="Internet_20_link" text:visited-style-name="Visited_20_Internet_20_Link">
630_360_16458...</text:a>
", "<text:a xlink:type="simple" xlink:href="https://static.ukrinform.com/photos/2023_05/1684444236-467.png" text:style-name="Internet_20_link" text:visited-style-name="Visited_20_Internet_20_Link">
1684444236-46...</text:a>
"]</text:p>
      <text:p text:style-name="P4">
标签: ['Безпілотник', 'Війна з Росією', 'Повітряна тривога']</text:p>
      <text:p text:style-name="P4">
类型: Article</text:p>
      <!--METADATA-->
      <text:p text:style-name="P4">
<draw:frame draw:style-name="fr1" draw:name="Image413" text:anchor-type="as-char" svg:width="6.9236in" svg:height="3.956343in" draw:z-index="0">
<draw:image xlink:href="../Images/yкринформ/2023-05-19T-37-05-00-03-00/630_360_1645871571-868.jpg" xlink:type="simple" xlink:show="embed" xlink:actuate="onLoad" draw:mime-type="image/jpeg"/>
</draw:frame>
在基辅，又有七个地区宣布空气警报。</text:p>
      <text:p text:style-name="P4">
[]证明了这一点(https://map.ukrainealarm.com/)据报道，空气焦虑。</text:p>
      <text:p text:style-name="P4">
<draw:frame draw:style-name="fr1" draw:name="Image414" text:anchor-type="as-char" svg:width="6.9236in" svg:height="3.89773in" draw:z-index="0">
<draw:image xlink:href="../Images/yкринформ/2023-05-19T-37-05-00-03-00/1684444236-467.png" xlink:type="simple" xlink:show="embed" xlink:actuate="onLoad" draw:mime-type="image/png"/>
</draw:frame>
所以现在<text:a xlink:type="simple" xlink:href="https://www.ukrinform.ua/tag-povitrana-trivoga" text:style-name="Internet_20_link" text:visited-style-name="Visited_20_Internet_20_Link">
</text:a>
宣布了UKIV，Kyiv，Chernihiv，Dnipropetrovsk，Zaporizhia，Kharkiv，Donetsk和Luhansk地区。</text:p>
      <text:p text:style-name="P4">
<text:span text:style-name="T4">
另请阅读：</text:span>
 <text:a xlink:type="simple" xlink:href="https://www.ukrinform.ua/rubric-ato/3710880-nicna-raketna-ataka-na-ukrainu-ignat-rozpoviv-pro-osoblivist.html" text:style-name="Internet_20_link" text:visited-style-name="Visited_20_Internet_20_Link">
</text:a>
同时，监测TG通道报告了基辅地区“ Shahed-136”类型的敌对无人机，其数量仍然未知。</text:p>
      <text:p text:style-name="P4">
News Source: <text:a xlink:type="simple" xlink:href="https://www.ukrinform.ua/rubric-ato/3711152-ukrainou-siritsa-povitrana-trivoga.html" text:style-name="Internet_20_link" text:visited-style-name="Visited_20_Internet_20_Link">
https://www.ukrinform.ua/rubric-ato/3711152-ukrainou-siritsa-povitrana-trivoga.html</text:a>
</text:p>
      <!--NEWS-->
      <text:h text:style-name="P10" text:outline-level="1">
<text:span text:style-name="T4">
法国 - 在联合国议会中：俄罗斯不能也不应该赢</text:span>
</text:h>
      <text:p text:style-name="P4">
作者: Ukrinform (Person)</text:p>
      <text:p text:style-name="P4">
出版商: Укринформ (Organization)</text:p>
      <text:p text:style-name="P4">
出版时间: 2023-05-19T-39:01:00+03:00</text:p>
      <text:p text:style-name="P4">
修改时间: 2023-05-19T00:01:00+03:00</text:p>
      <text:p text:style-name="P4">
描述: 俄罗斯已经在召集联合国安理会的一次会议，致力于向乌克兰提供武器，但是“对恶心的重复仍然不会将平行现实变成现实，”  - 乌克斯坦。</text:p>
      <text:p text:style-name="P4">
图片: ["<text:a xlink:type="simple" xlink:href="https://static.ukrinform.com/photos/2023_05/thumb_files/630_360_1684443299-973.jpeg" text:style-name="Internet_20_link" text:visited-style-name="Visited_20_Internet_20_Link">
630_360_16844...</text:a>
"]</text:p>
      <text:p text:style-name="P4">
标签: ['Франція', 'Україна', 'Зброя', 'Агресія РФ', 'Росія', 'Радбез ООН']</text:p>
      <text:p text:style-name="P4">
类型: Article</text:p>
      <!--METADATA-->
      <text:p text:style-name="P4">
<draw:frame draw:style-name="fr1" draw:name="Image415" text:anchor-type="as-char" svg:width="6.9236in" svg:height="3.956343in" draw:z-index="0">
<draw:image xlink:href="../Images/yкринформ/2023-05-19T-39-01-00-03-00/630_360_1684443299-973.jpeg" xlink:type="simple" xlink:show="embed" xlink:actuate="onLoad" draw:mime-type="image/jpeg"/>
</draw:frame>
在五十五十届，联合国安理会会议致力于乌克兰供应武器，但“对恶心的重复仍然不会将平行现实变成现实”，</text:p>
      <text:p text:style-name="P4">
根据纽约的乌克林事物通讯员的说法，联合国尼科尔·德里维尔(Nicole de Riviere)的后置术在周四的联合国安理会上说。</text:p>
      <text:p text:style-name="P4">
这场战争的终结及其负面后果仅取决于俄罗斯，除俄罗斯以外的其他人仍然不寻求继续这场冲突，但他强调。</text:p>
      <text:p text:style-name="P4">
“俄罗斯联邦预期是什么？ 交货<text:a xlink:type="simple" xlink:href="https://www.ukrinform.ua/tag-zbroa" text:style-name="Internet_20_link" text:visited-style-name="Visited_20_Internet_20_Link">
</text:a>
在乌克兰，俄罗斯是否能够赢得这场战争并施加意愿？ 进而？ 然后，我们可以转向其他侵略性？ 俄罗斯是不可能的，不应该赢得这场冲突。</text:p>
      <text:p text:style-name="P4">
<text:span text:style-name="T4">
另请阅读：</text:span>
 <text:a xlink:type="simple" xlink:href="https://www.ukrinform.ua/rubric-ato/3711146-v-oon-vkazali-rosii-so-vona-otrimue-zbrou-z-insih-derzav-dla-vijni-proti-ukraini.html" text:style-name="Internet_20_link" text:visited-style-name="Visited_20_Internet_20_Link">
<text:span text:style-name="T4">
 un </text:span>
</text:a>
“我们不能同意和平，每个人的主权和安全都取决于力量的比率。 正是由于所有这些原因，法国决定支持乌克兰人民在伴侣中行使自卫的权利。”他补充说。</text:p>
      <text:p text:style-name="P4">
他解释说，法国将继续以双边和在欧盟中为乌克兰提供支持，“考虑到乌克兰增强其国防能力的最迫切需求。”</text:p>
      <text:p text:style-name="P4">
德·里维尔(De Rivier)强调，虽然西方合法向乌克兰提供武器，但“俄罗斯试图非法购买它，以补充其减少的股票，同时在伊朗购买无人机，以及朝鲜的导弹和弹药。”</text:p>
      <text:p text:style-name="P4">
他回忆说，俄罗斯联邦的这种行动违反了联合国安理会的决议。</text:p>
      <text:p text:style-name="P4">
<text:span text:style-name="T4">
另请阅读：</text:span>
 <text:a xlink:type="simple" xlink:href="https://www.ukrinform.ua/rubric-polytics/3710176-miznarodnij-sud-oon-u-cervni-provede-publicni-sluhanna-u-spravi-ukraina-proti-rosii.html" text:style-name="Internet_20_link" text:visited-style-name="Visited_20_Internet_20_Link">
<text:span text:style-name="T4">
 un </text:span>
</text:a>
其中一些武器是瓦格纳PVC雇佣军使用的，后者被记录在案，被宣传。</text:p>
      <text:p text:style-name="P4">
在他看来，这是唯一可能的出路 - 根据统计数据的说法，涉及恢复乌克兰主权和领土完整。</text:p>
      <text:p text:style-name="P4">
“正是在此基础上，法国支持乌克兰和平计划，”  - 强调。</text:p>
      <text:p text:style-name="P4">
News Source: <text:a xlink:type="simple" xlink:href="https://www.ukrinform.ua/rubric-world/3711151-francia-u-radbezi-oon-rosia-ne-moze-i-ne-povinna-peremogti.html" text:style-name="Internet_20_link" text:visited-style-name="Visited_20_Internet_20_Link">
https://www.ukrinform.ua/rubric-world/3711151-francia-u-radbezi-oon-rosia-ne-moze-i-ne-povinna-peremogti.html</text:a>
</text:p>
      <!--NEWS-->
      <text:h text:style-name="P10" text:outline-level="1">
<text:span text:style-name="T4">
法国 - 在联合国议会中：俄罗斯不能也不应该赢</text:span>
</text:h>
      <text:p text:style-name="P4">
作者: Ukrinform (Person)</text:p>
      <text:p text:style-name="P4">
出版商: Укринформ (Organization)</text:p>
      <text:p text:style-name="P4">
出版时间: 2023-05-19T00:01:00+03:00</text:p>
      <text:p text:style-name="P4">
修改时间: 2023-05-19T00:01:00+03:00</text:p>
      <text:p text:style-name="P4">
描述: 俄罗斯已经在召集联合国安理会的一次会议，致力于向乌克兰提供武器，但是“对恶心的重复仍然不会将平行现实变成现实，”  - 乌克斯坦。</text:p>
      <text:p text:style-name="P4">
图片: ["<text:a xlink:type="simple" xlink:href="https://static.ukrinform.com/photos/2023_05/thumb_files/630_360_1684443299-973.jpeg" text:style-name="Internet_20_link" text:visited-style-name="Visited_20_Internet_20_Link">
630_360_16844...</text:a>
"]</text:p>
      <text:p text:style-name="P4">
标签: ['Франція', 'Україна', 'Зброя', 'Агресія РФ', 'Росія', 'Радбез ООН']</text:p>
      <text:p text:style-name="P4">
类型: Article</text:p>
      <!--METADATA-->
      <text:p text:style-name="P4">
<draw:frame draw:style-name="fr1" draw:name="Image416" text:anchor-type="as-char" svg:width="6.9236in" svg:height="3.956343in" draw:z-index="0">
<draw:image xlink:href="../Images/yкринформ/2023-05-19T00-01-00-03-00/630_360_1684443299-973.jpeg" xlink:type="simple" xlink:show="embed" xlink:actuate="onLoad" draw:mime-type="image/jpeg"/>
</draw:frame>
俄罗斯已经在召开联合国安理会的一次会议，致力于乌克兰的武器供应，但是“这项练习重复对恶心仍然不会将平行现实变成现实”，</text:p>
      <text:p text:style-name="P4">
根据纽约的乌克林事物通讯员的说法，联合国尼科尔·德里维尔(Nicole de Riviere)的后置术在周四的联合国安理会上说。</text:p>
      <text:p text:style-name="P4">
这场战争的终结及其负面后果仅取决于俄罗斯，除俄罗斯以外的其他人仍然不寻求继续这场冲突，但他强调。</text:p>
      <text:p text:style-name="P4">
“俄罗斯联邦预期是什么？ 交货<text:a xlink:type="simple" xlink:href="https://www.ukrinform.ua/tag-zbroa" text:style-name="Internet_20_link" text:visited-style-name="Visited_20_Internet_20_Link">
</text:a>
在乌克兰，俄罗斯是否能够赢得这场战争并施加意愿？ 进而？ 然后，我们可以转向其他侵略性？ 俄罗斯是不可能的，不应该赢得这场冲突。</text:p>
      <text:p text:style-name="P4">
<text:span text:style-name="T4">
另请阅读：</text:span>
 <text:a xlink:type="simple" xlink:href="https://www.ukrinform.ua/rubric-ato/3711146-v-oon-vkazali-rosii-so-vona-otrimue-zbrou-z-insih-derzav-dla-vijni-proti-ukraini.html" text:style-name="Internet_20_link" text:visited-style-name="Visited_20_Internet_20_Link">
<text:span text:style-name="T4">
 un </text:span>
</text:a>
“我们不能同意和平，每个人的主权和安全都取决于力量的比率。 正是由于所有这些原因，法国决定支持乌克兰人民在伴侣中行使自卫的权利。”他补充说。</text:p>
      <text:p text:style-name="P4">
他解释说，法国将继续以双边和在欧盟中为乌克兰提供支持，“考虑到乌克兰增强其国防能力的最迫切需求。”</text:p>
      <text:p text:style-name="P4">
德·里维尔(De Rivier)强调，虽然西方合法向乌克兰提供武器，但“俄罗斯试图非法购买它，以补充其减少的股票，同时在伊朗购买无人机，以及朝鲜的导弹和弹药。”</text:p>
      <text:p text:style-name="P4">
他回忆说，俄罗斯联邦的这种行动违反了联合国安理会的决议。</text:p>
      <text:p text:style-name="P4">
<text:span text:style-name="T4">
另请阅读：</text:span>
 <text:a xlink:type="simple" xlink:href="https://www.ukrinform.ua/rubric-polytics/3710176-miznarodnij-sud-oon-u-cervni-provede-publicni-sluhanna-u-spravi-ukraina-proti-rosii.html" text:style-name="Internet_20_link" text:visited-style-name="Visited_20_Internet_20_Link">
<text:span text:style-name="T4">
 un </text:span>
</text:a>
其中一些武器是瓦格纳PVC雇佣军使用的，后者被记录在案，被宣传。</text:p>
      <text:p text:style-name="P4">
在他看来，这是唯一可能的出路 - 根据统计数据的说法，涉及恢复乌克兰主权和领土完整。</text:p>
      <text:p text:style-name="P4">
“正是在此基础上，法国支持乌克兰和平计划，”  - 强调。</text:p>
      <text:p text:style-name="P4">
News Source: <text:a xlink:type="simple" xlink:href="https://www.ukrinform.ua/rubric-world/3711151-francia-u-radbezi-oon-rosia-ne-moze-i-ne-povinna-peremogti.html" text:style-name="Internet_20_link" text:visited-style-name="Visited_20_Internet_20_Link">
https://www.ukrinform.ua/rubric-world/3711151-francia-u-radbezi-oon-rosia-ne-moze-i-ne-povinna-peremogti.html</text:a>
</text:p>
      <!--NEWS-->
      <text:h text:style-name="P10" text:outline-level="1">
<text:span text:style-name="T4">
乌克兰正在传播空气警报</text:span>
</text:h>
      <text:p text:style-name="P4">
作者: Ukrinform (Person)</text:p>
      <text:p text:style-name="P4">
出版商: Укринформ (Organization)</text:p>
      <text:p text:style-name="P4">
出版时间: 2023-05-19T00:05:00+03:00</text:p>
      <text:p text:style-name="P4">
修改时间: 2023-05-19T00:05:00+03:00</text:p>
      <text:p text:style-name="P4">
描述: 基辅宣布空气警报和另外七个地区。  - 乌克林。</text:p>
      <text:p text:style-name="P4">
图片: ["<text:a xlink:type="simple" xlink:href="https://static.ukrinform.com/photos/2022_02/thumb_files/630_360_1645871571-868.jpg" text:style-name="Internet_20_link" text:visited-style-name="Visited_20_Internet_20_Link">
630_360_16458...</text:a>
", "<text:a xlink:type="simple" xlink:href="https://static.ukrinform.com/photos/2023_05/1684444236-467.png" text:style-name="Internet_20_link" text:visited-style-name="Visited_20_Internet_20_Link">
1684444236-46...</text:a>
"]</text:p>
      <text:p text:style-name="P4">
标签: ['Безпілотник', 'Війна з Росією', 'Повітряна тривога']</text:p>
      <text:p text:style-name="P4">
类型: Article</text:p>
      <!--METADATA-->
      <text:p text:style-name="P4">
<draw:frame draw:style-name="fr1" draw:name="Image417" text:anchor-type="as-char" svg:width="6.9236in" svg:height="3.956343in" draw:z-index="0">
<draw:image xlink:href="../Images/yкринформ/2023-05-19T00-05-00-03-00/630_360_1645871571-868.jpg" xlink:type="simple" xlink:show="embed" xlink:actuate="onLoad" draw:mime-type="image/jpeg"/>
</draw:frame>
在基辅，七个地区被宣布为空气警报。</text:p>
      <text:p text:style-name="P4">
[]证明了这一点(https://map.ukrainealarm.com/)据报道，空气焦虑。</text:p>
      <text:p text:style-name="P4">
<draw:frame draw:style-name="fr1" draw:name="Image418" text:anchor-type="as-char" svg:width="6.9236in" svg:height="3.89773in" draw:z-index="0">
<draw:image xlink:href="../Images/yкринформ/2023-05-19T00-05-00-03-00/1684444236-467.png" xlink:type="simple" xlink:show="embed" xlink:actuate="onLoad" draw:mime-type="image/png"/>
</draw:frame>
所以现在<text:a xlink:type="simple" xlink:href="https://www.ukrinform.ua/tag-povitrana-trivoga" text:style-name="Internet_20_link" text:visited-style-name="Visited_20_Internet_20_Link">
</text:a>
宣布了UKIV，Kyiv，Chernihiv，Dnipropetrovsk，Zaporizhia，Kharkiv，Donetsk和Luhansk地区。</text:p>
      <text:p text:style-name="P4">
<text:span text:style-name="T4">
另请阅读：</text:span>
 <text:a xlink:type="simple" xlink:href="https://www.ukrinform.ua/rubric-ato/3710880-nicna-raketna-ataka-na-ukrainu-ignat-rozpoviv-pro-osoblivist.html" text:style-name="Internet_20_link" text:visited-style-name="Visited_20_Internet_20_Link">
</text:a>
同时，监测TG通道报告了基辅地区“ Shahed-136”类型的敌对无人机，其数量仍然未知。</text:p>
      <text:p text:style-name="P4">
News Source: <text:a xlink:type="simple" xlink:href="https://www.ukrinform.ua/rubric-ato/3711152-ukrainou-siritsa-povitrana-trivoga.html" text:style-name="Internet_20_link" text:visited-style-name="Visited_20_Internet_20_Link">
https://www.ukrinform.ua/rubric-ato/3711152-ukrainou-siritsa-povitrana-trivoga.html</text:a>
</text:p>
      <!--NEWS-->
      <text:h text:style-name="P10" text:outline-level="1">
<text:span text:style-name="T4">
“罗马”参加了欧罗巴联赛的决赛，“西海姆”正在欧洲联盟会议联赛中扮演冠军</text:span>
</text:h>
      <text:p text:style-name="P4">
作者: Ukrinform (Person)</text:p>
      <text:p text:style-name="P4">
出版商: Укринформ (Organization)</text:p>
      <text:p text:style-name="P4">
出版时间: 2023-05-19T00:21:00+03:00</text:p>
      <text:p text:style-name="P4">
修改时间: 2023-05-19T00:21:00+03:00</text:p>
      <text:p text:style-name="P4">
描述: 确定了欧罗巴联赛中决定性比赛的首批参与者和欧洲联盟欧洲橄榄球联盟（UEFA）赛季-2022/23的欧洲联盟。  - 乌克林。</text:p>
      <text:p text:style-name="P4">
图片: ["<text:a xlink:type="simple" xlink:href="https://static.ukrinform.com/photos/2023_05/thumb_files/630_360_1684444622-160.jpg" text:style-name="Internet_20_link" text:visited-style-name="Visited_20_Internet_20_Link">
630_360_16844...</text:a>
"]</text:p>
      <text:p text:style-name="P4">
标签: ['Футбол', 'Ліга Європи', 'Ліга конференцій УЄФА']</text:p>
      <text:p text:style-name="P4">
类型: Article</text:p>
      <!--METADATA-->
      <text:p text:style-name="P4">
<draw:frame draw:style-name="fr1" draw:name="Image419" text:anchor-type="as-char" svg:width="6.9236in" svg:height="3.956343in" draw:z-index="0">
<draw:image xlink:href="../Images/yкринформ/2023-05-19T00-21-00-03-00/630_360_1684444622-160.jpg" xlink:type="simple" xlink:show="embed" xlink:actuate="onLoad" draw:mime-type="image/jpeg"/>
</draw:frame>
确定了欧罗巴联赛和欧洲联盟租赁领域的决定性比赛的第一批参与者。</text:p>
      <text:p text:style-name="P4">
欧罗巴联赛决赛将与意大利罗马球员的参与者一起举行，至少在罗马，德国的“拜耳”在罗马被最少克服(1：0)，在勒沃库塞纳(Levercusena)带来了其优势(0：0)，报道乌克林福姆。</text:p>
      <text:p text:style-name="P4">
罗马将成为泰塔利亚·尤文图斯(Taitalian Juventus(1：1).</text:p>
      <text:p text:style-name="P4">
<text:span text:style-name="T4">
Читайте також:</text:span>
 <text:a xlink:type="simple" xlink:href="https://www.ukrinform.ua/rubric-sports/3708030-vest-gem-i-bazel-vigrali-persi-matci-12-finalu-ligi-konferencij-uefa.html" text:style-name="Internet_20_link" text:visited-style-name="Visited_20_Internet_20_Link">
 <text:span text:style-name="T4">
Вест</text:span>
 <text:span text:style-name="T4">
Гем</text:span>
 </text:a>
第一个UEFA会议决赛入围者是英国西海姆(2：1，1：0).</text:p>
      <text:p text:style-name="P4">
У фіналі лондонці зустрінуться з переможцем пари «Базель» (瑞士)-Fiorentina(意大利)，第一场比赛-2：1。</text:p>
      <text:p text:style-name="P4">
<text:span text:style-name="T4">
另请阅读：</text:span>
 <text:a xlink:type="simple" xlink:href="https://www.ukrinform.ua/rubric-sports/3710753-ukrainski-kiberfutbolisti-startuut-u-plejoff-vidboru-fifae-nations-cup.html" text:style-name="Internet_20_link" text:visited-style-name="Visited_20_Internet_20_Link">
</text:a>
我们将提醒，欧罗巴联赛的最后一场比赛将于5月31日参加“ Pushash Arena”(匈牙利)，欧洲联盟会议联盟的决定性比赛将于6月7日在布拉格的Sinobo Stedium举行(捷克共和国).</text:p>
      <text:p text:style-name="P4">
Фото: ФК «Рома».</text:p>
      <text:p text:style-name="P4">
News Source: <text:a xlink:type="simple" xlink:href="https://www.ukrinform.ua/rubric-sports/3711153-roma-vijsla-u-final-ligi-evropi-vest-gem-rozigrae-titul-u-lizi-konferencij-uefa.html" text:style-name="Internet_20_link" text:visited-style-name="Visited_20_Internet_20_Link">
https://www.ukrinform.ua/rubric-sports/3711153-roma-vijsla-u-final-ligi-evropi-vest-gem-rozigrae-titul-u-lizi-konferencij-uefa.html</text:a>
</text:p>
      <!--NEWS-->
      <text:h text:style-name="P10" text:outline-level="1">
<text:span text:style-name="T4">
普京有两个选择：投降或重复希特勒的命运 - 联合国理事会</text:span>
</text:h>
      <text:p text:style-name="P4">
作者: Ukrinform (Person)</text:p>
      <text:p text:style-name="P4">
出版商: Укринформ (Organization)</text:p>
      <text:p text:style-name="P4">
出版时间: 2023-05-19T00:24:00+03:00</text:p>
      <text:p text:style-name="P4">
修改时间: 2023-05-19T00:24:00+03:00</text:p>
      <text:p text:style-name="P4">
描述: 俄罗斯总统弗拉基米尔·普京（Vladimir Putin）有两种方法可以摆脱当前局势 - 在第二次世界大战结束时投降或重复阿道夫·希特勒（Adolf Hitler）的命运。  - 乌克林。</text:p>
      <text:p text:style-name="P4">
图片: ["<text:a xlink:type="simple" xlink:href="https://static.ukrinform.com/photos/2023_05/thumb_files/630_360_1684444785-437.jpeg" text:style-name="Internet_20_link" text:visited-style-name="Visited_20_Internet_20_Link">
630_360_16844...</text:a>
"]</text:p>
      <text:p text:style-name="P4">
标签: ['Путін', 'Кислиця', 'Радбез ООН', 'Війна з Росією']</text:p>
      <text:p text:style-name="P4">
类型: Article</text:p>
      <!--METADATA-->
      <text:p text:style-name="P4">
<draw:frame draw:style-name="fr1" draw:name="Image420" text:anchor-type="as-char" svg:width="6.9236in" svg:height="3.956343in" draw:z-index="0">
<draw:image xlink:href="../Images/yкринформ/2023-05-19T00-24-00-03-00/630_360_1684444785-437.jpeg" xlink:type="simple" xlink:show="embed" xlink:actuate="onLoad" draw:mime-type="image/jpeg"/>
</draw:frame>
弗拉基米尔·普京(Vladimir Putin)有两种方法可以摆脱当前局势 - 投降或重复阿道夫·希特勒(Adolf Hitler)的命运，阿道夫·希特勒(Adolf Hitler)在第二次世界大战结束时自杀。</text:p>
      <text:p text:style-name="P4">
据纽约乌克林事物通讯员称，联合国谢尔盖·基斯利特(Sergey Kislytsa)的乌克兰一贯代表在联合国安理会的一次会议上说，莫斯科召集了向乌克兰“谴责”武器的供应。</text:p>
      <text:p text:style-name="P4">
凯斯利特(Kyslyts)没有名字说：“轻率的犯罪分子中有两种选择：要么看到，要么重复1945年4月30日在另一个掩体中发生的事情。”</text:p>
      <text:p text:style-name="P4">
他强调，乌克兰将继续战斗，“直到每个乌克兰公民和我们的主权土地的每一个都不会被释放，但<text:a xlink:type="simple" xlink:href="https://www.ukrinform.ua/tag-rosia" text:style-name="Internet_20_link" text:visited-style-name="Visited_20_Internet_20_Link">
</text:a>
它在乌克兰没有遭受军事击败。”</text:p>
      <text:p text:style-name="P4">
<text:span text:style-name="T4">
另请阅读：</text:span>
 <text:a xlink:type="simple" xlink:href="https://www.ukrinform.ua/rubric-world/3711151-francia-u-radbezi-oon-rosia-ne-moze-i-ne-povinna-peremogti.html" text:style-name="Internet_20_link" text:visited-style-name="Visited_20_Internet_20_Link">
<text:span text:style-name="T4">
 un </text:span>
</text:a>
他补充说：“我们将继续加强国际团结，直到所有俄罗斯军事室负责。”他已经存在全面，公平和长期的和平的公式，其主要因素是遵守联合国法规。</text:p>
      <text:p text:style-name="P4">
“如果俄罗斯对生存感兴趣，它应该把这项决议掌握为一个充电圈，并通往概述的和平，”  - 这是一种酸。</text:p>
      <text:p text:style-name="P4">
据他说，“现在是时候让俄罗斯部落不得拖延地撤出乌克兰的部队 - 而不是从乌克兰人口偷走的汽车上。”</text:p>
      <text:p text:style-name="P4">
<text:span text:style-name="T4">
另请阅读：</text:span>
 <text:a xlink:type="simple" xlink:href="https://www.ukrinform.ua/rubric-polytics/3711148-ukraina-namagaetsa-donesti-do-arabskih-krain-svou-formulu-miru-ermak.html" text:style-name="Internet_20_link" text:visited-style-name="Visited_20_Internet_20_Link">
</text:a>
他强调，成千上万的非法俄罗斯移民公然。</text:p>
      <text:p text:style-name="P4">
最后，基斯利特(Kislytsya)用俄语讲述了俄罗斯语言。</text:p>
      <text:p text:style-name="P4">
“被迫用外交部长的语言与普京的刑事制度代表联系(塞尔吉乌斯)Ryabkova。他有时间履行您的老板的指导，去年1月，他傲慢地说，是时候让您自己执行它：“收集Manat并在1991年之交”。</text:p>
      <text:p text:style-name="P4">
据报道，2022年1月，里亚布科夫(Ryabkov)表示，北约必须“在1997年之交收集和去”。</text:p>
      <text:p text:style-name="P4">
News Source: <text:a xlink:type="simple" xlink:href="https://www.ukrinform.ua/rubric-polytics/3711154-putin-mae-dva-varianti-zdatisa-ci-povtoriti-dolu-gitlera-kislica-u-radbezi-oon.html" text:style-name="Internet_20_link" text:visited-style-name="Visited_20_Internet_20_Link">
https://www.ukrinform.ua/rubric-polytics/3711154-putin-mae-dva-varianti-zdatisa-ci-povtoriti-dolu-gitlera-kislica-u-radbezi-oon.html</text:a>
</text:p>
      <!--NEWS-->
      <text:h text:style-name="P10" text:outline-level="1">
<text:span text:style-name="T4">
带有同事 -  deputies的曲德穿着刺绣</text:span>
</text:h>
      <text:p text:style-name="P4">
作者: Ukrinform (Person)</text:p>
      <text:p text:style-name="P4">
出版商: Укринформ (Organization)</text:p>
      <text:p text:style-name="P4">
出版时间: 2023-05-19T00:28:00+03:00</text:p>
      <text:p text:style-name="P4">
修改时间: 2023-05-19T00:28:00+03:00</text:p>
      <text:p text:style-name="P4">
描述: 加拿大总理贾斯汀·特鲁多（Justin Trudeau）与加拿大自由党和参议员的研究员一起穿着乌克兰民间服装。  - 乌克林。</text:p>
      <text:p text:style-name="P4">
图片: ["<text:a xlink:type="simple" xlink:href="https://static.ukrinform.com/photos/2023_05/thumb_files/630_360_1684436517-765.jpg" text:style-name="Internet_20_link" text:visited-style-name="Visited_20_Internet_20_Link">
630_360_16844...</text:a>
", "<text:a xlink:type="simple" xlink:href="https://static.ukrinform.com/photos/2023_05/1684436517-866.jpg" text:style-name="Internet_20_link" text:visited-style-name="Visited_20_Internet_20_Link">
1684436517-86...</text:a>
"]</text:p>
      <text:p text:style-name="P4">
标签: ['Канада', 'Трюдо', 'Вишиванка', 'День вишиванки']</text:p>
      <text:p text:style-name="P4">
类型: Article</text:p>
      <!--METADATA-->
      <text:p text:style-name="P4">
<draw:frame draw:style-name="fr1" draw:name="Image421" text:anchor-type="as-char" svg:width="6.9236in" svg:height="3.956343in" draw:z-index="0">
<draw:image xlink:href="../Images/yкринформ/2023-05-19T00-28-00-03-00/630_360_1684436517-765.jpg" xlink:type="simple" xlink:show="embed" xlink:actuate="onLoad" draw:mime-type="image/jpeg"/>
</draw:frame>
加拿大总理贾斯汀·特鲁多(Justin Trudeau)与自由党的周期研究员和参议员一起穿着乌克兰民间服装。</text:p>
      <text:p text:style-name="P4">
根据Ukrinform通讯员的说法，其网络页面上的相应照片<text:a xlink:type="simple" xlink:href="https://twitter.com/UKRinCAN/status/1659234103571501056" text:style-name="Internet_20_link" text:visited-style-name="Visited_20_Internet_20_Link">
</text:a>
乌克兰大使馆在加拿大出版了。</text:p>
      <text:p text:style-name="P4">
“总理贾斯汀·特鲁多(Justin Trudeau)，国会议员和参议员已经穿着<text:a xlink:type="simple" xlink:href="https://www.ukrinform.ua/tag-visivanka" text:style-name="Internet_20_link" text:visited-style-name="Visited_20_Internet_20_Link">
</text:a>
作为与乌克兰的声援的标志，”  - 在照片下的一篇文章中。</text:p>
      <text:p text:style-name="P4">
<draw:frame draw:style-name="fr1" draw:name="Image422" text:anchor-type="as-char" svg:width="6.9236in" svg:height="4.057999in" draw:z-index="0">
<draw:image xlink:href="../Images/yкринформ/2023-05-19T00-28-00-03-00/1684436517-866.jpg" xlink:type="simple" xlink:show="embed" xlink:actuate="onLoad" draw:mime-type="image/jpeg"/>
</draw:frame>
应当指出的是，与政府负责人一起拍摄的庄严拍摄也在加拿大尤利亚·科瓦维夫(Yulia Kovaliv)派遣了一支军队。</text:p>
      <text:p text:style-name="P4">
<text:span text:style-name="T4">
另请阅读：</text:span>
 <text:a xlink:type="simple" xlink:href="https://www.ukrinform.ua/rubric-society/3711010-diplomati-krain-es-rozpovili-so-dla-nih-oznacae-visivanka.html" text:style-name="Internet_20_link" text:visited-style-name="Visited_20_Internet_20_Link">
<text:span text:style-name="T4">
刺绣</text:span>
</text:a>
记起： <text:a xlink:type="simple" xlink:href="https://www.ukrinform.ua/rubric-society/3710730-sogodni-den-visivanki.html" text:style-name="Internet_20_link" text:visited-style-name="Visited_20_Internet_20_Link">
</text:a>
传统上，他们在5月的第三个星期四庆祝。 Berehochtok对历史学院的学生青年的行动，Yuriy Fedkovich Chernivtsi大学的Tamzhni国际关系的政治学。 2006年，他们提供了一年中的一天，以专门为乌克兰绣花衬衫。圣洁的衬衫存在并在狭窄的圈子中指出，但在2014年，它不仅在有意识的乌克兰学生圈子之外，而且在乌克兰以外的地方。</text:p>
      <text:p text:style-name="P4">
News Source: <text:a xlink:type="simple" xlink:href="https://www.ukrinform.ua/rubric-world/3711138-trudo-z-kolegamideputatami-vbravsa-u-visivanku.html" text:style-name="Internet_20_link" text:visited-style-name="Visited_20_Internet_20_Link">
https://www.ukrinform.ua/rubric-world/3711138-trudo-z-kolegamideputatami-vbravsa-u-visivanku.html</text:a>
</text:p>
      <!--NEWS-->
      <text:h text:style-name="P10" text:outline-level="1">
<text:span text:style-name="T4">
基斯利特（Kislytsya</text:span>
</text:h>
      <text:p text:style-name="P4">
作者: Ukrinform (Person)</text:p>
      <text:p text:style-name="P4">
出版商: Укринформ (Organization)</text:p>
      <text:p text:style-name="P4">
出版时间: 2023-05-19T00:35:00+03:00</text:p>
      <text:p text:style-name="P4">
修改时间: 2023-05-19T00:35:00+03:00</text:p>
      <text:p text:style-name="P4">
描述: 乌克兰的永久代表在联合国谢尔盖·基斯利特（Sergey Kislytsya）上引起了拉德贝萨（Radbeza）成员的注意，即克里姆林宫政权当前的罪行“来自普京前任的种族灭绝习惯”。  - 乌克林。</text:p>
      <text:p text:style-name="P4">
图片: ["<text:a xlink:type="simple" xlink:href="https://static.ukrinform.com/photos/2022_07/thumb_files/630_360_1657929118-879.jpg" text:style-name="Internet_20_link" text:visited-style-name="Visited_20_Internet_20_Link">
630_360_16579...</text:a>
"]</text:p>
      <text:p text:style-name="P4">
标签: ['Депортація', 'Геноцид', 'Кримські татари', 'Путін', 'Росія', 'Кислиця', 'Радбез ООН']</text:p>
      <text:p text:style-name="P4">
类型: Article</text:p>
      <!--METADATA-->
      <text:p text:style-name="P4">
<draw:frame draw:style-name="fr1" draw:name="Image423" text:anchor-type="as-char" svg:width="6.9236in" svg:height="3.956343in" draw:z-index="0">
<draw:image xlink:href="../Images/yкринформ/2023-05-19T00-35-00-03-00/630_360_1657929118-879.jpg" xlink:type="simple" xlink:show="embed" xlink:actuate="onLoad" draw:mime-type="image/jpeg"/>
</draw:frame>
乌克兰在联合国谢尔盖·凯斯利特(Sergey Kyslytsy)的不断代表引起了拉德贝萨(Radbeza)成员的注意，即克里姆林宫政权的当前犯罪“来自普京的前任的种族灭绝实践”。</text:p>
      <text:p text:style-name="P4">
乌克林福姆报告了这一点。</text:p>
      <text:p text:style-name="P4">
“考虑到这种政权的罪行，重要的是要记住，它们是从克里姆林宫中普京的前辈衍生而来的，我们向今天的斯大林政权最恐怖的犯罪之一的受害者表示敬意 - 试图理解[] <text:a xlink:type="simple" xlink:href="https://www.ukrinform.ua/tag-krimski-tatari" text:style-name="Internet_20_link" text:visited-style-name="Visited_20_Internet_20_Link">
</text:a>
从1944年5月18日开始的本地土地大规模驱逐出境。 邪恶从2014年返回，试图吞并克里米亚，”凯斯利特斯说。</text:p>
      <text:p text:style-name="P4">
根据Post -press，邪恶“改变了符号，但没有改变其本质”。</text:p>
      <text:p text:style-name="P4">
他补充说，如果您不停止普京政权的罪行，那么免费日期将很快被未使用，以纪念莫斯科犯下的所有罪行的受害者。</text:p>
      <text:p text:style-name="P4">
<text:span text:style-name="T4">
另请阅读：</text:span>
 <text:a xlink:type="simple" xlink:href="https://www.ukrinform.ua/rubric-crimea/3711124-v-oon-spodivautsa-so-vsi-prava-krimskih-tatar-dotrimuvatimutsa.html" text:style-name="Internet_20_link" text:visited-style-name="Visited_20_Internet_20_Link">
<text:span text:style-name="T4">
 un </text:span>
</text:a>
正如乌克林福姆报道的那样，俄罗斯周四召集了Onda安全理事会的一次会议，讨论向乌克兰的武器供应。</text:p>
      <text:p text:style-name="P4">
5月18日在乌克兰<text:a xlink:type="simple" xlink:href="https://www.ukrinform.ua/rubric-crimea/3710721-sogodni-ukraina-vsanovue-pamat-zertv-deportacii-krimskih-tatar.html" text:style-name="Internet_20_link" text:visited-style-name="Visited_20_Internet_20_Link">
</text:a>
克里米亚塔塔尔种族灭绝的受害者的记忆是为克里米亚塔塔尔人的权利而纪念的。</text:p>
      <text:p text:style-name="P4">
News Source: <text:a xlink:type="simple" xlink:href="https://www.ukrinform.ua/rubric-crimea/3711155-kislica-nagadav-radbezu-oon-pro-genocidni-praktiki-poperednikiv-putina-sodo-krimskih-tatar.html" text:style-name="Internet_20_link" text:visited-style-name="Visited_20_Internet_20_Link">
https://www.ukrinform.ua/rubric-crimea/3711155-kislica-nagadav-radbezu-oon-pro-genocidni-praktiki-poperednikiv-putina-sodo-krimskih-tatar.html</text:a>
</text:p>
      <!--NEWS-->
      <text:h text:style-name="P10" text:outline-level="1">
<text:span text:style-name="T4">
海军陆战队从慈善家那里获得了20多个SUV</text:span>
</text:h>
      <text:p text:style-name="P4">
作者: Ukrinform (Person)</text:p>
      <text:p text:style-name="P4">
出版商: Укринформ (Organization)</text:p>
      <text:p text:style-name="P4">
出版时间: 2023-05-19T00:37:00+03:00</text:p>
      <text:p text:style-name="P4">
修改时间: 2023-05-19T00:37:00+03:00</text:p>
      <text:p text:style-name="P4">
描述: 乌克兰武装部队海军军队从慈善家那里获得了20多名SUV，以执行其预期的任务。  - 乌克林。</text:p>
      <text:p text:style-name="P4">
图片: ["<text:a xlink:type="simple" xlink:href="https://static.ukrinform.com/photos/2023_05/thumb_files/630_360_1684414731-724.jpg" text:style-name="Internet_20_link" text:visited-style-name="Visited_20_Internet_20_Link">
630_360_16844...</text:a>
"]</text:p>
      <text:p text:style-name="P4">
标签: ['Автомобіль', 'Благодійність', 'Морпіхи']</text:p>
      <text:p text:style-name="P4">
类型: Article</text:p>
      <!--METADATA-->
      <text:p text:style-name="P4">
<draw:frame draw:style-name="fr1" draw:name="Image424" text:anchor-type="as-char" svg:width="6.9236in" svg:height="3.956343in" draw:z-index="0">
<draw:image xlink:href="../Images/yкринформ/2023-05-19T00-37-00-03-00/630_360_1684414731-724.jpg" xlink:type="simple" xlink:show="embed" xlink:actuate="onLoad" draw:mime-type="image/jpeg"/>
</draw:frame>
乌克兰武装部队的海军海军已获得20多辆SUV，以完成目的。</text:p>
      <text:p text:style-name="P4">
根据乌克林福姆的说法，乌克兰海军在[]中报告(https://www.facebook.com/navy.mil.gov.ua/posts/pfbid0oFMS8ktBrVyQEd4brY57Fiu57TTB1TThZ9Yvz4nByZyYhimcj8WUvjARPy1Npamel?locale=ru_RU).</text:p>
      <text:p text:style-name="P4">
Чергова передача <text:a xlink:type="simple" xlink:href="https://www.ukrinform.ua/tag-avtomobil" text:style-name="Internet_20_link" text:visited-style-name="Visited_20_Internet_20_Link">
 </text:a>
它发生在波多尔斯克敖德萨地区的普遍步兵。</text:p>
      <text:p text:style-name="P4">
该事件是由司令部命令命令命令命令命令命令命令命令进行的。</text:p>
      <text:p text:style-name="P4">
海军指出：“今天，国家舰队的主要问题之一是对下属单位的全面支持和支持，这些单位勇于反对俄罗斯侵略者。 在这一海军司令下，在公共联盟成员“ All -Ukrainian农业委员会”的协助下，乌克兰武装部队海军陆战队的另一批汽车单位被转移了。</text:p>
      <text:p text:style-name="P4">
波迪尔斯克并没有意外选举出乌克兰海军的下一次转会的地方，因为狮子会在奥德萨地区和podilskyi区的社区中实施全部 - 乌克兰农业RADA的股份，并根据自己的倡议并积极协助。据报道，乌克兰捍卫者。</text:p>
      <text:p text:style-name="P4">
<text:span text:style-name="T4">
另请阅读：</text:span>
 <text:a xlink:type="simple" xlink:href="https://www.ukrinform.ua/rubric-ato/3705122-energoatom-peredav-vijskovim-visim-pozaslahovikiv.html" text:style-name="Internet_20_link" text:visited-style-name="Visited_20_Internet_20_Link">
<text:span text:style-name="T4">
 SUVS </text:span>
</text:a>
在设备转移期间，斯特尼茨基告知，在这一年中，乌克兰海军的支持成员，乌克兰海军指挥了约80辆汽车，这是海上步兵旅之间分配的。</text:p>
      <text:p text:style-name="P4">
这些车辆已经进行了所有必要的检查，维护和维护，并帮助军人在战斗区执行任务。</text:p>
      <text:p text:style-name="P4">
如报道<text:a xlink:type="simple" xlink:href="https://www.ukrinform.ua/rubric-ato/3690049-desat-brigad-sil-oboroni-otrimali-pozaslahoviki-vid-blagodijnikiv-z-evropi-ta-ssa.html" text:style-name="Internet_20_link" text:visited-style-name="Visited_20_Internet_20_Link">
</text:a>
，10个国防军旅从欧洲国家获得了慈善家的SUV。</text:p>
      <text:p text:style-name="P4">
_foto：乌克兰海军</text:p>
      <text:p text:style-name="P4">
News Source: <text:a xlink:type="simple" xlink:href="https://www.ukrinform.ua/rubric-ato/3710993-morski-pihotinci-otrimali-vid-blagodijnikiv-ponad-20-pozaslahovikiv.html" text:style-name="Internet_20_link" text:visited-style-name="Visited_20_Internet_20_Link">
https://www.ukrinform.ua/rubric-ato/3710993-morski-pihotinci-otrimali-vid-blagodijnikiv-ponad-20-pozaslahovikiv.html</text:a>
</text:p>
      <!--NEWS-->
      <text:h text:style-name="P10" text:outline-level="1">
<text:span text:style-name="T4">
UEFA LEGHT奖杯联盟正在扮演West Hem和Fiorentina</text:span>
</text:h>
      <text:p text:style-name="P4">
作者: Ukrinform (Person)</text:p>
      <text:p text:style-name="P4">
出版商: Укринформ (Organization)</text:p>
      <text:p text:style-name="P4">
出版时间: 2023-05-19T00:47:49+03:00</text:p>
      <text:p text:style-name="P4">
修改时间: 2023-05-19T00:47:49+03:00</text:p>
      <text:p text:style-name="P4">
描述: 在UEFA会议联盟中，确定了2022/23赛季决赛的参与者。  - 乌克林。</text:p>
      <text:p text:style-name="P4">
图片: ["<text:a xlink:type="simple" xlink:href="https://static.ukrinform.com/photos/2023_05/thumb_files/630_360_1684446459-571.jpg" text:style-name="Internet_20_link" text:visited-style-name="Visited_20_Internet_20_Link">
630_360_16844...</text:a>
"]</text:p>
      <text:p text:style-name="P4">
标签: ['Футбол', 'Ліга конференцій УЄФА']</text:p>
      <text:p text:style-name="P4">
类型: Article</text:p>
      <!--METADATA-->
      <text:p text:style-name="P4">
<draw:frame draw:style-name="fr1" draw:name="Image425" text:anchor-type="as-char" svg:width="6.9236in" svg:height="3.956343in" draw:z-index="0">
<draw:image xlink:href="../Images/yкринформ/2023-05-19T00-47-49-03-00/630_360_1684446459-571.jpg" xlink:type="simple" xlink:show="embed" xlink:actuate="onLoad" draw:mime-type="image/jpeg"/>
</draw:frame>
UEFA Lisaconferences确定了2022/23赛季决赛的参与者。</text:p>
      <text:p text:style-name="P4">
乌克林福姆报道，这项决定性的比赛将与英国“韦斯特姆”和意大利佛罗伦萨的球员一起举行。</text:p>
      <text:p text:style-name="P4">
一周前在伦敦以2：1赢得了烷玛尔AZ的西海姆赢得了荷兰-1：0。</text:p>
      <text:p text:style-name="P4">
在瑞士巴塞尔锦标赛1/2决赛的另一场对抗中，在家庭竞技场“圣jikob park”的额外时间里，得分为1：3，输给了意大利“菲奥伦蒂纳”，在佛罗伦萨的第一场比赛中，这是佛罗伦萨的第一场比赛。较低的差异为-1：2。</text:p>
      <text:p text:style-name="P4">
<text:span text:style-name="T4">
另请阅读：</text:span>
 <text:a xlink:type="simple" xlink:href="https://www.ukrinform.ua/rubric-sports/3698754-viznacilisa-pivfinalni-pari-ligi-konferencij-uefa.html" text:style-name="Internet_20_link" text:visited-style-name="Visited_20_Internet_20_Link">
</text:a>
我们将提醒，UEFA会议联盟的决赛将于6月7日在Sinobo Stadium举行(捷克共和国).</text:p>
      <text:p text:style-name="P4">
Фото: AFP.</text:p>
      <text:p text:style-name="P4">
News Source: <text:a xlink:type="simple" xlink:href="https://www.ukrinform.ua/rubric-sports/3711156-trofej-ligi-konferencij-uefa-rozigraut-vest-gem-ta-fiorentina.html" text:style-name="Internet_20_link" text:visited-style-name="Visited_20_Internet_20_Link">
https://www.ukrinform.ua/rubric-sports/3711156-trofej-ligi-konferencij-uefa-rozigraut-vest-gem-ta-fiorentina.html</text:a>
</text:p>
      <!--NEWS-->
      <text:h text:style-name="P10" text:outline-level="1">
<text:span text:style-name="T4">
欧洲联盟欧罗巴联赛决赛选手是塞维利亚和罗马</text:span>
</text:h>
      <text:p text:style-name="P4">
作者: Ukrinform (Person)</text:p>
      <text:p text:style-name="P4">
出版商: Укринформ (Organization)</text:p>
      <text:p text:style-name="P4">
出版时间: 2023-05-19T00:58:27+03:00</text:p>
      <text:p text:style-name="P4">
修改时间: 2023-05-19T00:58:27+03:00</text:p>
      <text:p text:style-name="P4">
描述: 由于半决赛的回应，UEFA欧罗巴联赛由赛季-2022/23的两次决赛选手确定。  - 乌克林。</text:p>
      <text:p text:style-name="P4">
图片: ["<text:a xlink:type="simple" xlink:href="https://static.ukrinform.com/photos/2023_05/thumb_files/630_360_1684447078-515.jpg" text:style-name="Internet_20_link" text:visited-style-name="Visited_20_Internet_20_Link">
630_360_16844...</text:a>
"]</text:p>
      <text:p text:style-name="P4">
标签: ['Футбол', 'Ліга Європи']</text:p>
      <text:p text:style-name="P4">
类型: Article</text:p>
      <!--METADATA-->
      <text:p text:style-name="P4">
<draw:frame draw:style-name="fr1" draw:name="Image426" text:anchor-type="as-char" svg:width="6.9236in" svg:height="3.956343in" draw:z-index="0">
<draw:image xlink:href="../Images/yкринформ/2023-05-19T00-58-27-03-00/630_360_1684447078-515.jpg" xlink:type="simple" xlink:show="embed" xlink:actuate="onLoad" draw:mime-type="image/jpeg"/>
</draw:frame>
欧洲联盟(UEFA Europa League)是本赛季-2022/23决赛入围者的决赛入围者，被怀疑。</text:p>
      <text:p text:style-name="P4">
乌克林福姆报道，这场决定性的决斗将与意大利罗马和西班牙塞维利亚会面。</text:p>
      <text:p text:style-name="P4">
在响应勒沃库森(Levercusen)的1/2总决赛的比赛中，德国的“拜耳”(Bayer)无法堵塞鹌鹑“罗马”  -  0-0，这是一周前在罗马的最低克服“药剂师”  -  1：0。</text:p>
      <text:p text:style-name="P4">
在一场平行的决斗中，意大利尤文图斯在都灵的第一次会议上在塞维利亚比赛中打出1：1，在塞维利亚的“ Estadio Ramon Sanchez Pisjuan”上输给了对手-1：2。</text:p>
      <text:p text:style-name="P4">
<text:span text:style-name="T4">
另请阅读：</text:span>
 <text:a xlink:type="simple" xlink:href="https://www.ukrinform.ua/rubric-sports/3708028-liga-evropi-uefa-uventus-unik-porazki-vid-sevili-roma-zdolala-baer.html" text:style-name="Internet_20_link" text:visited-style-name="Visited_20_Internet_20_Link">
<text:span text:style-name="T4">
尤文图斯</text:span>
</text:a>
回想一下，欧罗巴联赛“尤文图斯”的最后一场比赛 - “罗马”将于5月31日在布达佩斯举行的“ Pushkash Arena”(匈牙利).</text:p>
      <text:p text:style-name="P4">
Фото: AFP.</text:p>
      <text:p text:style-name="P4">
News Source: <text:a xlink:type="simple" xlink:href="https://www.ukrinform.ua/rubric-sports/3711157-finalistami-ligi-evropi-uefa-stali-sevila-ta-roma.html" text:style-name="Internet_20_link" text:visited-style-name="Visited_20_Internet_20_Link">
https://www.ukrinform.ua/rubric-sports/3711157-finalistami-ligi-evropi-uefa-stali-sevila-ta-roma.html</text:a>
</text:p>
      <!--NEWS-->
      <text:h text:style-name="P10" text:outline-level="1">
<text:span text:style-name="T4">
NSDC讨论了如何加强国家网络安全系统</text:span>
</text:h>
      <text:p text:style-name="P4">
作者: ['АРМІЯINFORM']</text:p>
      <text:p text:style-name="P4">
时间: 2023-05-19T99:00:00-04:00</text:p>
      <text:p text:style-name="P4">
描述: 在乌克兰人的Aparati rnbo中，我在Zavodannya Grupi Skewannnya ...与乌克兰2022年的战争，与乌克兰的最新新闻，今天与乌克兰2022年的新闻战争，今天上次与乌克兰2022年，乌克兰和俄罗斯之间的战争将是一场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3/31.03.23_kiberbezpeka-ssha.jpg" text:style-name="Internet_20_link" text:visited-style-name="Visited_20_Internet_20_Link">
31.03.23_kiberbezpeka-ssha.jpg</text:a>
']</text:p>
      <text:p text:style-name="P4">
标签: ['КІБЕРБЕЗПЕКА', 'РНБО']</text:p>
      <text:p text:style-name="P4">
类别: News</text:p>
      <!--METADATA-->
      <text:p text:style-name="P4">
<draw:frame draw:style-name="fr1" draw:name="Image427" text:anchor-type="as-char" svg:width="6.9236in" svg:height="4.598424in" draw:z-index="0">
<draw:image xlink:href="../Images/AРМІЯINFORM/2023-05-19T99-00-00-04-00/31.03.23_kiberbezpeka-ssha.jpg" xlink:type="simple" xlink:show="embed" xlink:actuate="onLoad" draw:mime-type="image/jpeg"/>
</draw:frame>
乌克兰的NSDC机构在网络安全领域举办了有关改善规范法律框架的工作组会议。</text:p>
      <text:p text:style-name="P4">
关于它<text:a xlink:type="simple" xlink:href="https://www.rnbo.gov.ua/ua/Diialnist/6346.html" text:style-name="Internet_20_link" text:visited-style-name="Visited_20_Internet_20_Link">
报告</text:a>
乌克兰国家安全和国防总裁。</text:p>
      <text:p text:style-name="P4">
参与者讨论了有关网络犯罪在行动条件下关键基础设施对象的效率的法案。</text:p>
      <text:p text:style-name="P4">
“有效的网络犯罪调查是国家的重要组成部分之一。 实施网络对国家安全的威胁不仅是由于攻击者的刑事行动，而且还归因于责任人对保护对国家信息系统的关键的非引用，这在武术条件下是不可接受的法律。 解决这个问题并指示该法案。 我相信我们将就这个问题达成共识，并实现必要的灾难。”</text:p>
      <text:p text:style-name="P4">
值得注意的是，该活动是由NSDC机构，乌克兰国防部，乌克兰信息特殊沟通和保护的国家服务部的专家参加的。</text:p>
      <text:p text:style-name="P4">
News Source: <text:a xlink:type="simple" xlink:href="https://armyinform.com.ua/2023/05/19/u-rnbo-obgovoryly-yak-posylyty-naczionalnu-systemu-kiberbezpeky/" text:style-name="Internet_20_link" text:visited-style-name="Visited_20_Internet_20_Link">
https://armyinform.com.ua/2023/05/19/u-rnbo-obgovoryly-yak-posylyty-naczionalnu-systemu-kiberbezpek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